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raining" table:style-name="ta1">
        <table:table-column table:style-name="co1" table:number-columns-repeated="21" table:default-cell-style-name="Default"/>
        <table:table-row table:style-name="ro1">
          <table:table-cell table:formula="of:=MAX([.A3:.A417])" office:value-type="float" office:value="218">
            <text:p>218</text:p>
          </table:table-cell>
          <table:table-cell table:formula="of:=MAX([.B3:.B417])" office:value-type="float" office:value="31.2">
            <text:p>31.2</text:p>
          </table:table-cell>
          <table:table-cell table:formula="of:=MAX([.C3:.C417])" office:value-type="float" office:value="15.33">
            <text:p>15.33</text:p>
          </table:table-cell>
          <table:table-cell table:formula="of:=MAX([.D3:.D417])" office:value-type="float" office:value="42.17">
            <text:p>42.17</text:p>
          </table:table-cell>
          <table:table-cell table:formula="of:=MAX([.E3:.E417])" office:value-type="float" office:value="1">
            <text:p>1</text:p>
          </table:table-cell>
          <table:table-cell table:formula="of:=MAX([.F3:.F417])" office:value-type="float" office:value="78">
            <text:p>78</text:p>
          </table:table-cell>
          <table:table-cell table:formula="of:=MAX([.G3:.G417])" office:value-type="float" office:value="46.58">
            <text:p>46.58</text:p>
          </table:table-cell>
          <table:table-cell table:formula="of:=MAX([.H3:.H417])" office:value-type="float" office:value="147.19">
            <text:p>147.19</text:p>
          </table:table-cell>
          <table:table-cell table:formula="of:=MAX([.I3:.I417])" office:value-type="float" office:value="64">
            <text:p>64</text:p>
          </table:table-cell>
          <table:table-cell table:formula="of:=MAX([.J3:.J417])" office:value-type="float" office:value="1">
            <text:p>1</text:p>
          </table:table-cell>
          <table:table-cell office:value-type="string">
            <text:p>NEW</text:p>
          </table:table-cell>
          <table:table-cell table:number-columns-repeated="10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number-columns-repeated="1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1">
            <text:p>0.01</text:p>
          </table:table-cell>
          <table:table-cell office:value-type="float" office:value="4.41">
            <text:p>4.41</text:p>
          </table:table-cell>
          <table:table-cell office:value-type="float" office:value="28.61">
            <text:p>28.6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8.87">
            <text:p>28.87</text:p>
          </table:table-cell>
          <table:table-cell office:value-type="float" office:value="2.06">
            <text:p>2.06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/>
          <table:table-cell table:formula="of:=[.A3]/[.$A$1]" office:value-type="float" office:value="0.660550458715596">
            <text:p>0.6605504587</text:p>
          </table:table-cell>
          <table:table-cell table:formula="of:=[.B3]/[.$B$1]" office:value-type="float" office:value="0.00032051282051282">
            <text:p>0.0003205128</text:p>
          </table:table-cell>
          <table:table-cell table:formula="of:=[.C3]/[.$C$1]" office:value-type="float" office:value="0.287671232876712">
            <text:p>0.2876712329</text:p>
          </table:table-cell>
          <table:table-cell table:formula="of:=[.D3]/[.D1]" office:value-type="float" office:value="0.678444391747688">
            <text:p>0.6784443917</text:p>
          </table:table-cell>
          <table:table-cell table:formula="of:=[.E3]/[.$E$1]" office:value-type="float" office:value="0">
            <text:p>0</text:p>
          </table:table-cell>
          <table:table-cell table:formula="of:=[.F3]/[.$F$1]" office:value-type="float" office:value="0.705128205128205">
            <text:p>0.7051282051</text:p>
          </table:table-cell>
          <table:table-cell table:formula="of:=[.G3]/[.$G$1]" office:value-type="float" office:value="0.619793902962645">
            <text:p>0.619793903</text:p>
          </table:table-cell>
          <table:table-cell table:formula="of:=[.H3]/[.$H$1]" office:value-type="float" office:value="0.0139955159997282">
            <text:p>0.013995516</text:p>
          </table:table-cell>
          <table:table-cell table:formula="of:=[.I3]/[.$I$1]" office:value-type="float" office:value="0.984375">
            <text:p>0.984375</text:p>
          </table:table-cell>
          <table:table-cell table:formula="of:=[.J3]/[.$J$1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.6">
            <text:p>13.6</text:p>
          </table:table-cell>
          <table:table-cell office:value-type="float" office:value="3.5">
            <text:p>3.5</text:p>
          </table:table-cell>
          <table:table-cell office:value-type="float" office:value="27.78">
            <text:p>27.7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5.99">
            <text:p>25.99</text:p>
          </table:table-cell>
          <table:table-cell office:value-type="float" office:value="57.34">
            <text:p>57.3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table:formula="of:=[.A4]/[.$A$1]" office:value-type="float" office:value="0.614678899082569">
            <text:p>0.6146788991</text:p>
          </table:table-cell>
          <table:table-cell table:formula="of:=[.B4]/[.$B$1]" office:value-type="float" office:value="0.435897435897436">
            <text:p>0.4358974359</text:p>
          </table:table-cell>
          <table:table-cell table:formula="of:=[.C4]/[.$C$1]" office:value-type="float" office:value="0.228310502283105">
            <text:p>0.2283105023</text:p>
          </table:table-cell>
          <table:table-cell table:formula="of:=[.D4]/[.D2]" office:value-type="float" office:value="0">
            <text:p>#DIV/0!</text:p>
          </table:table-cell>
          <table:table-cell table:formula="of:=[.E4]/[.$E$1]" office:value-type="float" office:value="1">
            <text:p>1</text:p>
          </table:table-cell>
          <table:table-cell table:formula="of:=[.F4]/[.$F$1]" office:value-type="float" office:value="0.769230769230769">
            <text:p>0.7692307692</text:p>
          </table:table-cell>
          <table:table-cell table:formula="of:=[.G4]/[.$G$1]" office:value-type="float" office:value="0.557964791756118">
            <text:p>0.5579647918</text:p>
          </table:table-cell>
          <table:table-cell table:formula="of:=[.H4]/[.$H$1]" office:value-type="float" office:value="0.389564508458455">
            <text:p>0.3895645085</text:p>
          </table:table-cell>
          <table:table-cell table:formula="of:=[.I4]/[.$I$1]" office:value-type="float" office:value="0.765625">
            <text:p>0.765625</text:p>
          </table:table-cell>
          <table:table-cell table:formula="of:=[.J4]/[.$J$1]"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.2">
            <text:p>6.2</text:p>
          </table:table-cell>
          <table:table-cell office:value-type="float" office:value="6.47">
            <text:p>6.47</text:p>
          </table:table-cell>
          <table:table-cell office:value-type="float" office:value="36.21">
            <text:p>36.2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0.77">
            <text:p>30.77</text:p>
          </table:table-cell>
          <table:table-cell office:value-type="float" office:value="14.14">
            <text:p>14.1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formula="of:=[.A5]/[.$A$1]" office:value-type="float" office:value="0.605504587155963">
            <text:p>0.6055045872</text:p>
          </table:table-cell>
          <table:table-cell table:formula="of:=[.B5]/[.$B$1]" office:value-type="float" office:value="0.198717948717949">
            <text:p>0.1987179487</text:p>
          </table:table-cell>
          <table:table-cell table:formula="of:=[.C5]/[.$C$1]" office:value-type="float" office:value="0.42204827136334">
            <text:p>0.4220482714</text:p>
          </table:table-cell>
          <table:table-cell table:formula="of:=[.D5]/[.D3]" office:value-type="float" office:value="1.26564138413142">
            <text:p>1.2656413841</text:p>
          </table:table-cell>
          <table:table-cell table:formula="of:=[.E5]/[.$E$1]" office:value-type="float" office:value="1">
            <text:p>1</text:p>
          </table:table-cell>
          <table:table-cell table:formula="of:=[.F5]/[.$F$1]" office:value-type="float" office:value="0.794871794871795">
            <text:p>0.7948717949</text:p>
          </table:table-cell>
          <table:table-cell table:formula="of:=[.G5]/[.$G$1]" office:value-type="float" office:value="0.660583941605839">
            <text:p>0.6605839416</text:p>
          </table:table-cell>
          <table:table-cell table:formula="of:=[.H5]/[.$H$1]" office:value-type="float" office:value="0.0960663088525036">
            <text:p>0.0960663089</text:p>
          </table:table-cell>
          <table:table-cell table:formula="of:=[.I5]/[.$I$1]" office:value-type="float" office:value="0.703125">
            <text:p>0.703125</text:p>
          </table:table-cell>
          <table:table-cell table:formula="of:=[.J5]/[.$J$1]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.08">
            <text:p>4.08</text:p>
          </table:table-cell>
          <table:table-cell office:value-type="float" office:value="4.59">
            <text:p>4.59</text:p>
          </table:table-cell>
          <table:table-cell office:value-type="float" office:value="14.6">
            <text:p>14.6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3.11">
            <text:p>23.11</text:p>
          </table:table-cell>
          <table:table-cell office:value-type="float" office:value="6.72">
            <text:p>6.7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[.A6]/[.$A$1]" office:value-type="float" office:value="0.522935779816514">
            <text:p>0.5229357798</text:p>
          </table:table-cell>
          <table:table-cell table:formula="of:=[.B6]/[.$B$1]" office:value-type="float" office:value="0.130769230769231">
            <text:p>0.1307692308</text:p>
          </table:table-cell>
          <table:table-cell table:formula="of:=[.C6]/[.$C$1]" office:value-type="float" office:value="0.299412915851272">
            <text:p>0.2994129159</text:p>
          </table:table-cell>
          <table:table-cell table:formula="of:=[.D6]/[.D4]" office:value-type="float" office:value="0.525557955363571">
            <text:p>0.5255579554</text:p>
          </table:table-cell>
          <table:table-cell table:formula="of:=[.E6]/[.$E$1]" office:value-type="float" office:value="1">
            <text:p>1</text:p>
          </table:table-cell>
          <table:table-cell table:formula="of:=[.F6]/[.$F$1]" office:value-type="float" office:value="0.794871794871795">
            <text:p>0.7948717949</text:p>
          </table:table-cell>
          <table:table-cell table:formula="of:=[.G6]/[.$G$1]" office:value-type="float" office:value="0.496135680549592">
            <text:p>0.4961356805</text:p>
          </table:table-cell>
          <table:table-cell table:formula="of:=[.H6]/[.$H$1]" office:value-type="float" office:value="0.0456552754942591">
            <text:p>0.0456552755</text:p>
          </table:table-cell>
          <table:table-cell table:formula="of:=[.I6]/[.$I$1]" office:value-type="float" office:value="0.90625">
            <text:p>0.90625</text:p>
          </table:table-cell>
          <table:table-cell table:formula="of:=[.J6]/[.$J$1]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.83">
            <text:p>3.83</text:p>
          </table:table-cell>
          <table:table-cell office:value-type="float" office:value="19.4">
            <text:p>19.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4.86">
            <text:p>24.86</text:p>
          </table:table-cell>
          <table:table-cell office:value-type="float" office:value="2.49">
            <text:p>2.4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[.A7]/[.$A$1]" office:value-type="float" office:value="0.522935779816514">
            <text:p>0.5229357798</text:p>
          </table:table-cell>
          <table:table-cell table:formula="of:=[.B7]/[.$B$1]" office:value-type="float" office:value="0">
            <text:p>0</text:p>
          </table:table-cell>
          <table:table-cell table:formula="of:=[.C7]/[.$C$1]" office:value-type="float" office:value="0.249836921069798">
            <text:p>0.2498369211</text:p>
          </table:table-cell>
          <table:table-cell table:formula="of:=[.D7]/[.D5]" office:value-type="float" office:value="0.535763601215134">
            <text:p>0.5357636012</text:p>
          </table:table-cell>
          <table:table-cell table:formula="of:=[.E7]/[.$E$1]" office:value-type="float" office:value="1">
            <text:p>1</text:p>
          </table:table-cell>
          <table:table-cell table:formula="of:=[.F7]/[.$F$1]" office:value-type="float" office:value="0.628205128205128">
            <text:p>0.6282051282</text:p>
          </table:table-cell>
          <table:table-cell table:formula="of:=[.G7]/[.$G$1]" office:value-type="float" office:value="0.533705452984113">
            <text:p>0.533705453</text:p>
          </table:table-cell>
          <table:table-cell table:formula="of:=[.H7]/[.$H$1]" office:value-type="float" office:value="0.0169169101161764">
            <text:p>0.0169169101</text:p>
          </table:table-cell>
          <table:table-cell table:formula="of:=[.I7]/[.$I$1]" office:value-type="float" office:value="0.453125">
            <text:p>0.453125</text:p>
          </table:table-cell>
          <table:table-cell table:formula="of:=[.J7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5.8">
            <text:p>5.8</text:p>
          </table:table-cell>
          <table:table-cell office:value-type="float" office:value="30.96">
            <text:p>30.96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30.11">
            <text:p>30.1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table:formula="of:=[.A8]/[.$A$1]" office:value-type="float" office:value="0.605504587155963">
            <text:p>0.6055045872</text:p>
          </table:table-cell>
          <table:table-cell table:formula="of:=[.B8]/[.$B$1]" office:value-type="float" office:value="0">
            <text:p>0</text:p>
          </table:table-cell>
          <table:table-cell table:formula="of:=[.C8]/[.$C$1]" office:value-type="float" office:value="0.378343118069145">
            <text:p>0.3783431181</text:p>
          </table:table-cell>
          <table:table-cell table:formula="of:=[.D8]/[.D6]" office:value-type="float" office:value="2.12054794520548">
            <text:p>2.1205479452</text:p>
          </table:table-cell>
          <table:table-cell table:formula="of:=[.E8]/[.$E$1]" office:value-type="float" office:value="1">
            <text:p>1</text:p>
          </table:table-cell>
          <table:table-cell table:formula="of:=[.F8]/[.$F$1]" office:value-type="float" office:value="0.884615384615385">
            <text:p>0.8846153846</text:p>
          </table:table-cell>
          <table:table-cell table:formula="of:=[.G8]/[.$G$1]" office:value-type="float" office:value="0.646414770287677">
            <text:p>0.6464147703</text:p>
          </table:table-cell>
          <table:table-cell table:formula="of:=[.H8]/[.$H$1]" office:value-type="float" office:value="0">
            <text:p>0</text:p>
          </table:table-cell>
          <table:table-cell table:formula="of:=[.I8]/[.$I$1]" office:value-type="float" office:value="0.828125">
            <text:p>0.828125</text:p>
          </table:table-cell>
          <table:table-cell table:formula="of:=[.J8]/[.$J$1]" office:value-type="float" office:value="1">
            <text:p>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6">
            <text:p>6</text:p>
          </table:table-cell>
          <table:table-cell office:value-type="float" office:value="2.95">
            <text:p>2.95</text:p>
          </table:table-cell>
          <table:table-cell office:value-type="float" office:value="32.27">
            <text:p>32.27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6.81">
            <text:p>26.81</text:p>
          </table:table-cell>
          <table:table-cell office:value-type="float" office:value="56.06">
            <text:p>56.0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table:formula="of:=[.A9]/[.$A$1]" office:value-type="float" office:value="0.944954128440367">
            <text:p>0.9449541284</text:p>
          </table:table-cell>
          <table:table-cell table:formula="of:=[.B9]/[.$B$1]" office:value-type="float" office:value="0.192307692307692">
            <text:p>0.1923076923</text:p>
          </table:table-cell>
          <table:table-cell table:formula="of:=[.C9]/[.$C$1]" office:value-type="float" office:value="0.192433137638617">
            <text:p>0.1924331376</text:p>
          </table:table-cell>
          <table:table-cell table:formula="of:=[.D9]/[.D7]" office:value-type="float" office:value="1.66340206185567">
            <text:p>1.6634020619</text:p>
          </table:table-cell>
          <table:table-cell table:formula="of:=[.E9]/[.$E$1]" office:value-type="float" office:value="0">
            <text:p>0</text:p>
          </table:table-cell>
          <table:table-cell table:formula="of:=[.F9]/[.$F$1]" office:value-type="float" office:value="0.923076923076923">
            <text:p>0.9230769231</text:p>
          </table:table-cell>
          <table:table-cell table:formula="of:=[.G9]/[.$G$1]" office:value-type="float" office:value="0.575568913696866">
            <text:p>0.5755689137</text:p>
          </table:table-cell>
          <table:table-cell table:formula="of:=[.H9]/[.$H$1]" office:value-type="float" office:value="0.380868265507168">
            <text:p>0.3808682655</text:p>
          </table:table-cell>
          <table:table-cell table:formula="of:=[.I9]/[.$I$1]" office:value-type="float" office:value="0.9375">
            <text:p>0.9375</text:p>
          </table:table-cell>
          <table:table-cell table:formula="of:=[.J9]/[.$J$1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4.1">
            <text:p>14.1</text:p>
          </table:table-cell>
          <table:table-cell office:value-type="float" office:value="4.44">
            <text:p>4.44</text:p>
          </table:table-cell>
          <table:table-cell office:value-type="float" office:value="22.39">
            <text:p>22.3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3.09">
            <text:p>23.0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table:formula="of:=[.A10]/[.$A$1]" office:value-type="float" office:value="0.614678899082569">
            <text:p>0.6146788991</text:p>
          </table:table-cell>
          <table:table-cell table:formula="of:=[.B10]/[.$B$1]" office:value-type="float" office:value="0.451923076923077">
            <text:p>0.4519230769</text:p>
          </table:table-cell>
          <table:table-cell table:formula="of:=[.C10]/[.$C$1]" office:value-type="float" office:value="0.289628180039139">
            <text:p>0.28962818</text:p>
          </table:table-cell>
          <table:table-cell table:formula="of:=[.D10]/[.D8]" office:value-type="float" office:value="0.723191214470284">
            <text:p>0.7231912145</text:p>
          </table:table-cell>
          <table:table-cell table:formula="of:=[.E10]/[.$E$1]" office:value-type="float" office:value="1">
            <text:p>1</text:p>
          </table:table-cell>
          <table:table-cell table:formula="of:=[.F10]/[.$F$1]" office:value-type="float" office:value="0.833333333333333">
            <text:p>0.8333333333</text:p>
          </table:table-cell>
          <table:table-cell table:formula="of:=[.G10]/[.$G$1]" office:value-type="float" office:value="0.495706311721769">
            <text:p>0.4957063117</text:p>
          </table:table-cell>
          <table:table-cell table:formula="of:=[.H10]/[.$H$1]" office:value-type="float" office:value="0">
            <text:p>0</text:p>
          </table:table-cell>
          <table:table-cell table:formula="of:=[.I10]/[.$I$1]" office:value-type="float" office:value="0.625">
            <text:p>0.625</text:p>
          </table:table-cell>
          <table:table-cell table:formula="of:=[.J10]/[.$J$1]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  <table:table-cell office:value-type="float" office:value="10.05">
            <text:p>10.0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1.57">
            <text:p>21.5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11]/[.$A$1]" office:value-type="float" office:value="0.541284403669725">
            <text:p>0.5412844037</text:p>
          </table:table-cell>
          <table:table-cell table:formula="of:=[.B11]/[.$B$1]" office:value-type="float" office:value="0">
            <text:p>0</text:p>
          </table:table-cell>
          <table:table-cell table:formula="of:=[.C11]/[.$C$1]" office:value-type="float" office:value="0.122635355512068">
            <text:p>0.1226353555</text:p>
          </table:table-cell>
          <table:table-cell table:formula="of:=[.D11]/[.D9]" office:value-type="float" office:value="0.31143476913542">
            <text:p>0.3114347691</text:p>
          </table:table-cell>
          <table:table-cell table:formula="of:=[.E11]/[.$E$1]" office:value-type="float" office:value="0">
            <text:p>0</text:p>
          </table:table-cell>
          <table:table-cell table:formula="of:=[.F11]/[.$F$1]" office:value-type="float" office:value="0.756410256410256">
            <text:p>0.7564102564</text:p>
          </table:table-cell>
          <table:table-cell table:formula="of:=[.G11]/[.$G$1]" office:value-type="float" office:value="0.463074280807213">
            <text:p>0.4630742808</text:p>
          </table:table-cell>
          <table:table-cell table:formula="of:=[.H11]/[.$H$1]" office:value-type="float" office:value="0">
            <text:p>0</text:p>
          </table:table-cell>
          <table:table-cell table:formula="of:=[.I11]/[.$I$1]" office:value-type="float" office:value="0.265625">
            <text:p>0.265625</text:p>
          </table:table-cell>
          <table:table-cell table:formula="of:=[.J11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17.21">
            <text:p>17.2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3.63">
            <text:p>23.63</text:p>
          </table:table-cell>
          <table:table-cell office:value-type="float" office:value="0.97">
            <text:p>0.9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formula="of:=[.A12]/[.$A$1]" office:value-type="float" office:value="0.605504587155963">
            <text:p>0.6055045872</text:p>
          </table:table-cell>
          <table:table-cell table:formula="of:=[.B12]/[.$B$1]" office:value-type="float" office:value="0">
            <text:p>0</text:p>
          </table:table-cell>
          <table:table-cell table:formula="of:=[.C12]/[.$C$1]" office:value-type="float" office:value="0.121983039791259">
            <text:p>0.1219830398</text:p>
          </table:table-cell>
          <table:table-cell table:formula="of:=[.D12]/[.D10]" office:value-type="float" office:value="0.768646717284502">
            <text:p>0.7686467173</text:p>
          </table:table-cell>
          <table:table-cell table:formula="of:=[.E12]/[.$E$1]" office:value-type="float" office:value="0">
            <text:p>0</text:p>
          </table:table-cell>
          <table:table-cell table:formula="of:=[.F12]/[.$F$1]" office:value-type="float" office:value="0.628205128205128">
            <text:p>0.6282051282</text:p>
          </table:table-cell>
          <table:table-cell table:formula="of:=[.G12]/[.$G$1]" office:value-type="float" office:value="0.507299270072993">
            <text:p>0.5072992701</text:p>
          </table:table-cell>
          <table:table-cell table:formula="of:=[.H12]/[.$H$1]" office:value-type="float" office:value="0.00659012161152252">
            <text:p>0.0065901216</text:p>
          </table:table-cell>
          <table:table-cell table:formula="of:=[.I12]/[.$I$1]" office:value-type="float" office:value="0.234375">
            <text:p>0.234375</text:p>
          </table:table-cell>
          <table:table-cell table:formula="of:=[.J12]/[.$J$1]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.65">
            <text:p>9.65</text:p>
          </table:table-cell>
          <table:table-cell office:value-type="float" office:value="2.29">
            <text:p>2.29</text:p>
          </table:table-cell>
          <table:table-cell office:value-type="float" office:value="17.2">
            <text:p>17.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3.53">
            <text:p>23.53</text:p>
          </table:table-cell>
          <table:table-cell office:value-type="float" office:value="0.68">
            <text:p>0.6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table:formula="of:=[.A13]/[.$A$1]" office:value-type="float" office:value="0.513761467889908">
            <text:p>0.5137614679</text:p>
          </table:table-cell>
          <table:table-cell table:formula="of:=[.B13]/[.$B$1]" office:value-type="float" office:value="0.309294871794872">
            <text:p>0.3092948718</text:p>
          </table:table-cell>
          <table:table-cell table:formula="of:=[.C13]/[.$C$1]" office:value-type="float" office:value="0.149380300065232">
            <text:p>0.1493803001</text:p>
          </table:table-cell>
          <table:table-cell table:formula="of:=[.D13]/[.D11]" office:value-type="float" office:value="1.71144278606965">
            <text:p>1.7114427861</text:p>
          </table:table-cell>
          <table:table-cell table:formula="of:=[.E13]/[.$E$1]" office:value-type="float" office:value="1">
            <text:p>1</text:p>
          </table:table-cell>
          <table:table-cell table:formula="of:=[.F13]/[.$F$1]" office:value-type="float" office:value="0.692307692307692">
            <text:p>0.6923076923</text:p>
          </table:table-cell>
          <table:table-cell table:formula="of:=[.G13]/[.$G$1]" office:value-type="float" office:value="0.505152425933877">
            <text:p>0.5051524259</text:p>
          </table:table-cell>
          <table:table-cell table:formula="of:=[.H13]/[.$H$1]" office:value-type="float" office:value="0.00461987906787146">
            <text:p>0.0046198791</text:p>
          </table:table-cell>
          <table:table-cell table:formula="of:=[.I13]/[.$I$1]" office:value-type="float" office:value="0.828125">
            <text:p>0.828125</text:p>
          </table:table-cell>
          <table:table-cell table:formula="of:=[.J13]/[.$J$1]"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.53">
            <text:p>1.53</text:p>
          </table:table-cell>
          <table:table-cell office:value-type="float" office:value="2.44">
            <text:p>2.44</text:p>
          </table:table-cell>
          <table:table-cell office:value-type="float" office:value="28.95">
            <text:p>28.9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5.89">
            <text:p>25.89</text:p>
          </table:table-cell>
          <table:table-cell office:value-type="float" office:value="30.03">
            <text:p>30.0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table:formula="of:=[.A14]/[.$A$1]" office:value-type="float" office:value="0.536697247706422">
            <text:p>0.5366972477</text:p>
          </table:table-cell>
          <table:table-cell table:formula="of:=[.B14]/[.$B$1]" office:value-type="float" office:value="0.0490384615384615">
            <text:p>0.0490384615</text:p>
          </table:table-cell>
          <table:table-cell table:formula="of:=[.C14]/[.$C$1]" office:value-type="float" office:value="0.159165035877365">
            <text:p>0.1591650359</text:p>
          </table:table-cell>
          <table:table-cell table:formula="of:=[.D14]/[.D12]" office:value-type="float" office:value="1.68216153399187">
            <text:p>1.682161534</text:p>
          </table:table-cell>
          <table:table-cell table:formula="of:=[.E14]/[.$E$1]" office:value-type="float" office:value="1">
            <text:p>1</text:p>
          </table:table-cell>
          <table:table-cell table:formula="of:=[.F14]/[.$F$1]" office:value-type="float" office:value="0.448717948717949">
            <text:p>0.4487179487</text:p>
          </table:table-cell>
          <table:table-cell table:formula="of:=[.G14]/[.$G$1]" office:value-type="float" office:value="0.555817947617003">
            <text:p>0.5558179476</text:p>
          </table:table-cell>
          <table:table-cell table:formula="of:=[.H14]/[.$H$1]" office:value-type="float" office:value="0.20402201236497">
            <text:p>0.2040220124</text:p>
          </table:table-cell>
          <table:table-cell table:formula="of:=[.I14]/[.$I$1]" office:value-type="float" office:value="0.71875">
            <text:p>0.71875</text:p>
          </table:table-cell>
          <table:table-cell table:formula="of:=[.J14]/[.$J$1]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.5">
            <text:p>7.5</text:p>
          </table:table-cell>
          <table:table-cell office:value-type="float" office:value="15.33">
            <text:p>15.3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.31">
            <text:p>25.31</text:p>
          </table:table-cell>
          <table:table-cell office:value-type="float" office:value="34.49">
            <text:p>34.4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formula="of:=[.A15]/[.$A$1]" office:value-type="float" office:value="0.55045871559633">
            <text:p>0.5504587156</text:p>
          </table:table-cell>
          <table:table-cell table:formula="of:=[.B15]/[.$B$1]" office:value-type="float" office:value="0.240384615384615">
            <text:p>0.2403846154</text:p>
          </table:table-cell>
          <table:table-cell table:formula="of:=[.C15]/[.$C$1]" office:value-type="float" office:value="1">
            <text:p>1</text:p>
          </table:table-cell>
          <table:table-cell table:formula="of:=[.D15]/[.D13]" office:value-type="float" office:value="1.27906976744186">
            <text:p>1.2790697674</text:p>
          </table:table-cell>
          <table:table-cell table:formula="of:=[.E15]/[.$E$1]" office:value-type="float" office:value="0">
            <text:p>0</text:p>
          </table:table-cell>
          <table:table-cell table:formula="of:=[.F15]/[.$F$1]" office:value-type="float" office:value="0.769230769230769">
            <text:p>0.7692307692</text:p>
          </table:table-cell>
          <table:table-cell table:formula="of:=[.G15]/[.$G$1]" office:value-type="float" office:value="0.543366251610133">
            <text:p>0.5433662516</text:p>
          </table:table-cell>
          <table:table-cell table:formula="of:=[.H15]/[.$H$1]" office:value-type="float" office:value="0.234322983898363">
            <text:p>0.2343229839</text:p>
          </table:table-cell>
          <table:table-cell table:formula="of:=[.I15]/[.$I$1]" office:value-type="float" office:value="0.765625">
            <text:p>0.765625</text:p>
          </table:table-cell>
          <table:table-cell table:formula="of:=[.J15]/[.$J$1]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0.5">
            <text:p>10.5</text:p>
          </table:table-cell>
          <table:table-cell office:value-type="float" office:value="8.29">
            <text:p>8.29</text:p>
          </table:table-cell>
          <table:table-cell office:value-type="float" office:value="35.36">
            <text:p>35.36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2.73">
            <text:p>32.73</text:p>
          </table:table-cell>
          <table:table-cell office:value-type="float" office:value="13.89">
            <text:p>13.8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table:formula="of:=[.A16]/[.$A$1]" office:value-type="float" office:value="0.669724770642202">
            <text:p>0.6697247706</text:p>
          </table:table-cell>
          <table:table-cell table:formula="of:=[.B16]/[.$B$1]" office:value-type="float" office:value="0.336538461538462">
            <text:p>0.3365384615</text:p>
          </table:table-cell>
          <table:table-cell table:formula="of:=[.C16]/[.$C$1]" office:value-type="float" office:value="0.540769732550554">
            <text:p>0.5407697326</text:p>
          </table:table-cell>
          <table:table-cell table:formula="of:=[.D16]/[.D14]" office:value-type="float" office:value="1.22141623488774">
            <text:p>1.2214162349</text:p>
          </table:table-cell>
          <table:table-cell table:formula="of:=[.E16]/[.$E$1]" office:value-type="float" office:value="1">
            <text:p>1</text:p>
          </table:table-cell>
          <table:table-cell table:formula="of:=[.F16]/[.$F$1]" office:value-type="float" office:value="1">
            <text:p>1</text:p>
          </table:table-cell>
          <table:table-cell table:formula="of:=[.G16]/[.$G$1]" office:value-type="float" office:value="0.702662086732503">
            <text:p>0.7026620867</text:p>
          </table:table-cell>
          <table:table-cell table:formula="of:=[.H16]/[.$H$1]" office:value-type="float" office:value="0.0943678239010802">
            <text:p>0.0943678239</text:p>
          </table:table-cell>
          <table:table-cell table:formula="of:=[.I16]/[.$I$1]" office:value-type="float" office:value="0.828125">
            <text:p>0.828125</text:p>
          </table:table-cell>
          <table:table-cell table:formula="of:=[.J16]/[.$J$1]" office:value-type="float" office:value="1">
            <text:p>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.6">
            <text:p>2.6</text:p>
          </table:table-cell>
          <table:table-cell office:value-type="float" office:value="7.46">
            <text:p>7.46</text:p>
          </table:table-cell>
          <table:table-cell office:value-type="float" office:value="34.07">
            <text:p>34.0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9.3">
            <text:p>29.3</text:p>
          </table:table-cell>
          <table:table-cell office:value-type="float" office:value="53.28">
            <text:p>53.2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  <table:table-cell table:formula="of:=[.A17]/[.$A$1]" office:value-type="float" office:value="0.724770642201835">
            <text:p>0.7247706422</text:p>
          </table:table-cell>
          <table:table-cell table:formula="of:=[.B17]/[.$B$1]" office:value-type="float" office:value="0.0833333333333333">
            <text:p>0.0833333333</text:p>
          </table:table-cell>
          <table:table-cell table:formula="of:=[.C17]/[.$C$1]" office:value-type="float" office:value="0.486627527723418">
            <text:p>0.4866275277</text:p>
          </table:table-cell>
          <table:table-cell table:formula="of:=[.D17]/[.D15]" office:value-type="float" office:value="1.54863636363636">
            <text:p>1.5486363636</text:p>
          </table:table-cell>
          <table:table-cell table:formula="of:=[.E17]/[.$E$1]" office:value-type="float" office:value="1">
            <text:p>1</text:p>
          </table:table-cell>
          <table:table-cell table:formula="of:=[.F17]/[.$F$1]" office:value-type="float" office:value="0.782051282051282">
            <text:p>0.7820512821</text:p>
          </table:table-cell>
          <table:table-cell table:formula="of:=[.G17]/[.$G$1]" office:value-type="float" office:value="0.629025332760842">
            <text:p>0.6290253328</text:p>
          </table:table-cell>
          <table:table-cell table:formula="of:=[.H17]/[.$H$1]" office:value-type="float" office:value="0.36198111284734">
            <text:p>0.3619811128</text:p>
          </table:table-cell>
          <table:table-cell table:formula="of:=[.I17]/[.$I$1]" office:value-type="float" office:value="0.96875">
            <text:p>0.96875</text:p>
          </table:table-cell>
          <table:table-cell table:formula="of:=[.J17]/[.$J$1]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4">
            <text:p>14</text:p>
          </table:table-cell>
          <table:table-cell office:value-type="float" office:value="6.23">
            <text:p>6.23</text:p>
          </table:table-cell>
          <table:table-cell office:value-type="float" office:value="35.96">
            <text:p>35.9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0.09">
            <text:p>30.0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/>
          <table:table-cell table:formula="of:=[.A18]/[.$A$1]" office:value-type="float" office:value="0.568807339449541">
            <text:p>0.5688073394</text:p>
          </table:table-cell>
          <table:table-cell table:formula="of:=[.B18]/[.$B$1]" office:value-type="float" office:value="0.448717948717949">
            <text:p>0.4487179487</text:p>
          </table:table-cell>
          <table:table-cell table:formula="of:=[.C18]/[.$C$1]" office:value-type="float" office:value="0.406392694063927">
            <text:p>0.4063926941</text:p>
          </table:table-cell>
          <table:table-cell table:formula="of:=[.D18]/[.D16]" office:value-type="float" office:value="1.01696832579186">
            <text:p>1.0169683258</text:p>
          </table:table-cell>
          <table:table-cell table:formula="of:=[.E18]/[.$E$1]" office:value-type="float" office:value="1">
            <text:p>1</text:p>
          </table:table-cell>
          <table:table-cell table:formula="of:=[.F18]/[.$F$1]" office:value-type="float" office:value="0.576923076923077">
            <text:p>0.5769230769</text:p>
          </table:table-cell>
          <table:table-cell table:formula="of:=[.G18]/[.$G$1]" office:value-type="float" office:value="0.645985401459854">
            <text:p>0.6459854015</text:p>
          </table:table-cell>
          <table:table-cell table:formula="of:=[.H18]/[.$H$1]" office:value-type="float" office:value="0">
            <text:p>0</text:p>
          </table:table-cell>
          <table:table-cell table:formula="of:=[.I18]/[.$I$1]" office:value-type="float" office:value="0.921875">
            <text:p>0.921875</text:p>
          </table:table-cell>
          <table:table-cell table:formula="of:=[.J18]/[.$J$1]"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.61">
            <text:p>1.61</text:p>
          </table:table-cell>
          <table:table-cell office:value-type="float" office:value="1.74">
            <text:p>1.74</text:p>
          </table:table-cell>
          <table:table-cell office:value-type="float" office:value="12.32">
            <text:p>12.32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0.92">
            <text:p>20.92</text:p>
          </table:table-cell>
          <table:table-cell office:value-type="float" office:value="13.37">
            <text:p>13.3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formula="of:=[.A19]/[.$A$1]" office:value-type="float" office:value="0.486238532110092">
            <text:p>0.4862385321</text:p>
          </table:table-cell>
          <table:table-cell table:formula="of:=[.B19]/[.$B$1]" office:value-type="float" office:value="0.0516025641025641">
            <text:p>0.0516025641</text:p>
          </table:table-cell>
          <table:table-cell table:formula="of:=[.C19]/[.$C$1]" office:value-type="float" office:value="0.113502935420744">
            <text:p>0.1135029354</text:p>
          </table:table-cell>
          <table:table-cell table:formula="of:=[.D19]/[.D17]" office:value-type="float" office:value="0.36160845318462">
            <text:p>0.3616084532</text:p>
          </table:table-cell>
          <table:table-cell table:formula="of:=[.E19]/[.$E$1]" office:value-type="float" office:value="0">
            <text:p>0</text:p>
          </table:table-cell>
          <table:table-cell table:formula="of:=[.F19]/[.$F$1]" office:value-type="float" office:value="0.948717948717949">
            <text:p>0.9487179487</text:p>
          </table:table-cell>
          <table:table-cell table:formula="of:=[.G19]/[.$G$1]" office:value-type="float" office:value="0.449119793902963">
            <text:p>0.4491197939</text:p>
          </table:table-cell>
          <table:table-cell table:formula="of:=[.H19]/[.$H$1]" office:value-type="float" office:value="0.0908349752021197">
            <text:p>0.0908349752</text:p>
          </table:table-cell>
          <table:table-cell table:formula="of:=[.I19]/[.$I$1]" office:value-type="float" office:value="0.3125">
            <text:p>0.3125</text:p>
          </table:table-cell>
          <table:table-cell table:formula="of:=[.J19]/[.$J$1]"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.9">
            <text:p>7.9</text:p>
          </table:table-cell>
          <table:table-cell office:value-type="float" office:value="2.85">
            <text:p>2.85</text:p>
          </table:table-cell>
          <table:table-cell office:value-type="float" office:value="26.5">
            <text:p>26.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6.16">
            <text:p>26.16</text:p>
          </table:table-cell>
          <table:table-cell office:value-type="float" office:value="25.71">
            <text:p>25.7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table:formula="of:=[.A20]/[.$A$1]" office:value-type="float" office:value="0.605504587155963">
            <text:p>0.6055045872</text:p>
          </table:table-cell>
          <table:table-cell table:formula="of:=[.B20]/[.$B$1]" office:value-type="float" office:value="0.253205128205128">
            <text:p>0.2532051282</text:p>
          </table:table-cell>
          <table:table-cell table:formula="of:=[.C20]/[.$C$1]" office:value-type="float" office:value="0.185909980430528">
            <text:p>0.1859099804</text:p>
          </table:table-cell>
          <table:table-cell table:formula="of:=[.D20]/[.D18]" office:value-type="float" office:value="0.736929922135706">
            <text:p>0.7369299221</text:p>
          </table:table-cell>
          <table:table-cell table:formula="of:=[.E20]/[.$E$1]" office:value-type="float" office:value="1">
            <text:p>1</text:p>
          </table:table-cell>
          <table:table-cell table:formula="of:=[.F20]/[.$F$1]" office:value-type="float" office:value="0.653846153846154">
            <text:p>0.6538461538</text:p>
          </table:table-cell>
          <table:table-cell table:formula="of:=[.G20]/[.$G$1]" office:value-type="float" office:value="0.561614426792615">
            <text:p>0.5616144268</text:p>
          </table:table-cell>
          <table:table-cell table:formula="of:=[.H20]/[.$H$1]" office:value-type="float" office:value="0.174672192404375">
            <text:p>0.1746721924</text:p>
          </table:table-cell>
          <table:table-cell table:formula="of:=[.I20]/[.$I$1]" office:value-type="float" office:value="0.6875">
            <text:p>0.6875</text:p>
          </table:table-cell>
          <table:table-cell table:formula="of:=[.J20]/[.$J$1]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3">
            <text:p>0.3</text:p>
          </table:table-cell>
          <table:table-cell office:value-type="float" office:value="6.38">
            <text:p>6.38</text:p>
          </table:table-cell>
          <table:table-cell office:value-type="float" office:value="33.99">
            <text:p>33.99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4.64">
            <text:p>24.6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A21]/[.$A$1]" office:value-type="float" office:value="0.688073394495413">
            <text:p>0.6880733945</text:p>
          </table:table-cell>
          <table:table-cell table:formula="of:=[.B21]/[.$B$1]" office:value-type="float" office:value="0.00961538461538462">
            <text:p>0.0096153846</text:p>
          </table:table-cell>
          <table:table-cell table:formula="of:=[.C21]/[.$C$1]" office:value-type="float" office:value="0.41617742987606">
            <text:p>0.4161774299</text:p>
          </table:table-cell>
          <table:table-cell table:formula="of:=[.D21]/[.D19]" office:value-type="float" office:value="2.75892857142857">
            <text:p>2.7589285714</text:p>
          </table:table-cell>
          <table:table-cell table:formula="of:=[.E21]/[.$E$1]" office:value-type="float" office:value="1">
            <text:p>1</text:p>
          </table:table-cell>
          <table:table-cell table:formula="of:=[.F21]/[.$F$1]" office:value-type="float" office:value="0.794871794871795">
            <text:p>0.7948717949</text:p>
          </table:table-cell>
          <table:table-cell table:formula="of:=[.G21]/[.$G$1]" office:value-type="float" office:value="0.528982395878059">
            <text:p>0.5289823959</text:p>
          </table:table-cell>
          <table:table-cell table:formula="of:=[.H21]/[.$H$1]" office:value-type="float" office:value="0">
            <text:p>0</text:p>
          </table:table-cell>
          <table:table-cell table:formula="of:=[.I21]/[.$I$1]" office:value-type="float" office:value="0.78125">
            <text:p>0.78125</text:p>
          </table:table-cell>
          <table:table-cell table:formula="of:=[.J21]/[.$J$1]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6">
            <text:p>0.6</text:p>
          </table:table-cell>
          <table:table-cell office:value-type="float" office:value="3.81">
            <text:p>3.81</text:p>
          </table:table-cell>
          <table:table-cell office:value-type="float" office:value="28.66">
            <text:p>28.6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8.7">
            <text:p>28.7</text:p>
          </table:table-cell>
          <table:table-cell office:value-type="float" office:value="1.46">
            <text:p>1.4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/>
          <table:table-cell table:formula="of:=[.A22]/[.$A$1]" office:value-type="float" office:value="0.63302752293578">
            <text:p>0.6330275229</text:p>
          </table:table-cell>
          <table:table-cell table:formula="of:=[.B22]/[.$B$1]" office:value-type="float" office:value="0.0192307692307692">
            <text:p>0.0192307692</text:p>
          </table:table-cell>
          <table:table-cell table:formula="of:=[.C22]/[.$C$1]" office:value-type="float" office:value="0.24853228962818">
            <text:p>0.2485322896</text:p>
          </table:table-cell>
          <table:table-cell table:formula="of:=[.D22]/[.D20]" office:value-type="float" office:value="1.08150943396226">
            <text:p>1.081509434</text:p>
          </table:table-cell>
          <table:table-cell table:formula="of:=[.E22]/[.$E$1]" office:value-type="float" office:value="0">
            <text:p>0</text:p>
          </table:table-cell>
          <table:table-cell table:formula="of:=[.F22]/[.$F$1]" office:value-type="float" office:value="0.692307692307692">
            <text:p>0.6923076923</text:p>
          </table:table-cell>
          <table:table-cell table:formula="of:=[.G22]/[.$G$1]" office:value-type="float" office:value="0.616144267926148">
            <text:p>0.6161442679</text:p>
          </table:table-cell>
          <table:table-cell table:formula="of:=[.H22]/[.$H$1]" office:value-type="float" office:value="0.00991915211631225">
            <text:p>0.0099191521</text:p>
          </table:table-cell>
          <table:table-cell table:formula="of:=[.I22]/[.$I$1]" office:value-type="float" office:value="0.90625">
            <text:p>0.90625</text:p>
          </table:table-cell>
          <table:table-cell table:formula="of:=[.J22]/[.$J$1]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">
            <text:p>6</text:p>
          </table:table-cell>
          <table:table-cell office:value-type="float" office:value="9.65">
            <text:p>9.65</text:p>
          </table:table-cell>
          <table:table-cell office:value-type="float" office:value="33.91">
            <text:p>33.9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8.8">
            <text:p>38.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formula="of:=[.A23]/[.$A$1]" office:value-type="float" office:value="0.541284403669725">
            <text:p>0.5412844037</text:p>
          </table:table-cell>
          <table:table-cell table:formula="of:=[.B23]/[.$B$1]" office:value-type="float" office:value="0.192307692307692">
            <text:p>0.1923076923</text:p>
          </table:table-cell>
          <table:table-cell table:formula="of:=[.C23]/[.$C$1]" office:value-type="float" office:value="0.629484670580561">
            <text:p>0.6294846706</text:p>
          </table:table-cell>
          <table:table-cell table:formula="of:=[.D23]/[.D21]" office:value-type="float" office:value="0.997646366578405">
            <text:p>0.9976463666</text:p>
          </table:table-cell>
          <table:table-cell table:formula="of:=[.E23]/[.$E$1]" office:value-type="float" office:value="0">
            <text:p>0</text:p>
          </table:table-cell>
          <table:table-cell table:formula="of:=[.F23]/[.$F$1]" office:value-type="float" office:value="0.769230769230769">
            <text:p>0.7692307692</text:p>
          </table:table-cell>
          <table:table-cell table:formula="of:=[.G23]/[.$G$1]" office:value-type="float" office:value="0.832975525976814">
            <text:p>0.832975526</text:p>
          </table:table-cell>
          <table:table-cell table:formula="of:=[.H23]/[.$H$1]" office:value-type="float" office:value="0">
            <text:p>0</text:p>
          </table:table-cell>
          <table:table-cell table:formula="of:=[.I23]/[.$I$1]" office:value-type="float" office:value="0.75">
            <text:p>0.75</text:p>
          </table:table-cell>
          <table:table-cell table:formula="of:=[.J23]/[.$J$1]"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.1">
            <text:p>9.1</text:p>
          </table:table-cell>
          <table:table-cell office:value-type="float" office:value="5.24">
            <text:p>5.24</text:p>
          </table:table-cell>
          <table:table-cell office:value-type="float" office:value="27.55">
            <text:p>27.5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0.96">
            <text:p>20.96</text:p>
          </table:table-cell>
          <table:table-cell office:value-type="float" office:value="21.6">
            <text:p>21.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table:formula="of:=[.A24]/[.$A$1]" office:value-type="float" office:value="0.665137614678899">
            <text:p>0.6651376147</text:p>
          </table:table-cell>
          <table:table-cell table:formula="of:=[.B24]/[.$B$1]" office:value-type="float" office:value="0.291666666666667">
            <text:p>0.2916666667</text:p>
          </table:table-cell>
          <table:table-cell table:formula="of:=[.C24]/[.$C$1]" office:value-type="float" office:value="0.341813437703849">
            <text:p>0.3418134377</text:p>
          </table:table-cell>
          <table:table-cell table:formula="of:=[.D24]/[.D22]" office:value-type="float" office:value="0.961270062805304">
            <text:p>0.9612700628</text:p>
          </table:table-cell>
          <table:table-cell table:formula="of:=[.E24]/[.$E$1]" office:value-type="float" office:value="0">
            <text:p>0</text:p>
          </table:table-cell>
          <table:table-cell table:formula="of:=[.F24]/[.$F$1]" office:value-type="float" office:value="0.756410256410256">
            <text:p>0.7564102564</text:p>
          </table:table-cell>
          <table:table-cell table:formula="of:=[.G24]/[.$G$1]" office:value-type="float" office:value="0.449978531558609">
            <text:p>0.4499785316</text:p>
          </table:table-cell>
          <table:table-cell table:formula="of:=[.H24]/[.$H$1]" office:value-type="float" office:value="0.146749099802976">
            <text:p>0.1467490998</text:p>
          </table:table-cell>
          <table:table-cell table:formula="of:=[.I24]/[.$I$1]" office:value-type="float" office:value="0.953125">
            <text:p>0.953125</text:p>
          </table:table-cell>
          <table:table-cell table:formula="of:=[.J24]/[.$J$1]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.52">
            <text:p>2.52</text:p>
          </table:table-cell>
          <table:table-cell office:value-type="float" office:value="3.95">
            <text:p>3.95</text:p>
          </table:table-cell>
          <table:table-cell office:value-type="float" office:value="25.63">
            <text:p>25.6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1.86">
            <text:p>21.8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/>
          <table:table-cell table:formula="of:=[.A25]/[.$A$1]" office:value-type="float" office:value="0.623853211009174">
            <text:p>0.623853211</text:p>
          </table:table-cell>
          <table:table-cell table:formula="of:=[.B25]/[.$B$1]" office:value-type="float" office:value="0.0807692307692308">
            <text:p>0.0807692308</text:p>
          </table:table-cell>
          <table:table-cell table:formula="of:=[.C25]/[.$C$1]" office:value-type="float" office:value="0.257664709719504">
            <text:p>0.2576647097</text:p>
          </table:table-cell>
          <table:table-cell table:formula="of:=[.D25]/[.D23]" office:value-type="float" office:value="0.75582424063698">
            <text:p>0.7558242406</text:p>
          </table:table-cell>
          <table:table-cell table:formula="of:=[.E25]/[.$E$1]" office:value-type="float" office:value="0">
            <text:p>0</text:p>
          </table:table-cell>
          <table:table-cell table:formula="of:=[.F25]/[.$F$1]" office:value-type="float" office:value="0.653846153846154">
            <text:p>0.6538461538</text:p>
          </table:table-cell>
          <table:table-cell table:formula="of:=[.G25]/[.$G$1]" office:value-type="float" office:value="0.469300128810648">
            <text:p>0.4693001288</text:p>
          </table:table-cell>
          <table:table-cell table:formula="of:=[.H25]/[.$H$1]" office:value-type="float" office:value="0">
            <text:p>0</text:p>
          </table:table-cell>
          <table:table-cell table:formula="of:=[.I25]/[.$I$1]" office:value-type="float" office:value="0.703125">
            <text:p>0.703125</text:p>
          </table:table-cell>
          <table:table-cell table:formula="of:=[.J25]/[.$J$1]" office:value-type="float" office:value="1">
            <text:p>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.02">
            <text:p>1.02</text:p>
          </table:table-cell>
          <table:table-cell office:value-type="float" office:value="6.33">
            <text:p>6.33</text:p>
          </table:table-cell>
          <table:table-cell office:value-type="float" office:value="23.88">
            <text:p>23.8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2.13">
            <text:p>22.13</text:p>
          </table:table-cell>
          <table:table-cell office:value-type="float" office:value="24.99">
            <text:p>24.9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/>
          <table:table-cell table:formula="of:=[.A26]/[.$A$1]" office:value-type="float" office:value="0.724770642201835">
            <text:p>0.7247706422</text:p>
          </table:table-cell>
          <table:table-cell table:formula="of:=[.B26]/[.$B$1]" office:value-type="float" office:value="0.0326923076923077">
            <text:p>0.0326923077</text:p>
          </table:table-cell>
          <table:table-cell table:formula="of:=[.C26]/[.$C$1]" office:value-type="float" office:value="0.412915851272016">
            <text:p>0.4129158513</text:p>
          </table:table-cell>
          <table:table-cell table:formula="of:=[.D26]/[.D24]" office:value-type="float" office:value="0.866787658802178">
            <text:p>0.8667876588</text:p>
          </table:table-cell>
          <table:table-cell table:formula="of:=[.E26]/[.$E$1]" office:value-type="float" office:value="0">
            <text:p>0</text:p>
          </table:table-cell>
          <table:table-cell table:formula="of:=[.F26]/[.$F$1]" office:value-type="float" office:value="0.846153846153846">
            <text:p>0.8461538462</text:p>
          </table:table-cell>
          <table:table-cell table:formula="of:=[.G26]/[.$G$1]" office:value-type="float" office:value="0.47509660798626">
            <text:p>0.475096608</text:p>
          </table:table-cell>
          <table:table-cell table:formula="of:=[.H26]/[.$H$1]" office:value-type="float" office:value="0.169780555744276">
            <text:p>0.1697805557</text:p>
          </table:table-cell>
          <table:table-cell table:formula="of:=[.I26]/[.$I$1]" office:value-type="float" office:value="0.71875">
            <text:p>0.71875</text:p>
          </table:table-cell>
          <table:table-cell table:formula="of:=[.J26]/[.$J$1]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6.6">
            <text:p>6.6</text:p>
          </table:table-cell>
          <table:table-cell office:value-type="float" office:value="5.58">
            <text:p>5.58</text:p>
          </table:table-cell>
          <table:table-cell office:value-type="float" office:value="35.95">
            <text:p>35.9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8.07">
            <text:p>28.07</text:p>
          </table:table-cell>
          <table:table-cell office:value-type="float" office:value="12.55">
            <text:p>12.5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/>
          <table:table-cell table:formula="of:=[.A27]/[.$A$1]" office:value-type="float" office:value="0.559633027522936">
            <text:p>0.5596330275</text:p>
          </table:table-cell>
          <table:table-cell table:formula="of:=[.B27]/[.$B$1]" office:value-type="float" office:value="0.211538461538462">
            <text:p>0.2115384615</text:p>
          </table:table-cell>
          <table:table-cell table:formula="of:=[.C27]/[.$C$1]" office:value-type="float" office:value="0.36399217221135">
            <text:p>0.3639921722</text:p>
          </table:table-cell>
          <table:table-cell table:formula="of:=[.D27]/[.D25]" office:value-type="float" office:value="1.40265314085057">
            <text:p>1.4026531409</text:p>
          </table:table-cell>
          <table:table-cell table:formula="of:=[.E27]/[.$E$1]" office:value-type="float" office:value="1">
            <text:p>1</text:p>
          </table:table-cell>
          <table:table-cell table:formula="of:=[.F27]/[.$F$1]" office:value-type="float" office:value="0.67948717948718">
            <text:p>0.6794871795</text:p>
          </table:table-cell>
          <table:table-cell table:formula="of:=[.G27]/[.$G$1]" office:value-type="float" office:value="0.602619149849721">
            <text:p>0.6026191498</text:p>
          </table:table-cell>
          <table:table-cell table:formula="of:=[.H27]/[.$H$1]" office:value-type="float" office:value="0.0852639445614512">
            <text:p>0.0852639446</text:p>
          </table:table-cell>
          <table:table-cell table:formula="of:=[.I27]/[.$I$1]" office:value-type="float" office:value="0.921875">
            <text:p>0.921875</text:p>
          </table:table-cell>
          <table:table-cell table:formula="of:=[.J27]/[.$J$1]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8.75">
            <text:p>8.75</text:p>
          </table:table-cell>
          <table:table-cell office:value-type="float" office:value="6.53">
            <text:p>6.53</text:p>
          </table:table-cell>
          <table:table-cell office:value-type="float" office:value="34.02">
            <text:p>34.0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0.25">
            <text:p>30.2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table:formula="of:=[.A28]/[.$A$1]" office:value-type="float" office:value="0.577981651376147">
            <text:p>0.5779816514</text:p>
          </table:table-cell>
          <table:table-cell table:formula="of:=[.B28]/[.$B$1]" office:value-type="float" office:value="0.280448717948718">
            <text:p>0.2804487179</text:p>
          </table:table-cell>
          <table:table-cell table:formula="of:=[.C28]/[.$C$1]" office:value-type="float" office:value="0.425962165688193">
            <text:p>0.4259621657</text:p>
          </table:table-cell>
          <table:table-cell table:formula="of:=[.D28]/[.D26]" office:value-type="float" office:value="1.42462311557789">
            <text:p>1.4246231156</text:p>
          </table:table-cell>
          <table:table-cell table:formula="of:=[.E28]/[.$E$1]" office:value-type="float" office:value="0">
            <text:p>0</text:p>
          </table:table-cell>
          <table:table-cell table:formula="of:=[.F28]/[.$F$1]" office:value-type="float" office:value="0.628205128205128">
            <text:p>0.6282051282</text:p>
          </table:table-cell>
          <table:table-cell table:formula="of:=[.G28]/[.$G$1]" office:value-type="float" office:value="0.649420352082439">
            <text:p>0.6494203521</text:p>
          </table:table-cell>
          <table:table-cell table:formula="of:=[.H28]/[.$H$1]" office:value-type="float" office:value="0">
            <text:p>0</text:p>
          </table:table-cell>
          <table:table-cell table:formula="of:=[.I28]/[.$I$1]" office:value-type="float" office:value="0.640625">
            <text:p>0.640625</text:p>
          </table:table-cell>
          <table:table-cell table:formula="of:=[.J28]/[.$J$1]" office:value-type="float" office:value="1">
            <text:p>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.5">
            <text:p>5.5</text:p>
          </table:table-cell>
          <table:table-cell office:value-type="float" office:value="7.1">
            <text:p>7.1</text:p>
          </table:table-cell>
          <table:table-cell office:value-type="float" office:value="25.31">
            <text:p>25.3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9.84">
            <text:p>29.84</text:p>
          </table:table-cell>
          <table:table-cell office:value-type="float" office:value="3.6">
            <text:p>3.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formula="of:=[.A29]/[.$A$1]" office:value-type="float" office:value="0.678899082568807">
            <text:p>0.6788990826</text:p>
          </table:table-cell>
          <table:table-cell table:formula="of:=[.B29]/[.$B$1]" office:value-type="float" office:value="0.176282051282051">
            <text:p>0.1762820513</text:p>
          </table:table-cell>
          <table:table-cell table:formula="of:=[.C29]/[.$C$1]" office:value-type="float" office:value="0.463144161774299">
            <text:p>0.4631441618</text:p>
          </table:table-cell>
          <table:table-cell table:formula="of:=[.D29]/[.D27]" office:value-type="float" office:value="0.704033379694019">
            <text:p>0.7040333797</text:p>
          </table:table-cell>
          <table:table-cell table:formula="of:=[.E29]/[.$E$1]" office:value-type="float" office:value="0">
            <text:p>0</text:p>
          </table:table-cell>
          <table:table-cell table:formula="of:=[.F29]/[.$F$1]" office:value-type="float" office:value="0.717948717948718">
            <text:p>0.7179487179</text:p>
          </table:table-cell>
          <table:table-cell table:formula="of:=[.G29]/[.$G$1]" office:value-type="float" office:value="0.640618291112065">
            <text:p>0.6406182911</text:p>
          </table:table-cell>
          <table:table-cell table:formula="of:=[.H29]/[.$H$1]" office:value-type="float" office:value="0.024458183300496">
            <text:p>0.0244581833</text:p>
          </table:table-cell>
          <table:table-cell table:formula="of:=[.I29]/[.$I$1]" office:value-type="float" office:value="0.75">
            <text:p>0.75</text:p>
          </table:table-cell>
          <table:table-cell table:formula="of:=[.J29]/[.$J$1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.26">
            <text:p>4.26</text:p>
          </table:table-cell>
          <table:table-cell office:value-type="float" office:value="4.44">
            <text:p>4.44</text:p>
          </table:table-cell>
          <table:table-cell office:value-type="float" office:value="13.04">
            <text:p>13.04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9.49">
            <text:p>19.49</text:p>
          </table:table-cell>
          <table:table-cell office:value-type="float" office:value="48.99">
            <text:p>48.9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/>
          <table:table-cell table:formula="of:=[.A30]/[.$A$1]" office:value-type="float" office:value="0.559633027522936">
            <text:p>0.5596330275</text:p>
          </table:table-cell>
          <table:table-cell table:formula="of:=[.B30]/[.$B$1]" office:value-type="float" office:value="0.136538461538462">
            <text:p>0.1365384615</text:p>
          </table:table-cell>
          <table:table-cell table:formula="of:=[.C30]/[.$C$1]" office:value-type="float" office:value="0.289628180039139">
            <text:p>0.28962818</text:p>
          </table:table-cell>
          <table:table-cell table:formula="of:=[.D30]/[.D28]" office:value-type="float" office:value="0.383303938859494">
            <text:p>0.3833039389</text:p>
          </table:table-cell>
          <table:table-cell table:formula="of:=[.E30]/[.$E$1]" office:value-type="float" office:value="0">
            <text:p>0</text:p>
          </table:table-cell>
          <table:table-cell table:formula="of:=[.F30]/[.$F$1]" office:value-type="float" office:value="0.730769230769231">
            <text:p>0.7307692308</text:p>
          </table:table-cell>
          <table:table-cell table:formula="of:=[.G30]/[.$G$1]" office:value-type="float" office:value="0.418419922713611">
            <text:p>0.4184199227</text:p>
          </table:table-cell>
          <table:table-cell table:formula="of:=[.H30]/[.$H$1]" office:value-type="float" office:value="0.332835111080916">
            <text:p>0.3328351111</text:p>
          </table:table-cell>
          <table:table-cell table:formula="of:=[.I30]/[.$I$1]" office:value-type="float" office:value="0.4375">
            <text:p>0.4375</text:p>
          </table:table-cell>
          <table:table-cell table:formula="of:=[.J30]/[.$J$1]" office:value-type="float" office:value="1">
            <text:p>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.9">
            <text:p>3.9</text:p>
          </table:table-cell>
          <table:table-cell office:value-type="float" office:value="7.32">
            <text:p>7.32</text:p>
          </table:table-cell>
          <table:table-cell office:value-type="float" office:value="25.05">
            <text:p>25.0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7.36">
            <text:p>27.36</text:p>
          </table:table-cell>
          <table:table-cell office:value-type="float" office:value="36.77">
            <text:p>36.7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[.A31]/[.$A$1]" office:value-type="float" office:value="0.642201834862385">
            <text:p>0.6422018349</text:p>
          </table:table-cell>
          <table:table-cell table:formula="of:=[.B31]/[.$B$1]" office:value-type="float" office:value="0.125">
            <text:p>0.125</text:p>
          </table:table-cell>
          <table:table-cell table:formula="of:=[.C31]/[.$C$1]" office:value-type="float" office:value="0.477495107632094">
            <text:p>0.4774951076</text:p>
          </table:table-cell>
          <table:table-cell table:formula="of:=[.D31]/[.D29]" office:value-type="float" office:value="0.989727380482023">
            <text:p>0.9897273805</text:p>
          </table:table-cell>
          <table:table-cell table:formula="of:=[.E31]/[.$E$1]" office:value-type="float" office:value="0">
            <text:p>0</text:p>
          </table:table-cell>
          <table:table-cell table:formula="of:=[.F31]/[.$F$1]" office:value-type="float" office:value="0.602564102564102">
            <text:p>0.6025641026</text:p>
          </table:table-cell>
          <table:table-cell table:formula="of:=[.G31]/[.$G$1]" office:value-type="float" office:value="0.587376556462001">
            <text:p>0.5873765565</text:p>
          </table:table-cell>
          <table:table-cell table:formula="of:=[.H31]/[.$H$1]" office:value-type="float" office:value="0.249813166655343">
            <text:p>0.2498131667</text:p>
          </table:table-cell>
          <table:table-cell table:formula="of:=[.I31]/[.$I$1]" office:value-type="float" office:value="0.5">
            <text:p>0.5</text:p>
          </table:table-cell>
          <table:table-cell table:formula="of:=[.J31]/[.$J$1]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.64">
            <text:p>4.64</text:p>
          </table:table-cell>
          <table:table-cell office:value-type="float" office:value="4.55">
            <text:p>4.55</text:p>
          </table:table-cell>
          <table:table-cell office:value-type="float" office:value="30.46">
            <text:p>30.4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0.9">
            <text:p>30.9</text:p>
          </table:table-cell>
          <table:table-cell office:value-type="float" office:value="15.22">
            <text:p>15.2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table:formula="of:=[.A32]/[.$A$1]" office:value-type="float" office:value="0.504587155963303">
            <text:p>0.504587156</text:p>
          </table:table-cell>
          <table:table-cell table:formula="of:=[.B32]/[.$B$1]" office:value-type="float" office:value="0.148717948717949">
            <text:p>0.1487179487</text:p>
          </table:table-cell>
          <table:table-cell table:formula="of:=[.C32]/[.$C$1]" office:value-type="float" office:value="0.296803652968036">
            <text:p>0.296803653</text:p>
          </table:table-cell>
          <table:table-cell table:formula="of:=[.D32]/[.D30]" office:value-type="float" office:value="2.33588957055215">
            <text:p>2.3358895706</text:p>
          </table:table-cell>
          <table:table-cell table:formula="of:=[.E32]/[.$E$1]" office:value-type="float" office:value="0">
            <text:p>0</text:p>
          </table:table-cell>
          <table:table-cell table:formula="of:=[.F32]/[.$F$1]" office:value-type="float" office:value="0.615384615384615">
            <text:p>0.6153846154</text:p>
          </table:table-cell>
          <table:table-cell table:formula="of:=[.G32]/[.$G$1]" office:value-type="float" office:value="0.66337483898669">
            <text:p>0.663374839</text:p>
          </table:table-cell>
          <table:table-cell table:formula="of:=[.H32]/[.$H$1]" office:value-type="float" office:value="0.103403763842652">
            <text:p>0.1034037638</text:p>
          </table:table-cell>
          <table:table-cell table:formula="of:=[.I32]/[.$I$1]" office:value-type="float" office:value="0.71875">
            <text:p>0.71875</text:p>
          </table:table-cell>
          <table:table-cell table:formula="of:=[.J32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2.82">
            <text:p>2.82</text:p>
          </table:table-cell>
          <table:table-cell office:value-type="float" office:value="19.63">
            <text:p>19.6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4.86">
            <text:p>24.8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[.A33]/[.$A$1]" office:value-type="float" office:value="0.596330275229358">
            <text:p>0.5963302752</text:p>
          </table:table-cell>
          <table:table-cell table:formula="of:=[.B33]/[.$B$1]" office:value-type="float" office:value="0">
            <text:p>0</text:p>
          </table:table-cell>
          <table:table-cell table:formula="of:=[.C33]/[.$C$1]" office:value-type="float" office:value="0.183953033268102">
            <text:p>0.1839530333</text:p>
          </table:table-cell>
          <table:table-cell table:formula="of:=[.D33]/[.D31]" office:value-type="float" office:value="0.783632734530938">
            <text:p>0.7836327345</text:p>
          </table:table-cell>
          <table:table-cell table:formula="of:=[.E33]/[.$E$1]" office:value-type="float" office:value="1">
            <text:p>1</text:p>
          </table:table-cell>
          <table:table-cell table:formula="of:=[.F33]/[.$F$1]" office:value-type="float" office:value="0.897435897435897">
            <text:p>0.8974358974</text:p>
          </table:table-cell>
          <table:table-cell table:formula="of:=[.G33]/[.$G$1]" office:value-type="float" office:value="0.533705452984113">
            <text:p>0.533705453</text:p>
          </table:table-cell>
          <table:table-cell table:formula="of:=[.H33]/[.$H$1]" office:value-type="float" office:value="0">
            <text:p>0</text:p>
          </table:table-cell>
          <table:table-cell table:formula="of:=[.I33]/[.$I$1]" office:value-type="float" office:value="0.453125">
            <text:p>0.453125</text:p>
          </table:table-cell>
          <table:table-cell table:formula="of:=[.J33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1.2">
            <text:p>11.2</text:p>
          </table:table-cell>
          <table:table-cell office:value-type="float" office:value="5.81">
            <text:p>5.81</text:p>
          </table:table-cell>
          <table:table-cell office:value-type="float" office:value="31.85">
            <text:p>31.8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27.68">
            <text:p>27.68</text:p>
          </table:table-cell>
          <table:table-cell office:value-type="float" office:value="22.94">
            <text:p>22.9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[.A34]/[.$A$1]" office:value-type="float" office:value="0.623853211009174">
            <text:p>0.623853211</text:p>
          </table:table-cell>
          <table:table-cell table:formula="of:=[.B34]/[.$B$1]" office:value-type="float" office:value="0.358974358974359">
            <text:p>0.358974359</text:p>
          </table:table-cell>
          <table:table-cell table:formula="of:=[.C34]/[.$C$1]" office:value-type="float" office:value="0.378995433789954">
            <text:p>0.3789954338</text:p>
          </table:table-cell>
          <table:table-cell table:formula="of:=[.D34]/[.D32]" office:value-type="float" office:value="1.04563361785949">
            <text:p>1.0456336179</text:p>
          </table:table-cell>
          <table:table-cell table:formula="of:=[.E34]/[.$E$1]" office:value-type="float" office:value="1">
            <text:p>1</text:p>
          </table:table-cell>
          <table:table-cell table:formula="of:=[.F34]/[.$F$1]" office:value-type="float" office:value="0.961538461538462">
            <text:p>0.9615384615</text:p>
          </table:table-cell>
          <table:table-cell table:formula="of:=[.G34]/[.$G$1]" office:value-type="float" office:value="0.59424645770717">
            <text:p>0.5942464577</text:p>
          </table:table-cell>
          <table:table-cell table:formula="of:=[.H34]/[.$H$1]" office:value-type="float" office:value="0.155852979142605">
            <text:p>0.1558529791</text:p>
          </table:table-cell>
          <table:table-cell table:formula="of:=[.I34]/[.$I$1]" office:value-type="float" office:value="0.90625">
            <text:p>0.90625</text:p>
          </table:table-cell>
          <table:table-cell table:formula="of:=[.J34]/[.$J$1]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28">
            <text:p>0.28</text:p>
          </table:table-cell>
          <table:table-cell office:value-type="float" office:value="5.8">
            <text:p>5.8</text:p>
          </table:table-cell>
          <table:table-cell office:value-type="float" office:value="33.7">
            <text:p>33.7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0.98">
            <text:p>30.9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table:formula="of:=[.A35]/[.$A$1]" office:value-type="float" office:value="0.541284403669725">
            <text:p>0.5412844037</text:p>
          </table:table-cell>
          <table:table-cell table:formula="of:=[.B35]/[.$B$1]" office:value-type="float" office:value="0.00897435897435897">
            <text:p>0.008974359</text:p>
          </table:table-cell>
          <table:table-cell table:formula="of:=[.C35]/[.$C$1]" office:value-type="float" office:value="0.378343118069145">
            <text:p>0.3783431181</text:p>
          </table:table-cell>
          <table:table-cell table:formula="of:=[.D35]/[.D33]" office:value-type="float" office:value="1.71676006113092">
            <text:p>1.7167600611</text:p>
          </table:table-cell>
          <table:table-cell table:formula="of:=[.E35]/[.$E$1]" office:value-type="float" office:value="1">
            <text:p>1</text:p>
          </table:table-cell>
          <table:table-cell table:formula="of:=[.F35]/[.$F$1]" office:value-type="float" office:value="0.769230769230769">
            <text:p>0.7692307692</text:p>
          </table:table-cell>
          <table:table-cell table:formula="of:=[.G35]/[.$G$1]" office:value-type="float" office:value="0.665092314297982">
            <text:p>0.6650923143</text:p>
          </table:table-cell>
          <table:table-cell table:formula="of:=[.H35]/[.$H$1]" office:value-type="float" office:value="0">
            <text:p>0</text:p>
          </table:table-cell>
          <table:table-cell table:formula="of:=[.I35]/[.$I$1]" office:value-type="float" office:value="0.640625">
            <text:p>0.640625</text:p>
          </table:table-cell>
          <table:table-cell table:formula="of:=[.J35]/[.$J$1]" office:value-type="float" office:value="1">
            <text:p>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4">
            <text:p>0.04</text:p>
          </table:table-cell>
          <table:table-cell office:value-type="float" office:value="3.38">
            <text:p>3.38</text:p>
          </table:table-cell>
          <table:table-cell office:value-type="float" office:value="23.61">
            <text:p>23.6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.75">
            <text:p>23.75</text:p>
          </table:table-cell>
          <table:table-cell office:value-type="float" office:value="4.66">
            <text:p>4.6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[.A36]/[.$A$1]" office:value-type="float" office:value="0.660550458715596">
            <text:p>0.6605504587</text:p>
          </table:table-cell>
          <table:table-cell table:formula="of:=[.B36]/[.$B$1]" office:value-type="float" office:value="0.00128205128205128">
            <text:p>0.0012820513</text:p>
          </table:table-cell>
          <table:table-cell table:formula="of:=[.C36]/[.$C$1]" office:value-type="float" office:value="0.220482713633399">
            <text:p>0.2204827136</text:p>
          </table:table-cell>
          <table:table-cell table:formula="of:=[.D36]/[.D34]" office:value-type="float" office:value="0.741287284144427">
            <text:p>0.7412872841</text:p>
          </table:table-cell>
          <table:table-cell table:formula="of:=[.E36]/[.$E$1]" office:value-type="float" office:value="0">
            <text:p>0</text:p>
          </table:table-cell>
          <table:table-cell table:formula="of:=[.F36]/[.$F$1]" office:value-type="float" office:value="0.384615384615385">
            <text:p>0.3846153846</text:p>
          </table:table-cell>
          <table:table-cell table:formula="of:=[.G36]/[.$G$1]" office:value-type="float" office:value="0.509875483039931">
            <text:p>0.509875483</text:p>
          </table:table-cell>
          <table:table-cell table:formula="of:=[.H36]/[.$H$1]" office:value-type="float" office:value="0.0316597594945309">
            <text:p>0.0316597595</text:p>
          </table:table-cell>
          <table:table-cell table:formula="of:=[.I36]/[.$I$1]" office:value-type="float" office:value="0.46875">
            <text:p>0.46875</text:p>
          </table:table-cell>
          <table:table-cell table:formula="of:=[.J36]/[.$J$1]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16.02">
            <text:p>16.0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2.15">
            <text:p>22.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formula="of:=[.A37]/[.$A$1]" office:value-type="float" office:value="0.55045871559633">
            <text:p>0.5504587156</text:p>
          </table:table-cell>
          <table:table-cell table:formula="of:=[.B37]/[.$B$1]" office:value-type="float" office:value="0">
            <text:p>0</text:p>
          </table:table-cell>
          <table:table-cell table:formula="of:=[.C37]/[.$C$1]" office:value-type="float" office:value="0.0697977821265493">
            <text:p>0.0697977821</text:p>
          </table:table-cell>
          <table:table-cell table:formula="of:=[.D37]/[.D35]" office:value-type="float" office:value="0.475370919881306">
            <text:p>0.4753709199</text:p>
          </table:table-cell>
          <table:table-cell table:formula="of:=[.E37]/[.$E$1]" office:value-type="float" office:value="0">
            <text:p>0</text:p>
          </table:table-cell>
          <table:table-cell table:formula="of:=[.F37]/[.$F$1]" office:value-type="float" office:value="0.602564102564102">
            <text:p>0.6025641026</text:p>
          </table:table-cell>
          <table:table-cell table:formula="of:=[.G37]/[.$G$1]" office:value-type="float" office:value="0.475525976814083">
            <text:p>0.4755259768</text:p>
          </table:table-cell>
          <table:table-cell table:formula="of:=[.H37]/[.$H$1]" office:value-type="float" office:value="0">
            <text:p>0</text:p>
          </table:table-cell>
          <table:table-cell table:formula="of:=[.I37]/[.$I$1]" office:value-type="float" office:value="0.234375">
            <text:p>0.234375</text:p>
          </table:table-cell>
          <table:table-cell table:formula="of:=[.J37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61">
            <text:p>2.61</text:p>
          </table:table-cell>
          <table:table-cell office:value-type="float" office:value="2.72">
            <text:p>2.72</text:p>
          </table:table-cell>
          <table:table-cell office:value-type="float" office:value="22.99">
            <text:p>22.99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6.29">
            <text:p>26.29</text:p>
          </table:table-cell>
          <table:table-cell office:value-type="float" office:value="13.37">
            <text:p>13.37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/>
          <table:table-cell table:formula="of:=[.A38]/[.$A$1]" office:value-type="float" office:value="0.596330275229358">
            <text:p>0.5963302752</text:p>
          </table:table-cell>
          <table:table-cell table:formula="of:=[.B38]/[.$B$1]" office:value-type="float" office:value="0.0836538461538462">
            <text:p>0.0836538462</text:p>
          </table:table-cell>
          <table:table-cell table:formula="of:=[.C38]/[.$C$1]" office:value-type="float" office:value="0.177429876060013">
            <text:p>0.1774298761</text:p>
          </table:table-cell>
          <table:table-cell table:formula="of:=[.D38]/[.D36]" office:value-type="float" office:value="0.973739940703092">
            <text:p>0.9737399407</text:p>
          </table:table-cell>
          <table:table-cell table:formula="of:=[.E38]/[.$E$1]" office:value-type="float" office:value="1">
            <text:p>1</text:p>
          </table:table-cell>
          <table:table-cell table:formula="of:=[.F38]/[.$F$1]" office:value-type="float" office:value="0.653846153846154">
            <text:p>0.6538461538</text:p>
          </table:table-cell>
          <table:table-cell table:formula="of:=[.G38]/[.$G$1]" office:value-type="float" office:value="0.564405324173465">
            <text:p>0.5644053242</text:p>
          </table:table-cell>
          <table:table-cell table:formula="of:=[.H38]/[.$H$1]" office:value-type="float" office:value="0.0908349752021197">
            <text:p>0.0908349752</text:p>
          </table:table-cell>
          <table:table-cell table:formula="of:=[.I38]/[.$I$1]" office:value-type="float" office:value="0.796875">
            <text:p>0.796875</text:p>
          </table:table-cell>
          <table:table-cell table:formula="of:=[.J38]/[.$J$1]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2.99">
            <text:p>2.99</text:p>
          </table:table-cell>
          <table:table-cell office:value-type="float" office:value="9.74">
            <text:p>9.7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6.58">
            <text:p>46.5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39]/[.$A$1]" office:value-type="float" office:value="0.522935779816514">
            <text:p>0.5229357798</text:p>
          </table:table-cell>
          <table:table-cell table:formula="of:=[.B39]/[.$B$1]" office:value-type="float" office:value="0">
            <text:p>0</text:p>
          </table:table-cell>
          <table:table-cell table:formula="of:=[.C39]/[.$C$1]" office:value-type="float" office:value="0.195042400521853">
            <text:p>0.1950424005</text:p>
          </table:table-cell>
          <table:table-cell table:formula="of:=[.D39]/[.D37]" office:value-type="float" office:value="0.607990012484395">
            <text:p>0.6079900125</text:p>
          </table:table-cell>
          <table:table-cell table:formula="of:=[.E39]/[.$E$1]" office:value-type="float" office:value="0">
            <text:p>0</text:p>
          </table:table-cell>
          <table:table-cell table:formula="of:=[.F39]/[.$F$1]" office:value-type="float" office:value="0.692307692307692">
            <text:p>0.6923076923</text:p>
          </table:table-cell>
          <table:table-cell table:formula="of:=[.G39]/[.$G$1]" office:value-type="float" office:value="1">
            <text:p>1</text:p>
          </table:table-cell>
          <table:table-cell table:formula="of:=[.H39]/[.$H$1]" office:value-type="float" office:value="0">
            <text:p>0</text:p>
          </table:table-cell>
          <table:table-cell table:formula="of:=[.I39]/[.$I$1]" office:value-type="float" office:value="0.265625">
            <text:p>0.265625</text:p>
          </table:table-cell>
          <table:table-cell table:formula="of:=[.J39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.65">
            <text:p>4.65</text:p>
          </table:table-cell>
          <table:table-cell office:value-type="float" office:value="3.31">
            <text:p>3.31</text:p>
          </table:table-cell>
          <table:table-cell office:value-type="float" office:value="22.74">
            <text:p>22.7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2.95">
            <text:p>22.95</text:p>
          </table:table-cell>
          <table:table-cell office:value-type="float" office:value="0.51">
            <text:p>0.5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formula="of:=[.A40]/[.$A$1]" office:value-type="float" office:value="0.587155963302752">
            <text:p>0.5871559633</text:p>
          </table:table-cell>
          <table:table-cell table:formula="of:=[.B40]/[.$B$1]" office:value-type="float" office:value="0.149038461538462">
            <text:p>0.1490384615</text:p>
          </table:table-cell>
          <table:table-cell table:formula="of:=[.C40]/[.$C$1]" office:value-type="float" office:value="0.215916503587736">
            <text:p>0.2159165036</text:p>
          </table:table-cell>
          <table:table-cell table:formula="of:=[.D40]/[.D38]" office:value-type="float" office:value="0.989125706829056">
            <text:p>0.9891257068</text:p>
          </table:table-cell>
          <table:table-cell table:formula="of:=[.E40]/[.$E$1]" office:value-type="float" office:value="0">
            <text:p>0</text:p>
          </table:table-cell>
          <table:table-cell table:formula="of:=[.F40]/[.$F$1]" office:value-type="float" office:value="0.794871794871795">
            <text:p>0.7948717949</text:p>
          </table:table-cell>
          <table:table-cell table:formula="of:=[.G40]/[.$G$1]" office:value-type="float" office:value="0.492700729927007">
            <text:p>0.4927007299</text:p>
          </table:table-cell>
          <table:table-cell table:formula="of:=[.H40]/[.$H$1]" office:value-type="float" office:value="0.00346490930090359">
            <text:p>0.0034649093</text:p>
          </table:table-cell>
          <table:table-cell table:formula="of:=[.I40]/[.$I$1]" office:value-type="float" office:value="0.75">
            <text:p>0.75</text:p>
          </table:table-cell>
          <table:table-cell table:formula="of:=[.J40]/[.$J$1]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.4">
            <text:p>7.4</text:p>
          </table:table-cell>
          <table:table-cell office:value-type="float" office:value="8.55">
            <text:p>8.55</text:p>
          </table:table-cell>
          <table:table-cell office:value-type="float" office:value="24.65">
            <text:p>24.6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5.71">
            <text:p>25.71</text:p>
          </table:table-cell>
          <table:table-cell office:value-type="float" office:value="5.86">
            <text:p>5.86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[.A41]/[.$A$1]" office:value-type="float" office:value="0.743119266055046">
            <text:p>0.7431192661</text:p>
          </table:table-cell>
          <table:table-cell table:formula="of:=[.B41]/[.$B$1]" office:value-type="float" office:value="0.237179487179487">
            <text:p>0.2371794872</text:p>
          </table:table-cell>
          <table:table-cell table:formula="of:=[.C41]/[.$C$1]" office:value-type="float" office:value="0.557729941291585">
            <text:p>0.5577299413</text:p>
          </table:table-cell>
          <table:table-cell table:formula="of:=[.D41]/[.D39]" office:value-type="float" office:value="2.53080082135524">
            <text:p>2.5308008214</text:p>
          </table:table-cell>
          <table:table-cell table:formula="of:=[.E41]/[.$E$1]" office:value-type="float" office:value="1">
            <text:p>1</text:p>
          </table:table-cell>
          <table:table-cell table:formula="of:=[.F41]/[.$F$1]" office:value-type="float" office:value="0.82051282051282">
            <text:p>0.8205128205</text:p>
          </table:table-cell>
          <table:table-cell table:formula="of:=[.G41]/[.$G$1]" office:value-type="float" office:value="0.551953628166595">
            <text:p>0.5519536282</text:p>
          </table:table-cell>
          <table:table-cell table:formula="of:=[.H41]/[.$H$1]" office:value-type="float" office:value="0.0398124872613629">
            <text:p>0.0398124873</text:p>
          </table:table-cell>
          <table:table-cell table:formula="of:=[.I41]/[.$I$1]" office:value-type="float" office:value="0.90625">
            <text:p>0.90625</text:p>
          </table:table-cell>
          <table:table-cell table:formula="of:=[.J41]/[.$J$1]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.91">
            <text:p>1.91</text:p>
          </table:table-cell>
          <table:table-cell office:value-type="float" office:value="7.56">
            <text:p>7.56</text:p>
          </table:table-cell>
          <table:table-cell office:value-type="float" office:value="26.45">
            <text:p>26.4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0.01">
            <text:p>30.01</text:p>
          </table:table-cell>
          <table:table-cell office:value-type="float" office:value="3.6">
            <text:p>3.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table:formula="of:=[.A42]/[.$A$1]" office:value-type="float" office:value="0.532110091743119">
            <text:p>0.5321100917</text:p>
          </table:table-cell>
          <table:table-cell table:formula="of:=[.B42]/[.$B$1]" office:value-type="float" office:value="0.0612179487179487">
            <text:p>0.0612179487</text:p>
          </table:table-cell>
          <table:table-cell table:formula="of:=[.C42]/[.$C$1]" office:value-type="float" office:value="0.493150684931507">
            <text:p>0.4931506849</text:p>
          </table:table-cell>
          <table:table-cell table:formula="of:=[.D42]/[.D40]" office:value-type="float" office:value="1.16314863676341">
            <text:p>1.1631486368</text:p>
          </table:table-cell>
          <table:table-cell table:formula="of:=[.E42]/[.$E$1]" office:value-type="float" office:value="1">
            <text:p>1</text:p>
          </table:table-cell>
          <table:table-cell table:formula="of:=[.F42]/[.$F$1]" office:value-type="float" office:value="0.666666666666667">
            <text:p>0.6666666667</text:p>
          </table:table-cell>
          <table:table-cell table:formula="of:=[.G42]/[.$G$1]" office:value-type="float" office:value="0.644267926148562">
            <text:p>0.6442679261</text:p>
          </table:table-cell>
          <table:table-cell table:formula="of:=[.H42]/[.$H$1]" office:value-type="float" office:value="0.024458183300496">
            <text:p>0.0244581833</text:p>
          </table:table-cell>
          <table:table-cell table:formula="of:=[.I42]/[.$I$1]" office:value-type="float" office:value="0.515625">
            <text:p>0.515625</text:p>
          </table:table-cell>
          <table:table-cell table:formula="of:=[.J42]/[.$J$1]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11.02">
            <text:p>11.0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0.17">
            <text:p>20.17</text:p>
          </table:table-cell>
          <table:table-cell office:value-type="float" office:value="38.98">
            <text:p>38.9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43]/[.$A$1]" office:value-type="float" office:value="0.522935779816514">
            <text:p>0.5229357798</text:p>
          </table:table-cell>
          <table:table-cell table:formula="of:=[.B43]/[.$B$1]" office:value-type="float" office:value="0">
            <text:p>0</text:p>
          </table:table-cell>
          <table:table-cell table:formula="of:=[.C43]/[.$C$1]" office:value-type="float" office:value="0.126549249836921">
            <text:p>0.1265492498</text:p>
          </table:table-cell>
          <table:table-cell table:formula="of:=[.D43]/[.D41]" office:value-type="float" office:value="0.447058823529412">
            <text:p>0.4470588235</text:p>
          </table:table-cell>
          <table:table-cell table:formula="of:=[.E43]/[.$E$1]" office:value-type="float" office:value="0">
            <text:p>0</text:p>
          </table:table-cell>
          <table:table-cell table:formula="of:=[.F43]/[.$F$1]" office:value-type="float" office:value="0.692307692307692">
            <text:p>0.6923076923</text:p>
          </table:table-cell>
          <table:table-cell table:formula="of:=[.G43]/[.$G$1]" office:value-type="float" office:value="0.433018462859596">
            <text:p>0.4330184629</text:p>
          </table:table-cell>
          <table:table-cell table:formula="of:=[.H43]/[.$H$1]" office:value-type="float" office:value="0.264827773625926">
            <text:p>0.2648277736</text:p>
          </table:table-cell>
          <table:table-cell table:formula="of:=[.I43]/[.$I$1]" office:value-type="float" office:value="0.25">
            <text:p>0.25</text:p>
          </table:table-cell>
          <table:table-cell table:formula="of:=[.J43]/[.$J$1]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.8">
            <text:p>3.8</text:p>
          </table:table-cell>
          <table:table-cell office:value-type="float" office:value="3.88">
            <text:p>3.88</text:p>
          </table:table-cell>
          <table:table-cell office:value-type="float" office:value="31.79">
            <text:p>31.79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0.53">
            <text:p>30.5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[.A44]/[.$A$1]" office:value-type="float" office:value="0.577981651376147">
            <text:p>0.5779816514</text:p>
          </table:table-cell>
          <table:table-cell table:formula="of:=[.B44]/[.$B$1]" office:value-type="float" office:value="0.121794871794872">
            <text:p>0.1217948718</text:p>
          </table:table-cell>
          <table:table-cell table:formula="of:=[.C44]/[.$C$1]" office:value-type="float" office:value="0.253098499673842">
            <text:p>0.2530984997</text:p>
          </table:table-cell>
          <table:table-cell table:formula="of:=[.D44]/[.D42]" office:value-type="float" office:value="1.20189035916824">
            <text:p>1.2018903592</text:p>
          </table:table-cell>
          <table:table-cell table:formula="of:=[.E44]/[.$E$1]" office:value-type="float" office:value="0">
            <text:p>0</text:p>
          </table:table-cell>
          <table:table-cell table:formula="of:=[.F44]/[.$F$1]" office:value-type="float" office:value="0.730769230769231">
            <text:p>0.7307692308</text:p>
          </table:table-cell>
          <table:table-cell table:formula="of:=[.G44]/[.$G$1]" office:value-type="float" office:value="0.655431515671962">
            <text:p>0.6554315157</text:p>
          </table:table-cell>
          <table:table-cell table:formula="of:=[.H44]/[.$H$1]" office:value-type="float" office:value="0">
            <text:p>0</text:p>
          </table:table-cell>
          <table:table-cell table:formula="of:=[.I44]/[.$I$1]" office:value-type="float" office:value="0.46875">
            <text:p>0.46875</text:p>
          </table:table-cell>
          <table:table-cell table:formula="of:=[.J44]/[.$J$1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30.9">
            <text:p>30.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9.01">
            <text:p>29.01</text:p>
          </table:table-cell>
          <table:table-cell office:value-type="float" office:value="4.11">
            <text:p>4.1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[.A45]/[.$A$1]" office:value-type="float" office:value="0.559633027522936">
            <text:p>0.5596330275</text:p>
          </table:table-cell>
          <table:table-cell table:formula="of:=[.B45]/[.$B$1]" office:value-type="float" office:value="0">
            <text:p>0</text:p>
          </table:table-cell>
          <table:table-cell table:formula="of:=[.C45]/[.$C$1]" office:value-type="float" office:value="0.375081539465101">
            <text:p>0.3750815395</text:p>
          </table:table-cell>
          <table:table-cell table:formula="of:=[.D45]/[.D43]" office:value-type="float" office:value="2.80399274047187">
            <text:p>2.8039927405</text:p>
          </table:table-cell>
          <table:table-cell table:formula="of:=[.E45]/[.$E$1]" office:value-type="float" office:value="1">
            <text:p>1</text:p>
          </table:table-cell>
          <table:table-cell table:formula="of:=[.F45]/[.$F$1]" office:value-type="float" office:value="0.58974358974359">
            <text:p>0.5897435897</text:p>
          </table:table-cell>
          <table:table-cell table:formula="of:=[.G45]/[.$G$1]" office:value-type="float" office:value="0.622799484757407">
            <text:p>0.6227994848</text:p>
          </table:table-cell>
          <table:table-cell table:formula="of:=[.H45]/[.$H$1]" office:value-type="float" office:value="0.0279230926013996">
            <text:p>0.0279230926</text:p>
          </table:table-cell>
          <table:table-cell table:formula="of:=[.I45]/[.$I$1]" office:value-type="float" office:value="0.65625">
            <text:p>0.65625</text:p>
          </table:table-cell>
          <table:table-cell table:formula="of:=[.J45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.5">
            <text:p>2.5</text:p>
          </table:table-cell>
          <table:table-cell office:value-type="float" office:value="3.66">
            <text:p>3.66</text:p>
          </table:table-cell>
          <table:table-cell office:value-type="float" office:value="30.9">
            <text:p>30.9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7.19">
            <text:p>27.19</text:p>
          </table:table-cell>
          <table:table-cell office:value-type="float" office:value="23.66">
            <text:p>23.6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formula="of:=[.A46]/[.$A$1]" office:value-type="float" office:value="0.614678899082569">
            <text:p>0.6146788991</text:p>
          </table:table-cell>
          <table:table-cell table:formula="of:=[.B46]/[.$B$1]" office:value-type="float" office:value="0.0801282051282051">
            <text:p>0.0801282051</text:p>
          </table:table-cell>
          <table:table-cell table:formula="of:=[.C46]/[.$C$1]" office:value-type="float" office:value="0.238747553816047">
            <text:p>0.2387475538</text:p>
          </table:table-cell>
          <table:table-cell table:formula="of:=[.D46]/[.D44]" office:value-type="float" office:value="0.972003774771941">
            <text:p>0.9720037748</text:p>
          </table:table-cell>
          <table:table-cell table:formula="of:=[.E46]/[.$E$1]" office:value-type="float" office:value="0">
            <text:p>0</text:p>
          </table:table-cell>
          <table:table-cell table:formula="of:=[.F46]/[.$F$1]" office:value-type="float" office:value="0.666666666666667">
            <text:p>0.6666666667</text:p>
          </table:table-cell>
          <table:table-cell table:formula="of:=[.G46]/[.$G$1]" office:value-type="float" office:value="0.583726921425505">
            <text:p>0.5837269214</text:p>
          </table:table-cell>
          <table:table-cell table:formula="of:=[.H46]/[.$H$1]" office:value-type="float" office:value="0.160744615802704">
            <text:p>0.1607446158</text:p>
          </table:table-cell>
          <table:table-cell table:formula="of:=[.I46]/[.$I$1]" office:value-type="float" office:value="0.765625">
            <text:p>0.765625</text:p>
          </table:table-cell>
          <table:table-cell table:formula="of:=[.J46]/[.$J$1]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9">
            <text:p>0.9</text:p>
          </table:table-cell>
          <table:table-cell office:value-type="float" office:value="9.12">
            <text:p>9.12</text:p>
          </table:table-cell>
          <table:table-cell office:value-type="float" office:value="30.23">
            <text:p>30.2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8.64">
            <text:p>28.64</text:p>
          </table:table-cell>
          <table:table-cell office:value-type="float" office:value="0.37">
            <text:p>0.3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/>
          <table:table-cell table:formula="of:=[.A47]/[.$A$1]" office:value-type="float" office:value="0.697247706422018">
            <text:p>0.6972477064</text:p>
          </table:table-cell>
          <table:table-cell table:formula="of:=[.B47]/[.$B$1]" office:value-type="float" office:value="0.0288461538461538">
            <text:p>0.0288461538</text:p>
          </table:table-cell>
          <table:table-cell table:formula="of:=[.C47]/[.$C$1]" office:value-type="float" office:value="0.594911937377691">
            <text:p>0.5949119374</text:p>
          </table:table-cell>
          <table:table-cell table:formula="of:=[.D47]/[.D45]" office:value-type="float" office:value="0.97831715210356">
            <text:p>0.9783171521</text:p>
          </table:table-cell>
          <table:table-cell table:formula="of:=[.E47]/[.$E$1]" office:value-type="float" office:value="0">
            <text:p>0</text:p>
          </table:table-cell>
          <table:table-cell table:formula="of:=[.F47]/[.$F$1]" office:value-type="float" office:value="0.717948717948718">
            <text:p>0.7179487179</text:p>
          </table:table-cell>
          <table:table-cell table:formula="of:=[.G47]/[.$G$1]" office:value-type="float" office:value="0.614856161442679">
            <text:p>0.6148561614</text:p>
          </table:table-cell>
          <table:table-cell table:formula="of:=[.H47]/[.$H$1]" office:value-type="float" office:value="0.00251375772810653">
            <text:p>0.0025137577</text:p>
          </table:table-cell>
          <table:table-cell table:formula="of:=[.I47]/[.$I$1]" office:value-type="float" office:value="0.65625">
            <text:p>0.65625</text:p>
          </table:table-cell>
          <table:table-cell table:formula="of:=[.J47]/[.$J$1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8.08">
            <text:p>8.08</text:p>
          </table:table-cell>
          <table:table-cell office:value-type="float" office:value="1.55">
            <text:p>1.55</text:p>
          </table:table-cell>
          <table:table-cell office:value-type="float" office:value="17.5">
            <text:p>17.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2.65">
            <text:p>22.65</text:p>
          </table:table-cell>
          <table:table-cell office:value-type="float" office:value="66.65">
            <text:p>66.6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table:formula="of:=[.A48]/[.$A$1]" office:value-type="float" office:value="0.614678899082569">
            <text:p>0.6146788991</text:p>
          </table:table-cell>
          <table:table-cell table:formula="of:=[.B48]/[.$B$1]" office:value-type="float" office:value="0.258974358974359">
            <text:p>0.258974359</text:p>
          </table:table-cell>
          <table:table-cell table:formula="of:=[.C48]/[.$C$1]" office:value-type="float" office:value="0.101108936725375">
            <text:p>0.1011089367</text:p>
          </table:table-cell>
          <table:table-cell table:formula="of:=[.D48]/[.D46]" office:value-type="float" office:value="0.566343042071197">
            <text:p>0.5663430421</text:p>
          </table:table-cell>
          <table:table-cell table:formula="of:=[.E48]/[.$E$1]" office:value-type="float" office:value="1">
            <text:p>1</text:p>
          </table:table-cell>
          <table:table-cell table:formula="of:=[.F48]/[.$F$1]" office:value-type="float" office:value="0.717948717948718">
            <text:p>0.7179487179</text:p>
          </table:table-cell>
          <table:table-cell table:formula="of:=[.G48]/[.$G$1]" office:value-type="float" office:value="0.486260197509661">
            <text:p>0.4862601975</text:p>
          </table:table-cell>
          <table:table-cell table:formula="of:=[.H48]/[.$H$1]" office:value-type="float" office:value="0.45281608804946">
            <text:p>0.452816088</text:p>
          </table:table-cell>
          <table:table-cell table:formula="of:=[.I48]/[.$I$1]" office:value-type="float" office:value="0.484375">
            <text:p>0.484375</text:p>
          </table:table-cell>
          <table:table-cell table:formula="of:=[.J48]/[.$J$1]" office:value-type="float" office:value="1">
            <text:p>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.82">
            <text:p>1.82</text:p>
          </table:table-cell>
          <table:table-cell office:value-type="float" office:value="27.55">
            <text:p>27.5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3.91">
            <text:p>23.91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table:formula="of:=[.A49]/[.$A$1]" office:value-type="float" office:value="0.715596330275229">
            <text:p>0.7155963303</text:p>
          </table:table-cell>
          <table:table-cell table:formula="of:=[.B49]/[.$B$1]" office:value-type="float" office:value="0.0961538461538462">
            <text:p>0.0961538462</text:p>
          </table:table-cell>
          <table:table-cell table:formula="of:=[.C49]/[.$C$1]" office:value-type="float" office:value="0.118721461187215">
            <text:p>0.1187214612</text:p>
          </table:table-cell>
          <table:table-cell table:formula="of:=[.D49]/[.D47]" office:value-type="float" office:value="0.911346344690705">
            <text:p>0.9113463447</text:p>
          </table:table-cell>
          <table:table-cell table:formula="of:=[.E49]/[.$E$1]" office:value-type="float" office:value="0">
            <text:p>0</text:p>
          </table:table-cell>
          <table:table-cell table:formula="of:=[.F49]/[.$F$1]" office:value-type="float" office:value="0.769230769230769">
            <text:p>0.7692307692</text:p>
          </table:table-cell>
          <table:table-cell table:formula="of:=[.G49]/[.$G$1]" office:value-type="float" office:value="0.513310433662516">
            <text:p>0.5133104337</text:p>
          </table:table-cell>
          <table:table-cell table:formula="of:=[.H49]/[.$H$1]" office:value-type="float" office:value="0.366872749507439">
            <text:p>0.3668727495</text:p>
          </table:table-cell>
          <table:table-cell table:formula="of:=[.I49]/[.$I$1]" office:value-type="float" office:value="0.828125">
            <text:p>0.828125</text:p>
          </table:table-cell>
          <table:table-cell table:formula="of:=[.J49]/[.$J$1]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.99">
            <text:p>5.99</text:p>
          </table:table-cell>
          <table:table-cell office:value-type="float" office:value="7.99">
            <text:p>7.99</text:p>
          </table:table-cell>
          <table:table-cell office:value-type="float" office:value="32.48">
            <text:p>32.4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6.57">
            <text:p>26.57</text:p>
          </table:table-cell>
          <table:table-cell office:value-type="float" office:value="100.32">
            <text:p>100.3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formula="of:=[.A50]/[.$A$1]" office:value-type="float" office:value="0.697247706422018">
            <text:p>0.6972477064</text:p>
          </table:table-cell>
          <table:table-cell table:formula="of:=[.B50]/[.$B$1]" office:value-type="float" office:value="0.19198717948718">
            <text:p>0.1919871795</text:p>
          </table:table-cell>
          <table:table-cell table:formula="of:=[.C50]/[.$C$1]" office:value-type="float" office:value="0.521200260926288">
            <text:p>0.5212002609</text:p>
          </table:table-cell>
          <table:table-cell table:formula="of:=[.D50]/[.D48]" office:value-type="float" office:value="1.856">
            <text:p>1.856</text:p>
          </table:table-cell>
          <table:table-cell table:formula="of:=[.E50]/[.$E$1]" office:value-type="float" office:value="0">
            <text:p>0</text:p>
          </table:table-cell>
          <table:table-cell table:formula="of:=[.F50]/[.$F$1]" office:value-type="float" office:value="0.576923076923077">
            <text:p>0.5769230769</text:p>
          </table:table-cell>
          <table:table-cell table:formula="of:=[.G50]/[.$G$1]" office:value-type="float" office:value="0.570416487762989">
            <text:p>0.5704164878</text:p>
          </table:table-cell>
          <table:table-cell table:formula="of:=[.H50]/[.$H$1]" office:value-type="float" office:value="0.681568041307154">
            <text:p>0.6815680413</text:p>
          </table:table-cell>
          <table:table-cell table:formula="of:=[.I50]/[.$I$1]" office:value-type="float" office:value="0.75">
            <text:p>0.75</text:p>
          </table:table-cell>
          <table:table-cell table:formula="of:=[.J50]/[.$J$1]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.99">
            <text:p>2.99</text:p>
          </table:table-cell>
          <table:table-cell office:value-type="float" office:value="16.17">
            <text:p>16.1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3.83">
            <text:p>23.83</text:p>
          </table:table-cell>
          <table:table-cell office:value-type="float" office:value="3.22">
            <text:p>3.2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[.A51]/[.$A$1]" office:value-type="float" office:value="0.541284403669725">
            <text:p>0.5412844037</text:p>
          </table:table-cell>
          <table:table-cell table:formula="of:=[.B51]/[.$B$1]" office:value-type="float" office:value="0">
            <text:p>0</text:p>
          </table:table-cell>
          <table:table-cell table:formula="of:=[.C51]/[.$C$1]" office:value-type="float" office:value="0.195042400521853">
            <text:p>0.1950424005</text:p>
          </table:table-cell>
          <table:table-cell table:formula="of:=[.D51]/[.D49]" office:value-type="float" office:value="0.586932849364791">
            <text:p>0.5869328494</text:p>
          </table:table-cell>
          <table:table-cell table:formula="of:=[.E51]/[.$E$1]" office:value-type="float" office:value="0">
            <text:p>0</text:p>
          </table:table-cell>
          <table:table-cell table:formula="of:=[.F51]/[.$F$1]" office:value-type="float" office:value="0.628205128205128">
            <text:p>0.6282051282</text:p>
          </table:table-cell>
          <table:table-cell table:formula="of:=[.G51]/[.$G$1]" office:value-type="float" office:value="0.511592958351224">
            <text:p>0.5115929584</text:p>
          </table:table-cell>
          <table:table-cell table:formula="of:=[.H51]/[.$H$1]" office:value-type="float" office:value="0.0218764861743325">
            <text:p>0.0218764862</text:p>
          </table:table-cell>
          <table:table-cell table:formula="of:=[.I51]/[.$I$1]" office:value-type="float" office:value="0.4375">
            <text:p>0.4375</text:p>
          </table:table-cell>
          <table:table-cell table:formula="of:=[.J51]/[.$J$1]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.1">
            <text:p>5.1</text:p>
          </table:table-cell>
          <table:table-cell office:value-type="float" office:value="2.96">
            <text:p>2.96</text:p>
          </table:table-cell>
          <table:table-cell office:value-type="float" office:value="26.5">
            <text:p>26.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5.52">
            <text:p>25.52</text:p>
          </table:table-cell>
          <table:table-cell office:value-type="float" office:value="12.34">
            <text:p>12.3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/>
          <table:table-cell table:formula="of:=[.A52]/[.$A$1]" office:value-type="float" office:value="0.577981651376147">
            <text:p>0.5779816514</text:p>
          </table:table-cell>
          <table:table-cell table:formula="of:=[.B52]/[.$B$1]" office:value-type="float" office:value="0.163461538461538">
            <text:p>0.1634615385</text:p>
          </table:table-cell>
          <table:table-cell table:formula="of:=[.C52]/[.$C$1]" office:value-type="float" office:value="0.193085453359426">
            <text:p>0.1930854534</text:p>
          </table:table-cell>
          <table:table-cell table:formula="of:=[.D52]/[.D50]" office:value-type="float" office:value="0.815886699507389">
            <text:p>0.8158866995</text:p>
          </table:table-cell>
          <table:table-cell table:formula="of:=[.E52]/[.$E$1]" office:value-type="float" office:value="0">
            <text:p>0</text:p>
          </table:table-cell>
          <table:table-cell table:formula="of:=[.F52]/[.$F$1]" office:value-type="float" office:value="0.705128205128205">
            <text:p>0.7051282051</text:p>
          </table:table-cell>
          <table:table-cell table:formula="of:=[.G52]/[.$G$1]" office:value-type="float" office:value="0.547874624302276">
            <text:p>0.5478746243</text:p>
          </table:table-cell>
          <table:table-cell table:formula="of:=[.H52]/[.$H$1]" office:value-type="float" office:value="0.0838372172022556">
            <text:p>0.0838372172</text:p>
          </table:table-cell>
          <table:table-cell table:formula="of:=[.I52]/[.$I$1]" office:value-type="float" office:value="0.59375">
            <text:p>0.59375</text:p>
          </table:table-cell>
          <table:table-cell table:formula="of:=[.J52]/[.$J$1]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3">
            <text:p>0.03</text:p>
          </table:table-cell>
          <table:table-cell office:value-type="float" office:value="4.21">
            <text:p>4.21</text:p>
          </table:table-cell>
          <table:table-cell office:value-type="float" office:value="18.96">
            <text:p>18.9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2.94">
            <text:p>22.94</text:p>
          </table:table-cell>
          <table:table-cell office:value-type="float" office:value="2.62">
            <text:p>2.6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[.A53]/[.$A$1]" office:value-type="float" office:value="0.472477064220183">
            <text:p>0.4724770642</text:p>
          </table:table-cell>
          <table:table-cell table:formula="of:=[.B53]/[.$B$1]" office:value-type="float" office:value="0.000961538461538462">
            <text:p>0.0009615385</text:p>
          </table:table-cell>
          <table:table-cell table:formula="of:=[.C53]/[.$C$1]" office:value-type="float" office:value="0.274624918460535">
            <text:p>0.2746249185</text:p>
          </table:table-cell>
          <table:table-cell table:formula="of:=[.D53]/[.D51]" office:value-type="float" office:value="1.17254174397032">
            <text:p>1.172541744</text:p>
          </table:table-cell>
          <table:table-cell table:formula="of:=[.E53]/[.$E$1]" office:value-type="float" office:value="0">
            <text:p>0</text:p>
          </table:table-cell>
          <table:table-cell table:formula="of:=[.F53]/[.$F$1]" office:value-type="float" office:value="0.615384615384615">
            <text:p>0.6153846154</text:p>
          </table:table-cell>
          <table:table-cell table:formula="of:=[.G53]/[.$G$1]" office:value-type="float" office:value="0.492486045513096">
            <text:p>0.4924860455</text:p>
          </table:table-cell>
          <table:table-cell table:formula="of:=[.H53]/[.$H$1]" office:value-type="float" office:value="0.0178001222909165">
            <text:p>0.0178001223</text:p>
          </table:table-cell>
          <table:table-cell table:formula="of:=[.I53]/[.$I$1]" office:value-type="float" office:value="0.28125">
            <text:p>0.28125</text:p>
          </table:table-cell>
          <table:table-cell table:formula="of:=[.J53]/[.$J$1]"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8">
            <text:p>0.8</text:p>
          </table:table-cell>
          <table:table-cell office:value-type="float" office:value="5.29">
            <text:p>5.29</text:p>
          </table:table-cell>
          <table:table-cell office:value-type="float" office:value="18.95">
            <text:p>18.9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22.51">
            <text:p>22.5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/>
          <table:table-cell table:formula="of:=[.A54]/[.$A$1]" office:value-type="float" office:value="0.555045871559633">
            <text:p>0.5550458716</text:p>
          </table:table-cell>
          <table:table-cell table:formula="of:=[.B54]/[.$B$1]" office:value-type="float" office:value="0.0256410256410256">
            <text:p>0.0256410256</text:p>
          </table:table-cell>
          <table:table-cell table:formula="of:=[.C54]/[.$C$1]" office:value-type="float" office:value="0.345075016307893">
            <text:p>0.3450750163</text:p>
          </table:table-cell>
          <table:table-cell table:formula="of:=[.D54]/[.D52]" office:value-type="float" office:value="0.715094339622641">
            <text:p>0.7150943396</text:p>
          </table:table-cell>
          <table:table-cell table:formula="of:=[.E54]/[.$E$1]" office:value-type="float" office:value="1">
            <text:p>1</text:p>
          </table:table-cell>
          <table:table-cell table:formula="of:=[.F54]/[.$F$1]" office:value-type="float" office:value="0.602564102564102">
            <text:p>0.6025641026</text:p>
          </table:table-cell>
          <table:table-cell table:formula="of:=[.G54]/[.$G$1]" office:value-type="float" office:value="0.483254615714899">
            <text:p>0.4832546157</text:p>
          </table:table-cell>
          <table:table-cell table:formula="of:=[.H54]/[.$H$1]" office:value-type="float" office:value="0">
            <text:p>0</text:p>
          </table:table-cell>
          <table:table-cell table:formula="of:=[.I54]/[.$I$1]" office:value-type="float" office:value="0.953125">
            <text:p>0.953125</text:p>
          </table:table-cell>
          <table:table-cell table:formula="of:=[.J54]/[.$J$1]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28">
            <text:p>0.28</text:p>
          </table:table-cell>
          <table:table-cell office:value-type="float" office:value="1.8">
            <text:p>1.8</text:p>
          </table:table-cell>
          <table:table-cell office:value-type="float" office:value="21.03">
            <text:p>21.0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3.65">
            <text:p>23.65</text:p>
          </table:table-cell>
          <table:table-cell office:value-type="float" office:value="2.93">
            <text:p>2.9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[.A55]/[.$A$1]" office:value-type="float" office:value="0.651376146788991">
            <text:p>0.6513761468</text:p>
          </table:table-cell>
          <table:table-cell table:formula="of:=[.B55]/[.$B$1]" office:value-type="float" office:value="0.00897435897435897">
            <text:p>0.008974359</text:p>
          </table:table-cell>
          <table:table-cell table:formula="of:=[.C55]/[.$C$1]" office:value-type="float" office:value="0.117416829745597">
            <text:p>0.1174168297</text:p>
          </table:table-cell>
          <table:table-cell table:formula="of:=[.D55]/[.D53]" office:value-type="float" office:value="1.10917721518987">
            <text:p>1.1091772152</text:p>
          </table:table-cell>
          <table:table-cell table:formula="of:=[.E55]/[.$E$1]" office:value-type="float" office:value="0">
            <text:p>0</text:p>
          </table:table-cell>
          <table:table-cell table:formula="of:=[.F55]/[.$F$1]" office:value-type="float" office:value="0.730769230769231">
            <text:p>0.7307692308</text:p>
          </table:table-cell>
          <table:table-cell table:formula="of:=[.G55]/[.$G$1]" office:value-type="float" office:value="0.507728638900816">
            <text:p>0.5077286389</text:p>
          </table:table-cell>
          <table:table-cell table:formula="of:=[.H55]/[.$H$1]" office:value-type="float" office:value="0.0199062436306814">
            <text:p>0.0199062436</text:p>
          </table:table-cell>
          <table:table-cell table:formula="of:=[.I55]/[.$I$1]" office:value-type="float" office:value="0.515625">
            <text:p>0.515625</text:p>
          </table:table-cell>
          <table:table-cell table:formula="of:=[.J55]/[.$J$1]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.15">
            <text:p>1.15</text:p>
          </table:table-cell>
          <table:table-cell office:value-type="float" office:value="5.09">
            <text:p>5.09</text:p>
          </table:table-cell>
          <table:table-cell office:value-type="float" office:value="27.87">
            <text:p>27.8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5.65">
            <text:p>25.65</text:p>
          </table:table-cell>
          <table:table-cell office:value-type="float" office:value="2.34">
            <text:p>2.3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table:formula="of:=[.A56]/[.$A$1]" office:value-type="float" office:value="0.63302752293578">
            <text:p>0.6330275229</text:p>
          </table:table-cell>
          <table:table-cell table:formula="of:=[.B56]/[.$B$1]" office:value-type="float" office:value="0.0368589743589744">
            <text:p>0.0368589744</text:p>
          </table:table-cell>
          <table:table-cell table:formula="of:=[.C56]/[.$C$1]" office:value-type="float" office:value="0.332028701891716">
            <text:p>0.3320287019</text:p>
          </table:table-cell>
          <table:table-cell table:formula="of:=[.D56]/[.D54]" office:value-type="float" office:value="1.47071240105541">
            <text:p>1.4707124011</text:p>
          </table:table-cell>
          <table:table-cell table:formula="of:=[.E56]/[.$E$1]" office:value-type="float" office:value="1">
            <text:p>1</text:p>
          </table:table-cell>
          <table:table-cell table:formula="of:=[.F56]/[.$F$1]" office:value-type="float" office:value="0.782051282051282">
            <text:p>0.7820512821</text:p>
          </table:table-cell>
          <table:table-cell table:formula="of:=[.G56]/[.$G$1]" office:value-type="float" office:value="0.550665521683126">
            <text:p>0.5506655217</text:p>
          </table:table-cell>
          <table:table-cell table:formula="of:=[.H56]/[.$H$1]" office:value-type="float" office:value="0.0158978191453224">
            <text:p>0.0158978191</text:p>
          </table:table-cell>
          <table:table-cell table:formula="of:=[.I56]/[.$I$1]" office:value-type="float" office:value="0.6875">
            <text:p>0.6875</text:p>
          </table:table-cell>
          <table:table-cell table:formula="of:=[.J56]/[.$J$1]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0.1">
            <text:p>10.1</text:p>
          </table:table-cell>
          <table:table-cell office:value-type="float" office:value="4.71">
            <text:p>4.71</text:p>
          </table:table-cell>
          <table:table-cell office:value-type="float" office:value="24.65">
            <text:p>24.6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6.21">
            <text:p>26.21</text:p>
          </table:table-cell>
          <table:table-cell office:value-type="float" office:value="24.53">
            <text:p>24.5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table:formula="of:=[.A57]/[.$A$1]" office:value-type="float" office:value="0.697247706422018">
            <text:p>0.6972477064</text:p>
          </table:table-cell>
          <table:table-cell table:formula="of:=[.B57]/[.$B$1]" office:value-type="float" office:value="0.323717948717949">
            <text:p>0.3237179487</text:p>
          </table:table-cell>
          <table:table-cell table:formula="of:=[.C57]/[.$C$1]" office:value-type="float" office:value="0.307240704500978">
            <text:p>0.3072407045</text:p>
          </table:table-cell>
          <table:table-cell table:formula="of:=[.D57]/[.D55]" office:value-type="float" office:value="1.17213504517356">
            <text:p>1.1721350452</text:p>
          </table:table-cell>
          <table:table-cell table:formula="of:=[.E57]/[.$E$1]" office:value-type="float" office:value="1">
            <text:p>1</text:p>
          </table:table-cell>
          <table:table-cell table:formula="of:=[.F57]/[.$F$1]" office:value-type="float" office:value="0.833333333333333">
            <text:p>0.8333333333</text:p>
          </table:table-cell>
          <table:table-cell table:formula="of:=[.G57]/[.$G$1]" office:value-type="float" office:value="0.562687848862173">
            <text:p>0.5626878489</text:p>
          </table:table-cell>
          <table:table-cell table:formula="of:=[.H57]/[.$H$1]" office:value-type="float" office:value="0.166655343433657">
            <text:p>0.1666553434</text:p>
          </table:table-cell>
          <table:table-cell table:formula="of:=[.I57]/[.$I$1]" office:value-type="float" office:value="0.890625">
            <text:p>0.890625</text:p>
          </table:table-cell>
          <table:table-cell table:formula="of:=[.J57]/[.$J$1]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45">
            <text:p>0.45</text:p>
          </table:table-cell>
          <table:table-cell office:value-type="float" office:value="4.3">
            <text:p>4.3</text:p>
          </table:table-cell>
          <table:table-cell office:value-type="float" office:value="24.33">
            <text:p>24.3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7.23">
            <text:p>27.23</text:p>
          </table:table-cell>
          <table:table-cell office:value-type="float" office:value="10.08">
            <text:p>10.0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[.A58]/[.$A$1]" office:value-type="float" office:value="0.642201834862385">
            <text:p>0.6422018349</text:p>
          </table:table-cell>
          <table:table-cell table:formula="of:=[.B58]/[.$B$1]" office:value-type="float" office:value="0.0144230769230769">
            <text:p>0.0144230769</text:p>
          </table:table-cell>
          <table:table-cell table:formula="of:=[.C58]/[.$C$1]" office:value-type="float" office:value="0.280495759947815">
            <text:p>0.2804957599</text:p>
          </table:table-cell>
          <table:table-cell table:formula="of:=[.D58]/[.D56]" office:value-type="float" office:value="0.872981700753498">
            <text:p>0.8729817008</text:p>
          </table:table-cell>
          <table:table-cell table:formula="of:=[.E58]/[.$E$1]" office:value-type="float" office:value="0">
            <text:p>0</text:p>
          </table:table-cell>
          <table:table-cell table:formula="of:=[.F58]/[.$F$1]" office:value-type="float" office:value="0.525641025641026">
            <text:p>0.5256410256</text:p>
          </table:table-cell>
          <table:table-cell table:formula="of:=[.G58]/[.$G$1]" office:value-type="float" office:value="0.584585659081151">
            <text:p>0.5845856591</text:p>
          </table:table-cell>
          <table:table-cell table:formula="of:=[.H58]/[.$H$1]" office:value-type="float" office:value="0.0684829132413887">
            <text:p>0.0684829132</text:p>
          </table:table-cell>
          <table:table-cell table:formula="of:=[.I58]/[.$I$1]" office:value-type="float" office:value="0.59375">
            <text:p>0.59375</text:p>
          </table:table-cell>
          <table:table-cell table:formula="of:=[.J58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  <table:table-cell office:value-type="float" office:value="10.45">
            <text:p>10.4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.07">
            <text:p>22.07</text:p>
          </table:table-cell>
          <table:table-cell office:value-type="float" office:value="2.06">
            <text:p>2.0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59]/[.$A$1]" office:value-type="float" office:value="0.596330275229358">
            <text:p>0.5963302752</text:p>
          </table:table-cell>
          <table:table-cell table:formula="of:=[.B59]/[.$B$1]" office:value-type="float" office:value="0">
            <text:p>0</text:p>
          </table:table-cell>
          <table:table-cell table:formula="of:=[.C59]/[.$C$1]" office:value-type="float" office:value="0.118721461187215">
            <text:p>0.1187214612</text:p>
          </table:table-cell>
          <table:table-cell table:formula="of:=[.D59]/[.D57]" office:value-type="float" office:value="0.423935091277891">
            <text:p>0.4239350913</text:p>
          </table:table-cell>
          <table:table-cell table:formula="of:=[.E59]/[.$E$1]" office:value-type="float" office:value="0">
            <text:p>0</text:p>
          </table:table-cell>
          <table:table-cell table:formula="of:=[.F59]/[.$F$1]" office:value-type="float" office:value="0.730769230769231">
            <text:p>0.7307692308</text:p>
          </table:table-cell>
          <table:table-cell table:formula="of:=[.G59]/[.$G$1]" office:value-type="float" office:value="0.473808501502791">
            <text:p>0.4738085015</text:p>
          </table:table-cell>
          <table:table-cell table:formula="of:=[.H59]/[.$H$1]" office:value-type="float" office:value="0.0139955159997282">
            <text:p>0.013995516</text:p>
          </table:table-cell>
          <table:table-cell table:formula="of:=[.I59]/[.$I$1]" office:value-type="float" office:value="0.265625">
            <text:p>0.265625</text:p>
          </table:table-cell>
          <table:table-cell table:formula="of:=[.J59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.36">
            <text:p>7.36</text:p>
          </table:table-cell>
          <table:table-cell office:value-type="float" office:value="2.19">
            <text:p>2.19</text:p>
          </table:table-cell>
          <table:table-cell office:value-type="float" office:value="28.11">
            <text:p>28.1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61.71">
            <text:p>61.7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table:formula="of:=[.A60]/[.$A$1]" office:value-type="float" office:value="0.623853211009174">
            <text:p>0.623853211</text:p>
          </table:table-cell>
          <table:table-cell table:formula="of:=[.B60]/[.$B$1]" office:value-type="float" office:value="0.235897435897436">
            <text:p>0.2358974359</text:p>
          </table:table-cell>
          <table:table-cell table:formula="of:=[.C60]/[.$C$1]" office:value-type="float" office:value="0.142857142857143">
            <text:p>0.1428571429</text:p>
          </table:table-cell>
          <table:table-cell table:formula="of:=[.D60]/[.D58]" office:value-type="float" office:value="1.15536374845869">
            <text:p>1.1553637485</text:p>
          </table:table-cell>
          <table:table-cell table:formula="of:=[.E60]/[.$E$1]" office:value-type="float" office:value="1">
            <text:p>1</text:p>
          </table:table-cell>
          <table:table-cell table:formula="of:=[.F60]/[.$F$1]" office:value-type="float" office:value="0.782051282051282">
            <text:p>0.7820512821</text:p>
          </table:table-cell>
          <table:table-cell table:formula="of:=[.G60]/[.$G$1]" office:value-type="float" office:value="0.536711034778875">
            <text:p>0.5367110348</text:p>
          </table:table-cell>
          <table:table-cell table:formula="of:=[.H60]/[.$H$1]" office:value-type="float" office:value="0.419254025409335">
            <text:p>0.4192540254</text:p>
          </table:table-cell>
          <table:table-cell table:formula="of:=[.I60]/[.$I$1]" office:value-type="float" office:value="0.84375">
            <text:p>0.84375</text:p>
          </table:table-cell>
          <table:table-cell table:formula="of:=[.J60]/[.$J$1]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.82">
            <text:p>4.82</text:p>
          </table:table-cell>
          <table:table-cell office:value-type="float" office:value="3.24">
            <text:p>3.24</text:p>
          </table:table-cell>
          <table:table-cell office:value-type="float" office:value="21.1">
            <text:p>21.1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8.49">
            <text:p>28.49</text:p>
          </table:table-cell>
          <table:table-cell office:value-type="float" office:value="8.42">
            <text:p>8.4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[.A61]/[.$A$1]" office:value-type="float" office:value="0.568807339449541">
            <text:p>0.5688073394</text:p>
          </table:table-cell>
          <table:table-cell table:formula="of:=[.B61]/[.$B$1]" office:value-type="float" office:value="0.15448717948718">
            <text:p>0.1544871795</text:p>
          </table:table-cell>
          <table:table-cell table:formula="of:=[.C61]/[.$C$1]" office:value-type="float" office:value="0.211350293542074">
            <text:p>0.2113502935</text:p>
          </table:table-cell>
          <table:table-cell table:formula="of:=[.D61]/[.D59]" office:value-type="float" office:value="2.01913875598086">
            <text:p>2.019138756</text:p>
          </table:table-cell>
          <table:table-cell table:formula="of:=[.E61]/[.$E$1]" office:value-type="float" office:value="1">
            <text:p>1</text:p>
          </table:table-cell>
          <table:table-cell table:formula="of:=[.F61]/[.$F$1]" office:value-type="float" office:value="0.615384615384615">
            <text:p>0.6153846154</text:p>
          </table:table-cell>
          <table:table-cell table:formula="of:=[.G61]/[.$G$1]" office:value-type="float" office:value="0.611635895234006">
            <text:p>0.6116358952</text:p>
          </table:table-cell>
          <table:table-cell table:formula="of:=[.H61]/[.$H$1]" office:value-type="float" office:value="0.0572049731639378">
            <text:p>0.0572049732</text:p>
          </table:table-cell>
          <table:table-cell table:formula="of:=[.I61]/[.$I$1]" office:value-type="float" office:value="0.46875">
            <text:p>0.46875</text:p>
          </table:table-cell>
          <table:table-cell table:formula="of:=[.J61]/[.$J$1]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41">
            <text:p>0.41</text:p>
          </table:table-cell>
          <table:table-cell office:value-type="float" office:value="1.88">
            <text:p>1.88</text:p>
          </table:table-cell>
          <table:table-cell office:value-type="float" office:value="10.29">
            <text:p>10.2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2.08">
            <text:p>22.08</text:p>
          </table:table-cell>
          <table:table-cell office:value-type="float" office:value="20.98">
            <text:p>20.9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[.A62]/[.$A$1]" office:value-type="float" office:value="0.513761467889908">
            <text:p>0.5137614679</text:p>
          </table:table-cell>
          <table:table-cell table:formula="of:=[.B62]/[.$B$1]" office:value-type="float" office:value="0.0131410256410256">
            <text:p>0.0131410256</text:p>
          </table:table-cell>
          <table:table-cell table:formula="of:=[.C62]/[.$C$1]" office:value-type="float" office:value="0.122635355512068">
            <text:p>0.1226353555</text:p>
          </table:table-cell>
          <table:table-cell table:formula="of:=[.D62]/[.D60]" office:value-type="float" office:value="0.366061899679829">
            <text:p>0.3660618997</text:p>
          </table:table-cell>
          <table:table-cell table:formula="of:=[.E62]/[.$E$1]" office:value-type="float" office:value="0">
            <text:p>0</text:p>
          </table:table-cell>
          <table:table-cell table:formula="of:=[.F62]/[.$F$1]" office:value-type="float" office:value="0.5">
            <text:p>0.5</text:p>
          </table:table-cell>
          <table:table-cell table:formula="of:=[.G62]/[.$G$1]" office:value-type="float" office:value="0.474023185916702">
            <text:p>0.4740231859</text:p>
          </table:table-cell>
          <table:table-cell table:formula="of:=[.H62]/[.$H$1]" office:value-type="float" office:value="0.142536857123446">
            <text:p>0.1425368571</text:p>
          </table:table-cell>
          <table:table-cell table:formula="of:=[.I62]/[.$I$1]" office:value-type="float" office:value="0.421875">
            <text:p>0.421875</text:p>
          </table:table-cell>
          <table:table-cell table:formula="of:=[.J62]/[.$J$1]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.46">
            <text:p>4.46</text:p>
          </table:table-cell>
          <table:table-cell office:value-type="float" office:value="7.27">
            <text:p>7.27</text:p>
          </table:table-cell>
          <table:table-cell office:value-type="float" office:value="29.13">
            <text:p>29.1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9.01">
            <text:p>29.01</text:p>
          </table:table-cell>
          <table:table-cell office:value-type="float" office:value="11.11">
            <text:p>11.1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[.A63]/[.$A$1]" office:value-type="float" office:value="0.541284403669725">
            <text:p>0.5412844037</text:p>
          </table:table-cell>
          <table:table-cell table:formula="of:=[.B63]/[.$B$1]" office:value-type="float" office:value="0.142948717948718">
            <text:p>0.1429487179</text:p>
          </table:table-cell>
          <table:table-cell table:formula="of:=[.C63]/[.$C$1]" office:value-type="float" office:value="0.47423352902805">
            <text:p>0.474233529</text:p>
          </table:table-cell>
          <table:table-cell table:formula="of:=[.D63]/[.D61]" office:value-type="float" office:value="1.38056872037915">
            <text:p>1.3805687204</text:p>
          </table:table-cell>
          <table:table-cell table:formula="of:=[.E63]/[.$E$1]" office:value-type="float" office:value="1">
            <text:p>1</text:p>
          </table:table-cell>
          <table:table-cell table:formula="of:=[.F63]/[.$F$1]" office:value-type="float" office:value="0.615384615384615">
            <text:p>0.6153846154</text:p>
          </table:table-cell>
          <table:table-cell table:formula="of:=[.G63]/[.$G$1]" office:value-type="float" office:value="0.622799484757407">
            <text:p>0.6227994848</text:p>
          </table:table-cell>
          <table:table-cell table:formula="of:=[.H63]/[.$H$1]" office:value-type="float" office:value="0.0754806712412528">
            <text:p>0.0754806712</text:p>
          </table:table-cell>
          <table:table-cell table:formula="of:=[.I63]/[.$I$1]" office:value-type="float" office:value="0.515625">
            <text:p>0.515625</text:p>
          </table:table-cell>
          <table:table-cell table:formula="of:=[.J63]/[.$J$1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.37">
            <text:p>3.37</text:p>
          </table:table-cell>
          <table:table-cell office:value-type="float" office:value="16.1">
            <text:p>16.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1.06">
            <text:p>21.0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/>
          <table:table-cell table:formula="of:=[.A64]/[.$A$1]" office:value-type="float" office:value="0.559633027522936">
            <text:p>0.5596330275</text:p>
          </table:table-cell>
          <table:table-cell table:formula="of:=[.B64]/[.$B$1]" office:value-type="float" office:value="0">
            <text:p>0</text:p>
          </table:table-cell>
          <table:table-cell table:formula="of:=[.C64]/[.$C$1]" office:value-type="float" office:value="0.21983039791259">
            <text:p>0.2198303979</text:p>
          </table:table-cell>
          <table:table-cell table:formula="of:=[.D64]/[.D62]" office:value-type="float" office:value="1.56462585034014">
            <text:p>1.5646258503</text:p>
          </table:table-cell>
          <table:table-cell table:formula="of:=[.E64]/[.$E$1]" office:value-type="float" office:value="0">
            <text:p>0</text:p>
          </table:table-cell>
          <table:table-cell table:formula="of:=[.F64]/[.$F$1]" office:value-type="float" office:value="0.858974358974359">
            <text:p>0.858974359</text:p>
          </table:table-cell>
          <table:table-cell table:formula="of:=[.G64]/[.$G$1]" office:value-type="float" office:value="0.452125375697724">
            <text:p>0.4521253757</text:p>
          </table:table-cell>
          <table:table-cell table:formula="of:=[.H64]/[.$H$1]" office:value-type="float" office:value="0">
            <text:p>0</text:p>
          </table:table-cell>
          <table:table-cell table:formula="of:=[.I64]/[.$I$1]" office:value-type="float" office:value="0.5">
            <text:p>0.5</text:p>
          </table:table-cell>
          <table:table-cell table:formula="of:=[.J64]/[.$J$1]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3.67">
            <text:p>3.67</text:p>
          </table:table-cell>
          <table:table-cell office:value-type="float" office:value="12.13">
            <text:p>12.1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9.15">
            <text:p>19.15</text:p>
          </table:table-cell>
          <table:table-cell office:value-type="float" office:value="0.6">
            <text:p>0.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formula="of:=[.A65]/[.$A$1]" office:value-type="float" office:value="0.541284403669725">
            <text:p>0.5412844037</text:p>
          </table:table-cell>
          <table:table-cell table:formula="of:=[.B65]/[.$B$1]" office:value-type="float" office:value="0">
            <text:p>0</text:p>
          </table:table-cell>
          <table:table-cell table:formula="of:=[.C65]/[.$C$1]" office:value-type="float" office:value="0.239399869536856">
            <text:p>0.2393998695</text:p>
          </table:table-cell>
          <table:table-cell table:formula="of:=[.D65]/[.D63]" office:value-type="float" office:value="0.416409200137316">
            <text:p>0.4164092001</text:p>
          </table:table-cell>
          <table:table-cell table:formula="of:=[.E65]/[.$E$1]" office:value-type="float" office:value="0">
            <text:p>0</text:p>
          </table:table-cell>
          <table:table-cell table:formula="of:=[.F65]/[.$F$1]" office:value-type="float" office:value="0.653846153846154">
            <text:p>0.6538461538</text:p>
          </table:table-cell>
          <table:table-cell table:formula="of:=[.G65]/[.$G$1]" office:value-type="float" office:value="0.411120652640618">
            <text:p>0.4111206526</text:p>
          </table:table-cell>
          <table:table-cell table:formula="of:=[.H65]/[.$H$1]" office:value-type="float" office:value="0.00407636388341599">
            <text:p>0.0040763639</text:p>
          </table:table-cell>
          <table:table-cell table:formula="of:=[.I65]/[.$I$1]" office:value-type="float" office:value="0.234375">
            <text:p>0.234375</text:p>
          </table:table-cell>
          <table:table-cell table:formula="of:=[.J65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.72">
            <text:p>1.72</text:p>
          </table:table-cell>
          <table:table-cell office:value-type="float" office:value="2.66">
            <text:p>2.66</text:p>
          </table:table-cell>
          <table:table-cell office:value-type="float" office:value="10.38">
            <text:p>10.38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7.81">
            <text:p>17.81</text:p>
          </table:table-cell>
          <table:table-cell office:value-type="float" office:value="11.1">
            <text:p>11.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[.A66]/[.$A$1]" office:value-type="float" office:value="0.596330275229358">
            <text:p>0.5963302752</text:p>
          </table:table-cell>
          <table:table-cell table:formula="of:=[.B66]/[.$B$1]" office:value-type="float" office:value="0.0551282051282051">
            <text:p>0.0551282051</text:p>
          </table:table-cell>
          <table:table-cell table:formula="of:=[.C66]/[.$C$1]" office:value-type="float" office:value="0.17351598173516">
            <text:p>0.1735159817</text:p>
          </table:table-cell>
          <table:table-cell table:formula="of:=[.D66]/[.D64]" office:value-type="float" office:value="0.64472049689441">
            <text:p>0.6447204969</text:p>
          </table:table-cell>
          <table:table-cell table:formula="of:=[.E66]/[.$E$1]" office:value-type="float" office:value="0">
            <text:p>0</text:p>
          </table:table-cell>
          <table:table-cell table:formula="of:=[.F66]/[.$F$1]" office:value-type="float" office:value="0.871794871794872">
            <text:p>0.8717948718</text:p>
          </table:table-cell>
          <table:table-cell table:formula="of:=[.G66]/[.$G$1]" office:value-type="float" office:value="0.382352941176471">
            <text:p>0.3823529412</text:p>
          </table:table-cell>
          <table:table-cell table:formula="of:=[.H66]/[.$H$1]" office:value-type="float" office:value="0.0754127318431959">
            <text:p>0.0754127318</text:p>
          </table:table-cell>
          <table:table-cell table:formula="of:=[.I66]/[.$I$1]" office:value-type="float" office:value="0.40625">
            <text:p>0.40625</text:p>
          </table:table-cell>
          <table:table-cell table:formula="of:=[.J66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.6">
            <text:p>5.6</text:p>
          </table:table-cell>
          <table:table-cell office:value-type="float" office:value="3.37">
            <text:p>3.37</text:p>
          </table:table-cell>
          <table:table-cell office:value-type="float" office:value="24.8">
            <text:p>24.8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5.76">
            <text:p>25.76</text:p>
          </table:table-cell>
          <table:table-cell office:value-type="float" office:value="43.2">
            <text:p>43.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formula="of:=[.A67]/[.$A$1]" office:value-type="float" office:value="0.596330275229358">
            <text:p>0.5963302752</text:p>
          </table:table-cell>
          <table:table-cell table:formula="of:=[.B67]/[.$B$1]" office:value-type="float" office:value="0.179487179487179">
            <text:p>0.1794871795</text:p>
          </table:table-cell>
          <table:table-cell table:formula="of:=[.C67]/[.$C$1]" office:value-type="float" office:value="0.21983039791259">
            <text:p>0.2198303979</text:p>
          </table:table-cell>
          <table:table-cell table:formula="of:=[.D67]/[.D65]" office:value-type="float" office:value="2.04451772464963">
            <text:p>2.0445177246</text:p>
          </table:table-cell>
          <table:table-cell table:formula="of:=[.E67]/[.$E$1]" office:value-type="float" office:value="0">
            <text:p>0</text:p>
          </table:table-cell>
          <table:table-cell table:formula="of:=[.F67]/[.$F$1]" office:value-type="float" office:value="0.743589743589744">
            <text:p>0.7435897436</text:p>
          </table:table-cell>
          <table:table-cell table:formula="of:=[.G67]/[.$G$1]" office:value-type="float" office:value="0.553027050236153">
            <text:p>0.5530270502</text:p>
          </table:table-cell>
          <table:table-cell table:formula="of:=[.H67]/[.$H$1]" office:value-type="float" office:value="0.293498199605951">
            <text:p>0.2934981996</text:p>
          </table:table-cell>
          <table:table-cell table:formula="of:=[.I67]/[.$I$1]" office:value-type="float" office:value="0.5625">
            <text:p>0.5625</text:p>
          </table:table-cell>
          <table:table-cell table:formula="of:=[.J67]/[.$J$1]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9">
            <text:p>0.09</text:p>
          </table:table-cell>
          <table:table-cell office:value-type="float" office:value="5.03">
            <text:p>5.03</text:p>
          </table:table-cell>
          <table:table-cell office:value-type="float" office:value="13.27">
            <text:p>13.2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7.75">
            <text:p>17.75</text:p>
          </table:table-cell>
          <table:table-cell office:value-type="float" office:value="4.63">
            <text:p>4.6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[.A68]/[.$A$1]" office:value-type="float" office:value="0.577981651376147">
            <text:p>0.5779816514</text:p>
          </table:table-cell>
          <table:table-cell table:formula="of:=[.B68]/[.$B$1]" office:value-type="float" office:value="0.00288461538461538">
            <text:p>0.0028846154</text:p>
          </table:table-cell>
          <table:table-cell table:formula="of:=[.C68]/[.$C$1]" office:value-type="float" office:value="0.328114807566862">
            <text:p>0.3281148076</text:p>
          </table:table-cell>
          <table:table-cell table:formula="of:=[.D68]/[.D66]" office:value-type="float" office:value="1.27842003853565">
            <text:p>1.2784200385</text:p>
          </table:table-cell>
          <table:table-cell table:formula="of:=[.E68]/[.$E$1]" office:value-type="float" office:value="1">
            <text:p>1</text:p>
          </table:table-cell>
          <table:table-cell table:formula="of:=[.F68]/[.$F$1]" office:value-type="float" office:value="0.641025641025641">
            <text:p>0.641025641</text:p>
          </table:table-cell>
          <table:table-cell table:formula="of:=[.G68]/[.$G$1]" office:value-type="float" office:value="0.381064834693001">
            <text:p>0.3810648347</text:p>
          </table:table-cell>
          <table:table-cell table:formula="of:=[.H68]/[.$H$1]" office:value-type="float" office:value="0.0314559413003601">
            <text:p>0.0314559413</text:p>
          </table:table-cell>
          <table:table-cell table:formula="of:=[.I68]/[.$I$1]" office:value-type="float" office:value="0.3125">
            <text:p>0.3125</text:p>
          </table:table-cell>
          <table:table-cell table:formula="of:=[.J68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4">
            <text:p>0.4</text:p>
          </table:table-cell>
          <table:table-cell office:value-type="float" office:value="6.17">
            <text:p>6.17</text:p>
          </table:table-cell>
          <table:table-cell office:value-type="float" office:value="26.35">
            <text:p>26.3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7.86">
            <text:p>27.86</text:p>
          </table:table-cell>
          <table:table-cell office:value-type="float" office:value="11.11">
            <text:p>11.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[.A69]/[.$A$1]" office:value-type="float" office:value="0.587155963302752">
            <text:p>0.5871559633</text:p>
          </table:table-cell>
          <table:table-cell table:formula="of:=[.B69]/[.$B$1]" office:value-type="float" office:value="0.0128205128205128">
            <text:p>0.0128205128</text:p>
          </table:table-cell>
          <table:table-cell table:formula="of:=[.C69]/[.$C$1]" office:value-type="float" office:value="0.402478799739074">
            <text:p>0.4024787997</text:p>
          </table:table-cell>
          <table:table-cell table:formula="of:=[.D69]/[.D67]" office:value-type="float" office:value="1.0625">
            <text:p>1.0625</text:p>
          </table:table-cell>
          <table:table-cell table:formula="of:=[.E69]/[.$E$1]" office:value-type="float" office:value="0">
            <text:p>0</text:p>
          </table:table-cell>
          <table:table-cell table:formula="of:=[.F69]/[.$F$1]" office:value-type="float" office:value="0.82051282051282">
            <text:p>0.8205128205</text:p>
          </table:table-cell>
          <table:table-cell table:formula="of:=[.G69]/[.$G$1]" office:value-type="float" office:value="0.598110777157578">
            <text:p>0.5981107772</text:p>
          </table:table-cell>
          <table:table-cell table:formula="of:=[.H69]/[.$H$1]" office:value-type="float" office:value="0.0754806712412528">
            <text:p>0.0754806712</text:p>
          </table:table-cell>
          <table:table-cell table:formula="of:=[.I69]/[.$I$1]" office:value-type="float" office:value="0.53125">
            <text:p>0.53125</text:p>
          </table:table-cell>
          <table:table-cell table:formula="of:=[.J69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4.12">
            <text:p>4.12</text:p>
          </table:table-cell>
          <table:table-cell office:value-type="float" office:value="17.42">
            <text:p>17.4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1.66">
            <text:p>21.66</text:p>
          </table:table-cell>
          <table:table-cell office:value-type="float" office:value="12.86">
            <text:p>12.8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[.A70]/[.$A$1]" office:value-type="float" office:value="0.623853211009174">
            <text:p>0.623853211</text:p>
          </table:table-cell>
          <table:table-cell table:formula="of:=[.B70]/[.$B$1]" office:value-type="float" office:value="0">
            <text:p>0</text:p>
          </table:table-cell>
          <table:table-cell table:formula="of:=[.C70]/[.$C$1]" office:value-type="float" office:value="0.268754076973255">
            <text:p>0.268754077</text:p>
          </table:table-cell>
          <table:table-cell table:formula="of:=[.D70]/[.D68]" office:value-type="float" office:value="1.31273549359457">
            <text:p>1.3127354936</text:p>
          </table:table-cell>
          <table:table-cell table:formula="of:=[.E70]/[.$E$1]" office:value-type="float" office:value="0">
            <text:p>0</text:p>
          </table:table-cell>
          <table:table-cell table:formula="of:=[.F70]/[.$F$1]" office:value-type="float" office:value="0.666666666666667">
            <text:p>0.6666666667</text:p>
          </table:table-cell>
          <table:table-cell table:formula="of:=[.G70]/[.$G$1]" office:value-type="float" office:value="0.465006440532417">
            <text:p>0.4650064405</text:p>
          </table:table-cell>
          <table:table-cell table:formula="of:=[.H70]/[.$H$1]" office:value-type="float" office:value="0.0873700659012161">
            <text:p>0.0873700659</text:p>
          </table:table-cell>
          <table:table-cell table:formula="of:=[.I70]/[.$I$1]" office:value-type="float" office:value="0.625">
            <text:p>0.625</text:p>
          </table:table-cell>
          <table:table-cell table:formula="of:=[.J70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float" office:value="30.84">
            <text:p>30.8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9.16">
            <text:p>29.1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/>
          <table:table-cell table:formula="of:=[.A71]/[.$A$1]" office:value-type="float" office:value="0.614678899082569">
            <text:p>0.6146788991</text:p>
          </table:table-cell>
          <table:table-cell table:formula="of:=[.B71]/[.$B$1]" office:value-type="float" office:value="0">
            <text:p>0</text:p>
          </table:table-cell>
          <table:table-cell table:formula="of:=[.C71]/[.$C$1]" office:value-type="float" office:value="0.384866275277234">
            <text:p>0.3848662753</text:p>
          </table:table-cell>
          <table:table-cell table:formula="of:=[.D71]/[.D69]" office:value-type="float" office:value="1.17039848197343">
            <text:p>1.170398482</text:p>
          </table:table-cell>
          <table:table-cell table:formula="of:=[.E71]/[.$E$1]" office:value-type="float" office:value="0">
            <text:p>0</text:p>
          </table:table-cell>
          <table:table-cell table:formula="of:=[.F71]/[.$F$1]" office:value-type="float" office:value="0.628205128205128">
            <text:p>0.6282051282</text:p>
          </table:table-cell>
          <table:table-cell table:formula="of:=[.G71]/[.$G$1]" office:value-type="float" office:value="0.62601975096608">
            <text:p>0.626019751</text:p>
          </table:table-cell>
          <table:table-cell table:formula="of:=[.H71]/[.$H$1]" office:value-type="float" office:value="0">
            <text:p>0</text:p>
          </table:table-cell>
          <table:table-cell table:formula="of:=[.I71]/[.$I$1]" office:value-type="float" office:value="0.859375">
            <text:p>0.859375</text:p>
          </table:table-cell>
          <table:table-cell table:formula="of:=[.J71]/[.$J$1]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6">
            <text:p>0.6</text:p>
          </table:table-cell>
          <table:table-cell office:value-type="float" office:value="5.56">
            <text:p>5.56</text:p>
          </table:table-cell>
          <table:table-cell office:value-type="float" office:value="33.39">
            <text:p>33.39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7.19">
            <text:p>27.1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[.A72]/[.$A$1]" office:value-type="float" office:value="0.642201834862385">
            <text:p>0.6422018349</text:p>
          </table:table-cell>
          <table:table-cell table:formula="of:=[.B72]/[.$B$1]" office:value-type="float" office:value="0.0192307692307692">
            <text:p>0.0192307692</text:p>
          </table:table-cell>
          <table:table-cell table:formula="of:=[.C72]/[.$C$1]" office:value-type="float" office:value="0.362687540769733">
            <text:p>0.3626875408</text:p>
          </table:table-cell>
          <table:table-cell table:formula="of:=[.D72]/[.D70]" office:value-type="float" office:value="1.91676234213548">
            <text:p>1.9167623421</text:p>
          </table:table-cell>
          <table:table-cell table:formula="of:=[.E72]/[.$E$1]" office:value-type="float" office:value="1">
            <text:p>1</text:p>
          </table:table-cell>
          <table:table-cell table:formula="of:=[.F72]/[.$F$1]" office:value-type="float" office:value="0.743589743589744">
            <text:p>0.7435897436</text:p>
          </table:table-cell>
          <table:table-cell table:formula="of:=[.G72]/[.$G$1]" office:value-type="float" office:value="0.583726921425505">
            <text:p>0.5837269214</text:p>
          </table:table-cell>
          <table:table-cell table:formula="of:=[.H72]/[.$H$1]" office:value-type="float" office:value="0">
            <text:p>0</text:p>
          </table:table-cell>
          <table:table-cell table:formula="of:=[.I72]/[.$I$1]" office:value-type="float" office:value="0.859375">
            <text:p>0.859375</text:p>
          </table:table-cell>
          <table:table-cell table:formula="of:=[.J72]/[.$J$1]" office:value-type="float" office:value="1">
            <text:p>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.5">
            <text:p>4.5</text:p>
          </table:table-cell>
          <table:table-cell office:value-type="float" office:value="6.68">
            <text:p>6.68</text:p>
          </table:table-cell>
          <table:table-cell office:value-type="float" office:value="28.47">
            <text:p>28.47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4.25">
            <text:p>24.25</text:p>
          </table:table-cell>
          <table:table-cell office:value-type="float" office:value="24.38">
            <text:p>24.38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/>
          <table:table-cell table:formula="of:=[.A73]/[.$A$1]" office:value-type="float" office:value="0.770642201834862">
            <text:p>0.7706422018</text:p>
          </table:table-cell>
          <table:table-cell table:formula="of:=[.B73]/[.$B$1]" office:value-type="float" office:value="0.144230769230769">
            <text:p>0.1442307692</text:p>
          </table:table-cell>
          <table:table-cell table:formula="of:=[.C73]/[.$C$1]" office:value-type="float" office:value="0.435746901500326">
            <text:p>0.4357469015</text:p>
          </table:table-cell>
          <table:table-cell table:formula="of:=[.D73]/[.D71]" office:value-type="float" office:value="0.923151750972763">
            <text:p>0.923151751</text:p>
          </table:table-cell>
          <table:table-cell table:formula="of:=[.E73]/[.$E$1]" office:value-type="float" office:value="0">
            <text:p>0</text:p>
          </table:table-cell>
          <table:table-cell table:formula="of:=[.F73]/[.$F$1]" office:value-type="float" office:value="0.551282051282051">
            <text:p>0.5512820513</text:p>
          </table:table-cell>
          <table:table-cell table:formula="of:=[.G73]/[.$G$1]" office:value-type="float" office:value="0.520609703735509">
            <text:p>0.5206097037</text:p>
          </table:table-cell>
          <table:table-cell table:formula="of:=[.H73]/[.$H$1]" office:value-type="float" office:value="0.165636252462803">
            <text:p>0.1656362525</text:p>
          </table:table-cell>
          <table:table-cell table:formula="of:=[.I73]/[.$I$1]" office:value-type="float" office:value="0.875">
            <text:p>0.875</text:p>
          </table:table-cell>
          <table:table-cell table:formula="of:=[.J73]/[.$J$1]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7.04">
            <text:p>7.04</text:p>
          </table:table-cell>
          <table:table-cell office:value-type="float" office:value="22.64">
            <text:p>22.6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2.59">
            <text:p>22.5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/>
          <table:table-cell table:formula="of:=[.A74]/[.$A$1]" office:value-type="float" office:value="0.522935779816514">
            <text:p>0.5229357798</text:p>
          </table:table-cell>
          <table:table-cell table:formula="of:=[.B74]/[.$B$1]" office:value-type="float" office:value="0.0961538461538462">
            <text:p>0.0961538462</text:p>
          </table:table-cell>
          <table:table-cell table:formula="of:=[.C74]/[.$C$1]" office:value-type="float" office:value="0.459230267449446">
            <text:p>0.4592302674</text:p>
          </table:table-cell>
          <table:table-cell table:formula="of:=[.D74]/[.D72]" office:value-type="float" office:value="0.678047319556754">
            <text:p>0.6780473196</text:p>
          </table:table-cell>
          <table:table-cell table:formula="of:=[.E74]/[.$E$1]" office:value-type="float" office:value="1">
            <text:p>1</text:p>
          </table:table-cell>
          <table:table-cell table:formula="of:=[.F74]/[.$F$1]" office:value-type="float" office:value="0.705128205128205">
            <text:p>0.7051282051</text:p>
          </table:table-cell>
          <table:table-cell table:formula="of:=[.G74]/[.$G$1]" office:value-type="float" office:value="0.484972091026191">
            <text:p>0.484972091</text:p>
          </table:table-cell>
          <table:table-cell table:formula="of:=[.H74]/[.$H$1]" office:value-type="float" office:value="0">
            <text:p>0</text:p>
          </table:table-cell>
          <table:table-cell table:formula="of:=[.I74]/[.$I$1]" office:value-type="float" office:value="0.703125">
            <text:p>0.703125</text:p>
          </table:table-cell>
          <table:table-cell table:formula="of:=[.J74]/[.$J$1]" office:value-type="float" office:value="1">
            <text:p>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.8">
            <text:p>4.8</text:p>
          </table:table-cell>
          <table:table-cell office:value-type="float" office:value="6.09">
            <text:p>6.09</text:p>
          </table:table-cell>
          <table:table-cell office:value-type="float" office:value="36.55">
            <text:p>36.5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5.44">
            <text:p>25.44</text:p>
          </table:table-cell>
          <table:table-cell office:value-type="float" office:value="0.88">
            <text:p>0.8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[.A75]/[.$A$1]" office:value-type="float" office:value="0.678899082568807">
            <text:p>0.6788990826</text:p>
          </table:table-cell>
          <table:table-cell table:formula="of:=[.B75]/[.$B$1]" office:value-type="float" office:value="0.153846153846154">
            <text:p>0.1538461538</text:p>
          </table:table-cell>
          <table:table-cell table:formula="of:=[.C75]/[.$C$1]" office:value-type="float" office:value="0.397260273972603">
            <text:p>0.397260274</text:p>
          </table:table-cell>
          <table:table-cell table:formula="of:=[.D75]/[.D73]" office:value-type="float" office:value="1.28380751668423">
            <text:p>1.2838075167</text:p>
          </table:table-cell>
          <table:table-cell table:formula="of:=[.E75]/[.$E$1]" office:value-type="float" office:value="1">
            <text:p>1</text:p>
          </table:table-cell>
          <table:table-cell table:formula="of:=[.F75]/[.$F$1]" office:value-type="float" office:value="0.807692307692308">
            <text:p>0.8076923077</text:p>
          </table:table-cell>
          <table:table-cell table:formula="of:=[.G75]/[.$G$1]" office:value-type="float" office:value="0.546157148990983">
            <text:p>0.546157149</text:p>
          </table:table-cell>
          <table:table-cell table:formula="of:=[.H75]/[.$H$1]" office:value-type="float" office:value="0.00597866702901012">
            <text:p>0.005978667</text:p>
          </table:table-cell>
          <table:table-cell table:formula="of:=[.I75]/[.$I$1]" office:value-type="float" office:value="0.859375">
            <text:p>0.859375</text:p>
          </table:table-cell>
          <table:table-cell table:formula="of:=[.J75]/[.$J$1]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  <table:table-cell office:value-type="float" office:value="13.15">
            <text:p>13.15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0.75">
            <text:p>20.7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76]/[.$A$1]" office:value-type="float" office:value="0.587155963302752">
            <text:p>0.5871559633</text:p>
          </table:table-cell>
          <table:table-cell table:formula="of:=[.B76]/[.$B$1]" office:value-type="float" office:value="0">
            <text:p>0</text:p>
          </table:table-cell>
          <table:table-cell table:formula="of:=[.C76]/[.$C$1]" office:value-type="float" office:value="0.158512720156556">
            <text:p>0.1585127202</text:p>
          </table:table-cell>
          <table:table-cell table:formula="of:=[.D76]/[.D74]" office:value-type="float" office:value="0.580830388692579">
            <text:p>0.5808303887</text:p>
          </table:table-cell>
          <table:table-cell table:formula="of:=[.E76]/[.$E$1]" office:value-type="float" office:value="1">
            <text:p>1</text:p>
          </table:table-cell>
          <table:table-cell table:formula="of:=[.F76]/[.$F$1]" office:value-type="float" office:value="0.807692307692308">
            <text:p>0.8076923077</text:p>
          </table:table-cell>
          <table:table-cell table:formula="of:=[.G76]/[.$G$1]" office:value-type="float" office:value="0.445470158866466">
            <text:p>0.4454701589</text:p>
          </table:table-cell>
          <table:table-cell table:formula="of:=[.H76]/[.$H$1]" office:value-type="float" office:value="0">
            <text:p>0</text:p>
          </table:table-cell>
          <table:table-cell table:formula="of:=[.I76]/[.$I$1]" office:value-type="float" office:value="0.265625">
            <text:p>0.265625</text:p>
          </table:table-cell>
          <table:table-cell table:formula="of:=[.J76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56">
            <text:p>0.56</text:p>
          </table:table-cell>
          <table:table-cell office:value-type="float" office:value="3.3">
            <text:p>3.3</text:p>
          </table:table-cell>
          <table:table-cell office:value-type="float" office:value="30.86">
            <text:p>30.8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7.52">
            <text:p>27.52</text:p>
          </table:table-cell>
          <table:table-cell office:value-type="float" office:value="33.33">
            <text:p>33.3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formula="of:=[.A77]/[.$A$1]" office:value-type="float" office:value="0.596330275229358">
            <text:p>0.5963302752</text:p>
          </table:table-cell>
          <table:table-cell table:formula="of:=[.B77]/[.$B$1]" office:value-type="float" office:value="0.017948717948718">
            <text:p>0.0179487179</text:p>
          </table:table-cell>
          <table:table-cell table:formula="of:=[.C77]/[.$C$1]" office:value-type="float" office:value="0.215264187866928">
            <text:p>0.2152641879</text:p>
          </table:table-cell>
          <table:table-cell table:formula="of:=[.D77]/[.D75]" office:value-type="float" office:value="0.844322845417237">
            <text:p>0.8443228454</text:p>
          </table:table-cell>
          <table:table-cell table:formula="of:=[.E77]/[.$E$1]" office:value-type="float" office:value="0">
            <text:p>0</text:p>
          </table:table-cell>
          <table:table-cell table:formula="of:=[.F77]/[.$F$1]" office:value-type="float" office:value="0.628205128205128">
            <text:p>0.6282051282</text:p>
          </table:table-cell>
          <table:table-cell table:formula="of:=[.G77]/[.$G$1]" office:value-type="float" office:value="0.590811507084586">
            <text:p>0.5908115071</text:p>
          </table:table-cell>
          <table:table-cell table:formula="of:=[.H77]/[.$H$1]" office:value-type="float" office:value="0.226442013723758">
            <text:p>0.2264420137</text:p>
          </table:table-cell>
          <table:table-cell table:formula="of:=[.I77]/[.$I$1]" office:value-type="float" office:value="0.703125">
            <text:p>0.703125</text:p>
          </table:table-cell>
          <table:table-cell table:formula="of:=[.J77]/[.$J$1]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5.08">
            <text:p>5.08</text:p>
          </table:table-cell>
          <table:table-cell office:value-type="float" office:value="27.33">
            <text:p>27.3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7.83">
            <text:p>27.83</text:p>
          </table:table-cell>
          <table:table-cell office:value-type="float" office:value="1.25">
            <text:p>1.2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[.A78]/[.$A$1]" office:value-type="float" office:value="0.642201834862385">
            <text:p>0.6422018349</text:p>
          </table:table-cell>
          <table:table-cell table:formula="of:=[.B78]/[.$B$1]" office:value-type="float" office:value="0">
            <text:p>0</text:p>
          </table:table-cell>
          <table:table-cell table:formula="of:=[.C78]/[.$C$1]" office:value-type="float" office:value="0.331376386170907">
            <text:p>0.3313763862</text:p>
          </table:table-cell>
          <table:table-cell table:formula="of:=[.D78]/[.D76]" office:value-type="float" office:value="2.07832699619772">
            <text:p>2.0783269962</text:p>
          </table:table-cell>
          <table:table-cell table:formula="of:=[.E78]/[.$E$1]" office:value-type="float" office:value="1">
            <text:p>1</text:p>
          </table:table-cell>
          <table:table-cell table:formula="of:=[.F78]/[.$F$1]" office:value-type="float" office:value="0.525641025641026">
            <text:p>0.5256410256</text:p>
          </table:table-cell>
          <table:table-cell table:formula="of:=[.G78]/[.$G$1]" office:value-type="float" office:value="0.597466723915844">
            <text:p>0.5974667239</text:p>
          </table:table-cell>
          <table:table-cell table:formula="of:=[.H78]/[.$H$1]" office:value-type="float" office:value="0.00849242475711665">
            <text:p>0.0084924248</text:p>
          </table:table-cell>
          <table:table-cell table:formula="of:=[.I78]/[.$I$1]" office:value-type="float" office:value="0.59375">
            <text:p>0.59375</text:p>
          </table:table-cell>
          <table:table-cell table:formula="of:=[.J78]/[.$J$1]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9">
            <text:p>0.9</text:p>
          </table:table-cell>
          <table:table-cell office:value-type="float" office:value="5.64">
            <text:p>5.64</text:p>
          </table:table-cell>
          <table:table-cell office:value-type="float" office:value="17.78">
            <text:p>17.78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1.94">
            <text:p>21.94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table:formula="of:=[.A79]/[.$A$1]" office:value-type="float" office:value="0.577981651376147">
            <text:p>0.5779816514</text:p>
          </table:table-cell>
          <table:table-cell table:formula="of:=[.B79]/[.$B$1]" office:value-type="float" office:value="0.0288461538461538">
            <text:p>0.0288461538</text:p>
          </table:table-cell>
          <table:table-cell table:formula="of:=[.C79]/[.$C$1]" office:value-type="float" office:value="0.367906066536203">
            <text:p>0.3679060665</text:p>
          </table:table-cell>
          <table:table-cell table:formula="of:=[.D79]/[.D77]" office:value-type="float" office:value="0.576150356448477">
            <text:p>0.5761503564</text:p>
          </table:table-cell>
          <table:table-cell table:formula="of:=[.E79]/[.$E$1]" office:value-type="float" office:value="1">
            <text:p>1</text:p>
          </table:table-cell>
          <table:table-cell table:formula="of:=[.F79]/[.$F$1]" office:value-type="float" office:value="0.705128205128205">
            <text:p>0.7051282051</text:p>
          </table:table-cell>
          <table:table-cell table:formula="of:=[.G79]/[.$G$1]" office:value-type="float" office:value="0.471017604121941">
            <text:p>0.4710176041</text:p>
          </table:table-cell>
          <table:table-cell table:formula="of:=[.H79]/[.$H$1]" office:value-type="float" office:value="0">
            <text:p>0</text:p>
          </table:table-cell>
          <table:table-cell table:formula="of:=[.I79]/[.$I$1]" office:value-type="float" office:value="0.640625">
            <text:p>0.640625</text:p>
          </table:table-cell>
          <table:table-cell table:formula="of:=[.J79]/[.$J$1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72">
            <text:p>0.72</text:p>
          </table:table-cell>
          <table:table-cell office:value-type="float" office:value="4.04">
            <text:p>4.04</text:p>
          </table:table-cell>
          <table:table-cell office:value-type="float" office:value="32.38">
            <text:p>32.3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8.34">
            <text:p>28.3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/>
          <table:table-cell table:formula="of:=[.A80]/[.$A$1]" office:value-type="float" office:value="0.559633027522936">
            <text:p>0.5596330275</text:p>
          </table:table-cell>
          <table:table-cell table:formula="of:=[.B80]/[.$B$1]" office:value-type="float" office:value="0.0230769230769231">
            <text:p>0.0230769231</text:p>
          </table:table-cell>
          <table:table-cell table:formula="of:=[.C80]/[.$C$1]" office:value-type="float" office:value="0.263535551206784">
            <text:p>0.2635355512</text:p>
          </table:table-cell>
          <table:table-cell table:formula="of:=[.D80]/[.D78]" office:value-type="float" office:value="1.18477863154043">
            <text:p>1.1847786315</text:p>
          </table:table-cell>
          <table:table-cell table:formula="of:=[.E80]/[.$E$1]" office:value-type="float" office:value="0">
            <text:p>0</text:p>
          </table:table-cell>
          <table:table-cell table:formula="of:=[.F80]/[.$F$1]" office:value-type="float" office:value="0.435897435897436">
            <text:p>0.4358974359</text:p>
          </table:table-cell>
          <table:table-cell table:formula="of:=[.G80]/[.$G$1]" office:value-type="float" office:value="0.608415629025333">
            <text:p>0.608415629</text:p>
          </table:table-cell>
          <table:table-cell table:formula="of:=[.H80]/[.$H$1]" office:value-type="float" office:value="0">
            <text:p>0</text:p>
          </table:table-cell>
          <table:table-cell table:formula="of:=[.I80]/[.$I$1]" office:value-type="float" office:value="0.859375">
            <text:p>0.859375</text:p>
          </table:table-cell>
          <table:table-cell table:formula="of:=[.J80]/[.$J$1]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.03">
            <text:p>1.03</text:p>
          </table:table-cell>
          <table:table-cell office:value-type="float" office:value="2.83">
            <text:p>2.83</text:p>
          </table:table-cell>
          <table:table-cell office:value-type="float" office:value="10.85">
            <text:p>10.8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1.59">
            <text:p>21.59</text:p>
          </table:table-cell>
          <table:table-cell office:value-type="float" office:value="1.75">
            <text:p>1.7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[.A81]/[.$A$1]" office:value-type="float" office:value="0.532110091743119">
            <text:p>0.5321100917</text:p>
          </table:table-cell>
          <table:table-cell table:formula="of:=[.B81]/[.$B$1]" office:value-type="float" office:value="0.0330128205128205">
            <text:p>0.0330128205</text:p>
          </table:table-cell>
          <table:table-cell table:formula="of:=[.C81]/[.$C$1]" office:value-type="float" office:value="0.184605348988911">
            <text:p>0.184605349</text:p>
          </table:table-cell>
          <table:table-cell table:formula="of:=[.D81]/[.D79]" office:value-type="float" office:value="0.610236220472441">
            <text:p>0.6102362205</text:p>
          </table:table-cell>
          <table:table-cell table:formula="of:=[.E81]/[.$E$1]" office:value-type="float" office:value="0">
            <text:p>0</text:p>
          </table:table-cell>
          <table:table-cell table:formula="of:=[.F81]/[.$F$1]" office:value-type="float" office:value="0.576923076923077">
            <text:p>0.5769230769</text:p>
          </table:table-cell>
          <table:table-cell table:formula="of:=[.G81]/[.$G$1]" office:value-type="float" office:value="0.463503649635037">
            <text:p>0.4635036496</text:p>
          </table:table-cell>
          <table:table-cell table:formula="of:=[.H81]/[.$H$1]" office:value-type="float" office:value="0.0118893946599633">
            <text:p>0.0118893947</text:p>
          </table:table-cell>
          <table:table-cell table:formula="of:=[.I81]/[.$I$1]" office:value-type="float" office:value="0.328125">
            <text:p>0.328125</text:p>
          </table:table-cell>
          <table:table-cell table:formula="of:=[.J81]/[.$J$1]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.7">
            <text:p>3.7</text:p>
          </table:table-cell>
          <table:table-cell office:value-type="float" office:value="4.02">
            <text:p>4.02</text:p>
          </table:table-cell>
          <table:table-cell office:value-type="float" office:value="39.66">
            <text:p>39.6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30.57">
            <text:p>30.5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  <table:table-cell table:formula="of:=[.A82]/[.$A$1]" office:value-type="float" office:value="0.55045871559633">
            <text:p>0.5504587156</text:p>
          </table:table-cell>
          <table:table-cell table:formula="of:=[.B82]/[.$B$1]" office:value-type="float" office:value="0.118589743589744">
            <text:p>0.1185897436</text:p>
          </table:table-cell>
          <table:table-cell table:formula="of:=[.C82]/[.$C$1]" office:value-type="float" office:value="0.262230919765166">
            <text:p>0.2622309198</text:p>
          </table:table-cell>
          <table:table-cell table:formula="of:=[.D82]/[.D80]" office:value-type="float" office:value="1.224830142063">
            <text:p>1.2248301421</text:p>
          </table:table-cell>
          <table:table-cell table:formula="of:=[.E82]/[.$E$1]" office:value-type="float" office:value="0">
            <text:p>0</text:p>
          </table:table-cell>
          <table:table-cell table:formula="of:=[.F82]/[.$F$1]" office:value-type="float" office:value="0.782051282051282">
            <text:p>0.7820512821</text:p>
          </table:table-cell>
          <table:table-cell table:formula="of:=[.G82]/[.$G$1]" office:value-type="float" office:value="0.656290253327609">
            <text:p>0.6562902533</text:p>
          </table:table-cell>
          <table:table-cell table:formula="of:=[.H82]/[.$H$1]" office:value-type="float" office:value="0">
            <text:p>0</text:p>
          </table:table-cell>
          <table:table-cell table:formula="of:=[.I82]/[.$I$1]" office:value-type="float" office:value="1">
            <text:p>1</text:p>
          </table:table-cell>
          <table:table-cell table:formula="of:=[.J82]/[.$J$1]" office:value-type="float" office:value="1">
            <text:p>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46">
            <text:p>0.46</text:p>
          </table:table-cell>
          <table:table-cell office:value-type="float" office:value="2.4">
            <text:p>2.4</text:p>
          </table:table-cell>
          <table:table-cell office:value-type="float" office:value="22.87">
            <text:p>22.8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9.17">
            <text:p>29.17</text:p>
          </table:table-cell>
          <table:table-cell office:value-type="float" office:value="15.43">
            <text:p>15.4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[.A83]/[.$A$1]" office:value-type="float" office:value="0.655963302752294">
            <text:p>0.6559633028</text:p>
          </table:table-cell>
          <table:table-cell table:formula="of:=[.B83]/[.$B$1]" office:value-type="float" office:value="0.0147435897435897">
            <text:p>0.0147435897</text:p>
          </table:table-cell>
          <table:table-cell table:formula="of:=[.C83]/[.$C$1]" office:value-type="float" office:value="0.156555772994129">
            <text:p>0.156555773</text:p>
          </table:table-cell>
          <table:table-cell table:formula="of:=[.D83]/[.D81]" office:value-type="float" office:value="2.10783410138249">
            <text:p>2.1078341014</text:p>
          </table:table-cell>
          <table:table-cell table:formula="of:=[.E83]/[.$E$1]" office:value-type="float" office:value="0">
            <text:p>0</text:p>
          </table:table-cell>
          <table:table-cell table:formula="of:=[.F83]/[.$F$1]" office:value-type="float" office:value="0.794871794871795">
            <text:p>0.7948717949</text:p>
          </table:table-cell>
          <table:table-cell table:formula="of:=[.G83]/[.$G$1]" office:value-type="float" office:value="0.626234435379991">
            <text:p>0.6262344354</text:p>
          </table:table-cell>
          <table:table-cell table:formula="of:=[.H83]/[.$H$1]" office:value-type="float" office:value="0.104830491201848">
            <text:p>0.1048304912</text:p>
          </table:table-cell>
          <table:table-cell table:formula="of:=[.I83]/[.$I$1]" office:value-type="float" office:value="0.453125">
            <text:p>0.453125</text:p>
          </table:table-cell>
          <table:table-cell table:formula="of:=[.J83]/[.$J$1]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3.95">
            <text:p>3.95</text:p>
          </table:table-cell>
          <table:table-cell office:value-type="float" office:value="18.96">
            <text:p>18.9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5.15">
            <text:p>25.15</text:p>
          </table:table-cell>
          <table:table-cell office:value-type="float" office:value="8.33">
            <text:p>8.33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table:formula="of:=[.A84]/[.$A$1]" office:value-type="float" office:value="0.541284403669725">
            <text:p>0.5412844037</text:p>
          </table:table-cell>
          <table:table-cell table:formula="of:=[.B84]/[.$B$1]" office:value-type="float" office:value="0.128205128205128">
            <text:p>0.1282051282</text:p>
          </table:table-cell>
          <table:table-cell table:formula="of:=[.C84]/[.$C$1]" office:value-type="float" office:value="0.257664709719504">
            <text:p>0.2576647097</text:p>
          </table:table-cell>
          <table:table-cell table:formula="of:=[.D84]/[.D82]" office:value-type="float" office:value="0.478063540090772">
            <text:p>0.4780635401</text:p>
          </table:table-cell>
          <table:table-cell table:formula="of:=[.E84]/[.$E$1]" office:value-type="float" office:value="0">
            <text:p>0</text:p>
          </table:table-cell>
          <table:table-cell table:formula="of:=[.F84]/[.$F$1]" office:value-type="float" office:value="0.692307692307692">
            <text:p>0.6923076923</text:p>
          </table:table-cell>
          <table:table-cell table:formula="of:=[.G84]/[.$G$1]" office:value-type="float" office:value="0.539931300987548">
            <text:p>0.539931301</text:p>
          </table:table-cell>
          <table:table-cell table:formula="of:=[.H84]/[.$H$1]" office:value-type="float" office:value="0.0565935185814254">
            <text:p>0.0565935186</text:p>
          </table:table-cell>
          <table:table-cell table:formula="of:=[.I84]/[.$I$1]" office:value-type="float" office:value="0.765625">
            <text:p>0.765625</text:p>
          </table:table-cell>
          <table:table-cell table:formula="of:=[.J84]/[.$J$1]" office:value-type="float" office:value="1">
            <text:p>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.7">
            <text:p>1.7</text:p>
          </table:table-cell>
          <table:table-cell office:value-type="float" office:value="6.32">
            <text:p>6.32</text:p>
          </table:table-cell>
          <table:table-cell office:value-type="float" office:value="33.67">
            <text:p>33.6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0.16">
            <text:p>30.16</text:p>
          </table:table-cell>
          <table:table-cell office:value-type="float" office:value="0.19">
            <text:p>0.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/>
          <table:table-cell table:formula="of:=[.A85]/[.$A$1]" office:value-type="float" office:value="0.889908256880734">
            <text:p>0.8899082569</text:p>
          </table:table-cell>
          <table:table-cell table:formula="of:=[.B85]/[.$B$1]" office:value-type="float" office:value="0.0544871794871795">
            <text:p>0.0544871795</text:p>
          </table:table-cell>
          <table:table-cell table:formula="of:=[.C85]/[.$C$1]" office:value-type="float" office:value="0.412263535551207">
            <text:p>0.4122635356</text:p>
          </table:table-cell>
          <table:table-cell table:formula="of:=[.D85]/[.D83]" office:value-type="float" office:value="1.47223436816791">
            <text:p>1.4722343682</text:p>
          </table:table-cell>
          <table:table-cell table:formula="of:=[.E85]/[.$E$1]" office:value-type="float" office:value="0">
            <text:p>0</text:p>
          </table:table-cell>
          <table:table-cell table:formula="of:=[.F85]/[.$F$1]" office:value-type="float" office:value="0.602564102564102">
            <text:p>0.6025641026</text:p>
          </table:table-cell>
          <table:table-cell table:formula="of:=[.G85]/[.$G$1]" office:value-type="float" office:value="0.647488192357235">
            <text:p>0.6474881924</text:p>
          </table:table-cell>
          <table:table-cell table:formula="of:=[.H85]/[.$H$1]" office:value-type="float" office:value="0.00129084856308173">
            <text:p>0.0012908486</text:p>
          </table:table-cell>
          <table:table-cell table:formula="of:=[.I85]/[.$I$1]" office:value-type="float" office:value="0.875">
            <text:p>0.875</text:p>
          </table:table-cell>
          <table:table-cell table:formula="of:=[.J85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4.37">
            <text:p>4.37</text:p>
          </table:table-cell>
          <table:table-cell office:value-type="float" office:value="23.07">
            <text:p>23.07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0.54">
            <text:p>20.54</text:p>
          </table:table-cell>
          <table:table-cell office:value-type="float" office:value="9.65">
            <text:p>9.6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table:formula="of:=[.A86]/[.$A$1]" office:value-type="float" office:value="0.614678899082569">
            <text:p>0.6146788991</text:p>
          </table:table-cell>
          <table:table-cell table:formula="of:=[.B86]/[.$B$1]" office:value-type="float" office:value="0.0961538461538462">
            <text:p>0.0961538462</text:p>
          </table:table-cell>
          <table:table-cell table:formula="of:=[.C86]/[.$C$1]" office:value-type="float" office:value="0.285061969993477">
            <text:p>0.28506197</text:p>
          </table:table-cell>
          <table:table-cell table:formula="of:=[.D86]/[.D84]" office:value-type="float" office:value="1.21677215189873">
            <text:p>1.2167721519</text:p>
          </table:table-cell>
          <table:table-cell table:formula="of:=[.E86]/[.$E$1]" office:value-type="float" office:value="0">
            <text:p>0</text:p>
          </table:table-cell>
          <table:table-cell table:formula="of:=[.F86]/[.$F$1]" office:value-type="float" office:value="0.717948717948718">
            <text:p>0.7179487179</text:p>
          </table:table-cell>
          <table:table-cell table:formula="of:=[.G86]/[.$G$1]" office:value-type="float" office:value="0.440961786174324">
            <text:p>0.4409617862</text:p>
          </table:table-cell>
          <table:table-cell table:formula="of:=[.H86]/[.$H$1]" office:value-type="float" office:value="0.0655615191249406">
            <text:p>0.0655615191</text:p>
          </table:table-cell>
          <table:table-cell table:formula="of:=[.I86]/[.$I$1]" office:value-type="float" office:value="0.96875">
            <text:p>0.96875</text:p>
          </table:table-cell>
          <table:table-cell table:formula="of:=[.J86]/[.$J$1]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.16">
            <text:p>2.16</text:p>
          </table:table-cell>
          <table:table-cell office:value-type="float" office:value="4.9">
            <text:p>4.9</text:p>
          </table:table-cell>
          <table:table-cell office:value-type="float" office:value="24.83">
            <text:p>24.8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6.06">
            <text:p>26.06</text:p>
          </table:table-cell>
          <table:table-cell office:value-type="float" office:value="28.29">
            <text:p>28.2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[.A87]/[.$A$1]" office:value-type="float" office:value="0.63302752293578">
            <text:p>0.6330275229</text:p>
          </table:table-cell>
          <table:table-cell table:formula="of:=[.B87]/[.$B$1]" office:value-type="float" office:value="0.0692307692307692">
            <text:p>0.0692307692</text:p>
          </table:table-cell>
          <table:table-cell table:formula="of:=[.C87]/[.$C$1]" office:value-type="float" office:value="0.319634703196347">
            <text:p>0.3196347032</text:p>
          </table:table-cell>
          <table:table-cell table:formula="of:=[.D87]/[.D85]" office:value-type="float" office:value="0.737451737451737">
            <text:p>0.7374517375</text:p>
          </table:table-cell>
          <table:table-cell table:formula="of:=[.E87]/[.$E$1]" office:value-type="float" office:value="1">
            <text:p>1</text:p>
          </table:table-cell>
          <table:table-cell table:formula="of:=[.F87]/[.$F$1]" office:value-type="float" office:value="0.5">
            <text:p>0.5</text:p>
          </table:table-cell>
          <table:table-cell table:formula="of:=[.G87]/[.$G$1]" office:value-type="float" office:value="0.559467582653499">
            <text:p>0.5594675827</text:p>
          </table:table-cell>
          <table:table-cell table:formula="of:=[.H87]/[.$H$1]" office:value-type="float" office:value="0.192200557103064">
            <text:p>0.1922005571</text:p>
          </table:table-cell>
          <table:table-cell table:formula="of:=[.I87]/[.$I$1]" office:value-type="float" office:value="0.453125">
            <text:p>0.453125</text:p>
          </table:table-cell>
          <table:table-cell table:formula="of:=[.J87]/[.$J$1]"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2">
            <text:p>12</text:p>
          </table:table-cell>
          <table:table-cell office:value-type="float" office:value="3.91">
            <text:p>3.91</text:p>
          </table:table-cell>
          <table:table-cell office:value-type="float" office:value="19.59">
            <text:p>19.59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3.44">
            <text:p>23.44</text:p>
          </table:table-cell>
          <table:table-cell office:value-type="float" office:value="19.75">
            <text:p>19.7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table:formula="of:=[.A88]/[.$A$1]" office:value-type="float" office:value="0.752293577981651">
            <text:p>0.752293578</text:p>
          </table:table-cell>
          <table:table-cell table:formula="of:=[.B88]/[.$B$1]" office:value-type="float" office:value="0.384615384615385">
            <text:p>0.3846153846</text:p>
          </table:table-cell>
          <table:table-cell table:formula="of:=[.C88]/[.$C$1]" office:value-type="float" office:value="0.255055446836269">
            <text:p>0.2550554468</text:p>
          </table:table-cell>
          <table:table-cell table:formula="of:=[.D88]/[.D86]" office:value-type="float" office:value="0.849154746423927">
            <text:p>0.8491547464</text:p>
          </table:table-cell>
          <table:table-cell table:formula="of:=[.E88]/[.$E$1]" office:value-type="float" office:value="0">
            <text:p>0</text:p>
          </table:table-cell>
          <table:table-cell table:formula="of:=[.F88]/[.$F$1]" office:value-type="float" office:value="0.653846153846154">
            <text:p>0.6538461538</text:p>
          </table:table-cell>
          <table:table-cell table:formula="of:=[.G88]/[.$G$1]" office:value-type="float" office:value="0.503220266208673">
            <text:p>0.5032202662</text:p>
          </table:table-cell>
          <table:table-cell table:formula="of:=[.H88]/[.$H$1]" office:value-type="float" office:value="0.134180311162443">
            <text:p>0.1341803112</text:p>
          </table:table-cell>
          <table:table-cell table:formula="of:=[.I88]/[.$I$1]" office:value-type="float" office:value="0.609375">
            <text:p>0.609375</text:p>
          </table:table-cell>
          <table:table-cell table:formula="of:=[.J88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">
            <text:p>8</text:p>
          </table:table-cell>
          <table:table-cell office:value-type="float" office:value="7.85">
            <text:p>7.85</text:p>
          </table:table-cell>
          <table:table-cell office:value-type="float" office:value="23.81">
            <text:p>23.81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2.69">
            <text:p>22.69</text:p>
          </table:table-cell>
          <table:table-cell office:value-type="float" office:value="2.78">
            <text:p>2.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A89]/[.$A$1]" office:value-type="float" office:value="0.623853211009174">
            <text:p>0.623853211</text:p>
          </table:table-cell>
          <table:table-cell table:formula="of:=[.B89]/[.$B$1]" office:value-type="float" office:value="0.256410256410256">
            <text:p>0.2564102564</text:p>
          </table:table-cell>
          <table:table-cell table:formula="of:=[.C89]/[.$C$1]" office:value-type="float" office:value="0.512067840834964">
            <text:p>0.5120678408</text:p>
          </table:table-cell>
          <table:table-cell table:formula="of:=[.D89]/[.D87]" office:value-type="float" office:value="0.958920660491341">
            <text:p>0.9589206605</text:p>
          </table:table-cell>
          <table:table-cell table:formula="of:=[.E89]/[.$E$1]" office:value-type="float" office:value="1">
            <text:p>1</text:p>
          </table:table-cell>
          <table:table-cell table:formula="of:=[.F89]/[.$F$1]" office:value-type="float" office:value="0.653846153846154">
            <text:p>0.6538461538</text:p>
          </table:table-cell>
          <table:table-cell table:formula="of:=[.G89]/[.$G$1]" office:value-type="float" office:value="0.487118935165307">
            <text:p>0.4871189352</text:p>
          </table:table-cell>
          <table:table-cell table:formula="of:=[.H89]/[.$H$1]" office:value-type="float" office:value="0.0188871526598274">
            <text:p>0.0188871527</text:p>
          </table:table-cell>
          <table:table-cell table:formula="of:=[.I89]/[.$I$1]" office:value-type="float" office:value="0.78125">
            <text:p>0.78125</text:p>
          </table:table-cell>
          <table:table-cell table:formula="of:=[.J89]/[.$J$1]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7">
            <text:p>0.07</text:p>
          </table:table-cell>
          <table:table-cell office:value-type="float" office:value="4.03">
            <text:p>4.03</text:p>
          </table:table-cell>
          <table:table-cell office:value-type="float" office:value="29.29">
            <text:p>29.2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8.37">
            <text:p>28.3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[.A90]/[.$A$1]" office:value-type="float" office:value="0.761467889908257">
            <text:p>0.7614678899</text:p>
          </table:table-cell>
          <table:table-cell table:formula="of:=[.B90]/[.$B$1]" office:value-type="float" office:value="0.00224358974358974">
            <text:p>0.0022435897</text:p>
          </table:table-cell>
          <table:table-cell table:formula="of:=[.C90]/[.$C$1]" office:value-type="float" office:value="0.262883235485975">
            <text:p>0.2628832355</text:p>
          </table:table-cell>
          <table:table-cell table:formula="of:=[.D90]/[.D88]" office:value-type="float" office:value="1.4951505870342">
            <text:p>1.495150587</text:p>
          </table:table-cell>
          <table:table-cell table:formula="of:=[.E90]/[.$E$1]" office:value-type="float" office:value="0">
            <text:p>0</text:p>
          </table:table-cell>
          <table:table-cell table:formula="of:=[.F90]/[.$F$1]" office:value-type="float" office:value="0.67948717948718">
            <text:p>0.6794871795</text:p>
          </table:table-cell>
          <table:table-cell table:formula="of:=[.G90]/[.$G$1]" office:value-type="float" office:value="0.609059682267067">
            <text:p>0.6090596823</text:p>
          </table:table-cell>
          <table:table-cell table:formula="of:=[.H90]/[.$H$1]" office:value-type="float" office:value="0">
            <text:p>0</text:p>
          </table:table-cell>
          <table:table-cell table:formula="of:=[.I90]/[.$I$1]" office:value-type="float" office:value="0.421875">
            <text:p>0.421875</text:p>
          </table:table-cell>
          <table:table-cell table:formula="of:=[.J90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42">
            <text:p>0.42</text:p>
          </table:table-cell>
          <table:table-cell office:value-type="float" office:value="4.6">
            <text:p>4.6</text:p>
          </table:table-cell>
          <table:table-cell office:value-type="float" office:value="26.68">
            <text:p>26.6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0.97">
            <text:p>30.97</text:p>
          </table:table-cell>
          <table:table-cell office:value-type="float" office:value="10.33">
            <text:p>10.3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[.A91]/[.$A$1]" office:value-type="float" office:value="0.587155963302752">
            <text:p>0.5871559633</text:p>
          </table:table-cell>
          <table:table-cell table:formula="of:=[.B91]/[.$B$1]" office:value-type="float" office:value="0.0134615384615385">
            <text:p>0.0134615385</text:p>
          </table:table-cell>
          <table:table-cell table:formula="of:=[.C91]/[.$C$1]" office:value-type="float" office:value="0.300065231572081">
            <text:p>0.3000652316</text:p>
          </table:table-cell>
          <table:table-cell table:formula="of:=[.D91]/[.D89]" office:value-type="float" office:value="1.12053758924822">
            <text:p>1.1205375892</text:p>
          </table:table-cell>
          <table:table-cell table:formula="of:=[.E91]/[.$E$1]" office:value-type="float" office:value="0">
            <text:p>0</text:p>
          </table:table-cell>
          <table:table-cell table:formula="of:=[.F91]/[.$F$1]" office:value-type="float" office:value="0.525641025641026">
            <text:p>0.5256410256</text:p>
          </table:table-cell>
          <table:table-cell table:formula="of:=[.G91]/[.$G$1]" office:value-type="float" office:value="0.66487762988407">
            <text:p>0.6648776299</text:p>
          </table:table-cell>
          <table:table-cell table:formula="of:=[.H91]/[.$H$1]" office:value-type="float" office:value="0.070181398192812">
            <text:p>0.0701813982</text:p>
          </table:table-cell>
          <table:table-cell table:formula="of:=[.I91]/[.$I$1]" office:value-type="float" office:value="0.484375">
            <text:p>0.484375</text:p>
          </table:table-cell>
          <table:table-cell table:formula="of:=[.J91]/[.$J$1]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.5">
            <text:p>1.5</text:p>
          </table:table-cell>
          <table:table-cell office:value-type="float" office:value="5.38">
            <text:p>5.38</text:p>
          </table:table-cell>
          <table:table-cell office:value-type="float" office:value="25.84">
            <text:p>25.8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.63">
            <text:p>28.63</text:p>
          </table:table-cell>
          <table:table-cell office:value-type="float" office:value="3.89">
            <text:p>3.8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[.A92]/[.$A$1]" office:value-type="float" office:value="0.541284403669725">
            <text:p>0.5412844037</text:p>
          </table:table-cell>
          <table:table-cell table:formula="of:=[.B92]/[.$B$1]" office:value-type="float" office:value="0.0480769230769231">
            <text:p>0.0480769231</text:p>
          </table:table-cell>
          <table:table-cell table:formula="of:=[.C92]/[.$C$1]" office:value-type="float" office:value="0.350945857795173">
            <text:p>0.3509458578</text:p>
          </table:table-cell>
          <table:table-cell table:formula="of:=[.D92]/[.D90]" office:value-type="float" office:value="0.882212359166951">
            <text:p>0.8822123592</text:p>
          </table:table-cell>
          <table:table-cell table:formula="of:=[.E92]/[.$E$1]" office:value-type="float" office:value="0">
            <text:p>0</text:p>
          </table:table-cell>
          <table:table-cell table:formula="of:=[.F92]/[.$F$1]" office:value-type="float" office:value="0.82051282051282">
            <text:p>0.8205128205</text:p>
          </table:table-cell>
          <table:table-cell table:formula="of:=[.G92]/[.$G$1]" office:value-type="float" office:value="0.614641477028768">
            <text:p>0.614641477</text:p>
          </table:table-cell>
          <table:table-cell table:formula="of:=[.H92]/[.$H$1]" office:value-type="float" office:value="0.026428425844147">
            <text:p>0.0264284258</text:p>
          </table:table-cell>
          <table:table-cell table:formula="of:=[.I92]/[.$I$1]" office:value-type="float" office:value="0.453125">
            <text:p>0.453125</text:p>
          </table:table-cell>
          <table:table-cell table:formula="of:=[.J92]/[.$J$1]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.6">
            <text:p>3.6</text:p>
          </table:table-cell>
          <table:table-cell office:value-type="float" office:value="2.97">
            <text:p>2.97</text:p>
          </table:table-cell>
          <table:table-cell office:value-type="float" office:value="30.11">
            <text:p>30.1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6.64">
            <text:p>26.64</text:p>
          </table:table-cell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table:formula="of:=[.A93]/[.$A$1]" office:value-type="float" office:value="0.724770642201835">
            <text:p>0.7247706422</text:p>
          </table:table-cell>
          <table:table-cell table:formula="of:=[.B93]/[.$B$1]" office:value-type="float" office:value="0.115384615384615">
            <text:p>0.1153846154</text:p>
          </table:table-cell>
          <table:table-cell table:formula="of:=[.C93]/[.$C$1]" office:value-type="float" office:value="0.193737769080235">
            <text:p>0.1937377691</text:p>
          </table:table-cell>
          <table:table-cell table:formula="of:=[.D93]/[.D91]" office:value-type="float" office:value="1.12856071964018">
            <text:p>1.1285607196</text:p>
          </table:table-cell>
          <table:table-cell table:formula="of:=[.E93]/[.$E$1]" office:value-type="float" office:value="0">
            <text:p>0</text:p>
          </table:table-cell>
          <table:table-cell table:formula="of:=[.F93]/[.$F$1]" office:value-type="float" office:value="0.807692307692308">
            <text:p>0.8076923077</text:p>
          </table:table-cell>
          <table:table-cell table:formula="of:=[.G93]/[.$G$1]" office:value-type="float" office:value="0.571919278660369">
            <text:p>0.5719192787</text:p>
          </table:table-cell>
          <table:table-cell table:formula="of:=[.H93]/[.$H$1]" office:value-type="float" office:value="0.733745499014879">
            <text:p>0.733745499</text:p>
          </table:table-cell>
          <table:table-cell table:formula="of:=[.I93]/[.$I$1]" office:value-type="float" office:value="1">
            <text:p>1</text:p>
          </table:table-cell>
          <table:table-cell table:formula="of:=[.J93]/[.$J$1]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.5">
            <text:p>1.5</text:p>
          </table:table-cell>
          <table:table-cell office:value-type="float" office:value="4.33">
            <text:p>4.33</text:p>
          </table:table-cell>
          <table:table-cell office:value-type="float" office:value="24.99">
            <text:p>24.99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2.29">
            <text:p>22.29</text:p>
          </table:table-cell>
          <table:table-cell office:value-type="float" office:value="21.6">
            <text:p>21.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table:formula="of:=[.A94]/[.$A$1]" office:value-type="float" office:value="0.495412844036697">
            <text:p>0.495412844</text:p>
          </table:table-cell>
          <table:table-cell table:formula="of:=[.B94]/[.$B$1]" office:value-type="float" office:value="0.0480769230769231">
            <text:p>0.0480769231</text:p>
          </table:table-cell>
          <table:table-cell table:formula="of:=[.C94]/[.$C$1]" office:value-type="float" office:value="0.282452707110241">
            <text:p>0.2824527071</text:p>
          </table:table-cell>
          <table:table-cell table:formula="of:=[.D94]/[.D92]" office:value-type="float" office:value="0.967105263157895">
            <text:p>0.9671052632</text:p>
          </table:table-cell>
          <table:table-cell table:formula="of:=[.E94]/[.$E$1]" office:value-type="float" office:value="0">
            <text:p>0</text:p>
          </table:table-cell>
          <table:table-cell table:formula="of:=[.F94]/[.$F$1]" office:value-type="float" office:value="0.846153846153846">
            <text:p>0.8461538462</text:p>
          </table:table-cell>
          <table:table-cell table:formula="of:=[.G94]/[.$G$1]" office:value-type="float" office:value="0.478531558608845">
            <text:p>0.4785315586</text:p>
          </table:table-cell>
          <table:table-cell table:formula="of:=[.H94]/[.$H$1]" office:value-type="float" office:value="0.146749099802976">
            <text:p>0.1467490998</text:p>
          </table:table-cell>
          <table:table-cell table:formula="of:=[.I94]/[.$I$1]" office:value-type="float" office:value="0.953125">
            <text:p>0.953125</text:p>
          </table:table-cell>
          <table:table-cell table:formula="of:=[.J94]/[.$J$1]"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.6">
            <text:p>7.6</text:p>
          </table:table-cell>
          <table:table-cell office:value-type="float" office:value="5.5">
            <text:p>5.5</text:p>
          </table:table-cell>
          <table:table-cell office:value-type="float" office:value="37.83">
            <text:p>37.8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7.41">
            <text:p>37.41</text:p>
          </table:table-cell>
          <table:table-cell office:value-type="float" office:value="6.17">
            <text:p>6.17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table:formula="of:=[.A95]/[.$A$1]" office:value-type="float" office:value="0.779816513761468">
            <text:p>0.7798165138</text:p>
          </table:table-cell>
          <table:table-cell table:formula="of:=[.B95]/[.$B$1]" office:value-type="float" office:value="0.243589743589744">
            <text:p>0.2435897436</text:p>
          </table:table-cell>
          <table:table-cell table:formula="of:=[.C95]/[.$C$1]" office:value-type="float" office:value="0.358773646444879">
            <text:p>0.3587736464</text:p>
          </table:table-cell>
          <table:table-cell table:formula="of:=[.D95]/[.D93]" office:value-type="float" office:value="1.25639322484225">
            <text:p>1.2563932248</text:p>
          </table:table-cell>
          <table:table-cell table:formula="of:=[.E95]/[.$E$1]" office:value-type="float" office:value="1">
            <text:p>1</text:p>
          </table:table-cell>
          <table:table-cell table:formula="of:=[.F95]/[.$F$1]" office:value-type="float" office:value="0.538461538461538">
            <text:p>0.5384615385</text:p>
          </table:table-cell>
          <table:table-cell table:formula="of:=[.G95]/[.$G$1]" office:value-type="float" office:value="0.803134392443109">
            <text:p>0.8031343924</text:p>
          </table:table-cell>
          <table:table-cell table:formula="of:=[.H95]/[.$H$1]" office:value-type="float" office:value="0.0419186086011278">
            <text:p>0.0419186086</text:p>
          </table:table-cell>
          <table:table-cell table:formula="of:=[.I95]/[.$I$1]" office:value-type="float" office:value="0.84375">
            <text:p>0.84375</text:p>
          </table:table-cell>
          <table:table-cell table:formula="of:=[.J95]/[.$J$1]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5.76">
            <text:p>5.76</text:p>
          </table:table-cell>
          <table:table-cell office:value-type="float" office:value="22.1">
            <text:p>22.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.48">
            <text:p>23.48</text:p>
          </table:table-cell>
          <table:table-cell office:value-type="float" office:value="7.71">
            <text:p>7.7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[.A96]/[.$A$1]" office:value-type="float" office:value="0.541284403669725">
            <text:p>0.5412844037</text:p>
          </table:table-cell>
          <table:table-cell table:formula="of:=[.B96]/[.$B$1]" office:value-type="float" office:value="0.0320512820512821">
            <text:p>0.0320512821</text:p>
          </table:table-cell>
          <table:table-cell table:formula="of:=[.C96]/[.$C$1]" office:value-type="float" office:value="0.37573385518591">
            <text:p>0.3757338552</text:p>
          </table:table-cell>
          <table:table-cell table:formula="of:=[.D96]/[.D94]" office:value-type="float" office:value="0.884353741496599">
            <text:p>0.8843537415</text:p>
          </table:table-cell>
          <table:table-cell table:formula="of:=[.E96]/[.$E$1]" office:value-type="float" office:value="0">
            <text:p>0</text:p>
          </table:table-cell>
          <table:table-cell table:formula="of:=[.F96]/[.$F$1]" office:value-type="float" office:value="0.794871794871795">
            <text:p>0.7948717949</text:p>
          </table:table-cell>
          <table:table-cell table:formula="of:=[.G96]/[.$G$1]" office:value-type="float" office:value="0.50407900386432">
            <text:p>0.5040790039</text:p>
          </table:table-cell>
          <table:table-cell table:formula="of:=[.H96]/[.$H$1]" office:value-type="float" office:value="0.0523812759018955">
            <text:p>0.0523812759</text:p>
          </table:table-cell>
          <table:table-cell table:formula="of:=[.I96]/[.$I$1]" office:value-type="float" office:value="0.65625">
            <text:p>0.65625</text:p>
          </table:table-cell>
          <table:table-cell table:formula="of:=[.J96]/[.$J$1]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3.04">
            <text:p>3.04</text:p>
          </table:table-cell>
          <table:table-cell office:value-type="float" office:value="17.33">
            <text:p>17.3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2.04">
            <text:p>22.0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[.A97]/[.$A$1]" office:value-type="float" office:value="0.568807339449541">
            <text:p>0.5688073394</text:p>
          </table:table-cell>
          <table:table-cell table:formula="of:=[.B97]/[.$B$1]" office:value-type="float" office:value="0">
            <text:p>0</text:p>
          </table:table-cell>
          <table:table-cell table:formula="of:=[.C97]/[.$C$1]" office:value-type="float" office:value="0.198303979125897">
            <text:p>0.1983039791</text:p>
          </table:table-cell>
          <table:table-cell table:formula="of:=[.D97]/[.D95]" office:value-type="float" office:value="0.458102035421623">
            <text:p>0.4581020354</text:p>
          </table:table-cell>
          <table:table-cell table:formula="of:=[.E97]/[.$E$1]" office:value-type="float" office:value="0">
            <text:p>0</text:p>
          </table:table-cell>
          <table:table-cell table:formula="of:=[.F97]/[.$F$1]" office:value-type="float" office:value="0.628205128205128">
            <text:p>0.6282051282</text:p>
          </table:table-cell>
          <table:table-cell table:formula="of:=[.G97]/[.$G$1]" office:value-type="float" office:value="0.473164448261056">
            <text:p>0.4731644483</text:p>
          </table:table-cell>
          <table:table-cell table:formula="of:=[.H97]/[.$H$1]" office:value-type="float" office:value="0">
            <text:p>0</text:p>
          </table:table-cell>
          <table:table-cell table:formula="of:=[.I97]/[.$I$1]" office:value-type="float" office:value="0.28125">
            <text:p>0.28125</text:p>
          </table:table-cell>
          <table:table-cell table:formula="of:=[.J97]/[.$J$1]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8.01">
            <text:p>8.01</text:p>
          </table:table-cell>
          <table:table-cell office:value-type="float" office:value="21.64">
            <text:p>21.6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5.51">
            <text:p>25.51</text:p>
          </table:table-cell>
          <table:table-cell office:value-type="float" office:value="2.49">
            <text:p>2.4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98]/[.$A$1]" office:value-type="float" office:value="0.522935779816514">
            <text:p>0.5229357798</text:p>
          </table:table-cell>
          <table:table-cell table:formula="of:=[.B98]/[.$B$1]" office:value-type="float" office:value="0">
            <text:p>0</text:p>
          </table:table-cell>
          <table:table-cell table:formula="of:=[.C98]/[.$C$1]" office:value-type="float" office:value="0.522504892367906">
            <text:p>0.5225048924</text:p>
          </table:table-cell>
          <table:table-cell table:formula="of:=[.D98]/[.D96]" office:value-type="float" office:value="0.979185520361991">
            <text:p>0.9791855204</text:p>
          </table:table-cell>
          <table:table-cell table:formula="of:=[.E98]/[.$E$1]" office:value-type="float" office:value="0">
            <text:p>0</text:p>
          </table:table-cell>
          <table:table-cell table:formula="of:=[.F98]/[.$F$1]" office:value-type="float" office:value="0.846153846153846">
            <text:p>0.8461538462</text:p>
          </table:table-cell>
          <table:table-cell table:formula="of:=[.G98]/[.$G$1]" office:value-type="float" office:value="0.547659939888364">
            <text:p>0.5476599399</text:p>
          </table:table-cell>
          <table:table-cell table:formula="of:=[.H98]/[.$H$1]" office:value-type="float" office:value="0.0169169101161764">
            <text:p>0.0169169101</text:p>
          </table:table-cell>
          <table:table-cell table:formula="of:=[.I98]/[.$I$1]" office:value-type="float" office:value="0.25">
            <text:p>0.25</text:p>
          </table:table-cell>
          <table:table-cell table:formula="of:=[.J98]/[.$J$1]"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9">
            <text:p>9</text:p>
          </table:table-cell>
          <table:table-cell office:value-type="float" office:value="8.53">
            <text:p>8.53</text:p>
          </table:table-cell>
          <table:table-cell office:value-type="float" office:value="24.48">
            <text:p>24.4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6.18">
            <text:p>26.18</text:p>
          </table:table-cell>
          <table:table-cell office:value-type="float" office:value="4.63">
            <text:p>4.63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table:formula="of:=[.A99]/[.$A$1]" office:value-type="float" office:value="0.770642201834862">
            <text:p>0.7706422018</text:p>
          </table:table-cell>
          <table:table-cell table:formula="of:=[.B99]/[.$B$1]" office:value-type="float" office:value="0.288461538461538">
            <text:p>0.2884615385</text:p>
          </table:table-cell>
          <table:table-cell table:formula="of:=[.C99]/[.$C$1]" office:value-type="float" office:value="0.556425309849967">
            <text:p>0.5564253098</text:p>
          </table:table-cell>
          <table:table-cell table:formula="of:=[.D99]/[.D97]" office:value-type="float" office:value="1.41257934218119">
            <text:p>1.4125793422</text:p>
          </table:table-cell>
          <table:table-cell table:formula="of:=[.E99]/[.$E$1]" office:value-type="float" office:value="1">
            <text:p>1</text:p>
          </table:table-cell>
          <table:table-cell table:formula="of:=[.F99]/[.$F$1]" office:value-type="float" office:value="0.884615384615385">
            <text:p>0.8846153846</text:p>
          </table:table-cell>
          <table:table-cell table:formula="of:=[.G99]/[.$G$1]" office:value-type="float" office:value="0.562043795620438">
            <text:p>0.5620437956</text:p>
          </table:table-cell>
          <table:table-cell table:formula="of:=[.H99]/[.$H$1]" office:value-type="float" office:value="0.0314559413003601">
            <text:p>0.0314559413</text:p>
          </table:table-cell>
          <table:table-cell table:formula="of:=[.I99]/[.$I$1]" office:value-type="float" office:value="0.84375">
            <text:p>0.84375</text:p>
          </table:table-cell>
          <table:table-cell table:formula="of:=[.J99]/[.$J$1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3.66">
            <text:p>3.66</text:p>
          </table:table-cell>
          <table:table-cell office:value-type="float" office:value="14.69">
            <text:p>14.69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1.03">
            <text:p>21.03</text:p>
          </table:table-cell>
          <table:table-cell office:value-type="float" office:value="2.06">
            <text:p>2.0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formula="of:=[.A100]/[.$A$1]" office:value-type="float" office:value="0.614678899082569">
            <text:p>0.6146788991</text:p>
          </table:table-cell>
          <table:table-cell table:formula="of:=[.B100]/[.$B$1]" office:value-type="float" office:value="0.0641025641025641">
            <text:p>0.0641025641</text:p>
          </table:table-cell>
          <table:table-cell table:formula="of:=[.C100]/[.$C$1]" office:value-type="float" office:value="0.238747553816047">
            <text:p>0.2387475538</text:p>
          </table:table-cell>
          <table:table-cell table:formula="of:=[.D100]/[.D98]" office:value-type="float" office:value="0.678835489833641">
            <text:p>0.6788354898</text:p>
          </table:table-cell>
          <table:table-cell table:formula="of:=[.E100]/[.$E$1]" office:value-type="float" office:value="0">
            <text:p>0</text:p>
          </table:table-cell>
          <table:table-cell table:formula="of:=[.F100]/[.$F$1]" office:value-type="float" office:value="0.666666666666667">
            <text:p>0.6666666667</text:p>
          </table:table-cell>
          <table:table-cell table:formula="of:=[.G100]/[.$G$1]" office:value-type="float" office:value="0.45148132245599">
            <text:p>0.4514813225</text:p>
          </table:table-cell>
          <table:table-cell table:formula="of:=[.H100]/[.$H$1]" office:value-type="float" office:value="0.0139955159997282">
            <text:p>0.013995516</text:p>
          </table:table-cell>
          <table:table-cell table:formula="of:=[.I100]/[.$I$1]" office:value-type="float" office:value="0.578125">
            <text:p>0.578125</text:p>
          </table:table-cell>
          <table:table-cell table:formula="of:=[.J100]/[.$J$1]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8.46">
            <text:p>8.46</text:p>
          </table:table-cell>
          <table:table-cell office:value-type="float" office:value="35.1">
            <text:p>35.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5.27">
            <text:p>25.2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table:formula="of:=[.A101]/[.$A$1]" office:value-type="float" office:value="0.798165137614679">
            <text:p>0.7981651376</text:p>
          </table:table-cell>
          <table:table-cell table:formula="of:=[.B101]/[.$B$1]" office:value-type="float" office:value="0">
            <text:p>0</text:p>
          </table:table-cell>
          <table:table-cell table:formula="of:=[.C101]/[.$C$1]" office:value-type="float" office:value="0.551859099804305">
            <text:p>0.5518590998</text:p>
          </table:table-cell>
          <table:table-cell table:formula="of:=[.D101]/[.D99]" office:value-type="float" office:value="1.43382352941176">
            <text:p>1.4338235294</text:p>
          </table:table-cell>
          <table:table-cell table:formula="of:=[.E101]/[.$E$1]" office:value-type="float" office:value="1">
            <text:p>1</text:p>
          </table:table-cell>
          <table:table-cell table:formula="of:=[.F101]/[.$F$1]" office:value-type="float" office:value="0.448717948717949">
            <text:p>0.4487179487</text:p>
          </table:table-cell>
          <table:table-cell table:formula="of:=[.G101]/[.$G$1]" office:value-type="float" office:value="0.542507513954487">
            <text:p>0.542507514</text:p>
          </table:table-cell>
          <table:table-cell table:formula="of:=[.H101]/[.$H$1]" office:value-type="float" office:value="0">
            <text:p>0</text:p>
          </table:table-cell>
          <table:table-cell table:formula="of:=[.I101]/[.$I$1]" office:value-type="float" office:value="0.953125">
            <text:p>0.953125</text:p>
          </table:table-cell>
          <table:table-cell table:formula="of:=[.J101]/[.$J$1]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1.2">
            <text:p>31.2</text:p>
          </table:table-cell>
          <table:table-cell office:value-type="float" office:value="3.17">
            <text:p>3.17</text:p>
          </table:table-cell>
          <table:table-cell office:value-type="float" office:value="14.99">
            <text:p>14.99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9.4">
            <text:p>19.4</text:p>
          </table:table-cell>
          <table:table-cell office:value-type="float" office:value="49.06">
            <text:p>49.06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/>
          <table:table-cell table:formula="of:=[.A102]/[.$A$1]" office:value-type="float" office:value="0.532110091743119">
            <text:p>0.5321100917</text:p>
          </table:table-cell>
          <table:table-cell table:formula="of:=[.B102]/[.$B$1]" office:value-type="float" office:value="1">
            <text:p>1</text:p>
          </table:table-cell>
          <table:table-cell table:formula="of:=[.C102]/[.$C$1]" office:value-type="float" office:value="0.206784083496412">
            <text:p>0.2067840835</text:p>
          </table:table-cell>
          <table:table-cell table:formula="of:=[.D102]/[.D100]" office:value-type="float" office:value="1.02042205582029">
            <text:p>1.0204220558</text:p>
          </table:table-cell>
          <table:table-cell table:formula="of:=[.E102]/[.$E$1]" office:value-type="float" office:value="0">
            <text:p>0</text:p>
          </table:table-cell>
          <table:table-cell table:formula="of:=[.F102]/[.$F$1]" office:value-type="float" office:value="0.602564102564102">
            <text:p>0.6025641026</text:p>
          </table:table-cell>
          <table:table-cell table:formula="of:=[.G102]/[.$G$1]" office:value-type="float" office:value="0.416487762988407">
            <text:p>0.416487763</text:p>
          </table:table-cell>
          <table:table-cell table:formula="of:=[.H102]/[.$H$1]" office:value-type="float" office:value="0.333310686867314">
            <text:p>0.3333106869</text:p>
          </table:table-cell>
          <table:table-cell table:formula="of:=[.I102]/[.$I$1]" office:value-type="float" office:value="0.921875">
            <text:p>0.921875</text:p>
          </table:table-cell>
          <table:table-cell table:formula="of:=[.J102]/[.$J$1]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.58">
            <text:p>10.58</text:p>
          </table:table-cell>
          <table:table-cell office:value-type="float" office:value="31.81">
            <text:p>31.8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8.41">
            <text:p>28.41</text:p>
          </table:table-cell>
          <table:table-cell office:value-type="float" office:value="14.66">
            <text:p>14.6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formula="of:=[.A103]/[.$A$1]" office:value-type="float" office:value="0.587155963302752">
            <text:p>0.5871559633</text:p>
          </table:table-cell>
          <table:table-cell table:formula="of:=[.B103]/[.$B$1]" office:value-type="float" office:value="0">
            <text:p>0</text:p>
          </table:table-cell>
          <table:table-cell table:formula="of:=[.C103]/[.$C$1]" office:value-type="float" office:value="0.690150032615786">
            <text:p>0.6901500326</text:p>
          </table:table-cell>
          <table:table-cell table:formula="of:=[.D103]/[.D101]" office:value-type="float" office:value="0.906267806267806">
            <text:p>0.9062678063</text:p>
          </table:table-cell>
          <table:table-cell table:formula="of:=[.E103]/[.$E$1]" office:value-type="float" office:value="1">
            <text:p>1</text:p>
          </table:table-cell>
          <table:table-cell table:formula="of:=[.F103]/[.$F$1]" office:value-type="float" office:value="0.58974358974359">
            <text:p>0.5897435897</text:p>
          </table:table-cell>
          <table:table-cell table:formula="of:=[.G103]/[.$G$1]" office:value-type="float" office:value="0.609918419922714">
            <text:p>0.6099184199</text:p>
          </table:table-cell>
          <table:table-cell table:formula="of:=[.H103]/[.$H$1]" office:value-type="float" office:value="0.0995991575514641">
            <text:p>0.0995991576</text:p>
          </table:table-cell>
          <table:table-cell table:formula="of:=[.I103]/[.$I$1]" office:value-type="float" office:value="0.75">
            <text:p>0.75</text:p>
          </table:table-cell>
          <table:table-cell table:formula="of:=[.J103]/[.$J$1]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.5">
            <text:p>4.5</text:p>
          </table:table-cell>
          <table:table-cell office:value-type="float" office:value="4.59">
            <text:p>4.59</text:p>
          </table:table-cell>
          <table:table-cell office:value-type="float" office:value="18.01">
            <text:p>18.0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1.91">
            <text:p>21.91</text:p>
          </table:table-cell>
          <table:table-cell office:value-type="float" office:value="22.09">
            <text:p>22.0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/>
          <table:table-cell table:formula="of:=[.A104]/[.$A$1]" office:value-type="float" office:value="0.642201834862385">
            <text:p>0.6422018349</text:p>
          </table:table-cell>
          <table:table-cell table:formula="of:=[.B104]/[.$B$1]" office:value-type="float" office:value="0.144230769230769">
            <text:p>0.1442307692</text:p>
          </table:table-cell>
          <table:table-cell table:formula="of:=[.C104]/[.$C$1]" office:value-type="float" office:value="0.299412915851272">
            <text:p>0.2994129159</text:p>
          </table:table-cell>
          <table:table-cell table:formula="of:=[.D104]/[.D102]" office:value-type="float" office:value="1.20146764509673">
            <text:p>1.2014676451</text:p>
          </table:table-cell>
          <table:table-cell table:formula="of:=[.E104]/[.$E$1]" office:value-type="float" office:value="0">
            <text:p>0</text:p>
          </table:table-cell>
          <table:table-cell table:formula="of:=[.F104]/[.$F$1]" office:value-type="float" office:value="0.807692307692308">
            <text:p>0.8076923077</text:p>
          </table:table-cell>
          <table:table-cell table:formula="of:=[.G104]/[.$G$1]" office:value-type="float" office:value="0.470373550880206">
            <text:p>0.4703735509</text:p>
          </table:table-cell>
          <table:table-cell table:formula="of:=[.H104]/[.$H$1]" office:value-type="float" office:value="0.150078130307765">
            <text:p>0.1500781303</text:p>
          </table:table-cell>
          <table:table-cell table:formula="of:=[.I104]/[.$I$1]" office:value-type="float" office:value="0.5">
            <text:p>0.5</text:p>
          </table:table-cell>
          <table:table-cell table:formula="of:=[.J104]/[.$J$1]" office:value-type="float" office:value="1">
            <text:p>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7">
            <text:p>0.7</text:p>
          </table:table-cell>
          <table:table-cell office:value-type="float" office:value="5.91">
            <text:p>5.9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.6">
            <text:p>20.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[.A105]/[.$A$1]" office:value-type="float" office:value="0.706422018348624">
            <text:p>0.7064220183</text:p>
          </table:table-cell>
          <table:table-cell table:formula="of:=[.B105]/[.$B$1]" office:value-type="float" office:value="0.0224358974358974">
            <text:p>0.0224358974</text:p>
          </table:table-cell>
          <table:table-cell table:formula="of:=[.C105]/[.$C$1]" office:value-type="float" office:value="0.385518590998043">
            <text:p>0.385518591</text:p>
          </table:table-cell>
          <table:table-cell table:formula="of:=[.D105]/[.D103]" office:value-type="float" office:value="0.785916378497328">
            <text:p>0.7859163785</text:p>
          </table:table-cell>
          <table:table-cell table:formula="of:=[.E105]/[.$E$1]" office:value-type="float" office:value="0">
            <text:p>0</text:p>
          </table:table-cell>
          <table:table-cell table:formula="of:=[.F105]/[.$F$1]" office:value-type="float" office:value="0.166666666666667">
            <text:p>0.1666666667</text:p>
          </table:table-cell>
          <table:table-cell table:formula="of:=[.G105]/[.$G$1]" office:value-type="float" office:value="0.442249892657793">
            <text:p>0.4422498927</text:p>
          </table:table-cell>
          <table:table-cell table:formula="of:=[.H105]/[.$H$1]" office:value-type="float" office:value="0">
            <text:p>0</text:p>
          </table:table-cell>
          <table:table-cell table:formula="of:=[.I105]/[.$I$1]" office:value-type="float" office:value="0.65625">
            <text:p>0.65625</text:p>
          </table:table-cell>
          <table:table-cell table:formula="of:=[.J105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3.92">
            <text:p>3.92</text:p>
          </table:table-cell>
          <table:table-cell office:value-type="float" office:value="25.55">
            <text:p>25.55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8.02">
            <text:p>28.02</text:p>
          </table:table-cell>
          <table:table-cell office:value-type="float" office:value="0.68">
            <text:p>0.6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[.A106]/[.$A$1]" office:value-type="float" office:value="0.596330275229358">
            <text:p>0.5963302752</text:p>
          </table:table-cell>
          <table:table-cell table:formula="of:=[.B106]/[.$B$1]" office:value-type="float" office:value="0">
            <text:p>0</text:p>
          </table:table-cell>
          <table:table-cell table:formula="of:=[.C106]/[.$C$1]" office:value-type="float" office:value="0.255707762557078">
            <text:p>0.2557077626</text:p>
          </table:table-cell>
          <table:table-cell table:formula="of:=[.D106]/[.D104]" office:value-type="float" office:value="1.41865630205441">
            <text:p>1.4186563021</text:p>
          </table:table-cell>
          <table:table-cell table:formula="of:=[.E106]/[.$E$1]" office:value-type="float" office:value="0">
            <text:p>0</text:p>
          </table:table-cell>
          <table:table-cell table:formula="of:=[.F106]/[.$F$1]" office:value-type="float" office:value="0.871794871794872">
            <text:p>0.8717948718</text:p>
          </table:table-cell>
          <table:table-cell table:formula="of:=[.G106]/[.$G$1]" office:value-type="float" office:value="0.601545727780163">
            <text:p>0.6015457278</text:p>
          </table:table-cell>
          <table:table-cell table:formula="of:=[.H106]/[.$H$1]" office:value-type="float" office:value="0.00461987906787146">
            <text:p>0.0046198791</text:p>
          </table:table-cell>
          <table:table-cell table:formula="of:=[.I106]/[.$I$1]" office:value-type="float" office:value="0.421875">
            <text:p>0.421875</text:p>
          </table:table-cell>
          <table:table-cell table:formula="of:=[.J106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6.13">
            <text:p>6.13</text:p>
          </table:table-cell>
          <table:table-cell office:value-type="float" office:value="21.31">
            <text:p>21.3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2.86">
            <text:p>22.86</text:p>
          </table:table-cell>
          <table:table-cell office:value-type="float" office:value="11.83">
            <text:p>11.8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table:formula="of:=[.A107]/[.$A$1]" office:value-type="float" office:value="0.587155963302752">
            <text:p>0.5871559633</text:p>
          </table:table-cell>
          <table:table-cell table:formula="of:=[.B107]/[.$B$1]" office:value-type="float" office:value="0.0641025641025641">
            <text:p>0.0641025641</text:p>
          </table:table-cell>
          <table:table-cell table:formula="of:=[.C107]/[.$C$1]" office:value-type="float" office:value="0.399869536855838">
            <text:p>0.3998695369</text:p>
          </table:table-cell>
          <table:table-cell table:formula="of:=[.D107]/[.D105]" office:value-type="float" office:value="0.8524">
            <text:p>0.8524</text:p>
          </table:table-cell>
          <table:table-cell table:formula="of:=[.E107]/[.$E$1]" office:value-type="float" office:value="0">
            <text:p>0</text:p>
          </table:table-cell>
          <table:table-cell table:formula="of:=[.F107]/[.$F$1]" office:value-type="float" office:value="0.846153846153846">
            <text:p>0.8461538462</text:p>
          </table:table-cell>
          <table:table-cell table:formula="of:=[.G107]/[.$G$1]" office:value-type="float" office:value="0.490768570201803">
            <text:p>0.4907685702</text:p>
          </table:table-cell>
          <table:table-cell table:formula="of:=[.H107]/[.$H$1]" office:value-type="float" office:value="0.080372307901352">
            <text:p>0.0803723079</text:p>
          </table:table-cell>
          <table:table-cell table:formula="of:=[.I107]/[.$I$1]" office:value-type="float" office:value="0.9375">
            <text:p>0.9375</text:p>
          </table:table-cell>
          <table:table-cell table:formula="of:=[.J107]/[.$J$1]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.4">
            <text:p>1.4</text:p>
          </table:table-cell>
          <table:table-cell office:value-type="float" office:value="6.25">
            <text:p>6.25</text:p>
          </table:table-cell>
          <table:table-cell office:value-type="float" office:value="20.47">
            <text:p>20.4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.85">
            <text:p>25.85</text:p>
          </table:table-cell>
          <table:table-cell office:value-type="float" office:value="8.51">
            <text:p>8.5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[.A108]/[.$A$1]" office:value-type="float" office:value="0.55045871559633">
            <text:p>0.5504587156</text:p>
          </table:table-cell>
          <table:table-cell table:formula="of:=[.B108]/[.$B$1]" office:value-type="float" office:value="0.0448717948717949">
            <text:p>0.0448717949</text:p>
          </table:table-cell>
          <table:table-cell table:formula="of:=[.C108]/[.$C$1]" office:value-type="float" office:value="0.407697325505545">
            <text:p>0.4076973255</text:p>
          </table:table-cell>
          <table:table-cell table:formula="of:=[.D108]/[.D106]" office:value-type="float" office:value="0.801174168297456">
            <text:p>0.8011741683</text:p>
          </table:table-cell>
          <table:table-cell table:formula="of:=[.E108]/[.$E$1]" office:value-type="float" office:value="0">
            <text:p>0</text:p>
          </table:table-cell>
          <table:table-cell table:formula="of:=[.F108]/[.$F$1]" office:value-type="float" office:value="0.769230769230769">
            <text:p>0.7692307692</text:p>
          </table:table-cell>
          <table:table-cell table:formula="of:=[.G108]/[.$G$1]" office:value-type="float" office:value="0.554959209961357">
            <text:p>0.55495921</text:p>
          </table:table-cell>
          <table:table-cell table:formula="of:=[.H108]/[.$H$1]" office:value-type="float" office:value="0.0578164277464502">
            <text:p>0.0578164277</text:p>
          </table:table-cell>
          <table:table-cell table:formula="of:=[.I108]/[.$I$1]" office:value-type="float" office:value="0.4375">
            <text:p>0.4375</text:p>
          </table:table-cell>
          <table:table-cell table:formula="of:=[.J108]/[.$J$1]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.01">
            <text:p>5.01</text:p>
          </table:table-cell>
          <table:table-cell office:value-type="float" office:value="26.13">
            <text:p>26.1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6.21">
            <text:p>26.21</text:p>
          </table:table-cell>
          <table:table-cell office:value-type="float" office:value="12.24">
            <text:p>12.2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[.A109]/[.$A$1]" office:value-type="float" office:value="0.55045871559633">
            <text:p>0.5504587156</text:p>
          </table:table-cell>
          <table:table-cell table:formula="of:=[.B109]/[.$B$1]" office:value-type="float" office:value="0">
            <text:p>0</text:p>
          </table:table-cell>
          <table:table-cell table:formula="of:=[.C109]/[.$C$1]" office:value-type="float" office:value="0.326810176125245">
            <text:p>0.3268101761</text:p>
          </table:table-cell>
          <table:table-cell table:formula="of:=[.D109]/[.D107]" office:value-type="float" office:value="1.22618488972313">
            <text:p>1.2261848897</text:p>
          </table:table-cell>
          <table:table-cell table:formula="of:=[.E109]/[.$E$1]" office:value-type="float" office:value="0">
            <text:p>0</text:p>
          </table:table-cell>
          <table:table-cell table:formula="of:=[.F109]/[.$F$1]" office:value-type="float" office:value="0.82051282051282">
            <text:p>0.8205128205</text:p>
          </table:table-cell>
          <table:table-cell table:formula="of:=[.G109]/[.$G$1]" office:value-type="float" office:value="0.562687848862173">
            <text:p>0.5626878489</text:p>
          </table:table-cell>
          <table:table-cell table:formula="of:=[.H109]/[.$H$1]" office:value-type="float" office:value="0.0831578232216863">
            <text:p>0.0831578232</text:p>
          </table:table-cell>
          <table:table-cell table:formula="of:=[.I109]/[.$I$1]" office:value-type="float" office:value="0.515625">
            <text:p>0.515625</text:p>
          </table:table-cell>
          <table:table-cell table:formula="of:=[.J109]/[.$J$1]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.5">
            <text:p>4.5</text:p>
          </table:table-cell>
          <table:table-cell office:value-type="float" office:value="2.85">
            <text:p>2.85</text:p>
          </table:table-cell>
          <table:table-cell office:value-type="float" office:value="30.11">
            <text:p>30.1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4.78">
            <text:p>24.78</text:p>
          </table:table-cell>
          <table:table-cell office:value-type="float" office:value="24.89">
            <text:p>24.8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/>
          <table:table-cell table:formula="of:=[.A110]/[.$A$1]" office:value-type="float" office:value="0.63302752293578">
            <text:p>0.6330275229</text:p>
          </table:table-cell>
          <table:table-cell table:formula="of:=[.B110]/[.$B$1]" office:value-type="float" office:value="0.144230769230769">
            <text:p>0.1442307692</text:p>
          </table:table-cell>
          <table:table-cell table:formula="of:=[.C110]/[.$C$1]" office:value-type="float" office:value="0.185909980430528">
            <text:p>0.1859099804</text:p>
          </table:table-cell>
          <table:table-cell table:formula="of:=[.D110]/[.D108]" office:value-type="float" office:value="1.47093307278945">
            <text:p>1.4709330728</text:p>
          </table:table-cell>
          <table:table-cell table:formula="of:=[.E110]/[.$E$1]" office:value-type="float" office:value="0">
            <text:p>0</text:p>
          </table:table-cell>
          <table:table-cell table:formula="of:=[.F110]/[.$F$1]" office:value-type="float" office:value="0.705128205128205">
            <text:p>0.7051282051</text:p>
          </table:table-cell>
          <table:table-cell table:formula="of:=[.G110]/[.$G$1]" office:value-type="float" office:value="0.531987977672821">
            <text:p>0.5319879777</text:p>
          </table:table-cell>
          <table:table-cell table:formula="of:=[.H110]/[.$H$1]" office:value-type="float" office:value="0.169101161763707">
            <text:p>0.1691011618</text:p>
          </table:table-cell>
          <table:table-cell table:formula="of:=[.I110]/[.$I$1]" office:value-type="float" office:value="0.875">
            <text:p>0.875</text:p>
          </table:table-cell>
          <table:table-cell table:formula="of:=[.J110]/[.$J$1]" office:value-type="float" office:value="1">
            <text:p>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.8">
            <text:p>7.8</text:p>
          </table:table-cell>
          <table:table-cell office:value-type="float" office:value="3.96">
            <text:p>3.96</text:p>
          </table:table-cell>
          <table:table-cell office:value-type="float" office:value="25.73">
            <text:p>25.73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5.91">
            <text:p>25.91</text:p>
          </table:table-cell>
          <table:table-cell office:value-type="float" office:value="27.03">
            <text:p>27.0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formula="of:=[.A111]/[.$A$1]" office:value-type="float" office:value="0.701834862385321">
            <text:p>0.7018348624</text:p>
          </table:table-cell>
          <table:table-cell table:formula="of:=[.B111]/[.$B$1]" office:value-type="float" office:value="0.25">
            <text:p>0.25</text:p>
          </table:table-cell>
          <table:table-cell table:formula="of:=[.C111]/[.$C$1]" office:value-type="float" office:value="0.258317025440313">
            <text:p>0.2583170254</text:p>
          </table:table-cell>
          <table:table-cell table:formula="of:=[.D111]/[.D109]" office:value-type="float" office:value="0.984691924990432">
            <text:p>0.984691925</text:p>
          </table:table-cell>
          <table:table-cell table:formula="of:=[.E111]/[.$E$1]" office:value-type="float" office:value="0">
            <text:p>0</text:p>
          </table:table-cell>
          <table:table-cell table:formula="of:=[.F111]/[.$F$1]" office:value-type="float" office:value="0.692307692307692">
            <text:p>0.6923076923</text:p>
          </table:table-cell>
          <table:table-cell table:formula="of:=[.G111]/[.$G$1]" office:value-type="float" office:value="0.556247316444826">
            <text:p>0.5562473164</text:p>
          </table:table-cell>
          <table:table-cell table:formula="of:=[.H111]/[.$H$1]" office:value-type="float" office:value="0.183640192947891">
            <text:p>0.1836401929</text:p>
          </table:table-cell>
          <table:table-cell table:formula="of:=[.I111]/[.$I$1]" office:value-type="float" office:value="0.703125">
            <text:p>0.703125</text:p>
          </table:table-cell>
          <table:table-cell table:formula="of:=[.J111]/[.$J$1]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8.6">
            <text:p>8.6</text:p>
          </table:table-cell>
          <table:table-cell office:value-type="float" office:value="11.17">
            <text:p>11.17</text:p>
          </table:table-cell>
          <table:table-cell office:value-type="float" office:value="35.28">
            <text:p>35.2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3.14">
            <text:p>33.1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/>
          <table:table-cell table:formula="of:=[.A112]/[.$A$1]" office:value-type="float" office:value="0.564220183486238">
            <text:p>0.5642201835</text:p>
          </table:table-cell>
          <table:table-cell table:formula="of:=[.B112]/[.$B$1]" office:value-type="float" office:value="0.275641025641026">
            <text:p>0.2756410256</text:p>
          </table:table-cell>
          <table:table-cell table:formula="of:=[.C112]/[.$C$1]" office:value-type="float" office:value="0.72863666014351">
            <text:p>0.7286366601</text:p>
          </table:table-cell>
          <table:table-cell table:formula="of:=[.D112]/[.D110]" office:value-type="float" office:value="1.17170375290601">
            <text:p>1.1717037529</text:p>
          </table:table-cell>
          <table:table-cell table:formula="of:=[.E112]/[.$E$1]" office:value-type="float" office:value="1">
            <text:p>1</text:p>
          </table:table-cell>
          <table:table-cell table:formula="of:=[.F112]/[.$F$1]" office:value-type="float" office:value="0.897435897435897">
            <text:p>0.8974358974</text:p>
          </table:table-cell>
          <table:table-cell table:formula="of:=[.G112]/[.$G$1]" office:value-type="float" office:value="0.711464147702877">
            <text:p>0.7114641477</text:p>
          </table:table-cell>
          <table:table-cell table:formula="of:=[.H112]/[.$H$1]" office:value-type="float" office:value="0">
            <text:p>0</text:p>
          </table:table-cell>
          <table:table-cell table:formula="of:=[.I112]/[.$I$1]" office:value-type="float" office:value="0.921875">
            <text:p>0.921875</text:p>
          </table:table-cell>
          <table:table-cell table:formula="of:=[.J112]/[.$J$1]" office:value-type="float" office:value="1">
            <text:p>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.04">
            <text:p>4.04</text:p>
          </table:table-cell>
          <table:table-cell office:value-type="float" office:value="3.99">
            <text:p>3.99</text:p>
          </table:table-cell>
          <table:table-cell office:value-type="float" office:value="20.69">
            <text:p>20.6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7.78">
            <text:p>27.78</text:p>
          </table:table-cell>
          <table:table-cell office:value-type="float" office:value="1.75">
            <text:p>1.7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[.A113]/[.$A$1]" office:value-type="float" office:value="0.678899082568807">
            <text:p>0.6788990826</text:p>
          </table:table-cell>
          <table:table-cell table:formula="of:=[.B113]/[.$B$1]" office:value-type="float" office:value="0.12948717948718">
            <text:p>0.1294871795</text:p>
          </table:table-cell>
          <table:table-cell table:formula="of:=[.C113]/[.$C$1]" office:value-type="float" office:value="0.26027397260274">
            <text:p>0.2602739726</text:p>
          </table:table-cell>
          <table:table-cell table:formula="of:=[.D113]/[.D111]" office:value-type="float" office:value="0.804119704624951">
            <text:p>0.8041197046</text:p>
          </table:table-cell>
          <table:table-cell table:formula="of:=[.E113]/[.$E$1]" office:value-type="float" office:value="0">
            <text:p>0</text:p>
          </table:table-cell>
          <table:table-cell table:formula="of:=[.F113]/[.$F$1]" office:value-type="float" office:value="0.769230769230769">
            <text:p>0.7692307692</text:p>
          </table:table-cell>
          <table:table-cell table:formula="of:=[.G113]/[.$G$1]" office:value-type="float" office:value="0.596393301846286">
            <text:p>0.5963933018</text:p>
          </table:table-cell>
          <table:table-cell table:formula="of:=[.H113]/[.$H$1]" office:value-type="float" office:value="0.0118893946599633">
            <text:p>0.0118893947</text:p>
          </table:table-cell>
          <table:table-cell table:formula="of:=[.I113]/[.$I$1]" office:value-type="float" office:value="0.4375">
            <text:p>0.4375</text:p>
          </table:table-cell>
          <table:table-cell table:formula="of:=[.J113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.96">
            <text:p>3.96</text:p>
          </table:table-cell>
          <table:table-cell office:value-type="float" office:value="2.76">
            <text:p>2.76</text:p>
          </table:table-cell>
          <table:table-cell office:value-type="float" office:value="30.28">
            <text:p>30.2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4.42">
            <text:p>34.42</text:p>
          </table:table-cell>
          <table:table-cell office:value-type="float" office:value="18.51">
            <text:p>18.5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[.A114]/[.$A$1]" office:value-type="float" office:value="0.623853211009174">
            <text:p>0.623853211</text:p>
          </table:table-cell>
          <table:table-cell table:formula="of:=[.B114]/[.$B$1]" office:value-type="float" office:value="0.126923076923077">
            <text:p>0.1269230769</text:p>
          </table:table-cell>
          <table:table-cell table:formula="of:=[.C114]/[.$C$1]" office:value-type="float" office:value="0.180039138943249">
            <text:p>0.1800391389</text:p>
          </table:table-cell>
          <table:table-cell table:formula="of:=[.D114]/[.D112]" office:value-type="float" office:value="0.85827664399093">
            <text:p>0.858276644</text:p>
          </table:table-cell>
          <table:table-cell table:formula="of:=[.E114]/[.$E$1]" office:value-type="float" office:value="1">
            <text:p>1</text:p>
          </table:table-cell>
          <table:table-cell table:formula="of:=[.F114]/[.$F$1]" office:value-type="float" office:value="0.641025641025641">
            <text:p>0.641025641</text:p>
          </table:table-cell>
          <table:table-cell table:formula="of:=[.G114]/[.$G$1]" office:value-type="float" office:value="0.738943752683555">
            <text:p>0.7389437527</text:p>
          </table:table-cell>
          <table:table-cell table:formula="of:=[.H114]/[.$H$1]" office:value-type="float" office:value="0.125755825803383">
            <text:p>0.1257558258</text:p>
          </table:table-cell>
          <table:table-cell table:formula="of:=[.I114]/[.$I$1]" office:value-type="float" office:value="0.59375">
            <text:p>0.59375</text:p>
          </table:table-cell>
          <table:table-cell table:formula="of:=[.J114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8.8">
            <text:p>8.8</text:p>
          </table:table-cell>
          <table:table-cell office:value-type="float" office:value="7.41">
            <text:p>7.41</text:p>
          </table:table-cell>
          <table:table-cell office:value-type="float" office:value="26.84">
            <text:p>26.8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.44">
            <text:p>29.44</text:p>
          </table:table-cell>
          <table:table-cell office:value-type="float" office:value="29.52">
            <text:p>29.5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table:formula="of:=[.A115]/[.$A$1]" office:value-type="float" office:value="0.614678899082569">
            <text:p>0.6146788991</text:p>
          </table:table-cell>
          <table:table-cell table:formula="of:=[.B115]/[.$B$1]" office:value-type="float" office:value="0.282051282051282">
            <text:p>0.2820512821</text:p>
          </table:table-cell>
          <table:table-cell table:formula="of:=[.C115]/[.$C$1]" office:value-type="float" office:value="0.483365949119374">
            <text:p>0.4833659491</text:p>
          </table:table-cell>
          <table:table-cell table:formula="of:=[.D115]/[.D113]" office:value-type="float" office:value="1.2972450459159">
            <text:p>1.2972450459</text:p>
          </table:table-cell>
          <table:table-cell table:formula="of:=[.E115]/[.$E$1]" office:value-type="float" office:value="0">
            <text:p>0</text:p>
          </table:table-cell>
          <table:table-cell table:formula="of:=[.F115]/[.$F$1]" office:value-type="float" office:value="0.448717948717949">
            <text:p>0.4487179487</text:p>
          </table:table-cell>
          <table:table-cell table:formula="of:=[.G115]/[.$G$1]" office:value-type="float" office:value="0.632030914555603">
            <text:p>0.6320309146</text:p>
          </table:table-cell>
          <table:table-cell table:formula="of:=[.H115]/[.$H$1]" office:value-type="float" office:value="0.200557103064067">
            <text:p>0.2005571031</text:p>
          </table:table-cell>
          <table:table-cell table:formula="of:=[.I115]/[.$I$1]" office:value-type="float" office:value="0.9375">
            <text:p>0.9375</text:p>
          </table:table-cell>
          <table:table-cell table:formula="of:=[.J115]/[.$J$1]" office:value-type="float" office:value="1">
            <text:p>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2.18">
            <text:p>12.18</text:p>
          </table:table-cell>
          <table:table-cell office:value-type="float" office:value="4.04">
            <text:p>4.04</text:p>
          </table:table-cell>
          <table:table-cell office:value-type="float" office:value="37.83">
            <text:p>37.83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34.57">
            <text:p>34.57</text:p>
          </table:table-cell>
          <table:table-cell office:value-type="float" office:value="4.17">
            <text:p>4.1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table:formula="of:=[.A116]/[.$A$1]" office:value-type="float" office:value="0.697247706422018">
            <text:p>0.6972477064</text:p>
          </table:table-cell>
          <table:table-cell table:formula="of:=[.B116]/[.$B$1]" office:value-type="float" office:value="0.390384615384615">
            <text:p>0.3903846154</text:p>
          </table:table-cell>
          <table:table-cell table:formula="of:=[.C116]/[.$C$1]" office:value-type="float" office:value="0.263535551206784">
            <text:p>0.2635355512</text:p>
          </table:table-cell>
          <table:table-cell table:formula="of:=[.D116]/[.D114]" office:value-type="float" office:value="1.24933949801849">
            <text:p>1.249339498</text:p>
          </table:table-cell>
          <table:table-cell table:formula="of:=[.E116]/[.$E$1]" office:value-type="float" office:value="1">
            <text:p>1</text:p>
          </table:table-cell>
          <table:table-cell table:formula="of:=[.F116]/[.$F$1]" office:value-type="float" office:value="0.807692307692308">
            <text:p>0.8076923077</text:p>
          </table:table-cell>
          <table:table-cell table:formula="of:=[.G116]/[.$G$1]" office:value-type="float" office:value="0.742164018892229">
            <text:p>0.7421640189</text:p>
          </table:table-cell>
          <table:table-cell table:formula="of:=[.H116]/[.$H$1]" office:value-type="float" office:value="0.0283307289897411">
            <text:p>0.028330729</text:p>
          </table:table-cell>
          <table:table-cell table:formula="of:=[.I116]/[.$I$1]" office:value-type="float" office:value="1">
            <text:p>1</text:p>
          </table:table-cell>
          <table:table-cell table:formula="of:=[.J116]/[.$J$1]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3.5">
            <text:p>13.5</text:p>
          </table:table-cell>
          <table:table-cell office:value-type="float" office:value="5.04">
            <text:p>5.04</text:p>
          </table:table-cell>
          <table:table-cell office:value-type="float" office:value="30.79">
            <text:p>30.79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4.79">
            <text:p>24.79</text:p>
          </table:table-cell>
          <table:table-cell office:value-type="float" office:value="21.5">
            <text:p>21.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table:formula="of:=[.A117]/[.$A$1]" office:value-type="float" office:value="0.724770642201835">
            <text:p>0.7247706422</text:p>
          </table:table-cell>
          <table:table-cell table:formula="of:=[.B117]/[.$B$1]" office:value-type="float" office:value="0.432692307692308">
            <text:p>0.4326923077</text:p>
          </table:table-cell>
          <table:table-cell table:formula="of:=[.C117]/[.$C$1]" office:value-type="float" office:value="0.328767123287671">
            <text:p>0.3287671233</text:p>
          </table:table-cell>
          <table:table-cell table:formula="of:=[.D117]/[.D115]" office:value-type="float" office:value="1.14716840536513">
            <text:p>1.1471684054</text:p>
          </table:table-cell>
          <table:table-cell table:formula="of:=[.E117]/[.$E$1]" office:value-type="float" office:value="0">
            <text:p>0</text:p>
          </table:table-cell>
          <table:table-cell table:formula="of:=[.F117]/[.$F$1]" office:value-type="float" office:value="0.692307692307692">
            <text:p>0.6923076923</text:p>
          </table:table-cell>
          <table:table-cell table:formula="of:=[.G117]/[.$G$1]" office:value-type="float" office:value="0.532202662086733">
            <text:p>0.5322026621</text:p>
          </table:table-cell>
          <table:table-cell table:formula="of:=[.H117]/[.$H$1]" office:value-type="float" office:value="0.146069705822406">
            <text:p>0.1460697058</text:p>
          </table:table-cell>
          <table:table-cell table:formula="of:=[.I117]/[.$I$1]" office:value-type="float" office:value="0.96875">
            <text:p>0.96875</text:p>
          </table:table-cell>
          <table:table-cell table:formula="of:=[.J117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3.08">
            <text:p>3.08</text:p>
          </table:table-cell>
          <table:table-cell office:value-type="float" office:value="35.39">
            <text:p>35.3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1.44">
            <text:p>31.44</text:p>
          </table:table-cell>
          <table:table-cell office:value-type="float" office:value="79.82">
            <text:p>79.8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[.A118]/[.$A$1]" office:value-type="float" office:value="0.605504587155963">
            <text:p>0.6055045872</text:p>
          </table:table-cell>
          <table:table-cell table:formula="of:=[.B118]/[.$B$1]" office:value-type="float" office:value="0.0641025641025641">
            <text:p>0.0641025641</text:p>
          </table:table-cell>
          <table:table-cell table:formula="of:=[.C118]/[.$C$1]" office:value-type="float" office:value="0.200913242009132">
            <text:p>0.200913242</text:p>
          </table:table-cell>
          <table:table-cell table:formula="of:=[.D118]/[.D116]" office:value-type="float" office:value="0.935500925191647">
            <text:p>0.9355009252</text:p>
          </table:table-cell>
          <table:table-cell table:formula="of:=[.E118]/[.$E$1]" office:value-type="float" office:value="0">
            <text:p>0</text:p>
          </table:table-cell>
          <table:table-cell table:formula="of:=[.F118]/[.$F$1]" office:value-type="float" office:value="0.576923076923077">
            <text:p>0.5769230769</text:p>
          </table:table-cell>
          <table:table-cell table:formula="of:=[.G118]/[.$G$1]" office:value-type="float" office:value="0.674967797337913">
            <text:p>0.6749677973</text:p>
          </table:table-cell>
          <table:table-cell table:formula="of:=[.H118]/[.$H$1]" office:value-type="float" office:value="0.542292275290441">
            <text:p>0.5422922753</text:p>
          </table:table-cell>
          <table:table-cell table:formula="of:=[.I118]/[.$I$1]" office:value-type="float" office:value="0.90625">
            <text:p>0.90625</text:p>
          </table:table-cell>
          <table:table-cell table:formula="of:=[.J118]/[.$J$1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.5">
            <text:p>1.5</text:p>
          </table:table-cell>
          <table:table-cell office:value-type="float" office:value="3.73">
            <text:p>3.73</text:p>
          </table:table-cell>
          <table:table-cell office:value-type="float" office:value="21.53">
            <text:p>21.5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4.7">
            <text:p>24.7</text:p>
          </table:table-cell>
          <table:table-cell office:value-type="float" office:value="11.11">
            <text:p>11.1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table:formula="of:=[.A119]/[.$A$1]" office:value-type="float" office:value="0.614678899082569">
            <text:p>0.6146788991</text:p>
          </table:table-cell>
          <table:table-cell table:formula="of:=[.B119]/[.$B$1]" office:value-type="float" office:value="0.0480769230769231">
            <text:p>0.0480769231</text:p>
          </table:table-cell>
          <table:table-cell table:formula="of:=[.C119]/[.$C$1]" office:value-type="float" office:value="0.243313763861709">
            <text:p>0.2433137639</text:p>
          </table:table-cell>
          <table:table-cell table:formula="of:=[.D119]/[.D117]" office:value-type="float" office:value="0.69925300422215">
            <text:p>0.6992530042</text:p>
          </table:table-cell>
          <table:table-cell table:formula="of:=[.E119]/[.$E$1]" office:value-type="float" office:value="0">
            <text:p>0</text:p>
          </table:table-cell>
          <table:table-cell table:formula="of:=[.F119]/[.$F$1]" office:value-type="float" office:value="0.525641025641026">
            <text:p>0.5256410256</text:p>
          </table:table-cell>
          <table:table-cell table:formula="of:=[.G119]/[.$G$1]" office:value-type="float" office:value="0.530270502361528">
            <text:p>0.5302705024</text:p>
          </table:table-cell>
          <table:table-cell table:formula="of:=[.H119]/[.$H$1]" office:value-type="float" office:value="0.0754806712412528">
            <text:p>0.0754806712</text:p>
          </table:table-cell>
          <table:table-cell table:formula="of:=[.I119]/[.$I$1]" office:value-type="float" office:value="0.46875">
            <text:p>0.46875</text:p>
          </table:table-cell>
          <table:table-cell table:formula="of:=[.J119]/[.$J$1]" office:value-type="float" office:value="1">
            <text:p>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.44">
            <text:p>7.44</text:p>
          </table:table-cell>
          <table:table-cell office:value-type="float" office:value="5.52">
            <text:p>5.52</text:p>
          </table:table-cell>
          <table:table-cell office:value-type="float" office:value="33.97">
            <text:p>33.9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9.29">
            <text:p>29.29</text:p>
          </table:table-cell>
          <table:table-cell office:value-type="float" office:value="24.27">
            <text:p>24.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table:formula="of:=[.A120]/[.$A$1]" office:value-type="float" office:value="0.651376146788991">
            <text:p>0.6513761468</text:p>
          </table:table-cell>
          <table:table-cell table:formula="of:=[.B120]/[.$B$1]" office:value-type="float" office:value="0.238461538461538">
            <text:p>0.2384615385</text:p>
          </table:table-cell>
          <table:table-cell table:formula="of:=[.C120]/[.$C$1]" office:value-type="float" office:value="0.360078277886497">
            <text:p>0.3600782779</text:p>
          </table:table-cell>
          <table:table-cell table:formula="of:=[.D120]/[.D118]" office:value-type="float" office:value="0.959875671093529">
            <text:p>0.9598756711</text:p>
          </table:table-cell>
          <table:table-cell table:formula="of:=[.E120]/[.$E$1]" office:value-type="float" office:value="0">
            <text:p>0</text:p>
          </table:table-cell>
          <table:table-cell table:formula="of:=[.F120]/[.$F$1]" office:value-type="float" office:value="0.602564102564102">
            <text:p>0.6025641026</text:p>
          </table:table-cell>
          <table:table-cell table:formula="of:=[.G120]/[.$G$1]" office:value-type="float" office:value="0.62881064834693">
            <text:p>0.6288106483</text:p>
          </table:table-cell>
          <table:table-cell table:formula="of:=[.H120]/[.$H$1]" office:value-type="float" office:value="0.164888919084177">
            <text:p>0.1648889191</text:p>
          </table:table-cell>
          <table:table-cell table:formula="of:=[.I120]/[.$I$1]" office:value-type="float" office:value="0.84375">
            <text:p>0.84375</text:p>
          </table:table-cell>
          <table:table-cell table:formula="of:=[.J120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28.45">
            <text:p>28.45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6.09">
            <text:p>26.09</text:p>
          </table:table-cell>
          <table:table-cell office:value-type="float" office:value="58.11">
            <text:p>58.1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[.A121]/[.$A$1]" office:value-type="float" office:value="0.614678899082569">
            <text:p>0.6146788991</text:p>
          </table:table-cell>
          <table:table-cell table:formula="of:=[.B121]/[.$B$1]" office:value-type="float" office:value="0.192307692307692">
            <text:p>0.1923076923</text:p>
          </table:table-cell>
          <table:table-cell table:formula="of:=[.C121]/[.$C$1]" office:value-type="float" office:value="0.215264187866928">
            <text:p>0.2152641879</text:p>
          </table:table-cell>
          <table:table-cell table:formula="of:=[.D121]/[.D119]" office:value-type="float" office:value="1.32141198327915">
            <text:p>1.3214119833</text:p>
          </table:table-cell>
          <table:table-cell table:formula="of:=[.E121]/[.$E$1]" office:value-type="float" office:value="0">
            <text:p>0</text:p>
          </table:table-cell>
          <table:table-cell table:formula="of:=[.F121]/[.$F$1]" office:value-type="float" office:value="0.833333333333333">
            <text:p>0.8333333333</text:p>
          </table:table-cell>
          <table:table-cell table:formula="of:=[.G121]/[.$G$1]" office:value-type="float" office:value="0.560111635895234">
            <text:p>0.5601116359</text:p>
          </table:table-cell>
          <table:table-cell table:formula="of:=[.H121]/[.$H$1]" office:value-type="float" office:value="0.394795842108839">
            <text:p>0.3947958421</text:p>
          </table:table-cell>
          <table:table-cell table:formula="of:=[.I121]/[.$I$1]" office:value-type="float" office:value="0.625">
            <text:p>0.625</text:p>
          </table:table-cell>
          <table:table-cell table:formula="of:=[.J121]/[.$J$1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.18">
            <text:p>4.18</text:p>
          </table:table-cell>
          <table:table-cell office:value-type="float" office:value="9.05">
            <text:p>9.05</text:p>
          </table:table-cell>
          <table:table-cell office:value-type="float" office:value="29.27">
            <text:p>29.2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4.05">
            <text:p>24.05</text:p>
          </table:table-cell>
          <table:table-cell office:value-type="float" office:value="19.34">
            <text:p>19.3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[.A122]/[.$A$1]" office:value-type="float" office:value="0.559633027522936">
            <text:p>0.5596330275</text:p>
          </table:table-cell>
          <table:table-cell table:formula="of:=[.B122]/[.$B$1]" office:value-type="float" office:value="0.133974358974359">
            <text:p>0.133974359</text:p>
          </table:table-cell>
          <table:table-cell table:formula="of:=[.C122]/[.$C$1]" office:value-type="float" office:value="0.590345727332029">
            <text:p>0.5903457273</text:p>
          </table:table-cell>
          <table:table-cell table:formula="of:=[.D122]/[.D120]" office:value-type="float" office:value="0.861642625846335">
            <text:p>0.8616426258</text:p>
          </table:table-cell>
          <table:table-cell table:formula="of:=[.E122]/[.$E$1]" office:value-type="float" office:value="1">
            <text:p>1</text:p>
          </table:table-cell>
          <table:table-cell table:formula="of:=[.F122]/[.$F$1]" office:value-type="float" office:value="0.564102564102564">
            <text:p>0.5641025641</text:p>
          </table:table-cell>
          <table:table-cell table:formula="of:=[.G122]/[.$G$1]" office:value-type="float" office:value="0.516316015457278">
            <text:p>0.5163160155</text:p>
          </table:table-cell>
          <table:table-cell table:formula="of:=[.H122]/[.$H$1]" office:value-type="float" office:value="0.131394795842109">
            <text:p>0.1313947958</text:p>
          </table:table-cell>
          <table:table-cell table:formula="of:=[.I122]/[.$I$1]" office:value-type="float" office:value="0.8125">
            <text:p>0.8125</text:p>
          </table:table-cell>
          <table:table-cell table:formula="of:=[.J122]/[.$J$1]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.7">
            <text:p>2.7</text:p>
          </table:table-cell>
          <table:table-cell office:value-type="float" office:value="3.69">
            <text:p>3.69</text:p>
          </table:table-cell>
          <table:table-cell office:value-type="float" office:value="13.52">
            <text:p>13.52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1.13">
            <text:p>21.13</text:p>
          </table:table-cell>
          <table:table-cell office:value-type="float" office:value="18.51">
            <text:p>18.5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[.A123]/[.$A$1]" office:value-type="float" office:value="0.532110091743119">
            <text:p>0.5321100917</text:p>
          </table:table-cell>
          <table:table-cell table:formula="of:=[.B123]/[.$B$1]" office:value-type="float" office:value="0.0865384615384616">
            <text:p>0.0865384615</text:p>
          </table:table-cell>
          <table:table-cell table:formula="of:=[.C123]/[.$C$1]" office:value-type="float" office:value="0.240704500978474">
            <text:p>0.240704501</text:p>
          </table:table-cell>
          <table:table-cell table:formula="of:=[.D123]/[.D121]" office:value-type="float" office:value="0.475219683655536">
            <text:p>0.4752196837</text:p>
          </table:table-cell>
          <table:table-cell table:formula="of:=[.E123]/[.$E$1]" office:value-type="float" office:value="0">
            <text:p>0</text:p>
          </table:table-cell>
          <table:table-cell table:formula="of:=[.F123]/[.$F$1]" office:value-type="float" office:value="0.705128205128205">
            <text:p>0.7051282051</text:p>
          </table:table-cell>
          <table:table-cell table:formula="of:=[.G123]/[.$G$1]" office:value-type="float" office:value="0.453628166595105">
            <text:p>0.4536281666</text:p>
          </table:table-cell>
          <table:table-cell table:formula="of:=[.H123]/[.$H$1]" office:value-type="float" office:value="0.125755825803383">
            <text:p>0.1257558258</text:p>
          </table:table-cell>
          <table:table-cell table:formula="of:=[.I123]/[.$I$1]" office:value-type="float" office:value="0.5">
            <text:p>0.5</text:p>
          </table:table-cell>
          <table:table-cell table:formula="of:=[.J123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5">
            <text:p>0.5</text:p>
          </table:table-cell>
          <table:table-cell office:value-type="float" office:value="3.7">
            <text:p>3.7</text:p>
          </table:table-cell>
          <table:table-cell office:value-type="float" office:value="12.81">
            <text:p>12.81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1.25">
            <text:p>21.25</text:p>
          </table:table-cell>
          <table:table-cell office:value-type="float" office:value="22.73">
            <text:p>22.7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[.A124]/[.$A$1]" office:value-type="float" office:value="0.587155963302752">
            <text:p>0.5871559633</text:p>
          </table:table-cell>
          <table:table-cell table:formula="of:=[.B124]/[.$B$1]" office:value-type="float" office:value="0.016025641025641">
            <text:p>0.016025641</text:p>
          </table:table-cell>
          <table:table-cell table:formula="of:=[.C124]/[.$C$1]" office:value-type="float" office:value="0.241356816699282">
            <text:p>0.2413568167</text:p>
          </table:table-cell>
          <table:table-cell table:formula="of:=[.D124]/[.D122]" office:value-type="float" office:value="0.437649470447557">
            <text:p>0.4376494704</text:p>
          </table:table-cell>
          <table:table-cell table:formula="of:=[.E124]/[.$E$1]" office:value-type="float" office:value="1">
            <text:p>1</text:p>
          </table:table-cell>
          <table:table-cell table:formula="of:=[.F124]/[.$F$1]" office:value-type="float" office:value="0.846153846153846">
            <text:p>0.8461538462</text:p>
          </table:table-cell>
          <table:table-cell table:formula="of:=[.G124]/[.$G$1]" office:value-type="float" office:value="0.456204379562044">
            <text:p>0.4562043796</text:p>
          </table:table-cell>
          <table:table-cell table:formula="of:=[.H124]/[.$H$1]" office:value-type="float" office:value="0.154426251783409">
            <text:p>0.1544262518</text:p>
          </table:table-cell>
          <table:table-cell table:formula="of:=[.I124]/[.$I$1]" office:value-type="float" office:value="0.4375">
            <text:p>0.4375</text:p>
          </table:table-cell>
          <table:table-cell table:formula="of:=[.J124]/[.$J$1]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.68">
            <text:p>3.68</text:p>
          </table:table-cell>
          <table:table-cell office:value-type="float" office:value="12.24">
            <text:p>12.2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0.52">
            <text:p>20.52</text:p>
          </table:table-cell>
          <table:table-cell office:value-type="float" office:value="0.51">
            <text:p>0.5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[.A125]/[.$A$1]" office:value-type="float" office:value="0.55045871559633">
            <text:p>0.5504587156</text:p>
          </table:table-cell>
          <table:table-cell table:formula="of:=[.B125]/[.$B$1]" office:value-type="float" office:value="0">
            <text:p>0</text:p>
          </table:table-cell>
          <table:table-cell table:formula="of:=[.C125]/[.$C$1]" office:value-type="float" office:value="0.240052185257665">
            <text:p>0.2400521853</text:p>
          </table:table-cell>
          <table:table-cell table:formula="of:=[.D125]/[.D123]" office:value-type="float" office:value="0.905325443786982">
            <text:p>0.9053254438</text:p>
          </table:table-cell>
          <table:table-cell table:formula="of:=[.E125]/[.$E$1]" office:value-type="float" office:value="0">
            <text:p>0</text:p>
          </table:table-cell>
          <table:table-cell table:formula="of:=[.F125]/[.$F$1]" office:value-type="float" office:value="0.653846153846154">
            <text:p>0.6538461538</text:p>
          </table:table-cell>
          <table:table-cell table:formula="of:=[.G125]/[.$G$1]" office:value-type="float" office:value="0.440532417346501">
            <text:p>0.4405324173</text:p>
          </table:table-cell>
          <table:table-cell table:formula="of:=[.H125]/[.$H$1]" office:value-type="float" office:value="0.00346490930090359">
            <text:p>0.0034649093</text:p>
          </table:table-cell>
          <table:table-cell table:formula="of:=[.I125]/[.$I$1]" office:value-type="float" office:value="0.3125">
            <text:p>0.3125</text:p>
          </table:table-cell>
          <table:table-cell table:formula="of:=[.J125]/[.$J$1]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3.95">
            <text:p>3.95</text:p>
          </table:table-cell>
          <table:table-cell office:value-type="float" office:value="36.35">
            <text:p>36.35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2.83">
            <text:p>32.83</text:p>
          </table:table-cell>
          <table:table-cell office:value-type="float" office:value="9.59">
            <text:p>9.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table:formula="of:=[.A126]/[.$A$1]" office:value-type="float" office:value="0.568807339449541">
            <text:p>0.5688073394</text:p>
          </table:table-cell>
          <table:table-cell table:formula="of:=[.B126]/[.$B$1]" office:value-type="float" office:value="0">
            <text:p>0</text:p>
          </table:table-cell>
          <table:table-cell table:formula="of:=[.C126]/[.$C$1]" office:value-type="float" office:value="0.257664709719504">
            <text:p>0.2576647097</text:p>
          </table:table-cell>
          <table:table-cell table:formula="of:=[.D126]/[.D124]" office:value-type="float" office:value="2.8376268540203">
            <text:p>2.837626854</text:p>
          </table:table-cell>
          <table:table-cell table:formula="of:=[.E126]/[.$E$1]" office:value-type="float" office:value="1">
            <text:p>1</text:p>
          </table:table-cell>
          <table:table-cell table:formula="of:=[.F126]/[.$F$1]" office:value-type="float" office:value="0.756410256410256">
            <text:p>0.7564102564</text:p>
          </table:table-cell>
          <table:table-cell table:formula="of:=[.G126]/[.$G$1]" office:value-type="float" office:value="0.704808930871619">
            <text:p>0.7048089309</text:p>
          </table:table-cell>
          <table:table-cell table:formula="of:=[.H126]/[.$H$1]" office:value-type="float" office:value="0.065153882736599">
            <text:p>0.0651538827</text:p>
          </table:table-cell>
          <table:table-cell table:formula="of:=[.I126]/[.$I$1]" office:value-type="float" office:value="0.84375">
            <text:p>0.84375</text:p>
          </table:table-cell>
          <table:table-cell table:formula="of:=[.J126]/[.$J$1]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office:value-type="float" office:value="5.9">
            <text:p>5.9</text:p>
          </table:table-cell>
          <table:table-cell office:value-type="float" office:value="37.12">
            <text:p>37.1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3.87">
            <text:p>33.87</text:p>
          </table:table-cell>
          <table:table-cell office:value-type="float" office:value="3.52">
            <text:p>3.5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table:formula="of:=[.A127]/[.$A$1]" office:value-type="float" office:value="0.73394495412844">
            <text:p>0.7339449541</text:p>
          </table:table-cell>
          <table:table-cell table:formula="of:=[.B127]/[.$B$1]" office:value-type="float" office:value="0.448717948717949">
            <text:p>0.4487179487</text:p>
          </table:table-cell>
          <table:table-cell table:formula="of:=[.C127]/[.$C$1]" office:value-type="float" office:value="0.384866275277234">
            <text:p>0.3848662753</text:p>
          </table:table-cell>
          <table:table-cell table:formula="of:=[.D127]/[.D125]" office:value-type="float" office:value="3.03267973856209">
            <text:p>3.0326797386</text:p>
          </table:table-cell>
          <table:table-cell table:formula="of:=[.E127]/[.$E$1]" office:value-type="float" office:value="0">
            <text:p>0</text:p>
          </table:table-cell>
          <table:table-cell table:formula="of:=[.F127]/[.$F$1]" office:value-type="float" office:value="0.743589743589744">
            <text:p>0.7435897436</text:p>
          </table:table-cell>
          <table:table-cell table:formula="of:=[.G127]/[.$G$1]" office:value-type="float" office:value="0.72713610991842">
            <text:p>0.7271361099</text:p>
          </table:table-cell>
          <table:table-cell table:formula="of:=[.H127]/[.$H$1]" office:value-type="float" office:value="0.0239146681160405">
            <text:p>0.0239146681</text:p>
          </table:table-cell>
          <table:table-cell table:formula="of:=[.I127]/[.$I$1]" office:value-type="float" office:value="0.84375">
            <text:p>0.84375</text:p>
          </table:table-cell>
          <table:table-cell table:formula="of:=[.J127]/[.$J$1]" office:value-type="float" office:value="1">
            <text:p>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.78">
            <text:p>2.78</text:p>
          </table:table-cell>
          <table:table-cell office:value-type="float" office:value="4.89">
            <text:p>4.89</text:p>
          </table:table-cell>
          <table:table-cell office:value-type="float" office:value="9.39">
            <text:p>9.39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9.3">
            <text:p>19.3</text:p>
          </table:table-cell>
          <table:table-cell office:value-type="float" office:value="17.47">
            <text:p>17.4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table:formula="of:=[.A128]/[.$A$1]" office:value-type="float" office:value="0.596330275229358">
            <text:p>0.5963302752</text:p>
          </table:table-cell>
          <table:table-cell table:formula="of:=[.B128]/[.$B$1]" office:value-type="float" office:value="0.0891025641025641">
            <text:p>0.0891025641</text:p>
          </table:table-cell>
          <table:table-cell table:formula="of:=[.C128]/[.$C$1]" office:value-type="float" office:value="0.318982387475538">
            <text:p>0.3189823875</text:p>
          </table:table-cell>
          <table:table-cell table:formula="of:=[.D128]/[.D126]" office:value-type="float" office:value="0.258321870701513">
            <text:p>0.2583218707</text:p>
          </table:table-cell>
          <table:table-cell table:formula="of:=[.E128]/[.$E$1]" office:value-type="float" office:value="1">
            <text:p>1</text:p>
          </table:table-cell>
          <table:table-cell table:formula="of:=[.F128]/[.$F$1]" office:value-type="float" office:value="0.807692307692308">
            <text:p>0.8076923077</text:p>
          </table:table-cell>
          <table:table-cell table:formula="of:=[.G128]/[.$G$1]" office:value-type="float" office:value="0.414340918849292">
            <text:p>0.4143409188</text:p>
          </table:table-cell>
          <table:table-cell table:formula="of:=[.H128]/[.$H$1]" office:value-type="float" office:value="0.118690128405462">
            <text:p>0.1186901284</text:p>
          </table:table-cell>
          <table:table-cell table:formula="of:=[.I128]/[.$I$1]" office:value-type="float" office:value="0.390625">
            <text:p>0.390625</text:p>
          </table:table-cell>
          <table:table-cell table:formula="of:=[.J128]/[.$J$1]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.8">
            <text:p>2.8</text:p>
          </table:table-cell>
          <table:table-cell office:value-type="float" office:value="5.53">
            <text:p>5.53</text:p>
          </table:table-cell>
          <table:table-cell office:value-type="float" office:value="14.29">
            <text:p>14.2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4.97">
            <text:p>24.97</text:p>
          </table:table-cell>
          <table:table-cell office:value-type="float" office:value="0.51">
            <text:p>0.5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[.A129]/[.$A$1]" office:value-type="float" office:value="0.587155963302752">
            <text:p>0.5871559633</text:p>
          </table:table-cell>
          <table:table-cell table:formula="of:=[.B129]/[.$B$1]" office:value-type="float" office:value="0.0897435897435897">
            <text:p>0.0897435897</text:p>
          </table:table-cell>
          <table:table-cell table:formula="of:=[.C129]/[.$C$1]" office:value-type="float" office:value="0.360730593607306">
            <text:p>0.3607305936</text:p>
          </table:table-cell>
          <table:table-cell table:formula="of:=[.D129]/[.D127]" office:value-type="float" office:value="0.384967672413793">
            <text:p>0.3849676724</text:p>
          </table:table-cell>
          <table:table-cell table:formula="of:=[.E129]/[.$E$1]" office:value-type="float" office:value="0">
            <text:p>0</text:p>
          </table:table-cell>
          <table:table-cell table:formula="of:=[.F129]/[.$F$1]" office:value-type="float" office:value="0.82051282051282">
            <text:p>0.8205128205</text:p>
          </table:table-cell>
          <table:table-cell table:formula="of:=[.G129]/[.$G$1]" office:value-type="float" office:value="0.53606698153714">
            <text:p>0.5360669815</text:p>
          </table:table-cell>
          <table:table-cell table:formula="of:=[.H129]/[.$H$1]" office:value-type="float" office:value="0.00346490930090359">
            <text:p>0.0034649093</text:p>
          </table:table-cell>
          <table:table-cell table:formula="of:=[.I129]/[.$I$1]" office:value-type="float" office:value="0.59375">
            <text:p>0.59375</text:p>
          </table:table-cell>
          <table:table-cell table:formula="of:=[.J129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.5">
            <text:p>4.5</text:p>
          </table:table-cell>
          <table:table-cell office:value-type="float" office:value="5.86">
            <text:p>5.86</text:p>
          </table:table-cell>
          <table:table-cell office:value-type="float" office:value="37.43">
            <text:p>37.43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31.21">
            <text:p>31.21</text:p>
          </table:table-cell>
          <table:table-cell office:value-type="float" office:value="32.3">
            <text:p>32.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/>
          <table:table-cell table:formula="of:=[.A130]/[.$A$1]" office:value-type="float" office:value="0.596330275229358">
            <text:p>0.5963302752</text:p>
          </table:table-cell>
          <table:table-cell table:formula="of:=[.B130]/[.$B$1]" office:value-type="float" office:value="0.144230769230769">
            <text:p>0.1442307692</text:p>
          </table:table-cell>
          <table:table-cell table:formula="of:=[.C130]/[.$C$1]" office:value-type="float" office:value="0.382257012393999">
            <text:p>0.3822570124</text:p>
          </table:table-cell>
          <table:table-cell table:formula="of:=[.D130]/[.D128]" office:value-type="float" office:value="3.98615548455804">
            <text:p>3.9861554846</text:p>
          </table:table-cell>
          <table:table-cell table:formula="of:=[.E130]/[.$E$1]" office:value-type="float" office:value="0">
            <text:p>0</text:p>
          </table:table-cell>
          <table:table-cell table:formula="of:=[.F130]/[.$F$1]" office:value-type="float" office:value="0.782051282051282">
            <text:p>0.7820512821</text:p>
          </table:table-cell>
          <table:table-cell table:formula="of:=[.G130]/[.$G$1]" office:value-type="float" office:value="0.670030055817948">
            <text:p>0.6700300558</text:p>
          </table:table-cell>
          <table:table-cell table:formula="of:=[.H130]/[.$H$1]" office:value-type="float" office:value="0.219444255723894">
            <text:p>0.2194442557</text:p>
          </table:table-cell>
          <table:table-cell table:formula="of:=[.I130]/[.$I$1]" office:value-type="float" office:value="0.90625">
            <text:p>0.90625</text:p>
          </table:table-cell>
          <table:table-cell table:formula="of:=[.J130]/[.$J$1]"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.2">
            <text:p>1.2</text:p>
          </table:table-cell>
          <table:table-cell office:value-type="float" office:value="6.14">
            <text:p>6.14</text:p>
          </table:table-cell>
          <table:table-cell office:value-type="float" office:value="29.26">
            <text:p>29.2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4.72">
            <text:p>24.72</text:p>
          </table:table-cell>
          <table:table-cell office:value-type="float" office:value="10.46">
            <text:p>10.4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[.A131]/[.$A$1]" office:value-type="float" office:value="0.5">
            <text:p>0.5</text:p>
          </table:table-cell>
          <table:table-cell table:formula="of:=[.B131]/[.$B$1]" office:value-type="float" office:value="0.0384615384615385">
            <text:p>0.0384615385</text:p>
          </table:table-cell>
          <table:table-cell table:formula="of:=[.C131]/[.$C$1]" office:value-type="float" office:value="0.400521852576647">
            <text:p>0.4005218526</text:p>
          </table:table-cell>
          <table:table-cell table:formula="of:=[.D131]/[.D129]" office:value-type="float" office:value="2.04758572428272">
            <text:p>2.0475857243</text:p>
          </table:table-cell>
          <table:table-cell table:formula="of:=[.E131]/[.$E$1]" office:value-type="float" office:value="0">
            <text:p>0</text:p>
          </table:table-cell>
          <table:table-cell table:formula="of:=[.F131]/[.$F$1]" office:value-type="float" office:value="0.602564102564102">
            <text:p>0.6025641026</text:p>
          </table:table-cell>
          <table:table-cell table:formula="of:=[.G131]/[.$G$1]" office:value-type="float" office:value="0.530699871189352">
            <text:p>0.5306998712</text:p>
          </table:table-cell>
          <table:table-cell table:formula="of:=[.H131]/[.$H$1]" office:value-type="float" office:value="0.0710646103675522">
            <text:p>0.0710646104</text:p>
          </table:table-cell>
          <table:table-cell table:formula="of:=[.I131]/[.$I$1]" office:value-type="float" office:value="0.625">
            <text:p>0.625</text:p>
          </table:table-cell>
          <table:table-cell table:formula="of:=[.J131]/[.$J$1]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3.84">
            <text:p>3.84</text:p>
          </table:table-cell>
          <table:table-cell office:value-type="float" office:value="18.72">
            <text:p>18.7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2.1">
            <text:p>22.1</text:p>
          </table:table-cell>
          <table:table-cell office:value-type="float" office:value="4.8">
            <text:p>4.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[.A132]/[.$A$1]" office:value-type="float" office:value="0.660550458715596">
            <text:p>0.6605504587</text:p>
          </table:table-cell>
          <table:table-cell table:formula="of:=[.B132]/[.$B$1]" office:value-type="float" office:value="0">
            <text:p>0</text:p>
          </table:table-cell>
          <table:table-cell table:formula="of:=[.C132]/[.$C$1]" office:value-type="float" office:value="0.250489236790607">
            <text:p>0.2504892368</text:p>
          </table:table-cell>
          <table:table-cell table:formula="of:=[.D132]/[.D130]" office:value-type="float" office:value="0.500133582687684">
            <text:p>0.5001335827</text:p>
          </table:table-cell>
          <table:table-cell table:formula="of:=[.E132]/[.$E$1]" office:value-type="float" office:value="0">
            <text:p>0</text:p>
          </table:table-cell>
          <table:table-cell table:formula="of:=[.F132]/[.$F$1]" office:value-type="float" office:value="0.717948717948718">
            <text:p>0.7179487179</text:p>
          </table:table-cell>
          <table:table-cell table:formula="of:=[.G132]/[.$G$1]" office:value-type="float" office:value="0.474452554744526">
            <text:p>0.4744525547</text:p>
          </table:table-cell>
          <table:table-cell table:formula="of:=[.H132]/[.$H$1]" office:value-type="float" office:value="0.0326109110673279">
            <text:p>0.0326109111</text:p>
          </table:table-cell>
          <table:table-cell table:formula="of:=[.I132]/[.$I$1]" office:value-type="float" office:value="0.625">
            <text:p>0.625</text:p>
          </table:table-cell>
          <table:table-cell table:formula="of:=[.J132]/[.$J$1]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.05">
            <text:p>1.05</text:p>
          </table:table-cell>
          <table:table-cell office:value-type="float" office:value="3.16">
            <text:p>3.16</text:p>
          </table:table-cell>
          <table:table-cell office:value-type="float" office:value="12.98">
            <text:p>12.98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2.09">
            <text:p>22.09</text:p>
          </table:table-cell>
          <table:table-cell office:value-type="float" office:value="16.35">
            <text:p>16.3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[.A133]/[.$A$1]" office:value-type="float" office:value="0.541284403669725">
            <text:p>0.5412844037</text:p>
          </table:table-cell>
          <table:table-cell table:formula="of:=[.B133]/[.$B$1]" office:value-type="float" office:value="0.0336538461538462">
            <text:p>0.0336538462</text:p>
          </table:table-cell>
          <table:table-cell table:formula="of:=[.C133]/[.$C$1]" office:value-type="float" office:value="0.206131767775603">
            <text:p>0.2061317678</text:p>
          </table:table-cell>
          <table:table-cell table:formula="of:=[.D133]/[.D131]" office:value-type="float" office:value="0.443609022556391">
            <text:p>0.4436090226</text:p>
          </table:table-cell>
          <table:table-cell table:formula="of:=[.E133]/[.$E$1]" office:value-type="float" office:value="1">
            <text:p>1</text:p>
          </table:table-cell>
          <table:table-cell table:formula="of:=[.F133]/[.$F$1]" office:value-type="float" office:value="0.58974358974359">
            <text:p>0.5897435897</text:p>
          </table:table-cell>
          <table:table-cell table:formula="of:=[.G133]/[.$G$1]" office:value-type="float" office:value="0.474237870330614">
            <text:p>0.4742378703</text:p>
          </table:table-cell>
          <table:table-cell table:formula="of:=[.H133]/[.$H$1]" office:value-type="float" office:value="0.111080915823086">
            <text:p>0.1110809158</text:p>
          </table:table-cell>
          <table:table-cell table:formula="of:=[.I133]/[.$I$1]" office:value-type="float" office:value="0.484375">
            <text:p>0.484375</text:p>
          </table:table-cell>
          <table:table-cell table:formula="of:=[.J133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.46">
            <text:p>3.46</text:p>
          </table:table-cell>
          <table:table-cell office:value-type="float" office:value="6.38">
            <text:p>6.38</text:p>
          </table:table-cell>
          <table:table-cell office:value-type="float" office:value="32.25">
            <text:p>32.25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8.73">
            <text:p>28.73</text:p>
          </table:table-cell>
          <table:table-cell office:value-type="float" office:value="3.13">
            <text:p>3.1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/>
          <table:table-cell table:formula="of:=[.A134]/[.$A$1]" office:value-type="float" office:value="0.623853211009174">
            <text:p>0.623853211</text:p>
          </table:table-cell>
          <table:table-cell table:formula="of:=[.B134]/[.$B$1]" office:value-type="float" office:value="0.110897435897436">
            <text:p>0.1108974359</text:p>
          </table:table-cell>
          <table:table-cell table:formula="of:=[.C134]/[.$C$1]" office:value-type="float" office:value="0.41617742987606">
            <text:p>0.4161774299</text:p>
          </table:table-cell>
          <table:table-cell table:formula="of:=[.D134]/[.D132]" office:value-type="float" office:value="1.72275641025641">
            <text:p>1.7227564103</text:p>
          </table:table-cell>
          <table:table-cell table:formula="of:=[.E134]/[.$E$1]" office:value-type="float" office:value="1">
            <text:p>1</text:p>
          </table:table-cell>
          <table:table-cell table:formula="of:=[.F134]/[.$F$1]" office:value-type="float" office:value="0.551282051282051">
            <text:p>0.5512820513</text:p>
          </table:table-cell>
          <table:table-cell table:formula="of:=[.G134]/[.$G$1]" office:value-type="float" office:value="0.616788321167883">
            <text:p>0.6167883212</text:p>
          </table:table-cell>
          <table:table-cell table:formula="of:=[.H134]/[.$H$1]" office:value-type="float" office:value="0.0212650315918201">
            <text:p>0.0212650316</text:p>
          </table:table-cell>
          <table:table-cell table:formula="of:=[.I134]/[.$I$1]" office:value-type="float" office:value="0.671875">
            <text:p>0.671875</text:p>
          </table:table-cell>
          <table:table-cell table:formula="of:=[.J134]/[.$J$1]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5">
            <text:p>1.5</text:p>
          </table:table-cell>
          <table:table-cell office:value-type="float" office:value="6.06">
            <text:p>6.06</text:p>
          </table:table-cell>
          <table:table-cell office:value-type="float" office:value="26.54">
            <text:p>26.5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9.38">
            <text:p>29.38</text:p>
          </table:table-cell>
          <table:table-cell office:value-type="float" office:value="14.5">
            <text:p>14.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table:formula="of:=[.A135]/[.$A$1]" office:value-type="float" office:value="0.623853211009174">
            <text:p>0.623853211</text:p>
          </table:table-cell>
          <table:table-cell table:formula="of:=[.B135]/[.$B$1]" office:value-type="float" office:value="0.0480769230769231">
            <text:p>0.0480769231</text:p>
          </table:table-cell>
          <table:table-cell table:formula="of:=[.C135]/[.$C$1]" office:value-type="float" office:value="0.395303326810176">
            <text:p>0.3953033268</text:p>
          </table:table-cell>
          <table:table-cell table:formula="of:=[.D135]/[.D133]" office:value-type="float" office:value="2.04468412942989">
            <text:p>2.0446841294</text:p>
          </table:table-cell>
          <table:table-cell table:formula="of:=[.E135]/[.$E$1]" office:value-type="float" office:value="0">
            <text:p>0</text:p>
          </table:table-cell>
          <table:table-cell table:formula="of:=[.F135]/[.$F$1]" office:value-type="float" office:value="0.692307692307692">
            <text:p>0.6923076923</text:p>
          </table:table-cell>
          <table:table-cell table:formula="of:=[.G135]/[.$G$1]" office:value-type="float" office:value="0.630742808072134">
            <text:p>0.6307428081</text:p>
          </table:table-cell>
          <table:table-cell table:formula="of:=[.H135]/[.$H$1]" office:value-type="float" office:value="0.0985121271825532">
            <text:p>0.0985121272</text:p>
          </table:table-cell>
          <table:table-cell table:formula="of:=[.I135]/[.$I$1]" office:value-type="float" office:value="0.515625">
            <text:p>0.515625</text:p>
          </table:table-cell>
          <table:table-cell table:formula="of:=[.J135]/[.$J$1]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.5">
            <text:p>15.5</text:p>
          </table:table-cell>
          <table:table-cell office:value-type="float" office:value="5.05">
            <text:p>5.05</text:p>
          </table:table-cell>
          <table:table-cell office:value-type="float" office:value="24.06">
            <text:p>24.0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3.22">
            <text:p>23.22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table:formula="of:=[.A136]/[.$A$1]" office:value-type="float" office:value="0.568807339449541">
            <text:p>0.5688073394</text:p>
          </table:table-cell>
          <table:table-cell table:formula="of:=[.B136]/[.$B$1]" office:value-type="float" office:value="0.496794871794872">
            <text:p>0.4967948718</text:p>
          </table:table-cell>
          <table:table-cell table:formula="of:=[.C136]/[.$C$1]" office:value-type="float" office:value="0.32941943900848">
            <text:p>0.329419439</text:p>
          </table:table-cell>
          <table:table-cell table:formula="of:=[.D136]/[.D134]" office:value-type="float" office:value="0.746046511627907">
            <text:p>0.7460465116</text:p>
          </table:table-cell>
          <table:table-cell table:formula="of:=[.E136]/[.$E$1]" office:value-type="float" office:value="0">
            <text:p>0</text:p>
          </table:table-cell>
          <table:table-cell table:formula="of:=[.F136]/[.$F$1]" office:value-type="float" office:value="0.58974358974359">
            <text:p>0.5897435897</text:p>
          </table:table-cell>
          <table:table-cell table:formula="of:=[.G136]/[.$G$1]" office:value-type="float" office:value="0.498497209102619">
            <text:p>0.4984972091</text:p>
          </table:table-cell>
          <table:table-cell table:formula="of:=[.H136]/[.$H$1]" office:value-type="float" office:value="0">
            <text:p>0</text:p>
          </table:table-cell>
          <table:table-cell table:formula="of:=[.I136]/[.$I$1]" office:value-type="float" office:value="0.953125">
            <text:p>0.953125</text:p>
          </table:table-cell>
          <table:table-cell table:formula="of:=[.J136]/[.$J$1]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.6">
            <text:p>6.6</text:p>
          </table:table-cell>
          <table:table-cell office:value-type="float" office:value="3.58">
            <text:p>3.58</text:p>
          </table:table-cell>
          <table:table-cell office:value-type="float" office:value="20.71">
            <text:p>20.7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4.15">
            <text:p>24.15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  <table:table-cell table:formula="of:=[.A137]/[.$A$1]" office:value-type="float" office:value="0.587155963302752">
            <text:p>0.5871559633</text:p>
          </table:table-cell>
          <table:table-cell table:formula="of:=[.B137]/[.$B$1]" office:value-type="float" office:value="0.211538461538462">
            <text:p>0.2115384615</text:p>
          </table:table-cell>
          <table:table-cell table:formula="of:=[.C137]/[.$C$1]" office:value-type="float" office:value="0.233529028049576">
            <text:p>0.233529028</text:p>
          </table:table-cell>
          <table:table-cell table:formula="of:=[.D137]/[.D135]" office:value-type="float" office:value="0.780331574981161">
            <text:p>0.780331575</text:p>
          </table:table-cell>
          <table:table-cell table:formula="of:=[.E137]/[.$E$1]" office:value-type="float" office:value="0">
            <text:p>0</text:p>
          </table:table-cell>
          <table:table-cell table:formula="of:=[.F137]/[.$F$1]" office:value-type="float" office:value="0.705128205128205">
            <text:p>0.7051282051</text:p>
          </table:table-cell>
          <table:table-cell table:formula="of:=[.G137]/[.$G$1]" office:value-type="float" office:value="0.518462859596393">
            <text:p>0.5184628596</text:p>
          </table:table-cell>
          <table:table-cell table:formula="of:=[.H137]/[.$H$1]" office:value-type="float" office:value="0">
            <text:p>0</text:p>
          </table:table-cell>
          <table:table-cell table:formula="of:=[.I137]/[.$I$1]" office:value-type="float" office:value="0.8125">
            <text:p>0.8125</text:p>
          </table:table-cell>
          <table:table-cell table:formula="of:=[.J137]/[.$J$1]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.74">
            <text:p>2.74</text:p>
          </table:table-cell>
          <table:table-cell office:value-type="float" office:value="11.17">
            <text:p>11.17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2.61">
            <text:p>22.61</text:p>
          </table:table-cell>
          <table:table-cell office:value-type="float" office:value="0.95">
            <text:p>0.9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[.A138]/[.$A$1]" office:value-type="float" office:value="0.495412844036697">
            <text:p>0.495412844</text:p>
          </table:table-cell>
          <table:table-cell table:formula="of:=[.B138]/[.$B$1]" office:value-type="float" office:value="0">
            <text:p>0</text:p>
          </table:table-cell>
          <table:table-cell table:formula="of:=[.C138]/[.$C$1]" office:value-type="float" office:value="0.178734507501631">
            <text:p>0.1787345075</text:p>
          </table:table-cell>
          <table:table-cell table:formula="of:=[.D138]/[.D136]" office:value-type="float" office:value="0.464256026600166">
            <text:p>0.4642560266</text:p>
          </table:table-cell>
          <table:table-cell table:formula="of:=[.E138]/[.$E$1]" office:value-type="float" office:value="0">
            <text:p>0</text:p>
          </table:table-cell>
          <table:table-cell table:formula="of:=[.F138]/[.$F$1]" office:value-type="float" office:value="0.67948717948718">
            <text:p>0.6794871795</text:p>
          </table:table-cell>
          <table:table-cell table:formula="of:=[.G138]/[.$G$1]" office:value-type="float" office:value="0.485401459854015">
            <text:p>0.4854014599</text:p>
          </table:table-cell>
          <table:table-cell table:formula="of:=[.H138]/[.$H$1]" office:value-type="float" office:value="0.00645424281540866">
            <text:p>0.0064542428</text:p>
          </table:table-cell>
          <table:table-cell table:formula="of:=[.I138]/[.$I$1]" office:value-type="float" office:value="0.3125">
            <text:p>0.3125</text:p>
          </table:table-cell>
          <table:table-cell table:formula="of:=[.J138]/[.$J$1]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.04">
            <text:p>3.04</text:p>
          </table:table-cell>
          <table:table-cell office:value-type="float" office:value="4.8">
            <text:p>4.8</text:p>
          </table:table-cell>
          <table:table-cell office:value-type="float" office:value="19.52">
            <text:p>19.5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1.78">
            <text:p>21.78</text:p>
          </table:table-cell>
          <table:table-cell office:value-type="float" office:value="147.19">
            <text:p>147.1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table:formula="of:=[.A139]/[.$A$1]" office:value-type="float" office:value="0.568807339449541">
            <text:p>0.5688073394</text:p>
          </table:table-cell>
          <table:table-cell table:formula="of:=[.B139]/[.$B$1]" office:value-type="float" office:value="0.0974358974358974">
            <text:p>0.0974358974</text:p>
          </table:table-cell>
          <table:table-cell table:formula="of:=[.C139]/[.$C$1]" office:value-type="float" office:value="0.313111545988258">
            <text:p>0.313111546</text:p>
          </table:table-cell>
          <table:table-cell table:formula="of:=[.D139]/[.D137]" office:value-type="float" office:value="0.942539835828102">
            <text:p>0.9425398358</text:p>
          </table:table-cell>
          <table:table-cell table:formula="of:=[.E139]/[.$E$1]" office:value-type="float" office:value="1">
            <text:p>1</text:p>
          </table:table-cell>
          <table:table-cell table:formula="of:=[.F139]/[.$F$1]" office:value-type="float" office:value="0.769230769230769">
            <text:p>0.7692307692</text:p>
          </table:table-cell>
          <table:table-cell table:formula="of:=[.G139]/[.$G$1]" office:value-type="float" office:value="0.467582653499356">
            <text:p>0.4675826535</text:p>
          </table:table-cell>
          <table:table-cell table:formula="of:=[.H139]/[.$H$1]" office:value-type="float" office:value="1">
            <text:p>1</text:p>
          </table:table-cell>
          <table:table-cell table:formula="of:=[.I139]/[.$I$1]" office:value-type="float" office:value="0.640625">
            <text:p>0.640625</text:p>
          </table:table-cell>
          <table:table-cell table:formula="of:=[.J139]/[.$J$1]"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8.8">
            <text:p>8.8</text:p>
          </table:table-cell>
          <table:table-cell office:value-type="float" office:value="3.12">
            <text:p>3.12</text:p>
          </table:table-cell>
          <table:table-cell office:value-type="float" office:value="22.41">
            <text:p>22.4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3.33">
            <text:p>23.33</text:p>
          </table:table-cell>
          <table:table-cell office:value-type="float" office:value="120.03">
            <text:p>120.0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[.A140]/[.$A$1]" office:value-type="float" office:value="0.63302752293578">
            <text:p>0.6330275229</text:p>
          </table:table-cell>
          <table:table-cell table:formula="of:=[.B140]/[.$B$1]" office:value-type="float" office:value="0.282051282051282">
            <text:p>0.2820512821</text:p>
          </table:table-cell>
          <table:table-cell table:formula="of:=[.C140]/[.$C$1]" office:value-type="float" office:value="0.203522504892368">
            <text:p>0.2035225049</text:p>
          </table:table-cell>
          <table:table-cell table:formula="of:=[.D140]/[.D138]" office:value-type="float" office:value="2.00626678603402">
            <text:p>2.006266786</text:p>
          </table:table-cell>
          <table:table-cell table:formula="of:=[.E140]/[.$E$1]" office:value-type="float" office:value="1">
            <text:p>1</text:p>
          </table:table-cell>
          <table:table-cell table:formula="of:=[.F140]/[.$F$1]" office:value-type="float" office:value="0.807692307692308">
            <text:p>0.8076923077</text:p>
          </table:table-cell>
          <table:table-cell table:formula="of:=[.G140]/[.$G$1]" office:value-type="float" office:value="0.500858737655646">
            <text:p>0.5008587377</text:p>
          </table:table-cell>
          <table:table-cell table:formula="of:=[.H140]/[.$H$1]" office:value-type="float" office:value="0.815476594877369">
            <text:p>0.8154765949</text:p>
          </table:table-cell>
          <table:table-cell table:formula="of:=[.I140]/[.$I$1]" office:value-type="float" office:value="0.859375">
            <text:p>0.859375</text:p>
          </table:table-cell>
          <table:table-cell table:formula="of:=[.J140]/[.$J$1]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  <table:table-cell office:value-type="float" office:value="15.7">
            <text:p>15.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2.03">
            <text:p>22.03</text:p>
          </table:table-cell>
          <table:table-cell office:value-type="float" office:value="1.03">
            <text:p>1.0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141]/[.$A$1]" office:value-type="float" office:value="0.582568807339449">
            <text:p>0.5825688073</text:p>
          </table:table-cell>
          <table:table-cell table:formula="of:=[.B141]/[.$B$1]" office:value-type="float" office:value="0">
            <text:p>0</text:p>
          </table:table-cell>
          <table:table-cell table:formula="of:=[.C141]/[.$C$1]" office:value-type="float" office:value="0.183300717547293">
            <text:p>0.1833007175</text:p>
          </table:table-cell>
          <table:table-cell table:formula="of:=[.D141]/[.D139]" office:value-type="float" office:value="0.804303278688525">
            <text:p>0.8043032787</text:p>
          </table:table-cell>
          <table:table-cell table:formula="of:=[.E141]/[.$E$1]" office:value-type="float" office:value="0">
            <text:p>0</text:p>
          </table:table-cell>
          <table:table-cell table:formula="of:=[.F141]/[.$F$1]" office:value-type="float" office:value="0.538461538461538">
            <text:p>0.5384615385</text:p>
          </table:table-cell>
          <table:table-cell table:formula="of:=[.G141]/[.$G$1]" office:value-type="float" office:value="0.472949763847145">
            <text:p>0.4729497638</text:p>
          </table:table-cell>
          <table:table-cell table:formula="of:=[.H141]/[.$H$1]" office:value-type="float" office:value="0.00699775799986412">
            <text:p>0.006997758</text:p>
          </table:table-cell>
          <table:table-cell table:formula="of:=[.I141]/[.$I$1]" office:value-type="float" office:value="0.265625">
            <text:p>0.265625</text:p>
          </table:table-cell>
          <table:table-cell table:formula="of:=[.J141]/[.$J$1]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9.45">
            <text:p>9.45</text:p>
          </table:table-cell>
          <table:table-cell office:value-type="float" office:value="5.13">
            <text:p>5.13</text:p>
          </table:table-cell>
          <table:table-cell office:value-type="float" office:value="35.54">
            <text:p>35.5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.71">
            <text:p>30.71</text:p>
          </table:table-cell>
          <table:table-cell office:value-type="float" office:value="59.79">
            <text:p>59.7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table:formula="of:=[.A142]/[.$A$1]" office:value-type="float" office:value="0.798165137614679">
            <text:p>0.7981651376</text:p>
          </table:table-cell>
          <table:table-cell table:formula="of:=[.B142]/[.$B$1]" office:value-type="float" office:value="0.302884615384615">
            <text:p>0.3028846154</text:p>
          </table:table-cell>
          <table:table-cell table:formula="of:=[.C142]/[.$C$1]" office:value-type="float" office:value="0.334637964774951">
            <text:p>0.3346379648</text:p>
          </table:table-cell>
          <table:table-cell table:formula="of:=[.D142]/[.D140]" office:value-type="float" office:value="1.58589915216421">
            <text:p>1.5858991522</text:p>
          </table:table-cell>
          <table:table-cell table:formula="of:=[.E142]/[.$E$1]" office:value-type="float" office:value="0">
            <text:p>0</text:p>
          </table:table-cell>
          <table:table-cell table:formula="of:=[.F142]/[.$F$1]" office:value-type="float" office:value="0.705128205128205">
            <text:p>0.7051282051</text:p>
          </table:table-cell>
          <table:table-cell table:formula="of:=[.G142]/[.$G$1]" office:value-type="float" office:value="0.65929583512237">
            <text:p>0.6592958351</text:p>
          </table:table-cell>
          <table:table-cell table:formula="of:=[.H142]/[.$H$1]" office:value-type="float" office:value="0.406209660982404">
            <text:p>0.406209661</text:p>
          </table:table-cell>
          <table:table-cell table:formula="of:=[.I142]/[.$I$1]" office:value-type="float" office:value="0.828125">
            <text:p>0.828125</text:p>
          </table:table-cell>
          <table:table-cell table:formula="of:=[.J142]/[.$J$1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.05">
            <text:p>3.05</text:p>
          </table:table-cell>
          <table:table-cell office:value-type="float" office:value="23.51">
            <text:p>23.5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5.81">
            <text:p>25.8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[.A143]/[.$A$1]" office:value-type="float" office:value="0.559633027522936">
            <text:p>0.5596330275</text:p>
          </table:table-cell>
          <table:table-cell table:formula="of:=[.B143]/[.$B$1]" office:value-type="float" office:value="0">
            <text:p>0</text:p>
          </table:table-cell>
          <table:table-cell table:formula="of:=[.C143]/[.$C$1]" office:value-type="float" office:value="0.198956294846706">
            <text:p>0.1989562948</text:p>
          </table:table-cell>
          <table:table-cell table:formula="of:=[.D143]/[.D141]" office:value-type="float" office:value="1.49745222929936">
            <text:p>1.4974522293</text:p>
          </table:table-cell>
          <table:table-cell table:formula="of:=[.E143]/[.$E$1]" office:value-type="float" office:value="0">
            <text:p>0</text:p>
          </table:table-cell>
          <table:table-cell table:formula="of:=[.F143]/[.$F$1]" office:value-type="float" office:value="0.58974358974359">
            <text:p>0.5897435897</text:p>
          </table:table-cell>
          <table:table-cell table:formula="of:=[.G143]/[.$G$1]" office:value-type="float" office:value="0.554100472305711">
            <text:p>0.5541004723</text:p>
          </table:table-cell>
          <table:table-cell table:formula="of:=[.H143]/[.$H$1]" office:value-type="float" office:value="0">
            <text:p>0</text:p>
          </table:table-cell>
          <table:table-cell table:formula="of:=[.I143]/[.$I$1]" office:value-type="float" office:value="0.59375">
            <text:p>0.59375</text:p>
          </table:table-cell>
          <table:table-cell table:formula="of:=[.J143]/[.$J$1]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.75">
            <text:p>6.75</text:p>
          </table:table-cell>
          <table:table-cell office:value-type="float" office:value="5.45">
            <text:p>5.45</text:p>
          </table:table-cell>
          <table:table-cell office:value-type="float" office:value="29.81">
            <text:p>29.8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5.62">
            <text:p>25.62</text:p>
          </table:table-cell>
          <table:table-cell office:value-type="float" office:value="26.23">
            <text:p>26.2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/>
          <table:table-cell table:formula="of:=[.A144]/[.$A$1]" office:value-type="float" office:value="0.660550458715596">
            <text:p>0.6605504587</text:p>
          </table:table-cell>
          <table:table-cell table:formula="of:=[.B144]/[.$B$1]" office:value-type="float" office:value="0.216346153846154">
            <text:p>0.2163461538</text:p>
          </table:table-cell>
          <table:table-cell table:formula="of:=[.C144]/[.$C$1]" office:value-type="float" office:value="0.355512067840835">
            <text:p>0.3555120678</text:p>
          </table:table-cell>
          <table:table-cell table:formula="of:=[.D144]/[.D142]" office:value-type="float" office:value="0.83877321328081">
            <text:p>0.8387732133</text:p>
          </table:table-cell>
          <table:table-cell table:formula="of:=[.E144]/[.$E$1]" office:value-type="float" office:value="0">
            <text:p>0</text:p>
          </table:table-cell>
          <table:table-cell table:formula="of:=[.F144]/[.$F$1]" office:value-type="float" office:value="0.67948717948718">
            <text:p>0.6794871795</text:p>
          </table:table-cell>
          <table:table-cell table:formula="of:=[.G144]/[.$G$1]" office:value-type="float" office:value="0.550021468441391">
            <text:p>0.5500214684</text:p>
          </table:table-cell>
          <table:table-cell table:formula="of:=[.H144]/[.$H$1]" office:value-type="float" office:value="0.178205041103336">
            <text:p>0.1782050411</text:p>
          </table:table-cell>
          <table:table-cell table:formula="of:=[.I144]/[.$I$1]" office:value-type="float" office:value="0.671875">
            <text:p>0.671875</text:p>
          </table:table-cell>
          <table:table-cell table:formula="of:=[.J144]/[.$J$1]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.8">
            <text:p>1.8</text:p>
          </table:table-cell>
          <table:table-cell office:value-type="float" office:value="6.22">
            <text:p>6.22</text:p>
          </table:table-cell>
          <table:table-cell office:value-type="float" office:value="19.71">
            <text:p>19.7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4.81">
            <text:p>24.81</text:p>
          </table:table-cell>
          <table:table-cell office:value-type="float" office:value="0.69">
            <text:p>0.6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[.A145]/[.$A$1]" office:value-type="float" office:value="0.577981651376147">
            <text:p>0.5779816514</text:p>
          </table:table-cell>
          <table:table-cell table:formula="of:=[.B145]/[.$B$1]" office:value-type="float" office:value="0.0576923076923077">
            <text:p>0.0576923077</text:p>
          </table:table-cell>
          <table:table-cell table:formula="of:=[.C145]/[.$C$1]" office:value-type="float" office:value="0.405740378343118">
            <text:p>0.4057403783</text:p>
          </table:table-cell>
          <table:table-cell table:formula="of:=[.D145]/[.D143]" office:value-type="float" office:value="0.838366652488303">
            <text:p>0.8383666525</text:p>
          </table:table-cell>
          <table:table-cell table:formula="of:=[.E145]/[.$E$1]" office:value-type="float" office:value="0">
            <text:p>0</text:p>
          </table:table-cell>
          <table:table-cell table:formula="of:=[.F145]/[.$F$1]" office:value-type="float" office:value="0.833333333333333">
            <text:p>0.8333333333</text:p>
          </table:table-cell>
          <table:table-cell table:formula="of:=[.G145]/[.$G$1]" office:value-type="float" office:value="0.532632030914556">
            <text:p>0.5326320309</text:p>
          </table:table-cell>
          <table:table-cell table:formula="of:=[.H145]/[.$H$1]" office:value-type="float" office:value="0.00468781846592839">
            <text:p>0.0046878185</text:p>
          </table:table-cell>
          <table:table-cell table:formula="of:=[.I145]/[.$I$1]" office:value-type="float" office:value="0.484375">
            <text:p>0.484375</text:p>
          </table:table-cell>
          <table:table-cell table:formula="of:=[.J145]/[.$J$1]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7.4">
            <text:p>27.4</text:p>
          </table:table-cell>
          <table:table-cell office:value-type="float" office:value="3.12">
            <text:p>3.12</text:p>
          </table:table-cell>
          <table:table-cell office:value-type="float" office:value="26.63">
            <text:p>26.6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7.45">
            <text:p>27.45</text:p>
          </table:table-cell>
          <table:table-cell office:value-type="float" office:value="33.07">
            <text:p>33.07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  <table:table-cell table:formula="of:=[.A146]/[.$A$1]" office:value-type="float" office:value="0.954128440366972">
            <text:p>0.9541284404</text:p>
          </table:table-cell>
          <table:table-cell table:formula="of:=[.B146]/[.$B$1]" office:value-type="float" office:value="0.878205128205128">
            <text:p>0.8782051282</text:p>
          </table:table-cell>
          <table:table-cell table:formula="of:=[.C146]/[.$C$1]" office:value-type="float" office:value="0.203522504892368">
            <text:p>0.2035225049</text:p>
          </table:table-cell>
          <table:table-cell table:formula="of:=[.D146]/[.D144]" office:value-type="float" office:value="0.893324387789332">
            <text:p>0.8933243878</text:p>
          </table:table-cell>
          <table:table-cell table:formula="of:=[.E146]/[.$E$1]" office:value-type="float" office:value="0">
            <text:p>0</text:p>
          </table:table-cell>
          <table:table-cell table:formula="of:=[.F146]/[.$F$1]" office:value-type="float" office:value="0.846153846153846">
            <text:p>0.8461538462</text:p>
          </table:table-cell>
          <table:table-cell table:formula="of:=[.G146]/[.$G$1]" office:value-type="float" office:value="0.589308716187205">
            <text:p>0.5893087162</text:p>
          </table:table-cell>
          <table:table-cell table:formula="of:=[.H146]/[.$H$1]" office:value-type="float" office:value="0.224675589374278">
            <text:p>0.2246755894</text:p>
          </table:table-cell>
          <table:table-cell table:formula="of:=[.I146]/[.$I$1]" office:value-type="float" office:value="0.96875">
            <text:p>0.96875</text:p>
          </table:table-cell>
          <table:table-cell table:formula="of:=[.J146]/[.$J$1]" office:value-type="float" office:value="1">
            <text:p>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3.84">
            <text:p>3.84</text:p>
          </table:table-cell>
          <table:table-cell office:value-type="float" office:value="17.26">
            <text:p>17.2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[.A147]/[.$A$1]" office:value-type="float" office:value="0.678899082568807">
            <text:p>0.6788990826</text:p>
          </table:table-cell>
          <table:table-cell table:formula="of:=[.B147]/[.$B$1]" office:value-type="float" office:value="0">
            <text:p>0</text:p>
          </table:table-cell>
          <table:table-cell table:formula="of:=[.C147]/[.$C$1]" office:value-type="float" office:value="0.250489236790607">
            <text:p>0.2504892368</text:p>
          </table:table-cell>
          <table:table-cell table:formula="of:=[.D147]/[.D145]" office:value-type="float" office:value="0.875697615423643">
            <text:p>0.8756976154</text:p>
          </table:table-cell>
          <table:table-cell table:formula="of:=[.E147]/[.$E$1]" office:value-type="float" office:value="0">
            <text:p>0</text:p>
          </table:table-cell>
          <table:table-cell table:formula="of:=[.F147]/[.$F$1]" office:value-type="float" office:value="0.897435897435897">
            <text:p>0.8974358974</text:p>
          </table:table-cell>
          <table:table-cell table:formula="of:=[.G147]/[.$G$1]" office:value-type="float" office:value="0.4293688278231">
            <text:p>0.4293688278</text:p>
          </table:table-cell>
          <table:table-cell table:formula="of:=[.H147]/[.$H$1]" office:value-type="float" office:value="0">
            <text:p>0</text:p>
          </table:table-cell>
          <table:table-cell table:formula="of:=[.I147]/[.$I$1]" office:value-type="float" office:value="0.328125">
            <text:p>0.328125</text:p>
          </table:table-cell>
          <table:table-cell table:formula="of:=[.J147]/[.$J$1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.08">
            <text:p>3.08</text:p>
          </table:table-cell>
          <table:table-cell office:value-type="float" office:value="16.3">
            <text:p>16.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2.13">
            <text:p>22.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148]/[.$A$1]" office:value-type="float" office:value="0.559633027522936">
            <text:p>0.5596330275</text:p>
          </table:table-cell>
          <table:table-cell table:formula="of:=[.B148]/[.$B$1]" office:value-type="float" office:value="0">
            <text:p>0</text:p>
          </table:table-cell>
          <table:table-cell table:formula="of:=[.C148]/[.$C$1]" office:value-type="float" office:value="0.200913242009132">
            <text:p>0.200913242</text:p>
          </table:table-cell>
          <table:table-cell table:formula="of:=[.D148]/[.D146]" office:value-type="float" office:value="0.61209162598573">
            <text:p>0.612091626</text:p>
          </table:table-cell>
          <table:table-cell table:formula="of:=[.E148]/[.$E$1]" office:value-type="float" office:value="0">
            <text:p>0</text:p>
          </table:table-cell>
          <table:table-cell table:formula="of:=[.F148]/[.$F$1]" office:value-type="float" office:value="0.551282051282051">
            <text:p>0.5512820513</text:p>
          </table:table-cell>
          <table:table-cell table:formula="of:=[.G148]/[.$G$1]" office:value-type="float" office:value="0.47509660798626">
            <text:p>0.475096608</text:p>
          </table:table-cell>
          <table:table-cell table:formula="of:=[.H148]/[.$H$1]" office:value-type="float" office:value="0">
            <text:p>0</text:p>
          </table:table-cell>
          <table:table-cell table:formula="of:=[.I148]/[.$I$1]" office:value-type="float" office:value="0.25">
            <text:p>0.25</text:p>
          </table:table-cell>
          <table:table-cell table:formula="of:=[.J148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">
            <text:p>7</text:p>
          </table:table-cell>
          <table:table-cell office:value-type="float" office:value="3.2">
            <text:p>3.2</text:p>
          </table:table-cell>
          <table:table-cell office:value-type="float" office:value="23.26">
            <text:p>23.26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3.64">
            <text:p>23.64</text:p>
          </table:table-cell>
          <table:table-cell office:value-type="float" office:value="23.14">
            <text:p>23.1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formula="of:=[.A149]/[.$A$1]" office:value-type="float" office:value="0.605504587155963">
            <text:p>0.6055045872</text:p>
          </table:table-cell>
          <table:table-cell table:formula="of:=[.B149]/[.$B$1]" office:value-type="float" office:value="0.224358974358974">
            <text:p>0.2243589744</text:p>
          </table:table-cell>
          <table:table-cell table:formula="of:=[.C149]/[.$C$1]" office:value-type="float" office:value="0.208741030658839">
            <text:p>0.2087410307</text:p>
          </table:table-cell>
          <table:table-cell table:formula="of:=[.D149]/[.D147]" office:value-type="float" office:value="1.34762456546929">
            <text:p>1.3476245655</text:p>
          </table:table-cell>
          <table:table-cell table:formula="of:=[.E149]/[.$E$1]" office:value-type="float" office:value="0">
            <text:p>0</text:p>
          </table:table-cell>
          <table:table-cell table:formula="of:=[.F149]/[.$F$1]" office:value-type="float" office:value="0.987179487179487">
            <text:p>0.9871794872</text:p>
          </table:table-cell>
          <table:table-cell table:formula="of:=[.G149]/[.$G$1]" office:value-type="float" office:value="0.507513954486904">
            <text:p>0.5075139545</text:p>
          </table:table-cell>
          <table:table-cell table:formula="of:=[.H149]/[.$H$1]" office:value-type="float" office:value="0.157211767103743">
            <text:p>0.1572117671</text:p>
          </table:table-cell>
          <table:table-cell table:formula="of:=[.I149]/[.$I$1]" office:value-type="float" office:value="0.765625">
            <text:p>0.765625</text:p>
          </table:table-cell>
          <table:table-cell table:formula="of:=[.J149]/[.$J$1]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.16">
            <text:p>12.16</text:p>
          </table:table-cell>
          <table:table-cell office:value-type="float" office:value="4.99">
            <text:p>4.99</text:p>
          </table:table-cell>
          <table:table-cell office:value-type="float" office:value="28.56">
            <text:p>28.5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7.14">
            <text:p>27.14</text:p>
          </table:table-cell>
          <table:table-cell office:value-type="float" office:value="21.6">
            <text:p>21.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[.A150]/[.$A$1]" office:value-type="float" office:value="0.504587155963303">
            <text:p>0.504587156</text:p>
          </table:table-cell>
          <table:table-cell table:formula="of:=[.B150]/[.$B$1]" office:value-type="float" office:value="0.38974358974359">
            <text:p>0.3897435897</text:p>
          </table:table-cell>
          <table:table-cell table:formula="of:=[.C150]/[.$C$1]" office:value-type="float" office:value="0.325505544683627">
            <text:p>0.3255055447</text:p>
          </table:table-cell>
          <table:table-cell table:formula="of:=[.D150]/[.D148]" office:value-type="float" office:value="1.7521472392638">
            <text:p>1.7521472393</text:p>
          </table:table-cell>
          <table:table-cell table:formula="of:=[.E150]/[.$E$1]" office:value-type="float" office:value="0">
            <text:p>0</text:p>
          </table:table-cell>
          <table:table-cell table:formula="of:=[.F150]/[.$F$1]" office:value-type="float" office:value="0.564102564102564">
            <text:p>0.5641025641</text:p>
          </table:table-cell>
          <table:table-cell table:formula="of:=[.G150]/[.$G$1]" office:value-type="float" office:value="0.582653499355947">
            <text:p>0.5826534994</text:p>
          </table:table-cell>
          <table:table-cell table:formula="of:=[.H150]/[.$H$1]" office:value-type="float" office:value="0.146749099802976">
            <text:p>0.1467490998</text:p>
          </table:table-cell>
          <table:table-cell table:formula="of:=[.I150]/[.$I$1]" office:value-type="float" office:value="0.859375">
            <text:p>0.859375</text:p>
          </table:table-cell>
          <table:table-cell table:formula="of:=[.J150]/[.$J$1]" office:value-type="float" office:value="1">
            <text:p>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.52">
            <text:p>1.52</text:p>
          </table:table-cell>
          <table:table-cell office:value-type="float" office:value="8.12">
            <text:p>8.12</text:p>
          </table:table-cell>
          <table:table-cell office:value-type="float" office:value="29.3">
            <text:p>29.3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5.87">
            <text:p>25.87</text:p>
          </table:table-cell>
          <table:table-cell office:value-type="float" office:value="12.86">
            <text:p>12.86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/>
          <table:table-cell table:formula="of:=[.A151]/[.$A$1]" office:value-type="float" office:value="0.73394495412844">
            <text:p>0.7339449541</text:p>
          </table:table-cell>
          <table:table-cell table:formula="of:=[.B151]/[.$B$1]" office:value-type="float" office:value="0.0487179487179487">
            <text:p>0.0487179487</text:p>
          </table:table-cell>
          <table:table-cell table:formula="of:=[.C151]/[.$C$1]" office:value-type="float" office:value="0.529680365296804">
            <text:p>0.5296803653</text:p>
          </table:table-cell>
          <table:table-cell table:formula="of:=[.D151]/[.D149]" office:value-type="float" office:value="1.25967325881341">
            <text:p>1.2596732588</text:p>
          </table:table-cell>
          <table:table-cell table:formula="of:=[.E151]/[.$E$1]" office:value-type="float" office:value="1">
            <text:p>1</text:p>
          </table:table-cell>
          <table:table-cell table:formula="of:=[.F151]/[.$F$1]" office:value-type="float" office:value="0.692307692307692">
            <text:p>0.6923076923</text:p>
          </table:table-cell>
          <table:table-cell table:formula="of:=[.G151]/[.$G$1]" office:value-type="float" office:value="0.55538857878918">
            <text:p>0.5553885788</text:p>
          </table:table-cell>
          <table:table-cell table:formula="of:=[.H151]/[.$H$1]" office:value-type="float" office:value="0.0873700659012161">
            <text:p>0.0873700659</text:p>
          </table:table-cell>
          <table:table-cell table:formula="of:=[.I151]/[.$I$1]" office:value-type="float" office:value="0.671875">
            <text:p>0.671875</text:p>
          </table:table-cell>
          <table:table-cell table:formula="of:=[.J151]/[.$J$1]" office:value-type="float" office:value="1">
            <text:p>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.3">
            <text:p>5.3</text:p>
          </table:table-cell>
          <table:table-cell office:value-type="float" office:value="7.95">
            <text:p>7.95</text:p>
          </table:table-cell>
          <table:table-cell office:value-type="float" office:value="33.58">
            <text:p>33.5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6.06">
            <text:p>36.06</text:p>
          </table:table-cell>
          <table:table-cell office:value-type="float" office:value="8.23">
            <text:p>8.2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formula="of:=[.A152]/[.$A$1]" office:value-type="float" office:value="0.743119266055046">
            <text:p>0.7431192661</text:p>
          </table:table-cell>
          <table:table-cell table:formula="of:=[.B152]/[.$B$1]" office:value-type="float" office:value="0.169871794871795">
            <text:p>0.1698717949</text:p>
          </table:table-cell>
          <table:table-cell table:formula="of:=[.C152]/[.$C$1]" office:value-type="float" office:value="0.518590998043053">
            <text:p>0.518590998</text:p>
          </table:table-cell>
          <table:table-cell table:formula="of:=[.D152]/[.D150]" office:value-type="float" office:value="1.17577030812325">
            <text:p>1.1757703081</text:p>
          </table:table-cell>
          <table:table-cell table:formula="of:=[.E152]/[.$E$1]" office:value-type="float" office:value="1">
            <text:p>1</text:p>
          </table:table-cell>
          <table:table-cell table:formula="of:=[.F152]/[.$F$1]" office:value-type="float" office:value="0.743589743589744">
            <text:p>0.7435897436</text:p>
          </table:table-cell>
          <table:table-cell table:formula="of:=[.G152]/[.$G$1]" office:value-type="float" office:value="0.774151996565049">
            <text:p>0.7741519966</text:p>
          </table:table-cell>
          <table:table-cell table:formula="of:=[.H152]/[.$H$1]" office:value-type="float" office:value="0.055914124600856">
            <text:p>0.0559141246</text:p>
          </table:table-cell>
          <table:table-cell table:formula="of:=[.I152]/[.$I$1]" office:value-type="float" office:value="0.75">
            <text:p>0.75</text:p>
          </table:table-cell>
          <table:table-cell table:formula="of:=[.J152]/[.$J$1]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.55">
            <text:p>2.55</text:p>
          </table:table-cell>
          <table:table-cell office:value-type="float" office:value="6.89">
            <text:p>6.89</text:p>
          </table:table-cell>
          <table:table-cell office:value-type="float" office:value="33.88">
            <text:p>33.8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9.33">
            <text:p>29.3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table:formula="of:=[.A153]/[.$A$1]" office:value-type="float" office:value="0.889908256880734">
            <text:p>0.8899082569</text:p>
          </table:table-cell>
          <table:table-cell table:formula="of:=[.B153]/[.$B$1]" office:value-type="float" office:value="0.0817307692307692">
            <text:p>0.0817307692</text:p>
          </table:table-cell>
          <table:table-cell table:formula="of:=[.C153]/[.$C$1]" office:value-type="float" office:value="0.449445531637312">
            <text:p>0.4494455316</text:p>
          </table:table-cell>
          <table:table-cell table:formula="of:=[.D153]/[.D151]" office:value-type="float" office:value="1.15631399317406">
            <text:p>1.1563139932</text:p>
          </table:table-cell>
          <table:table-cell table:formula="of:=[.E153]/[.$E$1]" office:value-type="float" office:value="1">
            <text:p>1</text:p>
          </table:table-cell>
          <table:table-cell table:formula="of:=[.F153]/[.$F$1]" office:value-type="float" office:value="0.884615384615385">
            <text:p>0.8846153846</text:p>
          </table:table-cell>
          <table:table-cell table:formula="of:=[.G153]/[.$G$1]" office:value-type="float" office:value="0.629669386002576">
            <text:p>0.629669386</text:p>
          </table:table-cell>
          <table:table-cell table:formula="of:=[.H153]/[.$H$1]" office:value-type="float" office:value="0">
            <text:p>0</text:p>
          </table:table-cell>
          <table:table-cell table:formula="of:=[.I153]/[.$I$1]" office:value-type="float" office:value="0.640625">
            <text:p>0.640625</text:p>
          </table:table-cell>
          <table:table-cell table:formula="of:=[.J153]/[.$J$1]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75">
            <text:p>0.75</text:p>
          </table:table-cell>
          <table:table-cell office:value-type="float" office:value="2.58">
            <text:p>2.58</text:p>
          </table:table-cell>
          <table:table-cell office:value-type="float" office:value="20.25">
            <text:p>20.2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4.46">
            <text:p>24.4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[.A154]/[.$A$1]" office:value-type="float" office:value="0.541284403669725">
            <text:p>0.5412844037</text:p>
          </table:table-cell>
          <table:table-cell table:formula="of:=[.B154]/[.$B$1]" office:value-type="float" office:value="0.0240384615384615">
            <text:p>0.0240384615</text:p>
          </table:table-cell>
          <table:table-cell table:formula="of:=[.C154]/[.$C$1]" office:value-type="float" office:value="0.168297455968689">
            <text:p>0.168297456</text:p>
          </table:table-cell>
          <table:table-cell table:formula="of:=[.D154]/[.D152]" office:value-type="float" office:value="0.603037522334723">
            <text:p>0.6030375223</text:p>
          </table:table-cell>
          <table:table-cell table:formula="of:=[.E154]/[.$E$1]" office:value-type="float" office:value="0">
            <text:p>0</text:p>
          </table:table-cell>
          <table:table-cell table:formula="of:=[.F154]/[.$F$1]" office:value-type="float" office:value="0.756410256410256">
            <text:p>0.7564102564</text:p>
          </table:table-cell>
          <table:table-cell table:formula="of:=[.G154]/[.$G$1]" office:value-type="float" office:value="0.525118076427651">
            <text:p>0.5251180764</text:p>
          </table:table-cell>
          <table:table-cell table:formula="of:=[.H154]/[.$H$1]" office:value-type="float" office:value="0">
            <text:p>0</text:p>
          </table:table-cell>
          <table:table-cell table:formula="of:=[.I154]/[.$I$1]" office:value-type="float" office:value="0.5">
            <text:p>0.5</text:p>
          </table:table-cell>
          <table:table-cell table:formula="of:=[.J154]/[.$J$1]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4.79">
            <text:p>4.79</text:p>
          </table:table-cell>
          <table:table-cell office:value-type="float" office:value="34.71">
            <text:p>34.7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6.09">
            <text:p>26.09</text:p>
          </table:table-cell>
          <table:table-cell office:value-type="float" office:value="9.26">
            <text:p>9.2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 table:formula="of:=[.A155]/[.$A$1]" office:value-type="float" office:value="0.568807339449541">
            <text:p>0.5688073394</text:p>
          </table:table-cell>
          <table:table-cell table:formula="of:=[.B155]/[.$B$1]" office:value-type="float" office:value="0">
            <text:p>0</text:p>
          </table:table-cell>
          <table:table-cell table:formula="of:=[.C155]/[.$C$1]" office:value-type="float" office:value="0.312459230267449">
            <text:p>0.3124592303</text:p>
          </table:table-cell>
          <table:table-cell table:formula="of:=[.D155]/[.D153]" office:value-type="float" office:value="1.02449822904368">
            <text:p>1.024498229</text:p>
          </table:table-cell>
          <table:table-cell table:formula="of:=[.E155]/[.$E$1]" office:value-type="float" office:value="0">
            <text:p>0</text:p>
          </table:table-cell>
          <table:table-cell table:formula="of:=[.F155]/[.$F$1]" office:value-type="float" office:value="0.628205128205128">
            <text:p>0.6282051282</text:p>
          </table:table-cell>
          <table:table-cell table:formula="of:=[.G155]/[.$G$1]" office:value-type="float" office:value="0.560111635895234">
            <text:p>0.5601116359</text:p>
          </table:table-cell>
          <table:table-cell table:formula="of:=[.H155]/[.$H$1]" office:value-type="float" office:value="0.0629118826007202">
            <text:p>0.0629118826</text:p>
          </table:table-cell>
          <table:table-cell table:formula="of:=[.I155]/[.$I$1]" office:value-type="float" office:value="0.734375">
            <text:p>0.734375</text:p>
          </table:table-cell>
          <table:table-cell table:formula="of:=[.J155]/[.$J$1]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.42">
            <text:p>2.42</text:p>
          </table:table-cell>
          <table:table-cell office:value-type="float" office:value="34.46">
            <text:p>34.4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9.83">
            <text:p>29.83</text:p>
          </table:table-cell>
          <table:table-cell office:value-type="float" office:value="1.03">
            <text:p>1.0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/>
          <table:table-cell table:formula="of:=[.A156]/[.$A$1]" office:value-type="float" office:value="0.73394495412844">
            <text:p>0.7339449541</text:p>
          </table:table-cell>
          <table:table-cell table:formula="of:=[.B156]/[.$B$1]" office:value-type="float" office:value="0">
            <text:p>0</text:p>
          </table:table-cell>
          <table:table-cell table:formula="of:=[.C156]/[.$C$1]" office:value-type="float" office:value="0.157860404435747">
            <text:p>0.1578604044</text:p>
          </table:table-cell>
          <table:table-cell table:formula="of:=[.D156]/[.D154]" office:value-type="float" office:value="1.70172839506173">
            <text:p>1.7017283951</text:p>
          </table:table-cell>
          <table:table-cell table:formula="of:=[.E156]/[.$E$1]" office:value-type="float" office:value="0">
            <text:p>0</text:p>
          </table:table-cell>
          <table:table-cell table:formula="of:=[.F156]/[.$F$1]" office:value-type="float" office:value="0.615384615384615">
            <text:p>0.6153846154</text:p>
          </table:table-cell>
          <table:table-cell table:formula="of:=[.G156]/[.$G$1]" office:value-type="float" office:value="0.640403606698154">
            <text:p>0.6404036067</text:p>
          </table:table-cell>
          <table:table-cell table:formula="of:=[.H156]/[.$H$1]" office:value-type="float" office:value="0.00699775799986412">
            <text:p>0.006997758</text:p>
          </table:table-cell>
          <table:table-cell table:formula="of:=[.I156]/[.$I$1]" office:value-type="float" office:value="0.953125">
            <text:p>0.953125</text:p>
          </table:table-cell>
          <table:table-cell table:formula="of:=[.J156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  <table:table-cell office:value-type="float" office:value="29.35">
            <text:p>29.3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2.05">
            <text:p>22.05</text:p>
          </table:table-cell>
          <table:table-cell office:value-type="float" office:value="1.37">
            <text:p>1.3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table:formula="of:=[.A157]/[.$A$1]" office:value-type="float" office:value="0.587155963302752">
            <text:p>0.5871559633</text:p>
          </table:table-cell>
          <table:table-cell table:formula="of:=[.B157]/[.$B$1]" office:value-type="float" office:value="0">
            <text:p>0</text:p>
          </table:table-cell>
          <table:table-cell table:formula="of:=[.C157]/[.$C$1]" office:value-type="float" office:value="0.163731245923027">
            <text:p>0.1637312459</text:p>
          </table:table-cell>
          <table:table-cell table:formula="of:=[.D157]/[.D155]" office:value-type="float" office:value="0.845577643330452">
            <text:p>0.8455776433</text:p>
          </table:table-cell>
          <table:table-cell table:formula="of:=[.E157]/[.$E$1]" office:value-type="float" office:value="1">
            <text:p>1</text:p>
          </table:table-cell>
          <table:table-cell table:formula="of:=[.F157]/[.$F$1]" office:value-type="float" office:value="0.67948717948718">
            <text:p>0.6794871795</text:p>
          </table:table-cell>
          <table:table-cell table:formula="of:=[.G157]/[.$G$1]" office:value-type="float" office:value="0.473379132674968">
            <text:p>0.4733791327</text:p>
          </table:table-cell>
          <table:table-cell table:formula="of:=[.H157]/[.$H$1]" office:value-type="float" office:value="0.00930769753379985">
            <text:p>0.0093076975</text:p>
          </table:table-cell>
          <table:table-cell table:formula="of:=[.I157]/[.$I$1]" office:value-type="float" office:value="0.96875">
            <text:p>0.96875</text:p>
          </table:table-cell>
          <table:table-cell table:formula="of:=[.J157]/[.$J$1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5.24">
            <text:p>5.24</text:p>
          </table:table-cell>
          <table:table-cell office:value-type="float" office:value="27.89">
            <text:p>27.8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6.52">
            <text:p>26.52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table:formula="of:=[.A158]/[.$A$1]" office:value-type="float" office:value="0.559633027522936">
            <text:p>0.5596330275</text:p>
          </table:table-cell>
          <table:table-cell table:formula="of:=[.B158]/[.$B$1]" office:value-type="float" office:value="0.128205128205128">
            <text:p>0.1282051282</text:p>
          </table:table-cell>
          <table:table-cell table:formula="of:=[.C158]/[.$C$1]" office:value-type="float" office:value="0.341813437703849">
            <text:p>0.3418134377</text:p>
          </table:table-cell>
          <table:table-cell table:formula="of:=[.D158]/[.D156]" office:value-type="float" office:value="0.809344167150319">
            <text:p>0.8093441672</text:p>
          </table:table-cell>
          <table:table-cell table:formula="of:=[.E158]/[.$E$1]" office:value-type="float" office:value="1">
            <text:p>1</text:p>
          </table:table-cell>
          <table:table-cell table:formula="of:=[.F158]/[.$F$1]" office:value-type="float" office:value="0.576923076923077">
            <text:p>0.5769230769</text:p>
          </table:table-cell>
          <table:table-cell table:formula="of:=[.G158]/[.$G$1]" office:value-type="float" office:value="0.569343065693431">
            <text:p>0.5693430657</text:p>
          </table:table-cell>
          <table:table-cell table:formula="of:=[.H158]/[.$H$1]" office:value-type="float" office:value="0">
            <text:p>0</text:p>
          </table:table-cell>
          <table:table-cell table:formula="of:=[.I158]/[.$I$1]" office:value-type="float" office:value="0.953125">
            <text:p>0.953125</text:p>
          </table:table-cell>
          <table:table-cell table:formula="of:=[.J158]/[.$J$1]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.42">
            <text:p>2.42</text:p>
          </table:table-cell>
          <table:table-cell office:value-type="float" office:value="16.66">
            <text:p>16.6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0.16">
            <text:p>20.1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159]/[.$A$1]" office:value-type="float" office:value="0.55045871559633">
            <text:p>0.5504587156</text:p>
          </table:table-cell>
          <table:table-cell table:formula="of:=[.B159]/[.$B$1]" office:value-type="float" office:value="0">
            <text:p>0</text:p>
          </table:table-cell>
          <table:table-cell table:formula="of:=[.C159]/[.$C$1]" office:value-type="float" office:value="0.157860404435747">
            <text:p>0.1578604044</text:p>
          </table:table-cell>
          <table:table-cell table:formula="of:=[.D159]/[.D157]" office:value-type="float" office:value="0.56763202725724">
            <text:p>0.5676320273</text:p>
          </table:table-cell>
          <table:table-cell table:formula="of:=[.E159]/[.$E$1]" office:value-type="float" office:value="0">
            <text:p>0</text:p>
          </table:table-cell>
          <table:table-cell table:formula="of:=[.F159]/[.$F$1]" office:value-type="float" office:value="0.58974358974359">
            <text:p>0.5897435897</text:p>
          </table:table-cell>
          <table:table-cell table:formula="of:=[.G159]/[.$G$1]" office:value-type="float" office:value="0.432803778445685">
            <text:p>0.4328037784</text:p>
          </table:table-cell>
          <table:table-cell table:formula="of:=[.H159]/[.$H$1]" office:value-type="float" office:value="0">
            <text:p>0</text:p>
          </table:table-cell>
          <table:table-cell table:formula="of:=[.I159]/[.$I$1]" office:value-type="float" office:value="0.265625">
            <text:p>0.265625</text:p>
          </table:table-cell>
          <table:table-cell table:formula="of:=[.J159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4">
            <text:p>0.04</text:p>
          </table:table-cell>
          <table:table-cell office:value-type="float" office:value="8.22">
            <text:p>8.22</text:p>
          </table:table-cell>
          <table:table-cell office:value-type="float" office:value="28.17">
            <text:p>28.17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6.24">
            <text:p>26.24</text:p>
          </table:table-cell>
          <table:table-cell office:value-type="float" office:value="11.73">
            <text:p>11.7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[.A160]/[.$A$1]" office:value-type="float" office:value="0.587155963302752">
            <text:p>0.5871559633</text:p>
          </table:table-cell>
          <table:table-cell table:formula="of:=[.B160]/[.$B$1]" office:value-type="float" office:value="0.00128205128205128">
            <text:p>0.0012820513</text:p>
          </table:table-cell>
          <table:table-cell table:formula="of:=[.C160]/[.$C$1]" office:value-type="float" office:value="0.536203522504892">
            <text:p>0.5362035225</text:p>
          </table:table-cell>
          <table:table-cell table:formula="of:=[.D160]/[.D158]" office:value-type="float" office:value="1.01003944065973">
            <text:p>1.0100394407</text:p>
          </table:table-cell>
          <table:table-cell table:formula="of:=[.E160]/[.$E$1]" office:value-type="float" office:value="0">
            <text:p>0</text:p>
          </table:table-cell>
          <table:table-cell table:formula="of:=[.F160]/[.$F$1]" office:value-type="float" office:value="0.833333333333333">
            <text:p>0.8333333333</text:p>
          </table:table-cell>
          <table:table-cell table:formula="of:=[.G160]/[.$G$1]" office:value-type="float" office:value="0.563331902103907">
            <text:p>0.5633319021</text:p>
          </table:table-cell>
          <table:table-cell table:formula="of:=[.H160]/[.$H$1]" office:value-type="float" office:value="0.0796929139207827">
            <text:p>0.0796929139</text:p>
          </table:table-cell>
          <table:table-cell table:formula="of:=[.I160]/[.$I$1]" office:value-type="float" office:value="0.375">
            <text:p>0.375</text:p>
          </table:table-cell>
          <table:table-cell table:formula="of:=[.J160]/[.$J$1]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4.91">
            <text:p>4.91</text:p>
          </table:table-cell>
          <table:table-cell office:value-type="float" office:value="34.65">
            <text:p>34.6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7.96">
            <text:p>27.96</text:p>
          </table:table-cell>
          <table:table-cell office:value-type="float" office:value="14.4">
            <text:p>14.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/>
          <table:table-cell table:formula="of:=[.A161]/[.$A$1]" office:value-type="float" office:value="0.495412844036697">
            <text:p>0.495412844</text:p>
          </table:table-cell>
          <table:table-cell table:formula="of:=[.B161]/[.$B$1]" office:value-type="float" office:value="0.480769230769231">
            <text:p>0.4807692308</text:p>
          </table:table-cell>
          <table:table-cell table:formula="of:=[.C161]/[.$C$1]" office:value-type="float" office:value="0.320287018917156">
            <text:p>0.3202870189</text:p>
          </table:table-cell>
          <table:table-cell table:formula="of:=[.D161]/[.D159]" office:value-type="float" office:value="2.07983193277311">
            <text:p>2.0798319328</text:p>
          </table:table-cell>
          <table:table-cell table:formula="of:=[.E161]/[.$E$1]" office:value-type="float" office:value="0">
            <text:p>0</text:p>
          </table:table-cell>
          <table:table-cell table:formula="of:=[.F161]/[.$F$1]" office:value-type="float" office:value="0.525641025641026">
            <text:p>0.5256410256</text:p>
          </table:table-cell>
          <table:table-cell table:formula="of:=[.G161]/[.$G$1]" office:value-type="float" office:value="0.600257621296694">
            <text:p>0.6002576213</text:p>
          </table:table-cell>
          <table:table-cell table:formula="of:=[.H161]/[.$H$1]" office:value-type="float" office:value="0.0978327332019838">
            <text:p>0.0978327332</text:p>
          </table:table-cell>
          <table:table-cell table:formula="of:=[.I161]/[.$I$1]" office:value-type="float" office:value="0.875">
            <text:p>0.875</text:p>
          </table:table-cell>
          <table:table-cell table:formula="of:=[.J161]/[.$J$1]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4.31">
            <text:p>4.31</text:p>
          </table:table-cell>
          <table:table-cell office:value-type="float" office:value="34.27">
            <text:p>34.2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0.14">
            <text:p>30.14</text:p>
          </table:table-cell>
          <table:table-cell office:value-type="float" office:value="13.27">
            <text:p>13.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/>
          <table:table-cell table:formula="of:=[.A162]/[.$A$1]" office:value-type="float" office:value="0.761467889908257">
            <text:p>0.7614678899</text:p>
          </table:table-cell>
          <table:table-cell table:formula="of:=[.B162]/[.$B$1]" office:value-type="float" office:value="0">
            <text:p>0</text:p>
          </table:table-cell>
          <table:table-cell table:formula="of:=[.C162]/[.$C$1]" office:value-type="float" office:value="0.281148075668624">
            <text:p>0.2811480757</text:p>
          </table:table-cell>
          <table:table-cell table:formula="of:=[.D162]/[.D160]" office:value-type="float" office:value="1.21654242101526">
            <text:p>1.216542421</text:p>
          </table:table-cell>
          <table:table-cell table:formula="of:=[.E162]/[.$E$1]" office:value-type="float" office:value="0">
            <text:p>0</text:p>
          </table:table-cell>
          <table:table-cell table:formula="of:=[.F162]/[.$F$1]" office:value-type="float" office:value="0.576923076923077">
            <text:p>0.5769230769</text:p>
          </table:table-cell>
          <table:table-cell table:formula="of:=[.G162]/[.$G$1]" office:value-type="float" office:value="0.647058823529412">
            <text:p>0.6470588235</text:p>
          </table:table-cell>
          <table:table-cell table:formula="of:=[.H162]/[.$H$1]" office:value-type="float" office:value="0.0901555812215504">
            <text:p>0.0901555812</text:p>
          </table:table-cell>
          <table:table-cell table:formula="of:=[.I162]/[.$I$1]" office:value-type="float" office:value="0.875">
            <text:p>0.875</text:p>
          </table:table-cell>
          <table:table-cell table:formula="of:=[.J162]/[.$J$1]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6.06">
            <text:p>6.06</text:p>
          </table:table-cell>
          <table:table-cell office:value-type="float" office:value="41.05">
            <text:p>41.0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40.34">
            <text:p>40.3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/>
          <table:table-cell table:formula="of:=[.A163]/[.$A$1]" office:value-type="float" office:value="0.697247706422018">
            <text:p>0.6972477064</text:p>
          </table:table-cell>
          <table:table-cell table:formula="of:=[.B163]/[.$B$1]" office:value-type="float" office:value="0">
            <text:p>0</text:p>
          </table:table-cell>
          <table:table-cell table:formula="of:=[.C163]/[.$C$1]" office:value-type="float" office:value="0.395303326810176">
            <text:p>0.3953033268</text:p>
          </table:table-cell>
          <table:table-cell table:formula="of:=[.D163]/[.D161]" office:value-type="float" office:value="1.18470418470418">
            <text:p>1.1847041847</text:p>
          </table:table-cell>
          <table:table-cell table:formula="of:=[.E163]/[.$E$1]" office:value-type="float" office:value="1">
            <text:p>1</text:p>
          </table:table-cell>
          <table:table-cell table:formula="of:=[.F163]/[.$F$1]" office:value-type="float" office:value="0.653846153846154">
            <text:p>0.6538461538</text:p>
          </table:table-cell>
          <table:table-cell table:formula="of:=[.G163]/[.$G$1]" office:value-type="float" office:value="0.866036925719193">
            <text:p>0.8660369257</text:p>
          </table:table-cell>
          <table:table-cell table:formula="of:=[.H163]/[.$H$1]" office:value-type="float" office:value="0">
            <text:p>0</text:p>
          </table:table-cell>
          <table:table-cell table:formula="of:=[.I163]/[.$I$1]" office:value-type="float" office:value="0.796875">
            <text:p>0.796875</text:p>
          </table:table-cell>
          <table:table-cell table:formula="of:=[.J163]/[.$J$1]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.2">
            <text:p>4.2</text:p>
          </table:table-cell>
          <table:table-cell office:value-type="float" office:value="4.67">
            <text:p>4.67</text:p>
          </table:table-cell>
          <table:table-cell office:value-type="float" office:value="35.45">
            <text:p>35.4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7.14">
            <text:p>27.14</text:p>
          </table:table-cell>
          <table:table-cell office:value-type="float" office:value="7.92">
            <text:p>7.9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table:formula="of:=[.A164]/[.$A$1]" office:value-type="float" office:value="0.779816513761468">
            <text:p>0.7798165138</text:p>
          </table:table-cell>
          <table:table-cell table:formula="of:=[.B164]/[.$B$1]" office:value-type="float" office:value="0.134615384615385">
            <text:p>0.1346153846</text:p>
          </table:table-cell>
          <table:table-cell table:formula="of:=[.C164]/[.$C$1]" office:value-type="float" office:value="0.304631441617743">
            <text:p>0.3046314416</text:p>
          </table:table-cell>
          <table:table-cell table:formula="of:=[.D164]/[.D162]" office:value-type="float" office:value="1.03443244820543">
            <text:p>1.0344324482</text:p>
          </table:table-cell>
          <table:table-cell table:formula="of:=[.E164]/[.$E$1]" office:value-type="float" office:value="1">
            <text:p>1</text:p>
          </table:table-cell>
          <table:table-cell table:formula="of:=[.F164]/[.$F$1]" office:value-type="float" office:value="0.641025641025641">
            <text:p>0.641025641</text:p>
          </table:table-cell>
          <table:table-cell table:formula="of:=[.G164]/[.$G$1]" office:value-type="float" office:value="0.582653499355947">
            <text:p>0.5826534994</text:p>
          </table:table-cell>
          <table:table-cell table:formula="of:=[.H164]/[.$H$1]" office:value-type="float" office:value="0.0538080032610911">
            <text:p>0.0538080033</text:p>
          </table:table-cell>
          <table:table-cell table:formula="of:=[.I164]/[.$I$1]" office:value-type="float" office:value="0.9375">
            <text:p>0.9375</text:p>
          </table:table-cell>
          <table:table-cell table:formula="of:=[.J164]/[.$J$1]" office:value-type="float" office:value="1">
            <text:p>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19.48">
            <text:p>19.4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1.48">
            <text:p>21.48</text:p>
          </table:table-cell>
          <table:table-cell office:value-type="float" office:value="27.77">
            <text:p>27.7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/>
          <table:table-cell table:formula="of:=[.A165]/[.$A$1]" office:value-type="float" office:value="0.715596330275229">
            <text:p>0.7155963303</text:p>
          </table:table-cell>
          <table:table-cell table:formula="of:=[.B165]/[.$B$1]" office:value-type="float" office:value="0.128205128205128">
            <text:p>0.1282051282</text:p>
          </table:table-cell>
          <table:table-cell table:formula="of:=[.C165]/[.$C$1]" office:value-type="float" office:value="0.133724722765819">
            <text:p>0.1337247228</text:p>
          </table:table-cell>
          <table:table-cell table:formula="of:=[.D165]/[.D163]" office:value-type="float" office:value="0.474543239951279">
            <text:p>0.47454324</text:p>
          </table:table-cell>
          <table:table-cell table:formula="of:=[.E165]/[.$E$1]" office:value-type="float" office:value="1">
            <text:p>1</text:p>
          </table:table-cell>
          <table:table-cell table:formula="of:=[.F165]/[.$F$1]" office:value-type="float" office:value="0.641025641025641">
            <text:p>0.641025641</text:p>
          </table:table-cell>
          <table:table-cell table:formula="of:=[.G165]/[.$G$1]" office:value-type="float" office:value="0.46114212108201">
            <text:p>0.4611421211</text:p>
          </table:table-cell>
          <table:table-cell table:formula="of:=[.H165]/[.$H$1]" office:value-type="float" office:value="0.188667708404104">
            <text:p>0.1886677084</text:p>
          </table:table-cell>
          <table:table-cell table:formula="of:=[.I165]/[.$I$1]" office:value-type="float" office:value="0.609375">
            <text:p>0.609375</text:p>
          </table:table-cell>
          <table:table-cell table:formula="of:=[.J165]/[.$J$1]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6.73">
            <text:p>6.73</text:p>
          </table:table-cell>
          <table:table-cell office:value-type="float" office:value="28.81">
            <text:p>28.81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6.74">
            <text:p>26.74</text:p>
          </table:table-cell>
          <table:table-cell office:value-type="float" office:value="40.94">
            <text:p>40.94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/>
          <table:table-cell table:formula="of:=[.A166]/[.$A$1]" office:value-type="float" office:value="0.532110091743119">
            <text:p>0.5321100917</text:p>
          </table:table-cell>
          <table:table-cell table:formula="of:=[.B166]/[.$B$1]" office:value-type="float" office:value="0.256410256410256">
            <text:p>0.2564102564</text:p>
          </table:table-cell>
          <table:table-cell table:formula="of:=[.C166]/[.$C$1]" office:value-type="float" office:value="0.439008480104371">
            <text:p>0.4390084801</text:p>
          </table:table-cell>
          <table:table-cell table:formula="of:=[.D166]/[.D164]" office:value-type="float" office:value="0.812693935119887">
            <text:p>0.8126939351</text:p>
          </table:table-cell>
          <table:table-cell table:formula="of:=[.E166]/[.$E$1]" office:value-type="float" office:value="1">
            <text:p>1</text:p>
          </table:table-cell>
          <table:table-cell table:formula="of:=[.F166]/[.$F$1]" office:value-type="float" office:value="0.525641025641026">
            <text:p>0.5256410256</text:p>
          </table:table-cell>
          <table:table-cell table:formula="of:=[.G166]/[.$G$1]" office:value-type="float" office:value="0.574066122799485">
            <text:p>0.5740661228</text:p>
          </table:table-cell>
          <table:table-cell table:formula="of:=[.H166]/[.$H$1]" office:value-type="float" office:value="0.278143895645085">
            <text:p>0.2781438956</text:p>
          </table:table-cell>
          <table:table-cell table:formula="of:=[.I166]/[.$I$1]" office:value-type="float" office:value="0.75">
            <text:p>0.75</text:p>
          </table:table-cell>
          <table:table-cell table:formula="of:=[.J166]/[.$J$1]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.4">
            <text:p>4.4</text:p>
          </table:table-cell>
          <table:table-cell office:value-type="float" office:value="3.18">
            <text:p>3.18</text:p>
          </table:table-cell>
          <table:table-cell office:value-type="float" office:value="11.59">
            <text:p>11.5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1.94">
            <text:p>21.9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table:formula="of:=[.A167]/[.$A$1]" office:value-type="float" office:value="0.559633027522936">
            <text:p>0.5596330275</text:p>
          </table:table-cell>
          <table:table-cell table:formula="of:=[.B167]/[.$B$1]" office:value-type="float" office:value="0.141025641025641">
            <text:p>0.141025641</text:p>
          </table:table-cell>
          <table:table-cell table:formula="of:=[.C167]/[.$C$1]" office:value-type="float" office:value="0.207436399217221">
            <text:p>0.2074363992</text:p>
          </table:table-cell>
          <table:table-cell table:formula="of:=[.D167]/[.D165]" office:value-type="float" office:value="0.594969199178645">
            <text:p>0.5949691992</text:p>
          </table:table-cell>
          <table:table-cell table:formula="of:=[.E167]/[.$E$1]" office:value-type="float" office:value="1">
            <text:p>1</text:p>
          </table:table-cell>
          <table:table-cell table:formula="of:=[.F167]/[.$F$1]" office:value-type="float" office:value="0.756410256410256">
            <text:p>0.7564102564</text:p>
          </table:table-cell>
          <table:table-cell table:formula="of:=[.G167]/[.$G$1]" office:value-type="float" office:value="0.471017604121941">
            <text:p>0.4710176041</text:p>
          </table:table-cell>
          <table:table-cell table:formula="of:=[.H167]/[.$H$1]" office:value-type="float" office:value="0">
            <text:p>0</text:p>
          </table:table-cell>
          <table:table-cell table:formula="of:=[.I167]/[.$I$1]" office:value-type="float" office:value="0.515625">
            <text:p>0.515625</text:p>
          </table:table-cell>
          <table:table-cell table:formula="of:=[.J167]/[.$J$1]" office:value-type="float" office:value="1">
            <text:p>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6.4">
            <text:p>6.4</text:p>
          </table:table-cell>
          <table:table-cell office:value-type="float" office:value="35.04">
            <text:p>35.04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8.88">
            <text:p>28.88</text:p>
          </table:table-cell>
          <table:table-cell office:value-type="float" office:value="8.33">
            <text:p>8.3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/>
          <table:table-cell table:formula="of:=[.A168]/[.$A$1]" office:value-type="float" office:value="0.688073394495413">
            <text:p>0.6880733945</text:p>
          </table:table-cell>
          <table:table-cell table:formula="of:=[.B168]/[.$B$1]" office:value-type="float" office:value="0.641025641025641">
            <text:p>0.641025641</text:p>
          </table:table-cell>
          <table:table-cell table:formula="of:=[.C168]/[.$C$1]" office:value-type="float" office:value="0.417482061317678">
            <text:p>0.4174820613</text:p>
          </table:table-cell>
          <table:table-cell table:formula="of:=[.D168]/[.D166]" office:value-type="float" office:value="1.21624435959736">
            <text:p>1.2162443596</text:p>
          </table:table-cell>
          <table:table-cell table:formula="of:=[.E168]/[.$E$1]" office:value-type="float" office:value="0">
            <text:p>0</text:p>
          </table:table-cell>
          <table:table-cell table:formula="of:=[.F168]/[.$F$1]" office:value-type="float" office:value="0.67948717948718">
            <text:p>0.6794871795</text:p>
          </table:table-cell>
          <table:table-cell table:formula="of:=[.G168]/[.$G$1]" office:value-type="float" office:value="0.620008587376556">
            <text:p>0.6200085874</text:p>
          </table:table-cell>
          <table:table-cell table:formula="of:=[.H168]/[.$H$1]" office:value-type="float" office:value="0.0565935185814254">
            <text:p>0.0565935186</text:p>
          </table:table-cell>
          <table:table-cell table:formula="of:=[.I168]/[.$I$1]" office:value-type="float" office:value="0.984375">
            <text:p>0.984375</text:p>
          </table:table-cell>
          <table:table-cell table:formula="of:=[.J168]/[.$J$1]"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.15">
            <text:p>2.15</text:p>
          </table:table-cell>
          <table:table-cell office:value-type="float" office:value="5.17">
            <text:p>5.17</text:p>
          </table:table-cell>
          <table:table-cell office:value-type="float" office:value="27.57">
            <text:p>27.57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5.42">
            <text:p>25.42</text:p>
          </table:table-cell>
          <table:table-cell office:value-type="float" office:value="2.06">
            <text:p>2.0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table:formula="of:=[.A169]/[.$A$1]" office:value-type="float" office:value="0.591743119266055">
            <text:p>0.5917431193</text:p>
          </table:table-cell>
          <table:table-cell table:formula="of:=[.B169]/[.$B$1]" office:value-type="float" office:value="0.0689102564102564">
            <text:p>0.0689102564</text:p>
          </table:table-cell>
          <table:table-cell table:formula="of:=[.C169]/[.$C$1]" office:value-type="float" office:value="0.337247227658186">
            <text:p>0.3372472277</text:p>
          </table:table-cell>
          <table:table-cell table:formula="of:=[.D169]/[.D167]" office:value-type="float" office:value="2.37877480586713">
            <text:p>2.3787748059</text:p>
          </table:table-cell>
          <table:table-cell table:formula="of:=[.E169]/[.$E$1]" office:value-type="float" office:value="0">
            <text:p>0</text:p>
          </table:table-cell>
          <table:table-cell table:formula="of:=[.F169]/[.$F$1]" office:value-type="float" office:value="0.666666666666667">
            <text:p>0.6666666667</text:p>
          </table:table-cell>
          <table:table-cell table:formula="of:=[.G169]/[.$G$1]" office:value-type="float" office:value="0.54572778016316">
            <text:p>0.5457277802</text:p>
          </table:table-cell>
          <table:table-cell table:formula="of:=[.H169]/[.$H$1]" office:value-type="float" office:value="0.0139955159997282">
            <text:p>0.013995516</text:p>
          </table:table-cell>
          <table:table-cell table:formula="of:=[.I169]/[.$I$1]" office:value-type="float" office:value="0.609375">
            <text:p>0.609375</text:p>
          </table:table-cell>
          <table:table-cell table:formula="of:=[.J169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.8">
            <text:p>4.8</text:p>
          </table:table-cell>
          <table:table-cell office:value-type="float" office:value="6.58">
            <text:p>6.58</text:p>
          </table:table-cell>
          <table:table-cell office:value-type="float" office:value="29.89">
            <text:p>29.8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4.73">
            <text:p>24.73</text:p>
          </table:table-cell>
          <table:table-cell office:value-type="float" office:value="23.66">
            <text:p>23.6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/>
          <table:table-cell table:formula="of:=[.A170]/[.$A$1]" office:value-type="float" office:value="0.614678899082569">
            <text:p>0.6146788991</text:p>
          </table:table-cell>
          <table:table-cell table:formula="of:=[.B170]/[.$B$1]" office:value-type="float" office:value="0.153846153846154">
            <text:p>0.1538461538</text:p>
          </table:table-cell>
          <table:table-cell table:formula="of:=[.C170]/[.$C$1]" office:value-type="float" office:value="0.429223744292237">
            <text:p>0.4292237443</text:p>
          </table:table-cell>
          <table:table-cell table:formula="of:=[.D170]/[.D168]" office:value-type="float" office:value="0.853025114155251">
            <text:p>0.8530251142</text:p>
          </table:table-cell>
          <table:table-cell table:formula="of:=[.E170]/[.$E$1]" office:value-type="float" office:value="1">
            <text:p>1</text:p>
          </table:table-cell>
          <table:table-cell table:formula="of:=[.F170]/[.$F$1]" office:value-type="float" office:value="0.705128205128205">
            <text:p>0.7051282051</text:p>
          </table:table-cell>
          <table:table-cell table:formula="of:=[.G170]/[.$G$1]" office:value-type="float" office:value="0.530914555603263">
            <text:p>0.5309145556</text:p>
          </table:table-cell>
          <table:table-cell table:formula="of:=[.H170]/[.$H$1]" office:value-type="float" office:value="0.160744615802704">
            <text:p>0.1607446158</text:p>
          </table:table-cell>
          <table:table-cell table:formula="of:=[.I170]/[.$I$1]" office:value-type="float" office:value="0.984375">
            <text:p>0.984375</text:p>
          </table:table-cell>
          <table:table-cell table:formula="of:=[.J170]/[.$J$1]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5.98">
            <text:p>5.98</text:p>
          </table:table-cell>
          <table:table-cell office:value-type="float" office:value="29.06">
            <text:p>29.0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5.39">
            <text:p>25.39</text:p>
          </table:table-cell>
          <table:table-cell office:value-type="float" office:value="11.52">
            <text:p>11.5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  <table:table-cell table:formula="of:=[.A171]/[.$A$1]" office:value-type="float" office:value="0.577981651376147">
            <text:p>0.5779816514</text:p>
          </table:table-cell>
          <table:table-cell table:formula="of:=[.B171]/[.$B$1]" office:value-type="float" office:value="0">
            <text:p>0</text:p>
          </table:table-cell>
          <table:table-cell table:formula="of:=[.C171]/[.$C$1]" office:value-type="float" office:value="0.390084801043705">
            <text:p>0.390084801</text:p>
          </table:table-cell>
          <table:table-cell table:formula="of:=[.D171]/[.D169]" office:value-type="float" office:value="1.05404425099746">
            <text:p>1.054044251</text:p>
          </table:table-cell>
          <table:table-cell table:formula="of:=[.E171]/[.$E$1]" office:value-type="float" office:value="1">
            <text:p>1</text:p>
          </table:table-cell>
          <table:table-cell table:formula="of:=[.F171]/[.$F$1]" office:value-type="float" office:value="0.717948717948718">
            <text:p>0.7179487179</text:p>
          </table:table-cell>
          <table:table-cell table:formula="of:=[.G171]/[.$G$1]" office:value-type="float" office:value="0.545083726921425">
            <text:p>0.5450837269</text:p>
          </table:table-cell>
          <table:table-cell table:formula="of:=[.H171]/[.$H$1]" office:value-type="float" office:value="0.0782661865615871">
            <text:p>0.0782661866</text:p>
          </table:table-cell>
          <table:table-cell table:formula="of:=[.I171]/[.$I$1]" office:value-type="float" office:value="1">
            <text:p>1</text:p>
          </table:table-cell>
          <table:table-cell table:formula="of:=[.J171]/[.$J$1]" office:value-type="float" office:value="1">
            <text:p>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3.72">
            <text:p>3.72</text:p>
          </table:table-cell>
          <table:table-cell office:value-type="float" office:value="25.68">
            <text:p>25.6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4.37">
            <text:p>24.37</text:p>
          </table:table-cell>
          <table:table-cell office:value-type="float" office:value="5.25">
            <text:p>5.2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table:formula="of:=[.A172]/[.$A$1]" office:value-type="float" office:value="0.651376146788991">
            <text:p>0.6513761468</text:p>
          </table:table-cell>
          <table:table-cell table:formula="of:=[.B172]/[.$B$1]" office:value-type="float" office:value="0">
            <text:p>0</text:p>
          </table:table-cell>
          <table:table-cell table:formula="of:=[.C172]/[.$C$1]" office:value-type="float" office:value="0.2426614481409">
            <text:p>0.2426614481</text:p>
          </table:table-cell>
          <table:table-cell table:formula="of:=[.D172]/[.D170]" office:value-type="float" office:value="0.859150217464035">
            <text:p>0.8591502175</text:p>
          </table:table-cell>
          <table:table-cell table:formula="of:=[.E172]/[.$E$1]" office:value-type="float" office:value="0">
            <text:p>0</text:p>
          </table:table-cell>
          <table:table-cell table:formula="of:=[.F172]/[.$F$1]" office:value-type="float" office:value="0.615384615384615">
            <text:p>0.6153846154</text:p>
          </table:table-cell>
          <table:table-cell table:formula="of:=[.G172]/[.$G$1]" office:value-type="float" office:value="0.523185916702447">
            <text:p>0.5231859167</text:p>
          </table:table-cell>
          <table:table-cell table:formula="of:=[.H172]/[.$H$1]" office:value-type="float" office:value="0.0356681839798899">
            <text:p>0.035668184</text:p>
          </table:table-cell>
          <table:table-cell table:formula="of:=[.I172]/[.$I$1]" office:value-type="float" office:value="0.625">
            <text:p>0.625</text:p>
          </table:table-cell>
          <table:table-cell table:formula="of:=[.J172]/[.$J$1]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7">
            <text:p>0.7</text:p>
          </table:table-cell>
          <table:table-cell office:value-type="float" office:value="4.9">
            <text:p>4.9</text:p>
          </table:table-cell>
          <table:table-cell office:value-type="float" office:value="37.42">
            <text:p>37.4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35.94">
            <text:p>35.94</text:p>
          </table:table-cell>
          <table:table-cell office:value-type="float" office:value="3.09">
            <text:p>3.0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table:formula="of:=[.A173]/[.$A$1]" office:value-type="float" office:value="0.587155963302752">
            <text:p>0.5871559633</text:p>
          </table:table-cell>
          <table:table-cell table:formula="of:=[.B173]/[.$B$1]" office:value-type="float" office:value="0.0224358974358974">
            <text:p>0.0224358974</text:p>
          </table:table-cell>
          <table:table-cell table:formula="of:=[.C173]/[.$C$1]" office:value-type="float" office:value="0.319634703196347">
            <text:p>0.3196347032</text:p>
          </table:table-cell>
          <table:table-cell table:formula="of:=[.D173]/[.D171]" office:value-type="float" office:value="1.287680660702">
            <text:p>1.2876806607</text:p>
          </table:table-cell>
          <table:table-cell table:formula="of:=[.E173]/[.$E$1]" office:value-type="float" office:value="1">
            <text:p>1</text:p>
          </table:table-cell>
          <table:table-cell table:formula="of:=[.F173]/[.$F$1]" office:value-type="float" office:value="0.923076923076923">
            <text:p>0.9230769231</text:p>
          </table:table-cell>
          <table:table-cell table:formula="of:=[.G173]/[.$G$1]" office:value-type="float" office:value="0.771575783598111">
            <text:p>0.7715757836</text:p>
          </table:table-cell>
          <table:table-cell table:formula="of:=[.H173]/[.$H$1]" office:value-type="float" office:value="0.0209932739995924">
            <text:p>0.020993274</text:p>
          </table:table-cell>
          <table:table-cell table:formula="of:=[.I173]/[.$I$1]" office:value-type="float" office:value="0.765625">
            <text:p>0.765625</text:p>
          </table:table-cell>
          <table:table-cell table:formula="of:=[.J173]/[.$J$1]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4">
            <text:p>0.4</text:p>
          </table:table-cell>
          <table:table-cell office:value-type="float" office:value="3.41">
            <text:p>3.41</text:p>
          </table:table-cell>
          <table:table-cell office:value-type="float" office:value="17.22">
            <text:p>17.2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3.59">
            <text:p>23.59</text:p>
          </table:table-cell>
          <table:table-cell office:value-type="float" office:value="2.06">
            <text:p>2.0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/>
          <table:table-cell table:formula="of:=[.A174]/[.$A$1]" office:value-type="float" office:value="0.467889908256881">
            <text:p>0.4678899083</text:p>
          </table:table-cell>
          <table:table-cell table:formula="of:=[.B174]/[.$B$1]" office:value-type="float" office:value="0.0128205128205128">
            <text:p>0.0128205128</text:p>
          </table:table-cell>
          <table:table-cell table:formula="of:=[.C174]/[.$C$1]" office:value-type="float" office:value="0.222439660795825">
            <text:p>0.2224396608</text:p>
          </table:table-cell>
          <table:table-cell table:formula="of:=[.D174]/[.D172]" office:value-type="float" office:value="0.670560747663551">
            <text:p>0.6705607477</text:p>
          </table:table-cell>
          <table:table-cell table:formula="of:=[.E174]/[.$E$1]" office:value-type="float" office:value="1">
            <text:p>1</text:p>
          </table:table-cell>
          <table:table-cell table:formula="of:=[.F174]/[.$F$1]" office:value-type="float" office:value="0.717948717948718">
            <text:p>0.7179487179</text:p>
          </table:table-cell>
          <table:table-cell table:formula="of:=[.G174]/[.$G$1]" office:value-type="float" office:value="0.506440532417347">
            <text:p>0.5064405324</text:p>
          </table:table-cell>
          <table:table-cell table:formula="of:=[.H174]/[.$H$1]" office:value-type="float" office:value="0.0139955159997282">
            <text:p>0.013995516</text:p>
          </table:table-cell>
          <table:table-cell table:formula="of:=[.I174]/[.$I$1]" office:value-type="float" office:value="0.609375">
            <text:p>0.609375</text:p>
          </table:table-cell>
          <table:table-cell table:formula="of:=[.J174]/[.$J$1]" office:value-type="float" office:value="1">
            <text:p>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4.89">
            <text:p>4.89</text:p>
          </table:table-cell>
          <table:table-cell office:value-type="float" office:value="25.98">
            <text:p>25.9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30.42">
            <text:p>30.42</text:p>
          </table:table-cell>
          <table:table-cell office:value-type="float" office:value="14.71">
            <text:p>14.7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[.A175]/[.$A$1]" office:value-type="float" office:value="0.596330275229358">
            <text:p>0.5963302752</text:p>
          </table:table-cell>
          <table:table-cell table:formula="of:=[.B175]/[.$B$1]" office:value-type="float" office:value="0">
            <text:p>0</text:p>
          </table:table-cell>
          <table:table-cell table:formula="of:=[.C175]/[.$C$1]" office:value-type="float" office:value="0.318982387475538">
            <text:p>0.3189823875</text:p>
          </table:table-cell>
          <table:table-cell table:formula="of:=[.D175]/[.D173]" office:value-type="float" office:value="0.694281133083912">
            <text:p>0.6942811331</text:p>
          </table:table-cell>
          <table:table-cell table:formula="of:=[.E175]/[.$E$1]" office:value-type="float" office:value="0">
            <text:p>0</text:p>
          </table:table-cell>
          <table:table-cell table:formula="of:=[.F175]/[.$F$1]" office:value-type="float" office:value="0.923076923076923">
            <text:p>0.9230769231</text:p>
          </table:table-cell>
          <table:table-cell table:formula="of:=[.G175]/[.$G$1]" office:value-type="float" office:value="0.653069987118935">
            <text:p>0.6530699871</text:p>
          </table:table-cell>
          <table:table-cell table:formula="of:=[.H175]/[.$H$1]" office:value-type="float" office:value="0.0999388545417488">
            <text:p>0.0999388545</text:p>
          </table:table-cell>
          <table:table-cell table:formula="of:=[.I175]/[.$I$1]" office:value-type="float" office:value="0.359375">
            <text:p>0.359375</text:p>
          </table:table-cell>
          <table:table-cell table:formula="of:=[.J175]/[.$J$1]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5">
            <text:p>0.05</text:p>
          </table:table-cell>
          <table:table-cell office:value-type="float" office:value="2.79">
            <text:p>2.79</text:p>
          </table:table-cell>
          <table:table-cell office:value-type="float" office:value="10.35">
            <text:p>10.3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1.62">
            <text:p>21.6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[.A176]/[.$A$1]" office:value-type="float" office:value="0.63302752293578">
            <text:p>0.6330275229</text:p>
          </table:table-cell>
          <table:table-cell table:formula="of:=[.B176]/[.$B$1]" office:value-type="float" office:value="0.0016025641025641">
            <text:p>0.0016025641</text:p>
          </table:table-cell>
          <table:table-cell table:formula="of:=[.C176]/[.$C$1]" office:value-type="float" office:value="0.181996086105675">
            <text:p>0.1819960861</text:p>
          </table:table-cell>
          <table:table-cell table:formula="of:=[.D176]/[.D174]" office:value-type="float" office:value="0.601045296167247">
            <text:p>0.6010452962</text:p>
          </table:table-cell>
          <table:table-cell table:formula="of:=[.E176]/[.$E$1]" office:value-type="float" office:value="0">
            <text:p>0</text:p>
          </table:table-cell>
          <table:table-cell table:formula="of:=[.F176]/[.$F$1]" office:value-type="float" office:value="0.58974358974359">
            <text:p>0.5897435897</text:p>
          </table:table-cell>
          <table:table-cell table:formula="of:=[.G176]/[.$G$1]" office:value-type="float" office:value="0.464147702876771">
            <text:p>0.4641477029</text:p>
          </table:table-cell>
          <table:table-cell table:formula="of:=[.H176]/[.$H$1]" office:value-type="float" office:value="0">
            <text:p>0</text:p>
          </table:table-cell>
          <table:table-cell table:formula="of:=[.I176]/[.$I$1]" office:value-type="float" office:value="0.28125">
            <text:p>0.28125</text:p>
          </table:table-cell>
          <table:table-cell table:formula="of:=[.J176]/[.$J$1]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.96">
            <text:p>1.96</text:p>
          </table:table-cell>
          <table:table-cell office:value-type="float" office:value="11.82">
            <text:p>11.8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2.01">
            <text:p>22.01</text:p>
          </table:table-cell>
          <table:table-cell office:value-type="float" office:value="8.13">
            <text:p>8.1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formula="of:=[.A177]/[.$A$1]" office:value-type="float" office:value="0.63302752293578">
            <text:p>0.6330275229</text:p>
          </table:table-cell>
          <table:table-cell table:formula="of:=[.B177]/[.$B$1]" office:value-type="float" office:value="0">
            <text:p>0</text:p>
          </table:table-cell>
          <table:table-cell table:formula="of:=[.C177]/[.$C$1]" office:value-type="float" office:value="0.127853881278539">
            <text:p>0.1278538813</text:p>
          </table:table-cell>
          <table:table-cell table:formula="of:=[.D177]/[.D175]" office:value-type="float" office:value="0.454965357967667">
            <text:p>0.454965358</text:p>
          </table:table-cell>
          <table:table-cell table:formula="of:=[.E177]/[.$E$1]" office:value-type="float" office:value="1">
            <text:p>1</text:p>
          </table:table-cell>
          <table:table-cell table:formula="of:=[.F177]/[.$F$1]" office:value-type="float" office:value="0.692307692307692">
            <text:p>0.6923076923</text:p>
          </table:table-cell>
          <table:table-cell table:formula="of:=[.G177]/[.$G$1]" office:value-type="float" office:value="0.472520395019322">
            <text:p>0.472520395</text:p>
          </table:table-cell>
          <table:table-cell table:formula="of:=[.H177]/[.$H$1]" office:value-type="float" office:value="0.0552347306202867">
            <text:p>0.0552347306</text:p>
          </table:table-cell>
          <table:table-cell table:formula="of:=[.I177]/[.$I$1]" office:value-type="float" office:value="0.328125">
            <text:p>0.328125</text:p>
          </table:table-cell>
          <table:table-cell table:formula="of:=[.J177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3.09">
            <text:p>3.09</text:p>
          </table:table-cell>
          <table:table-cell office:value-type="float" office:value="20.57">
            <text:p>20.57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5.63">
            <text:p>25.63</text:p>
          </table:table-cell>
          <table:table-cell office:value-type="float" office:value="0.51">
            <text:p>0.5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178]/[.$A$1]" office:value-type="float" office:value="0.587155963302752">
            <text:p>0.5871559633</text:p>
          </table:table-cell>
          <table:table-cell table:formula="of:=[.B178]/[.$B$1]" office:value-type="float" office:value="0">
            <text:p>0</text:p>
          </table:table-cell>
          <table:table-cell table:formula="of:=[.C178]/[.$C$1]" office:value-type="float" office:value="0.201565557729941">
            <text:p>0.2015655577</text:p>
          </table:table-cell>
          <table:table-cell table:formula="of:=[.D178]/[.D176]" office:value-type="float" office:value="1.98743961352657">
            <text:p>1.9874396135</text:p>
          </table:table-cell>
          <table:table-cell table:formula="of:=[.E178]/[.$E$1]" office:value-type="float" office:value="0">
            <text:p>0</text:p>
          </table:table-cell>
          <table:table-cell table:formula="of:=[.F178]/[.$F$1]" office:value-type="float" office:value="0.692307692307692">
            <text:p>0.6923076923</text:p>
          </table:table-cell>
          <table:table-cell table:formula="of:=[.G178]/[.$G$1]" office:value-type="float" office:value="0.550236152855303">
            <text:p>0.5502361529</text:p>
          </table:table-cell>
          <table:table-cell table:formula="of:=[.H178]/[.$H$1]" office:value-type="float" office:value="0.00346490930090359">
            <text:p>0.0034649093</text:p>
          </table:table-cell>
          <table:table-cell table:formula="of:=[.I178]/[.$I$1]" office:value-type="float" office:value="0.265625">
            <text:p>0.265625</text:p>
          </table:table-cell>
          <table:table-cell table:formula="of:=[.J178]/[.$J$1]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.92">
            <text:p>2.92</text:p>
          </table:table-cell>
          <table:table-cell office:value-type="float" office:value="3.63">
            <text:p>3.63</text:p>
          </table:table-cell>
          <table:table-cell office:value-type="float" office:value="31.33">
            <text:p>31.33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1.59">
            <text:p>31.59</text:p>
          </table:table-cell>
          <table:table-cell office:value-type="float" office:value="18.51">
            <text:p>18.5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[.A179]/[.$A$1]" office:value-type="float" office:value="0.743119266055046">
            <text:p>0.7431192661</text:p>
          </table:table-cell>
          <table:table-cell table:formula="of:=[.B179]/[.$B$1]" office:value-type="float" office:value="0.0935897435897436">
            <text:p>0.0935897436</text:p>
          </table:table-cell>
          <table:table-cell table:formula="of:=[.C179]/[.$C$1]" office:value-type="float" office:value="0.23679060665362">
            <text:p>0.2367906067</text:p>
          </table:table-cell>
          <table:table-cell table:formula="of:=[.D179]/[.D177]" office:value-type="float" office:value="2.65059221658206">
            <text:p>2.6505922166</text:p>
          </table:table-cell>
          <table:table-cell table:formula="of:=[.E179]/[.$E$1]" office:value-type="float" office:value="0">
            <text:p>0</text:p>
          </table:table-cell>
          <table:table-cell table:formula="of:=[.F179]/[.$F$1]" office:value-type="float" office:value="0.794871794871795">
            <text:p>0.7948717949</text:p>
          </table:table-cell>
          <table:table-cell table:formula="of:=[.G179]/[.$G$1]" office:value-type="float" office:value="0.678188063546587">
            <text:p>0.6781880635</text:p>
          </table:table-cell>
          <table:table-cell table:formula="of:=[.H179]/[.$H$1]" office:value-type="float" office:value="0.125755825803383">
            <text:p>0.1257558258</text:p>
          </table:table-cell>
          <table:table-cell table:formula="of:=[.I179]/[.$I$1]" office:value-type="float" office:value="0.65625">
            <text:p>0.65625</text:p>
          </table:table-cell>
          <table:table-cell table:formula="of:=[.J179]/[.$J$1]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9.19">
            <text:p>9.19</text:p>
          </table:table-cell>
          <table:table-cell office:value-type="float" office:value="26.47">
            <text:p>26.4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8.25">
            <text:p>28.25</text:p>
          </table:table-cell>
          <table:table-cell office:value-type="float" office:value="14.4">
            <text:p>14.4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table:formula="of:=[.A180]/[.$A$1]" office:value-type="float" office:value="0.73394495412844">
            <text:p>0.7339449541</text:p>
          </table:table-cell>
          <table:table-cell table:formula="of:=[.B180]/[.$B$1]" office:value-type="float" office:value="0.0961538461538462">
            <text:p>0.0961538462</text:p>
          </table:table-cell>
          <table:table-cell table:formula="of:=[.C180]/[.$C$1]" office:value-type="float" office:value="0.599478147423353">
            <text:p>0.5994781474</text:p>
          </table:table-cell>
          <table:table-cell table:formula="of:=[.D180]/[.D178]" office:value-type="float" office:value="1.28682547399125">
            <text:p>1.286825474</text:p>
          </table:table-cell>
          <table:table-cell table:formula="of:=[.E180]/[.$E$1]" office:value-type="float" office:value="1">
            <text:p>1</text:p>
          </table:table-cell>
          <table:table-cell table:formula="of:=[.F180]/[.$F$1]" office:value-type="float" office:value="0.5">
            <text:p>0.5</text:p>
          </table:table-cell>
          <table:table-cell table:formula="of:=[.G180]/[.$G$1]" office:value-type="float" office:value="0.606483469300129">
            <text:p>0.6064834693</text:p>
          </table:table-cell>
          <table:table-cell table:formula="of:=[.H180]/[.$H$1]" office:value-type="float" office:value="0.0978327332019838">
            <text:p>0.0978327332</text:p>
          </table:table-cell>
          <table:table-cell table:formula="of:=[.I180]/[.$I$1]" office:value-type="float" office:value="0.84375">
            <text:p>0.84375</text:p>
          </table:table-cell>
          <table:table-cell table:formula="of:=[.J180]/[.$J$1]" office:value-type="float" office:value="1">
            <text:p>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4.66">
            <text:p>4.66</text:p>
          </table:table-cell>
          <table:table-cell office:value-type="float" office:value="24.39">
            <text:p>24.3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.26">
            <text:p>25.26</text:p>
          </table:table-cell>
          <table:table-cell office:value-type="float" office:value="4.03">
            <text:p>4.0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[.A181]/[.$A$1]" office:value-type="float" office:value="0.678899082568807">
            <text:p>0.6788990826</text:p>
          </table:table-cell>
          <table:table-cell table:formula="of:=[.B181]/[.$B$1]" office:value-type="float" office:value="0">
            <text:p>0</text:p>
          </table:table-cell>
          <table:table-cell table:formula="of:=[.C181]/[.$C$1]" office:value-type="float" office:value="0.303979125896934">
            <text:p>0.3039791259</text:p>
          </table:table-cell>
          <table:table-cell table:formula="of:=[.D181]/[.D179]" office:value-type="float" office:value="0.778487073092882">
            <text:p>0.7784870731</text:p>
          </table:table-cell>
          <table:table-cell table:formula="of:=[.E181]/[.$E$1]" office:value-type="float" office:value="0">
            <text:p>0</text:p>
          </table:table-cell>
          <table:table-cell table:formula="of:=[.F181]/[.$F$1]" office:value-type="float" office:value="0.641025641025641">
            <text:p>0.641025641</text:p>
          </table:table-cell>
          <table:table-cell table:formula="of:=[.G181]/[.$G$1]" office:value-type="float" office:value="0.542292829540575">
            <text:p>0.5422928295</text:p>
          </table:table-cell>
          <table:table-cell table:formula="of:=[.H181]/[.$H$1]" office:value-type="float" office:value="0.0273795774169441">
            <text:p>0.0273795774</text:p>
          </table:table-cell>
          <table:table-cell table:formula="of:=[.I181]/[.$I$1]" office:value-type="float" office:value="0.421875">
            <text:p>0.421875</text:p>
          </table:table-cell>
          <table:table-cell table:formula="of:=[.J181]/[.$J$1]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6">
            <text:p>0.16</text:p>
          </table:table-cell>
          <table:table-cell office:value-type="float" office:value="2.44">
            <text:p>2.44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4.58">
            <text:p>24.58</text:p>
          </table:table-cell>
          <table:table-cell office:value-type="float" office:value="74.91">
            <text:p>74.9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[.A182]/[.$A$1]" office:value-type="float" office:value="0.568807339449541">
            <text:p>0.5688073394</text:p>
          </table:table-cell>
          <table:table-cell table:formula="of:=[.B182]/[.$B$1]" office:value-type="float" office:value="0.00512820512820513">
            <text:p>0.0051282051</text:p>
          </table:table-cell>
          <table:table-cell table:formula="of:=[.C182]/[.$C$1]" office:value-type="float" office:value="0.159165035877365">
            <text:p>0.1591650359</text:p>
          </table:table-cell>
          <table:table-cell table:formula="of:=[.D182]/[.D180]" office:value-type="float" office:value="0.629769550434454">
            <text:p>0.6297695504</text:p>
          </table:table-cell>
          <table:table-cell table:formula="of:=[.E182]/[.$E$1]" office:value-type="float" office:value="0">
            <text:p>0</text:p>
          </table:table-cell>
          <table:table-cell table:formula="of:=[.F182]/[.$F$1]" office:value-type="float" office:value="0.833333333333333">
            <text:p>0.8333333333</text:p>
          </table:table-cell>
          <table:table-cell table:formula="of:=[.G182]/[.$G$1]" office:value-type="float" office:value="0.52769428939459">
            <text:p>0.5276942894</text:p>
          </table:table-cell>
          <table:table-cell table:formula="of:=[.H182]/[.$H$1]" office:value-type="float" office:value="0.508934030844487">
            <text:p>0.5089340308</text:p>
          </table:table-cell>
          <table:table-cell table:formula="of:=[.I182]/[.$I$1]" office:value-type="float" office:value="0.359375">
            <text:p>0.359375</text:p>
          </table:table-cell>
          <table:table-cell table:formula="of:=[.J182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.15">
            <text:p>3.15</text:p>
          </table:table-cell>
          <table:table-cell office:value-type="float" office:value="4.37">
            <text:p>4.37</text:p>
          </table:table-cell>
          <table:table-cell office:value-type="float" office:value="20.22">
            <text:p>20.22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5.12">
            <text:p>25.12</text:p>
          </table:table-cell>
          <table:table-cell office:value-type="float" office:value="47.16">
            <text:p>47.1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table:formula="of:=[.A183]/[.$A$1]" office:value-type="float" office:value="0.623853211009174">
            <text:p>0.623853211</text:p>
          </table:table-cell>
          <table:table-cell table:formula="of:=[.B183]/[.$B$1]" office:value-type="float" office:value="0.100961538461538">
            <text:p>0.1009615385</text:p>
          </table:table-cell>
          <table:table-cell table:formula="of:=[.C183]/[.$C$1]" office:value-type="float" office:value="0.285061969993477">
            <text:p>0.28506197</text:p>
          </table:table-cell>
          <table:table-cell table:formula="of:=[.D183]/[.D181]" office:value-type="float" office:value="0.829028290282903">
            <text:p>0.8290282903</text:p>
          </table:table-cell>
          <table:table-cell table:formula="of:=[.E183]/[.$E$1]" office:value-type="float" office:value="1">
            <text:p>1</text:p>
          </table:table-cell>
          <table:table-cell table:formula="of:=[.F183]/[.$F$1]" office:value-type="float" office:value="0.756410256410256">
            <text:p>0.7564102564</text:p>
          </table:table-cell>
          <table:table-cell table:formula="of:=[.G183]/[.$G$1]" office:value-type="float" office:value="0.539287247745814">
            <text:p>0.5392872477</text:p>
          </table:table-cell>
          <table:table-cell table:formula="of:=[.H183]/[.$H$1]" office:value-type="float" office:value="0.320402201236497">
            <text:p>0.3204022012</text:p>
          </table:table-cell>
          <table:table-cell table:formula="of:=[.I183]/[.$I$1]" office:value-type="float" office:value="0.484375">
            <text:p>0.484375</text:p>
          </table:table-cell>
          <table:table-cell table:formula="of:=[.J183]/[.$J$1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.75">
            <text:p>2.75</text:p>
          </table:table-cell>
          <table:table-cell office:value-type="float" office:value="5.51">
            <text:p>5.51</text:p>
          </table:table-cell>
          <table:table-cell office:value-type="float" office:value="26.17">
            <text:p>26.1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.87">
            <text:p>29.87</text:p>
          </table:table-cell>
          <table:table-cell office:value-type="float" office:value="8.33">
            <text:p>8.3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[.A184]/[.$A$1]" office:value-type="float" office:value="0.614678899082569">
            <text:p>0.6146788991</text:p>
          </table:table-cell>
          <table:table-cell table:formula="of:=[.B184]/[.$B$1]" office:value-type="float" office:value="0.0881410256410256">
            <text:p>0.0881410256</text:p>
          </table:table-cell>
          <table:table-cell table:formula="of:=[.C184]/[.$C$1]" office:value-type="float" office:value="0.359425962165688">
            <text:p>0.3594259622</text:p>
          </table:table-cell>
          <table:table-cell table:formula="of:=[.D184]/[.D182]" office:value-type="float" office:value="1.56988602279544">
            <text:p>1.5698860228</text:p>
          </table:table-cell>
          <table:table-cell table:formula="of:=[.E184]/[.$E$1]" office:value-type="float" office:value="0">
            <text:p>0</text:p>
          </table:table-cell>
          <table:table-cell table:formula="of:=[.F184]/[.$F$1]" office:value-type="float" office:value="0.730769230769231">
            <text:p>0.7307692308</text:p>
          </table:table-cell>
          <table:table-cell table:formula="of:=[.G184]/[.$G$1]" office:value-type="float" office:value="0.6412623443538">
            <text:p>0.6412623444</text:p>
          </table:table-cell>
          <table:table-cell table:formula="of:=[.H184]/[.$H$1]" office:value-type="float" office:value="0.0565935185814254">
            <text:p>0.0565935186</text:p>
          </table:table-cell>
          <table:table-cell table:formula="of:=[.I184]/[.$I$1]" office:value-type="float" office:value="0.515625">
            <text:p>0.515625</text:p>
          </table:table-cell>
          <table:table-cell table:formula="of:=[.J184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73">
            <text:p>0.73</text:p>
          </table:table-cell>
          <table:table-cell office:value-type="float" office:value="3.97">
            <text:p>3.97</text:p>
          </table:table-cell>
          <table:table-cell office:value-type="float" office:value="23.52">
            <text:p>23.5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3.81">
            <text:p>23.81</text:p>
          </table:table-cell>
          <table:table-cell office:value-type="float" office:value="19.2">
            <text:p>19.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table:formula="of:=[.A185]/[.$A$1]" office:value-type="float" office:value="0.587155963302752">
            <text:p>0.5871559633</text:p>
          </table:table-cell>
          <table:table-cell table:formula="of:=[.B185]/[.$B$1]" office:value-type="float" office:value="0.0233974358974359">
            <text:p>0.0233974359</text:p>
          </table:table-cell>
          <table:table-cell table:formula="of:=[.C185]/[.$C$1]" office:value-type="float" office:value="0.258969341161122">
            <text:p>0.2589693412</text:p>
          </table:table-cell>
          <table:table-cell table:formula="of:=[.D185]/[.D183]" office:value-type="float" office:value="1.16320474777448">
            <text:p>1.1632047478</text:p>
          </table:table-cell>
          <table:table-cell table:formula="of:=[.E185]/[.$E$1]" office:value-type="float" office:value="0">
            <text:p>0</text:p>
          </table:table-cell>
          <table:table-cell table:formula="of:=[.F185]/[.$F$1]" office:value-type="float" office:value="0.692307692307692">
            <text:p>0.6923076923</text:p>
          </table:table-cell>
          <table:table-cell table:formula="of:=[.G185]/[.$G$1]" office:value-type="float" office:value="0.511163589523401">
            <text:p>0.5111635895</text:p>
          </table:table-cell>
          <table:table-cell table:formula="of:=[.H185]/[.$H$1]" office:value-type="float" office:value="0.130443644269312">
            <text:p>0.1304436443</text:p>
          </table:table-cell>
          <table:table-cell table:formula="of:=[.I185]/[.$I$1]" office:value-type="float" office:value="1">
            <text:p>1</text:p>
          </table:table-cell>
          <table:table-cell table:formula="of:=[.J185]/[.$J$1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.2">
            <text:p>3.2</text:p>
          </table:table-cell>
          <table:table-cell office:value-type="float" office:value="3.59">
            <text:p>3.59</text:p>
          </table:table-cell>
          <table:table-cell office:value-type="float" office:value="22.49">
            <text:p>22.49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4.96">
            <text:p>24.96</text:p>
          </table:table-cell>
          <table:table-cell office:value-type="float" office:value="36.17">
            <text:p>36.1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/>
          <table:table-cell table:formula="of:=[.A186]/[.$A$1]" office:value-type="float" office:value="0.559633027522936">
            <text:p>0.5596330275</text:p>
          </table:table-cell>
          <table:table-cell table:formula="of:=[.B186]/[.$B$1]" office:value-type="float" office:value="0.102564102564103">
            <text:p>0.1025641026</text:p>
          </table:table-cell>
          <table:table-cell table:formula="of:=[.C186]/[.$C$1]" office:value-type="float" office:value="0.234181343770385">
            <text:p>0.2341813438</text:p>
          </table:table-cell>
          <table:table-cell table:formula="of:=[.D186]/[.D184]" office:value-type="float" office:value="0.859380970576996">
            <text:p>0.8593809706</text:p>
          </table:table-cell>
          <table:table-cell table:formula="of:=[.E186]/[.$E$1]" office:value-type="float" office:value="1">
            <text:p>1</text:p>
          </table:table-cell>
          <table:table-cell table:formula="of:=[.F186]/[.$F$1]" office:value-type="float" office:value="0.576923076923077">
            <text:p>0.5769230769</text:p>
          </table:table-cell>
          <table:table-cell table:formula="of:=[.G186]/[.$G$1]" office:value-type="float" office:value="0.535852297123229">
            <text:p>0.5358522971</text:p>
          </table:table-cell>
          <table:table-cell table:formula="of:=[.H186]/[.$H$1]" office:value-type="float" office:value="0.245736802771927">
            <text:p>0.2457368028</text:p>
          </table:table-cell>
          <table:table-cell table:formula="of:=[.I186]/[.$I$1]" office:value-type="float" office:value="0.90625">
            <text:p>0.90625</text:p>
          </table:table-cell>
          <table:table-cell table:formula="of:=[.J186]/[.$J$1]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4.64">
            <text:p>4.64</text:p>
          </table:table-cell>
          <table:table-cell office:value-type="float" office:value="31.29">
            <text:p>31.2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9.34">
            <text:p>29.34</text:p>
          </table:table-cell>
          <table:table-cell office:value-type="float" office:value="4.53">
            <text:p>4.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[.A187]/[.$A$1]" office:value-type="float" office:value="0.697247706422018">
            <text:p>0.6972477064</text:p>
          </table:table-cell>
          <table:table-cell table:formula="of:=[.B187]/[.$B$1]" office:value-type="float" office:value="0.0961538461538462">
            <text:p>0.0961538462</text:p>
          </table:table-cell>
          <table:table-cell table:formula="of:=[.C187]/[.$C$1]" office:value-type="float" office:value="0.302674494455316">
            <text:p>0.3026744945</text:p>
          </table:table-cell>
          <table:table-cell table:formula="of:=[.D187]/[.D185]" office:value-type="float" office:value="1.33035714285714">
            <text:p>1.3303571429</text:p>
          </table:table-cell>
          <table:table-cell table:formula="of:=[.E187]/[.$E$1]" office:value-type="float" office:value="0">
            <text:p>0</text:p>
          </table:table-cell>
          <table:table-cell table:formula="of:=[.F187]/[.$F$1]" office:value-type="float" office:value="0.525641025641026">
            <text:p>0.5256410256</text:p>
          </table:table-cell>
          <table:table-cell table:formula="of:=[.G187]/[.$G$1]" office:value-type="float" office:value="0.629884070416488">
            <text:p>0.6298840704</text:p>
          </table:table-cell>
          <table:table-cell table:formula="of:=[.H187]/[.$H$1]" office:value-type="float" office:value="0.0307765473197907">
            <text:p>0.0307765473</text:p>
          </table:table-cell>
          <table:table-cell table:formula="of:=[.I187]/[.$I$1]" office:value-type="float" office:value="0.625">
            <text:p>0.625</text:p>
          </table:table-cell>
          <table:table-cell table:formula="of:=[.J187]/[.$J$1]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5.09">
            <text:p>5.09</text:p>
          </table:table-cell>
          <table:table-cell office:value-type="float" office:value="24.6">
            <text:p>24.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6.71">
            <text:p>26.71</text:p>
          </table:table-cell>
          <table:table-cell office:value-type="float" office:value="3.81">
            <text:p>3.8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[.A188]/[.$A$1]" office:value-type="float" office:value="0.743119266055046">
            <text:p>0.7431192661</text:p>
          </table:table-cell>
          <table:table-cell table:formula="of:=[.B188]/[.$B$1]" office:value-type="float" office:value="0">
            <text:p>0</text:p>
          </table:table-cell>
          <table:table-cell table:formula="of:=[.C188]/[.$C$1]" office:value-type="float" office:value="0.332028701891716">
            <text:p>0.3320287019</text:p>
          </table:table-cell>
          <table:table-cell table:formula="of:=[.D188]/[.D186]" office:value-type="float" office:value="1.09381947532237">
            <text:p>1.0938194753</text:p>
          </table:table-cell>
          <table:table-cell table:formula="of:=[.E188]/[.$E$1]" office:value-type="float" office:value="1">
            <text:p>1</text:p>
          </table:table-cell>
          <table:table-cell table:formula="of:=[.F188]/[.$F$1]" office:value-type="float" office:value="0.82051282051282">
            <text:p>0.8205128205</text:p>
          </table:table-cell>
          <table:table-cell table:formula="of:=[.G188]/[.$G$1]" office:value-type="float" office:value="0.57342206955775">
            <text:p>0.5734220696</text:p>
          </table:table-cell>
          <table:table-cell table:formula="of:=[.H188]/[.$H$1]" office:value-type="float" office:value="0.0258849106596916">
            <text:p>0.0258849107</text:p>
          </table:table-cell>
          <table:table-cell table:formula="of:=[.I188]/[.$I$1]" office:value-type="float" office:value="0.28125">
            <text:p>0.28125</text:p>
          </table:table-cell>
          <table:table-cell table:formula="of:=[.J188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.8">
            <text:p>5.8</text:p>
          </table:table-cell>
          <table:table-cell office:value-type="float" office:value="5.9">
            <text:p>5.9</text:p>
          </table:table-cell>
          <table:table-cell office:value-type="float" office:value="27.55">
            <text:p>27.55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5.71">
            <text:p>25.71</text:p>
          </table:table-cell>
          <table:table-cell office:value-type="float" office:value="14.4">
            <text:p>14.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table:formula="of:=[.A189]/[.$A$1]" office:value-type="float" office:value="0.623853211009174">
            <text:p>0.623853211</text:p>
          </table:table-cell>
          <table:table-cell table:formula="of:=[.B189]/[.$B$1]" office:value-type="float" office:value="0.185897435897436">
            <text:p>0.1858974359</text:p>
          </table:table-cell>
          <table:table-cell table:formula="of:=[.C189]/[.$C$1]" office:value-type="float" office:value="0.384866275277234">
            <text:p>0.3848662753</text:p>
          </table:table-cell>
          <table:table-cell table:formula="of:=[.D189]/[.D187]" office:value-type="float" office:value="0.880472994566954">
            <text:p>0.8804729946</text:p>
          </table:table-cell>
          <table:table-cell table:formula="of:=[.E189]/[.$E$1]" office:value-type="float" office:value="0">
            <text:p>0</text:p>
          </table:table-cell>
          <table:table-cell table:formula="of:=[.F189]/[.$F$1]" office:value-type="float" office:value="0.833333333333333">
            <text:p>0.8333333333</text:p>
          </table:table-cell>
          <table:table-cell table:formula="of:=[.G189]/[.$G$1]" office:value-type="float" office:value="0.551953628166595">
            <text:p>0.5519536282</text:p>
          </table:table-cell>
          <table:table-cell table:formula="of:=[.H189]/[.$H$1]" office:value-type="float" office:value="0.0978327332019838">
            <text:p>0.0978327332</text:p>
          </table:table-cell>
          <table:table-cell table:formula="of:=[.I189]/[.$I$1]" office:value-type="float" office:value="0.921875">
            <text:p>0.921875</text:p>
          </table:table-cell>
          <table:table-cell table:formula="of:=[.J189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.8">
            <text:p>8.8</text:p>
          </table:table-cell>
          <table:table-cell office:value-type="float" office:value="4.26">
            <text:p>4.26</text:p>
          </table:table-cell>
          <table:table-cell office:value-type="float" office:value="32.03">
            <text:p>32.0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1.44">
            <text:p>31.44</text:p>
          </table:table-cell>
          <table:table-cell office:value-type="float" office:value="34.35">
            <text:p>34.3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table:formula="of:=[.A190]/[.$A$1]" office:value-type="float" office:value="0.623853211009174">
            <text:p>0.623853211</text:p>
          </table:table-cell>
          <table:table-cell table:formula="of:=[.B190]/[.$B$1]" office:value-type="float" office:value="0.282051282051282">
            <text:p>0.2820512821</text:p>
          </table:table-cell>
          <table:table-cell table:formula="of:=[.C190]/[.$C$1]" office:value-type="float" office:value="0.277886497064579">
            <text:p>0.2778864971</text:p>
          </table:table-cell>
          <table:table-cell table:formula="of:=[.D190]/[.D188]" office:value-type="float" office:value="1.3020325203252">
            <text:p>1.3020325203</text:p>
          </table:table-cell>
          <table:table-cell table:formula="of:=[.E190]/[.$E$1]" office:value-type="float" office:value="1">
            <text:p>1</text:p>
          </table:table-cell>
          <table:table-cell table:formula="of:=[.F190]/[.$F$1]" office:value-type="float" office:value="0.666666666666667">
            <text:p>0.6666666667</text:p>
          </table:table-cell>
          <table:table-cell table:formula="of:=[.G190]/[.$G$1]" office:value-type="float" office:value="0.674967797337913">
            <text:p>0.6749677973</text:p>
          </table:table-cell>
          <table:table-cell table:formula="of:=[.H190]/[.$H$1]" office:value-type="float" office:value="0.233371832325566">
            <text:p>0.2333718323</text:p>
          </table:table-cell>
          <table:table-cell table:formula="of:=[.I190]/[.$I$1]" office:value-type="float" office:value="0.9375">
            <text:p>0.9375</text:p>
          </table:table-cell>
          <table:table-cell table:formula="of:=[.J190]/[.$J$1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5.88">
            <text:p>5.88</text:p>
          </table:table-cell>
          <table:table-cell office:value-type="float" office:value="34.81">
            <text:p>34.81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31.27">
            <text:p>31.27</text:p>
          </table:table-cell>
          <table:table-cell office:value-type="float" office:value="15.94">
            <text:p>15.9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table:formula="of:=[.A191]/[.$A$1]" office:value-type="float" office:value="0.559633027522936">
            <text:p>0.5596330275</text:p>
          </table:table-cell>
          <table:table-cell table:formula="of:=[.B191]/[.$B$1]" office:value-type="float" office:value="0.0320512820512821">
            <text:p>0.0320512821</text:p>
          </table:table-cell>
          <table:table-cell table:formula="of:=[.C191]/[.$C$1]" office:value-type="float" office:value="0.383561643835616">
            <text:p>0.3835616438</text:p>
          </table:table-cell>
          <table:table-cell table:formula="of:=[.D191]/[.D189]" office:value-type="float" office:value="1.26352087114338">
            <text:p>1.2635208711</text:p>
          </table:table-cell>
          <table:table-cell table:formula="of:=[.E191]/[.$E$1]" office:value-type="float" office:value="1">
            <text:p>1</text:p>
          </table:table-cell>
          <table:table-cell table:formula="of:=[.F191]/[.$F$1]" office:value-type="float" office:value="0.884615384615385">
            <text:p>0.8846153846</text:p>
          </table:table-cell>
          <table:table-cell table:formula="of:=[.G191]/[.$G$1]" office:value-type="float" office:value="0.671318162301417">
            <text:p>0.6713181623</text:p>
          </table:table-cell>
          <table:table-cell table:formula="of:=[.H191]/[.$H$1]" office:value-type="float" office:value="0.108295400502752">
            <text:p>0.1082954005</text:p>
          </table:table-cell>
          <table:table-cell table:formula="of:=[.I191]/[.$I$1]" office:value-type="float" office:value="0.625">
            <text:p>0.625</text:p>
          </table:table-cell>
          <table:table-cell table:formula="of:=[.J191]/[.$J$1]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3.05">
            <text:p>3.05</text:p>
          </table:table-cell>
          <table:table-cell office:value-type="float" office:value="30.31">
            <text:p>30.3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3.63">
            <text:p>23.63</text:p>
          </table:table-cell>
          <table:table-cell office:value-type="float" office:value="0.86">
            <text:p>0.8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table:formula="of:=[.A192]/[.$A$1]" office:value-type="float" office:value="0.532110091743119">
            <text:p>0.5321100917</text:p>
          </table:table-cell>
          <table:table-cell table:formula="of:=[.B192]/[.$B$1]" office:value-type="float" office:value="0.0961538461538462">
            <text:p>0.0961538462</text:p>
          </table:table-cell>
          <table:table-cell table:formula="of:=[.C192]/[.$C$1]" office:value-type="float" office:value="0.198956294846706">
            <text:p>0.1989562948</text:p>
          </table:table-cell>
          <table:table-cell table:formula="of:=[.D192]/[.D190]" office:value-type="float" office:value="0.946300343428036">
            <text:p>0.9463003434</text:p>
          </table:table-cell>
          <table:table-cell table:formula="of:=[.E192]/[.$E$1]" office:value-type="float" office:value="0">
            <text:p>0</text:p>
          </table:table-cell>
          <table:table-cell table:formula="of:=[.F192]/[.$F$1]" office:value-type="float" office:value="0.525641025641026">
            <text:p>0.5256410256</text:p>
          </table:table-cell>
          <table:table-cell table:formula="of:=[.G192]/[.$G$1]" office:value-type="float" office:value="0.507299270072993">
            <text:p>0.5072992701</text:p>
          </table:table-cell>
          <table:table-cell table:formula="of:=[.H192]/[.$H$1]" office:value-type="float" office:value="0.00584278823289626">
            <text:p>0.0058427882</text:p>
          </table:table-cell>
          <table:table-cell table:formula="of:=[.I192]/[.$I$1]" office:value-type="float" office:value="0.6875">
            <text:p>0.6875</text:p>
          </table:table-cell>
          <table:table-cell table:formula="of:=[.J192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21.39">
            <text:p>21.3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6.75">
            <text:p>26.7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table:formula="of:=[.A193]/[.$A$1]" office:value-type="float" office:value="0.605504587155963">
            <text:p>0.6055045872</text:p>
          </table:table-cell>
          <table:table-cell table:formula="of:=[.B193]/[.$B$1]" office:value-type="float" office:value="0">
            <text:p>0</text:p>
          </table:table-cell>
          <table:table-cell table:formula="of:=[.C193]/[.$C$1]" office:value-type="float" office:value="0.0639269406392694">
            <text:p>0.0639269406</text:p>
          </table:table-cell>
          <table:table-cell table:formula="of:=[.D193]/[.D191]" office:value-type="float" office:value="0.614478598103993">
            <text:p>0.6144785981</text:p>
          </table:table-cell>
          <table:table-cell table:formula="of:=[.E193]/[.$E$1]" office:value-type="float" office:value="0">
            <text:p>0</text:p>
          </table:table-cell>
          <table:table-cell table:formula="of:=[.F193]/[.$F$1]" office:value-type="float" office:value="0.794871794871795">
            <text:p>0.7948717949</text:p>
          </table:table-cell>
          <table:table-cell table:formula="of:=[.G193]/[.$G$1]" office:value-type="float" office:value="0.574280807213396">
            <text:p>0.5742808072</text:p>
          </table:table-cell>
          <table:table-cell table:formula="of:=[.H193]/[.$H$1]" office:value-type="float" office:value="0">
            <text:p>0</text:p>
          </table:table-cell>
          <table:table-cell table:formula="of:=[.I193]/[.$I$1]" office:value-type="float" office:value="0.828125">
            <text:p>0.828125</text:p>
          </table:table-cell>
          <table:table-cell table:formula="of:=[.J193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21.11">
            <text:p>21.1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.45">
            <text:p>22.45</text:p>
          </table:table-cell>
          <table:table-cell office:value-type="float" office:value="1.37">
            <text:p>1.3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[.A194]/[.$A$1]" office:value-type="float" office:value="0.614678899082569">
            <text:p>0.6146788991</text:p>
          </table:table-cell>
          <table:table-cell table:formula="of:=[.B194]/[.$B$1]" office:value-type="float" office:value="0">
            <text:p>0</text:p>
          </table:table-cell>
          <table:table-cell table:formula="of:=[.C194]/[.$C$1]" office:value-type="float" office:value="0.156555772994129">
            <text:p>0.156555773</text:p>
          </table:table-cell>
          <table:table-cell table:formula="of:=[.D194]/[.D192]" office:value-type="float" office:value="0.696469811943253">
            <text:p>0.6964698119</text:p>
          </table:table-cell>
          <table:table-cell table:formula="of:=[.E194]/[.$E$1]" office:value-type="float" office:value="0">
            <text:p>0</text:p>
          </table:table-cell>
          <table:table-cell table:formula="of:=[.F194]/[.$F$1]" office:value-type="float" office:value="0.730769230769231">
            <text:p>0.7307692308</text:p>
          </table:table-cell>
          <table:table-cell table:formula="of:=[.G194]/[.$G$1]" office:value-type="float" office:value="0.48196650923143">
            <text:p>0.4819665092</text:p>
          </table:table-cell>
          <table:table-cell table:formula="of:=[.H194]/[.$H$1]" office:value-type="float" office:value="0.00930769753379985">
            <text:p>0.0093076975</text:p>
          </table:table-cell>
          <table:table-cell table:formula="of:=[.I194]/[.$I$1]" office:value-type="float" office:value="0.28125">
            <text:p>0.28125</text:p>
          </table:table-cell>
          <table:table-cell table:formula="of:=[.J194]/[.$J$1]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.77">
            <text:p>7.77</text:p>
          </table:table-cell>
          <table:table-cell office:value-type="float" office:value="8.07">
            <text:p>8.07</text:p>
          </table:table-cell>
          <table:table-cell office:value-type="float" office:value="34.8">
            <text:p>34.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.15">
            <text:p>31.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  <table:table-cell table:formula="of:=[.A195]/[.$A$1]" office:value-type="float" office:value="0.73394495412844">
            <text:p>0.7339449541</text:p>
          </table:table-cell>
          <table:table-cell table:formula="of:=[.B195]/[.$B$1]" office:value-type="float" office:value="0.249038461538462">
            <text:p>0.2490384615</text:p>
          </table:table-cell>
          <table:table-cell table:formula="of:=[.C195]/[.$C$1]" office:value-type="float" office:value="0.526418786692759">
            <text:p>0.5264187867</text:p>
          </table:table-cell>
          <table:table-cell table:formula="of:=[.D195]/[.D193]" office:value-type="float" office:value="1.62692847124825">
            <text:p>1.6269284712</text:p>
          </table:table-cell>
          <table:table-cell table:formula="of:=[.E195]/[.$E$1]" office:value-type="float" office:value="0">
            <text:p>0</text:p>
          </table:table-cell>
          <table:table-cell table:formula="of:=[.F195]/[.$F$1]" office:value-type="float" office:value="0.82051282051282">
            <text:p>0.8205128205</text:p>
          </table:table-cell>
          <table:table-cell table:formula="of:=[.G195]/[.$G$1]" office:value-type="float" office:value="0.668741949334478">
            <text:p>0.6687419493</text:p>
          </table:table-cell>
          <table:table-cell table:formula="of:=[.H195]/[.$H$1]" office:value-type="float" office:value="0">
            <text:p>0</text:p>
          </table:table-cell>
          <table:table-cell table:formula="of:=[.I195]/[.$I$1]" office:value-type="float" office:value="0.96875">
            <text:p>0.96875</text:p>
          </table:table-cell>
          <table:table-cell table:formula="of:=[.J195]/[.$J$1]" office:value-type="float" office:value="1">
            <text:p>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52">
            <text:p>0.52</text:p>
          </table:table-cell>
          <table:table-cell office:value-type="float" office:value="4.23">
            <text:p>4.23</text:p>
          </table:table-cell>
          <table:table-cell office:value-type="float" office:value="16.38">
            <text:p>16.3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2.56">
            <text:p>22.56</text:p>
          </table:table-cell>
          <table:table-cell office:value-type="float" office:value="14.77">
            <text:p>14.7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/>
          <table:table-cell table:formula="of:=[.A196]/[.$A$1]" office:value-type="float" office:value="0.825688073394495">
            <text:p>0.8256880734</text:p>
          </table:table-cell>
          <table:table-cell table:formula="of:=[.B196]/[.$B$1]" office:value-type="float" office:value="0.0166666666666667">
            <text:p>0.0166666667</text:p>
          </table:table-cell>
          <table:table-cell table:formula="of:=[.C196]/[.$C$1]" office:value-type="float" office:value="0.275929549902153">
            <text:p>0.2759295499</text:p>
          </table:table-cell>
          <table:table-cell table:formula="of:=[.D196]/[.D194]" office:value-type="float" office:value="0.775935575556608">
            <text:p>0.7759355756</text:p>
          </table:table-cell>
          <table:table-cell table:formula="of:=[.E196]/[.$E$1]" office:value-type="float" office:value="0">
            <text:p>0</text:p>
          </table:table-cell>
          <table:table-cell table:formula="of:=[.F196]/[.$F$1]" office:value-type="float" office:value="0.705128205128205">
            <text:p>0.7051282051</text:p>
          </table:table-cell>
          <table:table-cell table:formula="of:=[.G196]/[.$G$1]" office:value-type="float" office:value="0.484328037784457">
            <text:p>0.4843280378</text:p>
          </table:table-cell>
          <table:table-cell table:formula="of:=[.H196]/[.$H$1]" office:value-type="float" office:value="0.10034649093009">
            <text:p>0.1003464909</text:p>
          </table:table-cell>
          <table:table-cell table:formula="of:=[.I196]/[.$I$1]" office:value-type="float" office:value="0.703125">
            <text:p>0.703125</text:p>
          </table:table-cell>
          <table:table-cell table:formula="of:=[.J196]/[.$J$1]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81">
            <text:p>0.81</text:p>
          </table:table-cell>
          <table:table-cell office:value-type="float" office:value="6.16">
            <text:p>6.16</text:p>
          </table:table-cell>
          <table:table-cell office:value-type="float" office:value="11.61">
            <text:p>11.6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1.47">
            <text:p>21.47</text:p>
          </table:table-cell>
          <table:table-cell office:value-type="float" office:value="10.49">
            <text:p>10.4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[.A197]/[.$A$1]" office:value-type="float" office:value="0.568807339449541">
            <text:p>0.5688073394</text:p>
          </table:table-cell>
          <table:table-cell table:formula="of:=[.B197]/[.$B$1]" office:value-type="float" office:value="0.0259615384615385">
            <text:p>0.0259615385</text:p>
          </table:table-cell>
          <table:table-cell table:formula="of:=[.C197]/[.$C$1]" office:value-type="float" office:value="0.401826484018265">
            <text:p>0.401826484</text:p>
          </table:table-cell>
          <table:table-cell table:formula="of:=[.D197]/[.D195]" office:value-type="float" office:value="0.333620689655172">
            <text:p>0.3336206897</text:p>
          </table:table-cell>
          <table:table-cell table:formula="of:=[.E197]/[.$E$1]" office:value-type="float" office:value="0">
            <text:p>0</text:p>
          </table:table-cell>
          <table:table-cell table:formula="of:=[.F197]/[.$F$1]" office:value-type="float" office:value="0.448717948717949">
            <text:p>0.4487179487</text:p>
          </table:table-cell>
          <table:table-cell table:formula="of:=[.G197]/[.$G$1]" office:value-type="float" office:value="0.460927436668098">
            <text:p>0.4609274367</text:p>
          </table:table-cell>
          <table:table-cell table:formula="of:=[.H197]/[.$H$1]" office:value-type="float" office:value="0.0712684285617229">
            <text:p>0.0712684286</text:p>
          </table:table-cell>
          <table:table-cell table:formula="of:=[.I197]/[.$I$1]" office:value-type="float" office:value="0.40625">
            <text:p>0.40625</text:p>
          </table:table-cell>
          <table:table-cell table:formula="of:=[.J197]/[.$J$1]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4.97">
            <text:p>4.97</text:p>
          </table:table-cell>
          <table:table-cell office:value-type="float" office:value="9.69">
            <text:p>9.6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[.A198]/[.$A$1]" office:value-type="float" office:value="0.522935779816514">
            <text:p>0.5229357798</text:p>
          </table:table-cell>
          <table:table-cell table:formula="of:=[.B198]/[.$B$1]" office:value-type="float" office:value="0">
            <text:p>0</text:p>
          </table:table-cell>
          <table:table-cell table:formula="of:=[.C198]/[.$C$1]" office:value-type="float" office:value="0.324200913242009">
            <text:p>0.3242009132</text:p>
          </table:table-cell>
          <table:table-cell table:formula="of:=[.D198]/[.D196]" office:value-type="float" office:value="0.591575091575092">
            <text:p>0.5915750916</text:p>
          </table:table-cell>
          <table:table-cell table:formula="of:=[.E198]/[.$E$1]" office:value-type="float" office:value="0">
            <text:p>0</text:p>
          </table:table-cell>
          <table:table-cell table:formula="of:=[.F198]/[.$F$1]" office:value-type="float" office:value="0.333333333333333">
            <text:p>0.3333333333</text:p>
          </table:table-cell>
          <table:table-cell table:formula="of:=[.G198]/[.$G$1]" office:value-type="float" office:value="0.485186775440103">
            <text:p>0.4851867754</text:p>
          </table:table-cell>
          <table:table-cell table:formula="of:=[.H198]/[.$H$1]" office:value-type="float" office:value="0">
            <text:p>0</text:p>
          </table:table-cell>
          <table:table-cell table:formula="of:=[.I198]/[.$I$1]" office:value-type="float" office:value="0.390625">
            <text:p>0.390625</text:p>
          </table:table-cell>
          <table:table-cell table:formula="of:=[.J198]/[.$J$1]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.4">
            <text:p>7.4</text:p>
          </table:table-cell>
          <table:table-cell office:value-type="float" office:value="7.41">
            <text:p>7.41</text:p>
          </table:table-cell>
          <table:table-cell office:value-type="float" office:value="32.03">
            <text:p>32.0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7.62">
            <text:p>27.62</text:p>
          </table:table-cell>
          <table:table-cell office:value-type="float" office:value="7.85">
            <text:p>7.8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table:formula="of:=[.A199]/[.$A$1]" office:value-type="float" office:value="0.954128440366972">
            <text:p>0.9541284404</text:p>
          </table:table-cell>
          <table:table-cell table:formula="of:=[.B199]/[.$B$1]" office:value-type="float" office:value="0.237179487179487">
            <text:p>0.2371794872</text:p>
          </table:table-cell>
          <table:table-cell table:formula="of:=[.C199]/[.$C$1]" office:value-type="float" office:value="0.483365949119374">
            <text:p>0.4833659491</text:p>
          </table:table-cell>
          <table:table-cell table:formula="of:=[.D199]/[.D197]" office:value-type="float" office:value="2.7588285960379">
            <text:p>2.758828596</text:p>
          </table:table-cell>
          <table:table-cell table:formula="of:=[.E199]/[.$E$1]" office:value-type="float" office:value="0">
            <text:p>0</text:p>
          </table:table-cell>
          <table:table-cell table:formula="of:=[.F199]/[.$F$1]" office:value-type="float" office:value="0.641025641025641">
            <text:p>0.641025641</text:p>
          </table:table-cell>
          <table:table-cell table:formula="of:=[.G199]/[.$G$1]" office:value-type="float" office:value="0.592958351223701">
            <text:p>0.5929583512</text:p>
          </table:table-cell>
          <table:table-cell table:formula="of:=[.H199]/[.$H$1]" office:value-type="float" office:value="0.0533324274746926">
            <text:p>0.0533324275</text:p>
          </table:table-cell>
          <table:table-cell table:formula="of:=[.I199]/[.$I$1]" office:value-type="float" office:value="0.890625">
            <text:p>0.890625</text:p>
          </table:table-cell>
          <table:table-cell table:formula="of:=[.J199]/[.$J$1]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3.14">
            <text:p>3.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0.28">
            <text:p>20.2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200]/[.$A$1]" office:value-type="float" office:value="0.63302752293578">
            <text:p>0.6330275229</text:p>
          </table:table-cell>
          <table:table-cell table:formula="of:=[.B200]/[.$B$1]" office:value-type="float" office:value="0">
            <text:p>0</text:p>
          </table:table-cell>
          <table:table-cell table:formula="of:=[.C200]/[.$C$1]" office:value-type="float" office:value="0.204827136333986">
            <text:p>0.2048271363</text:p>
          </table:table-cell>
          <table:table-cell table:formula="of:=[.D200]/[.D198]" office:value-type="float" office:value="1.23839009287926">
            <text:p>1.2383900929</text:p>
          </table:table-cell>
          <table:table-cell table:formula="of:=[.E200]/[.$E$1]" office:value-type="float" office:value="0">
            <text:p>0</text:p>
          </table:table-cell>
          <table:table-cell table:formula="of:=[.F200]/[.$F$1]" office:value-type="float" office:value="0.692307692307692">
            <text:p>0.6923076923</text:p>
          </table:table-cell>
          <table:table-cell table:formula="of:=[.G200]/[.$G$1]" office:value-type="float" office:value="0.435379991412624">
            <text:p>0.4353799914</text:p>
          </table:table-cell>
          <table:table-cell table:formula="of:=[.H200]/[.$H$1]" office:value-type="float" office:value="0">
            <text:p>0</text:p>
          </table:table-cell>
          <table:table-cell table:formula="of:=[.I200]/[.$I$1]" office:value-type="float" office:value="0.25">
            <text:p>0.25</text:p>
          </table:table-cell>
          <table:table-cell table:formula="of:=[.J200]/[.$J$1]"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5">
            <text:p>0.5</text:p>
          </table:table-cell>
          <table:table-cell office:value-type="float" office:value="6.95">
            <text:p>6.95</text:p>
          </table:table-cell>
          <table:table-cell office:value-type="float" office:value="39.64">
            <text:p>39.6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1.76">
            <text:p>41.76</text:p>
          </table:table-cell>
          <table:table-cell office:value-type="float" office:value="3.81">
            <text:p>3.8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/>
          <table:table-cell table:formula="of:=[.A201]/[.$A$1]" office:value-type="float" office:value="0.752293577981651">
            <text:p>0.752293578</text:p>
          </table:table-cell>
          <table:table-cell table:formula="of:=[.B201]/[.$B$1]" office:value-type="float" office:value="0.016025641025641">
            <text:p>0.016025641</text:p>
          </table:table-cell>
          <table:table-cell table:formula="of:=[.C201]/[.$C$1]" office:value-type="float" office:value="0.453359425962166">
            <text:p>0.453359426</text:p>
          </table:table-cell>
          <table:table-cell table:formula="of:=[.D201]/[.D199]" office:value-type="float" office:value="1.23758975960037">
            <text:p>1.2375897596</text:p>
          </table:table-cell>
          <table:table-cell table:formula="of:=[.E201]/[.$E$1]" office:value-type="float" office:value="1">
            <text:p>1</text:p>
          </table:table-cell>
          <table:table-cell table:formula="of:=[.F201]/[.$F$1]" office:value-type="float" office:value="0.602564102564102">
            <text:p>0.6025641026</text:p>
          </table:table-cell>
          <table:table-cell table:formula="of:=[.G201]/[.$G$1]" office:value-type="float" office:value="0.896522112494633">
            <text:p>0.8965221125</text:p>
          </table:table-cell>
          <table:table-cell table:formula="of:=[.H201]/[.$H$1]" office:value-type="float" office:value="0.0258849106596916">
            <text:p>0.0258849107</text:p>
          </table:table-cell>
          <table:table-cell table:formula="of:=[.I201]/[.$I$1]" office:value-type="float" office:value="0.71875">
            <text:p>0.71875</text:p>
          </table:table-cell>
          <table:table-cell table:formula="of:=[.J201]/[.$J$1]" office:value-type="float" office:value="1">
            <text:p>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.4">
            <text:p>2.4</text:p>
          </table:table-cell>
          <table:table-cell office:value-type="float" office:value="8.13">
            <text:p>8.13</text:p>
          </table:table-cell>
          <table:table-cell office:value-type="float" office:value="35.61">
            <text:p>35.6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7.38">
            <text:p>27.38</text:p>
          </table:table-cell>
          <table:table-cell office:value-type="float" office:value="13.37">
            <text:p>13.3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table:formula="of:=[.A202]/[.$A$1]" office:value-type="float" office:value="0.660550458715596">
            <text:p>0.6605504587</text:p>
          </table:table-cell>
          <table:table-cell table:formula="of:=[.B202]/[.$B$1]" office:value-type="float" office:value="0.0769230769230769">
            <text:p>0.0769230769</text:p>
          </table:table-cell>
          <table:table-cell table:formula="of:=[.C202]/[.$C$1]" office:value-type="float" office:value="0.530332681017613">
            <text:p>0.530332681</text:p>
          </table:table-cell>
          <table:table-cell table:formula="of:=[.D202]/[.D200]" office:value-type="float" office:value="2.9675">
            <text:p>2.9675</text:p>
          </table:table-cell>
          <table:table-cell table:formula="of:=[.E202]/[.$E$1]" office:value-type="float" office:value="0">
            <text:p>0</text:p>
          </table:table-cell>
          <table:table-cell table:formula="of:=[.F202]/[.$F$1]" office:value-type="float" office:value="0.58974358974359">
            <text:p>0.5897435897</text:p>
          </table:table-cell>
          <table:table-cell table:formula="of:=[.G202]/[.$G$1]" office:value-type="float" office:value="0.587805925289824">
            <text:p>0.5878059253</text:p>
          </table:table-cell>
          <table:table-cell table:formula="of:=[.H202]/[.$H$1]" office:value-type="float" office:value="0.0908349752021197">
            <text:p>0.0908349752</text:p>
          </table:table-cell>
          <table:table-cell table:formula="of:=[.I202]/[.$I$1]" office:value-type="float" office:value="0.9375">
            <text:p>0.9375</text:p>
          </table:table-cell>
          <table:table-cell table:formula="of:=[.J202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.5">
            <text:p>7.5</text:p>
          </table:table-cell>
          <table:table-cell office:value-type="float" office:value="7.39">
            <text:p>7.39</text:p>
          </table:table-cell>
          <table:table-cell office:value-type="float" office:value="28.04">
            <text:p>28.0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.01">
            <text:p>25.0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/>
          <table:table-cell table:formula="of:=[.A203]/[.$A$1]" office:value-type="float" office:value="0.623853211009174">
            <text:p>0.623853211</text:p>
          </table:table-cell>
          <table:table-cell table:formula="of:=[.B203]/[.$B$1]" office:value-type="float" office:value="0.240384615384615">
            <text:p>0.2403846154</text:p>
          </table:table-cell>
          <table:table-cell table:formula="of:=[.C203]/[.$C$1]" office:value-type="float" office:value="0.482061317677756">
            <text:p>0.4820613177</text:p>
          </table:table-cell>
          <table:table-cell table:formula="of:=[.D203]/[.D201]" office:value-type="float" office:value="0.70736629667003">
            <text:p>0.7073662967</text:p>
          </table:table-cell>
          <table:table-cell table:formula="of:=[.E203]/[.$E$1]" office:value-type="float" office:value="1">
            <text:p>1</text:p>
          </table:table-cell>
          <table:table-cell table:formula="of:=[.F203]/[.$F$1]" office:value-type="float" office:value="0.641025641025641">
            <text:p>0.641025641</text:p>
          </table:table-cell>
          <table:table-cell table:formula="of:=[.G203]/[.$G$1]" office:value-type="float" office:value="0.536925719192787">
            <text:p>0.5369257192</text:p>
          </table:table-cell>
          <table:table-cell table:formula="of:=[.H203]/[.$H$1]" office:value-type="float" office:value="0">
            <text:p>0</text:p>
          </table:table-cell>
          <table:table-cell table:formula="of:=[.I203]/[.$I$1]" office:value-type="float" office:value="0.703125">
            <text:p>0.703125</text:p>
          </table:table-cell>
          <table:table-cell table:formula="of:=[.J203]/[.$J$1]"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.28">
            <text:p>7.28</text:p>
          </table:table-cell>
          <table:table-cell office:value-type="float" office:value="3.52">
            <text:p>3.52</text:p>
          </table:table-cell>
          <table:table-cell office:value-type="float" office:value="12.33">
            <text:p>12.3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9.48">
            <text:p>19.48</text:p>
          </table:table-cell>
          <table:table-cell office:value-type="float" office:value="2.06">
            <text:p>2.0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/>
          <table:table-cell table:formula="of:=[.A204]/[.$A$1]" office:value-type="float" office:value="0.605504587155963">
            <text:p>0.6055045872</text:p>
          </table:table-cell>
          <table:table-cell table:formula="of:=[.B204]/[.$B$1]" office:value-type="float" office:value="0.233333333333333">
            <text:p>0.2333333333</text:p>
          </table:table-cell>
          <table:table-cell table:formula="of:=[.C204]/[.$C$1]" office:value-type="float" office:value="0.229615133724723">
            <text:p>0.2296151337</text:p>
          </table:table-cell>
          <table:table-cell table:formula="of:=[.D204]/[.D202]" office:value-type="float" office:value="0.346251053074979">
            <text:p>0.3462510531</text:p>
          </table:table-cell>
          <table:table-cell table:formula="of:=[.E204]/[.$E$1]" office:value-type="float" office:value="0">
            <text:p>0</text:p>
          </table:table-cell>
          <table:table-cell table:formula="of:=[.F204]/[.$F$1]" office:value-type="float" office:value="0.769230769230769">
            <text:p>0.7692307692</text:p>
          </table:table-cell>
          <table:table-cell table:formula="of:=[.G204]/[.$G$1]" office:value-type="float" office:value="0.418205238299699">
            <text:p>0.4182052383</text:p>
          </table:table-cell>
          <table:table-cell table:formula="of:=[.H204]/[.$H$1]" office:value-type="float" office:value="0.0139955159997282">
            <text:p>0.013995516</text:p>
          </table:table-cell>
          <table:table-cell table:formula="of:=[.I204]/[.$I$1]" office:value-type="float" office:value="0.875">
            <text:p>0.875</text:p>
          </table:table-cell>
          <table:table-cell table:formula="of:=[.J204]/[.$J$1]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.04">
            <text:p>5.04</text:p>
          </table:table-cell>
          <table:table-cell office:value-type="float" office:value="4.86">
            <text:p>4.86</text:p>
          </table:table-cell>
          <table:table-cell office:value-type="float" office:value="23.59">
            <text:p>23.59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4.69">
            <text:p>24.69</text:p>
          </table:table-cell>
          <table:table-cell office:value-type="float" office:value="18.72">
            <text:p>18.7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[.A205]/[.$A$1]" office:value-type="float" office:value="0.655963302752294">
            <text:p>0.6559633028</text:p>
          </table:table-cell>
          <table:table-cell table:formula="of:=[.B205]/[.$B$1]" office:value-type="float" office:value="0.161538461538462">
            <text:p>0.1615384615</text:p>
          </table:table-cell>
          <table:table-cell table:formula="of:=[.C205]/[.$C$1]" office:value-type="float" office:value="0.317025440313112">
            <text:p>0.3170254403</text:p>
          </table:table-cell>
          <table:table-cell table:formula="of:=[.D205]/[.D203]" office:value-type="float" office:value="0.841298145506419">
            <text:p>0.8412981455</text:p>
          </table:table-cell>
          <table:table-cell table:formula="of:=[.E205]/[.$E$1]" office:value-type="float" office:value="0">
            <text:p>0</text:p>
          </table:table-cell>
          <table:table-cell table:formula="of:=[.F205]/[.$F$1]" office:value-type="float" office:value="0.743589743589744">
            <text:p>0.7435897436</text:p>
          </table:table-cell>
          <table:table-cell table:formula="of:=[.G205]/[.$G$1]" office:value-type="float" office:value="0.530055817947617">
            <text:p>0.5300558179</text:p>
          </table:table-cell>
          <table:table-cell table:formula="of:=[.H205]/[.$H$1]" office:value-type="float" office:value="0.127182553162579">
            <text:p>0.1271825532</text:p>
          </table:table-cell>
          <table:table-cell table:formula="of:=[.I205]/[.$I$1]" office:value-type="float" office:value="0.65625">
            <text:p>0.65625</text:p>
          </table:table-cell>
          <table:table-cell table:formula="of:=[.J205]/[.$J$1]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.46">
            <text:p>4.46</text:p>
          </table:table-cell>
          <table:table-cell office:value-type="float" office:value="7.18">
            <text:p>7.18</text:p>
          </table:table-cell>
          <table:table-cell office:value-type="float" office:value="26.25">
            <text:p>26.25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7.29">
            <text:p>27.29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/>
          <table:table-cell table:formula="of:=[.A206]/[.$A$1]" office:value-type="float" office:value="0.513761467889908">
            <text:p>0.5137614679</text:p>
          </table:table-cell>
          <table:table-cell table:formula="of:=[.B206]/[.$B$1]" office:value-type="float" office:value="0.142948717948718">
            <text:p>0.1429487179</text:p>
          </table:table-cell>
          <table:table-cell table:formula="of:=[.C206]/[.$C$1]" office:value-type="float" office:value="0.46836268754077">
            <text:p>0.4683626875</text:p>
          </table:table-cell>
          <table:table-cell table:formula="of:=[.D206]/[.D204]" office:value-type="float" office:value="2.12895377128954">
            <text:p>2.1289537713</text:p>
          </table:table-cell>
          <table:table-cell table:formula="of:=[.E206]/[.$E$1]" office:value-type="float" office:value="1">
            <text:p>1</text:p>
          </table:table-cell>
          <table:table-cell table:formula="of:=[.F206]/[.$F$1]" office:value-type="float" office:value="0.884615384615385">
            <text:p>0.8846153846</text:p>
          </table:table-cell>
          <table:table-cell table:formula="of:=[.G206]/[.$G$1]" office:value-type="float" office:value="0.58587376556462">
            <text:p>0.5858737656</text:p>
          </table:table-cell>
          <table:table-cell table:formula="of:=[.H206]/[.$H$1]" office:value-type="float" office:value="0">
            <text:p>0</text:p>
          </table:table-cell>
          <table:table-cell table:formula="of:=[.I206]/[.$I$1]" office:value-type="float" office:value="0.5">
            <text:p>0.5</text:p>
          </table:table-cell>
          <table:table-cell table:formula="of:=[.J206]/[.$J$1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">
            <text:p>10</text:p>
          </table:table-cell>
          <table:table-cell office:value-type="float" office:value="3.79">
            <text:p>3.79</text:p>
          </table:table-cell>
          <table:table-cell office:value-type="float" office:value="34.72">
            <text:p>34.7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8.33">
            <text:p>28.33</text:p>
          </table:table-cell>
          <table:table-cell office:value-type="float" office:value="28.8">
            <text:p>28.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[.A207]/[.$A$1]" office:value-type="float" office:value="0.614678899082569">
            <text:p>0.6146788991</text:p>
          </table:table-cell>
          <table:table-cell table:formula="of:=[.B207]/[.$B$1]" office:value-type="float" office:value="0.320512820512821">
            <text:p>0.3205128205</text:p>
          </table:table-cell>
          <table:table-cell table:formula="of:=[.C207]/[.$C$1]" office:value-type="float" office:value="0.247227658186562">
            <text:p>0.2472276582</text:p>
          </table:table-cell>
          <table:table-cell table:formula="of:=[.D207]/[.D205]" office:value-type="float" office:value="1.47181008902077">
            <text:p>1.471810089</text:p>
          </table:table-cell>
          <table:table-cell table:formula="of:=[.E207]/[.$E$1]" office:value-type="float" office:value="0">
            <text:p>0</text:p>
          </table:table-cell>
          <table:table-cell table:formula="of:=[.F207]/[.$F$1]" office:value-type="float" office:value="0.538461538461538">
            <text:p>0.5384615385</text:p>
          </table:table-cell>
          <table:table-cell table:formula="of:=[.G207]/[.$G$1]" office:value-type="float" office:value="0.608200944611421">
            <text:p>0.6082009446</text:p>
          </table:table-cell>
          <table:table-cell table:formula="of:=[.H207]/[.$H$1]" office:value-type="float" office:value="0.195665466403968">
            <text:p>0.1956654664</text:p>
          </table:table-cell>
          <table:table-cell table:formula="of:=[.I207]/[.$I$1]" office:value-type="float" office:value="0.8125">
            <text:p>0.8125</text:p>
          </table:table-cell>
          <table:table-cell table:formula="of:=[.J207]/[.$J$1]"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5.11">
            <text:p>5.11</text:p>
          </table:table-cell>
          <table:table-cell office:value-type="float" office:value="31.4">
            <text:p>31.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7.25">
            <text:p>27.25</text:p>
          </table:table-cell>
          <table:table-cell office:value-type="float" office:value="2.06">
            <text:p>2.0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  <table:table-cell table:formula="of:=[.A208]/[.$A$1]" office:value-type="float" office:value="0.63302752293578">
            <text:p>0.6330275229</text:p>
          </table:table-cell>
          <table:table-cell table:formula="of:=[.B208]/[.$B$1]" office:value-type="float" office:value="0.0641025641025641">
            <text:p>0.0641025641</text:p>
          </table:table-cell>
          <table:table-cell table:formula="of:=[.C208]/[.$C$1]" office:value-type="float" office:value="0.333333333333333">
            <text:p>0.3333333333</text:p>
          </table:table-cell>
          <table:table-cell table:formula="of:=[.D208]/[.D206]" office:value-type="float" office:value="1.19619047619048">
            <text:p>1.1961904762</text:p>
          </table:table-cell>
          <table:table-cell table:formula="of:=[.E208]/[.$E$1]" office:value-type="float" office:value="1">
            <text:p>1</text:p>
          </table:table-cell>
          <table:table-cell table:formula="of:=[.F208]/[.$F$1]" office:value-type="float" office:value="0.628205128205128">
            <text:p>0.6282051282</text:p>
          </table:table-cell>
          <table:table-cell table:formula="of:=[.G208]/[.$G$1]" office:value-type="float" office:value="0.585015027908974">
            <text:p>0.5850150279</text:p>
          </table:table-cell>
          <table:table-cell table:formula="of:=[.H208]/[.$H$1]" office:value-type="float" office:value="0.0139955159997282">
            <text:p>0.013995516</text:p>
          </table:table-cell>
          <table:table-cell table:formula="of:=[.I208]/[.$I$1]" office:value-type="float" office:value="1">
            <text:p>1</text:p>
          </table:table-cell>
          <table:table-cell table:formula="of:=[.J208]/[.$J$1]" office:value-type="float" office:value="1">
            <text:p>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5.47">
            <text:p>5.47</text:p>
          </table:table-cell>
          <table:table-cell office:value-type="float" office:value="32.44">
            <text:p>32.4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8.99">
            <text:p>28.99</text:p>
          </table:table-cell>
          <table:table-cell office:value-type="float" office:value="7.41">
            <text:p>7.4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/>
          <table:table-cell table:formula="of:=[.A209]/[.$A$1]" office:value-type="float" office:value="0.862385321100918">
            <text:p>0.8623853211</text:p>
          </table:table-cell>
          <table:table-cell table:formula="of:=[.B209]/[.$B$1]" office:value-type="float" office:value="0">
            <text:p>0</text:p>
          </table:table-cell>
          <table:table-cell table:formula="of:=[.C209]/[.$C$1]" office:value-type="float" office:value="0.356816699282453">
            <text:p>0.3568166993</text:p>
          </table:table-cell>
          <table:table-cell table:formula="of:=[.D209]/[.D207]" office:value-type="float" office:value="0.934331797235023">
            <text:p>0.9343317972</text:p>
          </table:table-cell>
          <table:table-cell table:formula="of:=[.E209]/[.$E$1]" office:value-type="float" office:value="1">
            <text:p>1</text:p>
          </table:table-cell>
          <table:table-cell table:formula="of:=[.F209]/[.$F$1]" office:value-type="float" office:value="0.91025641025641">
            <text:p>0.9102564103</text:p>
          </table:table-cell>
          <table:table-cell table:formula="of:=[.G209]/[.$G$1]" office:value-type="float" office:value="0.622370115929583">
            <text:p>0.6223701159</text:p>
          </table:table-cell>
          <table:table-cell table:formula="of:=[.H209]/[.$H$1]" office:value-type="float" office:value="0.0503430939601875">
            <text:p>0.050343094</text:p>
          </table:table-cell>
          <table:table-cell table:formula="of:=[.I209]/[.$I$1]" office:value-type="float" office:value="0.78125">
            <text:p>0.78125</text:p>
          </table:table-cell>
          <table:table-cell table:formula="of:=[.J209]/[.$J$1]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.35">
            <text:p>2.35</text:p>
          </table:table-cell>
          <table:table-cell office:value-type="float" office:value="3.36">
            <text:p>3.36</text:p>
          </table:table-cell>
          <table:table-cell office:value-type="float" office:value="26.72">
            <text:p>26.7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6.08">
            <text:p>26.08</text:p>
          </table:table-cell>
          <table:table-cell office:value-type="float" office:value="109.8">
            <text:p>109.8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[.A210]/[.$A$1]" office:value-type="float" office:value="0.504587155963303">
            <text:p>0.504587156</text:p>
          </table:table-cell>
          <table:table-cell table:formula="of:=[.B210]/[.$B$1]" office:value-type="float" office:value="0.0753205128205128">
            <text:p>0.0753205128</text:p>
          </table:table-cell>
          <table:table-cell table:formula="of:=[.C210]/[.$C$1]" office:value-type="float" office:value="0.219178082191781">
            <text:p>0.2191780822</text:p>
          </table:table-cell>
          <table:table-cell table:formula="of:=[.D210]/[.D208]" office:value-type="float" office:value="0.850955414012739">
            <text:p>0.850955414</text:p>
          </table:table-cell>
          <table:table-cell table:formula="of:=[.E210]/[.$E$1]" office:value-type="float" office:value="1">
            <text:p>1</text:p>
          </table:table-cell>
          <table:table-cell table:formula="of:=[.F210]/[.$F$1]" office:value-type="float" office:value="0.692307692307692">
            <text:p>0.6923076923</text:p>
          </table:table-cell>
          <table:table-cell table:formula="of:=[.G210]/[.$G$1]" office:value-type="float" office:value="0.559896951481322">
            <text:p>0.5598969515</text:p>
          </table:table-cell>
          <table:table-cell table:formula="of:=[.H210]/[.$H$1]" office:value-type="float" office:value="0.745974590665127">
            <text:p>0.7459745907</text:p>
          </table:table-cell>
          <table:table-cell table:formula="of:=[.I210]/[.$I$1]" office:value-type="float" office:value="0.90625">
            <text:p>0.90625</text:p>
          </table:table-cell>
          <table:table-cell table:formula="of:=[.J210]/[.$J$1]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.2">
            <text:p>13.2</text:p>
          </table:table-cell>
          <table:table-cell office:value-type="float" office:value="7.18">
            <text:p>7.18</text:p>
          </table:table-cell>
          <table:table-cell office:value-type="float" office:value="35.95">
            <text:p>35.9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9.19">
            <text:p>29.1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table:formula="of:=[.A211]/[.$A$1]" office:value-type="float" office:value="0.623853211009174">
            <text:p>0.623853211</text:p>
          </table:table-cell>
          <table:table-cell table:formula="of:=[.B211]/[.$B$1]" office:value-type="float" office:value="0.423076923076923">
            <text:p>0.4230769231</text:p>
          </table:table-cell>
          <table:table-cell table:formula="of:=[.C211]/[.$C$1]" office:value-type="float" office:value="0.46836268754077">
            <text:p>0.4683626875</text:p>
          </table:table-cell>
          <table:table-cell table:formula="of:=[.D211]/[.D209]" office:value-type="float" office:value="1.10819975339088">
            <text:p>1.1081997534</text:p>
          </table:table-cell>
          <table:table-cell table:formula="of:=[.E211]/[.$E$1]" office:value-type="float" office:value="0">
            <text:p>0</text:p>
          </table:table-cell>
          <table:table-cell table:formula="of:=[.F211]/[.$F$1]" office:value-type="float" office:value="0.615384615384615">
            <text:p>0.6153846154</text:p>
          </table:table-cell>
          <table:table-cell table:formula="of:=[.G211]/[.$G$1]" office:value-type="float" office:value="0.626663804207815">
            <text:p>0.6266638042</text:p>
          </table:table-cell>
          <table:table-cell table:formula="of:=[.H211]/[.$H$1]" office:value-type="float" office:value="0">
            <text:p>0</text:p>
          </table:table-cell>
          <table:table-cell table:formula="of:=[.I211]/[.$I$1]" office:value-type="float" office:value="0.96875">
            <text:p>0.96875</text:p>
          </table:table-cell>
          <table:table-cell table:formula="of:=[.J211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.75">
            <text:p>1.75</text:p>
          </table:table-cell>
          <table:table-cell office:value-type="float" office:value="5.46">
            <text:p>5.46</text:p>
          </table:table-cell>
          <table:table-cell office:value-type="float" office:value="34.34">
            <text:p>34.34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9.42">
            <text:p>29.4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[.A212]/[.$A$1]" office:value-type="float" office:value="0.596330275229358">
            <text:p>0.5963302752</text:p>
          </table:table-cell>
          <table:table-cell table:formula="of:=[.B212]/[.$B$1]" office:value-type="float" office:value="0.0560897435897436">
            <text:p>0.0560897436</text:p>
          </table:table-cell>
          <table:table-cell table:formula="of:=[.C212]/[.$C$1]" office:value-type="float" office:value="0.356164383561644">
            <text:p>0.3561643836</text:p>
          </table:table-cell>
          <table:table-cell table:formula="of:=[.D212]/[.D210]" office:value-type="float" office:value="1.28517964071856">
            <text:p>1.2851796407</text:p>
          </table:table-cell>
          <table:table-cell table:formula="of:=[.E212]/[.$E$1]" office:value-type="float" office:value="0">
            <text:p>0</text:p>
          </table:table-cell>
          <table:table-cell table:formula="of:=[.F212]/[.$F$1]" office:value-type="float" office:value="0.67948717948718">
            <text:p>0.6794871795</text:p>
          </table:table-cell>
          <table:table-cell table:formula="of:=[.G212]/[.$G$1]" office:value-type="float" office:value="0.63160154572778">
            <text:p>0.6316015457</text:p>
          </table:table-cell>
          <table:table-cell table:formula="of:=[.H212]/[.$H$1]" office:value-type="float" office:value="0">
            <text:p>0</text:p>
          </table:table-cell>
          <table:table-cell table:formula="of:=[.I212]/[.$I$1]" office:value-type="float" office:value="0.90625">
            <text:p>0.90625</text:p>
          </table:table-cell>
          <table:table-cell table:formula="of:=[.J212]/[.$J$1]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.76">
            <text:p>3.76</text:p>
          </table:table-cell>
          <table:table-cell office:value-type="float" office:value="24.59">
            <text:p>24.5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4.36">
            <text:p>24.3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[.A213]/[.$A$1]" office:value-type="float" office:value="0.559633027522936">
            <text:p>0.5596330275</text:p>
          </table:table-cell>
          <table:table-cell table:formula="of:=[.B213]/[.$B$1]" office:value-type="float" office:value="0">
            <text:p>0</text:p>
          </table:table-cell>
          <table:table-cell table:formula="of:=[.C213]/[.$C$1]" office:value-type="float" office:value="0.245270711024136">
            <text:p>0.245270711</text:p>
          </table:table-cell>
          <table:table-cell table:formula="of:=[.D213]/[.D211]" office:value-type="float" office:value="0.684005563282337">
            <text:p>0.6840055633</text:p>
          </table:table-cell>
          <table:table-cell table:formula="of:=[.E213]/[.$E$1]" office:value-type="float" office:value="0">
            <text:p>0</text:p>
          </table:table-cell>
          <table:table-cell table:formula="of:=[.F213]/[.$F$1]" office:value-type="float" office:value="0.717948717948718">
            <text:p>0.7179487179</text:p>
          </table:table-cell>
          <table:table-cell table:formula="of:=[.G213]/[.$G$1]" office:value-type="float" office:value="0.522971232288536">
            <text:p>0.5229712323</text:p>
          </table:table-cell>
          <table:table-cell table:formula="of:=[.H213]/[.$H$1]" office:value-type="float" office:value="0">
            <text:p>0</text:p>
          </table:table-cell>
          <table:table-cell table:formula="of:=[.I213]/[.$I$1]" office:value-type="float" office:value="0.46875">
            <text:p>0.46875</text:p>
          </table:table-cell>
          <table:table-cell table:formula="of:=[.J213]/[.$J$1]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3.24">
            <text:p>3.24</text:p>
          </table:table-cell>
          <table:table-cell office:value-type="float" office:value="27.68">
            <text:p>27.68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.7">
            <text:p>25.7</text:p>
          </table:table-cell>
          <table:table-cell office:value-type="float" office:value="88.66">
            <text:p>88.6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[.A214]/[.$A$1]" office:value-type="float" office:value="0.63302752293578">
            <text:p>0.6330275229</text:p>
          </table:table-cell>
          <table:table-cell table:formula="of:=[.B214]/[.$B$1]" office:value-type="float" office:value="0">
            <text:p>0</text:p>
          </table:table-cell>
          <table:table-cell table:formula="of:=[.C214]/[.$C$1]" office:value-type="float" office:value="0.211350293542074">
            <text:p>0.2113502935</text:p>
          </table:table-cell>
          <table:table-cell table:formula="of:=[.D214]/[.D212]" office:value-type="float" office:value="0.806057076295865">
            <text:p>0.8060570763</text:p>
          </table:table-cell>
          <table:table-cell table:formula="of:=[.E214]/[.$E$1]" office:value-type="float" office:value="0">
            <text:p>0</text:p>
          </table:table-cell>
          <table:table-cell table:formula="of:=[.F214]/[.$F$1]" office:value-type="float" office:value="0.769230769230769">
            <text:p>0.7692307692</text:p>
          </table:table-cell>
          <table:table-cell table:formula="of:=[.G214]/[.$G$1]" office:value-type="float" office:value="0.551738943752684">
            <text:p>0.5517389438</text:p>
          </table:table-cell>
          <table:table-cell table:formula="of:=[.H214]/[.$H$1]" office:value-type="float" office:value="0.60235070317277">
            <text:p>0.6023507032</text:p>
          </table:table-cell>
          <table:table-cell table:formula="of:=[.I214]/[.$I$1]" office:value-type="float" office:value="0.453125">
            <text:p>0.453125</text:p>
          </table:table-cell>
          <table:table-cell table:formula="of:=[.J214]/[.$J$1]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.5">
            <text:p>5.5</text:p>
          </table:table-cell>
          <table:table-cell office:value-type="float" office:value="3.78">
            <text:p>3.78</text:p>
          </table:table-cell>
          <table:table-cell office:value-type="float" office:value="34.15">
            <text:p>34.1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8.85">
            <text:p>28.85</text:p>
          </table:table-cell>
          <table:table-cell office:value-type="float" office:value="3.18">
            <text:p>3.1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/>
          <table:table-cell table:formula="of:=[.A215]/[.$A$1]" office:value-type="float" office:value="0.577981651376147">
            <text:p>0.5779816514</text:p>
          </table:table-cell>
          <table:table-cell table:formula="of:=[.B215]/[.$B$1]" office:value-type="float" office:value="0.176282051282051">
            <text:p>0.1762820513</text:p>
          </table:table-cell>
          <table:table-cell table:formula="of:=[.C215]/[.$C$1]" office:value-type="float" office:value="0.246575342465753">
            <text:p>0.2465753425</text:p>
          </table:table-cell>
          <table:table-cell table:formula="of:=[.D215]/[.D213]" office:value-type="float" office:value="1.38877592517283">
            <text:p>1.3887759252</text:p>
          </table:table-cell>
          <table:table-cell table:formula="of:=[.E215]/[.$E$1]" office:value-type="float" office:value="0">
            <text:p>0</text:p>
          </table:table-cell>
          <table:table-cell table:formula="of:=[.F215]/[.$F$1]" office:value-type="float" office:value="0.705128205128205">
            <text:p>0.7051282051</text:p>
          </table:table-cell>
          <table:table-cell table:formula="of:=[.G215]/[.$G$1]" office:value-type="float" office:value="0.619364534134822">
            <text:p>0.6193645341</text:p>
          </table:table-cell>
          <table:table-cell table:formula="of:=[.H215]/[.$H$1]" office:value-type="float" office:value="0.0216047285821048">
            <text:p>0.0216047286</text:p>
          </table:table-cell>
          <table:table-cell table:formula="of:=[.I215]/[.$I$1]" office:value-type="float" office:value="0.953125">
            <text:p>0.953125</text:p>
          </table:table-cell>
          <table:table-cell table:formula="of:=[.J215]/[.$J$1]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5.49">
            <text:p>5.49</text:p>
          </table:table-cell>
          <table:table-cell office:value-type="float" office:value="19.56">
            <text:p>19.56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3.12">
            <text:p>23.12</text:p>
          </table:table-cell>
          <table:table-cell office:value-type="float" office:value="14.02">
            <text:p>14.0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[.A216]/[.$A$1]" office:value-type="float" office:value="0.559633027522936">
            <text:p>0.5596330275</text:p>
          </table:table-cell>
          <table:table-cell table:formula="of:=[.B216]/[.$B$1]" office:value-type="float" office:value="0">
            <text:p>0</text:p>
          </table:table-cell>
          <table:table-cell table:formula="of:=[.C216]/[.$C$1]" office:value-type="float" office:value="0.35812133072407">
            <text:p>0.3581213307</text:p>
          </table:table-cell>
          <table:table-cell table:formula="of:=[.D216]/[.D214]" office:value-type="float" office:value="0.706647398843931">
            <text:p>0.7066473988</text:p>
          </table:table-cell>
          <table:table-cell table:formula="of:=[.E216]/[.$E$1]" office:value-type="float" office:value="0">
            <text:p>0</text:p>
          </table:table-cell>
          <table:table-cell table:formula="of:=[.F216]/[.$F$1]" office:value-type="float" office:value="0.730769230769231">
            <text:p>0.7307692308</text:p>
          </table:table-cell>
          <table:table-cell table:formula="of:=[.G216]/[.$G$1]" office:value-type="float" office:value="0.496350364963504">
            <text:p>0.496350365</text:p>
          </table:table-cell>
          <table:table-cell table:formula="of:=[.H216]/[.$H$1]" office:value-type="float" office:value="0.0952510360758204">
            <text:p>0.0952510361</text:p>
          </table:table-cell>
          <table:table-cell table:formula="of:=[.I216]/[.$I$1]" office:value-type="float" office:value="0.421875">
            <text:p>0.421875</text:p>
          </table:table-cell>
          <table:table-cell table:formula="of:=[.J216]/[.$J$1]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3.23">
            <text:p>3.23</text:p>
          </table:table-cell>
          <table:table-cell office:value-type="float" office:value="9.64">
            <text:p>9.6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2.7">
            <text:p>22.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217]/[.$A$1]" office:value-type="float" office:value="0.568807339449541">
            <text:p>0.5688073394</text:p>
          </table:table-cell>
          <table:table-cell table:formula="of:=[.B217]/[.$B$1]" office:value-type="float" office:value="0">
            <text:p>0</text:p>
          </table:table-cell>
          <table:table-cell table:formula="of:=[.C217]/[.$C$1]" office:value-type="float" office:value="0.210697977821265">
            <text:p>0.2106979778</text:p>
          </table:table-cell>
          <table:table-cell table:formula="of:=[.D217]/[.D215]" office:value-type="float" office:value="0.282284040995608">
            <text:p>0.282284041</text:p>
          </table:table-cell>
          <table:table-cell table:formula="of:=[.E217]/[.$E$1]" office:value-type="float" office:value="0">
            <text:p>0</text:p>
          </table:table-cell>
          <table:table-cell table:formula="of:=[.F217]/[.$F$1]" office:value-type="float" office:value="0.756410256410256">
            <text:p>0.7564102564</text:p>
          </table:table-cell>
          <table:table-cell table:formula="of:=[.G217]/[.$G$1]" office:value-type="float" office:value="0.487333619579219">
            <text:p>0.4873336196</text:p>
          </table:table-cell>
          <table:table-cell table:formula="of:=[.H217]/[.$H$1]" office:value-type="float" office:value="0">
            <text:p>0</text:p>
          </table:table-cell>
          <table:table-cell table:formula="of:=[.I217]/[.$I$1]" office:value-type="float" office:value="0.25">
            <text:p>0.25</text:p>
          </table:table-cell>
          <table:table-cell table:formula="of:=[.J217]/[.$J$1]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.2">
            <text:p>5.2</text:p>
          </table:table-cell>
          <table:table-cell office:value-type="float" office:value="3.58">
            <text:p>3.58</text:p>
          </table:table-cell>
          <table:table-cell office:value-type="float" office:value="29.26">
            <text:p>29.2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7.29">
            <text:p>27.29</text:p>
          </table:table-cell>
          <table:table-cell office:value-type="float" office:value="20.17">
            <text:p>20.1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/>
          <table:table-cell table:formula="of:=[.A218]/[.$A$1]" office:value-type="float" office:value="0.642201834862385">
            <text:p>0.6422018349</text:p>
          </table:table-cell>
          <table:table-cell table:formula="of:=[.B218]/[.$B$1]" office:value-type="float" office:value="0.166666666666667">
            <text:p>0.1666666667</text:p>
          </table:table-cell>
          <table:table-cell table:formula="of:=[.C218]/[.$C$1]" office:value-type="float" office:value="0.233529028049576">
            <text:p>0.233529028</text:p>
          </table:table-cell>
          <table:table-cell table:formula="of:=[.D218]/[.D216]" office:value-type="float" office:value="1.4959100204499">
            <text:p>1.4959100204</text:p>
          </table:table-cell>
          <table:table-cell table:formula="of:=[.E218]/[.$E$1]" office:value-type="float" office:value="0">
            <text:p>0</text:p>
          </table:table-cell>
          <table:table-cell table:formula="of:=[.F218]/[.$F$1]" office:value-type="float" office:value="0.897435897435897">
            <text:p>0.8974358974</text:p>
          </table:table-cell>
          <table:table-cell table:formula="of:=[.G218]/[.$G$1]" office:value-type="float" office:value="0.58587376556462">
            <text:p>0.5858737656</text:p>
          </table:table-cell>
          <table:table-cell table:formula="of:=[.H218]/[.$H$1]" office:value-type="float" office:value="0.137033765880834">
            <text:p>0.1370337659</text:p>
          </table:table-cell>
          <table:table-cell table:formula="of:=[.I218]/[.$I$1]" office:value-type="float" office:value="0.703125">
            <text:p>0.703125</text:p>
          </table:table-cell>
          <table:table-cell table:formula="of:=[.J218]/[.$J$1]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4.37">
            <text:p>4.37</text:p>
          </table:table-cell>
          <table:table-cell office:value-type="float" office:value="22.98">
            <text:p>22.9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6.01">
            <text:p>26.0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 table:formula="of:=[.A219]/[.$A$1]" office:value-type="float" office:value="0.587155963302752">
            <text:p>0.5871559633</text:p>
          </table:table-cell>
          <table:table-cell table:formula="of:=[.B219]/[.$B$1]" office:value-type="float" office:value="0.192307692307692">
            <text:p>0.1923076923</text:p>
          </table:table-cell>
          <table:table-cell table:formula="of:=[.C219]/[.$C$1]" office:value-type="float" office:value="0.285061969993477">
            <text:p>0.28506197</text:p>
          </table:table-cell>
          <table:table-cell table:formula="of:=[.D219]/[.D217]" office:value-type="float" office:value="2.38381742738589">
            <text:p>2.3838174274</text:p>
          </table:table-cell>
          <table:table-cell table:formula="of:=[.E219]/[.$E$1]" office:value-type="float" office:value="1">
            <text:p>1</text:p>
          </table:table-cell>
          <table:table-cell table:formula="of:=[.F219]/[.$F$1]" office:value-type="float" office:value="0.641025641025641">
            <text:p>0.641025641</text:p>
          </table:table-cell>
          <table:table-cell table:formula="of:=[.G219]/[.$G$1]" office:value-type="float" office:value="0.558394160583942">
            <text:p>0.5583941606</text:p>
          </table:table-cell>
          <table:table-cell table:formula="of:=[.H219]/[.$H$1]" office:value-type="float" office:value="0">
            <text:p>0</text:p>
          </table:table-cell>
          <table:table-cell table:formula="of:=[.I219]/[.$I$1]" office:value-type="float" office:value="0.734375">
            <text:p>0.734375</text:p>
          </table:table-cell>
          <table:table-cell table:formula="of:=[.J219]/[.$J$1]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76">
            <text:p>0.76</text:p>
          </table:table-cell>
          <table:table-cell office:value-type="float" office:value="10.53">
            <text:p>10.53</text:p>
          </table:table-cell>
          <table:table-cell office:value-type="float" office:value="35.66">
            <text:p>35.66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34.35">
            <text:p>34.3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[.A220]/[.$A$1]" office:value-type="float" office:value="0.660550458715596">
            <text:p>0.6605504587</text:p>
          </table:table-cell>
          <table:table-cell table:formula="of:=[.B220]/[.$B$1]" office:value-type="float" office:value="0.0243589743589744">
            <text:p>0.0243589744</text:p>
          </table:table-cell>
          <table:table-cell table:formula="of:=[.C220]/[.$C$1]" office:value-type="float" office:value="0.686888454011742">
            <text:p>0.686888454</text:p>
          </table:table-cell>
          <table:table-cell table:formula="of:=[.D220]/[.D218]" office:value-type="float" office:value="1.21872863978127">
            <text:p>1.2187286398</text:p>
          </table:table-cell>
          <table:table-cell table:formula="of:=[.E220]/[.$E$1]" office:value-type="float" office:value="0">
            <text:p>0</text:p>
          </table:table-cell>
          <table:table-cell table:formula="of:=[.F220]/[.$F$1]" office:value-type="float" office:value="0.807692307692308">
            <text:p>0.8076923077</text:p>
          </table:table-cell>
          <table:table-cell table:formula="of:=[.G220]/[.$G$1]" office:value-type="float" office:value="0.737440961786174">
            <text:p>0.7374409618</text:p>
          </table:table-cell>
          <table:table-cell table:formula="of:=[.H220]/[.$H$1]" office:value-type="float" office:value="0">
            <text:p>0</text:p>
          </table:table-cell>
          <table:table-cell table:formula="of:=[.I220]/[.$I$1]" office:value-type="float" office:value="0.859375">
            <text:p>0.859375</text:p>
          </table:table-cell>
          <table:table-cell table:formula="of:=[.J220]/[.$J$1]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.6">
            <text:p>4.6</text:p>
          </table:table-cell>
          <table:table-cell office:value-type="float" office:value="7.4">
            <text:p>7.4</text:p>
          </table:table-cell>
          <table:table-cell office:value-type="float" office:value="31.99">
            <text:p>31.9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8.67">
            <text:p>28.67</text:p>
          </table:table-cell>
          <table:table-cell office:value-type="float" office:value="0.37">
            <text:p>0.37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table:formula="of:=[.A221]/[.$A$1]" office:value-type="float" office:value="0.577981651376147">
            <text:p>0.5779816514</text:p>
          </table:table-cell>
          <table:table-cell table:formula="of:=[.B221]/[.$B$1]" office:value-type="float" office:value="0.147435897435897">
            <text:p>0.1474358974</text:p>
          </table:table-cell>
          <table:table-cell table:formula="of:=[.C221]/[.$C$1]" office:value-type="float" office:value="0.482713633398565">
            <text:p>0.4827136334</text:p>
          </table:table-cell>
          <table:table-cell table:formula="of:=[.D221]/[.D219]" office:value-type="float" office:value="1.39208006962576">
            <text:p>1.3920800696</text:p>
          </table:table-cell>
          <table:table-cell table:formula="of:=[.E221]/[.$E$1]" office:value-type="float" office:value="1">
            <text:p>1</text:p>
          </table:table-cell>
          <table:table-cell table:formula="of:=[.F221]/[.$F$1]" office:value-type="float" office:value="0.730769230769231">
            <text:p>0.7307692308</text:p>
          </table:table-cell>
          <table:table-cell table:formula="of:=[.G221]/[.$G$1]" office:value-type="float" office:value="0.615500214684414">
            <text:p>0.6155002147</text:p>
          </table:table-cell>
          <table:table-cell table:formula="of:=[.H221]/[.$H$1]" office:value-type="float" office:value="0.00251375772810653">
            <text:p>0.0025137577</text:p>
          </table:table-cell>
          <table:table-cell table:formula="of:=[.I221]/[.$I$1]" office:value-type="float" office:value="0.9375">
            <text:p>0.9375</text:p>
          </table:table-cell>
          <table:table-cell table:formula="of:=[.J221]/[.$J$1]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  <table:table-cell office:value-type="float" office:value="23.88">
            <text:p>23.8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1.59">
            <text:p>21.59</text:p>
          </table:table-cell>
          <table:table-cell office:value-type="float" office:value="6.54">
            <text:p>6.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table:formula="of:=[.A222]/[.$A$1]" office:value-type="float" office:value="0.587155963302752">
            <text:p>0.5871559633</text:p>
          </table:table-cell>
          <table:table-cell table:formula="of:=[.B222]/[.$B$1]" office:value-type="float" office:value="0">
            <text:p>0</text:p>
          </table:table-cell>
          <table:table-cell table:formula="of:=[.C222]/[.$C$1]" office:value-type="float" office:value="0.171559034572733">
            <text:p>0.1715590346</text:p>
          </table:table-cell>
          <table:table-cell table:formula="of:=[.D222]/[.D220]" office:value-type="float" office:value="0.669657879977566">
            <text:p>0.66965788</text:p>
          </table:table-cell>
          <table:table-cell table:formula="of:=[.E222]/[.$E$1]" office:value-type="float" office:value="0">
            <text:p>0</text:p>
          </table:table-cell>
          <table:table-cell table:formula="of:=[.F222]/[.$F$1]" office:value-type="float" office:value="0.576923076923077">
            <text:p>0.5769230769</text:p>
          </table:table-cell>
          <table:table-cell table:formula="of:=[.G222]/[.$G$1]" office:value-type="float" office:value="0.463503649635037">
            <text:p>0.4635036496</text:p>
          </table:table-cell>
          <table:table-cell table:formula="of:=[.H222]/[.$H$1]" office:value-type="float" office:value="0.0444323663292343">
            <text:p>0.0444323663</text:p>
          </table:table-cell>
          <table:table-cell table:formula="of:=[.I222]/[.$I$1]" office:value-type="float" office:value="0.890625">
            <text:p>0.890625</text:p>
          </table:table-cell>
          <table:table-cell table:formula="of:=[.J222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4">
            <text:p>0.4</text:p>
          </table:table-cell>
          <table:table-cell office:value-type="float" office:value="3.91">
            <text:p>3.91</text:p>
          </table:table-cell>
          <table:table-cell office:value-type="float" office:value="21.1">
            <text:p>21.1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22.3">
            <text:p>22.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/>
          <table:table-cell table:formula="of:=[.A223]/[.$A$1]" office:value-type="float" office:value="0.623853211009174">
            <text:p>0.623853211</text:p>
          </table:table-cell>
          <table:table-cell table:formula="of:=[.B223]/[.$B$1]" office:value-type="float" office:value="0.0128205128205128">
            <text:p>0.0128205128</text:p>
          </table:table-cell>
          <table:table-cell table:formula="of:=[.C223]/[.$C$1]" office:value-type="float" office:value="0.255055446836269">
            <text:p>0.2550554468</text:p>
          </table:table-cell>
          <table:table-cell table:formula="of:=[.D223]/[.D221]" office:value-type="float" office:value="0.659581119099719">
            <text:p>0.6595811191</text:p>
          </table:table-cell>
          <table:table-cell table:formula="of:=[.E223]/[.$E$1]" office:value-type="float" office:value="1">
            <text:p>1</text:p>
          </table:table-cell>
          <table:table-cell table:formula="of:=[.F223]/[.$F$1]" office:value-type="float" office:value="0.807692307692308">
            <text:p>0.8076923077</text:p>
          </table:table-cell>
          <table:table-cell table:formula="of:=[.G223]/[.$G$1]" office:value-type="float" office:value="0.478746243022757">
            <text:p>0.478746243</text:p>
          </table:table-cell>
          <table:table-cell table:formula="of:=[.H223]/[.$H$1]" office:value-type="float" office:value="0">
            <text:p>0</text:p>
          </table:table-cell>
          <table:table-cell table:formula="of:=[.I223]/[.$I$1]" office:value-type="float" office:value="0.875">
            <text:p>0.875</text:p>
          </table:table-cell>
          <table:table-cell table:formula="of:=[.J223]/[.$J$1]" office:value-type="float" office:value="1">
            <text:p>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float" office:value="4.18">
            <text:p>4.18</text:p>
          </table:table-cell>
          <table:table-cell office:value-type="float" office:value="28.61">
            <text:p>28.61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5.11">
            <text:p>25.1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table:formula="of:=[.A224]/[.$A$1]" office:value-type="float" office:value="0.724770642201835">
            <text:p>0.7247706422</text:p>
          </table:table-cell>
          <table:table-cell table:formula="of:=[.B224]/[.$B$1]" office:value-type="float" office:value="0.128205128205128">
            <text:p>0.1282051282</text:p>
          </table:table-cell>
          <table:table-cell table:formula="of:=[.C224]/[.$C$1]" office:value-type="float" office:value="0.272667971298108">
            <text:p>0.2726679713</text:p>
          </table:table-cell>
          <table:table-cell table:formula="of:=[.D224]/[.D222]" office:value-type="float" office:value="1.19807370184255">
            <text:p>1.1980737018</text:p>
          </table:table-cell>
          <table:table-cell table:formula="of:=[.E224]/[.$E$1]" office:value-type="float" office:value="1">
            <text:p>1</text:p>
          </table:table-cell>
          <table:table-cell table:formula="of:=[.F224]/[.$F$1]" office:value-type="float" office:value="0.538461538461538">
            <text:p>0.5384615385</text:p>
          </table:table-cell>
          <table:table-cell table:formula="of:=[.G224]/[.$G$1]" office:value-type="float" office:value="0.539072563331902">
            <text:p>0.5390725633</text:p>
          </table:table-cell>
          <table:table-cell table:formula="of:=[.H224]/[.$H$1]" office:value-type="float" office:value="0">
            <text:p>0</text:p>
          </table:table-cell>
          <table:table-cell table:formula="of:=[.I224]/[.$I$1]" office:value-type="float" office:value="0.9375">
            <text:p>0.9375</text:p>
          </table:table-cell>
          <table:table-cell table:formula="of:=[.J224]/[.$J$1]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float" office:value="5.21">
            <text:p>5.21</text:p>
          </table:table-cell>
          <table:table-cell office:value-type="float" office:value="33.02">
            <text:p>33.0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9.37">
            <text:p>29.37</text:p>
          </table:table-cell>
          <table:table-cell office:value-type="float" office:value="7.61">
            <text:p>7.6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[.A225]/[.$A$1]" office:value-type="float" office:value="0.568807339449541">
            <text:p>0.5688073394</text:p>
          </table:table-cell>
          <table:table-cell table:formula="of:=[.B225]/[.$B$1]" office:value-type="float" office:value="0.192307692307692">
            <text:p>0.1923076923</text:p>
          </table:table-cell>
          <table:table-cell table:formula="of:=[.C225]/[.$C$1]" office:value-type="float" office:value="0.339856490541422">
            <text:p>0.3398564905</text:p>
          </table:table-cell>
          <table:table-cell table:formula="of:=[.D225]/[.D223]" office:value-type="float" office:value="1.56492890995261">
            <text:p>1.56492891</text:p>
          </table:table-cell>
          <table:table-cell table:formula="of:=[.E225]/[.$E$1]" office:value-type="float" office:value="1">
            <text:p>1</text:p>
          </table:table-cell>
          <table:table-cell table:formula="of:=[.F225]/[.$F$1]" office:value-type="float" office:value="0.82051282051282">
            <text:p>0.8205128205</text:p>
          </table:table-cell>
          <table:table-cell table:formula="of:=[.G225]/[.$G$1]" office:value-type="float" office:value="0.630528123658222">
            <text:p>0.6305281237</text:p>
          </table:table-cell>
          <table:table-cell table:formula="of:=[.H225]/[.$H$1]" office:value-type="float" office:value="0.0517018819213262">
            <text:p>0.0517018819</text:p>
          </table:table-cell>
          <table:table-cell table:formula="of:=[.I225]/[.$I$1]" office:value-type="float" office:value="0.90625">
            <text:p>0.90625</text:p>
          </table:table-cell>
          <table:table-cell table:formula="of:=[.J225]/[.$J$1]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.34">
            <text:p>6.34</text:p>
          </table:table-cell>
          <table:table-cell office:value-type="float" office:value="11.87">
            <text:p>11.8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3.14">
            <text:p>23.1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226]/[.$A$1]" office:value-type="float" office:value="0.587155963302752">
            <text:p>0.5871559633</text:p>
          </table:table-cell>
          <table:table-cell table:formula="of:=[.B226]/[.$B$1]" office:value-type="float" office:value="0">
            <text:p>0</text:p>
          </table:table-cell>
          <table:table-cell table:formula="of:=[.C226]/[.$C$1]" office:value-type="float" office:value="0.413568166992824">
            <text:p>0.413568167</text:p>
          </table:table-cell>
          <table:table-cell table:formula="of:=[.D226]/[.D224]" office:value-type="float" office:value="0.41488989863684">
            <text:p>0.4148898986</text:p>
          </table:table-cell>
          <table:table-cell table:formula="of:=[.E226]/[.$E$1]" office:value-type="float" office:value="0">
            <text:p>0</text:p>
          </table:table-cell>
          <table:table-cell table:formula="of:=[.F226]/[.$F$1]" office:value-type="float" office:value="0.730769230769231">
            <text:p>0.7307692308</text:p>
          </table:table-cell>
          <table:table-cell table:formula="of:=[.G226]/[.$G$1]" office:value-type="float" office:value="0.496779733791327">
            <text:p>0.4967797338</text:p>
          </table:table-cell>
          <table:table-cell table:formula="of:=[.H226]/[.$H$1]" office:value-type="float" office:value="0">
            <text:p>0</text:p>
          </table:table-cell>
          <table:table-cell table:formula="of:=[.I226]/[.$I$1]" office:value-type="float" office:value="0.265625">
            <text:p>0.265625</text:p>
          </table:table-cell>
          <table:table-cell table:formula="of:=[.J226]/[.$J$1]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3.82">
            <text:p>3.82</text:p>
          </table:table-cell>
          <table:table-cell office:value-type="float" office:value="26.75">
            <text:p>26.7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0.86">
            <text:p>20.86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/>
          <table:table-cell table:formula="of:=[.A227]/[.$A$1]" office:value-type="float" office:value="0.761467889908257">
            <text:p>0.7614678899</text:p>
          </table:table-cell>
          <table:table-cell table:formula="of:=[.B227]/[.$B$1]" office:value-type="float" office:value="0.0961538461538462">
            <text:p>0.0961538462</text:p>
          </table:table-cell>
          <table:table-cell table:formula="of:=[.C227]/[.$C$1]" office:value-type="float" office:value="0.249184605348989">
            <text:p>0.2491846053</text:p>
          </table:table-cell>
          <table:table-cell table:formula="of:=[.D227]/[.D225]" office:value-type="float" office:value="0.810115081768625">
            <text:p>0.8101150818</text:p>
          </table:table-cell>
          <table:table-cell table:formula="of:=[.E227]/[.$E$1]" office:value-type="float" office:value="0">
            <text:p>0</text:p>
          </table:table-cell>
          <table:table-cell table:formula="of:=[.F227]/[.$F$1]" office:value-type="float" office:value="0.576923076923077">
            <text:p>0.5769230769</text:p>
          </table:table-cell>
          <table:table-cell table:formula="of:=[.G227]/[.$G$1]" office:value-type="float" office:value="0.447831687419493">
            <text:p>0.4478316874</text:p>
          </table:table-cell>
          <table:table-cell table:formula="of:=[.H227]/[.$H$1]" office:value-type="float" office:value="0">
            <text:p>0</text:p>
          </table:table-cell>
          <table:table-cell table:formula="of:=[.I227]/[.$I$1]" office:value-type="float" office:value="0.984375">
            <text:p>0.984375</text:p>
          </table:table-cell>
          <table:table-cell table:formula="of:=[.J227]/[.$J$1]" office:value-type="float" office:value="1">
            <text:p>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.5">
            <text:p>7.5</text:p>
          </table:table-cell>
          <table:table-cell office:value-type="float" office:value="7.21">
            <text:p>7.21</text:p>
          </table:table-cell>
          <table:table-cell office:value-type="float" office:value="25.93">
            <text:p>25.93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2.51">
            <text:p>22.51</text:p>
          </table:table-cell>
          <table:table-cell office:value-type="float" office:value="0.51">
            <text:p>0.5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[.A228]/[.$A$1]" office:value-type="float" office:value="0.669724770642202">
            <text:p>0.6697247706</text:p>
          </table:table-cell>
          <table:table-cell table:formula="of:=[.B228]/[.$B$1]" office:value-type="float" office:value="0.240384615384615">
            <text:p>0.2403846154</text:p>
          </table:table-cell>
          <table:table-cell table:formula="of:=[.C228]/[.$C$1]" office:value-type="float" office:value="0.470319634703196">
            <text:p>0.4703196347</text:p>
          </table:table-cell>
          <table:table-cell table:formula="of:=[.D228]/[.D226]" office:value-type="float" office:value="2.18449873631003">
            <text:p>2.1844987363</text:p>
          </table:table-cell>
          <table:table-cell table:formula="of:=[.E228]/[.$E$1]" office:value-type="float" office:value="1">
            <text:p>1</text:p>
          </table:table-cell>
          <table:table-cell table:formula="of:=[.F228]/[.$F$1]" office:value-type="float" office:value="0.705128205128205">
            <text:p>0.7051282051</text:p>
          </table:table-cell>
          <table:table-cell table:formula="of:=[.G228]/[.$G$1]" office:value-type="float" office:value="0.483254615714899">
            <text:p>0.4832546157</text:p>
          </table:table-cell>
          <table:table-cell table:formula="of:=[.H228]/[.$H$1]" office:value-type="float" office:value="0.00346490930090359">
            <text:p>0.0034649093</text:p>
          </table:table-cell>
          <table:table-cell table:formula="of:=[.I228]/[.$I$1]" office:value-type="float" office:value="0.65625">
            <text:p>0.65625</text:p>
          </table:table-cell>
          <table:table-cell table:formula="of:=[.J228]/[.$J$1]"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">
            <text:p>9</text:p>
          </table:table-cell>
          <table:table-cell office:value-type="float" office:value="4.65">
            <text:p>4.65</text:p>
          </table:table-cell>
          <table:table-cell office:value-type="float" office:value="15.16">
            <text:p>15.1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3.76">
            <text:p>23.76</text:p>
          </table:table-cell>
          <table:table-cell office:value-type="float" office:value="43.2">
            <text:p>43.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table:formula="of:=[.A229]/[.$A$1]" office:value-type="float" office:value="0.738532110091743">
            <text:p>0.7385321101</text:p>
          </table:table-cell>
          <table:table-cell table:formula="of:=[.B229]/[.$B$1]" office:value-type="float" office:value="0.288461538461538">
            <text:p>0.2884615385</text:p>
          </table:table-cell>
          <table:table-cell table:formula="of:=[.C229]/[.$C$1]" office:value-type="float" office:value="0.303326810176125">
            <text:p>0.3033268102</text:p>
          </table:table-cell>
          <table:table-cell table:formula="of:=[.D229]/[.D227]" office:value-type="float" office:value="0.566728971962617">
            <text:p>0.566728972</text:p>
          </table:table-cell>
          <table:table-cell table:formula="of:=[.E229]/[.$E$1]" office:value-type="float" office:value="1">
            <text:p>1</text:p>
          </table:table-cell>
          <table:table-cell table:formula="of:=[.F229]/[.$F$1]" office:value-type="float" office:value="0.743589743589744">
            <text:p>0.7435897436</text:p>
          </table:table-cell>
          <table:table-cell table:formula="of:=[.G229]/[.$G$1]" office:value-type="float" office:value="0.510090167453843">
            <text:p>0.5100901675</text:p>
          </table:table-cell>
          <table:table-cell table:formula="of:=[.H229]/[.$H$1]" office:value-type="float" office:value="0.293498199605951">
            <text:p>0.2934981996</text:p>
          </table:table-cell>
          <table:table-cell table:formula="of:=[.I229]/[.$I$1]" office:value-type="float" office:value="0.71875">
            <text:p>0.71875</text:p>
          </table:table-cell>
          <table:table-cell table:formula="of:=[.J229]/[.$J$1]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.48">
            <text:p>4.48</text:p>
          </table:table-cell>
          <table:table-cell office:value-type="float" office:value="3.57">
            <text:p>3.57</text:p>
          </table:table-cell>
          <table:table-cell office:value-type="float" office:value="19.75">
            <text:p>19.7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3.54">
            <text:p>23.54</text:p>
          </table:table-cell>
          <table:table-cell office:value-type="float" office:value="3.29">
            <text:p>3.2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formula="of:=[.A230]/[.$A$1]" office:value-type="float" office:value="0.651376146788991">
            <text:p>0.6513761468</text:p>
          </table:table-cell>
          <table:table-cell table:formula="of:=[.B230]/[.$B$1]" office:value-type="float" office:value="0.143589743589744">
            <text:p>0.1435897436</text:p>
          </table:table-cell>
          <table:table-cell table:formula="of:=[.C230]/[.$C$1]" office:value-type="float" office:value="0.232876712328767">
            <text:p>0.2328767123</text:p>
          </table:table-cell>
          <table:table-cell table:formula="of:=[.D230]/[.D228]" office:value-type="float" office:value="0.761666023910528">
            <text:p>0.7616660239</text:p>
          </table:table-cell>
          <table:table-cell table:formula="of:=[.E230]/[.$E$1]" office:value-type="float" office:value="1">
            <text:p>1</text:p>
          </table:table-cell>
          <table:table-cell table:formula="of:=[.F230]/[.$F$1]" office:value-type="float" office:value="0.653846153846154">
            <text:p>0.6538461538</text:p>
          </table:table-cell>
          <table:table-cell table:formula="of:=[.G230]/[.$G$1]" office:value-type="float" office:value="0.505367110347789">
            <text:p>0.5053671103</text:p>
          </table:table-cell>
          <table:table-cell table:formula="of:=[.H230]/[.$H$1]" office:value-type="float" office:value="0.022352061960731">
            <text:p>0.022352062</text:p>
          </table:table-cell>
          <table:table-cell table:formula="of:=[.I230]/[.$I$1]" office:value-type="float" office:value="0.765625">
            <text:p>0.765625</text:p>
          </table:table-cell>
          <table:table-cell table:formula="of:=[.J230]/[.$J$1]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2">
            <text:p>12</text:p>
          </table:table-cell>
          <table:table-cell office:value-type="float" office:value="5.13">
            <text:p>5.13</text:p>
          </table:table-cell>
          <table:table-cell office:value-type="float" office:value="28.34">
            <text:p>28.34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4.49">
            <text:p>24.49</text:p>
          </table:table-cell>
          <table:table-cell office:value-type="float" office:value="32.81">
            <text:p>32.8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[.A231]/[.$A$1]" office:value-type="float" office:value="0.63302752293578">
            <text:p>0.6330275229</text:p>
          </table:table-cell>
          <table:table-cell table:formula="of:=[.B231]/[.$B$1]" office:value-type="float" office:value="0.384615384615385">
            <text:p>0.3846153846</text:p>
          </table:table-cell>
          <table:table-cell table:formula="of:=[.C231]/[.$C$1]" office:value-type="float" office:value="0.334637964774951">
            <text:p>0.3346379648</text:p>
          </table:table-cell>
          <table:table-cell table:formula="of:=[.D231]/[.D229]" office:value-type="float" office:value="1.86939313984169">
            <text:p>1.8693931398</text:p>
          </table:table-cell>
          <table:table-cell table:formula="of:=[.E231]/[.$E$1]" office:value-type="float" office:value="0">
            <text:p>0</text:p>
          </table:table-cell>
          <table:table-cell table:formula="of:=[.F231]/[.$F$1]" office:value-type="float" office:value="0.756410256410256">
            <text:p>0.7564102564</text:p>
          </table:table-cell>
          <table:table-cell table:formula="of:=[.G231]/[.$G$1]" office:value-type="float" office:value="0.525762129669386">
            <text:p>0.5257621297</text:p>
          </table:table-cell>
          <table:table-cell table:formula="of:=[.H231]/[.$H$1]" office:value-type="float" office:value="0.222909165024798">
            <text:p>0.222909165</text:p>
          </table:table-cell>
          <table:table-cell table:formula="of:=[.I231]/[.$I$1]" office:value-type="float" office:value="0.90625">
            <text:p>0.90625</text:p>
          </table:table-cell>
          <table:table-cell table:formula="of:=[.J231]/[.$J$1]" office:value-type="float" office:value="1">
            <text:p>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.8">
            <text:p>1.8</text:p>
          </table:table-cell>
          <table:table-cell office:value-type="float" office:value="7.13">
            <text:p>7.13</text:p>
          </table:table-cell>
          <table:table-cell office:value-type="float" office:value="34.04">
            <text:p>34.0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5.51">
            <text:p>35.51</text:p>
          </table:table-cell>
          <table:table-cell office:value-type="float" office:value="39.36">
            <text:p>39.3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table:formula="of:=[.A232]/[.$A$1]" office:value-type="float" office:value="0.706422018348624">
            <text:p>0.7064220183</text:p>
          </table:table-cell>
          <table:table-cell table:formula="of:=[.B232]/[.$B$1]" office:value-type="float" office:value="0.0576923076923077">
            <text:p>0.0576923077</text:p>
          </table:table-cell>
          <table:table-cell table:formula="of:=[.C232]/[.$C$1]" office:value-type="float" office:value="0.465101108936725">
            <text:p>0.4651011089</text:p>
          </table:table-cell>
          <table:table-cell table:formula="of:=[.D232]/[.D230]" office:value-type="float" office:value="1.72354430379747">
            <text:p>1.7235443038</text:p>
          </table:table-cell>
          <table:table-cell table:formula="of:=[.E232]/[.$E$1]" office:value-type="float" office:value="1">
            <text:p>1</text:p>
          </table:table-cell>
          <table:table-cell table:formula="of:=[.F232]/[.$F$1]" office:value-type="float" office:value="0.666666666666667">
            <text:p>0.6666666667</text:p>
          </table:table-cell>
          <table:table-cell table:formula="of:=[.G232]/[.$G$1]" office:value-type="float" office:value="0.762344353799914">
            <text:p>0.7623443538</text:p>
          </table:table-cell>
          <table:table-cell table:formula="of:=[.H232]/[.$H$1]" office:value-type="float" office:value="0.267409470752089">
            <text:p>0.2674094708</text:p>
          </table:table-cell>
          <table:table-cell table:formula="of:=[.I232]/[.$I$1]" office:value-type="float" office:value="0.6875">
            <text:p>0.6875</text:p>
          </table:table-cell>
          <table:table-cell table:formula="of:=[.J232]/[.$J$1]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.39">
            <text:p>2.39</text:p>
          </table:table-cell>
          <table:table-cell office:value-type="float" office:value="12.13">
            <text:p>12.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8.46">
            <text:p>18.46</text:p>
          </table:table-cell>
          <table:table-cell office:value-type="float" office:value="0.26">
            <text:p>0.2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/>
          <table:table-cell table:formula="of:=[.A233]/[.$A$1]" office:value-type="float" office:value="0.541284403669725">
            <text:p>0.5412844037</text:p>
          </table:table-cell>
          <table:table-cell table:formula="of:=[.B233]/[.$B$1]" office:value-type="float" office:value="0">
            <text:p>0</text:p>
          </table:table-cell>
          <table:table-cell table:formula="of:=[.C233]/[.$C$1]" office:value-type="float" office:value="0.15590345727332">
            <text:p>0.1559034573</text:p>
          </table:table-cell>
          <table:table-cell table:formula="of:=[.D233]/[.D231]" office:value-type="float" office:value="0.428016937191249">
            <text:p>0.4280169372</text:p>
          </table:table-cell>
          <table:table-cell table:formula="of:=[.E233]/[.$E$1]" office:value-type="float" office:value="0">
            <text:p>0</text:p>
          </table:table-cell>
          <table:table-cell table:formula="of:=[.F233]/[.$F$1]" office:value-type="float" office:value="0.628205128205128">
            <text:p>0.6282051282</text:p>
          </table:table-cell>
          <table:table-cell table:formula="of:=[.G233]/[.$G$1]" office:value-type="float" office:value="0.396307428080721">
            <text:p>0.3963074281</text:p>
          </table:table-cell>
          <table:table-cell table:formula="of:=[.H233]/[.$H$1]" office:value-type="float" office:value="0.00176642434948026">
            <text:p>0.0017664243</text:p>
          </table:table-cell>
          <table:table-cell table:formula="of:=[.I233]/[.$I$1]" office:value-type="float" office:value="0.265625">
            <text:p>0.265625</text:p>
          </table:table-cell>
          <table:table-cell table:formula="of:=[.J233]/[.$J$1]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61">
            <text:p>0.61</text:p>
          </table:table-cell>
          <table:table-cell office:value-type="float" office:value="2.69">
            <text:p>2.69</text:p>
          </table:table-cell>
          <table:table-cell office:value-type="float" office:value="17.15">
            <text:p>17.15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2.76">
            <text:p>22.76</text:p>
          </table:table-cell>
          <table:table-cell office:value-type="float" office:value="11.55">
            <text:p>11.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[.A234]/[.$A$1]" office:value-type="float" office:value="0.568807339449541">
            <text:p>0.5688073394</text:p>
          </table:table-cell>
          <table:table-cell table:formula="of:=[.B234]/[.$B$1]" office:value-type="float" office:value="0.0195512820512821">
            <text:p>0.0195512821</text:p>
          </table:table-cell>
          <table:table-cell table:formula="of:=[.C234]/[.$C$1]" office:value-type="float" office:value="0.175472928897586">
            <text:p>0.1754729289</text:p>
          </table:table-cell>
          <table:table-cell table:formula="of:=[.D234]/[.D232]" office:value-type="float" office:value="0.503819036427732">
            <text:p>0.5038190364</text:p>
          </table:table-cell>
          <table:table-cell table:formula="of:=[.E234]/[.$E$1]" office:value-type="float" office:value="1">
            <text:p>1</text:p>
          </table:table-cell>
          <table:table-cell table:formula="of:=[.F234]/[.$F$1]" office:value-type="float" office:value="0.782051282051282">
            <text:p>0.7820512821</text:p>
          </table:table-cell>
          <table:table-cell table:formula="of:=[.G234]/[.$G$1]" office:value-type="float" office:value="0.488621726062688">
            <text:p>0.4886217261</text:p>
          </table:table-cell>
          <table:table-cell table:formula="of:=[.H234]/[.$H$1]" office:value-type="float" office:value="0.0784700047557579">
            <text:p>0.0784700048</text:p>
          </table:table-cell>
          <table:table-cell table:formula="of:=[.I234]/[.$I$1]" office:value-type="float" office:value="0.3125">
            <text:p>0.3125</text:p>
          </table:table-cell>
          <table:table-cell table:formula="of:=[.J234]/[.$J$1]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.04">
            <text:p>1.04</text:p>
          </table:table-cell>
          <table:table-cell office:value-type="float" office:value="2.84">
            <text:p>2.84</text:p>
          </table:table-cell>
          <table:table-cell office:value-type="float" office:value="16.42">
            <text:p>16.42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0.17">
            <text:p>20.1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/>
          <table:table-cell table:formula="of:=[.A235]/[.$A$1]" office:value-type="float" office:value="0.568807339449541">
            <text:p>0.5688073394</text:p>
          </table:table-cell>
          <table:table-cell table:formula="of:=[.B235]/[.$B$1]" office:value-type="float" office:value="0.0333333333333333">
            <text:p>0.0333333333</text:p>
          </table:table-cell>
          <table:table-cell table:formula="of:=[.C235]/[.$C$1]" office:value-type="float" office:value="0.18525766470972">
            <text:p>0.1852576647</text:p>
          </table:table-cell>
          <table:table-cell table:formula="of:=[.D235]/[.D233]" office:value-type="float" office:value="1.35366859027205">
            <text:p>1.3536685903</text:p>
          </table:table-cell>
          <table:table-cell table:formula="of:=[.E235]/[.$E$1]" office:value-type="float" office:value="1">
            <text:p>1</text:p>
          </table:table-cell>
          <table:table-cell table:formula="of:=[.F235]/[.$F$1]" office:value-type="float" office:value="0.58974358974359">
            <text:p>0.5897435897</text:p>
          </table:table-cell>
          <table:table-cell table:formula="of:=[.G235]/[.$G$1]" office:value-type="float" office:value="0.433018462859596">
            <text:p>0.4330184629</text:p>
          </table:table-cell>
          <table:table-cell table:formula="of:=[.H235]/[.$H$1]" office:value-type="float" office:value="0">
            <text:p>0</text:p>
          </table:table-cell>
          <table:table-cell table:formula="of:=[.I235]/[.$I$1]" office:value-type="float" office:value="0.953125">
            <text:p>0.953125</text:p>
          </table:table-cell>
          <table:table-cell table:formula="of:=[.J235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5">
            <text:p>5</text:p>
          </table:table-cell>
          <table:table-cell office:value-type="float" office:value="4.19">
            <text:p>4.19</text:p>
          </table:table-cell>
          <table:table-cell office:value-type="float" office:value="23.99">
            <text:p>23.99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7.8">
            <text:p>27.8</text:p>
          </table:table-cell>
          <table:table-cell office:value-type="float" office:value="25.86">
            <text:p>25.8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table:formula="of:=[.A236]/[.$A$1]" office:value-type="float" office:value="0.623853211009174">
            <text:p>0.623853211</text:p>
          </table:table-cell>
          <table:table-cell table:formula="of:=[.B236]/[.$B$1]" office:value-type="float" office:value="0.16025641025641">
            <text:p>0.1602564103</text:p>
          </table:table-cell>
          <table:table-cell table:formula="of:=[.C236]/[.$C$1]" office:value-type="float" office:value="0.273320287018917">
            <text:p>0.273320287</text:p>
          </table:table-cell>
          <table:table-cell table:formula="of:=[.D236]/[.D234]" office:value-type="float" office:value="1.39883381924198">
            <text:p>1.3988338192</text:p>
          </table:table-cell>
          <table:table-cell table:formula="of:=[.E236]/[.$E$1]" office:value-type="float" office:value="1">
            <text:p>1</text:p>
          </table:table-cell>
          <table:table-cell table:formula="of:=[.F236]/[.$F$1]" office:value-type="float" office:value="0.871794871794872">
            <text:p>0.8717948718</text:p>
          </table:table-cell>
          <table:table-cell table:formula="of:=[.G236]/[.$G$1]" office:value-type="float" office:value="0.596822670674109">
            <text:p>0.5968226707</text:p>
          </table:table-cell>
          <table:table-cell table:formula="of:=[.H236]/[.$H$1]" office:value-type="float" office:value="0.175691283375229">
            <text:p>0.1756912834</text:p>
          </table:table-cell>
          <table:table-cell table:formula="of:=[.I236]/[.$I$1]" office:value-type="float" office:value="0.546875">
            <text:p>0.546875</text:p>
          </table:table-cell>
          <table:table-cell table:formula="of:=[.J236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.9">
            <text:p>9.9</text:p>
          </table:table-cell>
          <table:table-cell office:value-type="float" office:value="4.63">
            <text:p>4.63</text:p>
          </table:table-cell>
          <table:table-cell office:value-type="float" office:value="27.86">
            <text:p>27.8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3.39">
            <text:p>23.39</text:p>
          </table:table-cell>
          <table:table-cell office:value-type="float" office:value="0.51">
            <text:p>0.5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[.A237]/[.$A$1]" office:value-type="float" office:value="0.605504587155963">
            <text:p>0.6055045872</text:p>
          </table:table-cell>
          <table:table-cell table:formula="of:=[.B237]/[.$B$1]" office:value-type="float" office:value="0.317307692307692">
            <text:p>0.3173076923</text:p>
          </table:table-cell>
          <table:table-cell table:formula="of:=[.C237]/[.$C$1]" office:value-type="float" office:value="0.302022178734507">
            <text:p>0.3020221787</text:p>
          </table:table-cell>
          <table:table-cell table:formula="of:=[.D237]/[.D235]" office:value-type="float" office:value="1.69671132764921">
            <text:p>1.6967113276</text:p>
          </table:table-cell>
          <table:table-cell table:formula="of:=[.E237]/[.$E$1]" office:value-type="float" office:value="1">
            <text:p>1</text:p>
          </table:table-cell>
          <table:table-cell table:formula="of:=[.F237]/[.$F$1]" office:value-type="float" office:value="0.58974358974359">
            <text:p>0.5897435897</text:p>
          </table:table-cell>
          <table:table-cell table:formula="of:=[.G237]/[.$G$1]" office:value-type="float" office:value="0.502146844139115">
            <text:p>0.5021468441</text:p>
          </table:table-cell>
          <table:table-cell table:formula="of:=[.H237]/[.$H$1]" office:value-type="float" office:value="0.00346490930090359">
            <text:p>0.0034649093</text:p>
          </table:table-cell>
          <table:table-cell table:formula="of:=[.I237]/[.$I$1]" office:value-type="float" office:value="0.8125">
            <text:p>0.8125</text:p>
          </table:table-cell>
          <table:table-cell table:formula="of:=[.J237]/[.$J$1]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2">
            <text:p>0.12</text:p>
          </table:table-cell>
          <table:table-cell office:value-type="float" office:value="1.96">
            <text:p>1.96</text:p>
          </table:table-cell>
          <table:table-cell office:value-type="float" office:value="20.31">
            <text:p>20.3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0.01">
            <text:p>20.01</text:p>
          </table:table-cell>
          <table:table-cell office:value-type="float" office:value="2.42">
            <text:p>2.4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[.A238]/[.$A$1]" office:value-type="float" office:value="0.541284403669725">
            <text:p>0.5412844037</text:p>
          </table:table-cell>
          <table:table-cell table:formula="of:=[.B238]/[.$B$1]" office:value-type="float" office:value="0.00384615384615385">
            <text:p>0.0038461538</text:p>
          </table:table-cell>
          <table:table-cell table:formula="of:=[.C238]/[.$C$1]" office:value-type="float" office:value="0.127853881278539">
            <text:p>0.1278538813</text:p>
          </table:table-cell>
          <table:table-cell table:formula="of:=[.D238]/[.D236]" office:value-type="float" office:value="0.846602751146311">
            <text:p>0.8466027511</text:p>
          </table:table-cell>
          <table:table-cell table:formula="of:=[.E238]/[.$E$1]" office:value-type="float" office:value="0">
            <text:p>0</text:p>
          </table:table-cell>
          <table:table-cell table:formula="of:=[.F238]/[.$F$1]" office:value-type="float" office:value="0.474358974358974">
            <text:p>0.4743589744</text:p>
          </table:table-cell>
          <table:table-cell table:formula="of:=[.G238]/[.$G$1]" office:value-type="float" office:value="0.429583512237012">
            <text:p>0.4295835122</text:p>
          </table:table-cell>
          <table:table-cell table:formula="of:=[.H238]/[.$H$1]" office:value-type="float" office:value="0.0164413343297778">
            <text:p>0.0164413343</text:p>
          </table:table-cell>
          <table:table-cell table:formula="of:=[.I238]/[.$I$1]" office:value-type="float" office:value="0.28125">
            <text:p>0.28125</text:p>
          </table:table-cell>
          <table:table-cell table:formula="of:=[.J238]/[.$J$1]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2">
            <text:p>0.12</text:p>
          </table:table-cell>
          <table:table-cell office:value-type="float" office:value="4.16">
            <text:p>4.16</text:p>
          </table:table-cell>
          <table:table-cell office:value-type="float" office:value="9.37">
            <text:p>9.3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9.61">
            <text:p>19.6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239]/[.$A$1]" office:value-type="float" office:value="0.541284403669725">
            <text:p>0.5412844037</text:p>
          </table:table-cell>
          <table:table-cell table:formula="of:=[.B239]/[.$B$1]" office:value-type="float" office:value="0.00384615384615385">
            <text:p>0.0038461538</text:p>
          </table:table-cell>
          <table:table-cell table:formula="of:=[.C239]/[.$C$1]" office:value-type="float" office:value="0.271363339856491">
            <text:p>0.2713633399</text:p>
          </table:table-cell>
          <table:table-cell table:formula="of:=[.D239]/[.D237]" office:value-type="float" office:value="0.33632447954056">
            <text:p>0.3363244795</text:p>
          </table:table-cell>
          <table:table-cell table:formula="of:=[.E239]/[.$E$1]" office:value-type="float" office:value="0">
            <text:p>0</text:p>
          </table:table-cell>
          <table:table-cell table:formula="of:=[.F239]/[.$F$1]" office:value-type="float" office:value="0.730769230769231">
            <text:p>0.7307692308</text:p>
          </table:table-cell>
          <table:table-cell table:formula="of:=[.G239]/[.$G$1]" office:value-type="float" office:value="0.42099613568055">
            <text:p>0.4209961357</text:p>
          </table:table-cell>
          <table:table-cell table:formula="of:=[.H239]/[.$H$1]" office:value-type="float" office:value="0">
            <text:p>0</text:p>
          </table:table-cell>
          <table:table-cell table:formula="of:=[.I239]/[.$I$1]" office:value-type="float" office:value="0.265625">
            <text:p>0.265625</text:p>
          </table:table-cell>
          <table:table-cell table:formula="of:=[.J239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2">
            <text:p>12</text:p>
          </table:table-cell>
          <table:table-cell office:value-type="float" office:value="4.96">
            <text:p>4.96</text:p>
          </table:table-cell>
          <table:table-cell office:value-type="float" office:value="29.79">
            <text:p>29.79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4.86">
            <text:p>24.86</text:p>
          </table:table-cell>
          <table:table-cell office:value-type="float" office:value="8.23">
            <text:p>8.2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table:formula="of:=[.A240]/[.$A$1]" office:value-type="float" office:value="0.614678899082569">
            <text:p>0.6146788991</text:p>
          </table:table-cell>
          <table:table-cell table:formula="of:=[.B240]/[.$B$1]" office:value-type="float" office:value="0.384615384615385">
            <text:p>0.3846153846</text:p>
          </table:table-cell>
          <table:table-cell table:formula="of:=[.C240]/[.$C$1]" office:value-type="float" office:value="0.3235485975212">
            <text:p>0.3235485975</text:p>
          </table:table-cell>
          <table:table-cell table:formula="of:=[.D240]/[.D238]" office:value-type="float" office:value="1.46676514032496">
            <text:p>1.4667651403</text:p>
          </table:table-cell>
          <table:table-cell table:formula="of:=[.E240]/[.$E$1]" office:value-type="float" office:value="0">
            <text:p>0</text:p>
          </table:table-cell>
          <table:table-cell table:formula="of:=[.F240]/[.$F$1]" office:value-type="float" office:value="0.67948717948718">
            <text:p>0.6794871795</text:p>
          </table:table-cell>
          <table:table-cell table:formula="of:=[.G240]/[.$G$1]" office:value-type="float" office:value="0.533705452984113">
            <text:p>0.533705453</text:p>
          </table:table-cell>
          <table:table-cell table:formula="of:=[.H240]/[.$H$1]" office:value-type="float" office:value="0.055914124600856">
            <text:p>0.0559141246</text:p>
          </table:table-cell>
          <table:table-cell table:formula="of:=[.I240]/[.$I$1]" office:value-type="float" office:value="0.890625">
            <text:p>0.890625</text:p>
          </table:table-cell>
          <table:table-cell table:formula="of:=[.J240]/[.$J$1]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">
            <text:p>0.1</text:p>
          </table:table-cell>
          <table:table-cell office:value-type="float" office:value="3.95">
            <text:p>3.95</text:p>
          </table:table-cell>
          <table:table-cell office:value-type="float" office:value="15.89">
            <text:p>15.8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0.31">
            <text:p>20.31</text:p>
          </table:table-cell>
          <table:table-cell office:value-type="float" office:value="17.14">
            <text:p>17.1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241]/[.$A$1]" office:value-type="float" office:value="0.522935779816514">
            <text:p>0.5229357798</text:p>
          </table:table-cell>
          <table:table-cell table:formula="of:=[.B241]/[.$B$1]" office:value-type="float" office:value="0.00320512820512821">
            <text:p>0.0032051282</text:p>
          </table:table-cell>
          <table:table-cell table:formula="of:=[.C241]/[.$C$1]" office:value-type="float" office:value="0.257664709719504">
            <text:p>0.2576647097</text:p>
          </table:table-cell>
          <table:table-cell table:formula="of:=[.D241]/[.D239]" office:value-type="float" office:value="1.69583778014941">
            <text:p>1.6958377801</text:p>
          </table:table-cell>
          <table:table-cell table:formula="of:=[.E241]/[.$E$1]" office:value-type="float" office:value="1">
            <text:p>1</text:p>
          </table:table-cell>
          <table:table-cell table:formula="of:=[.F241]/[.$F$1]" office:value-type="float" office:value="0.730769230769231">
            <text:p>0.7307692308</text:p>
          </table:table-cell>
          <table:table-cell table:formula="of:=[.G241]/[.$G$1]" office:value-type="float" office:value="0.436024044654358">
            <text:p>0.4360240447</text:p>
          </table:table-cell>
          <table:table-cell table:formula="of:=[.H241]/[.$H$1]" office:value-type="float" office:value="0.116448128269584">
            <text:p>0.1164481283</text:p>
          </table:table-cell>
          <table:table-cell table:formula="of:=[.I241]/[.$I$1]" office:value-type="float" office:value="0.25">
            <text:p>0.25</text:p>
          </table:table-cell>
          <table:table-cell table:formula="of:=[.J241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.8">
            <text:p>6.8</text:p>
          </table:table-cell>
          <table:table-cell office:value-type="float" office:value="7.84">
            <text:p>7.84</text:p>
          </table:table-cell>
          <table:table-cell office:value-type="float" office:value="30.74">
            <text:p>30.7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6.2">
            <text:p>26.2</text:p>
          </table:table-cell>
          <table:table-cell office:value-type="float" office:value="23.66">
            <text:p>23.6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/>
          <table:table-cell table:formula="of:=[.A242]/[.$A$1]" office:value-type="float" office:value="0.623853211009174">
            <text:p>0.623853211</text:p>
          </table:table-cell>
          <table:table-cell table:formula="of:=[.B242]/[.$B$1]" office:value-type="float" office:value="0.217948717948718">
            <text:p>0.2179487179</text:p>
          </table:table-cell>
          <table:table-cell table:formula="of:=[.C242]/[.$C$1]" office:value-type="float" office:value="0.511415525114155">
            <text:p>0.5114155251</text:p>
          </table:table-cell>
          <table:table-cell table:formula="of:=[.D242]/[.D240]" office:value-type="float" office:value="1.03188989593823">
            <text:p>1.0318898959</text:p>
          </table:table-cell>
          <table:table-cell table:formula="of:=[.E242]/[.$E$1]" office:value-type="float" office:value="1">
            <text:p>1</text:p>
          </table:table-cell>
          <table:table-cell table:formula="of:=[.F242]/[.$F$1]" office:value-type="float" office:value="0.743589743589744">
            <text:p>0.7435897436</text:p>
          </table:table-cell>
          <table:table-cell table:formula="of:=[.G242]/[.$G$1]" office:value-type="float" office:value="0.562473164448261">
            <text:p>0.5624731644</text:p>
          </table:table-cell>
          <table:table-cell table:formula="of:=[.H242]/[.$H$1]" office:value-type="float" office:value="0.160744615802704">
            <text:p>0.1607446158</text:p>
          </table:table-cell>
          <table:table-cell table:formula="of:=[.I242]/[.$I$1]" office:value-type="float" office:value="0.703125">
            <text:p>0.703125</text:p>
          </table:table-cell>
          <table:table-cell table:formula="of:=[.J242]/[.$J$1]" office:value-type="float" office:value="1">
            <text:p>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4.16">
            <text:p>4.16</text:p>
          </table:table-cell>
          <table:table-cell office:value-type="float" office:value="39.43">
            <text:p>39.43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0.01">
            <text:p>30.0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[.A243]/[.$A$1]" office:value-type="float" office:value="0.596330275229358">
            <text:p>0.5963302752</text:p>
          </table:table-cell>
          <table:table-cell table:formula="of:=[.B243]/[.$B$1]" office:value-type="float" office:value="0">
            <text:p>0</text:p>
          </table:table-cell>
          <table:table-cell table:formula="of:=[.C243]/[.$C$1]" office:value-type="float" office:value="0.271363339856491">
            <text:p>0.2713633399</text:p>
          </table:table-cell>
          <table:table-cell table:formula="of:=[.D243]/[.D241]" office:value-type="float" office:value="2.48143486469478">
            <text:p>2.4814348647</text:p>
          </table:table-cell>
          <table:table-cell table:formula="of:=[.E243]/[.$E$1]" office:value-type="float" office:value="1">
            <text:p>1</text:p>
          </table:table-cell>
          <table:table-cell table:formula="of:=[.F243]/[.$F$1]" office:value-type="float" office:value="0.58974358974359">
            <text:p>0.5897435897</text:p>
          </table:table-cell>
          <table:table-cell table:formula="of:=[.G243]/[.$G$1]" office:value-type="float" office:value="0.644267926148562">
            <text:p>0.6442679261</text:p>
          </table:table-cell>
          <table:table-cell table:formula="of:=[.H243]/[.$H$1]" office:value-type="float" office:value="0">
            <text:p>0</text:p>
          </table:table-cell>
          <table:table-cell table:formula="of:=[.I243]/[.$I$1]" office:value-type="float" office:value="0.859375">
            <text:p>0.859375</text:p>
          </table:table-cell>
          <table:table-cell table:formula="of:=[.J243]/[.$J$1]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.2">
            <text:p>2.2</text:p>
          </table:table-cell>
          <table:table-cell office:value-type="float" office:value="4.16">
            <text:p>4.16</text:p>
          </table:table-cell>
          <table:table-cell office:value-type="float" office:value="38.02">
            <text:p>38.02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37.24">
            <text:p>37.24</text:p>
          </table:table-cell>
          <table:table-cell office:value-type="float" office:value="4.11">
            <text:p>4.1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table:formula="of:=[.A244]/[.$A$1]" office:value-type="float" office:value="0.623853211009174">
            <text:p>0.623853211</text:p>
          </table:table-cell>
          <table:table-cell table:formula="of:=[.B244]/[.$B$1]" office:value-type="float" office:value="0.0705128205128205">
            <text:p>0.0705128205</text:p>
          </table:table-cell>
          <table:table-cell table:formula="of:=[.C244]/[.$C$1]" office:value-type="float" office:value="0.271363339856491">
            <text:p>0.2713633399</text:p>
          </table:table-cell>
          <table:table-cell table:formula="of:=[.D244]/[.D242]" office:value-type="float" office:value="1.23682498373455">
            <text:p>1.2368249837</text:p>
          </table:table-cell>
          <table:table-cell table:formula="of:=[.E244]/[.$E$1]" office:value-type="float" office:value="0">
            <text:p>0</text:p>
          </table:table-cell>
          <table:table-cell table:formula="of:=[.F244]/[.$F$1]" office:value-type="float" office:value="0.833333333333333">
            <text:p>0.8333333333</text:p>
          </table:table-cell>
          <table:table-cell table:formula="of:=[.G244]/[.$G$1]" office:value-type="float" office:value="0.799484757406612">
            <text:p>0.7994847574</text:p>
          </table:table-cell>
          <table:table-cell table:formula="of:=[.H244]/[.$H$1]" office:value-type="float" office:value="0.0279230926013996">
            <text:p>0.0279230926</text:p>
          </table:table-cell>
          <table:table-cell table:formula="of:=[.I244]/[.$I$1]" office:value-type="float" office:value="0.640625">
            <text:p>0.640625</text:p>
          </table:table-cell>
          <table:table-cell table:formula="of:=[.J244]/[.$J$1]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36">
            <text:p>1.36</text:p>
          </table:table-cell>
          <table:table-cell office:value-type="float" office:value="3.16">
            <text:p>3.16</text:p>
          </table:table-cell>
          <table:table-cell office:value-type="float" office:value="14.97">
            <text:p>14.97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4.98">
            <text:p>24.98</text:p>
          </table:table-cell>
          <table:table-cell office:value-type="float" office:value="7.3">
            <text:p>7.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[.A245]/[.$A$1]" office:value-type="float" office:value="0.623853211009174">
            <text:p>0.623853211</text:p>
          </table:table-cell>
          <table:table-cell table:formula="of:=[.B245]/[.$B$1]" office:value-type="float" office:value="0.0435897435897436">
            <text:p>0.0435897436</text:p>
          </table:table-cell>
          <table:table-cell table:formula="of:=[.C245]/[.$C$1]" office:value-type="float" office:value="0.206131767775603">
            <text:p>0.2061317678</text:p>
          </table:table-cell>
          <table:table-cell table:formula="of:=[.D245]/[.D243]" office:value-type="float" office:value="0.37966015724068">
            <text:p>0.3796601572</text:p>
          </table:table-cell>
          <table:table-cell table:formula="of:=[.E245]/[.$E$1]" office:value-type="float" office:value="1">
            <text:p>1</text:p>
          </table:table-cell>
          <table:table-cell table:formula="of:=[.F245]/[.$F$1]" office:value-type="float" office:value="0.717948717948718">
            <text:p>0.7179487179</text:p>
          </table:table-cell>
          <table:table-cell table:formula="of:=[.G245]/[.$G$1]" office:value-type="float" office:value="0.536281665951052">
            <text:p>0.536281666</text:p>
          </table:table-cell>
          <table:table-cell table:formula="of:=[.H245]/[.$H$1]" office:value-type="float" office:value="0.0495957605815612">
            <text:p>0.0495957606</text:p>
          </table:table-cell>
          <table:table-cell table:formula="of:=[.I245]/[.$I$1]" office:value-type="float" office:value="0.375">
            <text:p>0.375</text:p>
          </table:table-cell>
          <table:table-cell table:formula="of:=[.J245]/[.$J$1]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.2">
            <text:p>4.2</text:p>
          </table:table-cell>
          <table:table-cell office:value-type="float" office:value="5.59">
            <text:p>5.59</text:p>
          </table:table-cell>
          <table:table-cell office:value-type="float" office:value="25.02">
            <text:p>25.0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5.02">
            <text:p>25.02</text:p>
          </table:table-cell>
          <table:table-cell office:value-type="float" office:value="1.54">
            <text:p>1.5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table:formula="of:=[.A246]/[.$A$1]" office:value-type="float" office:value="0.706422018348624">
            <text:p>0.7064220183</text:p>
          </table:table-cell>
          <table:table-cell table:formula="of:=[.B246]/[.$B$1]" office:value-type="float" office:value="0.134615384615385">
            <text:p>0.1346153846</text:p>
          </table:table-cell>
          <table:table-cell table:formula="of:=[.C246]/[.$C$1]" office:value-type="float" office:value="0.364644487932159">
            <text:p>0.3646444879</text:p>
          </table:table-cell>
          <table:table-cell table:formula="of:=[.D246]/[.D244]" office:value-type="float" office:value="0.658074697527617">
            <text:p>0.6580746975</text:p>
          </table:table-cell>
          <table:table-cell table:formula="of:=[.E246]/[.$E$1]" office:value-type="float" office:value="0">
            <text:p>0</text:p>
          </table:table-cell>
          <table:table-cell table:formula="of:=[.F246]/[.$F$1]" office:value-type="float" office:value="0.743589743589744">
            <text:p>0.7435897436</text:p>
          </table:table-cell>
          <table:table-cell table:formula="of:=[.G246]/[.$G$1]" office:value-type="float" office:value="0.537140403606698">
            <text:p>0.5371404036</text:p>
          </table:table-cell>
          <table:table-cell table:formula="of:=[.H246]/[.$H$1]" office:value-type="float" office:value="0.0104626673007677">
            <text:p>0.0104626673</text:p>
          </table:table-cell>
          <table:table-cell table:formula="of:=[.I246]/[.$I$1]" office:value-type="float" office:value="0.671875">
            <text:p>0.671875</text:p>
          </table:table-cell>
          <table:table-cell table:formula="of:=[.J246]/[.$J$1]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8">
            <text:p>0.8</text:p>
          </table:table-cell>
          <table:table-cell office:value-type="float" office:value="2.47">
            <text:p>2.47</text:p>
          </table:table-cell>
          <table:table-cell office:value-type="float" office:value="17.53">
            <text:p>17.53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2.18">
            <text:p>22.1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[.A247]/[.$A$1]" office:value-type="float" office:value="0.495412844036697">
            <text:p>0.495412844</text:p>
          </table:table-cell>
          <table:table-cell table:formula="of:=[.B247]/[.$B$1]" office:value-type="float" office:value="0.0256410256410256">
            <text:p>0.0256410256</text:p>
          </table:table-cell>
          <table:table-cell table:formula="of:=[.C247]/[.$C$1]" office:value-type="float" office:value="0.161121983039791">
            <text:p>0.161121983</text:p>
          </table:table-cell>
          <table:table-cell table:formula="of:=[.D247]/[.D245]" office:value-type="float" office:value="1.17100868403474">
            <text:p>1.171008684</text:p>
          </table:table-cell>
          <table:table-cell table:formula="of:=[.E247]/[.$E$1]" office:value-type="float" office:value="0">
            <text:p>0</text:p>
          </table:table-cell>
          <table:table-cell table:formula="of:=[.F247]/[.$F$1]" office:value-type="float" office:value="0.602564102564102">
            <text:p>0.6025641026</text:p>
          </table:table-cell>
          <table:table-cell table:formula="of:=[.G247]/[.$G$1]" office:value-type="float" office:value="0.476170030055818">
            <text:p>0.4761700301</text:p>
          </table:table-cell>
          <table:table-cell table:formula="of:=[.H247]/[.$H$1]" office:value-type="float" office:value="0">
            <text:p>0</text:p>
          </table:table-cell>
          <table:table-cell table:formula="of:=[.I247]/[.$I$1]" office:value-type="float" office:value="0.859375">
            <text:p>0.859375</text:p>
          </table:table-cell>
          <table:table-cell table:formula="of:=[.J247]/[.$J$1]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.8">
            <text:p>8.8</text:p>
          </table:table-cell>
          <table:table-cell office:value-type="float" office:value="4.69">
            <text:p>4.69</text:p>
          </table:table-cell>
          <table:table-cell office:value-type="float" office:value="36.07">
            <text:p>36.0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6.56">
            <text:p>26.56</text:p>
          </table:table-cell>
          <table:table-cell office:value-type="float" office:value="2.78">
            <text:p>2.7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/>
          <table:table-cell table:formula="of:=[.A248]/[.$A$1]" office:value-type="float" office:value="0.623853211009174">
            <text:p>0.623853211</text:p>
          </table:table-cell>
          <table:table-cell table:formula="of:=[.B248]/[.$B$1]" office:value-type="float" office:value="0.282051282051282">
            <text:p>0.2820512821</text:p>
          </table:table-cell>
          <table:table-cell table:formula="of:=[.C248]/[.$C$1]" office:value-type="float" office:value="0.305936073059361">
            <text:p>0.3059360731</text:p>
          </table:table-cell>
          <table:table-cell table:formula="of:=[.D248]/[.D246]" office:value-type="float" office:value="1.44164668265388">
            <text:p>1.4416466827</text:p>
          </table:table-cell>
          <table:table-cell table:formula="of:=[.E248]/[.$E$1]" office:value-type="float" office:value="1">
            <text:p>1</text:p>
          </table:table-cell>
          <table:table-cell table:formula="of:=[.F248]/[.$F$1]" office:value-type="float" office:value="0.487179487179487">
            <text:p>0.4871794872</text:p>
          </table:table-cell>
          <table:table-cell table:formula="of:=[.G248]/[.$G$1]" office:value-type="float" office:value="0.570201803349077">
            <text:p>0.5702018033</text:p>
          </table:table-cell>
          <table:table-cell table:formula="of:=[.H248]/[.$H$1]" office:value-type="float" office:value="0.0188871526598274">
            <text:p>0.0188871527</text:p>
          </table:table-cell>
          <table:table-cell table:formula="of:=[.I248]/[.$I$1]" office:value-type="float" office:value="0.984375">
            <text:p>0.984375</text:p>
          </table:table-cell>
          <table:table-cell table:formula="of:=[.J248]/[.$J$1]" office:value-type="float" office:value="1">
            <text:p>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.02">
            <text:p>2.02</text:p>
          </table:table-cell>
          <table:table-cell office:value-type="float" office:value="6.57">
            <text:p>6.57</text:p>
          </table:table-cell>
          <table:table-cell office:value-type="float" office:value="31.9">
            <text:p>31.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8.75">
            <text:p>28.75</text:p>
          </table:table-cell>
          <table:table-cell office:value-type="float" office:value="11.83">
            <text:p>11.8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  <table:table-cell table:formula="of:=[.A249]/[.$A$1]" office:value-type="float" office:value="0.798165137614679">
            <text:p>0.7981651376</text:p>
          </table:table-cell>
          <table:table-cell table:formula="of:=[.B249]/[.$B$1]" office:value-type="float" office:value="0.0647435897435897">
            <text:p>0.0647435897</text:p>
          </table:table-cell>
          <table:table-cell table:formula="of:=[.C249]/[.$C$1]" office:value-type="float" office:value="0.428571428571429">
            <text:p>0.4285714286</text:p>
          </table:table-cell>
          <table:table-cell table:formula="of:=[.D249]/[.D247]" office:value-type="float" office:value="1.81973759269823">
            <text:p>1.8197375927</text:p>
          </table:table-cell>
          <table:table-cell table:formula="of:=[.E249]/[.$E$1]" office:value-type="float" office:value="1">
            <text:p>1</text:p>
          </table:table-cell>
          <table:table-cell table:formula="of:=[.F249]/[.$F$1]" office:value-type="float" office:value="0.641025641025641">
            <text:p>0.641025641</text:p>
          </table:table-cell>
          <table:table-cell table:formula="of:=[.G249]/[.$G$1]" office:value-type="float" office:value="0.617217689995706">
            <text:p>0.61721769</text:p>
          </table:table-cell>
          <table:table-cell table:formula="of:=[.H249]/[.$H$1]" office:value-type="float" office:value="0.080372307901352">
            <text:p>0.0803723079</text:p>
          </table:table-cell>
          <table:table-cell table:formula="of:=[.I249]/[.$I$1]" office:value-type="float" office:value="1">
            <text:p>1</text:p>
          </table:table-cell>
          <table:table-cell table:formula="of:=[.J249]/[.$J$1]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.25">
            <text:p>4.25</text:p>
          </table:table-cell>
          <table:table-cell office:value-type="float" office:value="8.22">
            <text:p>8.22</text:p>
          </table:table-cell>
          <table:table-cell office:value-type="float" office:value="30.77">
            <text:p>30.77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5.8">
            <text:p>25.8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table:formula="of:=[.A250]/[.$A$1]" office:value-type="float" office:value="0.568807339449541">
            <text:p>0.5688073394</text:p>
          </table:table-cell>
          <table:table-cell table:formula="of:=[.B250]/[.$B$1]" office:value-type="float" office:value="0.136217948717949">
            <text:p>0.1362179487</text:p>
          </table:table-cell>
          <table:table-cell table:formula="of:=[.C250]/[.$C$1]" office:value-type="float" office:value="0.536203522504892">
            <text:p>0.5362035225</text:p>
          </table:table-cell>
          <table:table-cell table:formula="of:=[.D250]/[.D248]" office:value-type="float" office:value="0.853063487662878">
            <text:p>0.8530634877</text:p>
          </table:table-cell>
          <table:table-cell table:formula="of:=[.E250]/[.$E$1]" office:value-type="float" office:value="0">
            <text:p>0</text:p>
          </table:table-cell>
          <table:table-cell table:formula="of:=[.F250]/[.$F$1]" office:value-type="float" office:value="0.717948717948718">
            <text:p>0.7179487179</text:p>
          </table:table-cell>
          <table:table-cell table:formula="of:=[.G250]/[.$G$1]" office:value-type="float" office:value="0.553885787891799">
            <text:p>0.5538857879</text:p>
          </table:table-cell>
          <table:table-cell table:formula="of:=[.H250]/[.$H$1]" office:value-type="float" office:value="0">
            <text:p>0</text:p>
          </table:table-cell>
          <table:table-cell table:formula="of:=[.I250]/[.$I$1]" office:value-type="float" office:value="0.671875">
            <text:p>0.671875</text:p>
          </table:table-cell>
          <table:table-cell table:formula="of:=[.J250]/[.$J$1]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  <table:table-cell office:value-type="float" office:value="9.69">
            <text:p>9.6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7.89">
            <text:p>17.8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251]/[.$A$1]" office:value-type="float" office:value="0.522935779816514">
            <text:p>0.5229357798</text:p>
          </table:table-cell>
          <table:table-cell table:formula="of:=[.B251]/[.$B$1]" office:value-type="float" office:value="0">
            <text:p>0</text:p>
          </table:table-cell>
          <table:table-cell table:formula="of:=[.C251]/[.$C$1]" office:value-type="float" office:value="0.171559034572733">
            <text:p>0.1715590346</text:p>
          </table:table-cell>
          <table:table-cell table:formula="of:=[.D251]/[.D249]" office:value-type="float" office:value="0.303761755485893">
            <text:p>0.3037617555</text:p>
          </table:table-cell>
          <table:table-cell table:formula="of:=[.E251]/[.$E$1]" office:value-type="float" office:value="0">
            <text:p>0</text:p>
          </table:table-cell>
          <table:table-cell table:formula="of:=[.F251]/[.$F$1]" office:value-type="float" office:value="0.576923076923077">
            <text:p>0.5769230769</text:p>
          </table:table-cell>
          <table:table-cell table:formula="of:=[.G251]/[.$G$1]" office:value-type="float" office:value="0.384070416487763">
            <text:p>0.3840704165</text:p>
          </table:table-cell>
          <table:table-cell table:formula="of:=[.H251]/[.$H$1]" office:value-type="float" office:value="0">
            <text:p>0</text:p>
          </table:table-cell>
          <table:table-cell table:formula="of:=[.I251]/[.$I$1]" office:value-type="float" office:value="0.25">
            <text:p>0.25</text:p>
          </table:table-cell>
          <table:table-cell table:formula="of:=[.J251]/[.$J$1]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2">
            <text:p>0.12</text:p>
          </table:table-cell>
          <table:table-cell office:value-type="float" office:value="3.26">
            <text:p>3.26</text:p>
          </table:table-cell>
          <table:table-cell office:value-type="float" office:value="12.26">
            <text:p>12.2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2.65">
            <text:p>22.6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252]/[.$A$1]" office:value-type="float" office:value="0.541284403669725">
            <text:p>0.5412844037</text:p>
          </table:table-cell>
          <table:table-cell table:formula="of:=[.B252]/[.$B$1]" office:value-type="float" office:value="0.00384615384615385">
            <text:p>0.0038461538</text:p>
          </table:table-cell>
          <table:table-cell table:formula="of:=[.C252]/[.$C$1]" office:value-type="float" office:value="0.212654924983692">
            <text:p>0.212654925</text:p>
          </table:table-cell>
          <table:table-cell table:formula="of:=[.D252]/[.D250]" office:value-type="float" office:value="0.398440038999025">
            <text:p>0.398440039</text:p>
          </table:table-cell>
          <table:table-cell table:formula="of:=[.E252]/[.$E$1]" office:value-type="float" office:value="0">
            <text:p>0</text:p>
          </table:table-cell>
          <table:table-cell table:formula="of:=[.F252]/[.$F$1]" office:value-type="float" office:value="0.705128205128205">
            <text:p>0.7051282051</text:p>
          </table:table-cell>
          <table:table-cell table:formula="of:=[.G252]/[.$G$1]" office:value-type="float" office:value="0.486260197509661">
            <text:p>0.4862601975</text:p>
          </table:table-cell>
          <table:table-cell table:formula="of:=[.H252]/[.$H$1]" office:value-type="float" office:value="0">
            <text:p>0</text:p>
          </table:table-cell>
          <table:table-cell table:formula="of:=[.I252]/[.$I$1]" office:value-type="float" office:value="0.25">
            <text:p>0.25</text:p>
          </table:table-cell>
          <table:table-cell table:formula="of:=[.J252]/[.$J$1]"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.08">
            <text:p>1.08</text:p>
          </table:table-cell>
          <table:table-cell office:value-type="float" office:value="4.37">
            <text:p>4.37</text:p>
          </table:table-cell>
          <table:table-cell office:value-type="float" office:value="26.08">
            <text:p>26.0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4.07">
            <text:p>24.07</text:p>
          </table:table-cell>
          <table:table-cell office:value-type="float" office:value="17.74">
            <text:p>17.7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/>
          <table:table-cell table:formula="of:=[.A253]/[.$A$1]" office:value-type="float" office:value="0.486238532110092">
            <text:p>0.4862385321</text:p>
          </table:table-cell>
          <table:table-cell table:formula="of:=[.B253]/[.$B$1]" office:value-type="float" office:value="0.0346153846153846">
            <text:p>0.0346153846</text:p>
          </table:table-cell>
          <table:table-cell table:formula="of:=[.C253]/[.$C$1]" office:value-type="float" office:value="0.285061969993477">
            <text:p>0.28506197</text:p>
          </table:table-cell>
          <table:table-cell table:formula="of:=[.D253]/[.D251]" office:value-type="float" office:value="2.69143446852425">
            <text:p>2.6914344685</text:p>
          </table:table-cell>
          <table:table-cell table:formula="of:=[.E253]/[.$E$1]" office:value-type="float" office:value="0">
            <text:p>0</text:p>
          </table:table-cell>
          <table:table-cell table:formula="of:=[.F253]/[.$F$1]" office:value-type="float" office:value="0.858974358974359">
            <text:p>0.858974359</text:p>
          </table:table-cell>
          <table:table-cell table:formula="of:=[.G253]/[.$G$1]" office:value-type="float" office:value="0.516745384285101">
            <text:p>0.5167453843</text:p>
          </table:table-cell>
          <table:table-cell table:formula="of:=[.H253]/[.$H$1]" office:value-type="float" office:value="0.120524492153">
            <text:p>0.1205244922</text:p>
          </table:table-cell>
          <table:table-cell table:formula="of:=[.I253]/[.$I$1]" office:value-type="float" office:value="0.4375">
            <text:p>0.4375</text:p>
          </table:table-cell>
          <table:table-cell table:formula="of:=[.J253]/[.$J$1]" office:value-type="float" office:value="1">
            <text:p>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.6">
            <text:p>3.6</text:p>
          </table:table-cell>
          <table:table-cell office:value-type="float" office:value="3.51">
            <text:p>3.51</text:p>
          </table:table-cell>
          <table:table-cell office:value-type="float" office:value="22.67">
            <text:p>22.6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2.29">
            <text:p>22.29</text:p>
          </table:table-cell>
          <table:table-cell office:value-type="float" office:value="43.71">
            <text:p>43.7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[.A254]/[.$A$1]" office:value-type="float" office:value="0.669724770642202">
            <text:p>0.6697247706</text:p>
          </table:table-cell>
          <table:table-cell table:formula="of:=[.B254]/[.$B$1]" office:value-type="float" office:value="0.115384615384615">
            <text:p>0.1153846154</text:p>
          </table:table-cell>
          <table:table-cell table:formula="of:=[.C254]/[.$C$1]" office:value-type="float" office:value="0.228962818003914">
            <text:p>0.228962818</text:p>
          </table:table-cell>
          <table:table-cell table:formula="of:=[.D254]/[.D252]" office:value-type="float" office:value="1.84910277324633">
            <text:p>1.8491027732</text:p>
          </table:table-cell>
          <table:table-cell table:formula="of:=[.E254]/[.$E$1]" office:value-type="float" office:value="0">
            <text:p>0</text:p>
          </table:table-cell>
          <table:table-cell table:formula="of:=[.F254]/[.$F$1]" office:value-type="float" office:value="0.653846153846154">
            <text:p>0.6538461538</text:p>
          </table:table-cell>
          <table:table-cell table:formula="of:=[.G254]/[.$G$1]" office:value-type="float" office:value="0.478531558608845">
            <text:p>0.4785315586</text:p>
          </table:table-cell>
          <table:table-cell table:formula="of:=[.H254]/[.$H$1]" office:value-type="float" office:value="0.296963108906855">
            <text:p>0.2969631089</text:p>
          </table:table-cell>
          <table:table-cell table:formula="of:=[.I254]/[.$I$1]" office:value-type="float" office:value="0.65625">
            <text:p>0.65625</text:p>
          </table:table-cell>
          <table:table-cell table:formula="of:=[.J254]/[.$J$1]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4.17">
            <text:p>4.17</text:p>
          </table:table-cell>
          <table:table-cell office:value-type="float" office:value="33.23">
            <text:p>33.23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7.36">
            <text:p>27.36</text:p>
          </table:table-cell>
          <table:table-cell office:value-type="float" office:value="6.17">
            <text:p>6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/>
          <table:table-cell table:formula="of:=[.A255]/[.$A$1]" office:value-type="float" office:value="0.944954128440367">
            <text:p>0.9449541284</text:p>
          </table:table-cell>
          <table:table-cell table:formula="of:=[.B255]/[.$B$1]" office:value-type="float" office:value="0">
            <text:p>0</text:p>
          </table:table-cell>
          <table:table-cell table:formula="of:=[.C255]/[.$C$1]" office:value-type="float" office:value="0.272015655577299">
            <text:p>0.2720156556</text:p>
          </table:table-cell>
          <table:table-cell table:formula="of:=[.D255]/[.D253]" office:value-type="float" office:value="1.27415644171779">
            <text:p>1.2741564417</text:p>
          </table:table-cell>
          <table:table-cell table:formula="of:=[.E255]/[.$E$1]" office:value-type="float" office:value="0">
            <text:p>0</text:p>
          </table:table-cell>
          <table:table-cell table:formula="of:=[.F255]/[.$F$1]" office:value-type="float" office:value="0.884615384615385">
            <text:p>0.8846153846</text:p>
          </table:table-cell>
          <table:table-cell table:formula="of:=[.G255]/[.$G$1]" office:value-type="float" office:value="0.587376556462001">
            <text:p>0.5873765565</text:p>
          </table:table-cell>
          <table:table-cell table:formula="of:=[.H255]/[.$H$1]" office:value-type="float" office:value="0.0419186086011278">
            <text:p>0.0419186086</text:p>
          </table:table-cell>
          <table:table-cell table:formula="of:=[.I255]/[.$I$1]" office:value-type="float" office:value="0.78125">
            <text:p>0.78125</text:p>
          </table:table-cell>
          <table:table-cell table:formula="of:=[.J255]/[.$J$1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3.17">
            <text:p>3.17</text:p>
          </table:table-cell>
          <table:table-cell office:value-type="float" office:value="17.91">
            <text:p>17.9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6.37">
            <text:p>26.37</text:p>
          </table:table-cell>
          <table:table-cell office:value-type="float" office:value="15.12">
            <text:p>15.1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[.A256]/[.$A$1]" office:value-type="float" office:value="0.614678899082569">
            <text:p>0.6146788991</text:p>
          </table:table-cell>
          <table:table-cell table:formula="of:=[.B256]/[.$B$1]" office:value-type="float" office:value="0.0961538461538462">
            <text:p>0.0961538462</text:p>
          </table:table-cell>
          <table:table-cell table:formula="of:=[.C256]/[.$C$1]" office:value-type="float" office:value="0.206784083496412">
            <text:p>0.2067840835</text:p>
          </table:table-cell>
          <table:table-cell table:formula="of:=[.D256]/[.D254]" office:value-type="float" office:value="0.790030877812086">
            <text:p>0.7900308778</text:p>
          </table:table-cell>
          <table:table-cell table:formula="of:=[.E256]/[.$E$1]" office:value-type="float" office:value="0">
            <text:p>0</text:p>
          </table:table-cell>
          <table:table-cell table:formula="of:=[.F256]/[.$F$1]" office:value-type="float" office:value="0.448717948717949">
            <text:p>0.4487179487</text:p>
          </table:table-cell>
          <table:table-cell table:formula="of:=[.G256]/[.$G$1]" office:value-type="float" office:value="0.566122799484757">
            <text:p>0.5661227995</text:p>
          </table:table-cell>
          <table:table-cell table:formula="of:=[.H256]/[.$H$1]" office:value-type="float" office:value="0.102724369862083">
            <text:p>0.1027243699</text:p>
          </table:table-cell>
          <table:table-cell table:formula="of:=[.I256]/[.$I$1]" office:value-type="float" office:value="0.421875">
            <text:p>0.421875</text:p>
          </table:table-cell>
          <table:table-cell table:formula="of:=[.J256]/[.$J$1]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">
            <text:p>15</text:p>
          </table:table-cell>
          <table:table-cell office:value-type="float" office:value="4.98">
            <text:p>4.98</text:p>
          </table:table-cell>
          <table:table-cell office:value-type="float" office:value="36.94">
            <text:p>36.9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31.83">
            <text:p>31.83</text:p>
          </table:table-cell>
          <table:table-cell office:value-type="float" office:value="66.27">
            <text:p>66.2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table:formula="of:=[.A257]/[.$A$1]" office:value-type="float" office:value="0.678899082568807">
            <text:p>0.6788990826</text:p>
          </table:table-cell>
          <table:table-cell table:formula="of:=[.B257]/[.$B$1]" office:value-type="float" office:value="0.480769230769231">
            <text:p>0.4807692308</text:p>
          </table:table-cell>
          <table:table-cell table:formula="of:=[.C257]/[.$C$1]" office:value-type="float" office:value="0.324853228962818">
            <text:p>0.324853229</text:p>
          </table:table-cell>
          <table:table-cell table:formula="of:=[.D257]/[.D255]" office:value-type="float" office:value="1.11164610291905">
            <text:p>1.1116461029</text:p>
          </table:table-cell>
          <table:table-cell table:formula="of:=[.E257]/[.$E$1]" office:value-type="float" office:value="1">
            <text:p>1</text:p>
          </table:table-cell>
          <table:table-cell table:formula="of:=[.F257]/[.$F$1]" office:value-type="float" office:value="0.923076923076923">
            <text:p>0.9230769231</text:p>
          </table:table-cell>
          <table:table-cell table:formula="of:=[.G257]/[.$G$1]" office:value-type="float" office:value="0.683340489480464">
            <text:p>0.6833404895</text:p>
          </table:table-cell>
          <table:table-cell table:formula="of:=[.H257]/[.$H$1]" office:value-type="float" office:value="0.450234390923296">
            <text:p>0.4502343909</text:p>
          </table:table-cell>
          <table:table-cell table:formula="of:=[.I257]/[.$I$1]" office:value-type="float" office:value="0.640625">
            <text:p>0.640625</text:p>
          </table:table-cell>
          <table:table-cell table:formula="of:=[.J257]/[.$J$1]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21">
            <text:p>0.21</text:p>
          </table:table-cell>
          <table:table-cell office:value-type="float" office:value="3.95">
            <text:p>3.95</text:p>
          </table:table-cell>
          <table:table-cell office:value-type="float" office:value="15.11">
            <text:p>15.1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2.17">
            <text:p>22.17</text:p>
          </table:table-cell>
          <table:table-cell office:value-type="float" office:value="2.42">
            <text:p>2.4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258]/[.$A$1]" office:value-type="float" office:value="0.577981651376147">
            <text:p>0.5779816514</text:p>
          </table:table-cell>
          <table:table-cell table:formula="of:=[.B258]/[.$B$1]" office:value-type="float" office:value="0.00673076923076923">
            <text:p>0.0067307692</text:p>
          </table:table-cell>
          <table:table-cell table:formula="of:=[.C258]/[.$C$1]" office:value-type="float" office:value="0.257664709719504">
            <text:p>0.2576647097</text:p>
          </table:table-cell>
          <table:table-cell table:formula="of:=[.D258]/[.D256]" office:value-type="float" office:value="0.843662758235623">
            <text:p>0.8436627582</text:p>
          </table:table-cell>
          <table:table-cell table:formula="of:=[.E258]/[.$E$1]" office:value-type="float" office:value="0">
            <text:p>0</text:p>
          </table:table-cell>
          <table:table-cell table:formula="of:=[.F258]/[.$F$1]" office:value-type="float" office:value="0.782051282051282">
            <text:p>0.7820512821</text:p>
          </table:table-cell>
          <table:table-cell table:formula="of:=[.G258]/[.$G$1]" office:value-type="float" office:value="0.475955345641906">
            <text:p>0.4759553456</text:p>
          </table:table-cell>
          <table:table-cell table:formula="of:=[.H258]/[.$H$1]" office:value-type="float" office:value="0.0164413343297778">
            <text:p>0.0164413343</text:p>
          </table:table-cell>
          <table:table-cell table:formula="of:=[.I258]/[.$I$1]" office:value-type="float" office:value="0.265625">
            <text:p>0.265625</text:p>
          </table:table-cell>
          <table:table-cell table:formula="of:=[.J258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3.69">
            <text:p>3.69</text:p>
          </table:table-cell>
          <table:table-cell office:value-type="float" office:value="13.92">
            <text:p>13.9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7.66">
            <text:p>27.6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[.A259]/[.$A$1]" office:value-type="float" office:value="0.614678899082569">
            <text:p>0.6146788991</text:p>
          </table:table-cell>
          <table:table-cell table:formula="of:=[.B259]/[.$B$1]" office:value-type="float" office:value="0">
            <text:p>0</text:p>
          </table:table-cell>
          <table:table-cell table:formula="of:=[.C259]/[.$C$1]" office:value-type="float" office:value="0.240704500978474">
            <text:p>0.240704501</text:p>
          </table:table-cell>
          <table:table-cell table:formula="of:=[.D259]/[.D257]" office:value-type="float" office:value="0.376827287493232">
            <text:p>0.3768272875</text:p>
          </table:table-cell>
          <table:table-cell table:formula="of:=[.E259]/[.$E$1]" office:value-type="float" office:value="0">
            <text:p>0</text:p>
          </table:table-cell>
          <table:table-cell table:formula="of:=[.F259]/[.$F$1]" office:value-type="float" office:value="0.551282051282051">
            <text:p>0.5512820513</text:p>
          </table:table-cell>
          <table:table-cell table:formula="of:=[.G259]/[.$G$1]" office:value-type="float" office:value="0.593817088879347">
            <text:p>0.5938170889</text:p>
          </table:table-cell>
          <table:table-cell table:formula="of:=[.H259]/[.$H$1]" office:value-type="float" office:value="0">
            <text:p>0</text:p>
          </table:table-cell>
          <table:table-cell table:formula="of:=[.I259]/[.$I$1]" office:value-type="float" office:value="0.296875">
            <text:p>0.296875</text:p>
          </table:table-cell>
          <table:table-cell table:formula="of:=[.J259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2">
            <text:p>0.02</text:p>
          </table:table-cell>
          <table:table-cell office:value-type="float" office:value="2.8">
            <text:p>2.8</text:p>
          </table:table-cell>
          <table:table-cell office:value-type="float" office:value="18.84">
            <text:p>18.8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4.82">
            <text:p>24.8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260]/[.$A$1]" office:value-type="float" office:value="0.614678899082569">
            <text:p>0.6146788991</text:p>
          </table:table-cell>
          <table:table-cell table:formula="of:=[.B260]/[.$B$1]" office:value-type="float" office:value="0.000641025641025641">
            <text:p>0.0006410256</text:p>
          </table:table-cell>
          <table:table-cell table:formula="of:=[.C260]/[.$C$1]" office:value-type="float" office:value="0.182648401826484">
            <text:p>0.1826484018</text:p>
          </table:table-cell>
          <table:table-cell table:formula="of:=[.D260]/[.D258]" office:value-type="float" office:value="1.24685638649901">
            <text:p>1.2468563865</text:p>
          </table:table-cell>
          <table:table-cell table:formula="of:=[.E260]/[.$E$1]" office:value-type="float" office:value="0">
            <text:p>0</text:p>
          </table:table-cell>
          <table:table-cell table:formula="of:=[.F260]/[.$F$1]" office:value-type="float" office:value="0.576923076923077">
            <text:p>0.5769230769</text:p>
          </table:table-cell>
          <table:table-cell table:formula="of:=[.G260]/[.$G$1]" office:value-type="float" office:value="0.532846715328467">
            <text:p>0.5328467153</text:p>
          </table:table-cell>
          <table:table-cell table:formula="of:=[.H260]/[.$H$1]" office:value-type="float" office:value="0">
            <text:p>0</text:p>
          </table:table-cell>
          <table:table-cell table:formula="of:=[.I260]/[.$I$1]" office:value-type="float" office:value="0.265625">
            <text:p>0.265625</text:p>
          </table:table-cell>
          <table:table-cell table:formula="of:=[.J260]/[.$J$1]"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5">
            <text:p>0.05</text:p>
          </table:table-cell>
          <table:table-cell office:value-type="float" office:value="4.61">
            <text:p>4.61</text:p>
          </table:table-cell>
          <table:table-cell office:value-type="float" office:value="13.69">
            <text:p>13.69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3.23">
            <text:p>23.23</text:p>
          </table:table-cell>
          <table:table-cell office:value-type="float" office:value="2.78">
            <text:p>2.7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261]/[.$A$1]" office:value-type="float" office:value="0.564220183486238">
            <text:p>0.5642201835</text:p>
          </table:table-cell>
          <table:table-cell table:formula="of:=[.B261]/[.$B$1]" office:value-type="float" office:value="0.0016025641025641">
            <text:p>0.0016025641</text:p>
          </table:table-cell>
          <table:table-cell table:formula="of:=[.C261]/[.$C$1]" office:value-type="float" office:value="0.30071754729289">
            <text:p>0.3007175473</text:p>
          </table:table-cell>
          <table:table-cell table:formula="of:=[.D261]/[.D259]" office:value-type="float" office:value="0.983477011494253">
            <text:p>0.9834770115</text:p>
          </table:table-cell>
          <table:table-cell table:formula="of:=[.E261]/[.$E$1]" office:value-type="float" office:value="0">
            <text:p>0</text:p>
          </table:table-cell>
          <table:table-cell table:formula="of:=[.F261]/[.$F$1]" office:value-type="float" office:value="0.653846153846154">
            <text:p>0.6538461538</text:p>
          </table:table-cell>
          <table:table-cell table:formula="of:=[.G261]/[.$G$1]" office:value-type="float" office:value="0.498711893516531">
            <text:p>0.4987118935</text:p>
          </table:table-cell>
          <table:table-cell table:formula="of:=[.H261]/[.$H$1]" office:value-type="float" office:value="0.0188871526598274">
            <text:p>0.0188871527</text:p>
          </table:table-cell>
          <table:table-cell table:formula="of:=[.I261]/[.$I$1]" office:value-type="float" office:value="0.25">
            <text:p>0.25</text:p>
          </table:table-cell>
          <table:table-cell table:formula="of:=[.J261]/[.$J$1]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6">
            <text:p>0.6</text:p>
          </table:table-cell>
          <table:table-cell office:value-type="float" office:value="5.28">
            <text:p>5.28</text:p>
          </table:table-cell>
          <table:table-cell office:value-type="float" office:value="25.71">
            <text:p>25.7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.02">
            <text:p>27.02</text:p>
          </table:table-cell>
          <table:table-cell office:value-type="float" office:value="27.77">
            <text:p>27.7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/>
          <table:table-cell table:formula="of:=[.A262]/[.$A$1]" office:value-type="float" office:value="0.513761467889908">
            <text:p>0.5137614679</text:p>
          </table:table-cell>
          <table:table-cell table:formula="of:=[.B262]/[.$B$1]" office:value-type="float" office:value="0.0192307692307692">
            <text:p>0.0192307692</text:p>
          </table:table-cell>
          <table:table-cell table:formula="of:=[.C262]/[.$C$1]" office:value-type="float" office:value="0.344422700587084">
            <text:p>0.3444227006</text:p>
          </table:table-cell>
          <table:table-cell table:formula="of:=[.D262]/[.D260]" office:value-type="float" office:value="1.36464968152866">
            <text:p>1.3646496815</text:p>
          </table:table-cell>
          <table:table-cell table:formula="of:=[.E262]/[.$E$1]" office:value-type="float" office:value="0">
            <text:p>0</text:p>
          </table:table-cell>
          <table:table-cell table:formula="of:=[.F262]/[.$F$1]" office:value-type="float" office:value="0.705128205128205">
            <text:p>0.7051282051</text:p>
          </table:table-cell>
          <table:table-cell table:formula="of:=[.G262]/[.$G$1]" office:value-type="float" office:value="0.580077286389008">
            <text:p>0.5800772864</text:p>
          </table:table-cell>
          <table:table-cell table:formula="of:=[.H262]/[.$H$1]" office:value-type="float" office:value="0.188667708404104">
            <text:p>0.1886677084</text:p>
          </table:table-cell>
          <table:table-cell table:formula="of:=[.I262]/[.$I$1]" office:value-type="float" office:value="0.59375">
            <text:p>0.59375</text:p>
          </table:table-cell>
          <table:table-cell table:formula="of:=[.J262]/[.$J$1]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  <table:table-cell office:value-type="float" office:value="15.96">
            <text:p>15.9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2.03">
            <text:p>22.03</text:p>
          </table:table-cell>
          <table:table-cell office:value-type="float" office:value="3.5">
            <text:p>3.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263]/[.$A$1]" office:value-type="float" office:value="0.513761467889908">
            <text:p>0.5137614679</text:p>
          </table:table-cell>
          <table:table-cell table:formula="of:=[.B263]/[.$B$1]" office:value-type="float" office:value="0">
            <text:p>0</text:p>
          </table:table-cell>
          <table:table-cell table:formula="of:=[.C263]/[.$C$1]" office:value-type="float" office:value="0.111545988258317">
            <text:p>0.1115459883</text:p>
          </table:table-cell>
          <table:table-cell table:formula="of:=[.D263]/[.D261]" office:value-type="float" office:value="1.16581446311176">
            <text:p>1.1658144631</text:p>
          </table:table-cell>
          <table:table-cell table:formula="of:=[.E263]/[.$E$1]" office:value-type="float" office:value="0">
            <text:p>0</text:p>
          </table:table-cell>
          <table:table-cell table:formula="of:=[.F263]/[.$F$1]" office:value-type="float" office:value="0.538461538461538">
            <text:p>0.5384615385</text:p>
          </table:table-cell>
          <table:table-cell table:formula="of:=[.G263]/[.$G$1]" office:value-type="float" office:value="0.472949763847145">
            <text:p>0.4729497638</text:p>
          </table:table-cell>
          <table:table-cell table:formula="of:=[.H263]/[.$H$1]" office:value-type="float" office:value="0.0237787893199266">
            <text:p>0.0237787893</text:p>
          </table:table-cell>
          <table:table-cell table:formula="of:=[.I263]/[.$I$1]" office:value-type="float" office:value="0.25">
            <text:p>0.25</text:p>
          </table:table-cell>
          <table:table-cell table:formula="of:=[.J263]/[.$J$1]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48">
            <text:p>0.48</text:p>
          </table:table-cell>
          <table:table-cell office:value-type="float" office:value="7.26">
            <text:p>7.2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9.82">
            <text:p>19.82</text:p>
          </table:table-cell>
          <table:table-cell office:value-type="float" office:value="5.19">
            <text:p>5.1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264]/[.$A$1]" office:value-type="float" office:value="0.463302752293578">
            <text:p>0.4633027523</text:p>
          </table:table-cell>
          <table:table-cell table:formula="of:=[.B264]/[.$B$1]" office:value-type="float" office:value="0.0153846153846154">
            <text:p>0.0153846154</text:p>
          </table:table-cell>
          <table:table-cell table:formula="of:=[.C264]/[.$C$1]" office:value-type="float" office:value="0.473581213307241">
            <text:p>0.4735812133</text:p>
          </table:table-cell>
          <table:table-cell table:formula="of:=[.D264]/[.D262]" office:value-type="float" office:value="0.505639828860366">
            <text:p>0.5056398289</text:p>
          </table:table-cell>
          <table:table-cell table:formula="of:=[.E264]/[.$E$1]" office:value-type="float" office:value="0">
            <text:p>0</text:p>
          </table:table-cell>
          <table:table-cell table:formula="of:=[.F264]/[.$F$1]" office:value-type="float" office:value="0.641025641025641">
            <text:p>0.641025641</text:p>
          </table:table-cell>
          <table:table-cell table:formula="of:=[.G264]/[.$G$1]" office:value-type="float" office:value="0.425504508372692">
            <text:p>0.4255045084</text:p>
          </table:table-cell>
          <table:table-cell table:formula="of:=[.H264]/[.$H$1]" office:value-type="float" office:value="0.0352605475915483">
            <text:p>0.0352605476</text:p>
          </table:table-cell>
          <table:table-cell table:formula="of:=[.I264]/[.$I$1]" office:value-type="float" office:value="0.25">
            <text:p>0.25</text:p>
          </table:table-cell>
          <table:table-cell table:formula="of:=[.J264]/[.$J$1]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8">
            <text:p>0.18</text:p>
          </table:table-cell>
          <table:table-cell office:value-type="float" office:value="4.14">
            <text:p>4.14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23.43">
            <text:p>23.43</text:p>
          </table:table-cell>
          <table:table-cell office:value-type="float" office:value="7.71">
            <text:p>7.7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table:formula="of:=[.A265]/[.$A$1]" office:value-type="float" office:value="0.688073394495413">
            <text:p>0.6880733945</text:p>
          </table:table-cell>
          <table:table-cell table:formula="of:=[.B265]/[.$B$1]" office:value-type="float" office:value="0.00576923076923077">
            <text:p>0.0057692308</text:p>
          </table:table-cell>
          <table:table-cell table:formula="of:=[.C265]/[.$C$1]" office:value-type="float" office:value="0.270058708414873">
            <text:p>0.2700587084</text:p>
          </table:table-cell>
          <table:table-cell table:formula="of:=[.D265]/[.D263]" office:value-type="float" office:value="0.902255639097744">
            <text:p>0.9022556391</text:p>
          </table:table-cell>
          <table:table-cell table:formula="of:=[.E265]/[.$E$1]" office:value-type="float" office:value="0">
            <text:p>0</text:p>
          </table:table-cell>
          <table:table-cell table:formula="of:=[.F265]/[.$F$1]" office:value-type="float" office:value="0.67948717948718">
            <text:p>0.6794871795</text:p>
          </table:table-cell>
          <table:table-cell table:formula="of:=[.G265]/[.$G$1]" office:value-type="float" office:value="0.503005581794762">
            <text:p>0.5030055818</text:p>
          </table:table-cell>
          <table:table-cell table:formula="of:=[.H265]/[.$H$1]" office:value-type="float" office:value="0.0523812759018955">
            <text:p>0.0523812759</text:p>
          </table:table-cell>
          <table:table-cell table:formula="of:=[.I265]/[.$I$1]" office:value-type="float" office:value="0.6875">
            <text:p>0.6875</text:p>
          </table:table-cell>
          <table:table-cell table:formula="of:=[.J265]/[.$J$1]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.6">
            <text:p>2.6</text:p>
          </table:table-cell>
          <table:table-cell office:value-type="float" office:value="7.22">
            <text:p>7.22</text:p>
          </table:table-cell>
          <table:table-cell office:value-type="float" office:value="28.69">
            <text:p>28.6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7.87">
            <text:p>27.87</text:p>
          </table:table-cell>
          <table:table-cell office:value-type="float" office:value="37.65">
            <text:p>37.6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/>
          <table:table-cell table:formula="of:=[.A266]/[.$A$1]" office:value-type="float" office:value="0.779816513761468">
            <text:p>0.7798165138</text:p>
          </table:table-cell>
          <table:table-cell table:formula="of:=[.B266]/[.$B$1]" office:value-type="float" office:value="0.0833333333333333">
            <text:p>0.0833333333</text:p>
          </table:table-cell>
          <table:table-cell table:formula="of:=[.C266]/[.$C$1]" office:value-type="float" office:value="0.470971950424005">
            <text:p>0.4709719504</text:p>
          </table:table-cell>
          <table:table-cell table:formula="of:=[.D266]/[.D264]" office:value-type="float" office:value="2.20692307692308">
            <text:p>2.2069230769</text:p>
          </table:table-cell>
          <table:table-cell table:formula="of:=[.E266]/[.$E$1]" office:value-type="float" office:value="1">
            <text:p>1</text:p>
          </table:table-cell>
          <table:table-cell table:formula="of:=[.F266]/[.$F$1]" office:value-type="float" office:value="0.91025641025641">
            <text:p>0.9102564103</text:p>
          </table:table-cell>
          <table:table-cell table:formula="of:=[.G266]/[.$G$1]" office:value-type="float" office:value="0.59832546157149">
            <text:p>0.5983254616</text:p>
          </table:table-cell>
          <table:table-cell table:formula="of:=[.H266]/[.$H$1]" office:value-type="float" office:value="0.255791833684354">
            <text:p>0.2557918337</text:p>
          </table:table-cell>
          <table:table-cell table:formula="of:=[.I266]/[.$I$1]" office:value-type="float" office:value="0.875">
            <text:p>0.875</text:p>
          </table:table-cell>
          <table:table-cell table:formula="of:=[.J266]/[.$J$1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5.63">
            <text:p>5.63</text:p>
          </table:table-cell>
          <table:table-cell office:value-type="float" office:value="29.12">
            <text:p>29.12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2.33">
            <text:p>32.33</text:p>
          </table:table-cell>
          <table:table-cell office:value-type="float" office:value="2.02">
            <text:p>2.0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[.A267]/[.$A$1]" office:value-type="float" office:value="0.614678899082569">
            <text:p>0.6146788991</text:p>
          </table:table-cell>
          <table:table-cell table:formula="of:=[.B267]/[.$B$1]" office:value-type="float" office:value="0">
            <text:p>0</text:p>
          </table:table-cell>
          <table:table-cell table:formula="of:=[.C267]/[.$C$1]" office:value-type="float" office:value="0.367253750815395">
            <text:p>0.3672537508</text:p>
          </table:table-cell>
          <table:table-cell table:formula="of:=[.D267]/[.D265]" office:value-type="float" office:value="2.02222222222222">
            <text:p>2.0222222222</text:p>
          </table:table-cell>
          <table:table-cell table:formula="of:=[.E267]/[.$E$1]" office:value-type="float" office:value="0">
            <text:p>0</text:p>
          </table:table-cell>
          <table:table-cell table:formula="of:=[.F267]/[.$F$1]" office:value-type="float" office:value="0.871794871794872">
            <text:p>0.8717948718</text:p>
          </table:table-cell>
          <table:table-cell table:formula="of:=[.G267]/[.$G$1]" office:value-type="float" office:value="0.694074710176041">
            <text:p>0.6940747102</text:p>
          </table:table-cell>
          <table:table-cell table:formula="of:=[.H267]/[.$H$1]" office:value-type="float" office:value="0.0137237584075005">
            <text:p>0.0137237584</text:p>
          </table:table-cell>
          <table:table-cell table:formula="of:=[.I267]/[.$I$1]" office:value-type="float" office:value="0.53125">
            <text:p>0.53125</text:p>
          </table:table-cell>
          <table:table-cell table:formula="of:=[.J267]/[.$J$1]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4.19">
            <text:p>4.19</text:p>
          </table:table-cell>
          <table:table-cell office:value-type="float" office:value="18.04">
            <text:p>18.0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3.65">
            <text:p>23.65</text:p>
          </table:table-cell>
          <table:table-cell office:value-type="float" office:value="20.78">
            <text:p>20.7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/>
          <table:table-cell table:formula="of:=[.A268]/[.$A$1]" office:value-type="float" office:value="0.651376146788991">
            <text:p>0.6513761468</text:p>
          </table:table-cell>
          <table:table-cell table:formula="of:=[.B268]/[.$B$1]" office:value-type="float" office:value="0">
            <text:p>0</text:p>
          </table:table-cell>
          <table:table-cell table:formula="of:=[.C268]/[.$C$1]" office:value-type="float" office:value="0.273320287018917">
            <text:p>0.273320287</text:p>
          </table:table-cell>
          <table:table-cell table:formula="of:=[.D268]/[.D266]" office:value-type="float" office:value="0.628790519344719">
            <text:p>0.6287905193</text:p>
          </table:table-cell>
          <table:table-cell table:formula="of:=[.E268]/[.$E$1]" office:value-type="float" office:value="0">
            <text:p>0</text:p>
          </table:table-cell>
          <table:table-cell table:formula="of:=[.F268]/[.$F$1]" office:value-type="float" office:value="0.717948717948718">
            <text:p>0.7179487179</text:p>
          </table:table-cell>
          <table:table-cell table:formula="of:=[.G268]/[.$G$1]" office:value-type="float" office:value="0.507728638900816">
            <text:p>0.5077286389</text:p>
          </table:table-cell>
          <table:table-cell table:formula="of:=[.H268]/[.$H$1]" office:value-type="float" office:value="0.141178069162307">
            <text:p>0.1411780692</text:p>
          </table:table-cell>
          <table:table-cell table:formula="of:=[.I268]/[.$I$1]" office:value-type="float" office:value="0.65625">
            <text:p>0.65625</text:p>
          </table:table-cell>
          <table:table-cell table:formula="of:=[.J268]/[.$J$1]"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">
            <text:p>0.1</text:p>
          </table:table-cell>
          <table:table-cell office:value-type="float" office:value="3.28">
            <text:p>3.28</text:p>
          </table:table-cell>
          <table:table-cell office:value-type="float" office:value="10.73">
            <text:p>10.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0.42">
            <text:p>20.4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269]/[.$A$1]" office:value-type="float" office:value="0.605504587155963">
            <text:p>0.6055045872</text:p>
          </table:table-cell>
          <table:table-cell table:formula="of:=[.B269]/[.$B$1]" office:value-type="float" office:value="0.00320512820512821">
            <text:p>0.0032051282</text:p>
          </table:table-cell>
          <table:table-cell table:formula="of:=[.C269]/[.$C$1]" office:value-type="float" office:value="0.21395955642531">
            <text:p>0.2139595564</text:p>
          </table:table-cell>
          <table:table-cell table:formula="of:=[.D269]/[.D267]" office:value-type="float" office:value="0.368475274725275">
            <text:p>0.3684752747</text:p>
          </table:table-cell>
          <table:table-cell table:formula="of:=[.E269]/[.$E$1]" office:value-type="float" office:value="0">
            <text:p>0</text:p>
          </table:table-cell>
          <table:table-cell table:formula="of:=[.F269]/[.$F$1]" office:value-type="float" office:value="0.935897435897436">
            <text:p>0.9358974359</text:p>
          </table:table-cell>
          <table:table-cell table:formula="of:=[.G269]/[.$G$1]" office:value-type="float" office:value="0.438385573207385">
            <text:p>0.4383855732</text:p>
          </table:table-cell>
          <table:table-cell table:formula="of:=[.H269]/[.$H$1]" office:value-type="float" office:value="0">
            <text:p>0</text:p>
          </table:table-cell>
          <table:table-cell table:formula="of:=[.I269]/[.$I$1]" office:value-type="float" office:value="0.265625">
            <text:p>0.265625</text:p>
          </table:table-cell>
          <table:table-cell table:formula="of:=[.J269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18.14">
            <text:p>18.1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2.59">
            <text:p>22.5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270]/[.$A$1]" office:value-type="float" office:value="0.623853211009174">
            <text:p>0.623853211</text:p>
          </table:table-cell>
          <table:table-cell table:formula="of:=[.B270]/[.$B$1]" office:value-type="float" office:value="0">
            <text:p>0</text:p>
          </table:table-cell>
          <table:table-cell table:formula="of:=[.C270]/[.$C$1]" office:value-type="float" office:value="0.148727984344423">
            <text:p>0.1487279843</text:p>
          </table:table-cell>
          <table:table-cell table:formula="of:=[.D270]/[.D268]" office:value-type="float" office:value="1.00554323725055">
            <text:p>1.0055432373</text:p>
          </table:table-cell>
          <table:table-cell table:formula="of:=[.E270]/[.$E$1]" office:value-type="float" office:value="0">
            <text:p>0</text:p>
          </table:table-cell>
          <table:table-cell table:formula="of:=[.F270]/[.$F$1]" office:value-type="float" office:value="0.705128205128205">
            <text:p>0.7051282051</text:p>
          </table:table-cell>
          <table:table-cell table:formula="of:=[.G270]/[.$G$1]" office:value-type="float" office:value="0.484972091026191">
            <text:p>0.484972091</text:p>
          </table:table-cell>
          <table:table-cell table:formula="of:=[.H270]/[.$H$1]" office:value-type="float" office:value="0">
            <text:p>0</text:p>
          </table:table-cell>
          <table:table-cell table:formula="of:=[.I270]/[.$I$1]" office:value-type="float" office:value="0.265625">
            <text:p>0.265625</text:p>
          </table:table-cell>
          <table:table-cell table:formula="of:=[.J270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2">
            <text:p>12</text:p>
          </table:table-cell>
          <table:table-cell office:value-type="float" office:value="4.51">
            <text:p>4.51</text:p>
          </table:table-cell>
          <table:table-cell office:value-type="float" office:value="21.93">
            <text:p>21.93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6.07">
            <text:p>26.07</text:p>
          </table:table-cell>
          <table:table-cell office:value-type="float" office:value="64.8">
            <text:p>64.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/>
          <table:table-cell table:formula="of:=[.A271]/[.$A$1]" office:value-type="float" office:value="0.605504587155963">
            <text:p>0.6055045872</text:p>
          </table:table-cell>
          <table:table-cell table:formula="of:=[.B271]/[.$B$1]" office:value-type="float" office:value="0.384615384615385">
            <text:p>0.3846153846</text:p>
          </table:table-cell>
          <table:table-cell table:formula="of:=[.C271]/[.$C$1]" office:value-type="float" office:value="0.294194390084801">
            <text:p>0.2941943901</text:p>
          </table:table-cell>
          <table:table-cell table:formula="of:=[.D271]/[.D269]" office:value-type="float" office:value="2.04380242311277">
            <text:p>2.0438024231</text:p>
          </table:table-cell>
          <table:table-cell table:formula="of:=[.E271]/[.$E$1]" office:value-type="float" office:value="0">
            <text:p>0</text:p>
          </table:table-cell>
          <table:table-cell table:formula="of:=[.F271]/[.$F$1]" office:value-type="float" office:value="0.782051282051282">
            <text:p>0.7820512821</text:p>
          </table:table-cell>
          <table:table-cell table:formula="of:=[.G271]/[.$G$1]" office:value-type="float" office:value="0.559682267067411">
            <text:p>0.5596822671</text:p>
          </table:table-cell>
          <table:table-cell table:formula="of:=[.H271]/[.$H$1]" office:value-type="float" office:value="0.440247299408927">
            <text:p>0.4402472994</text:p>
          </table:table-cell>
          <table:table-cell table:formula="of:=[.I271]/[.$I$1]" office:value-type="float" office:value="0.71875">
            <text:p>0.71875</text:p>
          </table:table-cell>
          <table:table-cell table:formula="of:=[.J271]/[.$J$1]" office:value-type="float" office:value="1">
            <text:p>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.1">
            <text:p>4.1</text:p>
          </table:table-cell>
          <table:table-cell office:value-type="float" office:value="4">
            <text:p>4</text:p>
          </table:table-cell>
          <table:table-cell office:value-type="float" office:value="34.3">
            <text:p>34.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.51">
            <text:p>29.51</text:p>
          </table:table-cell>
          <table:table-cell office:value-type="float" office:value="8.23">
            <text:p>8.2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table:formula="of:=[.A272]/[.$A$1]" office:value-type="float" office:value="0.761467889908257">
            <text:p>0.7614678899</text:p>
          </table:table-cell>
          <table:table-cell table:formula="of:=[.B272]/[.$B$1]" office:value-type="float" office:value="0.131410256410256">
            <text:p>0.1314102564</text:p>
          </table:table-cell>
          <table:table-cell table:formula="of:=[.C272]/[.$C$1]" office:value-type="float" office:value="0.260926288323549">
            <text:p>0.2609262883</text:p>
          </table:table-cell>
          <table:table-cell table:formula="of:=[.D272]/[.D270]" office:value-type="float" office:value="1.89084895259096">
            <text:p>1.8908489526</text:p>
          </table:table-cell>
          <table:table-cell table:formula="of:=[.E272]/[.$E$1]" office:value-type="float" office:value="1">
            <text:p>1</text:p>
          </table:table-cell>
          <table:table-cell table:formula="of:=[.F272]/[.$F$1]" office:value-type="float" office:value="0.41025641025641">
            <text:p>0.4102564103</text:p>
          </table:table-cell>
          <table:table-cell table:formula="of:=[.G272]/[.$G$1]" office:value-type="float" office:value="0.633533705452984">
            <text:p>0.6335337055</text:p>
          </table:table-cell>
          <table:table-cell table:formula="of:=[.H272]/[.$H$1]" office:value-type="float" office:value="0.055914124600856">
            <text:p>0.0559141246</text:p>
          </table:table-cell>
          <table:table-cell table:formula="of:=[.I272]/[.$I$1]" office:value-type="float" office:value="0.828125">
            <text:p>0.828125</text:p>
          </table:table-cell>
          <table:table-cell table:formula="of:=[.J272]/[.$J$1]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3.96">
            <text:p>3.96</text:p>
          </table:table-cell>
          <table:table-cell office:value-type="float" office:value="24.7">
            <text:p>24.7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formula="of:=[.A273]/[.$A$1]" office:value-type="float" office:value="0.63302752293578">
            <text:p>0.6330275229</text:p>
          </table:table-cell>
          <table:table-cell table:formula="of:=[.B273]/[.$B$1]" office:value-type="float" office:value="0">
            <text:p>0</text:p>
          </table:table-cell>
          <table:table-cell table:formula="of:=[.C273]/[.$C$1]" office:value-type="float" office:value="0.258317025440313">
            <text:p>0.2583170254</text:p>
          </table:table-cell>
          <table:table-cell table:formula="of:=[.D273]/[.D271]" office:value-type="float" office:value="1.12631098951208">
            <text:p>1.1263109895</text:p>
          </table:table-cell>
          <table:table-cell table:formula="of:=[.E273]/[.$E$1]" office:value-type="float" office:value="1">
            <text:p>1</text:p>
          </table:table-cell>
          <table:table-cell table:formula="of:=[.F273]/[.$F$1]" office:value-type="float" office:value="0.67948717948718">
            <text:p>0.6794871795</text:p>
          </table:table-cell>
          <table:table-cell table:formula="of:=[.G273]/[.$G$1]" office:value-type="float" office:value="0.510948905109489">
            <text:p>0.5109489051</text:p>
          </table:table-cell>
          <table:table-cell table:formula="of:=[.H273]/[.$H$1]" office:value-type="float" office:value="0">
            <text:p>0</text:p>
          </table:table-cell>
          <table:table-cell table:formula="of:=[.I273]/[.$I$1]" office:value-type="float" office:value="0.703125">
            <text:p>0.703125</text:p>
          </table:table-cell>
          <table:table-cell table:formula="of:=[.J273]/[.$J$1]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3.12">
            <text:p>3.12</text:p>
          </table:table-cell>
          <table:table-cell office:value-type="float" office:value="37.15">
            <text:p>37.1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5.42">
            <text:p>35.4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table:formula="of:=[.A274]/[.$A$1]" office:value-type="float" office:value="0.779816513761468">
            <text:p>0.7798165138</text:p>
          </table:table-cell>
          <table:table-cell table:formula="of:=[.B274]/[.$B$1]" office:value-type="float" office:value="0">
            <text:p>0</text:p>
          </table:table-cell>
          <table:table-cell table:formula="of:=[.C274]/[.$C$1]" office:value-type="float" office:value="0.203522504892368">
            <text:p>0.2035225049</text:p>
          </table:table-cell>
          <table:table-cell table:formula="of:=[.D274]/[.D272]" office:value-type="float" office:value="1.08309037900875">
            <text:p>1.083090379</text:p>
          </table:table-cell>
          <table:table-cell table:formula="of:=[.E274]/[.$E$1]" office:value-type="float" office:value="0">
            <text:p>0</text:p>
          </table:table-cell>
          <table:table-cell table:formula="of:=[.F274]/[.$F$1]" office:value-type="float" office:value="0.602564102564102">
            <text:p>0.6025641026</text:p>
          </table:table-cell>
          <table:table-cell table:formula="of:=[.G274]/[.$G$1]" office:value-type="float" office:value="0.76041219407471">
            <text:p>0.7604121941</text:p>
          </table:table-cell>
          <table:table-cell table:formula="of:=[.H274]/[.$H$1]" office:value-type="float" office:value="0">
            <text:p>0</text:p>
          </table:table-cell>
          <table:table-cell table:formula="of:=[.I274]/[.$I$1]" office:value-type="float" office:value="0.828125">
            <text:p>0.828125</text:p>
          </table:table-cell>
          <table:table-cell table:formula="of:=[.J274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.41">
            <text:p>8.41</text:p>
          </table:table-cell>
          <table:table-cell office:value-type="float" office:value="28.82">
            <text:p>28.8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6.86">
            <text:p>26.86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/>
          <table:table-cell table:formula="of:=[.A275]/[.$A$1]" office:value-type="float" office:value="0.587155963302752">
            <text:p>0.5871559633</text:p>
          </table:table-cell>
          <table:table-cell table:formula="of:=[.B275]/[.$B$1]" office:value-type="float" office:value="0">
            <text:p>0</text:p>
          </table:table-cell>
          <table:table-cell table:formula="of:=[.C275]/[.$C$1]" office:value-type="float" office:value="0.548597521200261">
            <text:p>0.5485975212</text:p>
          </table:table-cell>
          <table:table-cell table:formula="of:=[.D275]/[.D273]" office:value-type="float" office:value="1.1668016194332">
            <text:p>1.1668016194</text:p>
          </table:table-cell>
          <table:table-cell table:formula="of:=[.E275]/[.$E$1]" office:value-type="float" office:value="1">
            <text:p>1</text:p>
          </table:table-cell>
          <table:table-cell table:formula="of:=[.F275]/[.$F$1]" office:value-type="float" office:value="0.769230769230769">
            <text:p>0.7692307692</text:p>
          </table:table-cell>
          <table:table-cell table:formula="of:=[.G275]/[.$G$1]" office:value-type="float" office:value="0.576642335766423">
            <text:p>0.5766423358</text:p>
          </table:table-cell>
          <table:table-cell table:formula="of:=[.H275]/[.$H$1]" office:value-type="float" office:value="0">
            <text:p>0</text:p>
          </table:table-cell>
          <table:table-cell table:formula="of:=[.I275]/[.$I$1]" office:value-type="float" office:value="0.921875">
            <text:p>0.921875</text:p>
          </table:table-cell>
          <table:table-cell table:formula="of:=[.J275]/[.$J$1]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2">
            <text:p>1.2</text:p>
          </table:table-cell>
          <table:table-cell office:value-type="float" office:value="2.78">
            <text:p>2.78</text:p>
          </table:table-cell>
          <table:table-cell office:value-type="float" office:value="7.12">
            <text:p>7.1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2.51">
            <text:p>22.51</text:p>
          </table:table-cell>
          <table:table-cell office:value-type="float" office:value="3.41">
            <text:p>3.4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[.A276]/[.$A$1]" office:value-type="float" office:value="0.623853211009174">
            <text:p>0.623853211</text:p>
          </table:table-cell>
          <table:table-cell table:formula="of:=[.B276]/[.$B$1]" office:value-type="float" office:value="0.0384615384615385">
            <text:p>0.0384615385</text:p>
          </table:table-cell>
          <table:table-cell table:formula="of:=[.C276]/[.$C$1]" office:value-type="float" office:value="0.181343770384866">
            <text:p>0.1813437704</text:p>
          </table:table-cell>
          <table:table-cell table:formula="of:=[.D276]/[.D274]" office:value-type="float" office:value="0.191655450874832">
            <text:p>0.1916554509</text:p>
          </table:table-cell>
          <table:table-cell table:formula="of:=[.E276]/[.$E$1]" office:value-type="float" office:value="0">
            <text:p>0</text:p>
          </table:table-cell>
          <table:table-cell table:formula="of:=[.F276]/[.$F$1]" office:value-type="float" office:value="0.666666666666667">
            <text:p>0.6666666667</text:p>
          </table:table-cell>
          <table:table-cell table:formula="of:=[.G276]/[.$G$1]" office:value-type="float" office:value="0.483254615714899">
            <text:p>0.4832546157</text:p>
          </table:table-cell>
          <table:table-cell table:formula="of:=[.H276]/[.$H$1]" office:value-type="float" office:value="0.0231673347374142">
            <text:p>0.0231673347</text:p>
          </table:table-cell>
          <table:table-cell table:formula="of:=[.I276]/[.$I$1]" office:value-type="float" office:value="0.421875">
            <text:p>0.421875</text:p>
          </table:table-cell>
          <table:table-cell table:formula="of:=[.J276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3.22">
            <text:p>3.22</text:p>
          </table:table-cell>
          <table:table-cell office:value-type="float" office:value="26.55">
            <text:p>26.5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6.59">
            <text:p>26.59</text:p>
          </table:table-cell>
          <table:table-cell office:value-type="float" office:value="16.71">
            <text:p>16.7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formula="of:=[.A277]/[.$A$1]" office:value-type="float" office:value="0.587155963302752">
            <text:p>0.5871559633</text:p>
          </table:table-cell>
          <table:table-cell table:formula="of:=[.B277]/[.$B$1]" office:value-type="float" office:value="0">
            <text:p>0</text:p>
          </table:table-cell>
          <table:table-cell table:formula="of:=[.C277]/[.$C$1]" office:value-type="float" office:value="0.210045662100457">
            <text:p>0.2100456621</text:p>
          </table:table-cell>
          <table:table-cell table:formula="of:=[.D277]/[.D275]" office:value-type="float" office:value="0.921235253296322">
            <text:p>0.9212352533</text:p>
          </table:table-cell>
          <table:table-cell table:formula="of:=[.E277]/[.$E$1]" office:value-type="float" office:value="1">
            <text:p>1</text:p>
          </table:table-cell>
          <table:table-cell table:formula="of:=[.F277]/[.$F$1]" office:value-type="float" office:value="0.5">
            <text:p>0.5</text:p>
          </table:table-cell>
          <table:table-cell table:formula="of:=[.G277]/[.$G$1]" office:value-type="float" office:value="0.570845856590812">
            <text:p>0.5708458566</text:p>
          </table:table-cell>
          <table:table-cell table:formula="of:=[.H277]/[.$H$1]" office:value-type="float" office:value="0.113526734153135">
            <text:p>0.1135267342</text:p>
          </table:table-cell>
          <table:table-cell table:formula="of:=[.I277]/[.$I$1]" office:value-type="float" office:value="0.765625">
            <text:p>0.765625</text:p>
          </table:table-cell>
          <table:table-cell table:formula="of:=[.J277]/[.$J$1]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.4">
            <text:p>14.4</text:p>
          </table:table-cell>
          <table:table-cell office:value-type="float" office:value="5.04">
            <text:p>5.04</text:p>
          </table:table-cell>
          <table:table-cell office:value-type="float" office:value="26.52">
            <text:p>26.5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8.84">
            <text:p>28.8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formula="of:=[.A278]/[.$A$1]" office:value-type="float" office:value="0.688073394495413">
            <text:p>0.6880733945</text:p>
          </table:table-cell>
          <table:table-cell table:formula="of:=[.B278]/[.$B$1]" office:value-type="float" office:value="0.461538461538462">
            <text:p>0.4615384615</text:p>
          </table:table-cell>
          <table:table-cell table:formula="of:=[.C278]/[.$C$1]" office:value-type="float" office:value="0.328767123287671">
            <text:p>0.3287671233</text:p>
          </table:table-cell>
          <table:table-cell table:formula="of:=[.D278]/[.D276]" office:value-type="float" office:value="3.7247191011236">
            <text:p>3.7247191011</text:p>
          </table:table-cell>
          <table:table-cell table:formula="of:=[.E278]/[.$E$1]" office:value-type="float" office:value="1">
            <text:p>1</text:p>
          </table:table-cell>
          <table:table-cell table:formula="of:=[.F278]/[.$F$1]" office:value-type="float" office:value="0.769230769230769">
            <text:p>0.7692307692</text:p>
          </table:table-cell>
          <table:table-cell table:formula="of:=[.G278]/[.$G$1]" office:value-type="float" office:value="0.61914984972091">
            <text:p>0.6191498497</text:p>
          </table:table-cell>
          <table:table-cell table:formula="of:=[.H278]/[.$H$1]" office:value-type="float" office:value="0">
            <text:p>0</text:p>
          </table:table-cell>
          <table:table-cell table:formula="of:=[.I278]/[.$I$1]" office:value-type="float" office:value="0.703125">
            <text:p>0.703125</text:p>
          </table:table-cell>
          <table:table-cell table:formula="of:=[.J278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8.4">
            <text:p>8.4</text:p>
          </table:table-cell>
          <table:table-cell office:value-type="float" office:value="3.57">
            <text:p>3.57</text:p>
          </table:table-cell>
          <table:table-cell office:value-type="float" office:value="13.68">
            <text:p>13.6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8.75">
            <text:p>18.75</text:p>
          </table:table-cell>
          <table:table-cell office:value-type="float" office:value="15.43">
            <text:p>15.4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/>
          <table:table-cell table:formula="of:=[.A279]/[.$A$1]" office:value-type="float" office:value="0.605504587155963">
            <text:p>0.6055045872</text:p>
          </table:table-cell>
          <table:table-cell table:formula="of:=[.B279]/[.$B$1]" office:value-type="float" office:value="0.269230769230769">
            <text:p>0.2692307692</text:p>
          </table:table-cell>
          <table:table-cell table:formula="of:=[.C279]/[.$C$1]" office:value-type="float" office:value="0.232876712328767">
            <text:p>0.2328767123</text:p>
          </table:table-cell>
          <table:table-cell table:formula="of:=[.D279]/[.D277]" office:value-type="float" office:value="0.515254237288136">
            <text:p>0.5152542373</text:p>
          </table:table-cell>
          <table:table-cell table:formula="of:=[.E279]/[.$E$1]" office:value-type="float" office:value="0">
            <text:p>0</text:p>
          </table:table-cell>
          <table:table-cell table:formula="of:=[.F279]/[.$F$1]" office:value-type="float" office:value="0.538461538461538">
            <text:p>0.5384615385</text:p>
          </table:table-cell>
          <table:table-cell table:formula="of:=[.G279]/[.$G$1]" office:value-type="float" office:value="0.402533276084156">
            <text:p>0.4025332761</text:p>
          </table:table-cell>
          <table:table-cell table:formula="of:=[.H279]/[.$H$1]" office:value-type="float" office:value="0.104830491201848">
            <text:p>0.1048304912</text:p>
          </table:table-cell>
          <table:table-cell table:formula="of:=[.I279]/[.$I$1]" office:value-type="float" office:value="0.921875">
            <text:p>0.921875</text:p>
          </table:table-cell>
          <table:table-cell table:formula="of:=[.J279]/[.$J$1]" office:value-type="float" office:value="1">
            <text:p>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.4">
            <text:p>2.4</text:p>
          </table:table-cell>
          <table:table-cell office:value-type="float" office:value="2.55">
            <text:p>2.55</text:p>
          </table:table-cell>
          <table:table-cell office:value-type="float" office:value="23.89">
            <text:p>23.89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6.09">
            <text:p>26.09</text:p>
          </table:table-cell>
          <table:table-cell office:value-type="float" office:value="59.14">
            <text:p>59.1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formula="of:=[.A280]/[.$A$1]" office:value-type="float" office:value="0.651376146788991">
            <text:p>0.6513761468</text:p>
          </table:table-cell>
          <table:table-cell table:formula="of:=[.B280]/[.$B$1]" office:value-type="float" office:value="0.0769230769230769">
            <text:p>0.0769230769</text:p>
          </table:table-cell>
          <table:table-cell table:formula="of:=[.C280]/[.$C$1]" office:value-type="float" office:value="0.166340508806262">
            <text:p>0.1663405088</text:p>
          </table:table-cell>
          <table:table-cell table:formula="of:=[.D280]/[.D278]" office:value-type="float" office:value="0.900829562594269">
            <text:p>0.9008295626</text:p>
          </table:table-cell>
          <table:table-cell table:formula="of:=[.E280]/[.$E$1]" office:value-type="float" office:value="0">
            <text:p>0</text:p>
          </table:table-cell>
          <table:table-cell table:formula="of:=[.F280]/[.$F$1]" office:value-type="float" office:value="0.692307692307692">
            <text:p>0.6923076923</text:p>
          </table:table-cell>
          <table:table-cell table:formula="of:=[.G280]/[.$G$1]" office:value-type="float" office:value="0.560111635895234">
            <text:p>0.5601116359</text:p>
          </table:table-cell>
          <table:table-cell table:formula="of:=[.H280]/[.$H$1]" office:value-type="float" office:value="0.401793600108703">
            <text:p>0.4017936001</text:p>
          </table:table-cell>
          <table:table-cell table:formula="of:=[.I280]/[.$I$1]" office:value-type="float" office:value="0.578125">
            <text:p>0.578125</text:p>
          </table:table-cell>
          <table:table-cell table:formula="of:=[.J280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5">
            <text:p>0.05</text:p>
          </table:table-cell>
          <table:table-cell office:value-type="float" office:value="2.44">
            <text:p>2.44</text:p>
          </table:table-cell>
          <table:table-cell office:value-type="float" office:value="28.25">
            <text:p>28.2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30.86">
            <text:p>30.86</text:p>
          </table:table-cell>
          <table:table-cell office:value-type="float" office:value="40.32">
            <text:p>40.3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[.A281]/[.$A$1]" office:value-type="float" office:value="0.596330275229358">
            <text:p>0.5963302752</text:p>
          </table:table-cell>
          <table:table-cell table:formula="of:=[.B281]/[.$B$1]" office:value-type="float" office:value="0.0016025641025641">
            <text:p>0.0016025641</text:p>
          </table:table-cell>
          <table:table-cell table:formula="of:=[.C281]/[.$C$1]" office:value-type="float" office:value="0.159165035877365">
            <text:p>0.1591650359</text:p>
          </table:table-cell>
          <table:table-cell table:formula="of:=[.D281]/[.D279]" office:value-type="float" office:value="2.06505847953216">
            <text:p>2.0650584795</text:p>
          </table:table-cell>
          <table:table-cell table:formula="of:=[.E281]/[.$E$1]" office:value-type="float" office:value="1">
            <text:p>1</text:p>
          </table:table-cell>
          <table:table-cell table:formula="of:=[.F281]/[.$F$1]" office:value-type="float" office:value="0.858974358974359">
            <text:p>0.858974359</text:p>
          </table:table-cell>
          <table:table-cell table:formula="of:=[.G281]/[.$G$1]" office:value-type="float" office:value="0.662516101331043">
            <text:p>0.6625161013</text:p>
          </table:table-cell>
          <table:table-cell table:formula="of:=[.H281]/[.$H$1]" office:value-type="float" office:value="0.273931652965555">
            <text:p>0.273931653</text:p>
          </table:table-cell>
          <table:table-cell table:formula="of:=[.I281]/[.$I$1]" office:value-type="float" office:value="0.53125">
            <text:p>0.53125</text:p>
          </table:table-cell>
          <table:table-cell table:formula="of:=[.J281]/[.$J$1]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.5">
            <text:p>3.5</text:p>
          </table:table-cell>
          <table:table-cell office:value-type="float" office:value="5.26">
            <text:p>5.26</text:p>
          </table:table-cell>
          <table:table-cell office:value-type="float" office:value="21.97">
            <text:p>21.9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2.04">
            <text:p>22.04</text:p>
          </table:table-cell>
          <table:table-cell office:value-type="float" office:value="8.33">
            <text:p>8.3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/>
          <table:table-cell table:formula="of:=[.A282]/[.$A$1]" office:value-type="float" office:value="0.798165137614679">
            <text:p>0.7981651376</text:p>
          </table:table-cell>
          <table:table-cell table:formula="of:=[.B282]/[.$B$1]" office:value-type="float" office:value="0.112179487179487">
            <text:p>0.1121794872</text:p>
          </table:table-cell>
          <table:table-cell table:formula="of:=[.C282]/[.$C$1]" office:value-type="float" office:value="0.343118069145466">
            <text:p>0.3431180691</text:p>
          </table:table-cell>
          <table:table-cell table:formula="of:=[.D282]/[.D280]" office:value-type="float" office:value="0.919631645039765">
            <text:p>0.919631645</text:p>
          </table:table-cell>
          <table:table-cell table:formula="of:=[.E282]/[.$E$1]" office:value-type="float" office:value="1">
            <text:p>1</text:p>
          </table:table-cell>
          <table:table-cell table:formula="of:=[.F282]/[.$F$1]" office:value-type="float" office:value="0.461538461538462">
            <text:p>0.4615384615</text:p>
          </table:table-cell>
          <table:table-cell table:formula="of:=[.G282]/[.$G$1]" office:value-type="float" office:value="0.473164448261056">
            <text:p>0.4731644483</text:p>
          </table:table-cell>
          <table:table-cell table:formula="of:=[.H282]/[.$H$1]" office:value-type="float" office:value="0.0565935185814254">
            <text:p>0.0565935186</text:p>
          </table:table-cell>
          <table:table-cell table:formula="of:=[.I282]/[.$I$1]" office:value-type="float" office:value="0.921875">
            <text:p>0.921875</text:p>
          </table:table-cell>
          <table:table-cell table:formula="of:=[.J282]/[.$J$1]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.6">
            <text:p>9.6</text:p>
          </table:table-cell>
          <table:table-cell office:value-type="float" office:value="2.51">
            <text:p>2.51</text:p>
          </table:table-cell>
          <table:table-cell office:value-type="float" office:value="29.18">
            <text:p>29.1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5.67">
            <text:p>25.67</text:p>
          </table:table-cell>
          <table:table-cell office:value-type="float" office:value="40.63">
            <text:p>40.6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table:formula="of:=[.A283]/[.$A$1]" office:value-type="float" office:value="0.522935779816514">
            <text:p>0.5229357798</text:p>
          </table:table-cell>
          <table:table-cell table:formula="of:=[.B283]/[.$B$1]" office:value-type="float" office:value="0.307692307692308">
            <text:p>0.3076923077</text:p>
          </table:table-cell>
          <table:table-cell table:formula="of:=[.C283]/[.$C$1]" office:value-type="float" office:value="0.163731245923027">
            <text:p>0.1637312459</text:p>
          </table:table-cell>
          <table:table-cell table:formula="of:=[.D283]/[.D281]" office:value-type="float" office:value="1.0329203539823">
            <text:p>1.032920354</text:p>
          </table:table-cell>
          <table:table-cell table:formula="of:=[.E283]/[.$E$1]" office:value-type="float" office:value="0">
            <text:p>0</text:p>
          </table:table-cell>
          <table:table-cell table:formula="of:=[.F283]/[.$F$1]" office:value-type="float" office:value="0.628205128205128">
            <text:p>0.6282051282</text:p>
          </table:table-cell>
          <table:table-cell table:formula="of:=[.G283]/[.$G$1]" office:value-type="float" office:value="0.551094890510949">
            <text:p>0.5510948905</text:p>
          </table:table-cell>
          <table:table-cell table:formula="of:=[.H283]/[.$H$1]" office:value-type="float" office:value="0.27603777430532">
            <text:p>0.2760377743</text:p>
          </table:table-cell>
          <table:table-cell table:formula="of:=[.I283]/[.$I$1]" office:value-type="float" office:value="0.71875">
            <text:p>0.71875</text:p>
          </table:table-cell>
          <table:table-cell table:formula="of:=[.J283]/[.$J$1]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.5">
            <text:p>1.5</text:p>
          </table:table-cell>
          <table:table-cell office:value-type="float" office:value="2.46">
            <text:p>2.46</text:p>
          </table:table-cell>
          <table:table-cell office:value-type="float" office:value="19.39">
            <text:p>19.3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4.32">
            <text:p>24.3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/>
          <table:table-cell table:formula="of:=[.A284]/[.$A$1]" office:value-type="float" office:value="0.743119266055046">
            <text:p>0.7431192661</text:p>
          </table:table-cell>
          <table:table-cell table:formula="of:=[.B284]/[.$B$1]" office:value-type="float" office:value="0.0480769230769231">
            <text:p>0.0480769231</text:p>
          </table:table-cell>
          <table:table-cell table:formula="of:=[.C284]/[.$C$1]" office:value-type="float" office:value="0.160469667318982">
            <text:p>0.1604696673</text:p>
          </table:table-cell>
          <table:table-cell table:formula="of:=[.D284]/[.D282]" office:value-type="float" office:value="0.882567137005007">
            <text:p>0.882567137</text:p>
          </table:table-cell>
          <table:table-cell table:formula="of:=[.E284]/[.$E$1]" office:value-type="float" office:value="1">
            <text:p>1</text:p>
          </table:table-cell>
          <table:table-cell table:formula="of:=[.F284]/[.$F$1]" office:value-type="float" office:value="0.628205128205128">
            <text:p>0.6282051282</text:p>
          </table:table-cell>
          <table:table-cell table:formula="of:=[.G284]/[.$G$1]" office:value-type="float" office:value="0.52211249463289">
            <text:p>0.5221124946</text:p>
          </table:table-cell>
          <table:table-cell table:formula="of:=[.H284]/[.$H$1]" office:value-type="float" office:value="0">
            <text:p>0</text:p>
          </table:table-cell>
          <table:table-cell table:formula="of:=[.I284]/[.$I$1]" office:value-type="float" office:value="0.921875">
            <text:p>0.921875</text:p>
          </table:table-cell>
          <table:table-cell table:formula="of:=[.J284]/[.$J$1]" office:value-type="float" office:value="1">
            <text:p>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3.27">
            <text:p>3.27</text:p>
          </table:table-cell>
          <table:table-cell office:value-type="float" office:value="35.4">
            <text:p>35.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7.71">
            <text:p>37.71</text:p>
          </table:table-cell>
          <table:table-cell office:value-type="float" office:value="24.95">
            <text:p>24.95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table:formula="of:=[.A285]/[.$A$1]" office:value-type="float" office:value="0.798165137614679">
            <text:p>0.7981651376</text:p>
          </table:table-cell>
          <table:table-cell table:formula="of:=[.B285]/[.$B$1]" office:value-type="float" office:value="0">
            <text:p>0</text:p>
          </table:table-cell>
          <table:table-cell table:formula="of:=[.C285]/[.$C$1]" office:value-type="float" office:value="0.213307240704501">
            <text:p>0.2133072407</text:p>
          </table:table-cell>
          <table:table-cell table:formula="of:=[.D285]/[.D283]" office:value-type="float" office:value="1.21315969842358">
            <text:p>1.2131596984</text:p>
          </table:table-cell>
          <table:table-cell table:formula="of:=[.E285]/[.$E$1]" office:value-type="float" office:value="0">
            <text:p>0</text:p>
          </table:table-cell>
          <table:table-cell table:formula="of:=[.F285]/[.$F$1]" office:value-type="float" office:value="0.743589743589744">
            <text:p>0.7435897436</text:p>
          </table:table-cell>
          <table:table-cell table:formula="of:=[.G285]/[.$G$1]" office:value-type="float" office:value="0.809574924860455">
            <text:p>0.8095749249</text:p>
          </table:table-cell>
          <table:table-cell table:formula="of:=[.H285]/[.$H$1]" office:value-type="float" office:value="0.169508798152048">
            <text:p>0.1695087982</text:p>
          </table:table-cell>
          <table:table-cell table:formula="of:=[.I285]/[.$I$1]" office:value-type="float" office:value="0.6875">
            <text:p>0.6875</text:p>
          </table:table-cell>
          <table:table-cell table:formula="of:=[.J285]/[.$J$1]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.15">
            <text:p>5.15</text:p>
          </table:table-cell>
          <table:table-cell office:value-type="float" office:value="6.03">
            <text:p>6.03</text:p>
          </table:table-cell>
          <table:table-cell office:value-type="float" office:value="36.59">
            <text:p>36.59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0.31">
            <text:p>30.31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A286]/[.$A$1]" office:value-type="float" office:value="0.871559633027523">
            <text:p>0.871559633</text:p>
          </table:table-cell>
          <table:table-cell table:formula="of:=[.B286]/[.$B$1]" office:value-type="float" office:value="0.165064102564103">
            <text:p>0.1650641026</text:p>
          </table:table-cell>
          <table:table-cell table:formula="of:=[.C286]/[.$C$1]" office:value-type="float" office:value="0.39334637964775">
            <text:p>0.3933463796</text:p>
          </table:table-cell>
          <table:table-cell table:formula="of:=[.D286]/[.D284]" office:value-type="float" office:value="1.88705518308406">
            <text:p>1.8870551831</text:p>
          </table:table-cell>
          <table:table-cell table:formula="of:=[.E286]/[.$E$1]" office:value-type="float" office:value="0">
            <text:p>0</text:p>
          </table:table-cell>
          <table:table-cell table:formula="of:=[.F286]/[.$F$1]" office:value-type="float" office:value="0.538461538461538">
            <text:p>0.5384615385</text:p>
          </table:table-cell>
          <table:table-cell table:formula="of:=[.G286]/[.$G$1]" office:value-type="float" office:value="0.650708458565908">
            <text:p>0.6507084586</text:p>
          </table:table-cell>
          <table:table-cell table:formula="of:=[.H286]/[.$H$1]" office:value-type="float" office:value="0.489163666009919">
            <text:p>0.489163666</text:p>
          </table:table-cell>
          <table:table-cell table:formula="of:=[.I286]/[.$I$1]" office:value-type="float" office:value="0.78125">
            <text:p>0.78125</text:p>
          </table:table-cell>
          <table:table-cell table:formula="of:=[.J286]/[.$J$1]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.4">
            <text:p>1.4</text:p>
          </table:table-cell>
          <table:table-cell office:value-type="float" office:value="1.72">
            <text:p>1.72</text:p>
          </table:table-cell>
          <table:table-cell office:value-type="float" office:value="18.86">
            <text:p>18.86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2.67">
            <text:p>22.67</text:p>
          </table:table-cell>
          <table:table-cell office:value-type="float" office:value="43.2">
            <text:p>43.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table:formula="of:=[.A287]/[.$A$1]" office:value-type="float" office:value="0.706422018348624">
            <text:p>0.7064220183</text:p>
          </table:table-cell>
          <table:table-cell table:formula="of:=[.B287]/[.$B$1]" office:value-type="float" office:value="0.0448717948717949">
            <text:p>0.0448717949</text:p>
          </table:table-cell>
          <table:table-cell table:formula="of:=[.C287]/[.$C$1]" office:value-type="float" office:value="0.112198303979126">
            <text:p>0.112198304</text:p>
          </table:table-cell>
          <table:table-cell table:formula="of:=[.D287]/[.D285]" office:value-type="float" office:value="0.532768361581921">
            <text:p>0.5327683616</text:p>
          </table:table-cell>
          <table:table-cell table:formula="of:=[.E287]/[.$E$1]" office:value-type="float" office:value="0">
            <text:p>0</text:p>
          </table:table-cell>
          <table:table-cell table:formula="of:=[.F287]/[.$F$1]" office:value-type="float" office:value="0.743589743589744">
            <text:p>0.7435897436</text:p>
          </table:table-cell>
          <table:table-cell table:formula="of:=[.G287]/[.$G$1]" office:value-type="float" office:value="0.486689566337484">
            <text:p>0.4866895663</text:p>
          </table:table-cell>
          <table:table-cell table:formula="of:=[.H287]/[.$H$1]" office:value-type="float" office:value="0.293498199605951">
            <text:p>0.2934981996</text:p>
          </table:table-cell>
          <table:table-cell table:formula="of:=[.I287]/[.$I$1]" office:value-type="float" office:value="0.921875">
            <text:p>0.921875</text:p>
          </table:table-cell>
          <table:table-cell table:formula="of:=[.J287]/[.$J$1]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24.86">
            <text:p>24.8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2.24">
            <text:p>22.24</text:p>
          </table:table-cell>
          <table:table-cell office:value-type="float" office:value="8.26">
            <text:p>8.2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[.A288]/[.$A$1]" office:value-type="float" office:value="0.568807339449541">
            <text:p>0.5688073394</text:p>
          </table:table-cell>
          <table:table-cell table:formula="of:=[.B288]/[.$B$1]" office:value-type="float" office:value="0">
            <text:p>0</text:p>
          </table:table-cell>
          <table:table-cell table:formula="of:=[.C288]/[.$C$1]" office:value-type="float" office:value="0.148727984344423">
            <text:p>0.1487279843</text:p>
          </table:table-cell>
          <table:table-cell table:formula="of:=[.D288]/[.D286]" office:value-type="float" office:value="0.679420606723148">
            <text:p>0.6794206067</text:p>
          </table:table-cell>
          <table:table-cell table:formula="of:=[.E288]/[.$E$1]" office:value-type="float" office:value="1">
            <text:p>1</text:p>
          </table:table-cell>
          <table:table-cell table:formula="of:=[.F288]/[.$F$1]" office:value-type="float" office:value="0.641025641025641">
            <text:p>0.641025641</text:p>
          </table:table-cell>
          <table:table-cell table:formula="of:=[.G288]/[.$G$1]" office:value-type="float" office:value="0.477458136539287">
            <text:p>0.4774581365</text:p>
          </table:table-cell>
          <table:table-cell table:formula="of:=[.H288]/[.$H$1]" office:value-type="float" office:value="0.0561179427950268">
            <text:p>0.0561179428</text:p>
          </table:table-cell>
          <table:table-cell table:formula="of:=[.I288]/[.$I$1]" office:value-type="float" office:value="0.59375">
            <text:p>0.59375</text:p>
          </table:table-cell>
          <table:table-cell table:formula="of:=[.J288]/[.$J$1]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.2">
            <text:p>1.2</text:p>
          </table:table-cell>
          <table:table-cell office:value-type="float" office:value="3.98">
            <text:p>3.98</text:p>
          </table:table-cell>
          <table:table-cell office:value-type="float" office:value="14.9">
            <text:p>14.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3.79">
            <text:p>23.79</text:p>
          </table:table-cell>
          <table:table-cell office:value-type="float" office:value="25.82">
            <text:p>25.8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[.A289]/[.$A$1]" office:value-type="float" office:value="0.522935779816514">
            <text:p>0.5229357798</text:p>
          </table:table-cell>
          <table:table-cell table:formula="of:=[.B289]/[.$B$1]" office:value-type="float" office:value="0.0384615384615385">
            <text:p>0.0384615385</text:p>
          </table:table-cell>
          <table:table-cell table:formula="of:=[.C289]/[.$C$1]" office:value-type="float" office:value="0.259621656881931">
            <text:p>0.2596216569</text:p>
          </table:table-cell>
          <table:table-cell table:formula="of:=[.D289]/[.D287]" office:value-type="float" office:value="0.790031813361612">
            <text:p>0.7900318134</text:p>
          </table:table-cell>
          <table:table-cell table:formula="of:=[.E289]/[.$E$1]" office:value-type="float" office:value="0">
            <text:p>0</text:p>
          </table:table-cell>
          <table:table-cell table:formula="of:=[.F289]/[.$F$1]" office:value-type="float" office:value="0.628205128205128">
            <text:p>0.6282051282</text:p>
          </table:table-cell>
          <table:table-cell table:formula="of:=[.G289]/[.$G$1]" office:value-type="float" office:value="0.510734220695577">
            <text:p>0.5107342207</text:p>
          </table:table-cell>
          <table:table-cell table:formula="of:=[.H289]/[.$H$1]" office:value-type="float" office:value="0.175419525783002">
            <text:p>0.1754195258</text:p>
          </table:table-cell>
          <table:table-cell table:formula="of:=[.I289]/[.$I$1]" office:value-type="float" office:value="0.40625">
            <text:p>0.40625</text:p>
          </table:table-cell>
          <table:table-cell table:formula="of:=[.J289]/[.$J$1]"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1.4">
            <text:p>11.4</text:p>
          </table:table-cell>
          <table:table-cell office:value-type="float" office:value="5.08">
            <text:p>5.08</text:p>
          </table:table-cell>
          <table:table-cell office:value-type="float" office:value="26.66">
            <text:p>26.6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7.04">
            <text:p>27.04</text:p>
          </table:table-cell>
          <table:table-cell office:value-type="float" office:value="2.61">
            <text:p>2.6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/>
          <table:table-cell table:formula="of:=[.A290]/[.$A$1]" office:value-type="float" office:value="0.770642201834862">
            <text:p>0.7706422018</text:p>
          </table:table-cell>
          <table:table-cell table:formula="of:=[.B290]/[.$B$1]" office:value-type="float" office:value="0.365384615384615">
            <text:p>0.3653846154</text:p>
          </table:table-cell>
          <table:table-cell table:formula="of:=[.C290]/[.$C$1]" office:value-type="float" office:value="0.331376386170907">
            <text:p>0.3313763862</text:p>
          </table:table-cell>
          <table:table-cell table:formula="of:=[.D290]/[.D288]" office:value-type="float" office:value="1.07240547063556">
            <text:p>1.0724054706</text:p>
          </table:table-cell>
          <table:table-cell table:formula="of:=[.E290]/[.$E$1]" office:value-type="float" office:value="1">
            <text:p>1</text:p>
          </table:table-cell>
          <table:table-cell table:formula="of:=[.F290]/[.$F$1]" office:value-type="float" office:value="0.717948717948718">
            <text:p>0.7179487179</text:p>
          </table:table-cell>
          <table:table-cell table:formula="of:=[.G290]/[.$G$1]" office:value-type="float" office:value="0.580506655216831">
            <text:p>0.5805066552</text:p>
          </table:table-cell>
          <table:table-cell table:formula="of:=[.H290]/[.$H$1]" office:value-type="float" office:value="0.0177321828928596">
            <text:p>0.0177321829</text:p>
          </table:table-cell>
          <table:table-cell table:formula="of:=[.I290]/[.$I$1]" office:value-type="float" office:value="0.921875">
            <text:p>0.921875</text:p>
          </table:table-cell>
          <table:table-cell table:formula="of:=[.J290]/[.$J$1]" office:value-type="float" office:value="1">
            <text:p>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.72">
            <text:p>3.72</text:p>
          </table:table-cell>
          <table:table-cell office:value-type="float" office:value="4.24">
            <text:p>4.24</text:p>
          </table:table-cell>
          <table:table-cell office:value-type="float" office:value="32.57">
            <text:p>32.57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4.98">
            <text:p>24.98</text:p>
          </table:table-cell>
          <table:table-cell office:value-type="float" office:value="7.61">
            <text:p>7.6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/>
          <table:table-cell table:formula="of:=[.A291]/[.$A$1]" office:value-type="float" office:value="0.651376146788991">
            <text:p>0.6513761468</text:p>
          </table:table-cell>
          <table:table-cell table:formula="of:=[.B291]/[.$B$1]" office:value-type="float" office:value="0.119230769230769">
            <text:p>0.1192307692</text:p>
          </table:table-cell>
          <table:table-cell table:formula="of:=[.C291]/[.$C$1]" office:value-type="float" office:value="0.276581865622962">
            <text:p>0.2765818656</text:p>
          </table:table-cell>
          <table:table-cell table:formula="of:=[.D291]/[.D289]" office:value-type="float" office:value="2.18590604026846">
            <text:p>2.1859060403</text:p>
          </table:table-cell>
          <table:table-cell table:formula="of:=[.E291]/[.$E$1]" office:value-type="float" office:value="0">
            <text:p>0</text:p>
          </table:table-cell>
          <table:table-cell table:formula="of:=[.F291]/[.$F$1]" office:value-type="float" office:value="0.666666666666667">
            <text:p>0.6666666667</text:p>
          </table:table-cell>
          <table:table-cell table:formula="of:=[.G291]/[.$G$1]" office:value-type="float" office:value="0.536281665951052">
            <text:p>0.536281666</text:p>
          </table:table-cell>
          <table:table-cell table:formula="of:=[.H291]/[.$H$1]" office:value-type="float" office:value="0.0517018819213262">
            <text:p>0.0517018819</text:p>
          </table:table-cell>
          <table:table-cell table:formula="of:=[.I291]/[.$I$1]" office:value-type="float" office:value="0.796875">
            <text:p>0.796875</text:p>
          </table:table-cell>
          <table:table-cell table:formula="of:=[.J291]/[.$J$1]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.36">
            <text:p>4.36</text:p>
          </table:table-cell>
          <table:table-cell office:value-type="float" office:value="4.31">
            <text:p>4.31</text:p>
          </table:table-cell>
          <table:table-cell office:value-type="float" office:value="18.44">
            <text:p>18.4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24.72">
            <text:p>24.72</text:p>
          </table:table-cell>
          <table:table-cell office:value-type="float" office:value="10.8">
            <text:p>10.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[.A292]/[.$A$1]" office:value-type="float" office:value="0.669724770642202">
            <text:p>0.6697247706</text:p>
          </table:table-cell>
          <table:table-cell table:formula="of:=[.B292]/[.$B$1]" office:value-type="float" office:value="0.13974358974359">
            <text:p>0.1397435897</text:p>
          </table:table-cell>
          <table:table-cell table:formula="of:=[.C292]/[.$C$1]" office:value-type="float" office:value="0.281148075668624">
            <text:p>0.2811480757</text:p>
          </table:table-cell>
          <table:table-cell table:formula="of:=[.D292]/[.D290]" office:value-type="float" office:value="0.691672918229557">
            <text:p>0.6916729182</text:p>
          </table:table-cell>
          <table:table-cell table:formula="of:=[.E292]/[.$E$1]" office:value-type="float" office:value="1">
            <text:p>1</text:p>
          </table:table-cell>
          <table:table-cell table:formula="of:=[.F292]/[.$F$1]" office:value-type="float" office:value="0.602564102564102">
            <text:p>0.6025641026</text:p>
          </table:table-cell>
          <table:table-cell table:formula="of:=[.G292]/[.$G$1]" office:value-type="float" office:value="0.530699871189352">
            <text:p>0.5306998712</text:p>
          </table:table-cell>
          <table:table-cell table:formula="of:=[.H292]/[.$H$1]" office:value-type="float" office:value="0.0733745499014879">
            <text:p>0.0733745499</text:p>
          </table:table-cell>
          <table:table-cell table:formula="of:=[.I292]/[.$I$1]" office:value-type="float" office:value="0.59375">
            <text:p>0.59375</text:p>
          </table:table-cell>
          <table:table-cell table:formula="of:=[.J292]/[.$J$1]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">
            <text:p>6</text:p>
          </table:table-cell>
          <table:table-cell office:value-type="float" office:value="3.02">
            <text:p>3.02</text:p>
          </table:table-cell>
          <table:table-cell office:value-type="float" office:value="29.3">
            <text:p>29.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4.38">
            <text:p>24.38</text:p>
          </table:table-cell>
          <table:table-cell office:value-type="float" office:value="38.06">
            <text:p>38.0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/>
          <table:table-cell table:formula="of:=[.A293]/[.$A$1]" office:value-type="float" office:value="0.761467889908257">
            <text:p>0.7614678899</text:p>
          </table:table-cell>
          <table:table-cell table:formula="of:=[.B293]/[.$B$1]" office:value-type="float" office:value="0.192307692307692">
            <text:p>0.1923076923</text:p>
          </table:table-cell>
          <table:table-cell table:formula="of:=[.C293]/[.$C$1]" office:value-type="float" office:value="0.196999347684279">
            <text:p>0.1969993477</text:p>
          </table:table-cell>
          <table:table-cell table:formula="of:=[.D293]/[.D291]" office:value-type="float" office:value="0.899600859686828">
            <text:p>0.8996008597</text:p>
          </table:table-cell>
          <table:table-cell table:formula="of:=[.E293]/[.$E$1]" office:value-type="float" office:value="0">
            <text:p>0</text:p>
          </table:table-cell>
          <table:table-cell table:formula="of:=[.F293]/[.$F$1]" office:value-type="float" office:value="0.448717948717949">
            <text:p>0.4487179487</text:p>
          </table:table-cell>
          <table:table-cell table:formula="of:=[.G293]/[.$G$1]" office:value-type="float" office:value="0.523400601116359">
            <text:p>0.5234006011</text:p>
          </table:table-cell>
          <table:table-cell table:formula="of:=[.H293]/[.$H$1]" office:value-type="float" office:value="0.258577349004688">
            <text:p>0.258577349</text:p>
          </table:table-cell>
          <table:table-cell table:formula="of:=[.I293]/[.$I$1]" office:value-type="float" office:value="0.953125">
            <text:p>0.953125</text:p>
          </table:table-cell>
          <table:table-cell table:formula="of:=[.J293]/[.$J$1]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.6">
            <text:p>8.6</text:p>
          </table:table-cell>
          <table:table-cell office:value-type="float" office:value="3.9">
            <text:p>3.9</text:p>
          </table:table-cell>
          <table:table-cell office:value-type="float" office:value="32.16">
            <text:p>32.1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8.51">
            <text:p>28.51</text:p>
          </table:table-cell>
          <table:table-cell office:value-type="float" office:value="11.11">
            <text:p>11.1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  <table:table-cell table:formula="of:=[.A294]/[.$A$1]" office:value-type="float" office:value="0.642201834862385">
            <text:p>0.6422018349</text:p>
          </table:table-cell>
          <table:table-cell table:formula="of:=[.B294]/[.$B$1]" office:value-type="float" office:value="0.275641025641026">
            <text:p>0.2756410256</text:p>
          </table:table-cell>
          <table:table-cell table:formula="of:=[.C294]/[.$C$1]" office:value-type="float" office:value="0.25440313111546">
            <text:p>0.2544031311</text:p>
          </table:table-cell>
          <table:table-cell table:formula="of:=[.D294]/[.D292]" office:value-type="float" office:value="1.74403470715835">
            <text:p>1.7440347072</text:p>
          </table:table-cell>
          <table:table-cell table:formula="of:=[.E294]/[.$E$1]" office:value-type="float" office:value="1">
            <text:p>1</text:p>
          </table:table-cell>
          <table:table-cell table:formula="of:=[.F294]/[.$F$1]" office:value-type="float" office:value="0.666666666666667">
            <text:p>0.6666666667</text:p>
          </table:table-cell>
          <table:table-cell table:formula="of:=[.G294]/[.$G$1]" office:value-type="float" office:value="0.612065264061829">
            <text:p>0.6120652641</text:p>
          </table:table-cell>
          <table:table-cell table:formula="of:=[.H294]/[.$H$1]" office:value-type="float" office:value="0.0754806712412528">
            <text:p>0.0754806712</text:p>
          </table:table-cell>
          <table:table-cell table:formula="of:=[.I294]/[.$I$1]" office:value-type="float" office:value="1">
            <text:p>1</text:p>
          </table:table-cell>
          <table:table-cell table:formula="of:=[.J294]/[.$J$1]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7">
            <text:p>1.7</text:p>
          </table:table-cell>
          <table:table-cell office:value-type="float" office:value="3.53">
            <text:p>3.53</text:p>
          </table:table-cell>
          <table:table-cell office:value-type="float" office:value="20.13">
            <text:p>20.1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9.44">
            <text:p>19.44</text:p>
          </table:table-cell>
          <table:table-cell office:value-type="float" office:value="14.4">
            <text:p>14.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/>
          <table:table-cell table:formula="of:=[.A295]/[.$A$1]" office:value-type="float" office:value="0.623853211009174">
            <text:p>0.623853211</text:p>
          </table:table-cell>
          <table:table-cell table:formula="of:=[.B295]/[.$B$1]" office:value-type="float" office:value="0.0544871794871795">
            <text:p>0.0544871795</text:p>
          </table:table-cell>
          <table:table-cell table:formula="of:=[.C295]/[.$C$1]" office:value-type="float" office:value="0.230267449445532">
            <text:p>0.2302674494</text:p>
          </table:table-cell>
          <table:table-cell table:formula="of:=[.D295]/[.D293]" office:value-type="float" office:value="0.687030716723549">
            <text:p>0.6870307167</text:p>
          </table:table-cell>
          <table:table-cell table:formula="of:=[.E295]/[.$E$1]" office:value-type="float" office:value="0">
            <text:p>0</text:p>
          </table:table-cell>
          <table:table-cell table:formula="of:=[.F295]/[.$F$1]" office:value-type="float" office:value="0.717948717948718">
            <text:p>0.7179487179</text:p>
          </table:table-cell>
          <table:table-cell table:formula="of:=[.G295]/[.$G$1]" office:value-type="float" office:value="0.417346500644053">
            <text:p>0.4173465006</text:p>
          </table:table-cell>
          <table:table-cell table:formula="of:=[.H295]/[.$H$1]" office:value-type="float" office:value="0.0978327332019838">
            <text:p>0.0978327332</text:p>
          </table:table-cell>
          <table:table-cell table:formula="of:=[.I295]/[.$I$1]" office:value-type="float" office:value="0.859375">
            <text:p>0.859375</text:p>
          </table:table-cell>
          <table:table-cell table:formula="of:=[.J295]/[.$J$1]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3.47">
            <text:p>3.47</text:p>
          </table:table-cell>
          <table:table-cell office:value-type="float" office:value="21.1">
            <text:p>21.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8.4">
            <text:p>28.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/>
          <table:table-cell table:formula="of:=[.A296]/[.$A$1]" office:value-type="float" office:value="0.715596330275229">
            <text:p>0.7155963303</text:p>
          </table:table-cell>
          <table:table-cell table:formula="of:=[.B296]/[.$B$1]" office:value-type="float" office:value="0">
            <text:p>0</text:p>
          </table:table-cell>
          <table:table-cell table:formula="of:=[.C296]/[.$C$1]" office:value-type="float" office:value="0.226353555120678">
            <text:p>0.2263535551</text:p>
          </table:table-cell>
          <table:table-cell table:formula="of:=[.D296]/[.D294]" office:value-type="float" office:value="0.656094527363184">
            <text:p>0.6560945274</text:p>
          </table:table-cell>
          <table:table-cell table:formula="of:=[.E296]/[.$E$1]" office:value-type="float" office:value="0">
            <text:p>0</text:p>
          </table:table-cell>
          <table:table-cell table:formula="of:=[.F296]/[.$F$1]" office:value-type="float" office:value="0.935897435897436">
            <text:p>0.9358974359</text:p>
          </table:table-cell>
          <table:table-cell table:formula="of:=[.G296]/[.$G$1]" office:value-type="float" office:value="0.609703735508802">
            <text:p>0.6097037355</text:p>
          </table:table-cell>
          <table:table-cell table:formula="of:=[.H296]/[.$H$1]" office:value-type="float" office:value="0">
            <text:p>0</text:p>
          </table:table-cell>
          <table:table-cell table:formula="of:=[.I296]/[.$I$1]" office:value-type="float" office:value="0.5625">
            <text:p>0.5625</text:p>
          </table:table-cell>
          <table:table-cell table:formula="of:=[.J296]/[.$J$1]"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6.63">
            <text:p>6.63</text:p>
          </table:table-cell>
          <table:table-cell office:value-type="float" office:value="29.58">
            <text:p>29.5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9.41">
            <text:p>29.41</text:p>
          </table:table-cell>
          <table:table-cell office:value-type="float" office:value="2.57">
            <text:p>2.5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table:formula="of:=[.A297]/[.$A$1]" office:value-type="float" office:value="0.605504587155963">
            <text:p>0.6055045872</text:p>
          </table:table-cell>
          <table:table-cell table:formula="of:=[.B297]/[.$B$1]" office:value-type="float" office:value="0">
            <text:p>0</text:p>
          </table:table-cell>
          <table:table-cell table:formula="of:=[.C297]/[.$C$1]" office:value-type="float" office:value="0.432485322896282">
            <text:p>0.4324853229</text:p>
          </table:table-cell>
          <table:table-cell table:formula="of:=[.D297]/[.D295]" office:value-type="float" office:value="1.46944858420268">
            <text:p>1.4694485842</text:p>
          </table:table-cell>
          <table:table-cell table:formula="of:=[.E297]/[.$E$1]" office:value-type="float" office:value="1">
            <text:p>1</text:p>
          </table:table-cell>
          <table:table-cell table:formula="of:=[.F297]/[.$F$1]" office:value-type="float" office:value="0.474358974358974">
            <text:p>0.4743589744</text:p>
          </table:table-cell>
          <table:table-cell table:formula="of:=[.G297]/[.$G$1]" office:value-type="float" office:value="0.631386861313869">
            <text:p>0.6313868613</text:p>
          </table:table-cell>
          <table:table-cell table:formula="of:=[.H297]/[.$H$1]" office:value-type="float" office:value="0.0174604253006318">
            <text:p>0.0174604253</text:p>
          </table:table-cell>
          <table:table-cell table:formula="of:=[.I297]/[.$I$1]" office:value-type="float" office:value="0.96875">
            <text:p>0.96875</text:p>
          </table:table-cell>
          <table:table-cell table:formula="of:=[.J297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  <table:table-cell office:value-type="float" office:value="12.59">
            <text:p>12.5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0.74">
            <text:p>20.74</text:p>
          </table:table-cell>
          <table:table-cell office:value-type="float" office:value="2.06">
            <text:p>2.0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[.A298]/[.$A$1]" office:value-type="float" office:value="0.587155963302752">
            <text:p>0.5871559633</text:p>
          </table:table-cell>
          <table:table-cell table:formula="of:=[.B298]/[.$B$1]" office:value-type="float" office:value="0">
            <text:p>0</text:p>
          </table:table-cell>
          <table:table-cell table:formula="of:=[.C298]/[.$C$1]" office:value-type="float" office:value="0.194390084801044">
            <text:p>0.1943900848</text:p>
          </table:table-cell>
          <table:table-cell table:formula="of:=[.D298]/[.D296]" office:value-type="float" office:value="0.596682464454976">
            <text:p>0.5966824645</text:p>
          </table:table-cell>
          <table:table-cell table:formula="of:=[.E298]/[.$E$1]" office:value-type="float" office:value="0">
            <text:p>0</text:p>
          </table:table-cell>
          <table:table-cell table:formula="of:=[.F298]/[.$F$1]" office:value-type="float" office:value="0.833333333333333">
            <text:p>0.8333333333</text:p>
          </table:table-cell>
          <table:table-cell table:formula="of:=[.G298]/[.$G$1]" office:value-type="float" office:value="0.445255474452555">
            <text:p>0.4452554745</text:p>
          </table:table-cell>
          <table:table-cell table:formula="of:=[.H298]/[.$H$1]" office:value-type="float" office:value="0.0139955159997282">
            <text:p>0.013995516</text:p>
          </table:table-cell>
          <table:table-cell table:formula="of:=[.I298]/[.$I$1]" office:value-type="float" office:value="0.296875">
            <text:p>0.296875</text:p>
          </table:table-cell>
          <table:table-cell table:formula="of:=[.J298]/[.$J$1]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31">
            <text:p>0.31</text:p>
          </table:table-cell>
          <table:table-cell office:value-type="float" office:value="2.33">
            <text:p>2.33</text:p>
          </table:table-cell>
          <table:table-cell office:value-type="float" office:value="16.48">
            <text:p>16.4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1.83">
            <text:p>11.8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299]/[.$A$1]" office:value-type="float" office:value="0.706422018348624">
            <text:p>0.7064220183</text:p>
          </table:table-cell>
          <table:table-cell table:formula="of:=[.B299]/[.$B$1]" office:value-type="float" office:value="0.00993589743589743">
            <text:p>0.0099358974</text:p>
          </table:table-cell>
          <table:table-cell table:formula="of:=[.C299]/[.$C$1]" office:value-type="float" office:value="0.151989562948467">
            <text:p>0.1519895629</text:p>
          </table:table-cell>
          <table:table-cell table:formula="of:=[.D299]/[.D297]" office:value-type="float" office:value="0.557133198106829">
            <text:p>0.5571331981</text:p>
          </table:table-cell>
          <table:table-cell table:formula="of:=[.E299]/[.$E$1]" office:value-type="float" office:value="0">
            <text:p>0</text:p>
          </table:table-cell>
          <table:table-cell table:formula="of:=[.F299]/[.$F$1]" office:value-type="float" office:value="0.423076923076923">
            <text:p>0.4230769231</text:p>
          </table:table-cell>
          <table:table-cell table:formula="of:=[.G299]/[.$G$1]" office:value-type="float" office:value="0.51524259338772">
            <text:p>0.5152425934</text:p>
          </table:table-cell>
          <table:table-cell table:formula="of:=[.H299]/[.$H$1]" office:value-type="float" office:value="0.080372307901352">
            <text:p>0.0803723079</text:p>
          </table:table-cell>
          <table:table-cell table:formula="of:=[.I299]/[.$I$1]" office:value-type="float" office:value="0.265625">
            <text:p>0.265625</text:p>
          </table:table-cell>
          <table:table-cell table:formula="of:=[.J299]/[.$J$1]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.1">
            <text:p>3.1</text:p>
          </table:table-cell>
          <table:table-cell office:value-type="float" office:value="2.01">
            <text:p>2.01</text:p>
          </table:table-cell>
          <table:table-cell office:value-type="float" office:value="32.97">
            <text:p>32.97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8.63">
            <text:p>28.63</text:p>
          </table:table-cell>
          <table:table-cell office:value-type="float" office:value="26.74">
            <text:p>26.7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formula="of:=[.A300]/[.$A$1]" office:value-type="float" office:value="0.577981651376147">
            <text:p>0.5779816514</text:p>
          </table:table-cell>
          <table:table-cell table:formula="of:=[.B300]/[.$B$1]" office:value-type="float" office:value="0.0993589743589744">
            <text:p>0.0993589744</text:p>
          </table:table-cell>
          <table:table-cell table:formula="of:=[.C300]/[.$C$1]" office:value-type="float" office:value="0.131115459882583">
            <text:p>0.1311154599</text:p>
          </table:table-cell>
          <table:table-cell table:formula="of:=[.D300]/[.D298]" office:value-type="float" office:value="2.61874503574265">
            <text:p>2.6187450357</text:p>
          </table:table-cell>
          <table:table-cell table:formula="of:=[.E300]/[.$E$1]" office:value-type="float" office:value="1">
            <text:p>1</text:p>
          </table:table-cell>
          <table:table-cell table:formula="of:=[.F300]/[.$F$1]" office:value-type="float" office:value="0.717948717948718">
            <text:p>0.7179487179</text:p>
          </table:table-cell>
          <table:table-cell table:formula="of:=[.G300]/[.$G$1]" office:value-type="float" office:value="0.614641477028768">
            <text:p>0.614641477</text:p>
          </table:table-cell>
          <table:table-cell table:formula="of:=[.H300]/[.$H$1]" office:value-type="float" office:value="0.181669950404239">
            <text:p>0.1816699504</text:p>
          </table:table-cell>
          <table:table-cell table:formula="of:=[.I300]/[.$I$1]" office:value-type="float" office:value="0.703125">
            <text:p>0.703125</text:p>
          </table:table-cell>
          <table:table-cell table:formula="of:=[.J300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.4">
            <text:p>6.4</text:p>
          </table:table-cell>
          <table:table-cell office:value-type="float" office:value="8.49">
            <text:p>8.49</text:p>
          </table:table-cell>
          <table:table-cell office:value-type="float" office:value="37.25">
            <text:p>37.2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8.94">
            <text:p>28.94</text:p>
          </table:table-cell>
          <table:table-cell office:value-type="float" office:value="10.49">
            <text:p>10.4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/>
          <table:table-cell table:formula="of:=[.A301]/[.$A$1]" office:value-type="float" office:value="0.614678899082569">
            <text:p>0.6146788991</text:p>
          </table:table-cell>
          <table:table-cell table:formula="of:=[.B301]/[.$B$1]" office:value-type="float" office:value="0.205128205128205">
            <text:p>0.2051282051</text:p>
          </table:table-cell>
          <table:table-cell table:formula="of:=[.C301]/[.$C$1]" office:value-type="float" office:value="0.553816046966732">
            <text:p>0.553816047</text:p>
          </table:table-cell>
          <table:table-cell table:formula="of:=[.D301]/[.D299]" office:value-type="float" office:value="2.26031553398058">
            <text:p>2.260315534</text:p>
          </table:table-cell>
          <table:table-cell table:formula="of:=[.E301]/[.$E$1]" office:value-type="float" office:value="1">
            <text:p>1</text:p>
          </table:table-cell>
          <table:table-cell table:formula="of:=[.F301]/[.$F$1]" office:value-type="float" office:value="0.717948717948718">
            <text:p>0.7179487179</text:p>
          </table:table-cell>
          <table:table-cell table:formula="of:=[.G301]/[.$G$1]" office:value-type="float" office:value="0.621296693860026">
            <text:p>0.6212966939</text:p>
          </table:table-cell>
          <table:table-cell table:formula="of:=[.H301]/[.$H$1]" office:value-type="float" office:value="0.0712684285617229">
            <text:p>0.0712684286</text:p>
          </table:table-cell>
          <table:table-cell table:formula="of:=[.I301]/[.$I$1]" office:value-type="float" office:value="0.796875">
            <text:p>0.796875</text:p>
          </table:table-cell>
          <table:table-cell table:formula="of:=[.J301]/[.$J$1]" office:value-type="float" office:value="1">
            <text:p>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.45">
            <text:p>19.45</text:p>
          </table:table-cell>
          <table:table-cell office:value-type="float" office:value="4.22">
            <text:p>4.22</text:p>
          </table:table-cell>
          <table:table-cell office:value-type="float" office:value="29.81">
            <text:p>29.8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3.95">
            <text:p>23.9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/>
          <table:table-cell table:formula="of:=[.A302]/[.$A$1]" office:value-type="float" office:value="0.697247706422018">
            <text:p>0.6972477064</text:p>
          </table:table-cell>
          <table:table-cell table:formula="of:=[.B302]/[.$B$1]" office:value-type="float" office:value="0.623397435897436">
            <text:p>0.6233974359</text:p>
          </table:table-cell>
          <table:table-cell table:formula="of:=[.C302]/[.$C$1]" office:value-type="float" office:value="0.275277234181344">
            <text:p>0.2752772342</text:p>
          </table:table-cell>
          <table:table-cell table:formula="of:=[.D302]/[.D300]" office:value-type="float" office:value="0.904155292690325">
            <text:p>0.9041552927</text:p>
          </table:table-cell>
          <table:table-cell table:formula="of:=[.E302]/[.$E$1]" office:value-type="float" office:value="0">
            <text:p>0</text:p>
          </table:table-cell>
          <table:table-cell table:formula="of:=[.F302]/[.$F$1]" office:value-type="float" office:value="0.358974358974359">
            <text:p>0.358974359</text:p>
          </table:table-cell>
          <table:table-cell table:formula="of:=[.G302]/[.$G$1]" office:value-type="float" office:value="0.514169171318162">
            <text:p>0.5141691713</text:p>
          </table:table-cell>
          <table:table-cell table:formula="of:=[.H302]/[.$H$1]" office:value-type="float" office:value="0">
            <text:p>0</text:p>
          </table:table-cell>
          <table:table-cell table:formula="of:=[.I302]/[.$I$1]" office:value-type="float" office:value="0.921875">
            <text:p>0.921875</text:p>
          </table:table-cell>
          <table:table-cell table:formula="of:=[.J302]/[.$J$1]" office:value-type="float" office:value="1">
            <text:p>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.35">
            <text:p>1.35</text:p>
          </table:table-cell>
          <table:table-cell office:value-type="float" office:value="6.39">
            <text:p>6.39</text:p>
          </table:table-cell>
          <table:table-cell office:value-type="float" office:value="34.21">
            <text:p>34.2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6.43">
            <text:p>26.43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/>
          <table:table-cell table:formula="of:=[.A303]/[.$A$1]" office:value-type="float" office:value="0.669724770642202">
            <text:p>0.6697247706</text:p>
          </table:table-cell>
          <table:table-cell table:formula="of:=[.B303]/[.$B$1]" office:value-type="float" office:value="0.0432692307692308">
            <text:p>0.0432692308</text:p>
          </table:table-cell>
          <table:table-cell table:formula="of:=[.C303]/[.$C$1]" office:value-type="float" office:value="0.416829745596869">
            <text:p>0.4168297456</text:p>
          </table:table-cell>
          <table:table-cell table:formula="of:=[.D303]/[.D301]" office:value-type="float" office:value="0.918389261744967">
            <text:p>0.9183892617</text:p>
          </table:table-cell>
          <table:table-cell table:formula="of:=[.E303]/[.$E$1]" office:value-type="float" office:value="0">
            <text:p>0</text:p>
          </table:table-cell>
          <table:table-cell table:formula="of:=[.F303]/[.$F$1]" office:value-type="float" office:value="0.653846153846154">
            <text:p>0.6538461538</text:p>
          </table:table-cell>
          <table:table-cell table:formula="of:=[.G303]/[.$G$1]" office:value-type="float" office:value="0.567410905968227">
            <text:p>0.567410906</text:p>
          </table:table-cell>
          <table:table-cell table:formula="of:=[.H303]/[.$H$1]" office:value-type="float" office:value="0">
            <text:p>0</text:p>
          </table:table-cell>
          <table:table-cell table:formula="of:=[.I303]/[.$I$1]" office:value-type="float" office:value="0.921875">
            <text:p>0.921875</text:p>
          </table:table-cell>
          <table:table-cell table:formula="of:=[.J303]/[.$J$1]" office:value-type="float" office:value="1">
            <text:p>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6.94">
            <text:p>6.94</text:p>
          </table:table-cell>
          <table:table-cell office:value-type="float" office:value="4.55">
            <text:p>4.55</text:p>
          </table:table-cell>
          <table:table-cell office:value-type="float" office:value="33.36">
            <text:p>33.3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7.09">
            <text:p>27.09</text:p>
          </table:table-cell>
          <table:table-cell office:value-type="float" office:value="32.06">
            <text:p>32.0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table:formula="of:=[.A304]/[.$A$1]" office:value-type="float" office:value="0.743119266055046">
            <text:p>0.7431192661</text:p>
          </table:table-cell>
          <table:table-cell table:formula="of:=[.B304]/[.$B$1]" office:value-type="float" office:value="0.222435897435897">
            <text:p>0.2224358974</text:p>
          </table:table-cell>
          <table:table-cell table:formula="of:=[.C304]/[.$C$1]" office:value-type="float" office:value="0.296803652968036">
            <text:p>0.296803653</text:p>
          </table:table-cell>
          <table:table-cell table:formula="of:=[.D304]/[.D302]" office:value-type="float" office:value="1.11908755451191">
            <text:p>1.1190875545</text:p>
          </table:table-cell>
          <table:table-cell table:formula="of:=[.E304]/[.$E$1]" office:value-type="float" office:value="1">
            <text:p>1</text:p>
          </table:table-cell>
          <table:table-cell table:formula="of:=[.F304]/[.$F$1]" office:value-type="float" office:value="0.666666666666667">
            <text:p>0.6666666667</text:p>
          </table:table-cell>
          <table:table-cell table:formula="of:=[.G304]/[.$G$1]" office:value-type="float" office:value="0.581580077286389">
            <text:p>0.5815800773</text:p>
          </table:table-cell>
          <table:table-cell table:formula="of:=[.H304]/[.$H$1]" office:value-type="float" office:value="0.217813710170528">
            <text:p>0.2178137102</text:p>
          </table:table-cell>
          <table:table-cell table:formula="of:=[.I304]/[.$I$1]" office:value-type="float" office:value="0.671875">
            <text:p>0.671875</text:p>
          </table:table-cell>
          <table:table-cell table:formula="of:=[.J304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.28">
            <text:p>7.28</text:p>
          </table:table-cell>
          <table:table-cell office:value-type="float" office:value="3.56">
            <text:p>3.56</text:p>
          </table:table-cell>
          <table:table-cell office:value-type="float" office:value="23.29">
            <text:p>23.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.8">
            <text:p>26.8</text:p>
          </table:table-cell>
          <table:table-cell office:value-type="float" office:value="51.87">
            <text:p>51.87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[.A305]/[.$A$1]" office:value-type="float" office:value="0.596330275229358">
            <text:p>0.5963302752</text:p>
          </table:table-cell>
          <table:table-cell table:formula="of:=[.B305]/[.$B$1]" office:value-type="float" office:value="0.233333333333333">
            <text:p>0.2333333333</text:p>
          </table:table-cell>
          <table:table-cell table:formula="of:=[.C305]/[.$C$1]" office:value-type="float" office:value="0.232224396607958">
            <text:p>0.2322243966</text:p>
          </table:table-cell>
          <table:table-cell table:formula="of:=[.D305]/[.D303]" office:value-type="float" office:value="0.680795089155218">
            <text:p>0.6807950892</text:p>
          </table:table-cell>
          <table:table-cell table:formula="of:=[.E305]/[.$E$1]" office:value-type="float" office:value="1">
            <text:p>1</text:p>
          </table:table-cell>
          <table:table-cell table:formula="of:=[.F305]/[.$F$1]" office:value-type="float" office:value="0.256410256410256">
            <text:p>0.2564102564</text:p>
          </table:table-cell>
          <table:table-cell table:formula="of:=[.G305]/[.$G$1]" office:value-type="float" office:value="0.575354229282954">
            <text:p>0.5753542293</text:p>
          </table:table-cell>
          <table:table-cell table:formula="of:=[.H305]/[.$H$1]" office:value-type="float" office:value="0.352401657721313">
            <text:p>0.3524016577</text:p>
          </table:table-cell>
          <table:table-cell table:formula="of:=[.I305]/[.$I$1]" office:value-type="float" office:value="0.90625">
            <text:p>0.90625</text:p>
          </table:table-cell>
          <table:table-cell table:formula="of:=[.J305]/[.$J$1]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.2">
            <text:p>4.2</text:p>
          </table:table-cell>
          <table:table-cell office:value-type="float" office:value="2.94">
            <text:p>2.94</text:p>
          </table:table-cell>
          <table:table-cell office:value-type="float" office:value="27.59">
            <text:p>27.5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.31">
            <text:p>30.31</text:p>
          </table:table-cell>
          <table:table-cell office:value-type="float" office:value="85.06">
            <text:p>85.0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[.A306]/[.$A$1]" office:value-type="float" office:value="0.568807339449541">
            <text:p>0.5688073394</text:p>
          </table:table-cell>
          <table:table-cell table:formula="of:=[.B306]/[.$B$1]" office:value-type="float" office:value="0.134615384615385">
            <text:p>0.1346153846</text:p>
          </table:table-cell>
          <table:table-cell table:formula="of:=[.C306]/[.$C$1]" office:value-type="float" office:value="0.191780821917808">
            <text:p>0.1917808219</text:p>
          </table:table-cell>
          <table:table-cell table:formula="of:=[.D306]/[.D304]" office:value-type="float" office:value="0.827038369304556">
            <text:p>0.8270383693</text:p>
          </table:table-cell>
          <table:table-cell table:formula="of:=[.E306]/[.$E$1]" office:value-type="float" office:value="0">
            <text:p>0</text:p>
          </table:table-cell>
          <table:table-cell table:formula="of:=[.F306]/[.$F$1]" office:value-type="float" office:value="0.641025641025641">
            <text:p>0.641025641</text:p>
          </table:table-cell>
          <table:table-cell table:formula="of:=[.G306]/[.$G$1]" office:value-type="float" office:value="0.650708458565908">
            <text:p>0.6507084586</text:p>
          </table:table-cell>
          <table:table-cell table:formula="of:=[.H306]/[.$H$1]" office:value-type="float" office:value="0.577892519872274">
            <text:p>0.5778925199</text:p>
          </table:table-cell>
          <table:table-cell table:formula="of:=[.I306]/[.$I$1]" office:value-type="float" office:value="0.46875">
            <text:p>0.46875</text:p>
          </table:table-cell>
          <table:table-cell table:formula="of:=[.J306]/[.$J$1]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.62">
            <text:p>1.62</text:p>
          </table:table-cell>
          <table:table-cell office:value-type="float" office:value="9.01">
            <text:p>9.01</text:p>
          </table:table-cell>
          <table:table-cell office:value-type="float" office:value="21.7">
            <text:p>21.7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.89">
            <text:p>25.89</text:p>
          </table:table-cell>
          <table:table-cell office:value-type="float" office:value="21.19">
            <text:p>21.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[.A307]/[.$A$1]" office:value-type="float" office:value="0.541284403669725">
            <text:p>0.5412844037</text:p>
          </table:table-cell>
          <table:table-cell table:formula="of:=[.B307]/[.$B$1]" office:value-type="float" office:value="0.0519230769230769">
            <text:p>0.0519230769</text:p>
          </table:table-cell>
          <table:table-cell table:formula="of:=[.C307]/[.$C$1]" office:value-type="float" office:value="0.587736464448793">
            <text:p>0.5877364644</text:p>
          </table:table-cell>
          <table:table-cell table:formula="of:=[.D307]/[.D305]" office:value-type="float" office:value="0.931730356376127">
            <text:p>0.9317303564</text:p>
          </table:table-cell>
          <table:table-cell table:formula="of:=[.E307]/[.$E$1]" office:value-type="float" office:value="0">
            <text:p>0</text:p>
          </table:table-cell>
          <table:table-cell table:formula="of:=[.F307]/[.$F$1]" office:value-type="float" office:value="0.756410256410256">
            <text:p>0.7564102564</text:p>
          </table:table-cell>
          <table:table-cell table:formula="of:=[.G307]/[.$G$1]" office:value-type="float" office:value="0.555817947617003">
            <text:p>0.5558179476</text:p>
          </table:table-cell>
          <table:table-cell table:formula="of:=[.H307]/[.$H$1]" office:value-type="float" office:value="0.143963584482641">
            <text:p>0.1439635845</text:p>
          </table:table-cell>
          <table:table-cell table:formula="of:=[.I307]/[.$I$1]" office:value-type="float" office:value="0.625">
            <text:p>0.625</text:p>
          </table:table-cell>
          <table:table-cell table:formula="of:=[.J307]/[.$J$1]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.28">
            <text:p>4.28</text:p>
          </table:table-cell>
          <table:table-cell office:value-type="float" office:value="7.02">
            <text:p>7.02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3.31">
            <text:p>23.3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[.A308]/[.$A$1]" office:value-type="float" office:value="0.532110091743119">
            <text:p>0.5321100917</text:p>
          </table:table-cell>
          <table:table-cell table:formula="of:=[.B308]/[.$B$1]" office:value-type="float" office:value="0.137179487179487">
            <text:p>0.1371794872</text:p>
          </table:table-cell>
          <table:table-cell table:formula="of:=[.C308]/[.$C$1]" office:value-type="float" office:value="0.457925636007828">
            <text:p>0.457925636</text:p>
          </table:table-cell>
          <table:table-cell table:formula="of:=[.D308]/[.D306]" office:value-type="float" office:value="0.724537876042044">
            <text:p>0.724537876</text:p>
          </table:table-cell>
          <table:table-cell table:formula="of:=[.E308]/[.$E$1]" office:value-type="float" office:value="1">
            <text:p>1</text:p>
          </table:table-cell>
          <table:table-cell table:formula="of:=[.F308]/[.$F$1]" office:value-type="float" office:value="0.871794871794872">
            <text:p>0.8717948718</text:p>
          </table:table-cell>
          <table:table-cell table:formula="of:=[.G308]/[.$G$1]" office:value-type="float" office:value="0.500429368827823">
            <text:p>0.5004293688</text:p>
          </table:table-cell>
          <table:table-cell table:formula="of:=[.H308]/[.$H$1]" office:value-type="float" office:value="0">
            <text:p>0</text:p>
          </table:table-cell>
          <table:table-cell table:formula="of:=[.I308]/[.$I$1]" office:value-type="float" office:value="0.8125">
            <text:p>0.8125</text:p>
          </table:table-cell>
          <table:table-cell table:formula="of:=[.J308]/[.$J$1]" office:value-type="float" office:value="1">
            <text:p>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6.3">
            <text:p>6.3</text:p>
          </table:table-cell>
          <table:table-cell office:value-type="float" office:value="5.73">
            <text:p>5.73</text:p>
          </table:table-cell>
          <table:table-cell office:value-type="float" office:value="22.61">
            <text:p>22.6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0.43">
            <text:p>20.43</text:p>
          </table:table-cell>
          <table:table-cell office:value-type="float" office:value="62.54">
            <text:p>62.5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table:formula="of:=[.A309]/[.$A$1]" office:value-type="float" office:value="0.743119266055046">
            <text:p>0.7431192661</text:p>
          </table:table-cell>
          <table:table-cell table:formula="of:=[.B309]/[.$B$1]" office:value-type="float" office:value="0.201923076923077">
            <text:p>0.2019230769</text:p>
          </table:table-cell>
          <table:table-cell table:formula="of:=[.C309]/[.$C$1]" office:value-type="float" office:value="0.373776908023483">
            <text:p>0.373776908</text:p>
          </table:table-cell>
          <table:table-cell table:formula="of:=[.D309]/[.D307]" office:value-type="float" office:value="1.04193548387097">
            <text:p>1.0419354839</text:p>
          </table:table-cell>
          <table:table-cell table:formula="of:=[.E309]/[.$E$1]" office:value-type="float" office:value="1">
            <text:p>1</text:p>
          </table:table-cell>
          <table:table-cell table:formula="of:=[.F309]/[.$F$1]" office:value-type="float" office:value="0.58974358974359">
            <text:p>0.5897435897</text:p>
          </table:table-cell>
          <table:table-cell table:formula="of:=[.G309]/[.$G$1]" office:value-type="float" office:value="0.438600257621297">
            <text:p>0.4386002576</text:p>
          </table:table-cell>
          <table:table-cell table:formula="of:=[.H309]/[.$H$1]" office:value-type="float" office:value="0.42489299544806">
            <text:p>0.4248929954</text:p>
          </table:table-cell>
          <table:table-cell table:formula="of:=[.I309]/[.$I$1]" office:value-type="float" office:value="0.828125">
            <text:p>0.828125</text:p>
          </table:table-cell>
          <table:table-cell table:formula="of:=[.J309]/[.$J$1]"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87">
            <text:p>0.87</text:p>
          </table:table-cell>
          <table:table-cell office:value-type="float" office:value="1.87">
            <text:p>1.87</text:p>
          </table:table-cell>
          <table:table-cell office:value-type="float" office:value="15.89">
            <text:p>15.8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6.76">
            <text:p>26.76</text:p>
          </table:table-cell>
          <table:table-cell office:value-type="float" office:value="42.99">
            <text:p>42.9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[.A310]/[.$A$1]" office:value-type="float" office:value="0.63302752293578">
            <text:p>0.6330275229</text:p>
          </table:table-cell>
          <table:table-cell table:formula="of:=[.B310]/[.$B$1]" office:value-type="float" office:value="0.0278846153846154">
            <text:p>0.0278846154</text:p>
          </table:table-cell>
          <table:table-cell table:formula="of:=[.C310]/[.$C$1]" office:value-type="float" office:value="0.121983039791259">
            <text:p>0.1219830398</text:p>
          </table:table-cell>
          <table:table-cell table:formula="of:=[.D310]/[.D308]" office:value-type="float" office:value="0.794897448724362">
            <text:p>0.7948974487</text:p>
          </table:table-cell>
          <table:table-cell table:formula="of:=[.E310]/[.$E$1]" office:value-type="float" office:value="0">
            <text:p>0</text:p>
          </table:table-cell>
          <table:table-cell table:formula="of:=[.F310]/[.$F$1]" office:value-type="float" office:value="0.564102564102564">
            <text:p>0.5641025641</text:p>
          </table:table-cell>
          <table:table-cell table:formula="of:=[.G310]/[.$G$1]" office:value-type="float" office:value="0.574495491627308">
            <text:p>0.5744954916</text:p>
          </table:table-cell>
          <table:table-cell table:formula="of:=[.H310]/[.$H$1]" office:value-type="float" office:value="0.292071472246756">
            <text:p>0.2920714722</text:p>
          </table:table-cell>
          <table:table-cell table:formula="of:=[.I310]/[.$I$1]" office:value-type="float" office:value="0.484375">
            <text:p>0.484375</text:p>
          </table:table-cell>
          <table:table-cell table:formula="of:=[.J310]/[.$J$1]"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.2">
            <text:p>1.2</text:p>
          </table:table-cell>
          <table:table-cell office:value-type="float" office:value="3.14">
            <text:p>3.14</text:p>
          </table:table-cell>
          <table:table-cell office:value-type="float" office:value="23.87">
            <text:p>23.87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4.13">
            <text:p>24.1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formula="of:=[.A311]/[.$A$1]" office:value-type="float" office:value="0.628440366972477">
            <text:p>0.628440367</text:p>
          </table:table-cell>
          <table:table-cell table:formula="of:=[.B311]/[.$B$1]" office:value-type="float" office:value="0.0384615384615385">
            <text:p>0.0384615385</text:p>
          </table:table-cell>
          <table:table-cell table:formula="of:=[.C311]/[.$C$1]" office:value-type="float" office:value="0.204827136333986">
            <text:p>0.2048271363</text:p>
          </table:table-cell>
          <table:table-cell table:formula="of:=[.D311]/[.D309]" office:value-type="float" office:value="1.05572755417957">
            <text:p>1.0557275542</text:p>
          </table:table-cell>
          <table:table-cell table:formula="of:=[.E311]/[.$E$1]" office:value-type="float" office:value="0">
            <text:p>0</text:p>
          </table:table-cell>
          <table:table-cell table:formula="of:=[.F311]/[.$F$1]" office:value-type="float" office:value="0.846153846153846">
            <text:p>0.8461538462</text:p>
          </table:table-cell>
          <table:table-cell table:formula="of:=[.G311]/[.$G$1]" office:value-type="float" office:value="0.51803349076857">
            <text:p>0.5180334908</text:p>
          </table:table-cell>
          <table:table-cell table:formula="of:=[.H311]/[.$H$1]" office:value-type="float" office:value="0.305727291256199">
            <text:p>0.3057272913</text:p>
          </table:table-cell>
          <table:table-cell table:formula="of:=[.I311]/[.$I$1]" office:value-type="float" office:value="0.578125">
            <text:p>0.578125</text:p>
          </table:table-cell>
          <table:table-cell table:formula="of:=[.J311]/[.$J$1]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52">
            <text:p>0.52</text:p>
          </table:table-cell>
          <table:table-cell office:value-type="float" office:value="11.89">
            <text:p>11.89</text:p>
          </table:table-cell>
          <table:table-cell office:value-type="float" office:value="27.68">
            <text:p>27.6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8.4">
            <text:p>28.4</text:p>
          </table:table-cell>
          <table:table-cell office:value-type="float" office:value="78.99">
            <text:p>78.9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f:=[.A312]/[.$A$1]" office:value-type="float" office:value="0.908256880733945">
            <text:p>0.9082568807</text:p>
          </table:table-cell>
          <table:table-cell table:formula="of:=[.B312]/[.$B$1]" office:value-type="float" office:value="0.0166666666666667">
            <text:p>0.0166666667</text:p>
          </table:table-cell>
          <table:table-cell table:formula="of:=[.C312]/[.$C$1]" office:value-type="float" office:value="0.775603392041748">
            <text:p>0.775603392</text:p>
          </table:table-cell>
          <table:table-cell table:formula="of:=[.D312]/[.D310]" office:value-type="float" office:value="1.74197608558842">
            <text:p>1.7419760856</text:p>
          </table:table-cell>
          <table:table-cell table:formula="of:=[.E312]/[.$E$1]" office:value-type="float" office:value="1">
            <text:p>1</text:p>
          </table:table-cell>
          <table:table-cell table:formula="of:=[.F312]/[.$F$1]" office:value-type="float" office:value="0.615384615384615">
            <text:p>0.6153846154</text:p>
          </table:table-cell>
          <table:table-cell table:formula="of:=[.G312]/[.$G$1]" office:value-type="float" office:value="0.609703735508802">
            <text:p>0.6097037355</text:p>
          </table:table-cell>
          <table:table-cell table:formula="of:=[.H312]/[.$H$1]" office:value-type="float" office:value="0.536653305251715">
            <text:p>0.5366533053</text:p>
          </table:table-cell>
          <table:table-cell table:formula="of:=[.I312]/[.$I$1]" office:value-type="float" office:value="0.40625">
            <text:p>0.40625</text:p>
          </table:table-cell>
          <table:table-cell table:formula="of:=[.J312]/[.$J$1]" office:value-type="float" office:value="1">
            <text:p>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.5">
            <text:p>4.5</text:p>
          </table:table-cell>
          <table:table-cell office:value-type="float" office:value="4.75">
            <text:p>4.75</text:p>
          </table:table-cell>
          <table:table-cell office:value-type="float" office:value="23.52">
            <text:p>23.5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5.76">
            <text:p>25.76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table:formula="of:=[.A313]/[.$A$1]" office:value-type="float" office:value="0.706422018348624">
            <text:p>0.7064220183</text:p>
          </table:table-cell>
          <table:table-cell table:formula="of:=[.B313]/[.$B$1]" office:value-type="float" office:value="0.144230769230769">
            <text:p>0.1442307692</text:p>
          </table:table-cell>
          <table:table-cell table:formula="of:=[.C313]/[.$C$1]" office:value-type="float" office:value="0.309849967384214">
            <text:p>0.3098499674</text:p>
          </table:table-cell>
          <table:table-cell table:formula="of:=[.D313]/[.D311]" office:value-type="float" office:value="0.985337243401759">
            <text:p>0.9853372434</text:p>
          </table:table-cell>
          <table:table-cell table:formula="of:=[.E313]/[.$E$1]" office:value-type="float" office:value="1">
            <text:p>1</text:p>
          </table:table-cell>
          <table:table-cell table:formula="of:=[.F313]/[.$F$1]" office:value-type="float" office:value="0.551282051282051">
            <text:p>0.5512820513</text:p>
          </table:table-cell>
          <table:table-cell table:formula="of:=[.G313]/[.$G$1]" office:value-type="float" office:value="0.553027050236153">
            <text:p>0.5530270502</text:p>
          </table:table-cell>
          <table:table-cell table:formula="of:=[.H313]/[.$H$1]" office:value-type="float" office:value="0">
            <text:p>0</text:p>
          </table:table-cell>
          <table:table-cell table:formula="of:=[.I313]/[.$I$1]" office:value-type="float" office:value="0.828125">
            <text:p>0.828125</text:p>
          </table:table-cell>
          <table:table-cell table:formula="of:=[.J313]/[.$J$1]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4">
            <text:p>5.4</text:p>
          </table:table-cell>
          <table:table-cell office:value-type="float" office:value="2.36">
            <text:p>2.36</text:p>
          </table:table-cell>
          <table:table-cell office:value-type="float" office:value="12.98">
            <text:p>12.9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8.36">
            <text:p>18.36</text:p>
          </table:table-cell>
          <table:table-cell office:value-type="float" office:value="6.69">
            <text:p>6.6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/>
          <table:table-cell table:formula="of:=[.A314]/[.$A$1]" office:value-type="float" office:value="0.587155963302752">
            <text:p>0.5871559633</text:p>
          </table:table-cell>
          <table:table-cell table:formula="of:=[.B314]/[.$B$1]" office:value-type="float" office:value="0.173076923076923">
            <text:p>0.1730769231</text:p>
          </table:table-cell>
          <table:table-cell table:formula="of:=[.C314]/[.$C$1]" office:value-type="float" office:value="0.153946510110894">
            <text:p>0.1539465101</text:p>
          </table:table-cell>
          <table:table-cell table:formula="of:=[.D314]/[.D312]" office:value-type="float" office:value="0.46893063583815">
            <text:p>0.4689306358</text:p>
          </table:table-cell>
          <table:table-cell table:formula="of:=[.E314]/[.$E$1]" office:value-type="float" office:value="0">
            <text:p>0</text:p>
          </table:table-cell>
          <table:table-cell table:formula="of:=[.F314]/[.$F$1]" office:value-type="float" office:value="0.653846153846154">
            <text:p>0.6538461538</text:p>
          </table:table-cell>
          <table:table-cell table:formula="of:=[.G314]/[.$G$1]" office:value-type="float" office:value="0.394160583941606">
            <text:p>0.3941605839</text:p>
          </table:table-cell>
          <table:table-cell table:formula="of:=[.H314]/[.$H$1]" office:value-type="float" office:value="0.0454514573000883">
            <text:p>0.0454514573</text:p>
          </table:table-cell>
          <table:table-cell table:formula="of:=[.I314]/[.$I$1]" office:value-type="float" office:value="0.953125">
            <text:p>0.953125</text:p>
          </table:table-cell>
          <table:table-cell table:formula="of:=[.J314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8">
            <text:p>0.08</text:p>
          </table:table-cell>
          <table:table-cell office:value-type="float" office:value="5.59">
            <text:p>5.59</text:p>
          </table:table-cell>
          <table:table-cell office:value-type="float" office:value="25.42">
            <text:p>25.4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4.98">
            <text:p>24.98</text:p>
          </table:table-cell>
          <table:table-cell office:value-type="float" office:value="6.27">
            <text:p>6.2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/>
          <table:table-cell table:formula="of:=[.A315]/[.$A$1]" office:value-type="float" office:value="0.596330275229358">
            <text:p>0.5963302752</text:p>
          </table:table-cell>
          <table:table-cell table:formula="of:=[.B315]/[.$B$1]" office:value-type="float" office:value="0.00256410256410256">
            <text:p>0.0025641026</text:p>
          </table:table-cell>
          <table:table-cell table:formula="of:=[.C315]/[.$C$1]" office:value-type="float" office:value="0.364644487932159">
            <text:p>0.3646444879</text:p>
          </table:table-cell>
          <table:table-cell table:formula="of:=[.D315]/[.D313]" office:value-type="float" office:value="1.08078231292517">
            <text:p>1.0807823129</text:p>
          </table:table-cell>
          <table:table-cell table:formula="of:=[.E315]/[.$E$1]" office:value-type="float" office:value="1">
            <text:p>1</text:p>
          </table:table-cell>
          <table:table-cell table:formula="of:=[.F315]/[.$F$1]" office:value-type="float" office:value="0.641025641025641">
            <text:p>0.641025641</text:p>
          </table:table-cell>
          <table:table-cell table:formula="of:=[.G315]/[.$G$1]" office:value-type="float" office:value="0.536281665951052">
            <text:p>0.536281666</text:p>
          </table:table-cell>
          <table:table-cell table:formula="of:=[.H315]/[.$H$1]" office:value-type="float" office:value="0.0425980025816971">
            <text:p>0.0425980026</text:p>
          </table:table-cell>
          <table:table-cell table:formula="of:=[.I315]/[.$I$1]" office:value-type="float" office:value="0.671875">
            <text:p>0.671875</text:p>
          </table:table-cell>
          <table:table-cell table:formula="of:=[.J315]/[.$J$1]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.5">
            <text:p>10.5</text:p>
          </table:table-cell>
          <table:table-cell office:value-type="float" office:value="2.7">
            <text:p>2.7</text:p>
          </table:table-cell>
          <table:table-cell office:value-type="float" office:value="29.87">
            <text:p>29.87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4.5">
            <text:p>24.5</text:p>
          </table:table-cell>
          <table:table-cell office:value-type="float" office:value="16.46">
            <text:p>16.4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formula="of:=[.A316]/[.$A$1]" office:value-type="float" office:value="0.55045871559633">
            <text:p>0.5504587156</text:p>
          </table:table-cell>
          <table:table-cell table:formula="of:=[.B316]/[.$B$1]" office:value-type="float" office:value="0.336538461538462">
            <text:p>0.3365384615</text:p>
          </table:table-cell>
          <table:table-cell table:formula="of:=[.C316]/[.$C$1]" office:value-type="float" office:value="0.176125244618395">
            <text:p>0.1761252446</text:p>
          </table:table-cell>
          <table:table-cell table:formula="of:=[.D316]/[.D314]" office:value-type="float" office:value="2.30123266563945">
            <text:p>2.3012326656</text:p>
          </table:table-cell>
          <table:table-cell table:formula="of:=[.E316]/[.$E$1]" office:value-type="float" office:value="1">
            <text:p>1</text:p>
          </table:table-cell>
          <table:table-cell table:formula="of:=[.F316]/[.$F$1]" office:value-type="float" office:value="0.692307692307692">
            <text:p>0.6923076923</text:p>
          </table:table-cell>
          <table:table-cell table:formula="of:=[.G316]/[.$G$1]" office:value-type="float" office:value="0.525976814083298">
            <text:p>0.5259768141</text:p>
          </table:table-cell>
          <table:table-cell table:formula="of:=[.H316]/[.$H$1]" office:value-type="float" office:value="0.111828249201712">
            <text:p>0.1118282492</text:p>
          </table:table-cell>
          <table:table-cell table:formula="of:=[.I316]/[.$I$1]" office:value-type="float" office:value="0.765625">
            <text:p>0.765625</text:p>
          </table:table-cell>
          <table:table-cell table:formula="of:=[.J316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.99">
            <text:p>3.99</text:p>
          </table:table-cell>
          <table:table-cell office:value-type="float" office:value="2.58">
            <text:p>2.58</text:p>
          </table:table-cell>
          <table:table-cell office:value-type="float" office:value="16.38">
            <text:p>16.38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2.41">
            <text:p>22.41</text:p>
          </table:table-cell>
          <table:table-cell office:value-type="float" office:value="27.67">
            <text:p>27.6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formula="of:=[.A317]/[.$A$1]" office:value-type="float" office:value="0.623853211009174">
            <text:p>0.623853211</text:p>
          </table:table-cell>
          <table:table-cell table:formula="of:=[.B317]/[.$B$1]" office:value-type="float" office:value="0.127884615384615">
            <text:p>0.1278846154</text:p>
          </table:table-cell>
          <table:table-cell table:formula="of:=[.C317]/[.$C$1]" office:value-type="float" office:value="0.168297455968689">
            <text:p>0.168297456</text:p>
          </table:table-cell>
          <table:table-cell table:formula="of:=[.D317]/[.D315]" office:value-type="float" office:value="0.644374508261212">
            <text:p>0.6443745083</text:p>
          </table:table-cell>
          <table:table-cell table:formula="of:=[.E317]/[.$E$1]" office:value-type="float" office:value="1">
            <text:p>1</text:p>
          </table:table-cell>
          <table:table-cell table:formula="of:=[.F317]/[.$F$1]" office:value-type="float" office:value="0.67948717948718">
            <text:p>0.6794871795</text:p>
          </table:table-cell>
          <table:table-cell table:formula="of:=[.G317]/[.$G$1]" office:value-type="float" office:value="0.481107771575784">
            <text:p>0.4811077716</text:p>
          </table:table-cell>
          <table:table-cell table:formula="of:=[.H317]/[.$H$1]" office:value-type="float" office:value="0.187988314423534">
            <text:p>0.1879883144</text:p>
          </table:table-cell>
          <table:table-cell table:formula="of:=[.I317]/[.$I$1]" office:value-type="float" office:value="0.5625">
            <text:p>0.5625</text:p>
          </table:table-cell>
          <table:table-cell table:formula="of:=[.J317]/[.$J$1]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.2">
            <text:p>1.2</text:p>
          </table:table-cell>
          <table:table-cell office:value-type="float" office:value="8.28">
            <text:p>8.28</text:p>
          </table:table-cell>
          <table:table-cell office:value-type="float" office:value="36.16">
            <text:p>36.16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7.81">
            <text:p>27.81</text:p>
          </table:table-cell>
          <table:table-cell office:value-type="float" office:value="11.6">
            <text:p>11.6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[.A318]/[.$A$1]" office:value-type="float" office:value="0.807339449541284">
            <text:p>0.8073394495</text:p>
          </table:table-cell>
          <table:table-cell table:formula="of:=[.B318]/[.$B$1]" office:value-type="float" office:value="0.0384615384615385">
            <text:p>0.0384615385</text:p>
          </table:table-cell>
          <table:table-cell table:formula="of:=[.C318]/[.$C$1]" office:value-type="float" office:value="0.540117416829746">
            <text:p>0.5401174168</text:p>
          </table:table-cell>
          <table:table-cell table:formula="of:=[.D318]/[.D316]" office:value-type="float" office:value="1.2105791764312">
            <text:p>1.2105791764</text:p>
          </table:table-cell>
          <table:table-cell table:formula="of:=[.E318]/[.$E$1]" office:value-type="float" office:value="1">
            <text:p>1</text:p>
          </table:table-cell>
          <table:table-cell table:formula="of:=[.F318]/[.$F$1]" office:value-type="float" office:value="0.538461538461538">
            <text:p>0.5384615385</text:p>
          </table:table-cell>
          <table:table-cell table:formula="of:=[.G318]/[.$G$1]" office:value-type="float" office:value="0.597037355088021">
            <text:p>0.5970373551</text:p>
          </table:table-cell>
          <table:table-cell table:formula="of:=[.H318]/[.$H$1]" office:value-type="float" office:value="0.0788097017460425">
            <text:p>0.0788097017</text:p>
          </table:table-cell>
          <table:table-cell table:formula="of:=[.I318]/[.$I$1]" office:value-type="float" office:value="0.90625">
            <text:p>0.90625</text:p>
          </table:table-cell>
          <table:table-cell table:formula="of:=[.J318]/[.$J$1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1.79">
            <text:p>11.79</text:p>
          </table:table-cell>
          <table:table-cell office:value-type="float" office:value="4.01">
            <text:p>4.01</text:p>
          </table:table-cell>
          <table:table-cell office:value-type="float" office:value="26.57">
            <text:p>26.5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1.79">
            <text:p>21.79</text:p>
          </table:table-cell>
          <table:table-cell office:value-type="float" office:value="38.88">
            <text:p>38.8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table:formula="of:=[.A319]/[.$A$1]" office:value-type="float" office:value="0.614678899082569">
            <text:p>0.6146788991</text:p>
          </table:table-cell>
          <table:table-cell table:formula="of:=[.B319]/[.$B$1]" office:value-type="float" office:value="0.377884615384615">
            <text:p>0.3778846154</text:p>
          </table:table-cell>
          <table:table-cell table:formula="of:=[.C319]/[.$C$1]" office:value-type="float" office:value="0.261578604044357">
            <text:p>0.261578604</text:p>
          </table:table-cell>
          <table:table-cell table:formula="of:=[.D319]/[.D317]" office:value-type="float" office:value="1.62210012210012">
            <text:p>1.6221001221</text:p>
          </table:table-cell>
          <table:table-cell table:formula="of:=[.E319]/[.$E$1]" office:value-type="float" office:value="1">
            <text:p>1</text:p>
          </table:table-cell>
          <table:table-cell table:formula="of:=[.F319]/[.$F$1]" office:value-type="float" office:value="0.487179487179487">
            <text:p>0.4871794872</text:p>
          </table:table-cell>
          <table:table-cell table:formula="of:=[.G319]/[.$G$1]" office:value-type="float" office:value="0.467797337913267">
            <text:p>0.4677973379</text:p>
          </table:table-cell>
          <table:table-cell table:formula="of:=[.H319]/[.$H$1]" office:value-type="float" office:value="0.264148379645356">
            <text:p>0.2641483796</text:p>
          </table:table-cell>
          <table:table-cell table:formula="of:=[.I319]/[.$I$1]" office:value-type="float" office:value="0.953125">
            <text:p>0.953125</text:p>
          </table:table-cell>
          <table:table-cell table:formula="of:=[.J319]/[.$J$1]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.7">
            <text:p>1.7</text:p>
          </table:table-cell>
          <table:table-cell office:value-type="float" office:value="5.28">
            <text:p>5.28</text:p>
          </table:table-cell>
          <table:table-cell office:value-type="float" office:value="32.23">
            <text:p>32.2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4.08">
            <text:p>24.0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/>
          <table:table-cell table:formula="of:=[.A320]/[.$A$1]" office:value-type="float" office:value="0.559633027522936">
            <text:p>0.5596330275</text:p>
          </table:table-cell>
          <table:table-cell table:formula="of:=[.B320]/[.$B$1]" office:value-type="float" office:value="0.0544871794871795">
            <text:p>0.0544871795</text:p>
          </table:table-cell>
          <table:table-cell table:formula="of:=[.C320]/[.$C$1]" office:value-type="float" office:value="0.344422700587084">
            <text:p>0.3444227006</text:p>
          </table:table-cell>
          <table:table-cell table:formula="of:=[.D320]/[.D318]" office:value-type="float" office:value="0.891316371681416">
            <text:p>0.8913163717</text:p>
          </table:table-cell>
          <table:table-cell table:formula="of:=[.E320]/[.$E$1]" office:value-type="float" office:value="1">
            <text:p>1</text:p>
          </table:table-cell>
          <table:table-cell table:formula="of:=[.F320]/[.$F$1]" office:value-type="float" office:value="0.653846153846154">
            <text:p>0.6538461538</text:p>
          </table:table-cell>
          <table:table-cell table:formula="of:=[.G320]/[.$G$1]" office:value-type="float" office:value="0.516960068699012">
            <text:p>0.5169600687</text:p>
          </table:table-cell>
          <table:table-cell table:formula="of:=[.H320]/[.$H$1]" office:value-type="float" office:value="0">
            <text:p>0</text:p>
          </table:table-cell>
          <table:table-cell table:formula="of:=[.I320]/[.$I$1]" office:value-type="float" office:value="0.84375">
            <text:p>0.84375</text:p>
          </table:table-cell>
          <table:table-cell table:formula="of:=[.J320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9">
            <text:p>0.9</text:p>
          </table:table-cell>
          <table:table-cell office:value-type="float" office:value="3.18">
            <text:p>3.18</text:p>
          </table:table-cell>
          <table:table-cell office:value-type="float" office:value="23.66">
            <text:p>23.6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3.26">
            <text:p>23.26</text:p>
          </table:table-cell>
          <table:table-cell office:value-type="float" office:value="27.36">
            <text:p>27.36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[.A321]/[.$A$1]" office:value-type="float" office:value="0.614678899082569">
            <text:p>0.6146788991</text:p>
          </table:table-cell>
          <table:table-cell table:formula="of:=[.B321]/[.$B$1]" office:value-type="float" office:value="0.0288461538461538">
            <text:p>0.0288461538</text:p>
          </table:table-cell>
          <table:table-cell table:formula="of:=[.C321]/[.$C$1]" office:value-type="float" office:value="0.207436399217221">
            <text:p>0.2074363992</text:p>
          </table:table-cell>
          <table:table-cell table:formula="of:=[.D321]/[.D319]" office:value-type="float" office:value="0.890477982687241">
            <text:p>0.8904779827</text:p>
          </table:table-cell>
          <table:table-cell table:formula="of:=[.E321]/[.$E$1]" office:value-type="float" office:value="1">
            <text:p>1</text:p>
          </table:table-cell>
          <table:table-cell table:formula="of:=[.F321]/[.$F$1]" office:value-type="float" office:value="0.666666666666667">
            <text:p>0.6666666667</text:p>
          </table:table-cell>
          <table:table-cell table:formula="of:=[.G321]/[.$G$1]" office:value-type="float" office:value="0.499355946758265">
            <text:p>0.4993559468</text:p>
          </table:table-cell>
          <table:table-cell table:formula="of:=[.H321]/[.$H$1]" office:value-type="float" office:value="0.185882193083769">
            <text:p>0.1858821931</text:p>
          </table:table-cell>
          <table:table-cell table:formula="of:=[.I321]/[.$I$1]" office:value-type="float" office:value="0.90625">
            <text:p>0.90625</text:p>
          </table:table-cell>
          <table:table-cell table:formula="of:=[.J321]/[.$J$1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  <table:table-cell office:value-type="float" office:value="22.24">
            <text:p>22.2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6.49">
            <text:p>26.49</text:p>
          </table:table-cell>
          <table:table-cell office:value-type="float" office:value="41.66">
            <text:p>41.6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[.A322]/[.$A$1]" office:value-type="float" office:value="0.614678899082569">
            <text:p>0.6146788991</text:p>
          </table:table-cell>
          <table:table-cell table:formula="of:=[.B322]/[.$B$1]" office:value-type="float" office:value="0">
            <text:p>0</text:p>
          </table:table-cell>
          <table:table-cell table:formula="of:=[.C322]/[.$C$1]" office:value-type="float" office:value="0.158512720156556">
            <text:p>0.1585127202</text:p>
          </table:table-cell>
          <table:table-cell table:formula="of:=[.D322]/[.D320]" office:value-type="float" office:value="0.69004033509153">
            <text:p>0.6900403351</text:p>
          </table:table-cell>
          <table:table-cell table:formula="of:=[.E322]/[.$E$1]" office:value-type="float" office:value="0">
            <text:p>0</text:p>
          </table:table-cell>
          <table:table-cell table:formula="of:=[.F322]/[.$F$1]" office:value-type="float" office:value="0.666666666666667">
            <text:p>0.6666666667</text:p>
          </table:table-cell>
          <table:table-cell table:formula="of:=[.G322]/[.$G$1]" office:value-type="float" office:value="0.568699012451696">
            <text:p>0.5686990125</text:p>
          </table:table-cell>
          <table:table-cell table:formula="of:=[.H322]/[.$H$1]" office:value-type="float" office:value="0.283035532305184">
            <text:p>0.2830355323</text:p>
          </table:table-cell>
          <table:table-cell table:formula="of:=[.I322]/[.$I$1]" office:value-type="float" office:value="0.375">
            <text:p>0.375</text:p>
          </table:table-cell>
          <table:table-cell table:formula="of:=[.J322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.6">
            <text:p>6.6</text:p>
          </table:table-cell>
          <table:table-cell office:value-type="float" office:value="6.08">
            <text:p>6.08</text:p>
          </table:table-cell>
          <table:table-cell office:value-type="float" office:value="32.74">
            <text:p>32.7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3.28">
            <text:p>33.28</text:p>
          </table:table-cell>
          <table:table-cell office:value-type="float" office:value="2.72">
            <text:p>2.7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formula="of:=[.A323]/[.$A$1]" office:value-type="float" office:value="0.623853211009174">
            <text:p>0.623853211</text:p>
          </table:table-cell>
          <table:table-cell table:formula="of:=[.B323]/[.$B$1]" office:value-type="float" office:value="0.211538461538462">
            <text:p>0.2115384615</text:p>
          </table:table-cell>
          <table:table-cell table:formula="of:=[.C323]/[.$C$1]" office:value-type="float" office:value="0.396607958251794">
            <text:p>0.3966079583</text:p>
          </table:table-cell>
          <table:table-cell table:formula="of:=[.D323]/[.D321]" office:value-type="float" office:value="1.38377007607777">
            <text:p>1.3837700761</text:p>
          </table:table-cell>
          <table:table-cell table:formula="of:=[.E323]/[.$E$1]" office:value-type="float" office:value="0">
            <text:p>0</text:p>
          </table:table-cell>
          <table:table-cell table:formula="of:=[.F323]/[.$F$1]" office:value-type="float" office:value="0.82051282051282">
            <text:p>0.8205128205</text:p>
          </table:table-cell>
          <table:table-cell table:formula="of:=[.G323]/[.$G$1]" office:value-type="float" office:value="0.714469729497639">
            <text:p>0.7144697295</text:p>
          </table:table-cell>
          <table:table-cell table:formula="of:=[.H323]/[.$H$1]" office:value-type="float" office:value="0.0184795162714858">
            <text:p>0.0184795163</text:p>
          </table:table-cell>
          <table:table-cell table:formula="of:=[.I323]/[.$I$1]" office:value-type="float" office:value="0.765625">
            <text:p>0.765625</text:p>
          </table:table-cell>
          <table:table-cell table:formula="of:=[.J323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.05">
            <text:p>4.05</text:p>
          </table:table-cell>
          <table:table-cell office:value-type="float" office:value="5.15">
            <text:p>5.15</text:p>
          </table:table-cell>
          <table:table-cell office:value-type="float" office:value="26.51">
            <text:p>26.5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6.67">
            <text:p>26.67</text:p>
          </table:table-cell>
          <table:table-cell office:value-type="float" office:value="16.3">
            <text:p>16.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A324]/[.$A$1]" office:value-type="float" office:value="0.605504587155963">
            <text:p>0.6055045872</text:p>
          </table:table-cell>
          <table:table-cell table:formula="of:=[.B324]/[.$B$1]" office:value-type="float" office:value="0.129807692307692">
            <text:p>0.1298076923</text:p>
          </table:table-cell>
          <table:table-cell table:formula="of:=[.C324]/[.$C$1]" office:value-type="float" office:value="0.335942596216569">
            <text:p>0.3359425962</text:p>
          </table:table-cell>
          <table:table-cell table:formula="of:=[.D324]/[.D322]" office:value-type="float" office:value="1.1919964028777">
            <text:p>1.1919964029</text:p>
          </table:table-cell>
          <table:table-cell table:formula="of:=[.E324]/[.$E$1]" office:value-type="float" office:value="1">
            <text:p>1</text:p>
          </table:table-cell>
          <table:table-cell table:formula="of:=[.F324]/[.$F$1]" office:value-type="float" office:value="0.397435897435897">
            <text:p>0.3974358974</text:p>
          </table:table-cell>
          <table:table-cell table:formula="of:=[.G324]/[.$G$1]" office:value-type="float" office:value="0.572563331902104">
            <text:p>0.5725633319</text:p>
          </table:table-cell>
          <table:table-cell table:formula="of:=[.H324]/[.$H$1]" office:value-type="float" office:value="0.110741218832801">
            <text:p>0.1107412188</text:p>
          </table:table-cell>
          <table:table-cell table:formula="of:=[.I324]/[.$I$1]" office:value-type="float" office:value="0.78125">
            <text:p>0.78125</text:p>
          </table:table-cell>
          <table:table-cell table:formula="of:=[.J324]/[.$J$1]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.68">
            <text:p>1.68</text:p>
          </table:table-cell>
          <table:table-cell office:value-type="float" office:value="3.58">
            <text:p>3.58</text:p>
          </table:table-cell>
          <table:table-cell office:value-type="float" office:value="25.43">
            <text:p>25.4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7.03">
            <text:p>27.0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[.A325]/[.$A$1]" office:value-type="float" office:value="0.697247706422018">
            <text:p>0.6972477064</text:p>
          </table:table-cell>
          <table:table-cell table:formula="of:=[.B325]/[.$B$1]" office:value-type="float" office:value="0.0538461538461539">
            <text:p>0.0538461538</text:p>
          </table:table-cell>
          <table:table-cell table:formula="of:=[.C325]/[.$C$1]" office:value-type="float" office:value="0.233529028049576">
            <text:p>0.233529028</text:p>
          </table:table-cell>
          <table:table-cell table:formula="of:=[.D325]/[.D323]" office:value-type="float" office:value="0.77672571777642">
            <text:p>0.7767257178</text:p>
          </table:table-cell>
          <table:table-cell table:formula="of:=[.E325]/[.$E$1]" office:value-type="float" office:value="0">
            <text:p>0</text:p>
          </table:table-cell>
          <table:table-cell table:formula="of:=[.F325]/[.$F$1]" office:value-type="float" office:value="0.641025641025641">
            <text:p>0.641025641</text:p>
          </table:table-cell>
          <table:table-cell table:formula="of:=[.G325]/[.$G$1]" office:value-type="float" office:value="0.58029197080292">
            <text:p>0.5802919708</text:p>
          </table:table-cell>
          <table:table-cell table:formula="of:=[.H325]/[.$H$1]" office:value-type="float" office:value="0">
            <text:p>0</text:p>
          </table:table-cell>
          <table:table-cell table:formula="of:=[.I325]/[.$I$1]" office:value-type="float" office:value="0.5">
            <text:p>0.5</text:p>
          </table:table-cell>
          <table:table-cell table:formula="of:=[.J325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2.3">
            <text:p>12.3</text:p>
          </table:table-cell>
          <table:table-cell office:value-type="float" office:value="5.96">
            <text:p>5.96</text:p>
          </table:table-cell>
          <table:table-cell office:value-type="float" office:value="32.79">
            <text:p>32.79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0.12">
            <text:p>30.12</text:p>
          </table:table-cell>
          <table:table-cell office:value-type="float" office:value="21.5">
            <text:p>21.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  <table:table-cell table:formula="of:=[.A326]/[.$A$1]" office:value-type="float" office:value="0.605504587155963">
            <text:p>0.6055045872</text:p>
          </table:table-cell>
          <table:table-cell table:formula="of:=[.B326]/[.$B$1]" office:value-type="float" office:value="0.394230769230769">
            <text:p>0.3942307692</text:p>
          </table:table-cell>
          <table:table-cell table:formula="of:=[.C326]/[.$C$1]" office:value-type="float" office:value="0.388780169602087">
            <text:p>0.3887801696</text:p>
          </table:table-cell>
          <table:table-cell table:formula="of:=[.D326]/[.D324]" office:value-type="float" office:value="1.23689173896643">
            <text:p>1.236891739</text:p>
          </table:table-cell>
          <table:table-cell table:formula="of:=[.E326]/[.$E$1]" office:value-type="float" office:value="1">
            <text:p>1</text:p>
          </table:table-cell>
          <table:table-cell table:formula="of:=[.F326]/[.$F$1]" office:value-type="float" office:value="0.730769230769231">
            <text:p>0.7307692308</text:p>
          </table:table-cell>
          <table:table-cell table:formula="of:=[.G326]/[.$G$1]" office:value-type="float" office:value="0.646629454701589">
            <text:p>0.6466294547</text:p>
          </table:table-cell>
          <table:table-cell table:formula="of:=[.H326]/[.$H$1]" office:value-type="float" office:value="0.146069705822406">
            <text:p>0.1460697058</text:p>
          </table:table-cell>
          <table:table-cell table:formula="of:=[.I326]/[.$I$1]" office:value-type="float" office:value="0.96875">
            <text:p>0.96875</text:p>
          </table:table-cell>
          <table:table-cell table:formula="of:=[.J326]/[.$J$1]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4">
            <text:p>0.4</text:p>
          </table:table-cell>
          <table:table-cell office:value-type="float" office:value="3.67">
            <text:p>3.67</text:p>
          </table:table-cell>
          <table:table-cell office:value-type="float" office:value="25.76">
            <text:p>25.7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8.08">
            <text:p>28.08</text:p>
          </table:table-cell>
          <table:table-cell office:value-type="float" office:value="20.57">
            <text:p>20.5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[.A327]/[.$A$1]" office:value-type="float" office:value="0.568807339449541">
            <text:p>0.5688073394</text:p>
          </table:table-cell>
          <table:table-cell table:formula="of:=[.B327]/[.$B$1]" office:value-type="float" office:value="0.0128205128205128">
            <text:p>0.0128205128</text:p>
          </table:table-cell>
          <table:table-cell table:formula="of:=[.C327]/[.$C$1]" office:value-type="float" office:value="0.239399869536856">
            <text:p>0.2393998695</text:p>
          </table:table-cell>
          <table:table-cell table:formula="of:=[.D327]/[.D325]" office:value-type="float" office:value="1.01297679905623">
            <text:p>1.0129767991</text:p>
          </table:table-cell>
          <table:table-cell table:formula="of:=[.E327]/[.$E$1]" office:value-type="float" office:value="0">
            <text:p>0</text:p>
          </table:table-cell>
          <table:table-cell table:formula="of:=[.F327]/[.$F$1]" office:value-type="float" office:value="0.551282051282051">
            <text:p>0.5512820513</text:p>
          </table:table-cell>
          <table:table-cell table:formula="of:=[.G327]/[.$G$1]" office:value-type="float" office:value="0.602833834263632">
            <text:p>0.6028338343</text:p>
          </table:table-cell>
          <table:table-cell table:formula="of:=[.H327]/[.$H$1]" office:value-type="float" office:value="0.139751341803112">
            <text:p>0.1397513418</text:p>
          </table:table-cell>
          <table:table-cell table:formula="of:=[.I327]/[.$I$1]" office:value-type="float" office:value="0.53125">
            <text:p>0.53125</text:p>
          </table:table-cell>
          <table:table-cell table:formula="of:=[.J327]/[.$J$1]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.2">
            <text:p>4.2</text:p>
          </table:table-cell>
          <table:table-cell office:value-type="float" office:value="2.91">
            <text:p>2.91</text:p>
          </table:table-cell>
          <table:table-cell office:value-type="float" office:value="28.83">
            <text:p>28.8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4.7">
            <text:p>24.7</text:p>
          </table:table-cell>
          <table:table-cell office:value-type="float" office:value="47.52">
            <text:p>47.5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formula="of:=[.A328]/[.$A$1]" office:value-type="float" office:value="0.642201834862385">
            <text:p>0.6422018349</text:p>
          </table:table-cell>
          <table:table-cell table:formula="of:=[.B328]/[.$B$1]" office:value-type="float" office:value="0.134615384615385">
            <text:p>0.1346153846</text:p>
          </table:table-cell>
          <table:table-cell table:formula="of:=[.C328]/[.$C$1]" office:value-type="float" office:value="0.189823874755382">
            <text:p>0.1898238748</text:p>
          </table:table-cell>
          <table:table-cell table:formula="of:=[.D328]/[.D326]" office:value-type="float" office:value="0.879231473010064">
            <text:p>0.879231473</text:p>
          </table:table-cell>
          <table:table-cell table:formula="of:=[.E328]/[.$E$1]" office:value-type="float" office:value="1">
            <text:p>1</text:p>
          </table:table-cell>
          <table:table-cell table:formula="of:=[.F328]/[.$F$1]" office:value-type="float" office:value="0.551282051282051">
            <text:p>0.5512820513</text:p>
          </table:table-cell>
          <table:table-cell table:formula="of:=[.G328]/[.$G$1]" office:value-type="float" office:value="0.530270502361528">
            <text:p>0.5302705024</text:p>
          </table:table-cell>
          <table:table-cell table:formula="of:=[.H328]/[.$H$1]" office:value-type="float" office:value="0.322848019566547">
            <text:p>0.3228480196</text:p>
          </table:table-cell>
          <table:table-cell table:formula="of:=[.I328]/[.$I$1]" office:value-type="float" office:value="0.75">
            <text:p>0.75</text:p>
          </table:table-cell>
          <table:table-cell table:formula="of:=[.J328]/[.$J$1]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6">
            <text:p>0.6</text:p>
          </table:table-cell>
          <table:table-cell office:value-type="float" office:value="2.42">
            <text:p>2.42</text:p>
          </table:table-cell>
          <table:table-cell office:value-type="float" office:value="34.03">
            <text:p>34.03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6.96">
            <text:p>26.96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table:formula="of:=[.A329]/[.$A$1]" office:value-type="float" office:value="0.761467889908257">
            <text:p>0.7614678899</text:p>
          </table:table-cell>
          <table:table-cell table:formula="of:=[.B329]/[.$B$1]" office:value-type="float" office:value="0.0192307692307692">
            <text:p>0.0192307692</text:p>
          </table:table-cell>
          <table:table-cell table:formula="of:=[.C329]/[.$C$1]" office:value-type="float" office:value="0.157860404435747">
            <text:p>0.1578604044</text:p>
          </table:table-cell>
          <table:table-cell table:formula="of:=[.D329]/[.D327]" office:value-type="float" office:value="1.32104037267081">
            <text:p>1.3210403727</text:p>
          </table:table-cell>
          <table:table-cell table:formula="of:=[.E329]/[.$E$1]" office:value-type="float" office:value="1">
            <text:p>1</text:p>
          </table:table-cell>
          <table:table-cell table:formula="of:=[.F329]/[.$F$1]" office:value-type="float" office:value="0.67948717948718">
            <text:p>0.6794871795</text:p>
          </table:table-cell>
          <table:table-cell table:formula="of:=[.G329]/[.$G$1]" office:value-type="float" office:value="0.578789179905539">
            <text:p>0.5787891799</text:p>
          </table:table-cell>
          <table:table-cell table:formula="of:=[.H329]/[.$H$1]" office:value-type="float" office:value="0.366872749507439">
            <text:p>0.3668727495</text:p>
          </table:table-cell>
          <table:table-cell table:formula="of:=[.I329]/[.$I$1]" office:value-type="float" office:value="0.9375">
            <text:p>0.9375</text:p>
          </table:table-cell>
          <table:table-cell table:formula="of:=[.J329]/[.$J$1]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.02">
            <text:p>3.02</text:p>
          </table:table-cell>
          <table:table-cell office:value-type="float" office:value="5.35">
            <text:p>5.35</text:p>
          </table:table-cell>
          <table:table-cell office:value-type="float" office:value="25.72">
            <text:p>25.72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5.22">
            <text:p>25.22</text:p>
          </table:table-cell>
          <table:table-cell office:value-type="float" office:value="28.11">
            <text:p>28.1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[.A330]/[.$A$1]" office:value-type="float" office:value="0.715596330275229">
            <text:p>0.7155963303</text:p>
          </table:table-cell>
          <table:table-cell table:formula="of:=[.B330]/[.$B$1]" office:value-type="float" office:value="0.0967948717948718">
            <text:p>0.0967948718</text:p>
          </table:table-cell>
          <table:table-cell table:formula="of:=[.C330]/[.$C$1]" office:value-type="float" office:value="0.348988910632746">
            <text:p>0.3489889106</text:p>
          </table:table-cell>
          <table:table-cell table:formula="of:=[.D330]/[.D328]" office:value-type="float" office:value="0.892126257370794">
            <text:p>0.8921262574</text:p>
          </table:table-cell>
          <table:table-cell table:formula="of:=[.E330]/[.$E$1]" office:value-type="float" office:value="1">
            <text:p>1</text:p>
          </table:table-cell>
          <table:table-cell table:formula="of:=[.F330]/[.$F$1]" office:value-type="float" office:value="0.67948717948718">
            <text:p>0.6794871795</text:p>
          </table:table-cell>
          <table:table-cell table:formula="of:=[.G330]/[.$G$1]" office:value-type="float" office:value="0.541434091884929">
            <text:p>0.5414340919</text:p>
          </table:table-cell>
          <table:table-cell table:formula="of:=[.H330]/[.$H$1]" office:value-type="float" office:value="0.190977647938039">
            <text:p>0.1909776479</text:p>
          </table:table-cell>
          <table:table-cell table:formula="of:=[.I330]/[.$I$1]" office:value-type="float" office:value="0.8125">
            <text:p>0.8125</text:p>
          </table:table-cell>
          <table:table-cell table:formula="of:=[.J330]/[.$J$1]"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72">
            <text:p>0.72</text:p>
          </table:table-cell>
          <table:table-cell office:value-type="float" office:value="4.37">
            <text:p>4.37</text:p>
          </table:table-cell>
          <table:table-cell office:value-type="float" office:value="19.54">
            <text:p>19.54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6.11">
            <text:p>26.11</text:p>
          </table:table-cell>
          <table:table-cell office:value-type="float" office:value="49.37">
            <text:p>49.3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[.A331]/[.$A$1]" office:value-type="float" office:value="0.605504587155963">
            <text:p>0.6055045872</text:p>
          </table:table-cell>
          <table:table-cell table:formula="of:=[.B331]/[.$B$1]" office:value-type="float" office:value="0.0230769230769231">
            <text:p>0.0230769231</text:p>
          </table:table-cell>
          <table:table-cell table:formula="of:=[.C331]/[.$C$1]" office:value-type="float" office:value="0.285061969993477">
            <text:p>0.28506197</text:p>
          </table:table-cell>
          <table:table-cell table:formula="of:=[.D331]/[.D329]" office:value-type="float" office:value="0.574199235968263">
            <text:p>0.574199236</text:p>
          </table:table-cell>
          <table:table-cell table:formula="of:=[.E331]/[.$E$1]" office:value-type="float" office:value="0">
            <text:p>0</text:p>
          </table:table-cell>
          <table:table-cell table:formula="of:=[.F331]/[.$F$1]" office:value-type="float" office:value="0.615384615384615">
            <text:p>0.6153846154</text:p>
          </table:table-cell>
          <table:table-cell table:formula="of:=[.G331]/[.$G$1]" office:value-type="float" office:value="0.560541004723057">
            <text:p>0.5605410047</text:p>
          </table:table-cell>
          <table:table-cell table:formula="of:=[.H331]/[.$H$1]" office:value-type="float" office:value="0.335416808207079">
            <text:p>0.3354168082</text:p>
          </table:table-cell>
          <table:table-cell table:formula="of:=[.I331]/[.$I$1]" office:value-type="float" office:value="0.4375">
            <text:p>0.4375</text:p>
          </table:table-cell>
          <table:table-cell table:formula="of:=[.J331]/[.$J$1]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4.99">
            <text:p>4.99</text:p>
          </table:table-cell>
          <table:table-cell office:value-type="float" office:value="27.73">
            <text:p>27.7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0.92">
            <text:p>30.92</text:p>
          </table:table-cell>
          <table:table-cell office:value-type="float" office:value="8.33">
            <text:p>8.3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[.A332]/[.$A$1]" office:value-type="float" office:value="0.688073394495413">
            <text:p>0.6880733945</text:p>
          </table:table-cell>
          <table:table-cell table:formula="of:=[.B332]/[.$B$1]" office:value-type="float" office:value="0">
            <text:p>0</text:p>
          </table:table-cell>
          <table:table-cell table:formula="of:=[.C332]/[.$C$1]" office:value-type="float" office:value="0.325505544683627">
            <text:p>0.3255055447</text:p>
          </table:table-cell>
          <table:table-cell table:formula="of:=[.D332]/[.D330]" office:value-type="float" office:value="1.07814930015552">
            <text:p>1.0781493002</text:p>
          </table:table-cell>
          <table:table-cell table:formula="of:=[.E332]/[.$E$1]" office:value-type="float" office:value="0">
            <text:p>0</text:p>
          </table:table-cell>
          <table:table-cell table:formula="of:=[.F332]/[.$F$1]" office:value-type="float" office:value="0.730769230769231">
            <text:p>0.7307692308</text:p>
          </table:table-cell>
          <table:table-cell table:formula="of:=[.G332]/[.$G$1]" office:value-type="float" office:value="0.663804207814513">
            <text:p>0.6638042078</text:p>
          </table:table-cell>
          <table:table-cell table:formula="of:=[.H332]/[.$H$1]" office:value-type="float" office:value="0.0565935185814254">
            <text:p>0.0565935186</text:p>
          </table:table-cell>
          <table:table-cell table:formula="of:=[.I332]/[.$I$1]" office:value-type="float" office:value="0.375">
            <text:p>0.375</text:p>
          </table:table-cell>
          <table:table-cell table:formula="of:=[.J332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2">
            <text:p>0.12</text:p>
          </table:table-cell>
          <table:table-cell office:value-type="float" office:value="3.4">
            <text:p>3.4</text:p>
          </table:table-cell>
          <table:table-cell office:value-type="float" office:value="21.18">
            <text:p>21.1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6.27">
            <text:p>26.27</text:p>
          </table:table-cell>
          <table:table-cell office:value-type="float" office:value="14.21">
            <text:p>14.2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[.A333]/[.$A$1]" office:value-type="float" office:value="0.614678899082569">
            <text:p>0.6146788991</text:p>
          </table:table-cell>
          <table:table-cell table:formula="of:=[.B333]/[.$B$1]" office:value-type="float" office:value="0.00384615384615385">
            <text:p>0.0038461538</text:p>
          </table:table-cell>
          <table:table-cell table:formula="of:=[.C333]/[.$C$1]" office:value-type="float" office:value="0.221787345075016">
            <text:p>0.2217873451</text:p>
          </table:table-cell>
          <table:table-cell table:formula="of:=[.D333]/[.D331]" office:value-type="float" office:value="1.08393039918117">
            <text:p>1.0839303992</text:p>
          </table:table-cell>
          <table:table-cell table:formula="of:=[.E333]/[.$E$1]" office:value-type="float" office:value="1">
            <text:p>1</text:p>
          </table:table-cell>
          <table:table-cell table:formula="of:=[.F333]/[.$F$1]" office:value-type="float" office:value="0.423076923076923">
            <text:p>0.4230769231</text:p>
          </table:table-cell>
          <table:table-cell table:formula="of:=[.G333]/[.$G$1]" office:value-type="float" office:value="0.563975955345642">
            <text:p>0.5639759553</text:p>
          </table:table-cell>
          <table:table-cell table:formula="of:=[.H333]/[.$H$1]" office:value-type="float" office:value="0.0965418846389021">
            <text:p>0.0965418846</text:p>
          </table:table-cell>
          <table:table-cell table:formula="of:=[.I333]/[.$I$1]" office:value-type="float" office:value="0.46875">
            <text:p>0.46875</text:p>
          </table:table-cell>
          <table:table-cell table:formula="of:=[.J333]/[.$J$1]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.4">
            <text:p>3.4</text:p>
          </table:table-cell>
          <table:table-cell office:value-type="float" office:value="4.87">
            <text:p>4.87</text:p>
          </table:table-cell>
          <table:table-cell office:value-type="float" office:value="15.16">
            <text:p>15.1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2.01">
            <text:p>22.01</text:p>
          </table:table-cell>
          <table:table-cell office:value-type="float" office:value="11.11">
            <text:p>11.1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[.A334]/[.$A$1]" office:value-type="float" office:value="0.577981651376147">
            <text:p>0.5779816514</text:p>
          </table:table-cell>
          <table:table-cell table:formula="of:=[.B334]/[.$B$1]" office:value-type="float" office:value="0.108974358974359">
            <text:p>0.108974359</text:p>
          </table:table-cell>
          <table:table-cell table:formula="of:=[.C334]/[.$C$1]" office:value-type="float" office:value="0.31767775603392">
            <text:p>0.317677756</text:p>
          </table:table-cell>
          <table:table-cell table:formula="of:=[.D334]/[.D332]" office:value-type="float" office:value="0.54670032455824">
            <text:p>0.5467003246</text:p>
          </table:table-cell>
          <table:table-cell table:formula="of:=[.E334]/[.$E$1]" office:value-type="float" office:value="1">
            <text:p>1</text:p>
          </table:table-cell>
          <table:table-cell table:formula="of:=[.F334]/[.$F$1]" office:value-type="float" office:value="0.833333333333333">
            <text:p>0.8333333333</text:p>
          </table:table-cell>
          <table:table-cell table:formula="of:=[.G334]/[.$G$1]" office:value-type="float" office:value="0.472520395019322">
            <text:p>0.472520395</text:p>
          </table:table-cell>
          <table:table-cell table:formula="of:=[.H334]/[.$H$1]" office:value-type="float" office:value="0.0754806712412528">
            <text:p>0.0754806712</text:p>
          </table:table-cell>
          <table:table-cell table:formula="of:=[.I334]/[.$I$1]" office:value-type="float" office:value="0.59375">
            <text:p>0.59375</text:p>
          </table:table-cell>
          <table:table-cell table:formula="of:=[.J334]/[.$J$1]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5">
            <text:p>0.5</text:p>
          </table:table-cell>
          <table:table-cell office:value-type="float" office:value="5.97">
            <text:p>5.97</text:p>
          </table:table-cell>
          <table:table-cell office:value-type="float" office:value="32.88">
            <text:p>32.8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9.27">
            <text:p>29.27</text:p>
          </table:table-cell>
          <table:table-cell office:value-type="float" office:value="6.43">
            <text:p>6.4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[.A335]/[.$A$1]" office:value-type="float" office:value="0.678899082568807">
            <text:p>0.6788990826</text:p>
          </table:table-cell>
          <table:table-cell table:formula="of:=[.B335]/[.$B$1]" office:value-type="float" office:value="0.016025641025641">
            <text:p>0.016025641</text:p>
          </table:table-cell>
          <table:table-cell table:formula="of:=[.C335]/[.$C$1]" office:value-type="float" office:value="0.389432485322896">
            <text:p>0.3894324853</text:p>
          </table:table-cell>
          <table:table-cell table:formula="of:=[.D335]/[.D333]" office:value-type="float" office:value="1.55240793201133">
            <text:p>1.552407932</text:p>
          </table:table-cell>
          <table:table-cell table:formula="of:=[.E335]/[.$E$1]" office:value-type="float" office:value="0">
            <text:p>0</text:p>
          </table:table-cell>
          <table:table-cell table:formula="of:=[.F335]/[.$F$1]" office:value-type="float" office:value="0.692307692307692">
            <text:p>0.6923076923</text:p>
          </table:table-cell>
          <table:table-cell table:formula="of:=[.G335]/[.$G$1]" office:value-type="float" office:value="0.628381279519107">
            <text:p>0.6283812795</text:p>
          </table:table-cell>
          <table:table-cell table:formula="of:=[.H335]/[.$H$1]" office:value-type="float" office:value="0.0436850329506081">
            <text:p>0.043685033</text:p>
          </table:table-cell>
          <table:table-cell table:formula="of:=[.I335]/[.$I$1]" office:value-type="float" office:value="0.65625">
            <text:p>0.65625</text:p>
          </table:table-cell>
          <table:table-cell table:formula="of:=[.J335]/[.$J$1]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8.2">
            <text:p>8.2</text:p>
          </table:table-cell>
          <table:table-cell office:value-type="float" office:value="7.75">
            <text:p>7.75</text:p>
          </table:table-cell>
          <table:table-cell office:value-type="float" office:value="34.46">
            <text:p>34.4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6.53">
            <text:p>26.53</text:p>
          </table:table-cell>
          <table:table-cell office:value-type="float" office:value="6.04">
            <text:p>6.0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  <table:table-cell table:formula="of:=[.A336]/[.$A$1]" office:value-type="float" office:value="0.678899082568807">
            <text:p>0.6788990826</text:p>
          </table:table-cell>
          <table:table-cell table:formula="of:=[.B336]/[.$B$1]" office:value-type="float" office:value="0.262820512820513">
            <text:p>0.2628205128</text:p>
          </table:table-cell>
          <table:table-cell table:formula="of:=[.C336]/[.$C$1]" office:value-type="float" office:value="0.505544683626875">
            <text:p>0.5055446836</text:p>
          </table:table-cell>
          <table:table-cell table:formula="of:=[.D336]/[.D334]" office:value-type="float" office:value="2.27308707124011">
            <text:p>2.2730870712</text:p>
          </table:table-cell>
          <table:table-cell table:formula="of:=[.E336]/[.$E$1]" office:value-type="float" office:value="1">
            <text:p>1</text:p>
          </table:table-cell>
          <table:table-cell table:formula="of:=[.F336]/[.$F$1]" office:value-type="float" office:value="0.58974358974359">
            <text:p>0.5897435897</text:p>
          </table:table-cell>
          <table:table-cell table:formula="of:=[.G336]/[.$G$1]" office:value-type="float" office:value="0.569557750107342">
            <text:p>0.5695577501</text:p>
          </table:table-cell>
          <table:table-cell table:formula="of:=[.H336]/[.$H$1]" office:value-type="float" office:value="0.0410353964263877">
            <text:p>0.0410353964</text:p>
          </table:table-cell>
          <table:table-cell table:formula="of:=[.I336]/[.$I$1]" office:value-type="float" office:value="1">
            <text:p>1</text:p>
          </table:table-cell>
          <table:table-cell table:formula="of:=[.J336]/[.$J$1]"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float" office:value="5.97">
            <text:p>5.97</text:p>
          </table:table-cell>
          <table:table-cell office:value-type="float" office:value="25.73">
            <text:p>25.73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4.18">
            <text:p>24.18</text:p>
          </table:table-cell>
          <table:table-cell office:value-type="float" office:value="145.29">
            <text:p>145.2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table:formula="of:=[.A337]/[.$A$1]" office:value-type="float" office:value="0.605504587155963">
            <text:p>0.6055045872</text:p>
          </table:table-cell>
          <table:table-cell table:formula="of:=[.B337]/[.$B$1]" office:value-type="float" office:value="0.192307692307692">
            <text:p>0.1923076923</text:p>
          </table:table-cell>
          <table:table-cell table:formula="of:=[.C337]/[.$C$1]" office:value-type="float" office:value="0.389432485322896">
            <text:p>0.3894324853</text:p>
          </table:table-cell>
          <table:table-cell table:formula="of:=[.D337]/[.D335]" office:value-type="float" office:value="0.782542579075426">
            <text:p>0.7825425791</text:p>
          </table:table-cell>
          <table:table-cell table:formula="of:=[.E337]/[.$E$1]" office:value-type="float" office:value="1">
            <text:p>1</text:p>
          </table:table-cell>
          <table:table-cell table:formula="of:=[.F337]/[.$F$1]" office:value-type="float" office:value="0.846153846153846">
            <text:p>0.8461538462</text:p>
          </table:table-cell>
          <table:table-cell table:formula="of:=[.G337]/[.$G$1]" office:value-type="float" office:value="0.519106912838128">
            <text:p>0.5191069128</text:p>
          </table:table-cell>
          <table:table-cell table:formula="of:=[.H337]/[.$H$1]" office:value-type="float" office:value="0.987091514369183">
            <text:p>0.9870915144</text:p>
          </table:table-cell>
          <table:table-cell table:formula="of:=[.I337]/[.$I$1]" office:value-type="float" office:value="0.640625">
            <text:p>0.640625</text:p>
          </table:table-cell>
          <table:table-cell table:formula="of:=[.J337]/[.$J$1]"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16">
            <text:p>5.16</text:p>
          </table:table-cell>
          <table:table-cell office:value-type="float" office:value="4.9">
            <text:p>4.9</text:p>
          </table:table-cell>
          <table:table-cell office:value-type="float" office:value="31.35">
            <text:p>31.3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6.42">
            <text:p>26.42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table:formula="of:=[.A338]/[.$A$1]" office:value-type="float" office:value="0.587155963302752">
            <text:p>0.5871559633</text:p>
          </table:table-cell>
          <table:table-cell table:formula="of:=[.B338]/[.$B$1]" office:value-type="float" office:value="0.165384615384615">
            <text:p>0.1653846154</text:p>
          </table:table-cell>
          <table:table-cell table:formula="of:=[.C338]/[.$C$1]" office:value-type="float" office:value="0.319634703196347">
            <text:p>0.3196347032</text:p>
          </table:table-cell>
          <table:table-cell table:formula="of:=[.D338]/[.D336]" office:value-type="float" office:value="0.90975043528729">
            <text:p>0.9097504353</text:p>
          </table:table-cell>
          <table:table-cell table:formula="of:=[.E338]/[.$E$1]" office:value-type="float" office:value="1">
            <text:p>1</text:p>
          </table:table-cell>
          <table:table-cell table:formula="of:=[.F338]/[.$F$1]" office:value-type="float" office:value="0.730769230769231">
            <text:p>0.7307692308</text:p>
          </table:table-cell>
          <table:table-cell table:formula="of:=[.G338]/[.$G$1]" office:value-type="float" office:value="0.567196221554315">
            <text:p>0.5671962216</text:p>
          </table:table-cell>
          <table:table-cell table:formula="of:=[.H338]/[.$H$1]" office:value-type="float" office:value="0">
            <text:p>0</text:p>
          </table:table-cell>
          <table:table-cell table:formula="of:=[.I338]/[.$I$1]" office:value-type="float" office:value="1">
            <text:p>1</text:p>
          </table:table-cell>
          <table:table-cell table:formula="of:=[.J338]/[.$J$1]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27.89">
            <text:p>27.89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0.74">
            <text:p>30.74</text:p>
          </table:table-cell>
          <table:table-cell office:value-type="float" office:value="144">
            <text:p>14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table:formula="of:=[.A339]/[.$A$1]" office:value-type="float" office:value="0.642201834862385">
            <text:p>0.6422018349</text:p>
          </table:table-cell>
          <table:table-cell table:formula="of:=[.B339]/[.$B$1]" office:value-type="float" office:value="0">
            <text:p>0</text:p>
          </table:table-cell>
          <table:table-cell table:formula="of:=[.C339]/[.$C$1]" office:value-type="float" office:value="0.156555772994129">
            <text:p>0.156555773</text:p>
          </table:table-cell>
          <table:table-cell table:formula="of:=[.D339]/[.D337]" office:value-type="float" office:value="1.08394869801788">
            <text:p>1.083948698</text:p>
          </table:table-cell>
          <table:table-cell table:formula="of:=[.E339]/[.$E$1]" office:value-type="float" office:value="1">
            <text:p>1</text:p>
          </table:table-cell>
          <table:table-cell table:formula="of:=[.F339]/[.$F$1]" office:value-type="float" office:value="0.897435897435897">
            <text:p>0.8974358974</text:p>
          </table:table-cell>
          <table:table-cell table:formula="of:=[.G339]/[.$G$1]" office:value-type="float" office:value="0.659939888364105">
            <text:p>0.6599398884</text:p>
          </table:table-cell>
          <table:table-cell table:formula="of:=[.H339]/[.$H$1]" office:value-type="float" office:value="0.978327332019838">
            <text:p>0.978327332</text:p>
          </table:table-cell>
          <table:table-cell table:formula="of:=[.I339]/[.$I$1]" office:value-type="float" office:value="0.453125">
            <text:p>0.453125</text:p>
          </table:table-cell>
          <table:table-cell table:formula="of:=[.J339]/[.$J$1]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5.29">
            <text:p>5.29</text:p>
          </table:table-cell>
          <table:table-cell office:value-type="float" office:value="27.64">
            <text:p>27.6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7.62">
            <text:p>27.62</text:p>
          </table:table-cell>
          <table:table-cell office:value-type="float" office:value="2.06">
            <text:p>2.0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formula="of:=[.A340]/[.$A$1]" office:value-type="float" office:value="0.577981651376147">
            <text:p>0.5779816514</text:p>
          </table:table-cell>
          <table:table-cell table:formula="of:=[.B340]/[.$B$1]" office:value-type="float" office:value="0">
            <text:p>0</text:p>
          </table:table-cell>
          <table:table-cell table:formula="of:=[.C340]/[.$C$1]" office:value-type="float" office:value="0.345075016307893">
            <text:p>0.3450750163</text:p>
          </table:table-cell>
          <table:table-cell table:formula="of:=[.D340]/[.D338]" office:value-type="float" office:value="0.881658692185008">
            <text:p>0.8816586922</text:p>
          </table:table-cell>
          <table:table-cell table:formula="of:=[.E340]/[.$E$1]" office:value-type="float" office:value="0">
            <text:p>0</text:p>
          </table:table-cell>
          <table:table-cell table:formula="of:=[.F340]/[.$F$1]" office:value-type="float" office:value="0.320512820512821">
            <text:p>0.3205128205</text:p>
          </table:table-cell>
          <table:table-cell table:formula="of:=[.G340]/[.$G$1]" office:value-type="float" office:value="0.592958351223701">
            <text:p>0.5929583512</text:p>
          </table:table-cell>
          <table:table-cell table:formula="of:=[.H340]/[.$H$1]" office:value-type="float" office:value="0.0139955159997282">
            <text:p>0.013995516</text:p>
          </table:table-cell>
          <table:table-cell table:formula="of:=[.I340]/[.$I$1]" office:value-type="float" office:value="0.703125">
            <text:p>0.703125</text:p>
          </table:table-cell>
          <table:table-cell table:formula="of:=[.J340]/[.$J$1]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.6">
            <text:p>3.6</text:p>
          </table:table-cell>
          <table:table-cell office:value-type="float" office:value="4.16">
            <text:p>4.16</text:p>
          </table:table-cell>
          <table:table-cell office:value-type="float" office:value="22.58">
            <text:p>22.58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4.49">
            <text:p>24.49</text:p>
          </table:table-cell>
          <table:table-cell office:value-type="float" office:value="65.31">
            <text:p>65.3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[.A341]/[.$A$1]" office:value-type="float" office:value="0.522935779816514">
            <text:p>0.5229357798</text:p>
          </table:table-cell>
          <table:table-cell table:formula="of:=[.B341]/[.$B$1]" office:value-type="float" office:value="0.115384615384615">
            <text:p>0.1153846154</text:p>
          </table:table-cell>
          <table:table-cell table:formula="of:=[.C341]/[.$C$1]" office:value-type="float" office:value="0.271363339856491">
            <text:p>0.2713633399</text:p>
          </table:table-cell>
          <table:table-cell table:formula="of:=[.D341]/[.D339]" office:value-type="float" office:value="0.809609178917174">
            <text:p>0.8096091789</text:p>
          </table:table-cell>
          <table:table-cell table:formula="of:=[.E341]/[.$E$1]" office:value-type="float" office:value="0">
            <text:p>0</text:p>
          </table:table-cell>
          <table:table-cell table:formula="of:=[.F341]/[.$F$1]" office:value-type="float" office:value="0.769230769230769">
            <text:p>0.7692307692</text:p>
          </table:table-cell>
          <table:table-cell table:formula="of:=[.G341]/[.$G$1]" office:value-type="float" office:value="0.525762129669386">
            <text:p>0.5257621297</text:p>
          </table:table-cell>
          <table:table-cell table:formula="of:=[.H341]/[.$H$1]" office:value-type="float" office:value="0.443712208709831">
            <text:p>0.4437122087</text:p>
          </table:table-cell>
          <table:table-cell table:formula="of:=[.I341]/[.$I$1]" office:value-type="float" office:value="0.484375">
            <text:p>0.484375</text:p>
          </table:table-cell>
          <table:table-cell table:formula="of:=[.J341]/[.$J$1]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.25">
            <text:p>1.25</text:p>
          </table:table-cell>
          <table:table-cell office:value-type="float" office:value="4.69">
            <text:p>4.69</text:p>
          </table:table-cell>
          <table:table-cell office:value-type="float" office:value="31.58">
            <text:p>31.58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7.16">
            <text:p>27.16</text:p>
          </table:table-cell>
          <table:table-cell office:value-type="float" office:value="4.11">
            <text:p>4.1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table:formula="of:=[.A342]/[.$A$1]" office:value-type="float" office:value="0.541284403669725">
            <text:p>0.5412844037</text:p>
          </table:table-cell>
          <table:table-cell table:formula="of:=[.B342]/[.$B$1]" office:value-type="float" office:value="0.0400641025641026">
            <text:p>0.0400641026</text:p>
          </table:table-cell>
          <table:table-cell table:formula="of:=[.C342]/[.$C$1]" office:value-type="float" office:value="0.305936073059361">
            <text:p>0.3059360731</text:p>
          </table:table-cell>
          <table:table-cell table:formula="of:=[.D342]/[.D340]" office:value-type="float" office:value="1.14254703328509">
            <text:p>1.1425470333</text:p>
          </table:table-cell>
          <table:table-cell table:formula="of:=[.E342]/[.$E$1]" office:value-type="float" office:value="1">
            <text:p>1</text:p>
          </table:table-cell>
          <table:table-cell table:formula="of:=[.F342]/[.$F$1]" office:value-type="float" office:value="0.666666666666667">
            <text:p>0.6666666667</text:p>
          </table:table-cell>
          <table:table-cell table:formula="of:=[.G342]/[.$G$1]" office:value-type="float" office:value="0.58308286818377">
            <text:p>0.5830828682</text:p>
          </table:table-cell>
          <table:table-cell table:formula="of:=[.H342]/[.$H$1]" office:value-type="float" office:value="0.0279230926013996">
            <text:p>0.0279230926</text:p>
          </table:table-cell>
          <table:table-cell table:formula="of:=[.I342]/[.$I$1]" office:value-type="float" office:value="0.828125">
            <text:p>0.828125</text:p>
          </table:table-cell>
          <table:table-cell table:formula="of:=[.J342]/[.$J$1]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96">
            <text:p>0.96</text:p>
          </table:table-cell>
          <table:table-cell office:value-type="float" office:value="4.99">
            <text:p>4.99</text:p>
          </table:table-cell>
          <table:table-cell office:value-type="float" office:value="29.74">
            <text:p>29.7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33.35">
            <text:p>33.35</text:p>
          </table:table-cell>
          <table:table-cell office:value-type="float" office:value="58.32">
            <text:p>58.3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[.A343]/[.$A$1]" office:value-type="float" office:value="0.577981651376147">
            <text:p>0.5779816514</text:p>
          </table:table-cell>
          <table:table-cell table:formula="of:=[.B343]/[.$B$1]" office:value-type="float" office:value="0.0307692307692308">
            <text:p>0.0307692308</text:p>
          </table:table-cell>
          <table:table-cell table:formula="of:=[.C343]/[.$C$1]" office:value-type="float" office:value="0.325505544683627">
            <text:p>0.3255055447</text:p>
          </table:table-cell>
          <table:table-cell table:formula="of:=[.D343]/[.D341]" office:value-type="float" office:value="1.3170947741364">
            <text:p>1.3170947741</text:p>
          </table:table-cell>
          <table:table-cell table:formula="of:=[.E343]/[.$E$1]" office:value-type="float" office:value="0">
            <text:p>0</text:p>
          </table:table-cell>
          <table:table-cell table:formula="of:=[.F343]/[.$F$1]" office:value-type="float" office:value="0.846153846153846">
            <text:p>0.8461538462</text:p>
          </table:table-cell>
          <table:table-cell table:formula="of:=[.G343]/[.$G$1]" office:value-type="float" office:value="0.715972520395019">
            <text:p>0.7159725204</text:p>
          </table:table-cell>
          <table:table-cell table:formula="of:=[.H343]/[.$H$1]" office:value-type="float" office:value="0.396222569468034">
            <text:p>0.3962225695</text:p>
          </table:table-cell>
          <table:table-cell table:formula="of:=[.I343]/[.$I$1]" office:value-type="float" office:value="0.59375">
            <text:p>0.59375</text:p>
          </table:table-cell>
          <table:table-cell table:formula="of:=[.J343]/[.$J$1]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.5">
            <text:p>4.5</text:p>
          </table:table-cell>
          <table:table-cell office:value-type="float" office:value="4.68">
            <text:p>4.68</text:p>
          </table:table-cell>
          <table:table-cell office:value-type="float" office:value="39.97">
            <text:p>39.9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33.17">
            <text:p>33.17</text:p>
          </table:table-cell>
          <table:table-cell office:value-type="float" office:value="1.54">
            <text:p>1.5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  <table:table-cell table:formula="of:=[.A344]/[.$A$1]" office:value-type="float" office:value="0.706422018348624">
            <text:p>0.7064220183</text:p>
          </table:table-cell>
          <table:table-cell table:formula="of:=[.B344]/[.$B$1]" office:value-type="float" office:value="0.144230769230769">
            <text:p>0.1442307692</text:p>
          </table:table-cell>
          <table:table-cell table:formula="of:=[.C344]/[.$C$1]" office:value-type="float" office:value="0.305283757338552">
            <text:p>0.3052837573</text:p>
          </table:table-cell>
          <table:table-cell table:formula="of:=[.D344]/[.D342]" office:value-type="float" office:value="1.26567447751742">
            <text:p>1.2656744775</text:p>
          </table:table-cell>
          <table:table-cell table:formula="of:=[.E344]/[.$E$1]" office:value-type="float" office:value="0">
            <text:p>0</text:p>
          </table:table-cell>
          <table:table-cell table:formula="of:=[.F344]/[.$F$1]" office:value-type="float" office:value="0.782051282051282">
            <text:p>0.7820512821</text:p>
          </table:table-cell>
          <table:table-cell table:formula="of:=[.G344]/[.$G$1]" office:value-type="float" office:value="0.712108200944611">
            <text:p>0.7121082009</text:p>
          </table:table-cell>
          <table:table-cell table:formula="of:=[.H344]/[.$H$1]" office:value-type="float" office:value="0.0104626673007677">
            <text:p>0.0104626673</text:p>
          </table:table-cell>
          <table:table-cell table:formula="of:=[.I344]/[.$I$1]" office:value-type="float" office:value="1">
            <text:p>1</text:p>
          </table:table-cell>
          <table:table-cell table:formula="of:=[.J344]/[.$J$1]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.44">
            <text:p>1.44</text:p>
          </table:table-cell>
          <table:table-cell office:value-type="float" office:value="2.71">
            <text:p>2.71</text:p>
          </table:table-cell>
          <table:table-cell office:value-type="float" office:value="22.92">
            <text:p>22.9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4.81">
            <text:p>24.8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  <table:table-cell table:formula="of:=[.A345]/[.$A$1]" office:value-type="float" office:value="0.513761467889908">
            <text:p>0.5137614679</text:p>
          </table:table-cell>
          <table:table-cell table:formula="of:=[.B345]/[.$B$1]" office:value-type="float" office:value="0.0461538461538462">
            <text:p>0.0461538462</text:p>
          </table:table-cell>
          <table:table-cell table:formula="of:=[.C345]/[.$C$1]" office:value-type="float" office:value="0.176777560339204">
            <text:p>0.1767775603</text:p>
          </table:table-cell>
          <table:table-cell table:formula="of:=[.D345]/[.D343]" office:value-type="float" office:value="0.770679219905851">
            <text:p>0.7706792199</text:p>
          </table:table-cell>
          <table:table-cell table:formula="of:=[.E345]/[.$E$1]" office:value-type="float" office:value="0">
            <text:p>0</text:p>
          </table:table-cell>
          <table:table-cell table:formula="of:=[.F345]/[.$F$1]" office:value-type="float" office:value="0.756410256410256">
            <text:p>0.7564102564</text:p>
          </table:table-cell>
          <table:table-cell table:formula="of:=[.G345]/[.$G$1]" office:value-type="float" office:value="0.532632030914556">
            <text:p>0.5326320309</text:p>
          </table:table-cell>
          <table:table-cell table:formula="of:=[.H345]/[.$H$1]" office:value-type="float" office:value="0">
            <text:p>0</text:p>
          </table:table-cell>
          <table:table-cell table:formula="of:=[.I345]/[.$I$1]" office:value-type="float" office:value="0.8125">
            <text:p>0.8125</text:p>
          </table:table-cell>
          <table:table-cell table:formula="of:=[.J345]/[.$J$1]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4.42">
            <text:p>4.42</text:p>
          </table:table-cell>
          <table:table-cell office:value-type="float" office:value="33.15">
            <text:p>33.15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32.77">
            <text:p>32.77</text:p>
          </table:table-cell>
          <table:table-cell office:value-type="float" office:value="66.86">
            <text:p>66.8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table:formula="of:=[.A346]/[.$A$1]" office:value-type="float" office:value="0.642201834862385">
            <text:p>0.6422018349</text:p>
          </table:table-cell>
          <table:table-cell table:formula="of:=[.B346]/[.$B$1]" office:value-type="float" office:value="0.256410256410256">
            <text:p>0.2564102564</text:p>
          </table:table-cell>
          <table:table-cell table:formula="of:=[.C346]/[.$C$1]" office:value-type="float" office:value="0.288323548597521">
            <text:p>0.2883235486</text:p>
          </table:table-cell>
          <table:table-cell table:formula="of:=[.D346]/[.D344]" office:value-type="float" office:value="0.829372029021766">
            <text:p>0.829372029</text:p>
          </table:table-cell>
          <table:table-cell table:formula="of:=[.E346]/[.$E$1]" office:value-type="float" office:value="1">
            <text:p>1</text:p>
          </table:table-cell>
          <table:table-cell table:formula="of:=[.F346]/[.$F$1]" office:value-type="float" office:value="0.602564102564102">
            <text:p>0.6025641026</text:p>
          </table:table-cell>
          <table:table-cell table:formula="of:=[.G346]/[.$G$1]" office:value-type="float" office:value="0.70352082438815">
            <text:p>0.7035208244</text:p>
          </table:table-cell>
          <table:table-cell table:formula="of:=[.H346]/[.$H$1]" office:value-type="float" office:value="0.454242815408655">
            <text:p>0.4542428154</text:p>
          </table:table-cell>
          <table:table-cell table:formula="of:=[.I346]/[.$I$1]" office:value-type="float" office:value="0.6875">
            <text:p>0.6875</text:p>
          </table:table-cell>
          <table:table-cell table:formula="of:=[.J346]/[.$J$1]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.68">
            <text:p>1.68</text:p>
          </table:table-cell>
          <table:table-cell office:value-type="float" office:value="11.41">
            <text:p>11.41</text:p>
          </table:table-cell>
          <table:table-cell office:value-type="float" office:value="29.54">
            <text:p>29.54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30.75">
            <text:p>30.75</text:p>
          </table:table-cell>
          <table:table-cell office:value-type="float" office:value="2.06">
            <text:p>2.0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/>
          <table:table-cell table:formula="of:=[.A347]/[.$A$1]" office:value-type="float" office:value="0.642201834862385">
            <text:p>0.6422018349</text:p>
          </table:table-cell>
          <table:table-cell table:formula="of:=[.B347]/[.$B$1]" office:value-type="float" office:value="0.0538461538461539">
            <text:p>0.0538461538</text:p>
          </table:table-cell>
          <table:table-cell table:formula="of:=[.C347]/[.$C$1]" office:value-type="float" office:value="0.744292237442922">
            <text:p>0.7442922374</text:p>
          </table:table-cell>
          <table:table-cell table:formula="of:=[.D347]/[.D345]" office:value-type="float" office:value="1.28883071553229">
            <text:p>1.2888307155</text:p>
          </table:table-cell>
          <table:table-cell table:formula="of:=[.E347]/[.$E$1]" office:value-type="float" office:value="1">
            <text:p>1</text:p>
          </table:table-cell>
          <table:table-cell table:formula="of:=[.F347]/[.$F$1]" office:value-type="float" office:value="0.948717948717949">
            <text:p>0.9487179487</text:p>
          </table:table-cell>
          <table:table-cell table:formula="of:=[.G347]/[.$G$1]" office:value-type="float" office:value="0.660154572778016">
            <text:p>0.6601545728</text:p>
          </table:table-cell>
          <table:table-cell table:formula="of:=[.H347]/[.$H$1]" office:value-type="float" office:value="0.0139955159997282">
            <text:p>0.013995516</text:p>
          </table:table-cell>
          <table:table-cell table:formula="of:=[.I347]/[.$I$1]" office:value-type="float" office:value="0.59375">
            <text:p>0.59375</text:p>
          </table:table-cell>
          <table:table-cell table:formula="of:=[.J347]/[.$J$1]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.6">
            <text:p>2.6</text:p>
          </table:table-cell>
          <table:table-cell office:value-type="float" office:value="4.94">
            <text:p>4.94</text:p>
          </table:table-cell>
          <table:table-cell office:value-type="float" office:value="21.36">
            <text:p>21.3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1.3">
            <text:p>21.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[.A348]/[.$A$1]" office:value-type="float" office:value="0.587155963302752">
            <text:p>0.5871559633</text:p>
          </table:table-cell>
          <table:table-cell table:formula="of:=[.B348]/[.$B$1]" office:value-type="float" office:value="0.0833333333333333">
            <text:p>0.0833333333</text:p>
          </table:table-cell>
          <table:table-cell table:formula="of:=[.C348]/[.$C$1]" office:value-type="float" office:value="0.322243966079583">
            <text:p>0.3222439661</text:p>
          </table:table-cell>
          <table:table-cell table:formula="of:=[.D348]/[.D346]" office:value-type="float" office:value="0.644343891402715">
            <text:p>0.6443438914</text:p>
          </table:table-cell>
          <table:table-cell table:formula="of:=[.E348]/[.$E$1]" office:value-type="float" office:value="0">
            <text:p>0</text:p>
          </table:table-cell>
          <table:table-cell table:formula="of:=[.F348]/[.$F$1]" office:value-type="float" office:value="0.782051282051282">
            <text:p>0.7820512821</text:p>
          </table:table-cell>
          <table:table-cell table:formula="of:=[.G348]/[.$G$1]" office:value-type="float" office:value="0.457277801631602">
            <text:p>0.4572778016</text:p>
          </table:table-cell>
          <table:table-cell table:formula="of:=[.H348]/[.$H$1]" office:value-type="float" office:value="0">
            <text:p>0</text:p>
          </table:table-cell>
          <table:table-cell table:formula="of:=[.I348]/[.$I$1]" office:value-type="float" office:value="0.484375">
            <text:p>0.484375</text:p>
          </table:table-cell>
          <table:table-cell table:formula="of:=[.J348]/[.$J$1]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.2">
            <text:p>4.2</text:p>
          </table:table-cell>
          <table:table-cell office:value-type="float" office:value="6.76">
            <text:p>6.76</text:p>
          </table:table-cell>
          <table:table-cell office:value-type="float" office:value="37.99">
            <text:p>37.99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2.91">
            <text:p>32.91</text:p>
          </table:table-cell>
          <table:table-cell office:value-type="float" office:value="3.09">
            <text:p>3.0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table:formula="of:=[.A349]/[.$A$1]" office:value-type="float" office:value="0.73394495412844">
            <text:p>0.7339449541</text:p>
          </table:table-cell>
          <table:table-cell table:formula="of:=[.B349]/[.$B$1]" office:value-type="float" office:value="0.134615384615385">
            <text:p>0.1346153846</text:p>
          </table:table-cell>
          <table:table-cell table:formula="of:=[.C349]/[.$C$1]" office:value-type="float" office:value="0.440965427266797">
            <text:p>0.4409654273</text:p>
          </table:table-cell>
          <table:table-cell table:formula="of:=[.D349]/[.D347]" office:value-type="float" office:value="1.28605280974949">
            <text:p>1.2860528097</text:p>
          </table:table-cell>
          <table:table-cell table:formula="of:=[.E349]/[.$E$1]" office:value-type="float" office:value="1">
            <text:p>1</text:p>
          </table:table-cell>
          <table:table-cell table:formula="of:=[.F349]/[.$F$1]" office:value-type="float" office:value="0.782051282051282">
            <text:p>0.7820512821</text:p>
          </table:table-cell>
          <table:table-cell table:formula="of:=[.G349]/[.$G$1]" office:value-type="float" office:value="0.706526406182911">
            <text:p>0.7065264062</text:p>
          </table:table-cell>
          <table:table-cell table:formula="of:=[.H349]/[.$H$1]" office:value-type="float" office:value="0.0209932739995924">
            <text:p>0.020993274</text:p>
          </table:table-cell>
          <table:table-cell table:formula="of:=[.I349]/[.$I$1]" office:value-type="float" office:value="0.84375">
            <text:p>0.84375</text:p>
          </table:table-cell>
          <table:table-cell table:formula="of:=[.J349]/[.$J$1]" office:value-type="float" office:value="1">
            <text:p>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4.17">
            <text:p>4.17</text:p>
          </table:table-cell>
          <table:table-cell office:value-type="float" office:value="29.63">
            <text:p>29.63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1.83">
            <text:p>21.83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table:formula="of:=[.A350]/[.$A$1]" office:value-type="float" office:value="0.660550458715596">
            <text:p>0.6605504587</text:p>
          </table:table-cell>
          <table:table-cell table:formula="of:=[.B350]/[.$B$1]" office:value-type="float" office:value="0">
            <text:p>0</text:p>
          </table:table-cell>
          <table:table-cell table:formula="of:=[.C350]/[.$C$1]" office:value-type="float" office:value="0.272015655577299">
            <text:p>0.2720156556</text:p>
          </table:table-cell>
          <table:table-cell table:formula="of:=[.D350]/[.D348]" office:value-type="float" office:value="1.38717228464419">
            <text:p>1.3871722846</text:p>
          </table:table-cell>
          <table:table-cell table:formula="of:=[.E350]/[.$E$1]" office:value-type="float" office:value="1">
            <text:p>1</text:p>
          </table:table-cell>
          <table:table-cell table:formula="of:=[.F350]/[.$F$1]" office:value-type="float" office:value="0.666666666666667">
            <text:p>0.6666666667</text:p>
          </table:table-cell>
          <table:table-cell table:formula="of:=[.G350]/[.$G$1]" office:value-type="float" office:value="0.468656075568914">
            <text:p>0.4686560756</text:p>
          </table:table-cell>
          <table:table-cell table:formula="of:=[.H350]/[.$H$1]" office:value-type="float" office:value="0">
            <text:p>0</text:p>
          </table:table-cell>
          <table:table-cell table:formula="of:=[.I350]/[.$I$1]" office:value-type="float" office:value="0.921875">
            <text:p>0.921875</text:p>
          </table:table-cell>
          <table:table-cell table:formula="of:=[.J350]/[.$J$1]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.5">
            <text:p>4.5</text:p>
          </table:table-cell>
          <table:table-cell office:value-type="float" office:value="10.49">
            <text:p>10.49</text:p>
          </table:table-cell>
          <table:table-cell office:value-type="float" office:value="33.27">
            <text:p>33.2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5.92">
            <text:p>25.92</text:p>
          </table:table-cell>
          <table:table-cell office:value-type="float" office:value="2.06">
            <text:p>2.0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table:formula="of:=[.A351]/[.$A$1]" office:value-type="float" office:value="0.678899082568807">
            <text:p>0.6788990826</text:p>
          </table:table-cell>
          <table:table-cell table:formula="of:=[.B351]/[.$B$1]" office:value-type="float" office:value="0.144230769230769">
            <text:p>0.1442307692</text:p>
          </table:table-cell>
          <table:table-cell table:formula="of:=[.C351]/[.$C$1]" office:value-type="float" office:value="0.684279191128506">
            <text:p>0.6842791911</text:p>
          </table:table-cell>
          <table:table-cell table:formula="of:=[.D351]/[.D349]" office:value-type="float" office:value="0.8757567780995">
            <text:p>0.8757567781</text:p>
          </table:table-cell>
          <table:table-cell table:formula="of:=[.E351]/[.$E$1]" office:value-type="float" office:value="0">
            <text:p>0</text:p>
          </table:table-cell>
          <table:table-cell table:formula="of:=[.F351]/[.$F$1]" office:value-type="float" office:value="0.641025641025641">
            <text:p>0.641025641</text:p>
          </table:table-cell>
          <table:table-cell table:formula="of:=[.G351]/[.$G$1]" office:value-type="float" office:value="0.556462000858738">
            <text:p>0.5564620009</text:p>
          </table:table-cell>
          <table:table-cell table:formula="of:=[.H351]/[.$H$1]" office:value-type="float" office:value="0.0139955159997282">
            <text:p>0.013995516</text:p>
          </table:table-cell>
          <table:table-cell table:formula="of:=[.I351]/[.$I$1]" office:value-type="float" office:value="0.828125">
            <text:p>0.828125</text:p>
          </table:table-cell>
          <table:table-cell table:formula="of:=[.J351]/[.$J$1]" office:value-type="float" office:value="1">
            <text:p>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4.92">
            <text:p>4.92</text:p>
          </table:table-cell>
          <table:table-cell office:value-type="float" office:value="18.53">
            <text:p>18.53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4.2">
            <text:p>24.2</text:p>
          </table:table-cell>
          <table:table-cell office:value-type="float" office:value="34.97">
            <text:p>34.9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[.A352]/[.$A$1]" office:value-type="float" office:value="0.669724770642202">
            <text:p>0.6697247706</text:p>
          </table:table-cell>
          <table:table-cell table:formula="of:=[.B352]/[.$B$1]" office:value-type="float" office:value="0">
            <text:p>0</text:p>
          </table:table-cell>
          <table:table-cell table:formula="of:=[.C352]/[.$C$1]" office:value-type="float" office:value="0.320939334637965">
            <text:p>0.3209393346</text:p>
          </table:table-cell>
          <table:table-cell table:formula="of:=[.D352]/[.D350]" office:value-type="float" office:value="0.625379682753966">
            <text:p>0.6253796828</text:p>
          </table:table-cell>
          <table:table-cell table:formula="of:=[.E352]/[.$E$1]" office:value-type="float" office:value="0">
            <text:p>0</text:p>
          </table:table-cell>
          <table:table-cell table:formula="of:=[.F352]/[.$F$1]" office:value-type="float" office:value="0.730769230769231">
            <text:p>0.7307692308</text:p>
          </table:table-cell>
          <table:table-cell table:formula="of:=[.G352]/[.$G$1]" office:value-type="float" office:value="0.519536281665951">
            <text:p>0.5195362817</text:p>
          </table:table-cell>
          <table:table-cell table:formula="of:=[.H352]/[.$H$1]" office:value-type="float" office:value="0.237584075005095">
            <text:p>0.237584075</text:p>
          </table:table-cell>
          <table:table-cell table:formula="of:=[.I352]/[.$I$1]" office:value-type="float" office:value="0.40625">
            <text:p>0.40625</text:p>
          </table:table-cell>
          <table:table-cell table:formula="of:=[.J352]/[.$J$1]"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.6">
            <text:p>5.6</text:p>
          </table:table-cell>
          <table:table-cell office:value-type="float" office:value="3.17">
            <text:p>3.17</text:p>
          </table:table-cell>
          <table:table-cell office:value-type="float" office:value="30.98">
            <text:p>30.98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5.99">
            <text:p>25.99</text:p>
          </table:table-cell>
          <table:table-cell office:value-type="float" office:value="43.2">
            <text:p>43.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table:formula="of:=[.A353]/[.$A$1]" office:value-type="float" office:value="0.752293577981651">
            <text:p>0.752293578</text:p>
          </table:table-cell>
          <table:table-cell table:formula="of:=[.B353]/[.$B$1]" office:value-type="float" office:value="0.179487179487179">
            <text:p>0.1794871795</text:p>
          </table:table-cell>
          <table:table-cell table:formula="of:=[.C353]/[.$C$1]" office:value-type="float" office:value="0.206784083496412">
            <text:p>0.2067840835</text:p>
          </table:table-cell>
          <table:table-cell table:formula="of:=[.D353]/[.D351]" office:value-type="float" office:value="0.93116922152089">
            <text:p>0.9311692215</text:p>
          </table:table-cell>
          <table:table-cell table:formula="of:=[.E353]/[.$E$1]" office:value-type="float" office:value="1">
            <text:p>1</text:p>
          </table:table-cell>
          <table:table-cell table:formula="of:=[.F353]/[.$F$1]" office:value-type="float" office:value="0.564102564102564">
            <text:p>0.5641025641</text:p>
          </table:table-cell>
          <table:table-cell table:formula="of:=[.G353]/[.$G$1]" office:value-type="float" office:value="0.557964791756118">
            <text:p>0.5579647918</text:p>
          </table:table-cell>
          <table:table-cell table:formula="of:=[.H353]/[.$H$1]" office:value-type="float" office:value="0.293498199605951">
            <text:p>0.2934981996</text:p>
          </table:table-cell>
          <table:table-cell table:formula="of:=[.I353]/[.$I$1]" office:value-type="float" office:value="0.828125">
            <text:p>0.828125</text:p>
          </table:table-cell>
          <table:table-cell table:formula="of:=[.J353]/[.$J$1]" office:value-type="float" office:value="1">
            <text:p>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54">
            <text:p>0.54</text:p>
          </table:table-cell>
          <table:table-cell office:value-type="float" office:value="3.63">
            <text:p>3.63</text:p>
          </table:table-cell>
          <table:table-cell office:value-type="float" office:value="22.03">
            <text:p>22.03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4.34">
            <text:p>24.34</text:p>
          </table:table-cell>
          <table:table-cell office:value-type="float" office:value="12.86">
            <text:p>12.8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/>
          <table:table-cell table:formula="of:=[.A354]/[.$A$1]" office:value-type="float" office:value="0.596330275229358">
            <text:p>0.5963302752</text:p>
          </table:table-cell>
          <table:table-cell table:formula="of:=[.B354]/[.$B$1]" office:value-type="float" office:value="0.0173076923076923">
            <text:p>0.0173076923</text:p>
          </table:table-cell>
          <table:table-cell table:formula="of:=[.C354]/[.$C$1]" office:value-type="float" office:value="0.23679060665362">
            <text:p>0.2367906067</text:p>
          </table:table-cell>
          <table:table-cell table:formula="of:=[.D354]/[.D352]" office:value-type="float" office:value="1.18888289260658">
            <text:p>1.1888828926</text:p>
          </table:table-cell>
          <table:table-cell table:formula="of:=[.E354]/[.$E$1]" office:value-type="float" office:value="1">
            <text:p>1</text:p>
          </table:table-cell>
          <table:table-cell table:formula="of:=[.F354]/[.$F$1]" office:value-type="float" office:value="0.884615384615385">
            <text:p>0.8846153846</text:p>
          </table:table-cell>
          <table:table-cell table:formula="of:=[.G354]/[.$G$1]" office:value-type="float" office:value="0.522541863460713">
            <text:p>0.5225418635</text:p>
          </table:table-cell>
          <table:table-cell table:formula="of:=[.H354]/[.$H$1]" office:value-type="float" office:value="0.0873700659012161">
            <text:p>0.0873700659</text:p>
          </table:table-cell>
          <table:table-cell table:formula="of:=[.I354]/[.$I$1]" office:value-type="float" office:value="0.609375">
            <text:p>0.609375</text:p>
          </table:table-cell>
          <table:table-cell table:formula="of:=[.J354]/[.$J$1]" office:value-type="float" office:value="1">
            <text:p>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.4">
            <text:p>2.4</text:p>
          </table:table-cell>
          <table:table-cell office:value-type="float" office:value="5.63">
            <text:p>5.63</text:p>
          </table:table-cell>
          <table:table-cell office:value-type="float" office:value="42.17">
            <text:p>42.1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35.07">
            <text:p>35.07</text:p>
          </table:table-cell>
          <table:table-cell office:value-type="float" office:value="12.86">
            <text:p>12.8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/>
          <table:table-cell table:formula="of:=[.A355]/[.$A$1]" office:value-type="float" office:value="0.706422018348624">
            <text:p>0.7064220183</text:p>
          </table:table-cell>
          <table:table-cell table:formula="of:=[.B355]/[.$B$1]" office:value-type="float" office:value="0.0769230769230769">
            <text:p>0.0769230769</text:p>
          </table:table-cell>
          <table:table-cell table:formula="of:=[.C355]/[.$C$1]" office:value-type="float" office:value="0.367253750815395">
            <text:p>0.3672537508</text:p>
          </table:table-cell>
          <table:table-cell table:formula="of:=[.D355]/[.D353]" office:value-type="float" office:value="1.36120077469335">
            <text:p>1.3612007747</text:p>
          </table:table-cell>
          <table:table-cell table:formula="of:=[.E355]/[.$E$1]" office:value-type="float" office:value="1">
            <text:p>1</text:p>
          </table:table-cell>
          <table:table-cell table:formula="of:=[.F355]/[.$F$1]" office:value-type="float" office:value="0.756410256410256">
            <text:p>0.7564102564</text:p>
          </table:table-cell>
          <table:table-cell table:formula="of:=[.G355]/[.$G$1]" office:value-type="float" office:value="0.752898239587806">
            <text:p>0.7528982396</text:p>
          </table:table-cell>
          <table:table-cell table:formula="of:=[.H355]/[.$H$1]" office:value-type="float" office:value="0.0873700659012161">
            <text:p>0.0873700659</text:p>
          </table:table-cell>
          <table:table-cell table:formula="of:=[.I355]/[.$I$1]" office:value-type="float" office:value="0.78125">
            <text:p>0.78125</text:p>
          </table:table-cell>
          <table:table-cell table:formula="of:=[.J355]/[.$J$1]" office:value-type="float" office:value="1">
            <text:p>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95">
            <text:p>0.95</text:p>
          </table:table-cell>
          <table:table-cell office:value-type="float" office:value="4.75">
            <text:p>4.75</text:p>
          </table:table-cell>
          <table:table-cell office:value-type="float" office:value="21.06">
            <text:p>21.0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3.74">
            <text:p>23.74</text:p>
          </table:table-cell>
          <table:table-cell office:value-type="float" office:value="24.69">
            <text:p>24.6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/>
          <table:table-cell table:formula="of:=[.A356]/[.$A$1]" office:value-type="float" office:value="0.81651376146789">
            <text:p>0.8165137615</text:p>
          </table:table-cell>
          <table:table-cell table:formula="of:=[.B356]/[.$B$1]" office:value-type="float" office:value="0.030448717948718">
            <text:p>0.0304487179</text:p>
          </table:table-cell>
          <table:table-cell table:formula="of:=[.C356]/[.$C$1]" office:value-type="float" office:value="0.309849967384214">
            <text:p>0.3098499674</text:p>
          </table:table-cell>
          <table:table-cell table:formula="of:=[.D356]/[.D354]" office:value-type="float" office:value="0.955969133000454">
            <text:p>0.955969133</text:p>
          </table:table-cell>
          <table:table-cell table:formula="of:=[.E356]/[.$E$1]" office:value-type="float" office:value="0">
            <text:p>0</text:p>
          </table:table-cell>
          <table:table-cell table:formula="of:=[.F356]/[.$F$1]" office:value-type="float" office:value="0.628205128205128">
            <text:p>0.6282051282</text:p>
          </table:table-cell>
          <table:table-cell table:formula="of:=[.G356]/[.$G$1]" office:value-type="float" office:value="0.50966079862602">
            <text:p>0.5096607986</text:p>
          </table:table-cell>
          <table:table-cell table:formula="of:=[.H356]/[.$H$1]" office:value-type="float" office:value="0.167742373802568">
            <text:p>0.1677423738</text:p>
          </table:table-cell>
          <table:table-cell table:formula="of:=[.I356]/[.$I$1]" office:value-type="float" office:value="0.953125">
            <text:p>0.953125</text:p>
          </table:table-cell>
          <table:table-cell table:formula="of:=[.J356]/[.$J$1]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3.57">
            <text:p>3.57</text:p>
          </table:table-cell>
          <table:table-cell office:value-type="float" office:value="36.1">
            <text:p>36.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6.7">
            <text:p>26.7</text:p>
          </table:table-cell>
          <table:table-cell office:value-type="float" office:value="19.95">
            <text:p>19.9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table:formula="of:=[.A357]/[.$A$1]" office:value-type="float" office:value="0.825688073394495">
            <text:p>0.8256880734</text:p>
          </table:table-cell>
          <table:table-cell table:formula="of:=[.B357]/[.$B$1]" office:value-type="float" office:value="0.114423076923077">
            <text:p>0.1144230769</text:p>
          </table:table-cell>
          <table:table-cell table:formula="of:=[.C357]/[.$C$1]" office:value-type="float" office:value="0.232876712328767">
            <text:p>0.2328767123</text:p>
          </table:table-cell>
          <table:table-cell table:formula="of:=[.D357]/[.D355]" office:value-type="float" office:value="0.85605880958027">
            <text:p>0.8560588096</text:p>
          </table:table-cell>
          <table:table-cell table:formula="of:=[.E357]/[.$E$1]" office:value-type="float" office:value="0">
            <text:p>0</text:p>
          </table:table-cell>
          <table:table-cell table:formula="of:=[.F357]/[.$F$1]" office:value-type="float" office:value="0.461538461538462">
            <text:p>0.4615384615</text:p>
          </table:table-cell>
          <table:table-cell table:formula="of:=[.G357]/[.$G$1]" office:value-type="float" office:value="0.573207385143838">
            <text:p>0.5732073851</text:p>
          </table:table-cell>
          <table:table-cell table:formula="of:=[.H357]/[.$H$1]" office:value-type="float" office:value="0.135539099123582">
            <text:p>0.1355390991</text:p>
          </table:table-cell>
          <table:table-cell table:formula="of:=[.I357]/[.$I$1]" office:value-type="float" office:value="1">
            <text:p>1</text:p>
          </table:table-cell>
          <table:table-cell table:formula="of:=[.J357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2.5">
            <text:p>12.5</text:p>
          </table:table-cell>
          <table:table-cell office:value-type="float" office:value="2.73">
            <text:p>2.73</text:p>
          </table:table-cell>
          <table:table-cell office:value-type="float" office:value="39.35">
            <text:p>39.3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5.58">
            <text:p>35.5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formula="of:=[.A358]/[.$A$1]" office:value-type="float" office:value="0.614678899082569">
            <text:p>0.6146788991</text:p>
          </table:table-cell>
          <table:table-cell table:formula="of:=[.B358]/[.$B$1]" office:value-type="float" office:value="0.400641025641026">
            <text:p>0.4006410256</text:p>
          </table:table-cell>
          <table:table-cell table:formula="of:=[.C358]/[.$C$1]" office:value-type="float" office:value="0.178082191780822">
            <text:p>0.1780821918</text:p>
          </table:table-cell>
          <table:table-cell table:formula="of:=[.D358]/[.D356]" office:value-type="float" office:value="1.8684710351377">
            <text:p>1.8684710351</text:p>
          </table:table-cell>
          <table:table-cell table:formula="of:=[.E358]/[.$E$1]" office:value-type="float" office:value="0">
            <text:p>0</text:p>
          </table:table-cell>
          <table:table-cell table:formula="of:=[.F358]/[.$F$1]" office:value-type="float" office:value="0.615384615384615">
            <text:p>0.6153846154</text:p>
          </table:table-cell>
          <table:table-cell table:formula="of:=[.G358]/[.$G$1]" office:value-type="float" office:value="0.763847144697295">
            <text:p>0.7638471447</text:p>
          </table:table-cell>
          <table:table-cell table:formula="of:=[.H358]/[.$H$1]" office:value-type="float" office:value="0">
            <text:p>0</text:p>
          </table:table-cell>
          <table:table-cell table:formula="of:=[.I358]/[.$I$1]" office:value-type="float" office:value="0.75">
            <text:p>0.75</text:p>
          </table:table-cell>
          <table:table-cell table:formula="of:=[.J358]/[.$J$1]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3.54">
            <text:p>3.54</text:p>
          </table:table-cell>
          <table:table-cell office:value-type="float" office:value="16.64">
            <text:p>16.6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5.97">
            <text:p>25.97</text:p>
          </table:table-cell>
          <table:table-cell office:value-type="float" office:value="8.36">
            <text:p>8.3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[.A359]/[.$A$1]" office:value-type="float" office:value="0.651376146788991">
            <text:p>0.6513761468</text:p>
          </table:table-cell>
          <table:table-cell table:formula="of:=[.B359]/[.$B$1]" office:value-type="float" office:value="0">
            <text:p>0</text:p>
          </table:table-cell>
          <table:table-cell table:formula="of:=[.C359]/[.$C$1]" office:value-type="float" office:value="0.230919765166341">
            <text:p>0.2309197652</text:p>
          </table:table-cell>
          <table:table-cell table:formula="of:=[.D359]/[.D357]" office:value-type="float" office:value="0.460941828254848">
            <text:p>0.4609418283</text:p>
          </table:table-cell>
          <table:table-cell table:formula="of:=[.E359]/[.$E$1]" office:value-type="float" office:value="0">
            <text:p>0</text:p>
          </table:table-cell>
          <table:table-cell table:formula="of:=[.F359]/[.$F$1]" office:value-type="float" office:value="0.743589743589744">
            <text:p>0.7435897436</text:p>
          </table:table-cell>
          <table:table-cell table:formula="of:=[.G359]/[.$G$1]" office:value-type="float" office:value="0.557535422928295">
            <text:p>0.5575354229</text:p>
          </table:table-cell>
          <table:table-cell table:formula="of:=[.H359]/[.$H$1]" office:value-type="float" office:value="0.0567973367755962">
            <text:p>0.0567973368</text:p>
          </table:table-cell>
          <table:table-cell table:formula="of:=[.I359]/[.$I$1]" office:value-type="float" office:value="0.421875">
            <text:p>0.421875</text:p>
          </table:table-cell>
          <table:table-cell table:formula="of:=[.J359]/[.$J$1]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">
            <text:p>7</text:p>
          </table:table-cell>
          <table:table-cell office:value-type="float" office:value="7.67">
            <text:p>7.67</text:p>
          </table:table-cell>
          <table:table-cell office:value-type="float" office:value="34.34">
            <text:p>34.3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0.77">
            <text:p>30.7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table:formula="of:=[.A360]/[.$A$1]" office:value-type="float" office:value="0.743119266055046">
            <text:p>0.7431192661</text:p>
          </table:table-cell>
          <table:table-cell table:formula="of:=[.B360]/[.$B$1]" office:value-type="float" office:value="0.224358974358974">
            <text:p>0.2243589744</text:p>
          </table:table-cell>
          <table:table-cell table:formula="of:=[.C360]/[.$C$1]" office:value-type="float" office:value="0.500326157860404">
            <text:p>0.5003261579</text:p>
          </table:table-cell>
          <table:table-cell table:formula="of:=[.D360]/[.D358]" office:value-type="float" office:value="0.872681067344346">
            <text:p>0.8726810673</text:p>
          </table:table-cell>
          <table:table-cell table:formula="of:=[.E360]/[.$E$1]" office:value-type="float" office:value="1">
            <text:p>1</text:p>
          </table:table-cell>
          <table:table-cell table:formula="of:=[.F360]/[.$F$1]" office:value-type="float" office:value="0.423076923076923">
            <text:p>0.4230769231</text:p>
          </table:table-cell>
          <table:table-cell table:formula="of:=[.G360]/[.$G$1]" office:value-type="float" office:value="0.660583941605839">
            <text:p>0.6605839416</text:p>
          </table:table-cell>
          <table:table-cell table:formula="of:=[.H360]/[.$H$1]" office:value-type="float" office:value="0">
            <text:p>0</text:p>
          </table:table-cell>
          <table:table-cell table:formula="of:=[.I360]/[.$I$1]" office:value-type="float" office:value="0.96875">
            <text:p>0.96875</text:p>
          </table:table-cell>
          <table:table-cell table:formula="of:=[.J360]/[.$J$1]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1.2">
            <text:p>11.2</text:p>
          </table:table-cell>
          <table:table-cell office:value-type="float" office:value="2.77">
            <text:p>2.77</text:p>
          </table:table-cell>
          <table:table-cell office:value-type="float" office:value="30.79">
            <text:p>30.79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4.86">
            <text:p>24.86</text:p>
          </table:table-cell>
          <table:table-cell office:value-type="float" office:value="90.93">
            <text:p>90.93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/>
          <table:table-cell table:formula="of:=[.A361]/[.$A$1]" office:value-type="float" office:value="1">
            <text:p>1</text:p>
          </table:table-cell>
          <table:table-cell table:formula="of:=[.B361]/[.$B$1]" office:value-type="float" office:value="0.358974358974359">
            <text:p>0.358974359</text:p>
          </table:table-cell>
          <table:table-cell table:formula="of:=[.C361]/[.$C$1]" office:value-type="float" office:value="0.180691454664057">
            <text:p>0.1806914547</text:p>
          </table:table-cell>
          <table:table-cell table:formula="of:=[.D361]/[.D359]" office:value-type="float" office:value="1.85036057692308">
            <text:p>1.8503605769</text:p>
          </table:table-cell>
          <table:table-cell table:formula="of:=[.E361]/[.$E$1]" office:value-type="float" office:value="0">
            <text:p>0</text:p>
          </table:table-cell>
          <table:table-cell table:formula="of:=[.F361]/[.$F$1]" office:value-type="float" office:value="0.487179487179487">
            <text:p>0.4871794872</text:p>
          </table:table-cell>
          <table:table-cell table:formula="of:=[.G361]/[.$G$1]" office:value-type="float" office:value="0.533705452984113">
            <text:p>0.533705453</text:p>
          </table:table-cell>
          <table:table-cell table:formula="of:=[.H361]/[.$H$1]" office:value-type="float" office:value="0.617772946531694">
            <text:p>0.6177729465</text:p>
          </table:table-cell>
          <table:table-cell table:formula="of:=[.I361]/[.$I$1]" office:value-type="float" office:value="0.75">
            <text:p>0.75</text:p>
          </table:table-cell>
          <table:table-cell table:formula="of:=[.J361]/[.$J$1]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8.75">
            <text:p>8.75</text:p>
          </table:table-cell>
          <table:table-cell office:value-type="float" office:value="6.06">
            <text:p>6.06</text:p>
          </table:table-cell>
          <table:table-cell office:value-type="float" office:value="32.72">
            <text:p>32.7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62.43">
            <text:p>62.4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[.A362]/[.$A$1]" office:value-type="float" office:value="0.577981651376147">
            <text:p>0.5779816514</text:p>
          </table:table-cell>
          <table:table-cell table:formula="of:=[.B362]/[.$B$1]" office:value-type="float" office:value="0.280448717948718">
            <text:p>0.2804487179</text:p>
          </table:table-cell>
          <table:table-cell table:formula="of:=[.C362]/[.$C$1]" office:value-type="float" office:value="0.395303326810176">
            <text:p>0.3953033268</text:p>
          </table:table-cell>
          <table:table-cell table:formula="of:=[.D362]/[.D360]" office:value-type="float" office:value="0.952824694234129">
            <text:p>0.9528246942</text:p>
          </table:table-cell>
          <table:table-cell table:formula="of:=[.E362]/[.$E$1]" office:value-type="float" office:value="1">
            <text:p>1</text:p>
          </table:table-cell>
          <table:table-cell table:formula="of:=[.F362]/[.$F$1]" office:value-type="float" office:value="0.423076923076923">
            <text:p>0.4230769231</text:p>
          </table:table-cell>
          <table:table-cell table:formula="of:=[.G362]/[.$G$1]" office:value-type="float" office:value="0.579647917561185">
            <text:p>0.5796479176</text:p>
          </table:table-cell>
          <table:table-cell table:formula="of:=[.H362]/[.$H$1]" office:value-type="float" office:value="0.424145662069434">
            <text:p>0.4241456621</text:p>
          </table:table-cell>
          <table:table-cell table:formula="of:=[.I362]/[.$I$1]" office:value-type="float" office:value="0.859375">
            <text:p>0.859375</text:p>
          </table:table-cell>
          <table:table-cell table:formula="of:=[.J362]/[.$J$1]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office:value-type="float" office:value="26.01">
            <text:p>26.0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6.3">
            <text:p>26.3</text:p>
          </table:table-cell>
          <table:table-cell office:value-type="float" office:value="7.97">
            <text:p>7.9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 table:formula="of:=[.A363]/[.$A$1]" office:value-type="float" office:value="0.577981651376147">
            <text:p>0.5779816514</text:p>
          </table:table-cell>
          <table:table-cell table:formula="of:=[.B363]/[.$B$1]" office:value-type="float" office:value="0">
            <text:p>0</text:p>
          </table:table-cell>
          <table:table-cell table:formula="of:=[.C363]/[.$C$1]" office:value-type="float" office:value="0.232876712328767">
            <text:p>0.2328767123</text:p>
          </table:table-cell>
          <table:table-cell table:formula="of:=[.D363]/[.D361]" office:value-type="float" office:value="0.844754790516401">
            <text:p>0.8447547905</text:p>
          </table:table-cell>
          <table:table-cell table:formula="of:=[.E363]/[.$E$1]" office:value-type="float" office:value="0">
            <text:p>0</text:p>
          </table:table-cell>
          <table:table-cell table:formula="of:=[.F363]/[.$F$1]" office:value-type="float" office:value="0.782051282051282">
            <text:p>0.7820512821</text:p>
          </table:table-cell>
          <table:table-cell table:formula="of:=[.G363]/[.$G$1]" office:value-type="float" office:value="0.564620008587377">
            <text:p>0.5646200086</text:p>
          </table:table-cell>
          <table:table-cell table:formula="of:=[.H363]/[.$H$1]" office:value-type="float" office:value="0.0541477002513758">
            <text:p>0.0541477003</text:p>
          </table:table-cell>
          <table:table-cell table:formula="of:=[.I363]/[.$I$1]" office:value-type="float" office:value="0.734375">
            <text:p>0.734375</text:p>
          </table:table-cell>
          <table:table-cell table:formula="of:=[.J363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.1">
            <text:p>6.1</text:p>
          </table:table-cell>
          <table:table-cell office:value-type="float" office:value="4.77">
            <text:p>4.77</text:p>
          </table:table-cell>
          <table:table-cell office:value-type="float" office:value="26.08">
            <text:p>26.0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3.82">
            <text:p>23.82</text:p>
          </table:table-cell>
          <table:table-cell office:value-type="float" office:value="1.03">
            <text:p>1.0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formula="of:=[.A364]/[.$A$1]" office:value-type="float" office:value="0.614678899082569">
            <text:p>0.6146788991</text:p>
          </table:table-cell>
          <table:table-cell table:formula="of:=[.B364]/[.$B$1]" office:value-type="float" office:value="0.195512820512821">
            <text:p>0.1955128205</text:p>
          </table:table-cell>
          <table:table-cell table:formula="of:=[.C364]/[.$C$1]" office:value-type="float" office:value="0.311154598825832">
            <text:p>0.3111545988</text:p>
          </table:table-cell>
          <table:table-cell table:formula="of:=[.D364]/[.D362]" office:value-type="float" office:value="0.797066014669927">
            <text:p>0.7970660147</text:p>
          </table:table-cell>
          <table:table-cell table:formula="of:=[.E364]/[.$E$1]" office:value-type="float" office:value="0">
            <text:p>0</text:p>
          </table:table-cell>
          <table:table-cell table:formula="of:=[.F364]/[.$F$1]" office:value-type="float" office:value="0.602564102564102">
            <text:p>0.6025641026</text:p>
          </table:table-cell>
          <table:table-cell table:formula="of:=[.G364]/[.$G$1]" office:value-type="float" office:value="0.511378273937312">
            <text:p>0.5113782739</text:p>
          </table:table-cell>
          <table:table-cell table:formula="of:=[.H364]/[.$H$1]" office:value-type="float" office:value="0.00699775799986412">
            <text:p>0.006997758</text:p>
          </table:table-cell>
          <table:table-cell table:formula="of:=[.I364]/[.$I$1]" office:value-type="float" office:value="0.765625">
            <text:p>0.765625</text:p>
          </table:table-cell>
          <table:table-cell table:formula="of:=[.J364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4.17">
            <text:p>4.17</text:p>
          </table:table-cell>
          <table:table-cell office:value-type="float" office:value="36.57">
            <text:p>36.5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0.61">
            <text:p>30.61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formula="of:=[.A365]/[.$A$1]" office:value-type="float" office:value="0.605504587155963">
            <text:p>0.6055045872</text:p>
          </table:table-cell>
          <table:table-cell table:formula="of:=[.B365]/[.$B$1]" office:value-type="float" office:value="0">
            <text:p>0</text:p>
          </table:table-cell>
          <table:table-cell table:formula="of:=[.C365]/[.$C$1]" office:value-type="float" office:value="0.272015655577299">
            <text:p>0.2720156556</text:p>
          </table:table-cell>
          <table:table-cell table:formula="of:=[.D365]/[.D363]" office:value-type="float" office:value="1.40599769319493">
            <text:p>1.4059976932</text:p>
          </table:table-cell>
          <table:table-cell table:formula="of:=[.E365]/[.$E$1]" office:value-type="float" office:value="0">
            <text:p>0</text:p>
          </table:table-cell>
          <table:table-cell table:formula="of:=[.F365]/[.$F$1]" office:value-type="float" office:value="0.730769230769231">
            <text:p>0.7307692308</text:p>
          </table:table-cell>
          <table:table-cell table:formula="of:=[.G365]/[.$G$1]" office:value-type="float" office:value="0.657148990983255">
            <text:p>0.657148991</text:p>
          </table:table-cell>
          <table:table-cell table:formula="of:=[.H365]/[.$H$1]" office:value-type="float" office:value="0.12229091650248">
            <text:p>0.1222909165</text:p>
          </table:table-cell>
          <table:table-cell table:formula="of:=[.I365]/[.$I$1]" office:value-type="float" office:value="0.765625">
            <text:p>0.765625</text:p>
          </table:table-cell>
          <table:table-cell table:formula="of:=[.J365]/[.$J$1]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.5">
            <text:p>5.5</text:p>
          </table:table-cell>
          <table:table-cell office:value-type="float" office:value="3.79">
            <text:p>3.79</text:p>
          </table:table-cell>
          <table:table-cell office:value-type="float" office:value="23.92">
            <text:p>23.9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1.26">
            <text:p>21.26</text:p>
          </table:table-cell>
          <table:table-cell office:value-type="float" office:value="6.17">
            <text:p>6.17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  <table:table-cell table:formula="of:=[.A366]/[.$A$1]" office:value-type="float" office:value="0.81651376146789">
            <text:p>0.8165137615</text:p>
          </table:table-cell>
          <table:table-cell table:formula="of:=[.B366]/[.$B$1]" office:value-type="float" office:value="0.176282051282051">
            <text:p>0.1762820513</text:p>
          </table:table-cell>
          <table:table-cell table:formula="of:=[.C366]/[.$C$1]" office:value-type="float" office:value="0.247227658186562">
            <text:p>0.2472276582</text:p>
          </table:table-cell>
          <table:table-cell table:formula="of:=[.D366]/[.D364]" office:value-type="float" office:value="0.91717791411043">
            <text:p>0.9171779141</text:p>
          </table:table-cell>
          <table:table-cell table:formula="of:=[.E366]/[.$E$1]" office:value-type="float" office:value="1">
            <text:p>1</text:p>
          </table:table-cell>
          <table:table-cell table:formula="of:=[.F366]/[.$F$1]" office:value-type="float" office:value="0.576923076923077">
            <text:p>0.5769230769</text:p>
          </table:table-cell>
          <table:table-cell table:formula="of:=[.G366]/[.$G$1]" office:value-type="float" office:value="0.456419063975955">
            <text:p>0.456419064</text:p>
          </table:table-cell>
          <table:table-cell table:formula="of:=[.H366]/[.$H$1]" office:value-type="float" office:value="0.0419186086011278">
            <text:p>0.0419186086</text:p>
          </table:table-cell>
          <table:table-cell table:formula="of:=[.I366]/[.$I$1]" office:value-type="float" office:value="0.96875">
            <text:p>0.96875</text:p>
          </table:table-cell>
          <table:table-cell table:formula="of:=[.J366]/[.$J$1]" office:value-type="float" office:value="1">
            <text:p>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.04">
            <text:p>5.04</text:p>
          </table:table-cell>
          <table:table-cell office:value-type="float" office:value="5.19">
            <text:p>5.19</text:p>
          </table:table-cell>
          <table:table-cell office:value-type="float" office:value="20.71">
            <text:p>20.71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5.12">
            <text:p>25.12</text:p>
          </table:table-cell>
          <table:table-cell office:value-type="float" office:value="24.27">
            <text:p>24.27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table:formula="of:=[.A367]/[.$A$1]" office:value-type="float" office:value="0.954128440366972">
            <text:p>0.9541284404</text:p>
          </table:table-cell>
          <table:table-cell table:formula="of:=[.B367]/[.$B$1]" office:value-type="float" office:value="0.161538461538462">
            <text:p>0.1615384615</text:p>
          </table:table-cell>
          <table:table-cell table:formula="of:=[.C367]/[.$C$1]" office:value-type="float" office:value="0.338551859099804">
            <text:p>0.3385518591</text:p>
          </table:table-cell>
          <table:table-cell table:formula="of:=[.D367]/[.D365]" office:value-type="float" office:value="0.566311184030626">
            <text:p>0.566311184</text:p>
          </table:table-cell>
          <table:table-cell table:formula="of:=[.E367]/[.$E$1]" office:value-type="float" office:value="1">
            <text:p>1</text:p>
          </table:table-cell>
          <table:table-cell table:formula="of:=[.F367]/[.$F$1]" office:value-type="float" office:value="0.666666666666667">
            <text:p>0.6666666667</text:p>
          </table:table-cell>
          <table:table-cell table:formula="of:=[.G367]/[.$G$1]" office:value-type="float" office:value="0.539287247745814">
            <text:p>0.5392872477</text:p>
          </table:table-cell>
          <table:table-cell table:formula="of:=[.H367]/[.$H$1]" office:value-type="float" office:value="0.164888919084177">
            <text:p>0.1648889191</text:p>
          </table:table-cell>
          <table:table-cell table:formula="of:=[.I367]/[.$I$1]" office:value-type="float" office:value="0.90625">
            <text:p>0.90625</text:p>
          </table:table-cell>
          <table:table-cell table:formula="of:=[.J367]/[.$J$1]" office:value-type="float" office:value="1">
            <text:p>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.15">
            <text:p>1.15</text:p>
          </table:table-cell>
          <table:table-cell office:value-type="float" office:value="10.19">
            <text:p>10.19</text:p>
          </table:table-cell>
          <table:table-cell office:value-type="float" office:value="39.71">
            <text:p>39.7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1.65">
            <text:p>31.65</text:p>
          </table:table-cell>
          <table:table-cell office:value-type="float" office:value="20.52">
            <text:p>20.5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table:formula="of:=[.A368]/[.$A$1]" office:value-type="float" office:value="0.73394495412844">
            <text:p>0.7339449541</text:p>
          </table:table-cell>
          <table:table-cell table:formula="of:=[.B368]/[.$B$1]" office:value-type="float" office:value="0.0368589743589744">
            <text:p>0.0368589744</text:p>
          </table:table-cell>
          <table:table-cell table:formula="of:=[.C368]/[.$C$1]" office:value-type="float" office:value="0.66470971950424">
            <text:p>0.6647097195</text:p>
          </table:table-cell>
          <table:table-cell table:formula="of:=[.D368]/[.D366]" office:value-type="float" office:value="1.66011705685619">
            <text:p>1.6601170569</text:p>
          </table:table-cell>
          <table:table-cell table:formula="of:=[.E368]/[.$E$1]" office:value-type="float" office:value="0">
            <text:p>0</text:p>
          </table:table-cell>
          <table:table-cell table:formula="of:=[.F368]/[.$F$1]" office:value-type="float" office:value="0.397435897435897">
            <text:p>0.3974358974</text:p>
          </table:table-cell>
          <table:table-cell table:formula="of:=[.G368]/[.$G$1]" office:value-type="float" office:value="0.679476170030056">
            <text:p>0.67947617</text:p>
          </table:table-cell>
          <table:table-cell table:formula="of:=[.H368]/[.$H$1]" office:value-type="float" office:value="0.139411644812827">
            <text:p>0.1394116448</text:p>
          </table:table-cell>
          <table:table-cell table:formula="of:=[.I368]/[.$I$1]" office:value-type="float" office:value="0.890625">
            <text:p>0.890625</text:p>
          </table:table-cell>
          <table:table-cell table:formula="of:=[.J368]/[.$J$1]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.38">
            <text:p>2.38</text:p>
          </table:table-cell>
          <table:table-cell office:value-type="float" office:value="5.67">
            <text:p>5.67</text:p>
          </table:table-cell>
          <table:table-cell office:value-type="float" office:value="29.01">
            <text:p>29.0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7.26">
            <text:p>27.26</text:p>
          </table:table-cell>
          <table:table-cell office:value-type="float" office:value="15.77">
            <text:p>15.7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/>
          <table:table-cell table:formula="of:=[.A369]/[.$A$1]" office:value-type="float" office:value="0.532110091743119">
            <text:p>0.5321100917</text:p>
          </table:table-cell>
          <table:table-cell table:formula="of:=[.B369]/[.$B$1]" office:value-type="float" office:value="0.0762820512820513">
            <text:p>0.0762820513</text:p>
          </table:table-cell>
          <table:table-cell table:formula="of:=[.C369]/[.$C$1]" office:value-type="float" office:value="0.36986301369863">
            <text:p>0.3698630137</text:p>
          </table:table-cell>
          <table:table-cell table:formula="of:=[.D369]/[.D367]" office:value-type="float" office:value="1.40077257363592">
            <text:p>1.4007725736</text:p>
          </table:table-cell>
          <table:table-cell table:formula="of:=[.E369]/[.$E$1]" office:value-type="float" office:value="1">
            <text:p>1</text:p>
          </table:table-cell>
          <table:table-cell table:formula="of:=[.F369]/[.$F$1]" office:value-type="float" office:value="0.692307692307692">
            <text:p>0.6923076923</text:p>
          </table:table-cell>
          <table:table-cell table:formula="of:=[.G369]/[.$G$1]" office:value-type="float" office:value="0.585229712322885">
            <text:p>0.5852297123</text:p>
          </table:table-cell>
          <table:table-cell table:formula="of:=[.H369]/[.$H$1]" office:value-type="float" office:value="0.107140430735784">
            <text:p>0.1071404307</text:p>
          </table:table-cell>
          <table:table-cell table:formula="of:=[.I369]/[.$I$1]" office:value-type="float" office:value="0.796875">
            <text:p>0.796875</text:p>
          </table:table-cell>
          <table:table-cell table:formula="of:=[.J369]/[.$J$1]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5.01">
            <text:p>25.01</text:p>
          </table:table-cell>
          <table:table-cell office:value-type="float" office:value="3.7">
            <text:p>3.7</text:p>
          </table:table-cell>
          <table:table-cell office:value-type="float" office:value="38.11">
            <text:p>38.11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0.54">
            <text:p>30.5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table:formula="of:=[.A370]/[.$A$1]" office:value-type="float" office:value="0.825688073394495">
            <text:p>0.8256880734</text:p>
          </table:table-cell>
          <table:table-cell table:formula="of:=[.B370]/[.$B$1]" office:value-type="float" office:value="0.801602564102564">
            <text:p>0.8016025641</text:p>
          </table:table-cell>
          <table:table-cell table:formula="of:=[.C370]/[.$C$1]" office:value-type="float" office:value="0.241356816699282">
            <text:p>0.2413568167</text:p>
          </table:table-cell>
          <table:table-cell table:formula="of:=[.D370]/[.D368]" office:value-type="float" office:value="0.959707882145555">
            <text:p>0.9597078821</text:p>
          </table:table-cell>
          <table:table-cell table:formula="of:=[.E370]/[.$E$1]" office:value-type="float" office:value="1">
            <text:p>1</text:p>
          </table:table-cell>
          <table:table-cell table:formula="of:=[.F370]/[.$F$1]" office:value-type="float" office:value="0.730769230769231">
            <text:p>0.7307692308</text:p>
          </table:table-cell>
          <table:table-cell table:formula="of:=[.G370]/[.$G$1]" office:value-type="float" office:value="0.655646200085874">
            <text:p>0.6556462001</text:p>
          </table:table-cell>
          <table:table-cell table:formula="of:=[.H370]/[.$H$1]" office:value-type="float" office:value="0">
            <text:p>0</text:p>
          </table:table-cell>
          <table:table-cell table:formula="of:=[.I370]/[.$I$1]" office:value-type="float" office:value="0.953125">
            <text:p>0.953125</text:p>
          </table:table-cell>
          <table:table-cell table:formula="of:=[.J370]/[.$J$1]"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.2">
            <text:p>19.2</text:p>
          </table:table-cell>
          <table:table-cell office:value-type="float" office:value="4.43">
            <text:p>4.43</text:p>
          </table:table-cell>
          <table:table-cell office:value-type="float" office:value="40.6">
            <text:p>40.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32.04">
            <text:p>32.04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table:formula="of:=[.A371]/[.$A$1]" office:value-type="float" office:value="0.91743119266055">
            <text:p>0.9174311927</text:p>
          </table:table-cell>
          <table:table-cell table:formula="of:=[.B371]/[.$B$1]" office:value-type="float" office:value="0.615384615384615">
            <text:p>0.6153846154</text:p>
          </table:table-cell>
          <table:table-cell table:formula="of:=[.C371]/[.$C$1]" office:value-type="float" office:value="0.28897586431833">
            <text:p>0.2889758643</text:p>
          </table:table-cell>
          <table:table-cell table:formula="of:=[.D371]/[.D369]" office:value-type="float" office:value="1.39951740779042">
            <text:p>1.3995174078</text:p>
          </table:table-cell>
          <table:table-cell table:formula="of:=[.E371]/[.$E$1]" office:value-type="float" office:value="1">
            <text:p>1</text:p>
          </table:table-cell>
          <table:table-cell table:formula="of:=[.F371]/[.$F$1]" office:value-type="float" office:value="0.705128205128205">
            <text:p>0.7051282051</text:p>
          </table:table-cell>
          <table:table-cell table:formula="of:=[.G371]/[.$G$1]" office:value-type="float" office:value="0.687848862172606">
            <text:p>0.6878488622</text:p>
          </table:table-cell>
          <table:table-cell table:formula="of:=[.H371]/[.$H$1]" office:value-type="float" office:value="0.24458183300496">
            <text:p>0.244581833</text:p>
          </table:table-cell>
          <table:table-cell table:formula="of:=[.I371]/[.$I$1]" office:value-type="float" office:value="0.9375">
            <text:p>0.9375</text:p>
          </table:table-cell>
          <table:table-cell table:formula="of:=[.J371]/[.$J$1]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.2">
            <text:p>4.2</text:p>
          </table:table-cell>
          <table:table-cell office:value-type="float" office:value="3.58">
            <text:p>3.58</text:p>
          </table:table-cell>
          <table:table-cell office:value-type="float" office:value="27.14">
            <text:p>27.1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6.83">
            <text:p>26.83</text:p>
          </table:table-cell>
          <table:table-cell office:value-type="float" office:value="2.06">
            <text:p>2.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[.A372]/[.$A$1]" office:value-type="float" office:value="0.513761467889908">
            <text:p>0.5137614679</text:p>
          </table:table-cell>
          <table:table-cell table:formula="of:=[.B372]/[.$B$1]" office:value-type="float" office:value="0.134615384615385">
            <text:p>0.1346153846</text:p>
          </table:table-cell>
          <table:table-cell table:formula="of:=[.C372]/[.$C$1]" office:value-type="float" office:value="0.233529028049576">
            <text:p>0.233529028</text:p>
          </table:table-cell>
          <table:table-cell table:formula="of:=[.D372]/[.D370]" office:value-type="float" office:value="0.71214904224613">
            <text:p>0.7121490422</text:p>
          </table:table-cell>
          <table:table-cell table:formula="of:=[.E372]/[.$E$1]" office:value-type="float" office:value="0">
            <text:p>0</text:p>
          </table:table-cell>
          <table:table-cell table:formula="of:=[.F372]/[.$F$1]" office:value-type="float" office:value="0.666666666666667">
            <text:p>0.6666666667</text:p>
          </table:table-cell>
          <table:table-cell table:formula="of:=[.G372]/[.$G$1]" office:value-type="float" office:value="0.575998282524689">
            <text:p>0.5759982825</text:p>
          </table:table-cell>
          <table:table-cell table:formula="of:=[.H372]/[.$H$1]" office:value-type="float" office:value="0.0139955159997282">
            <text:p>0.013995516</text:p>
          </table:table-cell>
          <table:table-cell table:formula="of:=[.I372]/[.$I$1]" office:value-type="float" office:value="0.625">
            <text:p>0.625</text:p>
          </table:table-cell>
          <table:table-cell table:formula="of:=[.J372]/[.$J$1]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office:value-type="float" office:value="26.97">
            <text:p>26.9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4.8">
            <text:p>24.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373]/[.$A$1]" office:value-type="float" office:value="0.55045871559633">
            <text:p>0.5504587156</text:p>
          </table:table-cell>
          <table:table-cell table:formula="of:=[.B373]/[.$B$1]" office:value-type="float" office:value="0">
            <text:p>0</text:p>
          </table:table-cell>
          <table:table-cell table:formula="of:=[.C373]/[.$C$1]" office:value-type="float" office:value="0.20221787345075">
            <text:p>0.2022178735</text:p>
          </table:table-cell>
          <table:table-cell table:formula="of:=[.D373]/[.D371]" office:value-type="float" office:value="0.664285714285714">
            <text:p>0.6642857143</text:p>
          </table:table-cell>
          <table:table-cell table:formula="of:=[.E373]/[.$E$1]" office:value-type="float" office:value="0">
            <text:p>0</text:p>
          </table:table-cell>
          <table:table-cell table:formula="of:=[.F373]/[.$F$1]" office:value-type="float" office:value="0.525641025641026">
            <text:p>0.5256410256</text:p>
          </table:table-cell>
          <table:table-cell table:formula="of:=[.G373]/[.$G$1]" office:value-type="float" office:value="0.532417346500644">
            <text:p>0.5324173465</text:p>
          </table:table-cell>
          <table:table-cell table:formula="of:=[.H373]/[.$H$1]" office:value-type="float" office:value="0">
            <text:p>0</text:p>
          </table:table-cell>
          <table:table-cell table:formula="of:=[.I373]/[.$I$1]" office:value-type="float" office:value="0.25">
            <text:p>0.25</text:p>
          </table:table-cell>
          <table:table-cell table:formula="of:=[.J373]/[.$J$1]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9.78">
            <text:p>9.78</text:p>
          </table:table-cell>
          <table:table-cell office:value-type="float" office:value="33.55">
            <text:p>33.5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7.29">
            <text:p>27.29</text:p>
          </table:table-cell>
          <table:table-cell office:value-type="float" office:value="2.88">
            <text:p>2.88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/>
          <table:table-cell table:formula="of:=[.A374]/[.$A$1]" office:value-type="float" office:value="0.81651376146789">
            <text:p>0.8165137615</text:p>
          </table:table-cell>
          <table:table-cell table:formula="of:=[.B374]/[.$B$1]" office:value-type="float" office:value="0.641025641025641">
            <text:p>0.641025641</text:p>
          </table:table-cell>
          <table:table-cell table:formula="of:=[.C374]/[.$C$1]" office:value-type="float" office:value="0.637964774951076">
            <text:p>0.637964775</text:p>
          </table:table-cell>
          <table:table-cell table:formula="of:=[.D374]/[.D372]" office:value-type="float" office:value="1.23618275607959">
            <text:p>1.2361827561</text:p>
          </table:table-cell>
          <table:table-cell table:formula="of:=[.E374]/[.$E$1]" office:value-type="float" office:value="0">
            <text:p>0</text:p>
          </table:table-cell>
          <table:table-cell table:formula="of:=[.F374]/[.$F$1]" office:value-type="float" office:value="0.474358974358974">
            <text:p>0.4743589744</text:p>
          </table:table-cell>
          <table:table-cell table:formula="of:=[.G374]/[.$G$1]" office:value-type="float" office:value="0.58587376556462">
            <text:p>0.5858737656</text:p>
          </table:table-cell>
          <table:table-cell table:formula="of:=[.H374]/[.$H$1]" office:value-type="float" office:value="0.0195665466403968">
            <text:p>0.0195665466</text:p>
          </table:table-cell>
          <table:table-cell table:formula="of:=[.I374]/[.$I$1]" office:value-type="float" office:value="0.96875">
            <text:p>0.96875</text:p>
          </table:table-cell>
          <table:table-cell table:formula="of:=[.J374]/[.$J$1]" office:value-type="float" office:value="1">
            <text:p>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8">
            <text:p>0.8</text:p>
          </table:table-cell>
          <table:table-cell office:value-type="float" office:value="5.63">
            <text:p>5.63</text:p>
          </table:table-cell>
          <table:table-cell office:value-type="float" office:value="36.21">
            <text:p>36.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4.72">
            <text:p>34.72</text:p>
          </table:table-cell>
          <table:table-cell office:value-type="float" office:value="28.8">
            <text:p>28.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table:formula="of:=[.A375]/[.$A$1]" office:value-type="float" office:value="0.761467889908257">
            <text:p>0.7614678899</text:p>
          </table:table-cell>
          <table:table-cell table:formula="of:=[.B375]/[.$B$1]" office:value-type="float" office:value="0.0256410256410256">
            <text:p>0.0256410256</text:p>
          </table:table-cell>
          <table:table-cell table:formula="of:=[.C375]/[.$C$1]" office:value-type="float" office:value="0.367253750815395">
            <text:p>0.3672537508</text:p>
          </table:table-cell>
          <table:table-cell table:formula="of:=[.D375]/[.D373]" office:value-type="float" office:value="1.34260289210234">
            <text:p>1.3426028921</text:p>
          </table:table-cell>
          <table:table-cell table:formula="of:=[.E375]/[.$E$1]" office:value-type="float" office:value="0">
            <text:p>0</text:p>
          </table:table-cell>
          <table:table-cell table:formula="of:=[.F375]/[.$F$1]" office:value-type="float" office:value="0.641025641025641">
            <text:p>0.641025641</text:p>
          </table:table-cell>
          <table:table-cell table:formula="of:=[.G375]/[.$G$1]" office:value-type="float" office:value="0.745384285100902">
            <text:p>0.7453842851</text:p>
          </table:table-cell>
          <table:table-cell table:formula="of:=[.H375]/[.$H$1]" office:value-type="float" office:value="0.195665466403968">
            <text:p>0.1956654664</text:p>
          </table:table-cell>
          <table:table-cell table:formula="of:=[.I375]/[.$I$1]" office:value-type="float" office:value="0.9375">
            <text:p>0.9375</text:p>
          </table:table-cell>
          <table:table-cell table:formula="of:=[.J375]/[.$J$1]"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8.2">
            <text:p>8.2</text:p>
          </table:table-cell>
          <table:table-cell office:value-type="float" office:value="14.16">
            <text:p>14.16</text:p>
          </table:table-cell>
          <table:table-cell office:value-type="float" office:value="36.85">
            <text:p>36.85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8.5">
            <text:p>28.5</text:p>
          </table:table-cell>
          <table:table-cell office:value-type="float" office:value="17.02">
            <text:p>17.0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[.A376]/[.$A$1]" office:value-type="float" office:value="0.752293577981651">
            <text:p>0.752293578</text:p>
          </table:table-cell>
          <table:table-cell table:formula="of:=[.B376]/[.$B$1]" office:value-type="float" office:value="0.262820512820513">
            <text:p>0.2628205128</text:p>
          </table:table-cell>
          <table:table-cell table:formula="of:=[.C376]/[.$C$1]" office:value-type="float" office:value="0.923679060665362">
            <text:p>0.9236790607</text:p>
          </table:table-cell>
          <table:table-cell table:formula="of:=[.D376]/[.D374]" office:value-type="float" office:value="1.09836065573771">
            <text:p>1.0983606557</text:p>
          </table:table-cell>
          <table:table-cell table:formula="of:=[.E376]/[.$E$1]" office:value-type="float" office:value="0">
            <text:p>0</text:p>
          </table:table-cell>
          <table:table-cell table:formula="of:=[.F376]/[.$F$1]" office:value-type="float" office:value="0.666666666666667">
            <text:p>0.6666666667</text:p>
          </table:table-cell>
          <table:table-cell table:formula="of:=[.G376]/[.$G$1]" office:value-type="float" office:value="0.611850579647918">
            <text:p>0.6118505796</text:p>
          </table:table-cell>
          <table:table-cell table:formula="of:=[.H376]/[.$H$1]" office:value-type="float" office:value="0.1156328554929">
            <text:p>0.1156328555</text:p>
          </table:table-cell>
          <table:table-cell table:formula="of:=[.I376]/[.$I$1]" office:value-type="float" office:value="0.859375">
            <text:p>0.859375</text:p>
          </table:table-cell>
          <table:table-cell table:formula="of:=[.J376]/[.$J$1]" office:value-type="float" office:value="1">
            <text:p>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.4">
            <text:p>6.4</text:p>
          </table:table-cell>
          <table:table-cell office:value-type="float" office:value="5.62">
            <text:p>5.62</text:p>
          </table:table-cell>
          <table:table-cell office:value-type="float" office:value="33.05">
            <text:p>33.05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1.03">
            <text:p>31.03</text:p>
          </table:table-cell>
          <table:table-cell office:value-type="float" office:value="0.74">
            <text:p>0.7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table:formula="of:=[.A377]/[.$A$1]" office:value-type="float" office:value="0.669724770642202">
            <text:p>0.6697247706</text:p>
          </table:table-cell>
          <table:table-cell table:formula="of:=[.B377]/[.$B$1]" office:value-type="float" office:value="0.205128205128205">
            <text:p>0.2051282051</text:p>
          </table:table-cell>
          <table:table-cell table:formula="of:=[.C377]/[.$C$1]" office:value-type="float" office:value="0.366601435094586">
            <text:p>0.3666014351</text:p>
          </table:table-cell>
          <table:table-cell table:formula="of:=[.D377]/[.D375]" office:value-type="float" office:value="0.912731289698978">
            <text:p>0.9127312897</text:p>
          </table:table-cell>
          <table:table-cell table:formula="of:=[.E377]/[.$E$1]" office:value-type="float" office:value="1">
            <text:p>1</text:p>
          </table:table-cell>
          <table:table-cell table:formula="of:=[.F377]/[.$F$1]" office:value-type="float" office:value="0.730769230769231">
            <text:p>0.7307692308</text:p>
          </table:table-cell>
          <table:table-cell table:formula="of:=[.G377]/[.$G$1]" office:value-type="float" office:value="0.66616573636754">
            <text:p>0.6661657364</text:p>
          </table:table-cell>
          <table:table-cell table:formula="of:=[.H377]/[.$H$1]" office:value-type="float" office:value="0.00502751545621306">
            <text:p>0.0050275155</text:p>
          </table:table-cell>
          <table:table-cell table:formula="of:=[.I377]/[.$I$1]" office:value-type="float" office:value="0.71875">
            <text:p>0.71875</text:p>
          </table:table-cell>
          <table:table-cell table:formula="of:=[.J377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.1">
            <text:p>1.1</text:p>
          </table:table-cell>
          <table:table-cell office:value-type="float" office:value="3.54">
            <text:p>3.54</text:p>
          </table:table-cell>
          <table:table-cell office:value-type="float" office:value="20.41">
            <text:p>20.41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4.54">
            <text:p>24.54</text:p>
          </table:table-cell>
          <table:table-cell office:value-type="float" office:value="39.91">
            <text:p>39.9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/>
          <table:table-cell table:formula="of:=[.A378]/[.$A$1]" office:value-type="float" office:value="0.614678899082569">
            <text:p>0.6146788991</text:p>
          </table:table-cell>
          <table:table-cell table:formula="of:=[.B378]/[.$B$1]" office:value-type="float" office:value="0.0352564102564103">
            <text:p>0.0352564103</text:p>
          </table:table-cell>
          <table:table-cell table:formula="of:=[.C378]/[.$C$1]" office:value-type="float" office:value="0.230919765166341">
            <text:p>0.2309197652</text:p>
          </table:table-cell>
          <table:table-cell table:formula="of:=[.D378]/[.D376]" office:value-type="float" office:value="0.553867028493894">
            <text:p>0.5538670285</text:p>
          </table:table-cell>
          <table:table-cell table:formula="of:=[.E378]/[.$E$1]" office:value-type="float" office:value="1">
            <text:p>1</text:p>
          </table:table-cell>
          <table:table-cell table:formula="of:=[.F378]/[.$F$1]" office:value-type="float" office:value="0.743589743589744">
            <text:p>0.7435897436</text:p>
          </table:table-cell>
          <table:table-cell table:formula="of:=[.G378]/[.$G$1]" office:value-type="float" office:value="0.526835551738944">
            <text:p>0.5268355517</text:p>
          </table:table-cell>
          <table:table-cell table:formula="of:=[.H378]/[.$H$1]" office:value-type="float" office:value="0.27114613764522">
            <text:p>0.2711461376</text:p>
          </table:table-cell>
          <table:table-cell table:formula="of:=[.I378]/[.$I$1]" office:value-type="float" office:value="0.609375">
            <text:p>0.609375</text:p>
          </table:table-cell>
          <table:table-cell table:formula="of:=[.J378]/[.$J$1]" office:value-type="float" office:value="1">
            <text:p>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">
            <text:p>16</text:p>
          </table:table-cell>
          <table:table-cell office:value-type="float" office:value="5.56">
            <text:p>5.56</text:p>
          </table:table-cell>
          <table:table-cell office:value-type="float" office:value="29.35">
            <text:p>29.3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5.92">
            <text:p>25.92</text:p>
          </table:table-cell>
          <table:table-cell office:value-type="float" office:value="58.32">
            <text:p>58.3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table:formula="of:=[.A379]/[.$A$1]" office:value-type="float" office:value="0.724770642201835">
            <text:p>0.7247706422</text:p>
          </table:table-cell>
          <table:table-cell table:formula="of:=[.B379]/[.$B$1]" office:value-type="float" office:value="0.512820512820513">
            <text:p>0.5128205128</text:p>
          </table:table-cell>
          <table:table-cell table:formula="of:=[.C379]/[.$C$1]" office:value-type="float" office:value="0.362687540769733">
            <text:p>0.3626875408</text:p>
          </table:table-cell>
          <table:table-cell table:formula="of:=[.D379]/[.D377]" office:value-type="float" office:value="0.888048411497731">
            <text:p>0.8880484115</text:p>
          </table:table-cell>
          <table:table-cell table:formula="of:=[.E379]/[.$E$1]" office:value-type="float" office:value="0">
            <text:p>0</text:p>
          </table:table-cell>
          <table:table-cell table:formula="of:=[.F379]/[.$F$1]" office:value-type="float" office:value="0.461538461538462">
            <text:p>0.4615384615</text:p>
          </table:table-cell>
          <table:table-cell table:formula="of:=[.G379]/[.$G$1]" office:value-type="float" office:value="0.556462000858738">
            <text:p>0.5564620009</text:p>
          </table:table-cell>
          <table:table-cell table:formula="of:=[.H379]/[.$H$1]" office:value-type="float" office:value="0.396222569468034">
            <text:p>0.3962225695</text:p>
          </table:table-cell>
          <table:table-cell table:formula="of:=[.I379]/[.$I$1]" office:value-type="float" office:value="0.9375">
            <text:p>0.9375</text:p>
          </table:table-cell>
          <table:table-cell table:formula="of:=[.J379]/[.$J$1]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3.14">
            <text:p>3.14</text:p>
          </table:table-cell>
          <table:table-cell office:value-type="float" office:value="31.04">
            <text:p>31.0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0.18">
            <text:p>30.18</text:p>
          </table:table-cell>
          <table:table-cell office:value-type="float" office:value="4.63">
            <text:p>4.6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formula="of:=[.A380]/[.$A$1]" office:value-type="float" office:value="0.807339449541284">
            <text:p>0.8073394495</text:p>
          </table:table-cell>
          <table:table-cell table:formula="of:=[.B380]/[.$B$1]" office:value-type="float" office:value="0">
            <text:p>0</text:p>
          </table:table-cell>
          <table:table-cell table:formula="of:=[.C380]/[.$C$1]" office:value-type="float" office:value="0.204827136333986">
            <text:p>0.2048271363</text:p>
          </table:table-cell>
          <table:table-cell table:formula="of:=[.D380]/[.D378]" office:value-type="float" office:value="1.52082312591867">
            <text:p>1.5208231259</text:p>
          </table:table-cell>
          <table:table-cell table:formula="of:=[.E380]/[.$E$1]" office:value-type="float" office:value="1">
            <text:p>1</text:p>
          </table:table-cell>
          <table:table-cell table:formula="of:=[.F380]/[.$F$1]" office:value-type="float" office:value="0.576923076923077">
            <text:p>0.5769230769</text:p>
          </table:table-cell>
          <table:table-cell table:formula="of:=[.G380]/[.$G$1]" office:value-type="float" office:value="0.647917561185058">
            <text:p>0.6479175612</text:p>
          </table:table-cell>
          <table:table-cell table:formula="of:=[.H380]/[.$H$1]" office:value-type="float" office:value="0.0314559413003601">
            <text:p>0.0314559413</text:p>
          </table:table-cell>
          <table:table-cell table:formula="of:=[.I380]/[.$I$1]" office:value-type="float" office:value="0.703125">
            <text:p>0.703125</text:p>
          </table:table-cell>
          <table:table-cell table:formula="of:=[.J380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.8">
            <text:p>2.8</text:p>
          </table:table-cell>
          <table:table-cell office:value-type="float" office:value="4.79">
            <text:p>4.79</text:p>
          </table:table-cell>
          <table:table-cell office:value-type="float" office:value="20.47">
            <text:p>20.4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2.15">
            <text:p>22.15</text:p>
          </table:table-cell>
          <table:table-cell office:value-type="float" office:value="11.73">
            <text:p>11.7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formula="of:=[.A381]/[.$A$1]" office:value-type="float" office:value="0.605504587155963">
            <text:p>0.6055045872</text:p>
          </table:table-cell>
          <table:table-cell table:formula="of:=[.B381]/[.$B$1]" office:value-type="float" office:value="0.0897435897435897">
            <text:p>0.0897435897</text:p>
          </table:table-cell>
          <table:table-cell table:formula="of:=[.C381]/[.$C$1]" office:value-type="float" office:value="0.312459230267449">
            <text:p>0.3124592303</text:p>
          </table:table-cell>
          <table:table-cell table:formula="of:=[.D381]/[.D379]" office:value-type="float" office:value="0.697444633730835">
            <text:p>0.6974446337</text:p>
          </table:table-cell>
          <table:table-cell table:formula="of:=[.E381]/[.$E$1]" office:value-type="float" office:value="1">
            <text:p>1</text:p>
          </table:table-cell>
          <table:table-cell table:formula="of:=[.F381]/[.$F$1]" office:value-type="float" office:value="0.641025641025641">
            <text:p>0.641025641</text:p>
          </table:table-cell>
          <table:table-cell table:formula="of:=[.G381]/[.$G$1]" office:value-type="float" office:value="0.475525976814083">
            <text:p>0.4755259768</text:p>
          </table:table-cell>
          <table:table-cell table:formula="of:=[.H381]/[.$H$1]" office:value-type="float" office:value="0.0796929139207827">
            <text:p>0.0796929139</text:p>
          </table:table-cell>
          <table:table-cell table:formula="of:=[.I381]/[.$I$1]" office:value-type="float" office:value="0.75">
            <text:p>0.75</text:p>
          </table:table-cell>
          <table:table-cell table:formula="of:=[.J381]/[.$J$1]"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4.55">
            <text:p>4.55</text:p>
          </table:table-cell>
          <table:table-cell office:value-type="float" office:value="29.18">
            <text:p>29.1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4.94">
            <text:p>24.94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table:formula="of:=[.A382]/[.$A$1]" office:value-type="float" office:value="0.577981651376147">
            <text:p>0.5779816514</text:p>
          </table:table-cell>
          <table:table-cell table:formula="of:=[.B382]/[.$B$1]" office:value-type="float" office:value="0">
            <text:p>0</text:p>
          </table:table-cell>
          <table:table-cell table:formula="of:=[.C382]/[.$C$1]" office:value-type="float" office:value="0.296803652968036">
            <text:p>0.296803653</text:p>
          </table:table-cell>
          <table:table-cell table:formula="of:=[.D382]/[.D380]" office:value-type="float" office:value="0.940077319587629">
            <text:p>0.9400773196</text:p>
          </table:table-cell>
          <table:table-cell table:formula="of:=[.E382]/[.$E$1]" office:value-type="float" office:value="0">
            <text:p>0</text:p>
          </table:table-cell>
          <table:table-cell table:formula="of:=[.F382]/[.$F$1]" office:value-type="float" office:value="0.615384615384615">
            <text:p>0.6153846154</text:p>
          </table:table-cell>
          <table:table-cell table:formula="of:=[.G382]/[.$G$1]" office:value-type="float" office:value="0.535422928295406">
            <text:p>0.5354229283</text:p>
          </table:table-cell>
          <table:table-cell table:formula="of:=[.H382]/[.$H$1]" office:value-type="float" office:value="0.24458183300496">
            <text:p>0.244581833</text:p>
          </table:table-cell>
          <table:table-cell table:formula="of:=[.I382]/[.$I$1]" office:value-type="float" office:value="0.640625">
            <text:p>0.640625</text:p>
          </table:table-cell>
          <table:table-cell table:formula="of:=[.J382]/[.$J$1]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3.86">
            <text:p>3.86</text:p>
          </table:table-cell>
          <table:table-cell office:value-type="float" office:value="21.73">
            <text:p>21.7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3.37">
            <text:p>23.3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/>
          <table:table-cell table:formula="of:=[.A383]/[.$A$1]" office:value-type="float" office:value="0.798165137614679">
            <text:p>0.7981651376</text:p>
          </table:table-cell>
          <table:table-cell table:formula="of:=[.B383]/[.$B$1]" office:value-type="float" office:value="0">
            <text:p>0</text:p>
          </table:table-cell>
          <table:table-cell table:formula="of:=[.C383]/[.$C$1]" office:value-type="float" office:value="0.251793868232224">
            <text:p>0.2517938682</text:p>
          </table:table-cell>
          <table:table-cell table:formula="of:=[.D383]/[.D381]" office:value-type="float" office:value="1.06155349291646">
            <text:p>1.0615534929</text:p>
          </table:table-cell>
          <table:table-cell table:formula="of:=[.E383]/[.$E$1]" office:value-type="float" office:value="0">
            <text:p>0</text:p>
          </table:table-cell>
          <table:table-cell table:formula="of:=[.F383]/[.$F$1]" office:value-type="float" office:value="0.538461538461538">
            <text:p>0.5384615385</text:p>
          </table:table-cell>
          <table:table-cell table:formula="of:=[.G383]/[.$G$1]" office:value-type="float" office:value="0.501717475311292">
            <text:p>0.5017174753</text:p>
          </table:table-cell>
          <table:table-cell table:formula="of:=[.H383]/[.$H$1]" office:value-type="float" office:value="0">
            <text:p>0</text:p>
          </table:table-cell>
          <table:table-cell table:formula="of:=[.I383]/[.$I$1]" office:value-type="float" office:value="0.984375">
            <text:p>0.984375</text:p>
          </table:table-cell>
          <table:table-cell table:formula="of:=[.J383]/[.$J$1]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.8">
            <text:p>13.8</text:p>
          </table:table-cell>
          <table:table-cell office:value-type="float" office:value="5.1">
            <text:p>5.1</text:p>
          </table:table-cell>
          <table:table-cell office:value-type="float" office:value="29.45">
            <text:p>29.4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7.92">
            <text:p>27.92</text:p>
          </table:table-cell>
          <table:table-cell office:value-type="float" office:value="77.76">
            <text:p>77.7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[.A384]/[.$A$1]" office:value-type="float" office:value="0.688073394495413">
            <text:p>0.6880733945</text:p>
          </table:table-cell>
          <table:table-cell table:formula="of:=[.B384]/[.$B$1]" office:value-type="float" office:value="0.442307692307692">
            <text:p>0.4423076923</text:p>
          </table:table-cell>
          <table:table-cell table:formula="of:=[.C384]/[.$C$1]" office:value-type="float" office:value="0.332681017612524">
            <text:p>0.3326810176</text:p>
          </table:table-cell>
          <table:table-cell table:formula="of:=[.D384]/[.D382]" office:value-type="float" office:value="1.00925291295408">
            <text:p>1.009252913</text:p>
          </table:table-cell>
          <table:table-cell table:formula="of:=[.E384]/[.$E$1]" office:value-type="float" office:value="1">
            <text:p>1</text:p>
          </table:table-cell>
          <table:table-cell table:formula="of:=[.F384]/[.$F$1]" office:value-type="float" office:value="0.666666666666667">
            <text:p>0.6666666667</text:p>
          </table:table-cell>
          <table:table-cell table:formula="of:=[.G384]/[.$G$1]" office:value-type="float" office:value="0.599398883641048">
            <text:p>0.5993988836</text:p>
          </table:table-cell>
          <table:table-cell table:formula="of:=[.H384]/[.$H$1]" office:value-type="float" office:value="0.528296759290713">
            <text:p>0.5282967593</text:p>
          </table:table-cell>
          <table:table-cell table:formula="of:=[.I384]/[.$I$1]" office:value-type="float" office:value="0.859375">
            <text:p>0.859375</text:p>
          </table:table-cell>
          <table:table-cell table:formula="of:=[.J384]/[.$J$1]" office:value-type="float" office:value="1">
            <text:p>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">
            <text:p>6</text:p>
          </table:table-cell>
          <table:table-cell office:value-type="float" office:value="3.98">
            <text:p>3.98</text:p>
          </table:table-cell>
          <table:table-cell office:value-type="float" office:value="17.2">
            <text:p>17.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1.07">
            <text:p>21.07</text:p>
          </table:table-cell>
          <table:table-cell office:value-type="float" office:value="4.11">
            <text:p>4.11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/>
          <table:table-cell table:formula="of:=[.A385]/[.$A$1]" office:value-type="float" office:value="0.807339449541284">
            <text:p>0.8073394495</text:p>
          </table:table-cell>
          <table:table-cell table:formula="of:=[.B385]/[.$B$1]" office:value-type="float" office:value="0.192307692307692">
            <text:p>0.1923076923</text:p>
          </table:table-cell>
          <table:table-cell table:formula="of:=[.C385]/[.$C$1]" office:value-type="float" office:value="0.259621656881931">
            <text:p>0.2596216569</text:p>
          </table:table-cell>
          <table:table-cell table:formula="of:=[.D385]/[.D383]" office:value-type="float" office:value="0.791532443626323">
            <text:p>0.7915324436</text:p>
          </table:table-cell>
          <table:table-cell table:formula="of:=[.E385]/[.$E$1]" office:value-type="float" office:value="1">
            <text:p>1</text:p>
          </table:table-cell>
          <table:table-cell table:formula="of:=[.F385]/[.$F$1]" office:value-type="float" office:value="0.666666666666667">
            <text:p>0.6666666667</text:p>
          </table:table-cell>
          <table:table-cell table:formula="of:=[.G385]/[.$G$1]" office:value-type="float" office:value="0.452340060111636">
            <text:p>0.4523400601</text:p>
          </table:table-cell>
          <table:table-cell table:formula="of:=[.H385]/[.$H$1]" office:value-type="float" office:value="0.0279230926013996">
            <text:p>0.0279230926</text:p>
          </table:table-cell>
          <table:table-cell table:formula="of:=[.I385]/[.$I$1]" office:value-type="float" office:value="0.953125">
            <text:p>0.953125</text:p>
          </table:table-cell>
          <table:table-cell table:formula="of:=[.J385]/[.$J$1]" office:value-type="float" office:value="1">
            <text:p>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.2">
            <text:p>2.2</text:p>
          </table:table-cell>
          <table:table-cell office:value-type="float" office:value="3.29">
            <text:p>3.29</text:p>
          </table:table-cell>
          <table:table-cell office:value-type="float" office:value="22.7">
            <text:p>22.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3.66">
            <text:p>23.66</text:p>
          </table:table-cell>
          <table:table-cell office:value-type="float" office:value="5.66">
            <text:p>5.66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/>
          <table:table-cell table:formula="of:=[.A386]/[.$A$1]" office:value-type="float" office:value="0.651376146788991">
            <text:p>0.6513761468</text:p>
          </table:table-cell>
          <table:table-cell table:formula="of:=[.B386]/[.$B$1]" office:value-type="float" office:value="0.0705128205128205">
            <text:p>0.0705128205</text:p>
          </table:table-cell>
          <table:table-cell table:formula="of:=[.C386]/[.$C$1]" office:value-type="float" office:value="0.214611872146119">
            <text:p>0.2146118721</text:p>
          </table:table-cell>
          <table:table-cell table:formula="of:=[.D386]/[.D384]" office:value-type="float" office:value="0.770797962648557">
            <text:p>0.7707979626</text:p>
          </table:table-cell>
          <table:table-cell table:formula="of:=[.E386]/[.$E$1]" office:value-type="float" office:value="0">
            <text:p>0</text:p>
          </table:table-cell>
          <table:table-cell table:formula="of:=[.F386]/[.$F$1]" office:value-type="float" office:value="0.564102564102564">
            <text:p>0.5641025641</text:p>
          </table:table-cell>
          <table:table-cell table:formula="of:=[.G386]/[.$G$1]" office:value-type="float" office:value="0.507943323314727">
            <text:p>0.5079433233</text:p>
          </table:table-cell>
          <table:table-cell table:formula="of:=[.H386]/[.$H$1]" office:value-type="float" office:value="0.0384536993002242">
            <text:p>0.0384536993</text:p>
          </table:table-cell>
          <table:table-cell table:formula="of:=[.I386]/[.$I$1]" office:value-type="float" office:value="0.65625">
            <text:p>0.65625</text:p>
          </table:table-cell>
          <table:table-cell table:formula="of:=[.J386]/[.$J$1]"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float" office:value="21.61">
            <text:p>21.6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4.92">
            <text:p>24.92</text:p>
          </table:table-cell>
          <table:table-cell office:value-type="float" office:value="32.61">
            <text:p>32.6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[.A387]/[.$A$1]" office:value-type="float" office:value="0.605504587155963">
            <text:p>0.6055045872</text:p>
          </table:table-cell>
          <table:table-cell table:formula="of:=[.B387]/[.$B$1]" office:value-type="float" office:value="0">
            <text:p>0</text:p>
          </table:table-cell>
          <table:table-cell table:formula="of:=[.C387]/[.$C$1]" office:value-type="float" office:value="0.215264187866928">
            <text:p>0.2152641879</text:p>
          </table:table-cell>
          <table:table-cell table:formula="of:=[.D387]/[.D385]" office:value-type="float" office:value="1.25639534883721">
            <text:p>1.2563953488</text:p>
          </table:table-cell>
          <table:table-cell table:formula="of:=[.E387]/[.$E$1]" office:value-type="float" office:value="0">
            <text:p>0</text:p>
          </table:table-cell>
          <table:table-cell table:formula="of:=[.F387]/[.$F$1]" office:value-type="float" office:value="0.538461538461538">
            <text:p>0.5384615385</text:p>
          </table:table-cell>
          <table:table-cell table:formula="of:=[.G387]/[.$G$1]" office:value-type="float" office:value="0.534993559467583">
            <text:p>0.5349935595</text:p>
          </table:table-cell>
          <table:table-cell table:formula="of:=[.H387]/[.$H$1]" office:value-type="float" office:value="0.221550377063659">
            <text:p>0.2215503771</text:p>
          </table:table-cell>
          <table:table-cell table:formula="of:=[.I387]/[.$I$1]" office:value-type="float" office:value="0.515625">
            <text:p>0.515625</text:p>
          </table:table-cell>
          <table:table-cell table:formula="of:=[.J387]/[.$J$1]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.32">
            <text:p>1.32</text:p>
          </table:table-cell>
          <table:table-cell office:value-type="float" office:value="7.63">
            <text:p>7.63</text:p>
          </table:table-cell>
          <table:table-cell office:value-type="float" office:value="29.98">
            <text:p>29.9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1.16">
            <text:p>31.16</text:p>
          </table:table-cell>
          <table:table-cell office:value-type="float" office:value="72.93">
            <text:p>72.9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[.A388]/[.$A$1]" office:value-type="float" office:value="0.651376146788991">
            <text:p>0.6513761468</text:p>
          </table:table-cell>
          <table:table-cell table:formula="of:=[.B388]/[.$B$1]" office:value-type="float" office:value="0.0423076923076923">
            <text:p>0.0423076923</text:p>
          </table:table-cell>
          <table:table-cell table:formula="of:=[.C388]/[.$C$1]" office:value-type="float" office:value="0.497716894977169">
            <text:p>0.497716895</text:p>
          </table:table-cell>
          <table:table-cell table:formula="of:=[.D388]/[.D386]" office:value-type="float" office:value="1.32070484581498">
            <text:p>1.3207048458</text:p>
          </table:table-cell>
          <table:table-cell table:formula="of:=[.E388]/[.$E$1]" office:value-type="float" office:value="1">
            <text:p>1</text:p>
          </table:table-cell>
          <table:table-cell table:formula="of:=[.F388]/[.$F$1]" office:value-type="float" office:value="0.730769230769231">
            <text:p>0.7307692308</text:p>
          </table:table-cell>
          <table:table-cell table:formula="of:=[.G388]/[.$G$1]" office:value-type="float" office:value="0.66895663374839">
            <text:p>0.6689566337</text:p>
          </table:table-cell>
          <table:table-cell table:formula="of:=[.H388]/[.$H$1]" office:value-type="float" office:value="0.495482030029214">
            <text:p>0.49548203</text:p>
          </table:table-cell>
          <table:table-cell table:formula="of:=[.I388]/[.$I$1]" office:value-type="float" office:value="0.515625">
            <text:p>0.515625</text:p>
          </table:table-cell>
          <table:table-cell table:formula="of:=[.J388]/[.$J$1]"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.16">
            <text:p>1.16</text:p>
          </table:table-cell>
          <table:table-cell office:value-type="float" office:value="2.28">
            <text:p>2.28</text:p>
          </table:table-cell>
          <table:table-cell office:value-type="float" office:value="34.53">
            <text:p>34.5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8.71">
            <text:p>28.71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/>
          <table:table-cell table:formula="of:=[.A389]/[.$A$1]" office:value-type="float" office:value="0.669724770642202">
            <text:p>0.6697247706</text:p>
          </table:table-cell>
          <table:table-cell table:formula="of:=[.B389]/[.$B$1]" office:value-type="float" office:value="0.0371794871794872">
            <text:p>0.0371794872</text:p>
          </table:table-cell>
          <table:table-cell table:formula="of:=[.C389]/[.$C$1]" office:value-type="float" office:value="0.148727984344423">
            <text:p>0.1487279843</text:p>
          </table:table-cell>
          <table:table-cell table:formula="of:=[.D389]/[.D387]" office:value-type="float" office:value="1.59787135585377">
            <text:p>1.5978713559</text:p>
          </table:table-cell>
          <table:table-cell table:formula="of:=[.E389]/[.$E$1]" office:value-type="float" office:value="0">
            <text:p>0</text:p>
          </table:table-cell>
          <table:table-cell table:formula="of:=[.F389]/[.$F$1]" office:value-type="float" office:value="0.641025641025641">
            <text:p>0.641025641</text:p>
          </table:table-cell>
          <table:table-cell table:formula="of:=[.G389]/[.$G$1]" office:value-type="float" office:value="0.61635895234006">
            <text:p>0.6163589523</text:p>
          </table:table-cell>
          <table:table-cell table:formula="of:=[.H389]/[.$H$1]" office:value-type="float" office:value="0.305727291256199">
            <text:p>0.3057272913</text:p>
          </table:table-cell>
          <table:table-cell table:formula="of:=[.I389]/[.$I$1]" office:value-type="float" office:value="0.765625">
            <text:p>0.765625</text:p>
          </table:table-cell>
          <table:table-cell table:formula="of:=[.J389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.2">
            <text:p>7.2</text:p>
          </table:table-cell>
          <table:table-cell office:value-type="float" office:value="3.65">
            <text:p>3.65</text:p>
          </table:table-cell>
          <table:table-cell office:value-type="float" office:value="17.16">
            <text:p>17.1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3.25">
            <text:p>23.2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[.A390]/[.$A$1]" office:value-type="float" office:value="0.605504587155963">
            <text:p>0.6055045872</text:p>
          </table:table-cell>
          <table:table-cell table:formula="of:=[.B390]/[.$B$1]" office:value-type="float" office:value="0.230769230769231">
            <text:p>0.2307692308</text:p>
          </table:table-cell>
          <table:table-cell table:formula="of:=[.C390]/[.$C$1]" office:value-type="float" office:value="0.238095238095238">
            <text:p>0.2380952381</text:p>
          </table:table-cell>
          <table:table-cell table:formula="of:=[.D390]/[.D388]" office:value-type="float" office:value="0.57238158772515">
            <text:p>0.5723815877</text:p>
          </table:table-cell>
          <table:table-cell table:formula="of:=[.E390]/[.$E$1]" office:value-type="float" office:value="1">
            <text:p>1</text:p>
          </table:table-cell>
          <table:table-cell table:formula="of:=[.F390]/[.$F$1]" office:value-type="float" office:value="0.717948717948718">
            <text:p>0.7179487179</text:p>
          </table:table-cell>
          <table:table-cell table:formula="of:=[.G390]/[.$G$1]" office:value-type="float" office:value="0.499141262344354">
            <text:p>0.4991412623</text:p>
          </table:table-cell>
          <table:table-cell table:formula="of:=[.H390]/[.$H$1]" office:value-type="float" office:value="0">
            <text:p>0</text:p>
          </table:table-cell>
          <table:table-cell table:formula="of:=[.I390]/[.$I$1]" office:value-type="float" office:value="0.53125">
            <text:p>0.53125</text:p>
          </table:table-cell>
          <table:table-cell table:formula="of:=[.J390]/[.$J$1]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office:value-type="float" office:value="23.22">
            <text:p>23.2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7.2">
            <text:p>27.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[.A391]/[.$A$1]" office:value-type="float" office:value="0.55045871559633">
            <text:p>0.5504587156</text:p>
          </table:table-cell>
          <table:table-cell table:formula="of:=[.B391]/[.$B$1]" office:value-type="float" office:value="0">
            <text:p>0</text:p>
          </table:table-cell>
          <table:table-cell table:formula="of:=[.C391]/[.$C$1]" office:value-type="float" office:value="0.232876712328767">
            <text:p>0.2328767123</text:p>
          </table:table-cell>
          <table:table-cell table:formula="of:=[.D391]/[.D389]" office:value-type="float" office:value="0.672458731537793">
            <text:p>0.6724587315</text:p>
          </table:table-cell>
          <table:table-cell table:formula="of:=[.E391]/[.$E$1]" office:value-type="float" office:value="0">
            <text:p>0</text:p>
          </table:table-cell>
          <table:table-cell table:formula="of:=[.F391]/[.$F$1]" office:value-type="float" office:value="0.743589743589744">
            <text:p>0.7435897436</text:p>
          </table:table-cell>
          <table:table-cell table:formula="of:=[.G391]/[.$G$1]" office:value-type="float" office:value="0.583941605839416">
            <text:p>0.5839416058</text:p>
          </table:table-cell>
          <table:table-cell table:formula="of:=[.H391]/[.$H$1]" office:value-type="float" office:value="0">
            <text:p>0</text:p>
          </table:table-cell>
          <table:table-cell table:formula="of:=[.I391]/[.$I$1]" office:value-type="float" office:value="0.5">
            <text:p>0.5</text:p>
          </table:table-cell>
          <table:table-cell table:formula="of:=[.J391]/[.$J$1]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26.26">
            <text:p>26.2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9.38">
            <text:p>19.3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392]/[.$A$1]" office:value-type="float" office:value="0.495412844036697">
            <text:p>0.495412844</text:p>
          </table:table-cell>
          <table:table-cell table:formula="of:=[.B392]/[.$B$1]" office:value-type="float" office:value="0">
            <text:p>0</text:p>
          </table:table-cell>
          <table:table-cell table:formula="of:=[.C392]/[.$C$1]" office:value-type="float" office:value="0.0932811480756686">
            <text:p>0.0932811481</text:p>
          </table:table-cell>
          <table:table-cell table:formula="of:=[.D392]/[.D390]" office:value-type="float" office:value="1.53030303030303">
            <text:p>1.5303030303</text:p>
          </table:table-cell>
          <table:table-cell table:formula="of:=[.E392]/[.$E$1]" office:value-type="float" office:value="0">
            <text:p>0</text:p>
          </table:table-cell>
          <table:table-cell table:formula="of:=[.F392]/[.$F$1]" office:value-type="float" office:value="0.538461538461538">
            <text:p>0.5384615385</text:p>
          </table:table-cell>
          <table:table-cell table:formula="of:=[.G392]/[.$G$1]" office:value-type="float" office:value="0.416058394160584">
            <text:p>0.4160583942</text:p>
          </table:table-cell>
          <table:table-cell table:formula="of:=[.H392]/[.$H$1]" office:value-type="float" office:value="0">
            <text:p>0</text:p>
          </table:table-cell>
          <table:table-cell table:formula="of:=[.I392]/[.$I$1]" office:value-type="float" office:value="0.25">
            <text:p>0.25</text:p>
          </table:table-cell>
          <table:table-cell table:formula="of:=[.J392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.06">
            <text:p>19.0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1.94">
            <text:p>21.94</text:p>
          </table:table-cell>
          <table:table-cell office:value-type="float" office:value="2.06">
            <text:p>2.0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393]/[.$A$1]" office:value-type="float" office:value="0.623853211009174">
            <text:p>0.623853211</text:p>
          </table:table-cell>
          <table:table-cell table:formula="of:=[.B393]/[.$B$1]" office:value-type="float" office:value="0">
            <text:p>0</text:p>
          </table:table-cell>
          <table:table-cell table:formula="of:=[.C393]/[.$C$1]" office:value-type="float" office:value="0.260926288323549">
            <text:p>0.2609262883</text:p>
          </table:table-cell>
          <table:table-cell table:formula="of:=[.D393]/[.D391]" office:value-type="float" office:value="0.820844099913867">
            <text:p>0.8208440999</text:p>
          </table:table-cell>
          <table:table-cell table:formula="of:=[.E393]/[.$E$1]" office:value-type="float" office:value="0">
            <text:p>0</text:p>
          </table:table-cell>
          <table:table-cell table:formula="of:=[.F393]/[.$F$1]" office:value-type="float" office:value="0.512820512820513">
            <text:p>0.5128205128</text:p>
          </table:table-cell>
          <table:table-cell table:formula="of:=[.G393]/[.$G$1]" office:value-type="float" office:value="0.471017604121941">
            <text:p>0.4710176041</text:p>
          </table:table-cell>
          <table:table-cell table:formula="of:=[.H393]/[.$H$1]" office:value-type="float" office:value="0.0139955159997282">
            <text:p>0.013995516</text:p>
          </table:table-cell>
          <table:table-cell table:formula="of:=[.I393]/[.$I$1]" office:value-type="float" office:value="0.25">
            <text:p>0.25</text:p>
          </table:table-cell>
          <table:table-cell table:formula="of:=[.J393]/[.$J$1]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13.39">
            <text:p>13.39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2.01">
            <text:p>22.01</text:p>
          </table:table-cell>
          <table:table-cell office:value-type="float" office:value="0.51">
            <text:p>0.5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[.A394]/[.$A$1]" office:value-type="float" office:value="0.55045871559633">
            <text:p>0.5504587156</text:p>
          </table:table-cell>
          <table:table-cell table:formula="of:=[.B394]/[.$B$1]" office:value-type="float" office:value="0">
            <text:p>0</text:p>
          </table:table-cell>
          <table:table-cell table:formula="of:=[.C394]/[.$C$1]" office:value-type="float" office:value="0.160469667318982">
            <text:p>0.1604696673</text:p>
          </table:table-cell>
          <table:table-cell table:formula="of:=[.D394]/[.D392]" office:value-type="float" office:value="0.50990099009901">
            <text:p>0.5099009901</text:p>
          </table:table-cell>
          <table:table-cell table:formula="of:=[.E394]/[.$E$1]" office:value-type="float" office:value="0">
            <text:p>0</text:p>
          </table:table-cell>
          <table:table-cell table:formula="of:=[.F394]/[.$F$1]" office:value-type="float" office:value="0.602564102564102">
            <text:p>0.6025641026</text:p>
          </table:table-cell>
          <table:table-cell table:formula="of:=[.G394]/[.$G$1]" office:value-type="float" office:value="0.472520395019322">
            <text:p>0.472520395</text:p>
          </table:table-cell>
          <table:table-cell table:formula="of:=[.H394]/[.$H$1]" office:value-type="float" office:value="0.00346490930090359">
            <text:p>0.0034649093</text:p>
          </table:table-cell>
          <table:table-cell table:formula="of:=[.I394]/[.$I$1]" office:value-type="float" office:value="0.28125">
            <text:p>0.28125</text:p>
          </table:table-cell>
          <table:table-cell table:formula="of:=[.J394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3.55">
            <text:p>3.55</text:p>
          </table:table-cell>
          <table:table-cell office:value-type="float" office:value="8.66">
            <text:p>8.6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18.5">
            <text:p>18.5</text:p>
          </table:table-cell>
          <table:table-cell office:value-type="float" office:value="3.87">
            <text:p>3.8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395]/[.$A$1]" office:value-type="float" office:value="0.605504587155963">
            <text:p>0.6055045872</text:p>
          </table:table-cell>
          <table:table-cell table:formula="of:=[.B395]/[.$B$1]" office:value-type="float" office:value="0">
            <text:p>0</text:p>
          </table:table-cell>
          <table:table-cell table:formula="of:=[.C395]/[.$C$1]" office:value-type="float" office:value="0.231572080887149">
            <text:p>0.2315720809</text:p>
          </table:table-cell>
          <table:table-cell table:formula="of:=[.D395]/[.D393]" office:value-type="float" office:value="0.454354669464848">
            <text:p>0.4543546695</text:p>
          </table:table-cell>
          <table:table-cell table:formula="of:=[.E395]/[.$E$1]" office:value-type="float" office:value="1">
            <text:p>1</text:p>
          </table:table-cell>
          <table:table-cell table:formula="of:=[.F395]/[.$F$1]" office:value-type="float" office:value="0.782051282051282">
            <text:p>0.7820512821</text:p>
          </table:table-cell>
          <table:table-cell table:formula="of:=[.G395]/[.$G$1]" office:value-type="float" office:value="0.397166165736368">
            <text:p>0.3971661657</text:p>
          </table:table-cell>
          <table:table-cell table:formula="of:=[.H395]/[.$H$1]" office:value-type="float" office:value="0.0262925470480332">
            <text:p>0.026292547</text:p>
          </table:table-cell>
          <table:table-cell table:formula="of:=[.I395]/[.$I$1]" office:value-type="float" office:value="0.25">
            <text:p>0.25</text:p>
          </table:table-cell>
          <table:table-cell table:formula="of:=[.J395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  <table:table-cell office:value-type="float" office:value="20.37">
            <text:p>20.3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1.51">
            <text:p>21.51</text:p>
          </table:table-cell>
          <table:table-cell office:value-type="float" office:value="2.06">
            <text:p>2.0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396]/[.$A$1]" office:value-type="float" office:value="0.623853211009174">
            <text:p>0.623853211</text:p>
          </table:table-cell>
          <table:table-cell table:formula="of:=[.B396]/[.$B$1]" office:value-type="float" office:value="0">
            <text:p>0</text:p>
          </table:table-cell>
          <table:table-cell table:formula="of:=[.C396]/[.$C$1]" office:value-type="float" office:value="0.11545988258317">
            <text:p>0.1154598826</text:p>
          </table:table-cell>
          <table:table-cell table:formula="of:=[.D396]/[.D394]" office:value-type="float" office:value="1.52128454070202">
            <text:p>1.5212845407</text:p>
          </table:table-cell>
          <table:table-cell table:formula="of:=[.E396]/[.$E$1]" office:value-type="float" office:value="0">
            <text:p>0</text:p>
          </table:table-cell>
          <table:table-cell table:formula="of:=[.F396]/[.$F$1]" office:value-type="float" office:value="0.576923076923077">
            <text:p>0.5769230769</text:p>
          </table:table-cell>
          <table:table-cell table:formula="of:=[.G396]/[.$G$1]" office:value-type="float" office:value="0.461786174323744">
            <text:p>0.4617861743</text:p>
          </table:table-cell>
          <table:table-cell table:formula="of:=[.H396]/[.$H$1]" office:value-type="float" office:value="0.0139955159997282">
            <text:p>0.013995516</text:p>
          </table:table-cell>
          <table:table-cell table:formula="of:=[.I396]/[.$I$1]" office:value-type="float" office:value="0.25">
            <text:p>0.25</text:p>
          </table:table-cell>
          <table:table-cell table:formula="of:=[.J396]/[.$J$1]"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  <table:table-cell office:value-type="float" office:value="18.35">
            <text:p>18.35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5.38">
            <text:p>25.38</text:p>
          </table:table-cell>
          <table:table-cell office:value-type="float" office:value="6.51">
            <text:p>6.5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397]/[.$A$1]" office:value-type="float" office:value="0.63302752293578">
            <text:p>0.6330275229</text:p>
          </table:table-cell>
          <table:table-cell table:formula="of:=[.B397]/[.$B$1]" office:value-type="float" office:value="0">
            <text:p>0</text:p>
          </table:table-cell>
          <table:table-cell table:formula="of:=[.C397]/[.$C$1]" office:value-type="float" office:value="0.12133072407045">
            <text:p>0.1213307241</text:p>
          </table:table-cell>
          <table:table-cell table:formula="of:=[.D397]/[.D395]" office:value-type="float" office:value="2.1189376443418">
            <text:p>2.1189376443</text:p>
          </table:table-cell>
          <table:table-cell table:formula="of:=[.E397]/[.$E$1]" office:value-type="float" office:value="1">
            <text:p>1</text:p>
          </table:table-cell>
          <table:table-cell table:formula="of:=[.F397]/[.$F$1]" office:value-type="float" office:value="0.756410256410256">
            <text:p>0.7564102564</text:p>
          </table:table-cell>
          <table:table-cell table:formula="of:=[.G397]/[.$G$1]" office:value-type="float" office:value="0.544869042507514">
            <text:p>0.5448690425</text:p>
          </table:table-cell>
          <table:table-cell table:formula="of:=[.H397]/[.$H$1]" office:value-type="float" office:value="0.0442285481350635">
            <text:p>0.0442285481</text:p>
          </table:table-cell>
          <table:table-cell table:formula="of:=[.I397]/[.$I$1]" office:value-type="float" office:value="0.265625">
            <text:p>0.265625</text:p>
          </table:table-cell>
          <table:table-cell table:formula="of:=[.J397]/[.$J$1]" office:value-type="float" office:value="0">
            <text:p>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17.42">
            <text:p>17.4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2.05">
            <text:p>22.0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[.A398]/[.$A$1]" office:value-type="float" office:value="0.596330275229358">
            <text:p>0.5963302752</text:p>
          </table:table-cell>
          <table:table-cell table:formula="of:=[.B398]/[.$B$1]" office:value-type="float" office:value="0.128205128205128">
            <text:p>0.1282051282</text:p>
          </table:table-cell>
          <table:table-cell table:formula="of:=[.C398]/[.$C$1]" office:value-type="float" office:value="0.156555772994129">
            <text:p>0.156555773</text:p>
          </table:table-cell>
          <table:table-cell table:formula="of:=[.D398]/[.D396]" office:value-type="float" office:value="0.855179185076092">
            <text:p>0.8551791851</text:p>
          </table:table-cell>
          <table:table-cell table:formula="of:=[.E398]/[.$E$1]" office:value-type="float" office:value="0">
            <text:p>0</text:p>
          </table:table-cell>
          <table:table-cell table:formula="of:=[.F398]/[.$F$1]" office:value-type="float" office:value="0.769230769230769">
            <text:p>0.7692307692</text:p>
          </table:table-cell>
          <table:table-cell table:formula="of:=[.G398]/[.$G$1]" office:value-type="float" office:value="0.473379132674968">
            <text:p>0.4733791327</text:p>
          </table:table-cell>
          <table:table-cell table:formula="of:=[.H398]/[.$H$1]" office:value-type="float" office:value="0">
            <text:p>0</text:p>
          </table:table-cell>
          <table:table-cell table:formula="of:=[.I398]/[.$I$1]" office:value-type="float" office:value="0.625">
            <text:p>0.625</text:p>
          </table:table-cell>
          <table:table-cell table:formula="of:=[.J398]/[.$J$1]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7.14">
            <text:p>7.14</text:p>
          </table:table-cell>
          <table:table-cell office:value-type="float" office:value="28.28">
            <text:p>28.2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[.A399]/[.$A$1]" office:value-type="float" office:value="0.504587155963303">
            <text:p>0.504587156</text:p>
          </table:table-cell>
          <table:table-cell table:formula="of:=[.B399]/[.$B$1]" office:value-type="float" office:value="0">
            <text:p>0</text:p>
          </table:table-cell>
          <table:table-cell table:formula="of:=[.C399]/[.$C$1]" office:value-type="float" office:value="0.465753424657534">
            <text:p>0.4657534247</text:p>
          </table:table-cell>
          <table:table-cell table:formula="of:=[.D399]/[.D397]" office:value-type="float" office:value="1.54114441416894">
            <text:p>1.5411444142</text:p>
          </table:table-cell>
          <table:table-cell table:formula="of:=[.E399]/[.$E$1]" office:value-type="float" office:value="0">
            <text:p>0</text:p>
          </table:table-cell>
          <table:table-cell table:formula="of:=[.F399]/[.$F$1]" office:value-type="float" office:value="0.730769230769231">
            <text:p>0.7307692308</text:p>
          </table:table-cell>
          <table:table-cell table:formula="of:=[.G399]/[.$G$1]" office:value-type="float" office:value="0.622584800343495">
            <text:p>0.6225848003</text:p>
          </table:table-cell>
          <table:table-cell table:formula="of:=[.H399]/[.$H$1]" office:value-type="float" office:value="0">
            <text:p>0</text:p>
          </table:table-cell>
          <table:table-cell table:formula="of:=[.I399]/[.$I$1]" office:value-type="float" office:value="0.5">
            <text:p>0.5</text:p>
          </table:table-cell>
          <table:table-cell table:formula="of:=[.J399]/[.$J$1]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.98">
            <text:p>3.98</text:p>
          </table:table-cell>
          <table:table-cell office:value-type="float" office:value="13.19">
            <text:p>13.1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21.89">
            <text:p>21.8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[.A400]/[.$A$1]" office:value-type="float" office:value="0.55045871559633">
            <text:p>0.5504587156</text:p>
          </table:table-cell>
          <table:table-cell table:formula="of:=[.B400]/[.$B$1]" office:value-type="float" office:value="0">
            <text:p>0</text:p>
          </table:table-cell>
          <table:table-cell table:formula="of:=[.C400]/[.$C$1]" office:value-type="float" office:value="0.259621656881931">
            <text:p>0.2596216569</text:p>
          </table:table-cell>
          <table:table-cell table:formula="of:=[.D400]/[.D398]" office:value-type="float" office:value="0.757175660160735">
            <text:p>0.7571756602</text:p>
          </table:table-cell>
          <table:table-cell table:formula="of:=[.E400]/[.$E$1]" office:value-type="float" office:value="1">
            <text:p>1</text:p>
          </table:table-cell>
          <table:table-cell table:formula="of:=[.F400]/[.$F$1]" office:value-type="float" office:value="0.602564102564102">
            <text:p>0.6025641026</text:p>
          </table:table-cell>
          <table:table-cell table:formula="of:=[.G400]/[.$G$1]" office:value-type="float" office:value="0.469944182052383">
            <text:p>0.4699441821</text:p>
          </table:table-cell>
          <table:table-cell table:formula="of:=[.H400]/[.$H$1]" office:value-type="float" office:value="0">
            <text:p>0</text:p>
          </table:table-cell>
          <table:table-cell table:formula="of:=[.I400]/[.$I$1]" office:value-type="float" office:value="0.25">
            <text:p>0.25</text:p>
          </table:table-cell>
          <table:table-cell table:formula="of:=[.J400]/[.$J$1]"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">
            <text:p>6</text:p>
          </table:table-cell>
          <table:table-cell office:value-type="float" office:value="8.8">
            <text:p>8.8</text:p>
          </table:table-cell>
          <table:table-cell office:value-type="float" office:value="37.89">
            <text:p>37.8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.7">
            <text:p>28.7</text:p>
          </table:table-cell>
          <table:table-cell office:value-type="float" office:value="43.2">
            <text:p>43.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/>
          <table:table-cell table:formula="of:=[.A401]/[.$A$1]" office:value-type="float" office:value="0.761467889908257">
            <text:p>0.7614678899</text:p>
          </table:table-cell>
          <table:table-cell table:formula="of:=[.B401]/[.$B$1]" office:value-type="float" office:value="0.192307692307692">
            <text:p>0.1923076923</text:p>
          </table:table-cell>
          <table:table-cell table:formula="of:=[.C401]/[.$C$1]" office:value-type="float" office:value="0.574037834311807">
            <text:p>0.5740378343</text:p>
          </table:table-cell>
          <table:table-cell table:formula="of:=[.D401]/[.D399]" office:value-type="float" office:value="1.33981612446959">
            <text:p>1.3398161245</text:p>
          </table:table-cell>
          <table:table-cell table:formula="of:=[.E401]/[.$E$1]" office:value-type="float" office:value="0">
            <text:p>0</text:p>
          </table:table-cell>
          <table:table-cell table:formula="of:=[.F401]/[.$F$1]" office:value-type="float" office:value="0.5">
            <text:p>0.5</text:p>
          </table:table-cell>
          <table:table-cell table:formula="of:=[.G401]/[.$G$1]" office:value-type="float" office:value="0.616144267926148">
            <text:p>0.6161442679</text:p>
          </table:table-cell>
          <table:table-cell table:formula="of:=[.H401]/[.$H$1]" office:value-type="float" office:value="0.293498199605951">
            <text:p>0.2934981996</text:p>
          </table:table-cell>
          <table:table-cell table:formula="of:=[.I401]/[.$I$1]" office:value-type="float" office:value="0.8125">
            <text:p>0.8125</text:p>
          </table:table-cell>
          <table:table-cell table:formula="of:=[.J401]/[.$J$1]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57">
            <text:p>0.57</text:p>
          </table:table-cell>
          <table:table-cell office:value-type="float" office:value="4.75">
            <text:p>4.75</text:p>
          </table:table-cell>
          <table:table-cell office:value-type="float" office:value="23.07">
            <text:p>23.0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6.33">
            <text:p>26.3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formula="of:=[.A402]/[.$A$1]" office:value-type="float" office:value="0.614678899082569">
            <text:p>0.6146788991</text:p>
          </table:table-cell>
          <table:table-cell table:formula="of:=[.B402]/[.$B$1]" office:value-type="float" office:value="0.0182692307692308">
            <text:p>0.0182692308</text:p>
          </table:table-cell>
          <table:table-cell table:formula="of:=[.C402]/[.$C$1]" office:value-type="float" office:value="0.309849967384214">
            <text:p>0.3098499674</text:p>
          </table:table-cell>
          <table:table-cell table:formula="of:=[.D402]/[.D400]" office:value-type="float" office:value="1.74905231235785">
            <text:p>1.7490523124</text:p>
          </table:table-cell>
          <table:table-cell table:formula="of:=[.E402]/[.$E$1]" office:value-type="float" office:value="0">
            <text:p>0</text:p>
          </table:table-cell>
          <table:table-cell table:formula="of:=[.F402]/[.$F$1]" office:value-type="float" office:value="0.858974358974359">
            <text:p>0.858974359</text:p>
          </table:table-cell>
          <table:table-cell table:formula="of:=[.G402]/[.$G$1]" office:value-type="float" office:value="0.565264061829111">
            <text:p>0.5652640618</text:p>
          </table:table-cell>
          <table:table-cell table:formula="of:=[.H402]/[.$H$1]" office:value-type="float" office:value="0">
            <text:p>0</text:p>
          </table:table-cell>
          <table:table-cell table:formula="of:=[.I402]/[.$I$1]" office:value-type="float" office:value="0.578125">
            <text:p>0.578125</text:p>
          </table:table-cell>
          <table:table-cell table:formula="of:=[.J402]/[.$J$1]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3.69">
            <text:p>3.69</text:p>
          </table:table-cell>
          <table:table-cell office:value-type="float" office:value="25.1">
            <text:p>25.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.08">
            <text:p>30.08</text:p>
          </table:table-cell>
          <table:table-cell office:value-type="float" office:value="38.88">
            <text:p>38.8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formula="of:=[.A403]/[.$A$1]" office:value-type="float" office:value="0.651376146788991">
            <text:p>0.6513761468</text:p>
          </table:table-cell>
          <table:table-cell table:formula="of:=[.B403]/[.$B$1]" office:value-type="float" office:value="0.0961538461538462">
            <text:p>0.0961538462</text:p>
          </table:table-cell>
          <table:table-cell table:formula="of:=[.C403]/[.$C$1]" office:value-type="float" office:value="0.240704500978474">
            <text:p>0.240704501</text:p>
          </table:table-cell>
          <table:table-cell table:formula="of:=[.D403]/[.D401]" office:value-type="float" office:value="0.662443916600686">
            <text:p>0.6624439166</text:p>
          </table:table-cell>
          <table:table-cell table:formula="of:=[.E403]/[.$E$1]" office:value-type="float" office:value="0">
            <text:p>0</text:p>
          </table:table-cell>
          <table:table-cell table:formula="of:=[.F403]/[.$F$1]" office:value-type="float" office:value="0.769230769230769">
            <text:p>0.7692307692</text:p>
          </table:table-cell>
          <table:table-cell table:formula="of:=[.G403]/[.$G$1]" office:value-type="float" office:value="0.645770717045942">
            <text:p>0.645770717</text:p>
          </table:table-cell>
          <table:table-cell table:formula="of:=[.H403]/[.$H$1]" office:value-type="float" office:value="0.264148379645356">
            <text:p>0.2641483796</text:p>
          </table:table-cell>
          <table:table-cell table:formula="of:=[.I403]/[.$I$1]" office:value-type="float" office:value="0.421875">
            <text:p>0.421875</text:p>
          </table:table-cell>
          <table:table-cell table:formula="of:=[.J403]/[.$J$1]"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.8">
            <text:p>2.8</text:p>
          </table:table-cell>
          <table:table-cell office:value-type="float" office:value="2.53">
            <text:p>2.53</text:p>
          </table:table-cell>
          <table:table-cell office:value-type="float" office:value="9.28">
            <text:p>9.28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0.7">
            <text:p>20.7</text:p>
          </table:table-cell>
          <table:table-cell office:value-type="float" office:value="4.55">
            <text:p>4.5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table:formula="of:=[.A404]/[.$A$1]" office:value-type="float" office:value="0.623853211009174">
            <text:p>0.623853211</text:p>
          </table:table-cell>
          <table:table-cell table:formula="of:=[.B404]/[.$B$1]" office:value-type="float" office:value="0.0897435897435897">
            <text:p>0.0897435897</text:p>
          </table:table-cell>
          <table:table-cell table:formula="of:=[.C404]/[.$C$1]" office:value-type="float" office:value="0.165035877364644">
            <text:p>0.1650358774</text:p>
          </table:table-cell>
          <table:table-cell table:formula="of:=[.D404]/[.D402]" office:value-type="float" office:value="0.402254009536194">
            <text:p>0.4022540095</text:p>
          </table:table-cell>
          <table:table-cell table:formula="of:=[.E404]/[.$E$1]" office:value-type="float" office:value="1">
            <text:p>1</text:p>
          </table:table-cell>
          <table:table-cell table:formula="of:=[.F404]/[.$F$1]" office:value-type="float" office:value="0.782051282051282">
            <text:p>0.7820512821</text:p>
          </table:table-cell>
          <table:table-cell table:formula="of:=[.G404]/[.$G$1]" office:value-type="float" office:value="0.444396736796909">
            <text:p>0.4443967368</text:p>
          </table:table-cell>
          <table:table-cell table:formula="of:=[.H404]/[.$H$1]" office:value-type="float" office:value="0.0309124261159046">
            <text:p>0.0309124261</text:p>
          </table:table-cell>
          <table:table-cell table:formula="of:=[.I404]/[.$I$1]" office:value-type="float" office:value="0.390625">
            <text:p>0.390625</text:p>
          </table:table-cell>
          <table:table-cell table:formula="of:=[.J404]/[.$J$1]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4.32">
            <text:p>4.32</text:p>
          </table:table-cell>
          <table:table-cell office:value-type="float" office:value="25.22">
            <text:p>25.2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8.92">
            <text:p>28.92</text:p>
          </table:table-cell>
          <table:table-cell office:value-type="float" office:value="6.53">
            <text:p>6.5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/>
          <table:table-cell table:formula="of:=[.A405]/[.$A$1]" office:value-type="float" office:value="0.651376146788991">
            <text:p>0.6513761468</text:p>
          </table:table-cell>
          <table:table-cell table:formula="of:=[.B405]/[.$B$1]" office:value-type="float" office:value="0">
            <text:p>0</text:p>
          </table:table-cell>
          <table:table-cell table:formula="of:=[.C405]/[.$C$1]" office:value-type="float" office:value="0.281800391389433">
            <text:p>0.2818003914</text:p>
          </table:table-cell>
          <table:table-cell table:formula="of:=[.D405]/[.D403]" office:value-type="float" office:value="1.00478087649402">
            <text:p>1.0047808765</text:p>
          </table:table-cell>
          <table:table-cell table:formula="of:=[.E405]/[.$E$1]" office:value-type="float" office:value="0">
            <text:p>0</text:p>
          </table:table-cell>
          <table:table-cell table:formula="of:=[.F405]/[.$F$1]" office:value-type="float" office:value="0.602564102564102">
            <text:p>0.6025641026</text:p>
          </table:table-cell>
          <table:table-cell table:formula="of:=[.G405]/[.$G$1]" office:value-type="float" office:value="0.620867325032203">
            <text:p>0.620867325</text:p>
          </table:table-cell>
          <table:table-cell table:formula="of:=[.H405]/[.$H$1]" office:value-type="float" office:value="0.0443644269311774">
            <text:p>0.0443644269</text:p>
          </table:table-cell>
          <table:table-cell table:formula="of:=[.I405]/[.$I$1]" office:value-type="float" office:value="0.53125">
            <text:p>0.53125</text:p>
          </table:table-cell>
          <table:table-cell table:formula="of:=[.J405]/[.$J$1]" office:value-type="float" office:value="1">
            <text:p>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  <table:table-cell office:value-type="float" office:value="12.51">
            <text:p>12.51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0.28">
            <text:p>20.2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formula="of:=[.A406]/[.$A$1]" office:value-type="float" office:value="0.596330275229358">
            <text:p>0.5963302752</text:p>
          </table:table-cell>
          <table:table-cell table:formula="of:=[.B406]/[.$B$1]" office:value-type="float" office:value="0">
            <text:p>0</text:p>
          </table:table-cell>
          <table:table-cell table:formula="of:=[.C406]/[.$C$1]" office:value-type="float" office:value="0.122635355512068">
            <text:p>0.1226353555</text:p>
          </table:table-cell>
          <table:table-cell table:formula="of:=[.D406]/[.D404]" office:value-type="float" office:value="1.34806034482759">
            <text:p>1.3480603448</text:p>
          </table:table-cell>
          <table:table-cell table:formula="of:=[.E406]/[.$E$1]" office:value-type="float" office:value="1">
            <text:p>1</text:p>
          </table:table-cell>
          <table:table-cell table:formula="of:=[.F406]/[.$F$1]" office:value-type="float" office:value="0.666666666666667">
            <text:p>0.6666666667</text:p>
          </table:table-cell>
          <table:table-cell table:formula="of:=[.G406]/[.$G$1]" office:value-type="float" office:value="0.435379991412624">
            <text:p>0.4353799914</text:p>
          </table:table-cell>
          <table:table-cell table:formula="of:=[.H406]/[.$H$1]" office:value-type="float" office:value="0">
            <text:p>0</text:p>
          </table:table-cell>
          <table:table-cell table:formula="of:=[.I406]/[.$I$1]" office:value-type="float" office:value="0.265625">
            <text:p>0.265625</text:p>
          </table:table-cell>
          <table:table-cell table:formula="of:=[.J406]/[.$J$1]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.8">
            <text:p>1.8</text:p>
          </table:table-cell>
          <table:table-cell office:value-type="float" office:value="3.74">
            <text:p>3.74</text:p>
          </table:table-cell>
          <table:table-cell office:value-type="float" office:value="16.64">
            <text:p>16.6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2.26">
            <text:p>22.26</text:p>
          </table:table-cell>
          <table:table-cell office:value-type="float" office:value="10.49">
            <text:p>10.4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[.A407]/[.$A$1]" office:value-type="float" office:value="0.568807339449541">
            <text:p>0.5688073394</text:p>
          </table:table-cell>
          <table:table-cell table:formula="of:=[.B407]/[.$B$1]" office:value-type="float" office:value="0.0576923076923077">
            <text:p>0.0576923077</text:p>
          </table:table-cell>
          <table:table-cell table:formula="of:=[.C407]/[.$C$1]" office:value-type="float" office:value="0.243966079582518">
            <text:p>0.2439660796</text:p>
          </table:table-cell>
          <table:table-cell table:formula="of:=[.D407]/[.D405]" office:value-type="float" office:value="0.65979381443299">
            <text:p>0.6597938144</text:p>
          </table:table-cell>
          <table:table-cell table:formula="of:=[.E407]/[.$E$1]" office:value-type="float" office:value="1">
            <text:p>1</text:p>
          </table:table-cell>
          <table:table-cell table:formula="of:=[.F407]/[.$F$1]" office:value-type="float" office:value="0.538461538461538">
            <text:p>0.5384615385</text:p>
          </table:table-cell>
          <table:table-cell table:formula="of:=[.G407]/[.$G$1]" office:value-type="float" office:value="0.47788750536711">
            <text:p>0.4778875054</text:p>
          </table:table-cell>
          <table:table-cell table:formula="of:=[.H407]/[.$H$1]" office:value-type="float" office:value="0.0712684285617229">
            <text:p>0.0712684286</text:p>
          </table:table-cell>
          <table:table-cell table:formula="of:=[.I407]/[.$I$1]" office:value-type="float" office:value="0.3125">
            <text:p>0.3125</text:p>
          </table:table-cell>
          <table:table-cell table:formula="of:=[.J407]/[.$J$1]"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5.03">
            <text:p>5.03</text:p>
          </table:table-cell>
          <table:table-cell office:value-type="float" office:value="25.78">
            <text:p>25.78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7.55">
            <text:p>27.55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/>
          <table:table-cell table:formula="of:=[.A408]/[.$A$1]" office:value-type="float" office:value="0.660550458715596">
            <text:p>0.6605504587</text:p>
          </table:table-cell>
          <table:table-cell table:formula="of:=[.B408]/[.$B$1]" office:value-type="float" office:value="0.128205128205128">
            <text:p>0.1282051282</text:p>
          </table:table-cell>
          <table:table-cell table:formula="of:=[.C408]/[.$C$1]" office:value-type="float" office:value="0.328114807566862">
            <text:p>0.3281148076</text:p>
          </table:table-cell>
          <table:table-cell table:formula="of:=[.D408]/[.D406]" office:value-type="float" office:value="2.0607513988809">
            <text:p>2.0607513989</text:p>
          </table:table-cell>
          <table:table-cell table:formula="of:=[.E408]/[.$E$1]" office:value-type="float" office:value="1">
            <text:p>1</text:p>
          </table:table-cell>
          <table:table-cell table:formula="of:=[.F408]/[.$F$1]" office:value-type="float" office:value="0.730769230769231">
            <text:p>0.7307692308</text:p>
          </table:table-cell>
          <table:table-cell table:formula="of:=[.G408]/[.$G$1]" office:value-type="float" office:value="0.59145556032632">
            <text:p>0.5914555603</text:p>
          </table:table-cell>
          <table:table-cell table:formula="of:=[.H408]/[.$H$1]" office:value-type="float" office:value="0.611454582512399">
            <text:p>0.6114545825</text:p>
          </table:table-cell>
          <table:table-cell table:formula="of:=[.I408]/[.$I$1]" office:value-type="float" office:value="0.75">
            <text:p>0.75</text:p>
          </table:table-cell>
          <table:table-cell table:formula="of:=[.J408]/[.$J$1]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81">
            <text:p>1.81</text:p>
          </table:table-cell>
          <table:table-cell office:value-type="float" office:value="3.31">
            <text:p>3.31</text:p>
          </table:table-cell>
          <table:table-cell office:value-type="float" office:value="6.74">
            <text:p>6.7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9.57">
            <text:p>19.57</text:p>
          </table:table-cell>
          <table:table-cell office:value-type="float" office:value="24.94">
            <text:p>24.9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[.A409]/[.$A$1]" office:value-type="float" office:value="0.623853211009174">
            <text:p>0.623853211</text:p>
          </table:table-cell>
          <table:table-cell table:formula="of:=[.B409]/[.$B$1]" office:value-type="float" office:value="0.0580128205128205">
            <text:p>0.0580128205</text:p>
          </table:table-cell>
          <table:table-cell table:formula="of:=[.C409]/[.$C$1]" office:value-type="float" office:value="0.215916503587736">
            <text:p>0.2159165036</text:p>
          </table:table-cell>
          <table:table-cell table:formula="of:=[.D409]/[.D407]" office:value-type="float" office:value="0.405048076923077">
            <text:p>0.4050480769</text:p>
          </table:table-cell>
          <table:table-cell table:formula="of:=[.E409]/[.$E$1]" office:value-type="float" office:value="0">
            <text:p>0</text:p>
          </table:table-cell>
          <table:table-cell table:formula="of:=[.F409]/[.$F$1]" office:value-type="float" office:value="0.807692307692308">
            <text:p>0.8076923077</text:p>
          </table:table-cell>
          <table:table-cell table:formula="of:=[.G409]/[.$G$1]" office:value-type="float" office:value="0.420137398024903">
            <text:p>0.420137398</text:p>
          </table:table-cell>
          <table:table-cell table:formula="of:=[.H409]/[.$H$1]" office:value-type="float" office:value="0.169440858753991">
            <text:p>0.1694408588</text:p>
          </table:table-cell>
          <table:table-cell table:formula="of:=[.I409]/[.$I$1]" office:value-type="float" office:value="0.375">
            <text:p>0.375</text:p>
          </table:table-cell>
          <table:table-cell table:formula="of:=[.J409]/[.$J$1]"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.77">
            <text:p>2.77</text:p>
          </table:table-cell>
          <table:table-cell office:value-type="float" office:value="13.35">
            <text:p>13.35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3.37">
            <text:p>23.37</text:p>
          </table:table-cell>
          <table:table-cell office:value-type="float" office:value="1.03">
            <text:p>1.0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[.A410]/[.$A$1]" office:value-type="float" office:value="0.55045871559633">
            <text:p>0.5504587156</text:p>
          </table:table-cell>
          <table:table-cell table:formula="of:=[.B410]/[.$B$1]" office:value-type="float" office:value="0">
            <text:p>0</text:p>
          </table:table-cell>
          <table:table-cell table:formula="of:=[.C410]/[.$C$1]" office:value-type="float" office:value="0.180691454664057">
            <text:p>0.1806914547</text:p>
          </table:table-cell>
          <table:table-cell table:formula="of:=[.D410]/[.D408]" office:value-type="float" office:value="0.517843289371606">
            <text:p>0.5178432894</text:p>
          </table:table-cell>
          <table:table-cell table:formula="of:=[.E410]/[.$E$1]" office:value-type="float" office:value="0">
            <text:p>0</text:p>
          </table:table-cell>
          <table:table-cell table:formula="of:=[.F410]/[.$F$1]" office:value-type="float" office:value="0.858974358974359">
            <text:p>0.858974359</text:p>
          </table:table-cell>
          <table:table-cell table:formula="of:=[.G410]/[.$G$1]" office:value-type="float" office:value="0.501717475311292">
            <text:p>0.5017174753</text:p>
          </table:table-cell>
          <table:table-cell table:formula="of:=[.H410]/[.$H$1]" office:value-type="float" office:value="0.00699775799986412">
            <text:p>0.006997758</text:p>
          </table:table-cell>
          <table:table-cell table:formula="of:=[.I410]/[.$I$1]" office:value-type="float" office:value="0.28125">
            <text:p>0.28125</text:p>
          </table:table-cell>
          <table:table-cell table:formula="of:=[.J410]/[.$J$1]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.53">
            <text:p>5.53</text:p>
          </table:table-cell>
          <table:table-cell office:value-type="float" office:value="3.2">
            <text:p>3.2</text:p>
          </table:table-cell>
          <table:table-cell office:value-type="float" office:value="28.81">
            <text:p>28.81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6.15">
            <text:p>26.15</text:p>
          </table:table-cell>
          <table:table-cell office:value-type="float" office:value="42.79">
            <text:p>42.79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[.A411]/[.$A$1]" office:value-type="float" office:value="0.706422018348624">
            <text:p>0.7064220183</text:p>
          </table:table-cell>
          <table:table-cell table:formula="of:=[.B411]/[.$B$1]" office:value-type="float" office:value="0.17724358974359">
            <text:p>0.1772435897</text:p>
          </table:table-cell>
          <table:table-cell table:formula="of:=[.C411]/[.$C$1]" office:value-type="float" office:value="0.208741030658839">
            <text:p>0.2087410307</text:p>
          </table:table-cell>
          <table:table-cell table:formula="of:=[.D411]/[.D409]" office:value-type="float" office:value="4.27448071216617">
            <text:p>4.2744807122</text:p>
          </table:table-cell>
          <table:table-cell table:formula="of:=[.E411]/[.$E$1]" office:value-type="float" office:value="1">
            <text:p>1</text:p>
          </table:table-cell>
          <table:table-cell table:formula="of:=[.F411]/[.$F$1]" office:value-type="float" office:value="0.782051282051282">
            <text:p>0.7820512821</text:p>
          </table:table-cell>
          <table:table-cell table:formula="of:=[.G411]/[.$G$1]" office:value-type="float" office:value="0.561399742378703">
            <text:p>0.5613997424</text:p>
          </table:table-cell>
          <table:table-cell table:formula="of:=[.H411]/[.$H$1]" office:value-type="float" office:value="0.290712684285617">
            <text:p>0.2907126843</text:p>
          </table:table-cell>
          <table:table-cell table:formula="of:=[.I411]/[.$I$1]" office:value-type="float" office:value="0.65625">
            <text:p>0.65625</text:p>
          </table:table-cell>
          <table:table-cell table:formula="of:=[.J411]/[.$J$1]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.6">
            <text:p>1.6</text:p>
          </table:table-cell>
          <table:table-cell office:value-type="float" office:value="7.22">
            <text:p>7.22</text:p>
          </table:table-cell>
          <table:table-cell office:value-type="float" office:value="39.68">
            <text:p>39.6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1.5">
            <text:p>31.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/>
          <table:table-cell table:formula="of:=[.A412]/[.$A$1]" office:value-type="float" office:value="0.568807339449541">
            <text:p>0.5688073394</text:p>
          </table:table-cell>
          <table:table-cell table:formula="of:=[.B412]/[.$B$1]" office:value-type="float" office:value="0.0512820512820513">
            <text:p>0.0512820513</text:p>
          </table:table-cell>
          <table:table-cell table:formula="of:=[.C412]/[.$C$1]" office:value-type="float" office:value="0.470971950424005">
            <text:p>0.4709719504</text:p>
          </table:table-cell>
          <table:table-cell table:formula="of:=[.D412]/[.D410]" office:value-type="float" office:value="2.97228464419476">
            <text:p>2.9722846442</text:p>
          </table:table-cell>
          <table:table-cell table:formula="of:=[.E412]/[.$E$1]" office:value-type="float" office:value="1">
            <text:p>1</text:p>
          </table:table-cell>
          <table:table-cell table:formula="of:=[.F412]/[.$F$1]" office:value-type="float" office:value="0.461538461538462">
            <text:p>0.4615384615</text:p>
          </table:table-cell>
          <table:table-cell table:formula="of:=[.G412]/[.$G$1]" office:value-type="float" office:value="0.676255903821383">
            <text:p>0.6762559038</text:p>
          </table:table-cell>
          <table:table-cell table:formula="of:=[.H412]/[.$H$1]" office:value-type="float" office:value="0">
            <text:p>0</text:p>
          </table:table-cell>
          <table:table-cell table:formula="of:=[.I412]/[.$I$1]" office:value-type="float" office:value="0.796875">
            <text:p>0.796875</text:p>
          </table:table-cell>
          <table:table-cell table:formula="of:=[.J412]/[.$J$1]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.24">
            <text:p>2.24</text:p>
          </table:table-cell>
          <table:table-cell office:value-type="float" office:value="2.83">
            <text:p>2.83</text:p>
          </table:table-cell>
          <table:table-cell office:value-type="float" office:value="26.48">
            <text:p>26.48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3.96">
            <text:p>23.96</text:p>
          </table:table-cell>
          <table:table-cell office:value-type="float" office:value="47.42">
            <text:p>47.4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table:formula="of:=[.A413]/[.$A$1]" office:value-type="float" office:value="0.587155963302752">
            <text:p>0.5871559633</text:p>
          </table:table-cell>
          <table:table-cell table:formula="of:=[.B413]/[.$B$1]" office:value-type="float" office:value="0.0717948717948718">
            <text:p>0.0717948718</text:p>
          </table:table-cell>
          <table:table-cell table:formula="of:=[.C413]/[.$C$1]" office:value-type="float" office:value="0.184605348988911">
            <text:p>0.184605349</text:p>
          </table:table-cell>
          <table:table-cell table:formula="of:=[.D413]/[.D411]" office:value-type="float" office:value="0.919125303713988">
            <text:p>0.9191253037</text:p>
          </table:table-cell>
          <table:table-cell table:formula="of:=[.E413]/[.$E$1]" office:value-type="float" office:value="0">
            <text:p>0</text:p>
          </table:table-cell>
          <table:table-cell table:formula="of:=[.F413]/[.$F$1]" office:value-type="float" office:value="0.615384615384615">
            <text:p>0.6153846154</text:p>
          </table:table-cell>
          <table:table-cell table:formula="of:=[.G413]/[.$G$1]" office:value-type="float" office:value="0.514383855732074">
            <text:p>0.5143838557</text:p>
          </table:table-cell>
          <table:table-cell table:formula="of:=[.H413]/[.$H$1]" office:value-type="float" office:value="0.322168625585977">
            <text:p>0.3221686256</text:p>
          </table:table-cell>
          <table:table-cell table:formula="of:=[.I413]/[.$I$1]" office:value-type="float" office:value="0.421875">
            <text:p>0.421875</text:p>
          </table:table-cell>
          <table:table-cell table:formula="of:=[.J413]/[.$J$1]"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4">
            <text:p>0.4</text:p>
          </table:table-cell>
          <table:table-cell office:value-type="float" office:value="4.11">
            <text:p>4.11</text:p>
          </table:table-cell>
          <table:table-cell office:value-type="float" office:value="42.06">
            <text:p>42.0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3.1">
            <text:p>33.1</text:p>
          </table:table-cell>
          <table:table-cell office:value-type="float" office:value="2.06">
            <text:p>2.0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table:formula="of:=[.A414]/[.$A$1]" office:value-type="float" office:value="0.779816513761468">
            <text:p>0.7798165138</text:p>
          </table:table-cell>
          <table:table-cell table:formula="of:=[.B414]/[.$B$1]" office:value-type="float" office:value="0.0128205128205128">
            <text:p>0.0128205128</text:p>
          </table:table-cell>
          <table:table-cell table:formula="of:=[.C414]/[.$C$1]" office:value-type="float" office:value="0.268101761252446">
            <text:p>0.2681017613</text:p>
          </table:table-cell>
          <table:table-cell table:formula="of:=[.D414]/[.D412]" office:value-type="float" office:value="1.05997983870968">
            <text:p>1.0599798387</text:p>
          </table:table-cell>
          <table:table-cell table:formula="of:=[.E414]/[.$E$1]" office:value-type="float" office:value="1">
            <text:p>1</text:p>
          </table:table-cell>
          <table:table-cell table:formula="of:=[.F414]/[.$F$1]" office:value-type="float" office:value="0.717948717948718">
            <text:p>0.7179487179</text:p>
          </table:table-cell>
          <table:table-cell table:formula="of:=[.G414]/[.$G$1]" office:value-type="float" office:value="0.710605410047231">
            <text:p>0.71060541</text:p>
          </table:table-cell>
          <table:table-cell table:formula="of:=[.H414]/[.$H$1]" office:value-type="float" office:value="0.0139955159997282">
            <text:p>0.013995516</text:p>
          </table:table-cell>
          <table:table-cell table:formula="of:=[.I414]/[.$I$1]" office:value-type="float" office:value="0.890625">
            <text:p>0.890625</text:p>
          </table:table-cell>
          <table:table-cell table:formula="of:=[.J414]/[.$J$1]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4">
            <text:p>0.4</text:p>
          </table:table-cell>
          <table:table-cell office:value-type="float" office:value="5.98">
            <text:p>5.98</text:p>
          </table:table-cell>
          <table:table-cell office:value-type="float" office:value="31.72">
            <text:p>31.72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.45">
            <text:p>28.4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/>
          <table:table-cell table:formula="of:=[.A415]/[.$A$1]" office:value-type="float" office:value="0.981651376146789">
            <text:p>0.9816513761</text:p>
          </table:table-cell>
          <table:table-cell table:formula="of:=[.B415]/[.$B$1]" office:value-type="float" office:value="0.0128205128205128">
            <text:p>0.0128205128</text:p>
          </table:table-cell>
          <table:table-cell table:formula="of:=[.C415]/[.$C$1]" office:value-type="float" office:value="0.390084801043705">
            <text:p>0.390084801</text:p>
          </table:table-cell>
          <table:table-cell table:formula="of:=[.D415]/[.D413]" office:value-type="float" office:value="1.19788519637462">
            <text:p>1.1978851964</text:p>
          </table:table-cell>
          <table:table-cell table:formula="of:=[.E415]/[.$E$1]" office:value-type="float" office:value="0">
            <text:p>0</text:p>
          </table:table-cell>
          <table:table-cell table:formula="of:=[.F415]/[.$F$1]" office:value-type="float" office:value="0.82051282051282">
            <text:p>0.8205128205</text:p>
          </table:table-cell>
          <table:table-cell table:formula="of:=[.G415]/[.$G$1]" office:value-type="float" office:value="0.61077715757836">
            <text:p>0.6107771576</text:p>
          </table:table-cell>
          <table:table-cell table:formula="of:=[.H415]/[.$H$1]" office:value-type="float" office:value="0">
            <text:p>0</text:p>
          </table:table-cell>
          <table:table-cell table:formula="of:=[.I415]/[.$I$1]" office:value-type="float" office:value="0.90625">
            <text:p>0.90625</text:p>
          </table:table-cell>
          <table:table-cell table:formula="of:=[.J415]/[.$J$1]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1.59">
            <text:p>1.59</text:p>
          </table:table-cell>
          <table:table-cell office:value-type="float" office:value="15.23">
            <text:p>15.2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.09">
            <text:p>20.09</text:p>
          </table:table-cell>
          <table:table-cell office:value-type="float" office:value="26.64">
            <text:p>26.6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/>
          <table:table-cell table:formula="of:=[.A416]/[.$A$1]" office:value-type="float" office:value="0.495412844036697">
            <text:p>0.495412844</text:p>
          </table:table-cell>
          <table:table-cell table:formula="of:=[.B416]/[.$B$1]" office:value-type="float" office:value="0.0961538461538462">
            <text:p>0.0961538462</text:p>
          </table:table-cell>
          <table:table-cell table:formula="of:=[.C416]/[.$C$1]" office:value-type="float" office:value="0.103718199608611">
            <text:p>0.1037181996</text:p>
          </table:table-cell>
          <table:table-cell table:formula="of:=[.D416]/[.D414]" office:value-type="float" office:value="0.362101759391346">
            <text:p>0.3621017594</text:p>
          </table:table-cell>
          <table:table-cell table:formula="of:=[.E416]/[.$E$1]" office:value-type="float" office:value="0">
            <text:p>0</text:p>
          </table:table-cell>
          <table:table-cell table:formula="of:=[.F416]/[.$F$1]" office:value-type="float" office:value="0.512820512820513">
            <text:p>0.5128205128</text:p>
          </table:table-cell>
          <table:table-cell table:formula="of:=[.G416]/[.$G$1]" office:value-type="float" office:value="0.431300987548304">
            <text:p>0.4313009875</text:p>
          </table:table-cell>
          <table:table-cell table:formula="of:=[.H416]/[.$H$1]" office:value-type="float" office:value="0.18099055642367">
            <text:p>0.1809905564</text:p>
          </table:table-cell>
          <table:table-cell table:formula="of:=[.I416]/[.$I$1]" office:value-type="float" office:value="0.859375">
            <text:p>0.859375</text:p>
          </table:table-cell>
          <table:table-cell table:formula="of:=[.J416]/[.$J$1]"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4.82">
            <text:p>4.82</text:p>
          </table:table-cell>
          <table:table-cell office:value-type="float" office:value="33.41">
            <text:p>33.4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4.7">
            <text:p>14.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/>
          <table:table-cell table:formula="of:=[.A417]/[.$A$1]" office:value-type="float" office:value="0.605504587155963">
            <text:p>0.6055045872</text:p>
          </table:table-cell>
          <table:table-cell table:formula="of:=[.B417]/[.$B$1]" office:value-type="float" office:value="0">
            <text:p>0</text:p>
          </table:table-cell>
          <table:table-cell table:formula="of:=[.C417]/[.$C$1]" office:value-type="float" office:value="0.314416177429876">
            <text:p>0.3144161774</text:p>
          </table:table-cell>
          <table:table-cell table:formula="of:=[.D417]/[.D415]" office:value-type="float" office:value="1.05327868852459">
            <text:p>1.0532786885</text:p>
          </table:table-cell>
          <table:table-cell table:formula="of:=[.E417]/[.$E$1]" office:value-type="float" office:value="1">
            <text:p>1</text:p>
          </table:table-cell>
          <table:table-cell table:formula="of:=[.F417]/[.$F$1]" office:value-type="float" office:value="0.794871794871795">
            <text:p>0.7948717949</text:p>
          </table:table-cell>
          <table:table-cell table:formula="of:=[.G417]/[.$G$1]" office:value-type="float" office:value="0.315586088449978">
            <text:p>0.3155860884</text:p>
          </table:table-cell>
          <table:table-cell table:formula="of:=[.H417]/[.$H$1]" office:value-type="float" office:value="0">
            <text:p>0</text:p>
          </table:table-cell>
          <table:table-cell table:formula="of:=[.I417]/[.$I$1]" office:value-type="float" office:value="0.71875">
            <text:p>0.71875</text:p>
          </table:table-cell>
          <table:table-cell table:formula="of:=[.J417]/[.$J$1]" office:value-type="float" office:value="1">
            <text:p>1</text:p>
          </table:table-cell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float" office:value="415">
            <text:p>4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0.660550458715596">
            <text:p>0.6605504587</text:p>
          </table:table-cell>
          <table:table-cell office:value-type="float" office:value="0.00032051282051282">
            <text:p>0.0003205128</text:p>
          </table:table-cell>
          <table:table-cell office:value-type="float" office:value="0.287671232876712">
            <text:p>0.2876712329</text:p>
          </table:table-cell>
          <table:table-cell office:value-type="float" office:value="0.678444391747688">
            <text:p>0.6784443917</text:p>
          </table:table-cell>
          <table:table-cell office:value-type="float" office:value="0">
            <text:p>0</text:p>
          </table:table-cell>
          <table:table-cell office:value-type="float" office:value="0.705128205128205">
            <text:p>0.7051282051</text:p>
          </table:table-cell>
          <table:table-cell office:value-type="float" office:value="0.619793902962645">
            <text:p>0.619793903</text:p>
          </table:table-cell>
          <table:table-cell office:value-type="float" office:value="0.0139955159997282">
            <text:p>0.013995516</text:p>
          </table:table-cell>
          <table:table-cell office:value-type="float" office:value="0.984375">
            <text:p>0.984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435897435897436">
            <text:p>0.4358974359</text:p>
          </table:table-cell>
          <table:table-cell office:value-type="float" office:value="0.228310502283105">
            <text:p>0.2283105023</text:p>
          </table:table-cell>
          <table:table-cell table:formula="of:#DIV/0!" office:value-type="float" office:value="0">
            <text:p>#DIV/0!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0.557964791756118">
            <text:p>0.5579647918</text:p>
          </table:table-cell>
          <table:table-cell office:value-type="float" office:value="0.389564508458455">
            <text:p>0.3895645085</text:p>
          </table:table-cell>
          <table:table-cell office:value-type="float" office:value="0.765625">
            <text:p>0.765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198717948717949">
            <text:p>0.1987179487</text:p>
          </table:table-cell>
          <table:table-cell office:value-type="float" office:value="0.42204827136334">
            <text:p>0.4220482714</text:p>
          </table:table-cell>
          <table:table-cell office:value-type="float" office:value="1.26564138413142">
            <text:p>1.2656413841</text:p>
          </table:table-cell>
          <table:table-cell office:value-type="float" office:value="1">
            <text:p>1</text:p>
          </table:table-cell>
          <table:table-cell office:value-type="float" office:value="0.794871794871795">
            <text:p>0.7948717949</text:p>
          </table:table-cell>
          <table:table-cell office:value-type="float" office:value="0.660583941605839">
            <text:p>0.6605839416</text:p>
          </table:table-cell>
          <table:table-cell office:value-type="float" office:value="0.0960663088525036">
            <text:p>0.0960663089</text:p>
          </table:table-cell>
          <table:table-cell office:value-type="float" office:value="0.703125">
            <text:p>0.70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22935779816514">
            <text:p>0.5229357798</text:p>
          </table:table-cell>
          <table:table-cell office:value-type="float" office:value="0.130769230769231">
            <text:p>0.1307692308</text:p>
          </table:table-cell>
          <table:table-cell office:value-type="float" office:value="0.299412915851272">
            <text:p>0.2994129159</text:p>
          </table:table-cell>
          <table:table-cell office:value-type="float" office:value="0.525557955363571">
            <text:p>0.5255579554</text:p>
          </table:table-cell>
          <table:table-cell office:value-type="float" office:value="1">
            <text:p>1</text:p>
          </table:table-cell>
          <table:table-cell office:value-type="float" office:value="0.794871794871795">
            <text:p>0.7948717949</text:p>
          </table:table-cell>
          <table:table-cell office:value-type="float" office:value="0.496135680549592">
            <text:p>0.4961356805</text:p>
          </table:table-cell>
          <table:table-cell office:value-type="float" office:value="0.0456552754942591">
            <text:p>0.0456552755</text:p>
          </table:table-cell>
          <table:table-cell office:value-type="float" office:value="0.90625">
            <text:p>0.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22935779816514">
            <text:p>0.5229357798</text:p>
          </table:table-cell>
          <table:table-cell office:value-type="float" office:value="0">
            <text:p>0</text:p>
          </table:table-cell>
          <table:table-cell office:value-type="float" office:value="0.249836921069798">
            <text:p>0.2498369211</text:p>
          </table:table-cell>
          <table:table-cell office:value-type="float" office:value="0.535763601215134">
            <text:p>0.5357636012</text:p>
          </table:table-cell>
          <table:table-cell office:value-type="float" office:value="1">
            <text:p>1</text:p>
          </table:table-cell>
          <table:table-cell office:value-type="float" office:value="0.628205128205128">
            <text:p>0.6282051282</text:p>
          </table:table-cell>
          <table:table-cell office:value-type="float" office:value="0.533705452984113">
            <text:p>0.533705453</text:p>
          </table:table-cell>
          <table:table-cell office:value-type="float" office:value="0.0169169101161764">
            <text:p>0.0169169101</text:p>
          </table:table-cell>
          <table:table-cell office:value-type="float" office:value="0.453125">
            <text:p>0.4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">
            <text:p>0</text:p>
          </table:table-cell>
          <table:table-cell office:value-type="float" office:value="0.378343118069145">
            <text:p>0.3783431181</text:p>
          </table:table-cell>
          <table:table-cell office:value-type="float" office:value="2.12054794520548">
            <text:p>2.1205479452</text:p>
          </table:table-cell>
          <table:table-cell office:value-type="float" office:value="1">
            <text:p>1</text:p>
          </table:table-cell>
          <table:table-cell office:value-type="float" office:value="0.884615384615385">
            <text:p>0.8846153846</text:p>
          </table:table-cell>
          <table:table-cell office:value-type="float" office:value="0.646414770287677">
            <text:p>0.6464147703</text:p>
          </table:table-cell>
          <table:table-cell office:value-type="float" office:value="0">
            <text:p>0</text:p>
          </table:table-cell>
          <table:table-cell office:value-type="float" office:value="0.828125">
            <text:p>0.82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944954128440367">
            <text:p>0.9449541284</text:p>
          </table:table-cell>
          <table:table-cell office:value-type="float" office:value="0.192307692307692">
            <text:p>0.1923076923</text:p>
          </table:table-cell>
          <table:table-cell office:value-type="float" office:value="0.192433137638617">
            <text:p>0.1924331376</text:p>
          </table:table-cell>
          <table:table-cell office:value-type="float" office:value="1.66340206185567">
            <text:p>1.6634020619</text:p>
          </table:table-cell>
          <table:table-cell office:value-type="float" office:value="0">
            <text:p>0</text:p>
          </table:table-cell>
          <table:table-cell office:value-type="float" office:value="0.923076923076923">
            <text:p>0.9230769231</text:p>
          </table:table-cell>
          <table:table-cell office:value-type="float" office:value="0.575568913696866">
            <text:p>0.5755689137</text:p>
          </table:table-cell>
          <table:table-cell office:value-type="float" office:value="0.380868265507168">
            <text:p>0.3808682655</text:p>
          </table:table-cell>
          <table:table-cell office:value-type="float" office:value="0.9375">
            <text:p>0.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451923076923077">
            <text:p>0.4519230769</text:p>
          </table:table-cell>
          <table:table-cell office:value-type="float" office:value="0.289628180039139">
            <text:p>0.28962818</text:p>
          </table:table-cell>
          <table:table-cell office:value-type="float" office:value="0.723191214470284">
            <text:p>0.7231912145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0.495706311721769">
            <text:p>0.4957063117</text:p>
          </table:table-cell>
          <table:table-cell office:value-type="float" office:value="0">
            <text:p>0</text:p>
          </table:table-cell>
          <table:table-cell office:value-type="float" office:value="0.625">
            <text:p>0.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">
            <text:p>0</text:p>
          </table:table-cell>
          <table:table-cell office:value-type="float" office:value="0.122635355512068">
            <text:p>0.1226353555</text:p>
          </table:table-cell>
          <table:table-cell office:value-type="float" office:value="0.31143476913542">
            <text:p>0.3114347691</text:p>
          </table:table-cell>
          <table:table-cell office:value-type="float" office:value="0">
            <text:p>0</text:p>
          </table:table-cell>
          <table:table-cell office:value-type="float" office:value="0.756410256410256">
            <text:p>0.7564102564</text:p>
          </table:table-cell>
          <table:table-cell office:value-type="float" office:value="0.463074280807213">
            <text:p>0.4630742808</text:p>
          </table:table-cell>
          <table:table-cell office:value-type="float" office:value="0">
            <text:p>0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">
            <text:p>0</text:p>
          </table:table-cell>
          <table:table-cell office:value-type="float" office:value="0.121983039791259">
            <text:p>0.1219830398</text:p>
          </table:table-cell>
          <table:table-cell office:value-type="float" office:value="0.768646717284502">
            <text:p>0.7686467173</text:p>
          </table:table-cell>
          <table:table-cell office:value-type="float" office:value="0">
            <text:p>0</text:p>
          </table:table-cell>
          <table:table-cell office:value-type="float" office:value="0.628205128205128">
            <text:p>0.6282051282</text:p>
          </table:table-cell>
          <table:table-cell office:value-type="float" office:value="0.507299270072993">
            <text:p>0.5072992701</text:p>
          </table:table-cell>
          <table:table-cell office:value-type="float" office:value="0.00659012161152252">
            <text:p>0.0065901216</text:p>
          </table:table-cell>
          <table:table-cell office:value-type="float" office:value="0.234375">
            <text:p>0.23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13761467889908">
            <text:p>0.5137614679</text:p>
          </table:table-cell>
          <table:table-cell office:value-type="float" office:value="0.309294871794872">
            <text:p>0.3092948718</text:p>
          </table:table-cell>
          <table:table-cell office:value-type="float" office:value="0.149380300065232">
            <text:p>0.1493803001</text:p>
          </table:table-cell>
          <table:table-cell office:value-type="float" office:value="1.71144278606965">
            <text:p>1.7114427861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0.505152425933877">
            <text:p>0.5051524259</text:p>
          </table:table-cell>
          <table:table-cell office:value-type="float" office:value="0.00461987906787146">
            <text:p>0.0046198791</text:p>
          </table:table-cell>
          <table:table-cell office:value-type="float" office:value="0.828125">
            <text:p>0.8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36697247706422">
            <text:p>0.5366972477</text:p>
          </table:table-cell>
          <table:table-cell office:value-type="float" office:value="0.0490384615384615">
            <text:p>0.0490384615</text:p>
          </table:table-cell>
          <table:table-cell office:value-type="float" office:value="0.159165035877365">
            <text:p>0.1591650359</text:p>
          </table:table-cell>
          <table:table-cell office:value-type="float" office:value="1.68216153399187">
            <text:p>1.682161534</text:p>
          </table:table-cell>
          <table:table-cell office:value-type="float" office:value="1">
            <text:p>1</text:p>
          </table:table-cell>
          <table:table-cell office:value-type="float" office:value="0.448717948717949">
            <text:p>0.4487179487</text:p>
          </table:table-cell>
          <table:table-cell office:value-type="float" office:value="0.555817947617003">
            <text:p>0.5558179476</text:p>
          </table:table-cell>
          <table:table-cell office:value-type="float" office:value="0.20402201236497">
            <text:p>0.2040220124</text:p>
          </table:table-cell>
          <table:table-cell office:value-type="float" office:value="0.71875">
            <text:p>0.7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.240384615384615">
            <text:p>0.2403846154</text:p>
          </table:table-cell>
          <table:table-cell office:value-type="float" office:value="1">
            <text:p>1</text:p>
          </table:table-cell>
          <table:table-cell office:value-type="float" office:value="1.27906976744186">
            <text:p>1.2790697674</text:p>
          </table:table-cell>
          <table:table-cell office:value-type="float" office:value="0">
            <text:p>0</text:p>
          </table:table-cell>
          <table:table-cell office:value-type="float" office:value="0.769230769230769">
            <text:p>0.7692307692</text:p>
          </table:table-cell>
          <table:table-cell office:value-type="float" office:value="0.543366251610133">
            <text:p>0.5433662516</text:p>
          </table:table-cell>
          <table:table-cell office:value-type="float" office:value="0.234322983898363">
            <text:p>0.2343229839</text:p>
          </table:table-cell>
          <table:table-cell office:value-type="float" office:value="0.765625">
            <text:p>0.7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69724770642202">
            <text:p>0.6697247706</text:p>
          </table:table-cell>
          <table:table-cell office:value-type="float" office:value="0.336538461538462">
            <text:p>0.3365384615</text:p>
          </table:table-cell>
          <table:table-cell office:value-type="float" office:value="0.540769732550554">
            <text:p>0.5407697326</text:p>
          </table:table-cell>
          <table:table-cell office:value-type="float" office:value="1.22141623488774">
            <text:p>1.2214162349</text:p>
          </table:table-cell>
          <table:table-cell table:number-columns-repeated="2" office:value-type="float" office:value="1">
            <text:p>1</text:p>
          </table:table-cell>
          <table:table-cell office:value-type="float" office:value="0.702662086732503">
            <text:p>0.7026620867</text:p>
          </table:table-cell>
          <table:table-cell office:value-type="float" office:value="0.0943678239010802">
            <text:p>0.0943678239</text:p>
          </table:table-cell>
          <table:table-cell office:value-type="float" office:value="0.828125">
            <text:p>0.82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24770642201835">
            <text:p>0.7247706422</text:p>
          </table:table-cell>
          <table:table-cell office:value-type="float" office:value="0.0833333333333333">
            <text:p>0.0833333333</text:p>
          </table:table-cell>
          <table:table-cell office:value-type="float" office:value="0.486627527723418">
            <text:p>0.4866275277</text:p>
          </table:table-cell>
          <table:table-cell office:value-type="float" office:value="1.54863636363636">
            <text:p>1.5486363636</text:p>
          </table:table-cell>
          <table:table-cell office:value-type="float" office:value="1">
            <text:p>1</text:p>
          </table:table-cell>
          <table:table-cell office:value-type="float" office:value="0.782051282051282">
            <text:p>0.7820512821</text:p>
          </table:table-cell>
          <table:table-cell office:value-type="float" office:value="0.629025332760842">
            <text:p>0.6290253328</text:p>
          </table:table-cell>
          <table:table-cell office:value-type="float" office:value="0.36198111284734">
            <text:p>0.3619811128</text:p>
          </table:table-cell>
          <table:table-cell office:value-type="float" office:value="0.96875">
            <text:p>0.96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448717948717949">
            <text:p>0.4487179487</text:p>
          </table:table-cell>
          <table:table-cell office:value-type="float" office:value="0.406392694063927">
            <text:p>0.4063926941</text:p>
          </table:table-cell>
          <table:table-cell office:value-type="float" office:value="1.01696832579186">
            <text:p>1.0169683258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0.645985401459854">
            <text:p>0.6459854015</text:p>
          </table:table-cell>
          <table:table-cell office:value-type="float" office:value="0">
            <text:p>0</text:p>
          </table:table-cell>
          <table:table-cell office:value-type="float" office:value="0.921875">
            <text:p>0.92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486238532110092">
            <text:p>0.4862385321</text:p>
          </table:table-cell>
          <table:table-cell office:value-type="float" office:value="0.0516025641025641">
            <text:p>0.0516025641</text:p>
          </table:table-cell>
          <table:table-cell office:value-type="float" office:value="0.113502935420744">
            <text:p>0.1135029354</text:p>
          </table:table-cell>
          <table:table-cell office:value-type="float" office:value="0.36160845318462">
            <text:p>0.3616084532</text:p>
          </table:table-cell>
          <table:table-cell office:value-type="float" office:value="0">
            <text:p>0</text:p>
          </table:table-cell>
          <table:table-cell office:value-type="float" office:value="0.948717948717949">
            <text:p>0.9487179487</text:p>
          </table:table-cell>
          <table:table-cell office:value-type="float" office:value="0.449119793902963">
            <text:p>0.4491197939</text:p>
          </table:table-cell>
          <table:table-cell office:value-type="float" office:value="0.0908349752021197">
            <text:p>0.0908349752</text:p>
          </table:table-cell>
          <table:table-cell office:value-type="float" office:value="0.3125">
            <text:p>0.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253205128205128">
            <text:p>0.2532051282</text:p>
          </table:table-cell>
          <table:table-cell office:value-type="float" office:value="0.185909980430528">
            <text:p>0.1859099804</text:p>
          </table:table-cell>
          <table:table-cell office:value-type="float" office:value="0.736929922135706">
            <text:p>0.7369299221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0.561614426792615">
            <text:p>0.5616144268</text:p>
          </table:table-cell>
          <table:table-cell office:value-type="float" office:value="0.174672192404375">
            <text:p>0.1746721924</text:p>
          </table:table-cell>
          <table:table-cell office:value-type="float" office:value="0.6875">
            <text:p>0.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88073394495413">
            <text:p>0.6880733945</text:p>
          </table:table-cell>
          <table:table-cell office:value-type="float" office:value="0.00961538461538462">
            <text:p>0.0096153846</text:p>
          </table:table-cell>
          <table:table-cell office:value-type="float" office:value="0.41617742987606">
            <text:p>0.4161774299</text:p>
          </table:table-cell>
          <table:table-cell office:value-type="float" office:value="2.75892857142857">
            <text:p>2.7589285714</text:p>
          </table:table-cell>
          <table:table-cell office:value-type="float" office:value="1">
            <text:p>1</text:p>
          </table:table-cell>
          <table:table-cell office:value-type="float" office:value="0.794871794871795">
            <text:p>0.7948717949</text:p>
          </table:table-cell>
          <table:table-cell office:value-type="float" office:value="0.528982395878059">
            <text:p>0.5289823959</text:p>
          </table:table-cell>
          <table:table-cell office:value-type="float" office:value="0">
            <text:p>0</text:p>
          </table:table-cell>
          <table:table-cell office:value-type="float" office:value="0.78125">
            <text:p>0.7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.0192307692307692">
            <text:p>0.0192307692</text:p>
          </table:table-cell>
          <table:table-cell office:value-type="float" office:value="0.24853228962818">
            <text:p>0.2485322896</text:p>
          </table:table-cell>
          <table:table-cell office:value-type="float" office:value="1.08150943396226">
            <text:p>1.081509434</text:p>
          </table:table-cell>
          <table:table-cell office:value-type="float" office:value="0">
            <text:p>0</text:p>
          </table:table-cell>
          <table:table-cell office:value-type="float" office:value="0.692307692307692">
            <text:p>0.6923076923</text:p>
          </table:table-cell>
          <table:table-cell office:value-type="float" office:value="0.616144267926148">
            <text:p>0.6161442679</text:p>
          </table:table-cell>
          <table:table-cell office:value-type="float" office:value="0.00991915211631225">
            <text:p>0.0099191521</text:p>
          </table:table-cell>
          <table:table-cell office:value-type="float" office:value="0.90625">
            <text:p>0.9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192307692307692">
            <text:p>0.1923076923</text:p>
          </table:table-cell>
          <table:table-cell office:value-type="float" office:value="0.629484670580561">
            <text:p>0.6294846706</text:p>
          </table:table-cell>
          <table:table-cell office:value-type="float" office:value="0.997646366578405">
            <text:p>0.9976463666</text:p>
          </table:table-cell>
          <table:table-cell office:value-type="float" office:value="0">
            <text:p>0</text:p>
          </table:table-cell>
          <table:table-cell office:value-type="float" office:value="0.769230769230769">
            <text:p>0.7692307692</text:p>
          </table:table-cell>
          <table:table-cell office:value-type="float" office:value="0.832975525976814">
            <text:p>0.832975526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65137614678899">
            <text:p>0.6651376147</text:p>
          </table:table-cell>
          <table:table-cell office:value-type="float" office:value="0.291666666666667">
            <text:p>0.2916666667</text:p>
          </table:table-cell>
          <table:table-cell office:value-type="float" office:value="0.341813437703849">
            <text:p>0.3418134377</text:p>
          </table:table-cell>
          <table:table-cell office:value-type="float" office:value="0.961270062805304">
            <text:p>0.9612700628</text:p>
          </table:table-cell>
          <table:table-cell office:value-type="float" office:value="0">
            <text:p>0</text:p>
          </table:table-cell>
          <table:table-cell office:value-type="float" office:value="0.756410256410256">
            <text:p>0.7564102564</text:p>
          </table:table-cell>
          <table:table-cell office:value-type="float" office:value="0.449978531558609">
            <text:p>0.4499785316</text:p>
          </table:table-cell>
          <table:table-cell office:value-type="float" office:value="0.146749099802976">
            <text:p>0.1467490998</text:p>
          </table:table-cell>
          <table:table-cell office:value-type="float" office:value="0.953125">
            <text:p>0.95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0807692307692308">
            <text:p>0.0807692308</text:p>
          </table:table-cell>
          <table:table-cell office:value-type="float" office:value="0.257664709719504">
            <text:p>0.2576647097</text:p>
          </table:table-cell>
          <table:table-cell office:value-type="float" office:value="0.75582424063698">
            <text:p>0.7558242406</text:p>
          </table:table-cell>
          <table:table-cell office:value-type="float" office:value="0">
            <text:p>0</text:p>
          </table:table-cell>
          <table:table-cell office:value-type="float" office:value="0.653846153846154">
            <text:p>0.6538461538</text:p>
          </table:table-cell>
          <table:table-cell office:value-type="float" office:value="0.469300128810648">
            <text:p>0.4693001288</text:p>
          </table:table-cell>
          <table:table-cell office:value-type="float" office:value="0">
            <text:p>0</text:p>
          </table:table-cell>
          <table:table-cell office:value-type="float" office:value="0.703125">
            <text:p>0.70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24770642201835">
            <text:p>0.7247706422</text:p>
          </table:table-cell>
          <table:table-cell office:value-type="float" office:value="0.0326923076923077">
            <text:p>0.0326923077</text:p>
          </table:table-cell>
          <table:table-cell office:value-type="float" office:value="0.412915851272016">
            <text:p>0.4129158513</text:p>
          </table:table-cell>
          <table:table-cell office:value-type="float" office:value="0.866787658802178">
            <text:p>0.8667876588</text:p>
          </table:table-cell>
          <table:table-cell office:value-type="float" office:value="0">
            <text:p>0</text:p>
          </table:table-cell>
          <table:table-cell office:value-type="float" office:value="0.846153846153846">
            <text:p>0.8461538462</text:p>
          </table:table-cell>
          <table:table-cell office:value-type="float" office:value="0.47509660798626">
            <text:p>0.475096608</text:p>
          </table:table-cell>
          <table:table-cell office:value-type="float" office:value="0.169780555744276">
            <text:p>0.1697805557</text:p>
          </table:table-cell>
          <table:table-cell office:value-type="float" office:value="0.71875">
            <text:p>0.7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.211538461538462">
            <text:p>0.2115384615</text:p>
          </table:table-cell>
          <table:table-cell office:value-type="float" office:value="0.36399217221135">
            <text:p>0.3639921722</text:p>
          </table:table-cell>
          <table:table-cell office:value-type="float" office:value="1.40265314085057">
            <text:p>1.4026531409</text:p>
          </table:table-cell>
          <table:table-cell office:value-type="float" office:value="1">
            <text:p>1</text:p>
          </table:table-cell>
          <table:table-cell office:value-type="float" office:value="0.67948717948718">
            <text:p>0.6794871795</text:p>
          </table:table-cell>
          <table:table-cell office:value-type="float" office:value="0.602619149849721">
            <text:p>0.6026191498</text:p>
          </table:table-cell>
          <table:table-cell office:value-type="float" office:value="0.0852639445614512">
            <text:p>0.0852639446</text:p>
          </table:table-cell>
          <table:table-cell office:value-type="float" office:value="0.921875">
            <text:p>0.92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280448717948718">
            <text:p>0.2804487179</text:p>
          </table:table-cell>
          <table:table-cell office:value-type="float" office:value="0.425962165688193">
            <text:p>0.4259621657</text:p>
          </table:table-cell>
          <table:table-cell office:value-type="float" office:value="1.42462311557789">
            <text:p>1.4246231156</text:p>
          </table:table-cell>
          <table:table-cell office:value-type="float" office:value="0">
            <text:p>0</text:p>
          </table:table-cell>
          <table:table-cell office:value-type="float" office:value="0.628205128205128">
            <text:p>0.6282051282</text:p>
          </table:table-cell>
          <table:table-cell office:value-type="float" office:value="0.649420352082439">
            <text:p>0.6494203521</text:p>
          </table:table-cell>
          <table:table-cell office:value-type="float" office:value="0">
            <text:p>0</text:p>
          </table:table-cell>
          <table:table-cell office:value-type="float" office:value="0.640625">
            <text:p>0.64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78899082568807">
            <text:p>0.6788990826</text:p>
          </table:table-cell>
          <table:table-cell office:value-type="float" office:value="0.176282051282051">
            <text:p>0.1762820513</text:p>
          </table:table-cell>
          <table:table-cell office:value-type="float" office:value="0.463144161774299">
            <text:p>0.4631441618</text:p>
          </table:table-cell>
          <table:table-cell office:value-type="float" office:value="0.704033379694019">
            <text:p>0.7040333797</text:p>
          </table:table-cell>
          <table:table-cell office:value-type="float" office:value="0">
            <text:p>0</text:p>
          </table:table-cell>
          <table:table-cell office:value-type="float" office:value="0.717948717948718">
            <text:p>0.7179487179</text:p>
          </table:table-cell>
          <table:table-cell office:value-type="float" office:value="0.640618291112065">
            <text:p>0.6406182911</text:p>
          </table:table-cell>
          <table:table-cell office:value-type="float" office:value="0.024458183300496">
            <text:p>0.02445818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.136538461538462">
            <text:p>0.1365384615</text:p>
          </table:table-cell>
          <table:table-cell office:value-type="float" office:value="0.289628180039139">
            <text:p>0.28962818</text:p>
          </table:table-cell>
          <table:table-cell office:value-type="float" office:value="0.383303938859494">
            <text:p>0.3833039389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418419922713611">
            <text:p>0.4184199227</text:p>
          </table:table-cell>
          <table:table-cell office:value-type="float" office:value="0.332835111080916">
            <text:p>0.3328351111</text:p>
          </table:table-cell>
          <table:table-cell office:value-type="float" office:value="0.4375">
            <text:p>0.4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42201834862385">
            <text:p>0.6422018349</text:p>
          </table:table-cell>
          <table:table-cell office:value-type="float" office:value="0.125">
            <text:p>0.125</text:p>
          </table:table-cell>
          <table:table-cell office:value-type="float" office:value="0.477495107632094">
            <text:p>0.4774951076</text:p>
          </table:table-cell>
          <table:table-cell office:value-type="float" office:value="0.989727380482023">
            <text:p>0.9897273805</text:p>
          </table:table-cell>
          <table:table-cell office:value-type="float" office:value="0">
            <text:p>0</text:p>
          </table:table-cell>
          <table:table-cell office:value-type="float" office:value="0.602564102564102">
            <text:p>0.6025641026</text:p>
          </table:table-cell>
          <table:table-cell office:value-type="float" office:value="0.587376556462001">
            <text:p>0.5873765565</text:p>
          </table:table-cell>
          <table:table-cell office:value-type="float" office:value="0.249813166655343">
            <text:p>0.249813166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04587155963303">
            <text:p>0.504587156</text:p>
          </table:table-cell>
          <table:table-cell office:value-type="float" office:value="0.148717948717949">
            <text:p>0.1487179487</text:p>
          </table:table-cell>
          <table:table-cell office:value-type="float" office:value="0.296803652968036">
            <text:p>0.296803653</text:p>
          </table:table-cell>
          <table:table-cell office:value-type="float" office:value="2.33588957055215">
            <text:p>2.3358895706</text:p>
          </table:table-cell>
          <table:table-cell office:value-type="float" office:value="0">
            <text:p>0</text:p>
          </table:table-cell>
          <table:table-cell office:value-type="float" office:value="0.615384615384615">
            <text:p>0.6153846154</text:p>
          </table:table-cell>
          <table:table-cell office:value-type="float" office:value="0.66337483898669">
            <text:p>0.663374839</text:p>
          </table:table-cell>
          <table:table-cell office:value-type="float" office:value="0.103403763842652">
            <text:p>0.1034037638</text:p>
          </table:table-cell>
          <table:table-cell office:value-type="float" office:value="0.71875">
            <text:p>0.7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">
            <text:p>0</text:p>
          </table:table-cell>
          <table:table-cell office:value-type="float" office:value="0.183953033268102">
            <text:p>0.1839530333</text:p>
          </table:table-cell>
          <table:table-cell office:value-type="float" office:value="0.783632734530938">
            <text:p>0.7836327345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</text:p>
          </table:table-cell>
          <table:table-cell office:value-type="float" office:value="0.533705452984113">
            <text:p>0.533705453</text:p>
          </table:table-cell>
          <table:table-cell office:value-type="float" office:value="0">
            <text:p>0</text:p>
          </table:table-cell>
          <table:table-cell office:value-type="float" office:value="0.453125">
            <text:p>0.4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358974358974359">
            <text:p>0.358974359</text:p>
          </table:table-cell>
          <table:table-cell office:value-type="float" office:value="0.378995433789954">
            <text:p>0.3789954338</text:p>
          </table:table-cell>
          <table:table-cell office:value-type="float" office:value="1.04563361785949">
            <text:p>1.0456336179</text:p>
          </table:table-cell>
          <table:table-cell office:value-type="float" office:value="1">
            <text:p>1</text:p>
          </table:table-cell>
          <table:table-cell office:value-type="float" office:value="0.961538461538462">
            <text:p>0.9615384615</text:p>
          </table:table-cell>
          <table:table-cell office:value-type="float" office:value="0.59424645770717">
            <text:p>0.5942464577</text:p>
          </table:table-cell>
          <table:table-cell office:value-type="float" office:value="0.155852979142605">
            <text:p>0.1558529791</text:p>
          </table:table-cell>
          <table:table-cell office:value-type="float" office:value="0.90625">
            <text:p>0.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00897435897435897">
            <text:p>0.008974359</text:p>
          </table:table-cell>
          <table:table-cell office:value-type="float" office:value="0.378343118069145">
            <text:p>0.3783431181</text:p>
          </table:table-cell>
          <table:table-cell office:value-type="float" office:value="1.71676006113092">
            <text:p>1.7167600611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0.665092314297982">
            <text:p>0.6650923143</text:p>
          </table:table-cell>
          <table:table-cell office:value-type="float" office:value="0">
            <text:p>0</text:p>
          </table:table-cell>
          <table:table-cell office:value-type="float" office:value="0.640625">
            <text:p>0.64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60550458715596">
            <text:p>0.6605504587</text:p>
          </table:table-cell>
          <table:table-cell office:value-type="float" office:value="0.00128205128205128">
            <text:p>0.0012820513</text:p>
          </table:table-cell>
          <table:table-cell office:value-type="float" office:value="0.220482713633399">
            <text:p>0.2204827136</text:p>
          </table:table-cell>
          <table:table-cell office:value-type="float" office:value="0.741287284144427">
            <text:p>0.7412872841</text:p>
          </table:table-cell>
          <table:table-cell office:value-type="float" office:value="0">
            <text:p>0</text:p>
          </table:table-cell>
          <table:table-cell office:value-type="float" office:value="0.384615384615385">
            <text:p>0.3846153846</text:p>
          </table:table-cell>
          <table:table-cell office:value-type="float" office:value="0.509875483039931">
            <text:p>0.509875483</text:p>
          </table:table-cell>
          <table:table-cell office:value-type="float" office:value="0.0316597594945309">
            <text:p>0.0316597595</text:p>
          </table:table-cell>
          <table:table-cell office:value-type="float" office:value="0.46875">
            <text:p>0.4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">
            <text:p>0</text:p>
          </table:table-cell>
          <table:table-cell office:value-type="float" office:value="0.0697977821265493">
            <text:p>0.0697977821</text:p>
          </table:table-cell>
          <table:table-cell office:value-type="float" office:value="0.475370919881306">
            <text:p>0.4753709199</text:p>
          </table:table-cell>
          <table:table-cell office:value-type="float" office:value="0">
            <text:p>0</text:p>
          </table:table-cell>
          <table:table-cell office:value-type="float" office:value="0.602564102564102">
            <text:p>0.6025641026</text:p>
          </table:table-cell>
          <table:table-cell office:value-type="float" office:value="0.475525976814083">
            <text:p>0.4755259768</text:p>
          </table:table-cell>
          <table:table-cell office:value-type="float" office:value="0">
            <text:p>0</text:p>
          </table:table-cell>
          <table:table-cell office:value-type="float" office:value="0.234375">
            <text:p>0.23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.0836538461538462">
            <text:p>0.0836538462</text:p>
          </table:table-cell>
          <table:table-cell office:value-type="float" office:value="0.177429876060013">
            <text:p>0.1774298761</text:p>
          </table:table-cell>
          <table:table-cell office:value-type="float" office:value="0.973739940703092">
            <text:p>0.9737399407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0.564405324173465">
            <text:p>0.5644053242</text:p>
          </table:table-cell>
          <table:table-cell office:value-type="float" office:value="0.0908349752021197">
            <text:p>0.0908349752</text:p>
          </table:table-cell>
          <table:table-cell office:value-type="float" office:value="0.796875">
            <text:p>0.796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22935779816514">
            <text:p>0.5229357798</text:p>
          </table:table-cell>
          <table:table-cell office:value-type="float" office:value="0">
            <text:p>0</text:p>
          </table:table-cell>
          <table:table-cell office:value-type="float" office:value="0.195042400521853">
            <text:p>0.1950424005</text:p>
          </table:table-cell>
          <table:table-cell office:value-type="float" office:value="0.607990012484395">
            <text:p>0.6079900125</text:p>
          </table:table-cell>
          <table:table-cell office:value-type="float" office:value="0">
            <text:p>0</text:p>
          </table:table-cell>
          <table:table-cell office:value-type="float" office:value="0.692307692307692">
            <text:p>0.69230769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149038461538462">
            <text:p>0.1490384615</text:p>
          </table:table-cell>
          <table:table-cell office:value-type="float" office:value="0.215916503587736">
            <text:p>0.2159165036</text:p>
          </table:table-cell>
          <table:table-cell office:value-type="float" office:value="0.989125706829056">
            <text:p>0.9891257068</text:p>
          </table:table-cell>
          <table:table-cell office:value-type="float" office:value="0">
            <text:p>0</text:p>
          </table:table-cell>
          <table:table-cell office:value-type="float" office:value="0.794871794871795">
            <text:p>0.7948717949</text:p>
          </table:table-cell>
          <table:table-cell office:value-type="float" office:value="0.492700729927007">
            <text:p>0.4927007299</text:p>
          </table:table-cell>
          <table:table-cell office:value-type="float" office:value="0.00346490930090359">
            <text:p>0.003464909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43119266055046">
            <text:p>0.7431192661</text:p>
          </table:table-cell>
          <table:table-cell office:value-type="float" office:value="0.237179487179487">
            <text:p>0.2371794872</text:p>
          </table:table-cell>
          <table:table-cell office:value-type="float" office:value="0.557729941291585">
            <text:p>0.5577299413</text:p>
          </table:table-cell>
          <table:table-cell office:value-type="float" office:value="2.53080082135524">
            <text:p>2.5308008214</text:p>
          </table:table-cell>
          <table:table-cell office:value-type="float" office:value="1">
            <text:p>1</text:p>
          </table:table-cell>
          <table:table-cell office:value-type="float" office:value="0.82051282051282">
            <text:p>0.8205128205</text:p>
          </table:table-cell>
          <table:table-cell office:value-type="float" office:value="0.551953628166595">
            <text:p>0.5519536282</text:p>
          </table:table-cell>
          <table:table-cell office:value-type="float" office:value="0.0398124872613629">
            <text:p>0.0398124873</text:p>
          </table:table-cell>
          <table:table-cell office:value-type="float" office:value="0.90625">
            <text:p>0.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32110091743119">
            <text:p>0.5321100917</text:p>
          </table:table-cell>
          <table:table-cell office:value-type="float" office:value="0.0612179487179487">
            <text:p>0.0612179487</text:p>
          </table:table-cell>
          <table:table-cell office:value-type="float" office:value="0.493150684931507">
            <text:p>0.4931506849</text:p>
          </table:table-cell>
          <table:table-cell office:value-type="float" office:value="1.16314863676341">
            <text:p>1.163148636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0.644267926148562">
            <text:p>0.6442679261</text:p>
          </table:table-cell>
          <table:table-cell office:value-type="float" office:value="0.024458183300496">
            <text:p>0.0244581833</text:p>
          </table:table-cell>
          <table:table-cell office:value-type="float" office:value="0.515625">
            <text:p>0.515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22935779816514">
            <text:p>0.5229357798</text:p>
          </table:table-cell>
          <table:table-cell office:value-type="float" office:value="0">
            <text:p>0</text:p>
          </table:table-cell>
          <table:table-cell office:value-type="float" office:value="0.126549249836921">
            <text:p>0.1265492498</text:p>
          </table:table-cell>
          <table:table-cell office:value-type="float" office:value="0.447058823529412">
            <text:p>0.4470588235</text:p>
          </table:table-cell>
          <table:table-cell office:value-type="float" office:value="0">
            <text:p>0</text:p>
          </table:table-cell>
          <table:table-cell office:value-type="float" office:value="0.692307692307692">
            <text:p>0.6923076923</text:p>
          </table:table-cell>
          <table:table-cell office:value-type="float" office:value="0.433018462859596">
            <text:p>0.4330184629</text:p>
          </table:table-cell>
          <table:table-cell office:value-type="float" office:value="0.264827773625926">
            <text:p>0.264827773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121794871794872">
            <text:p>0.1217948718</text:p>
          </table:table-cell>
          <table:table-cell office:value-type="float" office:value="0.253098499673842">
            <text:p>0.2530984997</text:p>
          </table:table-cell>
          <table:table-cell office:value-type="float" office:value="1.20189035916824">
            <text:p>1.2018903592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655431515671962">
            <text:p>0.6554315157</text:p>
          </table:table-cell>
          <table:table-cell office:value-type="float" office:value="0">
            <text:p>0</text:p>
          </table:table-cell>
          <table:table-cell office:value-type="float" office:value="0.46875">
            <text:p>0.4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">
            <text:p>0</text:p>
          </table:table-cell>
          <table:table-cell office:value-type="float" office:value="0.375081539465101">
            <text:p>0.3750815395</text:p>
          </table:table-cell>
          <table:table-cell office:value-type="float" office:value="2.80399274047187">
            <text:p>2.8039927405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0.622799484757407">
            <text:p>0.6227994848</text:p>
          </table:table-cell>
          <table:table-cell office:value-type="float" office:value="0.0279230926013996">
            <text:p>0.0279230926</text:p>
          </table:table-cell>
          <table:table-cell office:value-type="float" office:value="0.65625">
            <text:p>0.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0801282051282051">
            <text:p>0.0801282051</text:p>
          </table:table-cell>
          <table:table-cell office:value-type="float" office:value="0.238747553816047">
            <text:p>0.2387475538</text:p>
          </table:table-cell>
          <table:table-cell office:value-type="float" office:value="0.972003774771941">
            <text:p>0.9720037748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0.583726921425505">
            <text:p>0.5837269214</text:p>
          </table:table-cell>
          <table:table-cell office:value-type="float" office:value="0.160744615802704">
            <text:p>0.1607446158</text:p>
          </table:table-cell>
          <table:table-cell office:value-type="float" office:value="0.765625">
            <text:p>0.7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97247706422018">
            <text:p>0.6972477064</text:p>
          </table:table-cell>
          <table:table-cell office:value-type="float" office:value="0.0288461538461538">
            <text:p>0.0288461538</text:p>
          </table:table-cell>
          <table:table-cell office:value-type="float" office:value="0.594911937377691">
            <text:p>0.5949119374</text:p>
          </table:table-cell>
          <table:table-cell office:value-type="float" office:value="0.97831715210356">
            <text:p>0.9783171521</text:p>
          </table:table-cell>
          <table:table-cell office:value-type="float" office:value="0">
            <text:p>0</text:p>
          </table:table-cell>
          <table:table-cell office:value-type="float" office:value="0.717948717948718">
            <text:p>0.7179487179</text:p>
          </table:table-cell>
          <table:table-cell office:value-type="float" office:value="0.614856161442679">
            <text:p>0.6148561614</text:p>
          </table:table-cell>
          <table:table-cell office:value-type="float" office:value="0.00251375772810653">
            <text:p>0.0025137577</text:p>
          </table:table-cell>
          <table:table-cell office:value-type="float" office:value="0.65625">
            <text:p>0.65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258974358974359">
            <text:p>0.258974359</text:p>
          </table:table-cell>
          <table:table-cell office:value-type="float" office:value="0.101108936725375">
            <text:p>0.1011089367</text:p>
          </table:table-cell>
          <table:table-cell office:value-type="float" office:value="0.566343042071197">
            <text:p>0.5663430421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0.486260197509661">
            <text:p>0.4862601975</text:p>
          </table:table-cell>
          <table:table-cell office:value-type="float" office:value="0.45281608804946">
            <text:p>0.452816088</text:p>
          </table:table-cell>
          <table:table-cell office:value-type="float" office:value="0.484375">
            <text:p>0.484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15596330275229">
            <text:p>0.7155963303</text:p>
          </table:table-cell>
          <table:table-cell office:value-type="float" office:value="0.0961538461538462">
            <text:p>0.0961538462</text:p>
          </table:table-cell>
          <table:table-cell office:value-type="float" office:value="0.118721461187215">
            <text:p>0.1187214612</text:p>
          </table:table-cell>
          <table:table-cell office:value-type="float" office:value="0.911346344690705">
            <text:p>0.9113463447</text:p>
          </table:table-cell>
          <table:table-cell office:value-type="float" office:value="0">
            <text:p>0</text:p>
          </table:table-cell>
          <table:table-cell office:value-type="float" office:value="0.769230769230769">
            <text:p>0.7692307692</text:p>
          </table:table-cell>
          <table:table-cell office:value-type="float" office:value="0.513310433662516">
            <text:p>0.5133104337</text:p>
          </table:table-cell>
          <table:table-cell office:value-type="float" office:value="0.366872749507439">
            <text:p>0.3668727495</text:p>
          </table:table-cell>
          <table:table-cell office:value-type="float" office:value="0.828125">
            <text:p>0.8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97247706422018">
            <text:p>0.6972477064</text:p>
          </table:table-cell>
          <table:table-cell office:value-type="float" office:value="0.19198717948718">
            <text:p>0.1919871795</text:p>
          </table:table-cell>
          <table:table-cell office:value-type="float" office:value="0.521200260926288">
            <text:p>0.5212002609</text:p>
          </table:table-cell>
          <table:table-cell office:value-type="float" office:value="1.856">
            <text:p>1.856</text:p>
          </table:table-cell>
          <table:table-cell office:value-type="float" office:value="0">
            <text:p>0</text:p>
          </table:table-cell>
          <table:table-cell office:value-type="float" office:value="0.576923076923077">
            <text:p>0.5769230769</text:p>
          </table:table-cell>
          <table:table-cell office:value-type="float" office:value="0.570416487762989">
            <text:p>0.5704164878</text:p>
          </table:table-cell>
          <table:table-cell office:value-type="float" office:value="0.681568041307154">
            <text:p>0.681568041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">
            <text:p>0</text:p>
          </table:table-cell>
          <table:table-cell office:value-type="float" office:value="0.195042400521853">
            <text:p>0.1950424005</text:p>
          </table:table-cell>
          <table:table-cell office:value-type="float" office:value="0.586932849364791">
            <text:p>0.5869328494</text:p>
          </table:table-cell>
          <table:table-cell office:value-type="float" office:value="0">
            <text:p>0</text:p>
          </table:table-cell>
          <table:table-cell office:value-type="float" office:value="0.628205128205128">
            <text:p>0.6282051282</text:p>
          </table:table-cell>
          <table:table-cell office:value-type="float" office:value="0.511592958351224">
            <text:p>0.5115929584</text:p>
          </table:table-cell>
          <table:table-cell office:value-type="float" office:value="0.0218764861743325">
            <text:p>0.0218764862</text:p>
          </table:table-cell>
          <table:table-cell office:value-type="float" office:value="0.4375">
            <text:p>0.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163461538461538">
            <text:p>0.1634615385</text:p>
          </table:table-cell>
          <table:table-cell office:value-type="float" office:value="0.193085453359426">
            <text:p>0.1930854534</text:p>
          </table:table-cell>
          <table:table-cell office:value-type="float" office:value="0.815886699507389">
            <text:p>0.8158866995</text:p>
          </table:table-cell>
          <table:table-cell office:value-type="float" office:value="0">
            <text:p>0</text:p>
          </table:table-cell>
          <table:table-cell office:value-type="float" office:value="0.705128205128205">
            <text:p>0.7051282051</text:p>
          </table:table-cell>
          <table:table-cell office:value-type="float" office:value="0.547874624302276">
            <text:p>0.5478746243</text:p>
          </table:table-cell>
          <table:table-cell office:value-type="float" office:value="0.0838372172022556">
            <text:p>0.0838372172</text:p>
          </table:table-cell>
          <table:table-cell office:value-type="float" office:value="0.59375">
            <text:p>0.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472477064220183">
            <text:p>0.4724770642</text:p>
          </table:table-cell>
          <table:table-cell office:value-type="float" office:value="0.000961538461538462">
            <text:p>0.0009615385</text:p>
          </table:table-cell>
          <table:table-cell office:value-type="float" office:value="0.274624918460535">
            <text:p>0.2746249185</text:p>
          </table:table-cell>
          <table:table-cell office:value-type="float" office:value="1.17254174397032">
            <text:p>1.172541744</text:p>
          </table:table-cell>
          <table:table-cell office:value-type="float" office:value="0">
            <text:p>0</text:p>
          </table:table-cell>
          <table:table-cell office:value-type="float" office:value="0.615384615384615">
            <text:p>0.6153846154</text:p>
          </table:table-cell>
          <table:table-cell office:value-type="float" office:value="0.492486045513096">
            <text:p>0.4924860455</text:p>
          </table:table-cell>
          <table:table-cell office:value-type="float" office:value="0.0178001222909165">
            <text:p>0.0178001223</text:p>
          </table:table-cell>
          <table:table-cell office:value-type="float" office:value="0.28125">
            <text:p>0.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5045871559633">
            <text:p>0.5550458716</text:p>
          </table:table-cell>
          <table:table-cell office:value-type="float" office:value="0.0256410256410256">
            <text:p>0.0256410256</text:p>
          </table:table-cell>
          <table:table-cell office:value-type="float" office:value="0.345075016307893">
            <text:p>0.3450750163</text:p>
          </table:table-cell>
          <table:table-cell office:value-type="float" office:value="0.715094339622641">
            <text:p>0.7150943396</text:p>
          </table:table-cell>
          <table:table-cell office:value-type="float" office:value="1">
            <text:p>1</text:p>
          </table:table-cell>
          <table:table-cell office:value-type="float" office:value="0.602564102564102">
            <text:p>0.6025641026</text:p>
          </table:table-cell>
          <table:table-cell office:value-type="float" office:value="0.483254615714899">
            <text:p>0.4832546157</text:p>
          </table:table-cell>
          <table:table-cell office:value-type="float" office:value="0">
            <text:p>0</text:p>
          </table:table-cell>
          <table:table-cell office:value-type="float" office:value="0.953125">
            <text:p>0.9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51376146788991">
            <text:p>0.6513761468</text:p>
          </table:table-cell>
          <table:table-cell office:value-type="float" office:value="0.00897435897435897">
            <text:p>0.008974359</text:p>
          </table:table-cell>
          <table:table-cell office:value-type="float" office:value="0.117416829745597">
            <text:p>0.1174168297</text:p>
          </table:table-cell>
          <table:table-cell office:value-type="float" office:value="1.10917721518987">
            <text:p>1.1091772152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507728638900816">
            <text:p>0.5077286389</text:p>
          </table:table-cell>
          <table:table-cell office:value-type="float" office:value="0.0199062436306814">
            <text:p>0.0199062436</text:p>
          </table:table-cell>
          <table:table-cell office:value-type="float" office:value="0.515625">
            <text:p>0.51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.0368589743589744">
            <text:p>0.0368589744</text:p>
          </table:table-cell>
          <table:table-cell office:value-type="float" office:value="0.332028701891716">
            <text:p>0.3320287019</text:p>
          </table:table-cell>
          <table:table-cell office:value-type="float" office:value="1.47071240105541">
            <text:p>1.4707124011</text:p>
          </table:table-cell>
          <table:table-cell office:value-type="float" office:value="1">
            <text:p>1</text:p>
          </table:table-cell>
          <table:table-cell office:value-type="float" office:value="0.782051282051282">
            <text:p>0.7820512821</text:p>
          </table:table-cell>
          <table:table-cell office:value-type="float" office:value="0.550665521683126">
            <text:p>0.5506655217</text:p>
          </table:table-cell>
          <table:table-cell office:value-type="float" office:value="0.0158978191453224">
            <text:p>0.0158978191</text:p>
          </table:table-cell>
          <table:table-cell office:value-type="float" office:value="0.6875">
            <text:p>0.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97247706422018">
            <text:p>0.6972477064</text:p>
          </table:table-cell>
          <table:table-cell office:value-type="float" office:value="0.323717948717949">
            <text:p>0.3237179487</text:p>
          </table:table-cell>
          <table:table-cell office:value-type="float" office:value="0.307240704500978">
            <text:p>0.3072407045</text:p>
          </table:table-cell>
          <table:table-cell office:value-type="float" office:value="1.17213504517356">
            <text:p>1.172135045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0.562687848862173">
            <text:p>0.5626878489</text:p>
          </table:table-cell>
          <table:table-cell office:value-type="float" office:value="0.166655343433657">
            <text:p>0.1666553434</text:p>
          </table:table-cell>
          <table:table-cell office:value-type="float" office:value="0.890625">
            <text:p>0.89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42201834862385">
            <text:p>0.6422018349</text:p>
          </table:table-cell>
          <table:table-cell office:value-type="float" office:value="0.0144230769230769">
            <text:p>0.0144230769</text:p>
          </table:table-cell>
          <table:table-cell office:value-type="float" office:value="0.280495759947815">
            <text:p>0.2804957599</text:p>
          </table:table-cell>
          <table:table-cell office:value-type="float" office:value="0.872981700753498">
            <text:p>0.8729817008</text:p>
          </table:table-cell>
          <table:table-cell office:value-type="float" office:value="0">
            <text:p>0</text:p>
          </table:table-cell>
          <table:table-cell office:value-type="float" office:value="0.525641025641026">
            <text:p>0.5256410256</text:p>
          </table:table-cell>
          <table:table-cell office:value-type="float" office:value="0.584585659081151">
            <text:p>0.5845856591</text:p>
          </table:table-cell>
          <table:table-cell office:value-type="float" office:value="0.0684829132413887">
            <text:p>0.0684829132</text:p>
          </table:table-cell>
          <table:table-cell office:value-type="float" office:value="0.59375">
            <text:p>0.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">
            <text:p>0</text:p>
          </table:table-cell>
          <table:table-cell office:value-type="float" office:value="0.118721461187215">
            <text:p>0.1187214612</text:p>
          </table:table-cell>
          <table:table-cell office:value-type="float" office:value="0.423935091277891">
            <text:p>0.4239350913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473808501502791">
            <text:p>0.4738085015</text:p>
          </table:table-cell>
          <table:table-cell office:value-type="float" office:value="0.0139955159997282">
            <text:p>0.013995516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235897435897436">
            <text:p>0.2358974359</text:p>
          </table:table-cell>
          <table:table-cell office:value-type="float" office:value="0.142857142857143">
            <text:p>0.1428571429</text:p>
          </table:table-cell>
          <table:table-cell office:value-type="float" office:value="1.15536374845869">
            <text:p>1.1553637485</text:p>
          </table:table-cell>
          <table:table-cell office:value-type="float" office:value="1">
            <text:p>1</text:p>
          </table:table-cell>
          <table:table-cell office:value-type="float" office:value="0.782051282051282">
            <text:p>0.7820512821</text:p>
          </table:table-cell>
          <table:table-cell office:value-type="float" office:value="0.536711034778875">
            <text:p>0.5367110348</text:p>
          </table:table-cell>
          <table:table-cell office:value-type="float" office:value="0.419254025409335">
            <text:p>0.4192540254</text:p>
          </table:table-cell>
          <table:table-cell office:value-type="float" office:value="0.84375">
            <text:p>0.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15448717948718">
            <text:p>0.1544871795</text:p>
          </table:table-cell>
          <table:table-cell office:value-type="float" office:value="0.211350293542074">
            <text:p>0.2113502935</text:p>
          </table:table-cell>
          <table:table-cell office:value-type="float" office:value="2.01913875598086">
            <text:p>2.01913875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0.611635895234006">
            <text:p>0.6116358952</text:p>
          </table:table-cell>
          <table:table-cell office:value-type="float" office:value="0.0572049731639378">
            <text:p>0.0572049732</text:p>
          </table:table-cell>
          <table:table-cell office:value-type="float" office:value="0.46875">
            <text:p>0.4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13761467889908">
            <text:p>0.5137614679</text:p>
          </table:table-cell>
          <table:table-cell office:value-type="float" office:value="0.0131410256410256">
            <text:p>0.0131410256</text:p>
          </table:table-cell>
          <table:table-cell office:value-type="float" office:value="0.122635355512068">
            <text:p>0.1226353555</text:p>
          </table:table-cell>
          <table:table-cell office:value-type="float" office:value="0.366061899679829">
            <text:p>0.366061899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474023185916702">
            <text:p>0.4740231859</text:p>
          </table:table-cell>
          <table:table-cell office:value-type="float" office:value="0.142536857123446">
            <text:p>0.1425368571</text:p>
          </table:table-cell>
          <table:table-cell office:value-type="float" office:value="0.421875">
            <text:p>0.42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142948717948718">
            <text:p>0.1429487179</text:p>
          </table:table-cell>
          <table:table-cell office:value-type="float" office:value="0.47423352902805">
            <text:p>0.474233529</text:p>
          </table:table-cell>
          <table:table-cell office:value-type="float" office:value="1.38056872037915">
            <text:p>1.3805687204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0.622799484757407">
            <text:p>0.6227994848</text:p>
          </table:table-cell>
          <table:table-cell office:value-type="float" office:value="0.0754806712412528">
            <text:p>0.0754806712</text:p>
          </table:table-cell>
          <table:table-cell office:value-type="float" office:value="0.515625">
            <text:p>0.51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">
            <text:p>0</text:p>
          </table:table-cell>
          <table:table-cell office:value-type="float" office:value="0.21983039791259">
            <text:p>0.2198303979</text:p>
          </table:table-cell>
          <table:table-cell office:value-type="float" office:value="1.56462585034014">
            <text:p>1.5646258503</text:p>
          </table:table-cell>
          <table:table-cell office:value-type="float" office:value="0">
            <text:p>0</text:p>
          </table:table-cell>
          <table:table-cell office:value-type="float" office:value="0.858974358974359">
            <text:p>0.858974359</text:p>
          </table:table-cell>
          <table:table-cell office:value-type="float" office:value="0.452125375697724">
            <text:p>0.452125375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">
            <text:p>0</text:p>
          </table:table-cell>
          <table:table-cell office:value-type="float" office:value="0.239399869536856">
            <text:p>0.2393998695</text:p>
          </table:table-cell>
          <table:table-cell office:value-type="float" office:value="0.416409200137316">
            <text:p>0.4164092001</text:p>
          </table:table-cell>
          <table:table-cell office:value-type="float" office:value="0">
            <text:p>0</text:p>
          </table:table-cell>
          <table:table-cell office:value-type="float" office:value="0.653846153846154">
            <text:p>0.6538461538</text:p>
          </table:table-cell>
          <table:table-cell office:value-type="float" office:value="0.411120652640618">
            <text:p>0.4111206526</text:p>
          </table:table-cell>
          <table:table-cell office:value-type="float" office:value="0.00407636388341599">
            <text:p>0.0040763639</text:p>
          </table:table-cell>
          <table:table-cell office:value-type="float" office:value="0.234375">
            <text:p>0.23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.0551282051282051">
            <text:p>0.0551282051</text:p>
          </table:table-cell>
          <table:table-cell office:value-type="float" office:value="0.17351598173516">
            <text:p>0.1735159817</text:p>
          </table:table-cell>
          <table:table-cell office:value-type="float" office:value="0.64472049689441">
            <text:p>0.6447204969</text:p>
          </table:table-cell>
          <table:table-cell office:value-type="float" office:value="0">
            <text:p>0</text:p>
          </table:table-cell>
          <table:table-cell office:value-type="float" office:value="0.871794871794872">
            <text:p>0.8717948718</text:p>
          </table:table-cell>
          <table:table-cell office:value-type="float" office:value="0.382352941176471">
            <text:p>0.3823529412</text:p>
          </table:table-cell>
          <table:table-cell office:value-type="float" office:value="0.0754127318431959">
            <text:p>0.0754127318</text:p>
          </table:table-cell>
          <table:table-cell office:value-type="float" office:value="0.40625">
            <text:p>0.4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.179487179487179">
            <text:p>0.1794871795</text:p>
          </table:table-cell>
          <table:table-cell office:value-type="float" office:value="0.21983039791259">
            <text:p>0.2198303979</text:p>
          </table:table-cell>
          <table:table-cell office:value-type="float" office:value="2.04451772464963">
            <text:p>2.0445177246</text:p>
          </table:table-cell>
          <table:table-cell office:value-type="float" office:value="0">
            <text:p>0</text:p>
          </table:table-cell>
          <table:table-cell office:value-type="float" office:value="0.743589743589744">
            <text:p>0.7435897436</text:p>
          </table:table-cell>
          <table:table-cell office:value-type="float" office:value="0.553027050236153">
            <text:p>0.5530270502</text:p>
          </table:table-cell>
          <table:table-cell office:value-type="float" office:value="0.293498199605951">
            <text:p>0.2934981996</text:p>
          </table:table-cell>
          <table:table-cell office:value-type="float" office:value="0.5625">
            <text:p>0.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00288461538461538">
            <text:p>0.0028846154</text:p>
          </table:table-cell>
          <table:table-cell office:value-type="float" office:value="0.328114807566862">
            <text:p>0.3281148076</text:p>
          </table:table-cell>
          <table:table-cell office:value-type="float" office:value="1.27842003853565">
            <text:p>1.2784200385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0.381064834693001">
            <text:p>0.3810648347</text:p>
          </table:table-cell>
          <table:table-cell office:value-type="float" office:value="0.0314559413003601">
            <text:p>0.0314559413</text:p>
          </table:table-cell>
          <table:table-cell office:value-type="float" office:value="0.3125">
            <text:p>0.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0128205128205128">
            <text:p>0.0128205128</text:p>
          </table:table-cell>
          <table:table-cell office:value-type="float" office:value="0.402478799739074">
            <text:p>0.4024787997</text:p>
          </table:table-cell>
          <table:table-cell office:value-type="float" office:value="1.0625">
            <text:p>1.0625</text:p>
          </table:table-cell>
          <table:table-cell office:value-type="float" office:value="0">
            <text:p>0</text:p>
          </table:table-cell>
          <table:table-cell office:value-type="float" office:value="0.82051282051282">
            <text:p>0.8205128205</text:p>
          </table:table-cell>
          <table:table-cell office:value-type="float" office:value="0.598110777157578">
            <text:p>0.5981107772</text:p>
          </table:table-cell>
          <table:table-cell office:value-type="float" office:value="0.0754806712412528">
            <text:p>0.0754806712</text:p>
          </table:table-cell>
          <table:table-cell office:value-type="float" office:value="0.53125">
            <text:p>0.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">
            <text:p>0</text:p>
          </table:table-cell>
          <table:table-cell office:value-type="float" office:value="0.268754076973255">
            <text:p>0.268754077</text:p>
          </table:table-cell>
          <table:table-cell office:value-type="float" office:value="1.31273549359457">
            <text:p>1.3127354936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0.465006440532417">
            <text:p>0.4650064405</text:p>
          </table:table-cell>
          <table:table-cell office:value-type="float" office:value="0.0873700659012161">
            <text:p>0.0873700659</text:p>
          </table:table-cell>
          <table:table-cell office:value-type="float" office:value="0.625">
            <text:p>0.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">
            <text:p>0</text:p>
          </table:table-cell>
          <table:table-cell office:value-type="float" office:value="0.384866275277234">
            <text:p>0.3848662753</text:p>
          </table:table-cell>
          <table:table-cell office:value-type="float" office:value="1.17039848197343">
            <text:p>1.170398482</text:p>
          </table:table-cell>
          <table:table-cell office:value-type="float" office:value="0">
            <text:p>0</text:p>
          </table:table-cell>
          <table:table-cell office:value-type="float" office:value="0.628205128205128">
            <text:p>0.6282051282</text:p>
          </table:table-cell>
          <table:table-cell office:value-type="float" office:value="0.62601975096608">
            <text:p>0.626019751</text:p>
          </table:table-cell>
          <table:table-cell office:value-type="float" office:value="0">
            <text:p>0</text:p>
          </table:table-cell>
          <table:table-cell office:value-type="float" office:value="0.859375">
            <text:p>0.8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42201834862385">
            <text:p>0.6422018349</text:p>
          </table:table-cell>
          <table:table-cell office:value-type="float" office:value="0.0192307692307692">
            <text:p>0.0192307692</text:p>
          </table:table-cell>
          <table:table-cell office:value-type="float" office:value="0.362687540769733">
            <text:p>0.3626875408</text:p>
          </table:table-cell>
          <table:table-cell office:value-type="float" office:value="1.91676234213548">
            <text:p>1.9167623421</text:p>
          </table:table-cell>
          <table:table-cell office:value-type="float" office:value="1">
            <text:p>1</text:p>
          </table:table-cell>
          <table:table-cell office:value-type="float" office:value="0.743589743589744">
            <text:p>0.7435897436</text:p>
          </table:table-cell>
          <table:table-cell office:value-type="float" office:value="0.583726921425505">
            <text:p>0.5837269214</text:p>
          </table:table-cell>
          <table:table-cell office:value-type="float" office:value="0">
            <text:p>0</text:p>
          </table:table-cell>
          <table:table-cell office:value-type="float" office:value="0.859375">
            <text:p>0.8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70642201834862">
            <text:p>0.7706422018</text:p>
          </table:table-cell>
          <table:table-cell office:value-type="float" office:value="0.144230769230769">
            <text:p>0.1442307692</text:p>
          </table:table-cell>
          <table:table-cell office:value-type="float" office:value="0.435746901500326">
            <text:p>0.4357469015</text:p>
          </table:table-cell>
          <table:table-cell office:value-type="float" office:value="0.923151750972763">
            <text:p>0.923151751</text:p>
          </table:table-cell>
          <table:table-cell office:value-type="float" office:value="0">
            <text:p>0</text:p>
          </table:table-cell>
          <table:table-cell office:value-type="float" office:value="0.551282051282051">
            <text:p>0.5512820513</text:p>
          </table:table-cell>
          <table:table-cell office:value-type="float" office:value="0.520609703735509">
            <text:p>0.5206097037</text:p>
          </table:table-cell>
          <table:table-cell office:value-type="float" office:value="0.165636252462803">
            <text:p>0.165636252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22935779816514">
            <text:p>0.5229357798</text:p>
          </table:table-cell>
          <table:table-cell office:value-type="float" office:value="0.0961538461538462">
            <text:p>0.0961538462</text:p>
          </table:table-cell>
          <table:table-cell office:value-type="float" office:value="0.459230267449446">
            <text:p>0.4592302674</text:p>
          </table:table-cell>
          <table:table-cell office:value-type="float" office:value="0.678047319556754">
            <text:p>0.6780473196</text:p>
          </table:table-cell>
          <table:table-cell office:value-type="float" office:value="1">
            <text:p>1</text:p>
          </table:table-cell>
          <table:table-cell office:value-type="float" office:value="0.705128205128205">
            <text:p>0.7051282051</text:p>
          </table:table-cell>
          <table:table-cell office:value-type="float" office:value="0.484972091026191">
            <text:p>0.484972091</text:p>
          </table:table-cell>
          <table:table-cell office:value-type="float" office:value="0">
            <text:p>0</text:p>
          </table:table-cell>
          <table:table-cell office:value-type="float" office:value="0.703125">
            <text:p>0.70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78899082568807">
            <text:p>0.6788990826</text:p>
          </table:table-cell>
          <table:table-cell office:value-type="float" office:value="0.153846153846154">
            <text:p>0.1538461538</text:p>
          </table:table-cell>
          <table:table-cell office:value-type="float" office:value="0.397260273972603">
            <text:p>0.397260274</text:p>
          </table:table-cell>
          <table:table-cell office:value-type="float" office:value="1.28380751668423">
            <text:p>1.2838075167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0.546157148990983">
            <text:p>0.546157149</text:p>
          </table:table-cell>
          <table:table-cell office:value-type="float" office:value="0.00597866702901012">
            <text:p>0.005978667</text:p>
          </table:table-cell>
          <table:table-cell office:value-type="float" office:value="0.859375">
            <text:p>0.8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">
            <text:p>0</text:p>
          </table:table-cell>
          <table:table-cell office:value-type="float" office:value="0.158512720156556">
            <text:p>0.1585127202</text:p>
          </table:table-cell>
          <table:table-cell office:value-type="float" office:value="0.580830388692579">
            <text:p>0.5808303887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0.445470158866466">
            <text:p>0.4454701589</text:p>
          </table:table-cell>
          <table:table-cell office:value-type="float" office:value="0">
            <text:p>0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.017948717948718">
            <text:p>0.0179487179</text:p>
          </table:table-cell>
          <table:table-cell office:value-type="float" office:value="0.215264187866928">
            <text:p>0.2152641879</text:p>
          </table:table-cell>
          <table:table-cell office:value-type="float" office:value="0.844322845417237">
            <text:p>0.8443228454</text:p>
          </table:table-cell>
          <table:table-cell office:value-type="float" office:value="0">
            <text:p>0</text:p>
          </table:table-cell>
          <table:table-cell office:value-type="float" office:value="0.628205128205128">
            <text:p>0.6282051282</text:p>
          </table:table-cell>
          <table:table-cell office:value-type="float" office:value="0.590811507084586">
            <text:p>0.5908115071</text:p>
          </table:table-cell>
          <table:table-cell office:value-type="float" office:value="0.226442013723758">
            <text:p>0.2264420137</text:p>
          </table:table-cell>
          <table:table-cell office:value-type="float" office:value="0.703125">
            <text:p>0.70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42201834862385">
            <text:p>0.6422018349</text:p>
          </table:table-cell>
          <table:table-cell office:value-type="float" office:value="0">
            <text:p>0</text:p>
          </table:table-cell>
          <table:table-cell office:value-type="float" office:value="0.331376386170907">
            <text:p>0.3313763862</text:p>
          </table:table-cell>
          <table:table-cell office:value-type="float" office:value="2.07832699619772">
            <text:p>2.0783269962</text:p>
          </table:table-cell>
          <table:table-cell office:value-type="float" office:value="1">
            <text:p>1</text:p>
          </table:table-cell>
          <table:table-cell office:value-type="float" office:value="0.525641025641026">
            <text:p>0.5256410256</text:p>
          </table:table-cell>
          <table:table-cell office:value-type="float" office:value="0.597466723915844">
            <text:p>0.5974667239</text:p>
          </table:table-cell>
          <table:table-cell office:value-type="float" office:value="0.00849242475711665">
            <text:p>0.0084924248</text:p>
          </table:table-cell>
          <table:table-cell office:value-type="float" office:value="0.59375">
            <text:p>0.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0288461538461538">
            <text:p>0.0288461538</text:p>
          </table:table-cell>
          <table:table-cell office:value-type="float" office:value="0.367906066536203">
            <text:p>0.3679060665</text:p>
          </table:table-cell>
          <table:table-cell office:value-type="float" office:value="0.576150356448477">
            <text:p>0.5761503564</text:p>
          </table:table-cell>
          <table:table-cell office:value-type="float" office:value="1">
            <text:p>1</text:p>
          </table:table-cell>
          <table:table-cell office:value-type="float" office:value="0.705128205128205">
            <text:p>0.7051282051</text:p>
          </table:table-cell>
          <table:table-cell office:value-type="float" office:value="0.471017604121941">
            <text:p>0.4710176041</text:p>
          </table:table-cell>
          <table:table-cell office:value-type="float" office:value="0">
            <text:p>0</text:p>
          </table:table-cell>
          <table:table-cell office:value-type="float" office:value="0.640625">
            <text:p>0.64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.0230769230769231">
            <text:p>0.0230769231</text:p>
          </table:table-cell>
          <table:table-cell office:value-type="float" office:value="0.263535551206784">
            <text:p>0.2635355512</text:p>
          </table:table-cell>
          <table:table-cell office:value-type="float" office:value="1.18477863154043">
            <text:p>1.1847786315</text:p>
          </table:table-cell>
          <table:table-cell office:value-type="float" office:value="0">
            <text:p>0</text:p>
          </table:table-cell>
          <table:table-cell office:value-type="float" office:value="0.435897435897436">
            <text:p>0.4358974359</text:p>
          </table:table-cell>
          <table:table-cell office:value-type="float" office:value="0.608415629025333">
            <text:p>0.608415629</text:p>
          </table:table-cell>
          <table:table-cell office:value-type="float" office:value="0">
            <text:p>0</text:p>
          </table:table-cell>
          <table:table-cell office:value-type="float" office:value="0.859375">
            <text:p>0.8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32110091743119">
            <text:p>0.5321100917</text:p>
          </table:table-cell>
          <table:table-cell office:value-type="float" office:value="0.0330128205128205">
            <text:p>0.0330128205</text:p>
          </table:table-cell>
          <table:table-cell office:value-type="float" office:value="0.184605348988911">
            <text:p>0.184605349</text:p>
          </table:table-cell>
          <table:table-cell office:value-type="float" office:value="0.610236220472441">
            <text:p>0.6102362205</text:p>
          </table:table-cell>
          <table:table-cell office:value-type="float" office:value="0">
            <text:p>0</text:p>
          </table:table-cell>
          <table:table-cell office:value-type="float" office:value="0.576923076923077">
            <text:p>0.5769230769</text:p>
          </table:table-cell>
          <table:table-cell office:value-type="float" office:value="0.463503649635037">
            <text:p>0.4635036496</text:p>
          </table:table-cell>
          <table:table-cell office:value-type="float" office:value="0.0118893946599633">
            <text:p>0.0118893947</text:p>
          </table:table-cell>
          <table:table-cell office:value-type="float" office:value="0.328125">
            <text:p>0.3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.118589743589744">
            <text:p>0.1185897436</text:p>
          </table:table-cell>
          <table:table-cell office:value-type="float" office:value="0.262230919765166">
            <text:p>0.2622309198</text:p>
          </table:table-cell>
          <table:table-cell office:value-type="float" office:value="1.224830142063">
            <text:p>1.2248301421</text:p>
          </table:table-cell>
          <table:table-cell office:value-type="float" office:value="0">
            <text:p>0</text:p>
          </table:table-cell>
          <table:table-cell office:value-type="float" office:value="0.782051282051282">
            <text:p>0.7820512821</text:p>
          </table:table-cell>
          <table:table-cell office:value-type="float" office:value="0.656290253327609">
            <text:p>0.656290253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.655963302752294">
            <text:p>0.6559633028</text:p>
          </table:table-cell>
          <table:table-cell office:value-type="float" office:value="0.0147435897435897">
            <text:p>0.0147435897</text:p>
          </table:table-cell>
          <table:table-cell office:value-type="float" office:value="0.156555772994129">
            <text:p>0.156555773</text:p>
          </table:table-cell>
          <table:table-cell office:value-type="float" office:value="2.10783410138249">
            <text:p>2.1078341014</text:p>
          </table:table-cell>
          <table:table-cell office:value-type="float" office:value="0">
            <text:p>0</text:p>
          </table:table-cell>
          <table:table-cell office:value-type="float" office:value="0.794871794871795">
            <text:p>0.7948717949</text:p>
          </table:table-cell>
          <table:table-cell office:value-type="float" office:value="0.626234435379991">
            <text:p>0.6262344354</text:p>
          </table:table-cell>
          <table:table-cell office:value-type="float" office:value="0.104830491201848">
            <text:p>0.1048304912</text:p>
          </table:table-cell>
          <table:table-cell office:value-type="float" office:value="0.453125">
            <text:p>0.4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128205128205128">
            <text:p>0.1282051282</text:p>
          </table:table-cell>
          <table:table-cell office:value-type="float" office:value="0.257664709719504">
            <text:p>0.2576647097</text:p>
          </table:table-cell>
          <table:table-cell office:value-type="float" office:value="0.478063540090772">
            <text:p>0.4780635401</text:p>
          </table:table-cell>
          <table:table-cell office:value-type="float" office:value="0">
            <text:p>0</text:p>
          </table:table-cell>
          <table:table-cell office:value-type="float" office:value="0.692307692307692">
            <text:p>0.6923076923</text:p>
          </table:table-cell>
          <table:table-cell office:value-type="float" office:value="0.539931300987548">
            <text:p>0.539931301</text:p>
          </table:table-cell>
          <table:table-cell office:value-type="float" office:value="0.0565935185814254">
            <text:p>0.0565935186</text:p>
          </table:table-cell>
          <table:table-cell office:value-type="float" office:value="0.765625">
            <text:p>0.765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889908256880734">
            <text:p>0.8899082569</text:p>
          </table:table-cell>
          <table:table-cell office:value-type="float" office:value="0.0544871794871795">
            <text:p>0.0544871795</text:p>
          </table:table-cell>
          <table:table-cell office:value-type="float" office:value="0.412263535551207">
            <text:p>0.4122635356</text:p>
          </table:table-cell>
          <table:table-cell office:value-type="float" office:value="1.47223436816791">
            <text:p>1.4722343682</text:p>
          </table:table-cell>
          <table:table-cell office:value-type="float" office:value="0">
            <text:p>0</text:p>
          </table:table-cell>
          <table:table-cell office:value-type="float" office:value="0.602564102564102">
            <text:p>0.6025641026</text:p>
          </table:table-cell>
          <table:table-cell office:value-type="float" office:value="0.647488192357235">
            <text:p>0.6474881924</text:p>
          </table:table-cell>
          <table:table-cell office:value-type="float" office:value="0.00129084856308173">
            <text:p>0.0012908486</text:p>
          </table:table-cell>
          <table:table-cell office:value-type="float" office:value="0.875">
            <text:p>0.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0961538461538462">
            <text:p>0.0961538462</text:p>
          </table:table-cell>
          <table:table-cell office:value-type="float" office:value="0.285061969993477">
            <text:p>0.28506197</text:p>
          </table:table-cell>
          <table:table-cell office:value-type="float" office:value="1.21677215189873">
            <text:p>1.2167721519</text:p>
          </table:table-cell>
          <table:table-cell office:value-type="float" office:value="0">
            <text:p>0</text:p>
          </table:table-cell>
          <table:table-cell office:value-type="float" office:value="0.717948717948718">
            <text:p>0.7179487179</text:p>
          </table:table-cell>
          <table:table-cell office:value-type="float" office:value="0.440961786174324">
            <text:p>0.4409617862</text:p>
          </table:table-cell>
          <table:table-cell office:value-type="float" office:value="0.0655615191249406">
            <text:p>0.0655615191</text:p>
          </table:table-cell>
          <table:table-cell office:value-type="float" office:value="0.96875">
            <text:p>0.9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.0692307692307692">
            <text:p>0.0692307692</text:p>
          </table:table-cell>
          <table:table-cell office:value-type="float" office:value="0.319634703196347">
            <text:p>0.3196347032</text:p>
          </table:table-cell>
          <table:table-cell office:value-type="float" office:value="0.737451737451737">
            <text:p>0.73745173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559467582653499">
            <text:p>0.5594675827</text:p>
          </table:table-cell>
          <table:table-cell office:value-type="float" office:value="0.192200557103064">
            <text:p>0.1922005571</text:p>
          </table:table-cell>
          <table:table-cell office:value-type="float" office:value="0.453125">
            <text:p>0.4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52293577981651">
            <text:p>0.752293578</text:p>
          </table:table-cell>
          <table:table-cell office:value-type="float" office:value="0.384615384615385">
            <text:p>0.3846153846</text:p>
          </table:table-cell>
          <table:table-cell office:value-type="float" office:value="0.255055446836269">
            <text:p>0.2550554468</text:p>
          </table:table-cell>
          <table:table-cell office:value-type="float" office:value="0.849154746423927">
            <text:p>0.8491547464</text:p>
          </table:table-cell>
          <table:table-cell office:value-type="float" office:value="0">
            <text:p>0</text:p>
          </table:table-cell>
          <table:table-cell office:value-type="float" office:value="0.653846153846154">
            <text:p>0.6538461538</text:p>
          </table:table-cell>
          <table:table-cell office:value-type="float" office:value="0.503220266208673">
            <text:p>0.5032202662</text:p>
          </table:table-cell>
          <table:table-cell office:value-type="float" office:value="0.134180311162443">
            <text:p>0.1341803112</text:p>
          </table:table-cell>
          <table:table-cell office:value-type="float" office:value="0.609375">
            <text:p>0.60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256410256410256">
            <text:p>0.2564102564</text:p>
          </table:table-cell>
          <table:table-cell office:value-type="float" office:value="0.512067840834964">
            <text:p>0.5120678408</text:p>
          </table:table-cell>
          <table:table-cell office:value-type="float" office:value="0.958920660491341">
            <text:p>0.9589206605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0.487118935165307">
            <text:p>0.4871189352</text:p>
          </table:table-cell>
          <table:table-cell office:value-type="float" office:value="0.0188871526598274">
            <text:p>0.0188871527</text:p>
          </table:table-cell>
          <table:table-cell office:value-type="float" office:value="0.78125">
            <text:p>0.7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61467889908257">
            <text:p>0.7614678899</text:p>
          </table:table-cell>
          <table:table-cell office:value-type="float" office:value="0.00224358974358974">
            <text:p>0.0022435897</text:p>
          </table:table-cell>
          <table:table-cell office:value-type="float" office:value="0.262883235485975">
            <text:p>0.2628832355</text:p>
          </table:table-cell>
          <table:table-cell office:value-type="float" office:value="1.4951505870342">
            <text:p>1.495150587</text:p>
          </table:table-cell>
          <table:table-cell office:value-type="float" office:value="0">
            <text:p>0</text:p>
          </table:table-cell>
          <table:table-cell office:value-type="float" office:value="0.67948717948718">
            <text:p>0.6794871795</text:p>
          </table:table-cell>
          <table:table-cell office:value-type="float" office:value="0.609059682267067">
            <text:p>0.6090596823</text:p>
          </table:table-cell>
          <table:table-cell office:value-type="float" office:value="0">
            <text:p>0</text:p>
          </table:table-cell>
          <table:table-cell office:value-type="float" office:value="0.421875">
            <text:p>0.42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0134615384615385">
            <text:p>0.0134615385</text:p>
          </table:table-cell>
          <table:table-cell office:value-type="float" office:value="0.300065231572081">
            <text:p>0.3000652316</text:p>
          </table:table-cell>
          <table:table-cell office:value-type="float" office:value="1.12053758924822">
            <text:p>1.1205375892</text:p>
          </table:table-cell>
          <table:table-cell office:value-type="float" office:value="0">
            <text:p>0</text:p>
          </table:table-cell>
          <table:table-cell office:value-type="float" office:value="0.525641025641026">
            <text:p>0.5256410256</text:p>
          </table:table-cell>
          <table:table-cell office:value-type="float" office:value="0.66487762988407">
            <text:p>0.6648776299</text:p>
          </table:table-cell>
          <table:table-cell office:value-type="float" office:value="0.070181398192812">
            <text:p>0.0701813982</text:p>
          </table:table-cell>
          <table:table-cell office:value-type="float" office:value="0.484375">
            <text:p>0.4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0480769230769231">
            <text:p>0.0480769231</text:p>
          </table:table-cell>
          <table:table-cell office:value-type="float" office:value="0.350945857795173">
            <text:p>0.3509458578</text:p>
          </table:table-cell>
          <table:table-cell office:value-type="float" office:value="0.882212359166951">
            <text:p>0.8822123592</text:p>
          </table:table-cell>
          <table:table-cell office:value-type="float" office:value="0">
            <text:p>0</text:p>
          </table:table-cell>
          <table:table-cell office:value-type="float" office:value="0.82051282051282">
            <text:p>0.8205128205</text:p>
          </table:table-cell>
          <table:table-cell office:value-type="float" office:value="0.614641477028768">
            <text:p>0.614641477</text:p>
          </table:table-cell>
          <table:table-cell office:value-type="float" office:value="0.026428425844147">
            <text:p>0.0264284258</text:p>
          </table:table-cell>
          <table:table-cell office:value-type="float" office:value="0.453125">
            <text:p>0.4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24770642201835">
            <text:p>0.7247706422</text:p>
          </table:table-cell>
          <table:table-cell office:value-type="float" office:value="0.115384615384615">
            <text:p>0.1153846154</text:p>
          </table:table-cell>
          <table:table-cell office:value-type="float" office:value="0.193737769080235">
            <text:p>0.1937377691</text:p>
          </table:table-cell>
          <table:table-cell office:value-type="float" office:value="1.12856071964018">
            <text:p>1.1285607196</text:p>
          </table:table-cell>
          <table:table-cell office:value-type="float" office:value="0">
            <text:p>0</text:p>
          </table:table-cell>
          <table:table-cell office:value-type="float" office:value="0.807692307692308">
            <text:p>0.8076923077</text:p>
          </table:table-cell>
          <table:table-cell office:value-type="float" office:value="0.571919278660369">
            <text:p>0.5719192787</text:p>
          </table:table-cell>
          <table:table-cell office:value-type="float" office:value="0.733745499014879">
            <text:p>0.7337454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95412844036697">
            <text:p>0.495412844</text:p>
          </table:table-cell>
          <table:table-cell office:value-type="float" office:value="0.0480769230769231">
            <text:p>0.0480769231</text:p>
          </table:table-cell>
          <table:table-cell office:value-type="float" office:value="0.282452707110241">
            <text:p>0.2824527071</text:p>
          </table:table-cell>
          <table:table-cell office:value-type="float" office:value="0.967105263157895">
            <text:p>0.9671052632</text:p>
          </table:table-cell>
          <table:table-cell office:value-type="float" office:value="0">
            <text:p>0</text:p>
          </table:table-cell>
          <table:table-cell office:value-type="float" office:value="0.846153846153846">
            <text:p>0.8461538462</text:p>
          </table:table-cell>
          <table:table-cell office:value-type="float" office:value="0.478531558608845">
            <text:p>0.4785315586</text:p>
          </table:table-cell>
          <table:table-cell office:value-type="float" office:value="0.146749099802976">
            <text:p>0.1467490998</text:p>
          </table:table-cell>
          <table:table-cell office:value-type="float" office:value="0.953125">
            <text:p>0.95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79816513761468">
            <text:p>0.7798165138</text:p>
          </table:table-cell>
          <table:table-cell office:value-type="float" office:value="0.243589743589744">
            <text:p>0.2435897436</text:p>
          </table:table-cell>
          <table:table-cell office:value-type="float" office:value="0.358773646444879">
            <text:p>0.3587736464</text:p>
          </table:table-cell>
          <table:table-cell office:value-type="float" office:value="1.25639322484225">
            <text:p>1.2563932248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0.803134392443109">
            <text:p>0.8031343924</text:p>
          </table:table-cell>
          <table:table-cell office:value-type="float" office:value="0.0419186086011278">
            <text:p>0.0419186086</text:p>
          </table:table-cell>
          <table:table-cell office:value-type="float" office:value="0.84375">
            <text:p>0.84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0320512820512821">
            <text:p>0.0320512821</text:p>
          </table:table-cell>
          <table:table-cell office:value-type="float" office:value="0.37573385518591">
            <text:p>0.3757338552</text:p>
          </table:table-cell>
          <table:table-cell office:value-type="float" office:value="0.884353741496599">
            <text:p>0.8843537415</text:p>
          </table:table-cell>
          <table:table-cell office:value-type="float" office:value="0">
            <text:p>0</text:p>
          </table:table-cell>
          <table:table-cell office:value-type="float" office:value="0.794871794871795">
            <text:p>0.7948717949</text:p>
          </table:table-cell>
          <table:table-cell office:value-type="float" office:value="0.50407900386432">
            <text:p>0.5040790039</text:p>
          </table:table-cell>
          <table:table-cell office:value-type="float" office:value="0.0523812759018955">
            <text:p>0.0523812759</text:p>
          </table:table-cell>
          <table:table-cell office:value-type="float" office:value="0.65625">
            <text:p>0.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">
            <text:p>0</text:p>
          </table:table-cell>
          <table:table-cell office:value-type="float" office:value="0.198303979125897">
            <text:p>0.1983039791</text:p>
          </table:table-cell>
          <table:table-cell office:value-type="float" office:value="0.458102035421623">
            <text:p>0.4581020354</text:p>
          </table:table-cell>
          <table:table-cell office:value-type="float" office:value="0">
            <text:p>0</text:p>
          </table:table-cell>
          <table:table-cell office:value-type="float" office:value="0.628205128205128">
            <text:p>0.6282051282</text:p>
          </table:table-cell>
          <table:table-cell office:value-type="float" office:value="0.473164448261056">
            <text:p>0.4731644483</text:p>
          </table:table-cell>
          <table:table-cell office:value-type="float" office:value="0">
            <text:p>0</text:p>
          </table:table-cell>
          <table:table-cell office:value-type="float" office:value="0.28125">
            <text:p>0.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22935779816514">
            <text:p>0.5229357798</text:p>
          </table:table-cell>
          <table:table-cell office:value-type="float" office:value="0">
            <text:p>0</text:p>
          </table:table-cell>
          <table:table-cell office:value-type="float" office:value="0.522504892367906">
            <text:p>0.5225048924</text:p>
          </table:table-cell>
          <table:table-cell office:value-type="float" office:value="0.979185520361991">
            <text:p>0.9791855204</text:p>
          </table:table-cell>
          <table:table-cell office:value-type="float" office:value="0">
            <text:p>0</text:p>
          </table:table-cell>
          <table:table-cell office:value-type="float" office:value="0.846153846153846">
            <text:p>0.8461538462</text:p>
          </table:table-cell>
          <table:table-cell office:value-type="float" office:value="0.547659939888364">
            <text:p>0.5476599399</text:p>
          </table:table-cell>
          <table:table-cell office:value-type="float" office:value="0.0169169101161764">
            <text:p>0.0169169101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0642201834862">
            <text:p>0.7706422018</text:p>
          </table:table-cell>
          <table:table-cell office:value-type="float" office:value="0.288461538461538">
            <text:p>0.2884615385</text:p>
          </table:table-cell>
          <table:table-cell office:value-type="float" office:value="0.556425309849967">
            <text:p>0.5564253098</text:p>
          </table:table-cell>
          <table:table-cell office:value-type="float" office:value="1.41257934218119">
            <text:p>1.4125793422</text:p>
          </table:table-cell>
          <table:table-cell office:value-type="float" office:value="1">
            <text:p>1</text:p>
          </table:table-cell>
          <table:table-cell office:value-type="float" office:value="0.884615384615385">
            <text:p>0.8846153846</text:p>
          </table:table-cell>
          <table:table-cell office:value-type="float" office:value="0.562043795620438">
            <text:p>0.5620437956</text:p>
          </table:table-cell>
          <table:table-cell office:value-type="float" office:value="0.0314559413003601">
            <text:p>0.0314559413</text:p>
          </table:table-cell>
          <table:table-cell office:value-type="float" office:value="0.84375">
            <text:p>0.84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0641025641025641">
            <text:p>0.0641025641</text:p>
          </table:table-cell>
          <table:table-cell office:value-type="float" office:value="0.238747553816047">
            <text:p>0.2387475538</text:p>
          </table:table-cell>
          <table:table-cell office:value-type="float" office:value="0.678835489833641">
            <text:p>0.6788354898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0.45148132245599">
            <text:p>0.4514813225</text:p>
          </table:table-cell>
          <table:table-cell office:value-type="float" office:value="0.0139955159997282">
            <text:p>0.013995516</text:p>
          </table:table-cell>
          <table:table-cell office:value-type="float" office:value="0.578125">
            <text:p>0.57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98165137614679">
            <text:p>0.7981651376</text:p>
          </table:table-cell>
          <table:table-cell office:value-type="float" office:value="0">
            <text:p>0</text:p>
          </table:table-cell>
          <table:table-cell office:value-type="float" office:value="0.551859099804305">
            <text:p>0.5518590998</text:p>
          </table:table-cell>
          <table:table-cell office:value-type="float" office:value="1.43382352941176">
            <text:p>1.4338235294</text:p>
          </table:table-cell>
          <table:table-cell office:value-type="float" office:value="1">
            <text:p>1</text:p>
          </table:table-cell>
          <table:table-cell office:value-type="float" office:value="0.448717948717949">
            <text:p>0.4487179487</text:p>
          </table:table-cell>
          <table:table-cell office:value-type="float" office:value="0.542507513954487">
            <text:p>0.542507514</text:p>
          </table:table-cell>
          <table:table-cell office:value-type="float" office:value="0">
            <text:p>0</text:p>
          </table:table-cell>
          <table:table-cell office:value-type="float" office:value="0.953125">
            <text:p>0.95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32110091743119">
            <text:p>0.5321100917</text:p>
          </table:table-cell>
          <table:table-cell office:value-type="float" office:value="1">
            <text:p>1</text:p>
          </table:table-cell>
          <table:table-cell office:value-type="float" office:value="0.206784083496412">
            <text:p>0.2067840835</text:p>
          </table:table-cell>
          <table:table-cell office:value-type="float" office:value="1.02042205582029">
            <text:p>1.0204220558</text:p>
          </table:table-cell>
          <table:table-cell office:value-type="float" office:value="0">
            <text:p>0</text:p>
          </table:table-cell>
          <table:table-cell office:value-type="float" office:value="0.602564102564102">
            <text:p>0.6025641026</text:p>
          </table:table-cell>
          <table:table-cell office:value-type="float" office:value="0.416487762988407">
            <text:p>0.416487763</text:p>
          </table:table-cell>
          <table:table-cell office:value-type="float" office:value="0.333310686867314">
            <text:p>0.3333106869</text:p>
          </table:table-cell>
          <table:table-cell office:value-type="float" office:value="0.921875">
            <text:p>0.92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">
            <text:p>0</text:p>
          </table:table-cell>
          <table:table-cell office:value-type="float" office:value="0.690150032615786">
            <text:p>0.6901500326</text:p>
          </table:table-cell>
          <table:table-cell office:value-type="float" office:value="0.906267806267806">
            <text:p>0.9062678063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0.609918419922714">
            <text:p>0.6099184199</text:p>
          </table:table-cell>
          <table:table-cell office:value-type="float" office:value="0.0995991575514641">
            <text:p>0.0995991576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42201834862385">
            <text:p>0.6422018349</text:p>
          </table:table-cell>
          <table:table-cell office:value-type="float" office:value="0.144230769230769">
            <text:p>0.1442307692</text:p>
          </table:table-cell>
          <table:table-cell office:value-type="float" office:value="0.299412915851272">
            <text:p>0.2994129159</text:p>
          </table:table-cell>
          <table:table-cell office:value-type="float" office:value="1.20146764509673">
            <text:p>1.2014676451</text:p>
          </table:table-cell>
          <table:table-cell office:value-type="float" office:value="0">
            <text:p>0</text:p>
          </table:table-cell>
          <table:table-cell office:value-type="float" office:value="0.807692307692308">
            <text:p>0.8076923077</text:p>
          </table:table-cell>
          <table:table-cell office:value-type="float" office:value="0.470373550880206">
            <text:p>0.4703735509</text:p>
          </table:table-cell>
          <table:table-cell office:value-type="float" office:value="0.150078130307765">
            <text:p>0.150078130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06422018348624">
            <text:p>0.7064220183</text:p>
          </table:table-cell>
          <table:table-cell office:value-type="float" office:value="0.0224358974358974">
            <text:p>0.0224358974</text:p>
          </table:table-cell>
          <table:table-cell office:value-type="float" office:value="0.385518590998043">
            <text:p>0.385518591</text:p>
          </table:table-cell>
          <table:table-cell office:value-type="float" office:value="0.785916378497328">
            <text:p>0.7859163785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0.442249892657793">
            <text:p>0.4422498927</text:p>
          </table:table-cell>
          <table:table-cell office:value-type="float" office:value="0">
            <text:p>0</text:p>
          </table:table-cell>
          <table:table-cell office:value-type="float" office:value="0.65625">
            <text:p>0.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">
            <text:p>0</text:p>
          </table:table-cell>
          <table:table-cell office:value-type="float" office:value="0.255707762557078">
            <text:p>0.2557077626</text:p>
          </table:table-cell>
          <table:table-cell office:value-type="float" office:value="1.41865630205441">
            <text:p>1.4186563021</text:p>
          </table:table-cell>
          <table:table-cell office:value-type="float" office:value="0">
            <text:p>0</text:p>
          </table:table-cell>
          <table:table-cell office:value-type="float" office:value="0.871794871794872">
            <text:p>0.8717948718</text:p>
          </table:table-cell>
          <table:table-cell office:value-type="float" office:value="0.601545727780163">
            <text:p>0.6015457278</text:p>
          </table:table-cell>
          <table:table-cell office:value-type="float" office:value="0.00461987906787146">
            <text:p>0.0046198791</text:p>
          </table:table-cell>
          <table:table-cell office:value-type="float" office:value="0.421875">
            <text:p>0.42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0641025641025641">
            <text:p>0.0641025641</text:p>
          </table:table-cell>
          <table:table-cell office:value-type="float" office:value="0.399869536855838">
            <text:p>0.3998695369</text:p>
          </table:table-cell>
          <table:table-cell office:value-type="float" office:value="0.8524">
            <text:p>0.8524</text:p>
          </table:table-cell>
          <table:table-cell office:value-type="float" office:value="0">
            <text:p>0</text:p>
          </table:table-cell>
          <table:table-cell office:value-type="float" office:value="0.846153846153846">
            <text:p>0.8461538462</text:p>
          </table:table-cell>
          <table:table-cell office:value-type="float" office:value="0.490768570201803">
            <text:p>0.4907685702</text:p>
          </table:table-cell>
          <table:table-cell office:value-type="float" office:value="0.080372307901352">
            <text:p>0.0803723079</text:p>
          </table:table-cell>
          <table:table-cell office:value-type="float" office:value="0.9375">
            <text:p>0.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.0448717948717949">
            <text:p>0.0448717949</text:p>
          </table:table-cell>
          <table:table-cell office:value-type="float" office:value="0.407697325505545">
            <text:p>0.4076973255</text:p>
          </table:table-cell>
          <table:table-cell office:value-type="float" office:value="0.801174168297456">
            <text:p>0.8011741683</text:p>
          </table:table-cell>
          <table:table-cell office:value-type="float" office:value="0">
            <text:p>0</text:p>
          </table:table-cell>
          <table:table-cell office:value-type="float" office:value="0.769230769230769">
            <text:p>0.7692307692</text:p>
          </table:table-cell>
          <table:table-cell office:value-type="float" office:value="0.554959209961357">
            <text:p>0.55495921</text:p>
          </table:table-cell>
          <table:table-cell office:value-type="float" office:value="0.0578164277464502">
            <text:p>0.0578164277</text:p>
          </table:table-cell>
          <table:table-cell office:value-type="float" office:value="0.4375">
            <text:p>0.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">
            <text:p>0</text:p>
          </table:table-cell>
          <table:table-cell office:value-type="float" office:value="0.326810176125245">
            <text:p>0.3268101761</text:p>
          </table:table-cell>
          <table:table-cell office:value-type="float" office:value="1.22618488972313">
            <text:p>1.2261848897</text:p>
          </table:table-cell>
          <table:table-cell office:value-type="float" office:value="0">
            <text:p>0</text:p>
          </table:table-cell>
          <table:table-cell office:value-type="float" office:value="0.82051282051282">
            <text:p>0.8205128205</text:p>
          </table:table-cell>
          <table:table-cell office:value-type="float" office:value="0.562687848862173">
            <text:p>0.5626878489</text:p>
          </table:table-cell>
          <table:table-cell office:value-type="float" office:value="0.0831578232216863">
            <text:p>0.0831578232</text:p>
          </table:table-cell>
          <table:table-cell office:value-type="float" office:value="0.515625">
            <text:p>0.51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.144230769230769">
            <text:p>0.1442307692</text:p>
          </table:table-cell>
          <table:table-cell office:value-type="float" office:value="0.185909980430528">
            <text:p>0.1859099804</text:p>
          </table:table-cell>
          <table:table-cell office:value-type="float" office:value="1.47093307278945">
            <text:p>1.4709330728</text:p>
          </table:table-cell>
          <table:table-cell office:value-type="float" office:value="0">
            <text:p>0</text:p>
          </table:table-cell>
          <table:table-cell office:value-type="float" office:value="0.705128205128205">
            <text:p>0.7051282051</text:p>
          </table:table-cell>
          <table:table-cell office:value-type="float" office:value="0.531987977672821">
            <text:p>0.5319879777</text:p>
          </table:table-cell>
          <table:table-cell office:value-type="float" office:value="0.169101161763707">
            <text:p>0.1691011618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01834862385321">
            <text:p>0.7018348624</text:p>
          </table:table-cell>
          <table:table-cell office:value-type="float" office:value="0.25">
            <text:p>0.25</text:p>
          </table:table-cell>
          <table:table-cell office:value-type="float" office:value="0.258317025440313">
            <text:p>0.2583170254</text:p>
          </table:table-cell>
          <table:table-cell office:value-type="float" office:value="0.984691924990432">
            <text:p>0.984691925</text:p>
          </table:table-cell>
          <table:table-cell office:value-type="float" office:value="0">
            <text:p>0</text:p>
          </table:table-cell>
          <table:table-cell office:value-type="float" office:value="0.692307692307692">
            <text:p>0.6923076923</text:p>
          </table:table-cell>
          <table:table-cell office:value-type="float" office:value="0.556247316444826">
            <text:p>0.5562473164</text:p>
          </table:table-cell>
          <table:table-cell office:value-type="float" office:value="0.183640192947891">
            <text:p>0.1836401929</text:p>
          </table:table-cell>
          <table:table-cell office:value-type="float" office:value="0.703125">
            <text:p>0.70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4220183486238">
            <text:p>0.5642201835</text:p>
          </table:table-cell>
          <table:table-cell office:value-type="float" office:value="0.275641025641026">
            <text:p>0.2756410256</text:p>
          </table:table-cell>
          <table:table-cell office:value-type="float" office:value="0.72863666014351">
            <text:p>0.7286366601</text:p>
          </table:table-cell>
          <table:table-cell office:value-type="float" office:value="1.17170375290601">
            <text:p>1.1717037529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</text:p>
          </table:table-cell>
          <table:table-cell office:value-type="float" office:value="0.711464147702877">
            <text:p>0.7114641477</text:p>
          </table:table-cell>
          <table:table-cell office:value-type="float" office:value="0">
            <text:p>0</text:p>
          </table:table-cell>
          <table:table-cell office:value-type="float" office:value="0.921875">
            <text:p>0.92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78899082568807">
            <text:p>0.6788990826</text:p>
          </table:table-cell>
          <table:table-cell office:value-type="float" office:value="0.12948717948718">
            <text:p>0.1294871795</text:p>
          </table:table-cell>
          <table:table-cell office:value-type="float" office:value="0.26027397260274">
            <text:p>0.2602739726</text:p>
          </table:table-cell>
          <table:table-cell office:value-type="float" office:value="0.804119704624951">
            <text:p>0.8041197046</text:p>
          </table:table-cell>
          <table:table-cell office:value-type="float" office:value="0">
            <text:p>0</text:p>
          </table:table-cell>
          <table:table-cell office:value-type="float" office:value="0.769230769230769">
            <text:p>0.7692307692</text:p>
          </table:table-cell>
          <table:table-cell office:value-type="float" office:value="0.596393301846286">
            <text:p>0.5963933018</text:p>
          </table:table-cell>
          <table:table-cell office:value-type="float" office:value="0.0118893946599633">
            <text:p>0.0118893947</text:p>
          </table:table-cell>
          <table:table-cell office:value-type="float" office:value="0.4375">
            <text:p>0.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126923076923077">
            <text:p>0.1269230769</text:p>
          </table:table-cell>
          <table:table-cell office:value-type="float" office:value="0.180039138943249">
            <text:p>0.1800391389</text:p>
          </table:table-cell>
          <table:table-cell office:value-type="float" office:value="0.85827664399093">
            <text:p>0.858276644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0.738943752683555">
            <text:p>0.7389437527</text:p>
          </table:table-cell>
          <table:table-cell office:value-type="float" office:value="0.125755825803383">
            <text:p>0.1257558258</text:p>
          </table:table-cell>
          <table:table-cell office:value-type="float" office:value="0.59375">
            <text:p>0.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282051282051282">
            <text:p>0.2820512821</text:p>
          </table:table-cell>
          <table:table-cell office:value-type="float" office:value="0.483365949119374">
            <text:p>0.4833659491</text:p>
          </table:table-cell>
          <table:table-cell office:value-type="float" office:value="1.2972450459159">
            <text:p>1.2972450459</text:p>
          </table:table-cell>
          <table:table-cell office:value-type="float" office:value="0">
            <text:p>0</text:p>
          </table:table-cell>
          <table:table-cell office:value-type="float" office:value="0.448717948717949">
            <text:p>0.4487179487</text:p>
          </table:table-cell>
          <table:table-cell office:value-type="float" office:value="0.632030914555603">
            <text:p>0.6320309146</text:p>
          </table:table-cell>
          <table:table-cell office:value-type="float" office:value="0.200557103064067">
            <text:p>0.2005571031</text:p>
          </table:table-cell>
          <table:table-cell office:value-type="float" office:value="0.9375">
            <text:p>0.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97247706422018">
            <text:p>0.6972477064</text:p>
          </table:table-cell>
          <table:table-cell office:value-type="float" office:value="0.390384615384615">
            <text:p>0.3903846154</text:p>
          </table:table-cell>
          <table:table-cell office:value-type="float" office:value="0.263535551206784">
            <text:p>0.2635355512</text:p>
          </table:table-cell>
          <table:table-cell office:value-type="float" office:value="1.24933949801849">
            <text:p>1.249339498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0.742164018892229">
            <text:p>0.7421640189</text:p>
          </table:table-cell>
          <table:table-cell office:value-type="float" office:value="0.0283307289897411">
            <text:p>0.028330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24770642201835">
            <text:p>0.7247706422</text:p>
          </table:table-cell>
          <table:table-cell office:value-type="float" office:value="0.432692307692308">
            <text:p>0.4326923077</text:p>
          </table:table-cell>
          <table:table-cell office:value-type="float" office:value="0.328767123287671">
            <text:p>0.3287671233</text:p>
          </table:table-cell>
          <table:table-cell office:value-type="float" office:value="1.14716840536513">
            <text:p>1.1471684054</text:p>
          </table:table-cell>
          <table:table-cell office:value-type="float" office:value="0">
            <text:p>0</text:p>
          </table:table-cell>
          <table:table-cell office:value-type="float" office:value="0.692307692307692">
            <text:p>0.6923076923</text:p>
          </table:table-cell>
          <table:table-cell office:value-type="float" office:value="0.532202662086733">
            <text:p>0.5322026621</text:p>
          </table:table-cell>
          <table:table-cell office:value-type="float" office:value="0.146069705822406">
            <text:p>0.1460697058</text:p>
          </table:table-cell>
          <table:table-cell office:value-type="float" office:value="0.96875">
            <text:p>0.9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0641025641025641">
            <text:p>0.0641025641</text:p>
          </table:table-cell>
          <table:table-cell office:value-type="float" office:value="0.200913242009132">
            <text:p>0.200913242</text:p>
          </table:table-cell>
          <table:table-cell office:value-type="float" office:value="0.935500925191647">
            <text:p>0.9355009252</text:p>
          </table:table-cell>
          <table:table-cell office:value-type="float" office:value="0">
            <text:p>0</text:p>
          </table:table-cell>
          <table:table-cell office:value-type="float" office:value="0.576923076923077">
            <text:p>0.5769230769</text:p>
          </table:table-cell>
          <table:table-cell office:value-type="float" office:value="0.674967797337913">
            <text:p>0.6749677973</text:p>
          </table:table-cell>
          <table:table-cell office:value-type="float" office:value="0.542292275290441">
            <text:p>0.5422922753</text:p>
          </table:table-cell>
          <table:table-cell office:value-type="float" office:value="0.90625">
            <text:p>0.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0480769230769231">
            <text:p>0.0480769231</text:p>
          </table:table-cell>
          <table:table-cell office:value-type="float" office:value="0.243313763861709">
            <text:p>0.2433137639</text:p>
          </table:table-cell>
          <table:table-cell office:value-type="float" office:value="0.69925300422215">
            <text:p>0.6992530042</text:p>
          </table:table-cell>
          <table:table-cell office:value-type="float" office:value="0">
            <text:p>0</text:p>
          </table:table-cell>
          <table:table-cell office:value-type="float" office:value="0.525641025641026">
            <text:p>0.5256410256</text:p>
          </table:table-cell>
          <table:table-cell office:value-type="float" office:value="0.530270502361528">
            <text:p>0.5302705024</text:p>
          </table:table-cell>
          <table:table-cell office:value-type="float" office:value="0.0754806712412528">
            <text:p>0.0754806712</text:p>
          </table:table-cell>
          <table:table-cell office:value-type="float" office:value="0.46875">
            <text:p>0.46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51376146788991">
            <text:p>0.6513761468</text:p>
          </table:table-cell>
          <table:table-cell office:value-type="float" office:value="0.238461538461538">
            <text:p>0.2384615385</text:p>
          </table:table-cell>
          <table:table-cell office:value-type="float" office:value="0.360078277886497">
            <text:p>0.3600782779</text:p>
          </table:table-cell>
          <table:table-cell office:value-type="float" office:value="0.959875671093529">
            <text:p>0.9598756711</text:p>
          </table:table-cell>
          <table:table-cell office:value-type="float" office:value="0">
            <text:p>0</text:p>
          </table:table-cell>
          <table:table-cell office:value-type="float" office:value="0.602564102564102">
            <text:p>0.6025641026</text:p>
          </table:table-cell>
          <table:table-cell office:value-type="float" office:value="0.62881064834693">
            <text:p>0.6288106483</text:p>
          </table:table-cell>
          <table:table-cell office:value-type="float" office:value="0.164888919084177">
            <text:p>0.1648889191</text:p>
          </table:table-cell>
          <table:table-cell office:value-type="float" office:value="0.84375">
            <text:p>0.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192307692307692">
            <text:p>0.1923076923</text:p>
          </table:table-cell>
          <table:table-cell office:value-type="float" office:value="0.215264187866928">
            <text:p>0.2152641879</text:p>
          </table:table-cell>
          <table:table-cell office:value-type="float" office:value="1.32141198327915">
            <text:p>1.3214119833</text:p>
          </table:table-cell>
          <table:table-cell office:value-type="float" office:value="0">
            <text:p>0</text:p>
          </table:table-cell>
          <table:table-cell office:value-type="float" office:value="0.833333333333333">
            <text:p>0.8333333333</text:p>
          </table:table-cell>
          <table:table-cell office:value-type="float" office:value="0.560111635895234">
            <text:p>0.5601116359</text:p>
          </table:table-cell>
          <table:table-cell office:value-type="float" office:value="0.394795842108839">
            <text:p>0.3947958421</text:p>
          </table:table-cell>
          <table:table-cell office:value-type="float" office:value="0.625">
            <text:p>0.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.133974358974359">
            <text:p>0.133974359</text:p>
          </table:table-cell>
          <table:table-cell office:value-type="float" office:value="0.590345727332029">
            <text:p>0.5903457273</text:p>
          </table:table-cell>
          <table:table-cell office:value-type="float" office:value="0.861642625846335">
            <text:p>0.8616426258</text:p>
          </table:table-cell>
          <table:table-cell office:value-type="float" office:value="1">
            <text:p>1</text:p>
          </table:table-cell>
          <table:table-cell office:value-type="float" office:value="0.564102564102564">
            <text:p>0.5641025641</text:p>
          </table:table-cell>
          <table:table-cell office:value-type="float" office:value="0.516316015457278">
            <text:p>0.5163160155</text:p>
          </table:table-cell>
          <table:table-cell office:value-type="float" office:value="0.131394795842109">
            <text:p>0.1313947958</text:p>
          </table:table-cell>
          <table:table-cell office:value-type="float" office:value="0.8125">
            <text:p>0.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32110091743119">
            <text:p>0.5321100917</text:p>
          </table:table-cell>
          <table:table-cell office:value-type="float" office:value="0.0865384615384616">
            <text:p>0.0865384615</text:p>
          </table:table-cell>
          <table:table-cell office:value-type="float" office:value="0.240704500978474">
            <text:p>0.240704501</text:p>
          </table:table-cell>
          <table:table-cell office:value-type="float" office:value="0.475219683655536">
            <text:p>0.4752196837</text:p>
          </table:table-cell>
          <table:table-cell office:value-type="float" office:value="0">
            <text:p>0</text:p>
          </table:table-cell>
          <table:table-cell office:value-type="float" office:value="0.705128205128205">
            <text:p>0.7051282051</text:p>
          </table:table-cell>
          <table:table-cell office:value-type="float" office:value="0.453628166595105">
            <text:p>0.4536281666</text:p>
          </table:table-cell>
          <table:table-cell office:value-type="float" office:value="0.125755825803383">
            <text:p>0.125755825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016025641025641">
            <text:p>0.016025641</text:p>
          </table:table-cell>
          <table:table-cell office:value-type="float" office:value="0.241356816699282">
            <text:p>0.2413568167</text:p>
          </table:table-cell>
          <table:table-cell office:value-type="float" office:value="0.437649470447557">
            <text:p>0.4376494704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0.456204379562044">
            <text:p>0.4562043796</text:p>
          </table:table-cell>
          <table:table-cell office:value-type="float" office:value="0.154426251783409">
            <text:p>0.1544262518</text:p>
          </table:table-cell>
          <table:table-cell office:value-type="float" office:value="0.4375">
            <text:p>0.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">
            <text:p>0</text:p>
          </table:table-cell>
          <table:table-cell office:value-type="float" office:value="0.240052185257665">
            <text:p>0.2400521853</text:p>
          </table:table-cell>
          <table:table-cell office:value-type="float" office:value="0.905325443786982">
            <text:p>0.9053254438</text:p>
          </table:table-cell>
          <table:table-cell office:value-type="float" office:value="0">
            <text:p>0</text:p>
          </table:table-cell>
          <table:table-cell office:value-type="float" office:value="0.653846153846154">
            <text:p>0.6538461538</text:p>
          </table:table-cell>
          <table:table-cell office:value-type="float" office:value="0.440532417346501">
            <text:p>0.4405324173</text:p>
          </table:table-cell>
          <table:table-cell office:value-type="float" office:value="0.00346490930090359">
            <text:p>0.0034649093</text:p>
          </table:table-cell>
          <table:table-cell office:value-type="float" office:value="0.3125">
            <text:p>0.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">
            <text:p>0</text:p>
          </table:table-cell>
          <table:table-cell office:value-type="float" office:value="0.257664709719504">
            <text:p>0.2576647097</text:p>
          </table:table-cell>
          <table:table-cell office:value-type="float" office:value="2.8376268540203">
            <text:p>2.837626854</text:p>
          </table:table-cell>
          <table:table-cell office:value-type="float" office:value="1">
            <text:p>1</text:p>
          </table:table-cell>
          <table:table-cell office:value-type="float" office:value="0.756410256410256">
            <text:p>0.7564102564</text:p>
          </table:table-cell>
          <table:table-cell office:value-type="float" office:value="0.704808930871619">
            <text:p>0.7048089309</text:p>
          </table:table-cell>
          <table:table-cell office:value-type="float" office:value="0.065153882736599">
            <text:p>0.0651538827</text:p>
          </table:table-cell>
          <table:table-cell office:value-type="float" office:value="0.84375">
            <text:p>0.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3394495412844">
            <text:p>0.7339449541</text:p>
          </table:table-cell>
          <table:table-cell office:value-type="float" office:value="0.448717948717949">
            <text:p>0.4487179487</text:p>
          </table:table-cell>
          <table:table-cell office:value-type="float" office:value="0.384866275277234">
            <text:p>0.3848662753</text:p>
          </table:table-cell>
          <table:table-cell office:value-type="float" office:value="3.03267973856209">
            <text:p>3.0326797386</text:p>
          </table:table-cell>
          <table:table-cell office:value-type="float" office:value="0">
            <text:p>0</text:p>
          </table:table-cell>
          <table:table-cell office:value-type="float" office:value="0.743589743589744">
            <text:p>0.7435897436</text:p>
          </table:table-cell>
          <table:table-cell office:value-type="float" office:value="0.72713610991842">
            <text:p>0.7271361099</text:p>
          </table:table-cell>
          <table:table-cell office:value-type="float" office:value="0.0239146681160405">
            <text:p>0.0239146681</text:p>
          </table:table-cell>
          <table:table-cell office:value-type="float" office:value="0.84375">
            <text:p>0.84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.0891025641025641">
            <text:p>0.0891025641</text:p>
          </table:table-cell>
          <table:table-cell office:value-type="float" office:value="0.318982387475538">
            <text:p>0.3189823875</text:p>
          </table:table-cell>
          <table:table-cell office:value-type="float" office:value="0.258321870701513">
            <text:p>0.2583218707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0.414340918849292">
            <text:p>0.4143409188</text:p>
          </table:table-cell>
          <table:table-cell office:value-type="float" office:value="0.118690128405462">
            <text:p>0.1186901284</text:p>
          </table:table-cell>
          <table:table-cell office:value-type="float" office:value="0.390625">
            <text:p>0.3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0897435897435897">
            <text:p>0.0897435897</text:p>
          </table:table-cell>
          <table:table-cell office:value-type="float" office:value="0.360730593607306">
            <text:p>0.3607305936</text:p>
          </table:table-cell>
          <table:table-cell office:value-type="float" office:value="0.384967672413793">
            <text:p>0.3849676724</text:p>
          </table:table-cell>
          <table:table-cell office:value-type="float" office:value="0">
            <text:p>0</text:p>
          </table:table-cell>
          <table:table-cell office:value-type="float" office:value="0.82051282051282">
            <text:p>0.8205128205</text:p>
          </table:table-cell>
          <table:table-cell office:value-type="float" office:value="0.53606698153714">
            <text:p>0.5360669815</text:p>
          </table:table-cell>
          <table:table-cell office:value-type="float" office:value="0.00346490930090359">
            <text:p>0.0034649093</text:p>
          </table:table-cell>
          <table:table-cell office:value-type="float" office:value="0.59375">
            <text:p>0.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.144230769230769">
            <text:p>0.1442307692</text:p>
          </table:table-cell>
          <table:table-cell office:value-type="float" office:value="0.382257012393999">
            <text:p>0.3822570124</text:p>
          </table:table-cell>
          <table:table-cell office:value-type="float" office:value="3.98615548455804">
            <text:p>3.9861554846</text:p>
          </table:table-cell>
          <table:table-cell office:value-type="float" office:value="0">
            <text:p>0</text:p>
          </table:table-cell>
          <table:table-cell office:value-type="float" office:value="0.782051282051282">
            <text:p>0.7820512821</text:p>
          </table:table-cell>
          <table:table-cell office:value-type="float" office:value="0.670030055817948">
            <text:p>0.6700300558</text:p>
          </table:table-cell>
          <table:table-cell office:value-type="float" office:value="0.219444255723894">
            <text:p>0.2194442557</text:p>
          </table:table-cell>
          <table:table-cell office:value-type="float" office:value="0.90625">
            <text:p>0.9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384615384615385">
            <text:p>0.0384615385</text:p>
          </table:table-cell>
          <table:table-cell office:value-type="float" office:value="0.400521852576647">
            <text:p>0.4005218526</text:p>
          </table:table-cell>
          <table:table-cell office:value-type="float" office:value="2.04758572428272">
            <text:p>2.0475857243</text:p>
          </table:table-cell>
          <table:table-cell office:value-type="float" office:value="0">
            <text:p>0</text:p>
          </table:table-cell>
          <table:table-cell office:value-type="float" office:value="0.602564102564102">
            <text:p>0.6025641026</text:p>
          </table:table-cell>
          <table:table-cell office:value-type="float" office:value="0.530699871189352">
            <text:p>0.5306998712</text:p>
          </table:table-cell>
          <table:table-cell office:value-type="float" office:value="0.0710646103675522">
            <text:p>0.0710646104</text:p>
          </table:table-cell>
          <table:table-cell office:value-type="float" office:value="0.625">
            <text:p>0.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60550458715596">
            <text:p>0.6605504587</text:p>
          </table:table-cell>
          <table:table-cell office:value-type="float" office:value="0">
            <text:p>0</text:p>
          </table:table-cell>
          <table:table-cell office:value-type="float" office:value="0.250489236790607">
            <text:p>0.2504892368</text:p>
          </table:table-cell>
          <table:table-cell office:value-type="float" office:value="0.500133582687684">
            <text:p>0.5001335827</text:p>
          </table:table-cell>
          <table:table-cell office:value-type="float" office:value="0">
            <text:p>0</text:p>
          </table:table-cell>
          <table:table-cell office:value-type="float" office:value="0.717948717948718">
            <text:p>0.7179487179</text:p>
          </table:table-cell>
          <table:table-cell office:value-type="float" office:value="0.474452554744526">
            <text:p>0.4744525547</text:p>
          </table:table-cell>
          <table:table-cell office:value-type="float" office:value="0.0326109110673279">
            <text:p>0.0326109111</text:p>
          </table:table-cell>
          <table:table-cell office:value-type="float" office:value="0.625">
            <text:p>0.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0336538461538462">
            <text:p>0.0336538462</text:p>
          </table:table-cell>
          <table:table-cell office:value-type="float" office:value="0.206131767775603">
            <text:p>0.2061317678</text:p>
          </table:table-cell>
          <table:table-cell office:value-type="float" office:value="0.443609022556391">
            <text:p>0.4436090226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0.474237870330614">
            <text:p>0.4742378703</text:p>
          </table:table-cell>
          <table:table-cell office:value-type="float" office:value="0.111080915823086">
            <text:p>0.1110809158</text:p>
          </table:table-cell>
          <table:table-cell office:value-type="float" office:value="0.484375">
            <text:p>0.4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110897435897436">
            <text:p>0.1108974359</text:p>
          </table:table-cell>
          <table:table-cell office:value-type="float" office:value="0.41617742987606">
            <text:p>0.4161774299</text:p>
          </table:table-cell>
          <table:table-cell office:value-type="float" office:value="1.72275641025641">
            <text:p>1.7227564103</text:p>
          </table:table-cell>
          <table:table-cell office:value-type="float" office:value="1">
            <text:p>1</text:p>
          </table:table-cell>
          <table:table-cell office:value-type="float" office:value="0.551282051282051">
            <text:p>0.5512820513</text:p>
          </table:table-cell>
          <table:table-cell office:value-type="float" office:value="0.616788321167883">
            <text:p>0.6167883212</text:p>
          </table:table-cell>
          <table:table-cell office:value-type="float" office:value="0.0212650315918201">
            <text:p>0.0212650316</text:p>
          </table:table-cell>
          <table:table-cell office:value-type="float" office:value="0.671875">
            <text:p>0.67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0480769230769231">
            <text:p>0.0480769231</text:p>
          </table:table-cell>
          <table:table-cell office:value-type="float" office:value="0.395303326810176">
            <text:p>0.3953033268</text:p>
          </table:table-cell>
          <table:table-cell office:value-type="float" office:value="2.04468412942989">
            <text:p>2.0446841294</text:p>
          </table:table-cell>
          <table:table-cell office:value-type="float" office:value="0">
            <text:p>0</text:p>
          </table:table-cell>
          <table:table-cell office:value-type="float" office:value="0.692307692307692">
            <text:p>0.6923076923</text:p>
          </table:table-cell>
          <table:table-cell office:value-type="float" office:value="0.630742808072134">
            <text:p>0.6307428081</text:p>
          </table:table-cell>
          <table:table-cell office:value-type="float" office:value="0.0985121271825532">
            <text:p>0.0985121272</text:p>
          </table:table-cell>
          <table:table-cell office:value-type="float" office:value="0.515625">
            <text:p>0.515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496794871794872">
            <text:p>0.4967948718</text:p>
          </table:table-cell>
          <table:table-cell office:value-type="float" office:value="0.32941943900848">
            <text:p>0.329419439</text:p>
          </table:table-cell>
          <table:table-cell office:value-type="float" office:value="0.746046511627907">
            <text:p>0.7460465116</text:p>
          </table:table-cell>
          <table:table-cell office:value-type="float" office:value="0">
            <text:p>0</text:p>
          </table:table-cell>
          <table:table-cell office:value-type="float" office:value="0.58974358974359">
            <text:p>0.5897435897</text:p>
          </table:table-cell>
          <table:table-cell office:value-type="float" office:value="0.498497209102619">
            <text:p>0.4984972091</text:p>
          </table:table-cell>
          <table:table-cell office:value-type="float" office:value="0">
            <text:p>0</text:p>
          </table:table-cell>
          <table:table-cell office:value-type="float" office:value="0.953125">
            <text:p>0.95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211538461538462">
            <text:p>0.2115384615</text:p>
          </table:table-cell>
          <table:table-cell office:value-type="float" office:value="0.233529028049576">
            <text:p>0.233529028</text:p>
          </table:table-cell>
          <table:table-cell office:value-type="float" office:value="0.780331574981161">
            <text:p>0.780331575</text:p>
          </table:table-cell>
          <table:table-cell office:value-type="float" office:value="0">
            <text:p>0</text:p>
          </table:table-cell>
          <table:table-cell office:value-type="float" office:value="0.705128205128205">
            <text:p>0.7051282051</text:p>
          </table:table-cell>
          <table:table-cell office:value-type="float" office:value="0.518462859596393">
            <text:p>0.5184628596</text:p>
          </table:table-cell>
          <table:table-cell office:value-type="float" office:value="0">
            <text:p>0</text:p>
          </table:table-cell>
          <table:table-cell office:value-type="float" office:value="0.8125">
            <text:p>0.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95412844036697">
            <text:p>0.495412844</text:p>
          </table:table-cell>
          <table:table-cell office:value-type="float" office:value="0">
            <text:p>0</text:p>
          </table:table-cell>
          <table:table-cell office:value-type="float" office:value="0.178734507501631">
            <text:p>0.1787345075</text:p>
          </table:table-cell>
          <table:table-cell office:value-type="float" office:value="0.464256026600166">
            <text:p>0.4642560266</text:p>
          </table:table-cell>
          <table:table-cell office:value-type="float" office:value="0">
            <text:p>0</text:p>
          </table:table-cell>
          <table:table-cell office:value-type="float" office:value="0.67948717948718">
            <text:p>0.6794871795</text:p>
          </table:table-cell>
          <table:table-cell office:value-type="float" office:value="0.485401459854015">
            <text:p>0.4854014599</text:p>
          </table:table-cell>
          <table:table-cell office:value-type="float" office:value="0.00645424281540866">
            <text:p>0.0064542428</text:p>
          </table:table-cell>
          <table:table-cell office:value-type="float" office:value="0.3125">
            <text:p>0.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0974358974358974">
            <text:p>0.0974358974</text:p>
          </table:table-cell>
          <table:table-cell office:value-type="float" office:value="0.313111545988258">
            <text:p>0.313111546</text:p>
          </table:table-cell>
          <table:table-cell office:value-type="float" office:value="0.942539835828102">
            <text:p>0.9425398358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0.467582653499356">
            <text:p>0.4675826535</text:p>
          </table:table-cell>
          <table:table-cell office:value-type="float" office:value="1">
            <text:p>1</text:p>
          </table:table-cell>
          <table:table-cell office:value-type="float" office:value="0.640625">
            <text:p>0.64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.282051282051282">
            <text:p>0.2820512821</text:p>
          </table:table-cell>
          <table:table-cell office:value-type="float" office:value="0.203522504892368">
            <text:p>0.2035225049</text:p>
          </table:table-cell>
          <table:table-cell office:value-type="float" office:value="2.00626678603402">
            <text:p>2.006266786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0.500858737655646">
            <text:p>0.5008587377</text:p>
          </table:table-cell>
          <table:table-cell office:value-type="float" office:value="0.815476594877369">
            <text:p>0.8154765949</text:p>
          </table:table-cell>
          <table:table-cell office:value-type="float" office:value="0.859375">
            <text:p>0.8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82568807339449">
            <text:p>0.5825688073</text:p>
          </table:table-cell>
          <table:table-cell office:value-type="float" office:value="0">
            <text:p>0</text:p>
          </table:table-cell>
          <table:table-cell office:value-type="float" office:value="0.183300717547293">
            <text:p>0.1833007175</text:p>
          </table:table-cell>
          <table:table-cell office:value-type="float" office:value="0.804303278688525">
            <text:p>0.8043032787</text:p>
          </table:table-cell>
          <table:table-cell office:value-type="float" office:value="0">
            <text:p>0</text:p>
          </table:table-cell>
          <table:table-cell office:value-type="float" office:value="0.538461538461538">
            <text:p>0.5384615385</text:p>
          </table:table-cell>
          <table:table-cell office:value-type="float" office:value="0.472949763847145">
            <text:p>0.4729497638</text:p>
          </table:table-cell>
          <table:table-cell office:value-type="float" office:value="0.00699775799986412">
            <text:p>0.006997758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98165137614679">
            <text:p>0.7981651376</text:p>
          </table:table-cell>
          <table:table-cell office:value-type="float" office:value="0.302884615384615">
            <text:p>0.3028846154</text:p>
          </table:table-cell>
          <table:table-cell office:value-type="float" office:value="0.334637964774951">
            <text:p>0.3346379648</text:p>
          </table:table-cell>
          <table:table-cell office:value-type="float" office:value="1.58589915216421">
            <text:p>1.5858991522</text:p>
          </table:table-cell>
          <table:table-cell office:value-type="float" office:value="0">
            <text:p>0</text:p>
          </table:table-cell>
          <table:table-cell office:value-type="float" office:value="0.705128205128205">
            <text:p>0.7051282051</text:p>
          </table:table-cell>
          <table:table-cell office:value-type="float" office:value="0.65929583512237">
            <text:p>0.6592958351</text:p>
          </table:table-cell>
          <table:table-cell office:value-type="float" office:value="0.406209660982404">
            <text:p>0.406209661</text:p>
          </table:table-cell>
          <table:table-cell office:value-type="float" office:value="0.828125">
            <text:p>0.8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">
            <text:p>0</text:p>
          </table:table-cell>
          <table:table-cell office:value-type="float" office:value="0.198956294846706">
            <text:p>0.1989562948</text:p>
          </table:table-cell>
          <table:table-cell office:value-type="float" office:value="1.49745222929936">
            <text:p>1.4974522293</text:p>
          </table:table-cell>
          <table:table-cell office:value-type="float" office:value="0">
            <text:p>0</text:p>
          </table:table-cell>
          <table:table-cell office:value-type="float" office:value="0.58974358974359">
            <text:p>0.5897435897</text:p>
          </table:table-cell>
          <table:table-cell office:value-type="float" office:value="0.554100472305711">
            <text:p>0.5541004723</text:p>
          </table:table-cell>
          <table:table-cell office:value-type="float" office:value="0">
            <text:p>0</text:p>
          </table:table-cell>
          <table:table-cell office:value-type="float" office:value="0.59375">
            <text:p>0.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60550458715596">
            <text:p>0.6605504587</text:p>
          </table:table-cell>
          <table:table-cell office:value-type="float" office:value="0.216346153846154">
            <text:p>0.2163461538</text:p>
          </table:table-cell>
          <table:table-cell office:value-type="float" office:value="0.355512067840835">
            <text:p>0.3555120678</text:p>
          </table:table-cell>
          <table:table-cell office:value-type="float" office:value="0.83877321328081">
            <text:p>0.8387732133</text:p>
          </table:table-cell>
          <table:table-cell office:value-type="float" office:value="0">
            <text:p>0</text:p>
          </table:table-cell>
          <table:table-cell office:value-type="float" office:value="0.67948717948718">
            <text:p>0.6794871795</text:p>
          </table:table-cell>
          <table:table-cell office:value-type="float" office:value="0.550021468441391">
            <text:p>0.5500214684</text:p>
          </table:table-cell>
          <table:table-cell office:value-type="float" office:value="0.178205041103336">
            <text:p>0.1782050411</text:p>
          </table:table-cell>
          <table:table-cell office:value-type="float" office:value="0.671875">
            <text:p>0.67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0576923076923077">
            <text:p>0.0576923077</text:p>
          </table:table-cell>
          <table:table-cell office:value-type="float" office:value="0.405740378343118">
            <text:p>0.4057403783</text:p>
          </table:table-cell>
          <table:table-cell office:value-type="float" office:value="0.838366652488303">
            <text:p>0.8383666525</text:p>
          </table:table-cell>
          <table:table-cell office:value-type="float" office:value="0">
            <text:p>0</text:p>
          </table:table-cell>
          <table:table-cell office:value-type="float" office:value="0.833333333333333">
            <text:p>0.8333333333</text:p>
          </table:table-cell>
          <table:table-cell office:value-type="float" office:value="0.532632030914556">
            <text:p>0.5326320309</text:p>
          </table:table-cell>
          <table:table-cell office:value-type="float" office:value="0.00468781846592839">
            <text:p>0.0046878185</text:p>
          </table:table-cell>
          <table:table-cell office:value-type="float" office:value="0.484375">
            <text:p>0.4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954128440366972">
            <text:p>0.9541284404</text:p>
          </table:table-cell>
          <table:table-cell office:value-type="float" office:value="0.878205128205128">
            <text:p>0.8782051282</text:p>
          </table:table-cell>
          <table:table-cell office:value-type="float" office:value="0.203522504892368">
            <text:p>0.2035225049</text:p>
          </table:table-cell>
          <table:table-cell office:value-type="float" office:value="0.893324387789332">
            <text:p>0.8933243878</text:p>
          </table:table-cell>
          <table:table-cell office:value-type="float" office:value="0">
            <text:p>0</text:p>
          </table:table-cell>
          <table:table-cell office:value-type="float" office:value="0.846153846153846">
            <text:p>0.8461538462</text:p>
          </table:table-cell>
          <table:table-cell office:value-type="float" office:value="0.589308716187205">
            <text:p>0.5893087162</text:p>
          </table:table-cell>
          <table:table-cell office:value-type="float" office:value="0.224675589374278">
            <text:p>0.2246755894</text:p>
          </table:table-cell>
          <table:table-cell office:value-type="float" office:value="0.96875">
            <text:p>0.96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78899082568807">
            <text:p>0.6788990826</text:p>
          </table:table-cell>
          <table:table-cell office:value-type="float" office:value="0">
            <text:p>0</text:p>
          </table:table-cell>
          <table:table-cell office:value-type="float" office:value="0.250489236790607">
            <text:p>0.2504892368</text:p>
          </table:table-cell>
          <table:table-cell office:value-type="float" office:value="0.875697615423643">
            <text:p>0.8756976154</text:p>
          </table:table-cell>
          <table:table-cell office:value-type="float" office:value="0">
            <text:p>0</text:p>
          </table:table-cell>
          <table:table-cell office:value-type="float" office:value="0.897435897435897">
            <text:p>0.8974358974</text:p>
          </table:table-cell>
          <table:table-cell office:value-type="float" office:value="0.4293688278231">
            <text:p>0.4293688278</text:p>
          </table:table-cell>
          <table:table-cell office:value-type="float" office:value="0">
            <text:p>0</text:p>
          </table:table-cell>
          <table:table-cell office:value-type="float" office:value="0.328125">
            <text:p>0.3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">
            <text:p>0</text:p>
          </table:table-cell>
          <table:table-cell office:value-type="float" office:value="0.200913242009132">
            <text:p>0.200913242</text:p>
          </table:table-cell>
          <table:table-cell office:value-type="float" office:value="0.61209162598573">
            <text:p>0.612091626</text:p>
          </table:table-cell>
          <table:table-cell office:value-type="float" office:value="0">
            <text:p>0</text:p>
          </table:table-cell>
          <table:table-cell office:value-type="float" office:value="0.551282051282051">
            <text:p>0.5512820513</text:p>
          </table:table-cell>
          <table:table-cell office:value-type="float" office:value="0.47509660798626">
            <text:p>0.47509660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224358974358974">
            <text:p>0.2243589744</text:p>
          </table:table-cell>
          <table:table-cell office:value-type="float" office:value="0.208741030658839">
            <text:p>0.2087410307</text:p>
          </table:table-cell>
          <table:table-cell office:value-type="float" office:value="1.34762456546929">
            <text:p>1.3476245655</text:p>
          </table:table-cell>
          <table:table-cell office:value-type="float" office:value="0">
            <text:p>0</text:p>
          </table:table-cell>
          <table:table-cell office:value-type="float" office:value="0.987179487179487">
            <text:p>0.9871794872</text:p>
          </table:table-cell>
          <table:table-cell office:value-type="float" office:value="0.507513954486904">
            <text:p>0.5075139545</text:p>
          </table:table-cell>
          <table:table-cell office:value-type="float" office:value="0.157211767103743">
            <text:p>0.1572117671</text:p>
          </table:table-cell>
          <table:table-cell office:value-type="float" office:value="0.765625">
            <text:p>0.7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04587155963303">
            <text:p>0.504587156</text:p>
          </table:table-cell>
          <table:table-cell office:value-type="float" office:value="0.38974358974359">
            <text:p>0.3897435897</text:p>
          </table:table-cell>
          <table:table-cell office:value-type="float" office:value="0.325505544683627">
            <text:p>0.3255055447</text:p>
          </table:table-cell>
          <table:table-cell office:value-type="float" office:value="1.7521472392638">
            <text:p>1.7521472393</text:p>
          </table:table-cell>
          <table:table-cell office:value-type="float" office:value="0">
            <text:p>0</text:p>
          </table:table-cell>
          <table:table-cell office:value-type="float" office:value="0.564102564102564">
            <text:p>0.5641025641</text:p>
          </table:table-cell>
          <table:table-cell office:value-type="float" office:value="0.582653499355947">
            <text:p>0.5826534994</text:p>
          </table:table-cell>
          <table:table-cell office:value-type="float" office:value="0.146749099802976">
            <text:p>0.1467490998</text:p>
          </table:table-cell>
          <table:table-cell office:value-type="float" office:value="0.859375">
            <text:p>0.8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3394495412844">
            <text:p>0.7339449541</text:p>
          </table:table-cell>
          <table:table-cell office:value-type="float" office:value="0.0487179487179487">
            <text:p>0.0487179487</text:p>
          </table:table-cell>
          <table:table-cell office:value-type="float" office:value="0.529680365296804">
            <text:p>0.5296803653</text:p>
          </table:table-cell>
          <table:table-cell office:value-type="float" office:value="1.25967325881341">
            <text:p>1.2596732588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0.55538857878918">
            <text:p>0.5553885788</text:p>
          </table:table-cell>
          <table:table-cell office:value-type="float" office:value="0.0873700659012161">
            <text:p>0.0873700659</text:p>
          </table:table-cell>
          <table:table-cell office:value-type="float" office:value="0.671875">
            <text:p>0.67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43119266055046">
            <text:p>0.7431192661</text:p>
          </table:table-cell>
          <table:table-cell office:value-type="float" office:value="0.169871794871795">
            <text:p>0.1698717949</text:p>
          </table:table-cell>
          <table:table-cell office:value-type="float" office:value="0.518590998043053">
            <text:p>0.518590998</text:p>
          </table:table-cell>
          <table:table-cell office:value-type="float" office:value="1.17577030812325">
            <text:p>1.1757703081</text:p>
          </table:table-cell>
          <table:table-cell office:value-type="float" office:value="1">
            <text:p>1</text:p>
          </table:table-cell>
          <table:table-cell office:value-type="float" office:value="0.743589743589744">
            <text:p>0.7435897436</text:p>
          </table:table-cell>
          <table:table-cell office:value-type="float" office:value="0.774151996565049">
            <text:p>0.7741519966</text:p>
          </table:table-cell>
          <table:table-cell office:value-type="float" office:value="0.055914124600856">
            <text:p>0.0559141246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89908256880734">
            <text:p>0.8899082569</text:p>
          </table:table-cell>
          <table:table-cell office:value-type="float" office:value="0.0817307692307692">
            <text:p>0.0817307692</text:p>
          </table:table-cell>
          <table:table-cell office:value-type="float" office:value="0.449445531637312">
            <text:p>0.4494455316</text:p>
          </table:table-cell>
          <table:table-cell office:value-type="float" office:value="1.15631399317406">
            <text:p>1.1563139932</text:p>
          </table:table-cell>
          <table:table-cell office:value-type="float" office:value="1">
            <text:p>1</text:p>
          </table:table-cell>
          <table:table-cell office:value-type="float" office:value="0.884615384615385">
            <text:p>0.8846153846</text:p>
          </table:table-cell>
          <table:table-cell office:value-type="float" office:value="0.629669386002576">
            <text:p>0.629669386</text:p>
          </table:table-cell>
          <table:table-cell office:value-type="float" office:value="0">
            <text:p>0</text:p>
          </table:table-cell>
          <table:table-cell office:value-type="float" office:value="0.640625">
            <text:p>0.64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0240384615384615">
            <text:p>0.0240384615</text:p>
          </table:table-cell>
          <table:table-cell office:value-type="float" office:value="0.168297455968689">
            <text:p>0.168297456</text:p>
          </table:table-cell>
          <table:table-cell office:value-type="float" office:value="0.603037522334723">
            <text:p>0.6030375223</text:p>
          </table:table-cell>
          <table:table-cell office:value-type="float" office:value="0">
            <text:p>0</text:p>
          </table:table-cell>
          <table:table-cell office:value-type="float" office:value="0.756410256410256">
            <text:p>0.7564102564</text:p>
          </table:table-cell>
          <table:table-cell office:value-type="float" office:value="0.525118076427651">
            <text:p>0.525118076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">
            <text:p>0</text:p>
          </table:table-cell>
          <table:table-cell office:value-type="float" office:value="0.312459230267449">
            <text:p>0.3124592303</text:p>
          </table:table-cell>
          <table:table-cell office:value-type="float" office:value="1.02449822904368">
            <text:p>1.024498229</text:p>
          </table:table-cell>
          <table:table-cell office:value-type="float" office:value="0">
            <text:p>0</text:p>
          </table:table-cell>
          <table:table-cell office:value-type="float" office:value="0.628205128205128">
            <text:p>0.6282051282</text:p>
          </table:table-cell>
          <table:table-cell office:value-type="float" office:value="0.560111635895234">
            <text:p>0.5601116359</text:p>
          </table:table-cell>
          <table:table-cell office:value-type="float" office:value="0.0629118826007202">
            <text:p>0.0629118826</text:p>
          </table:table-cell>
          <table:table-cell office:value-type="float" office:value="0.734375">
            <text:p>0.73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3394495412844">
            <text:p>0.7339449541</text:p>
          </table:table-cell>
          <table:table-cell office:value-type="float" office:value="0">
            <text:p>0</text:p>
          </table:table-cell>
          <table:table-cell office:value-type="float" office:value="0.157860404435747">
            <text:p>0.1578604044</text:p>
          </table:table-cell>
          <table:table-cell office:value-type="float" office:value="1.70172839506173">
            <text:p>1.7017283951</text:p>
          </table:table-cell>
          <table:table-cell office:value-type="float" office:value="0">
            <text:p>0</text:p>
          </table:table-cell>
          <table:table-cell office:value-type="float" office:value="0.615384615384615">
            <text:p>0.6153846154</text:p>
          </table:table-cell>
          <table:table-cell office:value-type="float" office:value="0.640403606698154">
            <text:p>0.6404036067</text:p>
          </table:table-cell>
          <table:table-cell office:value-type="float" office:value="0.00699775799986412">
            <text:p>0.006997758</text:p>
          </table:table-cell>
          <table:table-cell office:value-type="float" office:value="0.953125">
            <text:p>0.9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">
            <text:p>0</text:p>
          </table:table-cell>
          <table:table-cell office:value-type="float" office:value="0.163731245923027">
            <text:p>0.1637312459</text:p>
          </table:table-cell>
          <table:table-cell office:value-type="float" office:value="0.845577643330452">
            <text:p>0.8455776433</text:p>
          </table:table-cell>
          <table:table-cell office:value-type="float" office:value="1">
            <text:p>1</text:p>
          </table:table-cell>
          <table:table-cell office:value-type="float" office:value="0.67948717948718">
            <text:p>0.6794871795</text:p>
          </table:table-cell>
          <table:table-cell office:value-type="float" office:value="0.473379132674968">
            <text:p>0.4733791327</text:p>
          </table:table-cell>
          <table:table-cell office:value-type="float" office:value="0.00930769753379985">
            <text:p>0.0093076975</text:p>
          </table:table-cell>
          <table:table-cell office:value-type="float" office:value="0.96875">
            <text:p>0.9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.128205128205128">
            <text:p>0.1282051282</text:p>
          </table:table-cell>
          <table:table-cell office:value-type="float" office:value="0.341813437703849">
            <text:p>0.3418134377</text:p>
          </table:table-cell>
          <table:table-cell office:value-type="float" office:value="0.809344167150319">
            <text:p>0.8093441672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0.569343065693431">
            <text:p>0.5693430657</text:p>
          </table:table-cell>
          <table:table-cell office:value-type="float" office:value="0">
            <text:p>0</text:p>
          </table:table-cell>
          <table:table-cell office:value-type="float" office:value="0.953125">
            <text:p>0.95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">
            <text:p>0</text:p>
          </table:table-cell>
          <table:table-cell office:value-type="float" office:value="0.157860404435747">
            <text:p>0.1578604044</text:p>
          </table:table-cell>
          <table:table-cell office:value-type="float" office:value="0.56763202725724">
            <text:p>0.5676320273</text:p>
          </table:table-cell>
          <table:table-cell office:value-type="float" office:value="0">
            <text:p>0</text:p>
          </table:table-cell>
          <table:table-cell office:value-type="float" office:value="0.58974358974359">
            <text:p>0.5897435897</text:p>
          </table:table-cell>
          <table:table-cell office:value-type="float" office:value="0.432803778445685">
            <text:p>0.4328037784</text:p>
          </table:table-cell>
          <table:table-cell office:value-type="float" office:value="0">
            <text:p>0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00128205128205128">
            <text:p>0.0012820513</text:p>
          </table:table-cell>
          <table:table-cell office:value-type="float" office:value="0.536203522504892">
            <text:p>0.5362035225</text:p>
          </table:table-cell>
          <table:table-cell office:value-type="float" office:value="1.01003944065973">
            <text:p>1.0100394407</text:p>
          </table:table-cell>
          <table:table-cell office:value-type="float" office:value="0">
            <text:p>0</text:p>
          </table:table-cell>
          <table:table-cell office:value-type="float" office:value="0.833333333333333">
            <text:p>0.8333333333</text:p>
          </table:table-cell>
          <table:table-cell office:value-type="float" office:value="0.563331902103907">
            <text:p>0.5633319021</text:p>
          </table:table-cell>
          <table:table-cell office:value-type="float" office:value="0.0796929139207827">
            <text:p>0.0796929139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95412844036697">
            <text:p>0.495412844</text:p>
          </table:table-cell>
          <table:table-cell office:value-type="float" office:value="0.480769230769231">
            <text:p>0.4807692308</text:p>
          </table:table-cell>
          <table:table-cell office:value-type="float" office:value="0.320287018917156">
            <text:p>0.3202870189</text:p>
          </table:table-cell>
          <table:table-cell office:value-type="float" office:value="2.07983193277311">
            <text:p>2.0798319328</text:p>
          </table:table-cell>
          <table:table-cell office:value-type="float" office:value="0">
            <text:p>0</text:p>
          </table:table-cell>
          <table:table-cell office:value-type="float" office:value="0.525641025641026">
            <text:p>0.5256410256</text:p>
          </table:table-cell>
          <table:table-cell office:value-type="float" office:value="0.600257621296694">
            <text:p>0.6002576213</text:p>
          </table:table-cell>
          <table:table-cell office:value-type="float" office:value="0.0978327332019838">
            <text:p>0.0978327332</text:p>
          </table:table-cell>
          <table:table-cell office:value-type="float" office:value="0.875">
            <text:p>0.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61467889908257">
            <text:p>0.7614678899</text:p>
          </table:table-cell>
          <table:table-cell office:value-type="float" office:value="0">
            <text:p>0</text:p>
          </table:table-cell>
          <table:table-cell office:value-type="float" office:value="0.281148075668624">
            <text:p>0.2811480757</text:p>
          </table:table-cell>
          <table:table-cell office:value-type="float" office:value="1.21654242101526">
            <text:p>1.216542421</text:p>
          </table:table-cell>
          <table:table-cell office:value-type="float" office:value="0">
            <text:p>0</text:p>
          </table:table-cell>
          <table:table-cell office:value-type="float" office:value="0.576923076923077">
            <text:p>0.5769230769</text:p>
          </table:table-cell>
          <table:table-cell office:value-type="float" office:value="0.647058823529412">
            <text:p>0.6470588235</text:p>
          </table:table-cell>
          <table:table-cell office:value-type="float" office:value="0.0901555812215504">
            <text:p>0.0901555812</text:p>
          </table:table-cell>
          <table:table-cell office:value-type="float" office:value="0.875">
            <text:p>0.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97247706422018">
            <text:p>0.6972477064</text:p>
          </table:table-cell>
          <table:table-cell office:value-type="float" office:value="0">
            <text:p>0</text:p>
          </table:table-cell>
          <table:table-cell office:value-type="float" office:value="0.395303326810176">
            <text:p>0.3953033268</text:p>
          </table:table-cell>
          <table:table-cell office:value-type="float" office:value="1.18470418470418">
            <text:p>1.1847041847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0.866036925719193">
            <text:p>0.8660369257</text:p>
          </table:table-cell>
          <table:table-cell office:value-type="float" office:value="0">
            <text:p>0</text:p>
          </table:table-cell>
          <table:table-cell office:value-type="float" office:value="0.796875">
            <text:p>0.79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9816513761468">
            <text:p>0.7798165138</text:p>
          </table:table-cell>
          <table:table-cell office:value-type="float" office:value="0.134615384615385">
            <text:p>0.1346153846</text:p>
          </table:table-cell>
          <table:table-cell office:value-type="float" office:value="0.304631441617743">
            <text:p>0.3046314416</text:p>
          </table:table-cell>
          <table:table-cell office:value-type="float" office:value="1.03443244820543">
            <text:p>1.0344324482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0.582653499355947">
            <text:p>0.5826534994</text:p>
          </table:table-cell>
          <table:table-cell office:value-type="float" office:value="0.0538080032610911">
            <text:p>0.0538080033</text:p>
          </table:table-cell>
          <table:table-cell office:value-type="float" office:value="0.9375">
            <text:p>0.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15596330275229">
            <text:p>0.7155963303</text:p>
          </table:table-cell>
          <table:table-cell office:value-type="float" office:value="0.128205128205128">
            <text:p>0.1282051282</text:p>
          </table:table-cell>
          <table:table-cell office:value-type="float" office:value="0.133724722765819">
            <text:p>0.1337247228</text:p>
          </table:table-cell>
          <table:table-cell office:value-type="float" office:value="0.474543239951279">
            <text:p>0.47454324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0.46114212108201">
            <text:p>0.4611421211</text:p>
          </table:table-cell>
          <table:table-cell office:value-type="float" office:value="0.188667708404104">
            <text:p>0.1886677084</text:p>
          </table:table-cell>
          <table:table-cell office:value-type="float" office:value="0.609375">
            <text:p>0.60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32110091743119">
            <text:p>0.5321100917</text:p>
          </table:table-cell>
          <table:table-cell office:value-type="float" office:value="0.256410256410256">
            <text:p>0.2564102564</text:p>
          </table:table-cell>
          <table:table-cell office:value-type="float" office:value="0.439008480104371">
            <text:p>0.4390084801</text:p>
          </table:table-cell>
          <table:table-cell office:value-type="float" office:value="0.812693935119887">
            <text:p>0.8126939351</text:p>
          </table:table-cell>
          <table:table-cell office:value-type="float" office:value="1">
            <text:p>1</text:p>
          </table:table-cell>
          <table:table-cell office:value-type="float" office:value="0.525641025641026">
            <text:p>0.5256410256</text:p>
          </table:table-cell>
          <table:table-cell office:value-type="float" office:value="0.574066122799485">
            <text:p>0.5740661228</text:p>
          </table:table-cell>
          <table:table-cell office:value-type="float" office:value="0.278143895645085">
            <text:p>0.2781438956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.141025641025641">
            <text:p>0.141025641</text:p>
          </table:table-cell>
          <table:table-cell office:value-type="float" office:value="0.207436399217221">
            <text:p>0.2074363992</text:p>
          </table:table-cell>
          <table:table-cell office:value-type="float" office:value="0.594969199178645">
            <text:p>0.5949691992</text:p>
          </table:table-cell>
          <table:table-cell office:value-type="float" office:value="1">
            <text:p>1</text:p>
          </table:table-cell>
          <table:table-cell office:value-type="float" office:value="0.756410256410256">
            <text:p>0.7564102564</text:p>
          </table:table-cell>
          <table:table-cell office:value-type="float" office:value="0.471017604121941">
            <text:p>0.4710176041</text:p>
          </table:table-cell>
          <table:table-cell office:value-type="float" office:value="0">
            <text:p>0</text:p>
          </table:table-cell>
          <table:table-cell office:value-type="float" office:value="0.515625">
            <text:p>0.515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88073394495413">
            <text:p>0.6880733945</text:p>
          </table:table-cell>
          <table:table-cell office:value-type="float" office:value="0.641025641025641">
            <text:p>0.641025641</text:p>
          </table:table-cell>
          <table:table-cell office:value-type="float" office:value="0.417482061317678">
            <text:p>0.4174820613</text:p>
          </table:table-cell>
          <table:table-cell office:value-type="float" office:value="1.21624435959736">
            <text:p>1.2162443596</text:p>
          </table:table-cell>
          <table:table-cell office:value-type="float" office:value="0">
            <text:p>0</text:p>
          </table:table-cell>
          <table:table-cell office:value-type="float" office:value="0.67948717948718">
            <text:p>0.6794871795</text:p>
          </table:table-cell>
          <table:table-cell office:value-type="float" office:value="0.620008587376556">
            <text:p>0.6200085874</text:p>
          </table:table-cell>
          <table:table-cell office:value-type="float" office:value="0.0565935185814254">
            <text:p>0.0565935186</text:p>
          </table:table-cell>
          <table:table-cell office:value-type="float" office:value="0.984375">
            <text:p>0.9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1743119266055">
            <text:p>0.5917431193</text:p>
          </table:table-cell>
          <table:table-cell office:value-type="float" office:value="0.0689102564102564">
            <text:p>0.0689102564</text:p>
          </table:table-cell>
          <table:table-cell office:value-type="float" office:value="0.337247227658186">
            <text:p>0.3372472277</text:p>
          </table:table-cell>
          <table:table-cell office:value-type="float" office:value="2.37877480586713">
            <text:p>2.3787748059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0.54572778016316">
            <text:p>0.5457277802</text:p>
          </table:table-cell>
          <table:table-cell office:value-type="float" office:value="0.0139955159997282">
            <text:p>0.013995516</text:p>
          </table:table-cell>
          <table:table-cell office:value-type="float" office:value="0.609375">
            <text:p>0.60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153846153846154">
            <text:p>0.1538461538</text:p>
          </table:table-cell>
          <table:table-cell office:value-type="float" office:value="0.429223744292237">
            <text:p>0.4292237443</text:p>
          </table:table-cell>
          <table:table-cell office:value-type="float" office:value="0.853025114155251">
            <text:p>0.8530251142</text:p>
          </table:table-cell>
          <table:table-cell office:value-type="float" office:value="1">
            <text:p>1</text:p>
          </table:table-cell>
          <table:table-cell office:value-type="float" office:value="0.705128205128205">
            <text:p>0.7051282051</text:p>
          </table:table-cell>
          <table:table-cell office:value-type="float" office:value="0.530914555603263">
            <text:p>0.5309145556</text:p>
          </table:table-cell>
          <table:table-cell office:value-type="float" office:value="0.160744615802704">
            <text:p>0.1607446158</text:p>
          </table:table-cell>
          <table:table-cell office:value-type="float" office:value="0.984375">
            <text:p>0.9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">
            <text:p>0</text:p>
          </table:table-cell>
          <table:table-cell office:value-type="float" office:value="0.390084801043705">
            <text:p>0.390084801</text:p>
          </table:table-cell>
          <table:table-cell office:value-type="float" office:value="1.05404425099746">
            <text:p>1.054044251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0.545083726921425">
            <text:p>0.5450837269</text:p>
          </table:table-cell>
          <table:table-cell office:value-type="float" office:value="0.0782661865615871">
            <text:p>0.078266186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.651376146788991">
            <text:p>0.6513761468</text:p>
          </table:table-cell>
          <table:table-cell office:value-type="float" office:value="0">
            <text:p>0</text:p>
          </table:table-cell>
          <table:table-cell office:value-type="float" office:value="0.2426614481409">
            <text:p>0.2426614481</text:p>
          </table:table-cell>
          <table:table-cell office:value-type="float" office:value="0.859150217464035">
            <text:p>0.8591502175</text:p>
          </table:table-cell>
          <table:table-cell office:value-type="float" office:value="0">
            <text:p>0</text:p>
          </table:table-cell>
          <table:table-cell office:value-type="float" office:value="0.615384615384615">
            <text:p>0.6153846154</text:p>
          </table:table-cell>
          <table:table-cell office:value-type="float" office:value="0.523185916702447">
            <text:p>0.5231859167</text:p>
          </table:table-cell>
          <table:table-cell office:value-type="float" office:value="0.0356681839798899">
            <text:p>0.035668184</text:p>
          </table:table-cell>
          <table:table-cell office:value-type="float" office:value="0.625">
            <text:p>0.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0224358974358974">
            <text:p>0.0224358974</text:p>
          </table:table-cell>
          <table:table-cell office:value-type="float" office:value="0.319634703196347">
            <text:p>0.3196347032</text:p>
          </table:table-cell>
          <table:table-cell office:value-type="float" office:value="1.287680660702">
            <text:p>1.2876806607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0.771575783598111">
            <text:p>0.7715757836</text:p>
          </table:table-cell>
          <table:table-cell office:value-type="float" office:value="0.0209932739995924">
            <text:p>0.020993274</text:p>
          </table:table-cell>
          <table:table-cell office:value-type="float" office:value="0.765625">
            <text:p>0.765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467889908256881">
            <text:p>0.4678899083</text:p>
          </table:table-cell>
          <table:table-cell office:value-type="float" office:value="0.0128205128205128">
            <text:p>0.0128205128</text:p>
          </table:table-cell>
          <table:table-cell office:value-type="float" office:value="0.222439660795825">
            <text:p>0.2224396608</text:p>
          </table:table-cell>
          <table:table-cell office:value-type="float" office:value="0.670560747663551">
            <text:p>0.6705607477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0.506440532417347">
            <text:p>0.5064405324</text:p>
          </table:table-cell>
          <table:table-cell office:value-type="float" office:value="0.0139955159997282">
            <text:p>0.013995516</text:p>
          </table:table-cell>
          <table:table-cell office:value-type="float" office:value="0.609375">
            <text:p>0.60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">
            <text:p>0</text:p>
          </table:table-cell>
          <table:table-cell office:value-type="float" office:value="0.318982387475538">
            <text:p>0.3189823875</text:p>
          </table:table-cell>
          <table:table-cell office:value-type="float" office:value="0.694281133083912">
            <text:p>0.6942811331</text:p>
          </table:table-cell>
          <table:table-cell office:value-type="float" office:value="0">
            <text:p>0</text:p>
          </table:table-cell>
          <table:table-cell office:value-type="float" office:value="0.923076923076923">
            <text:p>0.9230769231</text:p>
          </table:table-cell>
          <table:table-cell office:value-type="float" office:value="0.653069987118935">
            <text:p>0.6530699871</text:p>
          </table:table-cell>
          <table:table-cell office:value-type="float" office:value="0.0999388545417488">
            <text:p>0.0999388545</text:p>
          </table:table-cell>
          <table:table-cell office:value-type="float" office:value="0.359375">
            <text:p>0.3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.0016025641025641">
            <text:p>0.0016025641</text:p>
          </table:table-cell>
          <table:table-cell office:value-type="float" office:value="0.181996086105675">
            <text:p>0.1819960861</text:p>
          </table:table-cell>
          <table:table-cell office:value-type="float" office:value="0.601045296167247">
            <text:p>0.6010452962</text:p>
          </table:table-cell>
          <table:table-cell office:value-type="float" office:value="0">
            <text:p>0</text:p>
          </table:table-cell>
          <table:table-cell office:value-type="float" office:value="0.58974358974359">
            <text:p>0.5897435897</text:p>
          </table:table-cell>
          <table:table-cell office:value-type="float" office:value="0.464147702876771">
            <text:p>0.4641477029</text:p>
          </table:table-cell>
          <table:table-cell office:value-type="float" office:value="0">
            <text:p>0</text:p>
          </table:table-cell>
          <table:table-cell office:value-type="float" office:value="0.28125">
            <text:p>0.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">
            <text:p>0</text:p>
          </table:table-cell>
          <table:table-cell office:value-type="float" office:value="0.127853881278539">
            <text:p>0.1278538813</text:p>
          </table:table-cell>
          <table:table-cell office:value-type="float" office:value="0.454965357967667">
            <text:p>0.454965358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0.472520395019322">
            <text:p>0.472520395</text:p>
          </table:table-cell>
          <table:table-cell office:value-type="float" office:value="0.0552347306202867">
            <text:p>0.0552347306</text:p>
          </table:table-cell>
          <table:table-cell office:value-type="float" office:value="0.328125">
            <text:p>0.3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">
            <text:p>0</text:p>
          </table:table-cell>
          <table:table-cell office:value-type="float" office:value="0.201565557729941">
            <text:p>0.2015655577</text:p>
          </table:table-cell>
          <table:table-cell office:value-type="float" office:value="1.98743961352657">
            <text:p>1.9874396135</text:p>
          </table:table-cell>
          <table:table-cell office:value-type="float" office:value="0">
            <text:p>0</text:p>
          </table:table-cell>
          <table:table-cell office:value-type="float" office:value="0.692307692307692">
            <text:p>0.6923076923</text:p>
          </table:table-cell>
          <table:table-cell office:value-type="float" office:value="0.550236152855303">
            <text:p>0.5502361529</text:p>
          </table:table-cell>
          <table:table-cell office:value-type="float" office:value="0.00346490930090359">
            <text:p>0.0034649093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43119266055046">
            <text:p>0.7431192661</text:p>
          </table:table-cell>
          <table:table-cell office:value-type="float" office:value="0.0935897435897436">
            <text:p>0.0935897436</text:p>
          </table:table-cell>
          <table:table-cell office:value-type="float" office:value="0.23679060665362">
            <text:p>0.2367906067</text:p>
          </table:table-cell>
          <table:table-cell office:value-type="float" office:value="2.65059221658206">
            <text:p>2.6505922166</text:p>
          </table:table-cell>
          <table:table-cell office:value-type="float" office:value="0">
            <text:p>0</text:p>
          </table:table-cell>
          <table:table-cell office:value-type="float" office:value="0.794871794871795">
            <text:p>0.7948717949</text:p>
          </table:table-cell>
          <table:table-cell office:value-type="float" office:value="0.678188063546587">
            <text:p>0.6781880635</text:p>
          </table:table-cell>
          <table:table-cell office:value-type="float" office:value="0.125755825803383">
            <text:p>0.1257558258</text:p>
          </table:table-cell>
          <table:table-cell office:value-type="float" office:value="0.65625">
            <text:p>0.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3394495412844">
            <text:p>0.7339449541</text:p>
          </table:table-cell>
          <table:table-cell office:value-type="float" office:value="0.0961538461538462">
            <text:p>0.0961538462</text:p>
          </table:table-cell>
          <table:table-cell office:value-type="float" office:value="0.599478147423353">
            <text:p>0.5994781474</text:p>
          </table:table-cell>
          <table:table-cell office:value-type="float" office:value="1.28682547399125">
            <text:p>1.28682547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06483469300129">
            <text:p>0.6064834693</text:p>
          </table:table-cell>
          <table:table-cell office:value-type="float" office:value="0.0978327332019838">
            <text:p>0.0978327332</text:p>
          </table:table-cell>
          <table:table-cell office:value-type="float" office:value="0.84375">
            <text:p>0.84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78899082568807">
            <text:p>0.6788990826</text:p>
          </table:table-cell>
          <table:table-cell office:value-type="float" office:value="0">
            <text:p>0</text:p>
          </table:table-cell>
          <table:table-cell office:value-type="float" office:value="0.303979125896934">
            <text:p>0.3039791259</text:p>
          </table:table-cell>
          <table:table-cell office:value-type="float" office:value="0.778487073092882">
            <text:p>0.7784870731</text:p>
          </table:table-cell>
          <table:table-cell office:value-type="float" office:value="0">
            <text:p>0</text:p>
          </table:table-cell>
          <table:table-cell office:value-type="float" office:value="0.641025641025641">
            <text:p>0.641025641</text:p>
          </table:table-cell>
          <table:table-cell office:value-type="float" office:value="0.542292829540575">
            <text:p>0.5422928295</text:p>
          </table:table-cell>
          <table:table-cell office:value-type="float" office:value="0.0273795774169441">
            <text:p>0.0273795774</text:p>
          </table:table-cell>
          <table:table-cell office:value-type="float" office:value="0.421875">
            <text:p>0.42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00512820512820513">
            <text:p>0.0051282051</text:p>
          </table:table-cell>
          <table:table-cell office:value-type="float" office:value="0.159165035877365">
            <text:p>0.1591650359</text:p>
          </table:table-cell>
          <table:table-cell office:value-type="float" office:value="0.629769550434454">
            <text:p>0.6297695504</text:p>
          </table:table-cell>
          <table:table-cell office:value-type="float" office:value="0">
            <text:p>0</text:p>
          </table:table-cell>
          <table:table-cell office:value-type="float" office:value="0.833333333333333">
            <text:p>0.8333333333</text:p>
          </table:table-cell>
          <table:table-cell office:value-type="float" office:value="0.52769428939459">
            <text:p>0.5276942894</text:p>
          </table:table-cell>
          <table:table-cell office:value-type="float" office:value="0.508934030844487">
            <text:p>0.5089340308</text:p>
          </table:table-cell>
          <table:table-cell office:value-type="float" office:value="0.359375">
            <text:p>0.3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100961538461538">
            <text:p>0.1009615385</text:p>
          </table:table-cell>
          <table:table-cell office:value-type="float" office:value="0.285061969993477">
            <text:p>0.28506197</text:p>
          </table:table-cell>
          <table:table-cell office:value-type="float" office:value="0.829028290282903">
            <text:p>0.8290282903</text:p>
          </table:table-cell>
          <table:table-cell office:value-type="float" office:value="1">
            <text:p>1</text:p>
          </table:table-cell>
          <table:table-cell office:value-type="float" office:value="0.756410256410256">
            <text:p>0.7564102564</text:p>
          </table:table-cell>
          <table:table-cell office:value-type="float" office:value="0.539287247745814">
            <text:p>0.5392872477</text:p>
          </table:table-cell>
          <table:table-cell office:value-type="float" office:value="0.320402201236497">
            <text:p>0.3204022012</text:p>
          </table:table-cell>
          <table:table-cell office:value-type="float" office:value="0.484375">
            <text:p>0.484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0881410256410256">
            <text:p>0.0881410256</text:p>
          </table:table-cell>
          <table:table-cell office:value-type="float" office:value="0.359425962165688">
            <text:p>0.3594259622</text:p>
          </table:table-cell>
          <table:table-cell office:value-type="float" office:value="1.56988602279544">
            <text:p>1.5698860228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6412623443538">
            <text:p>0.6412623444</text:p>
          </table:table-cell>
          <table:table-cell office:value-type="float" office:value="0.0565935185814254">
            <text:p>0.0565935186</text:p>
          </table:table-cell>
          <table:table-cell office:value-type="float" office:value="0.515625">
            <text:p>0.51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0233974358974359">
            <text:p>0.0233974359</text:p>
          </table:table-cell>
          <table:table-cell office:value-type="float" office:value="0.258969341161122">
            <text:p>0.2589693412</text:p>
          </table:table-cell>
          <table:table-cell office:value-type="float" office:value="1.16320474777448">
            <text:p>1.1632047478</text:p>
          </table:table-cell>
          <table:table-cell office:value-type="float" office:value="0">
            <text:p>0</text:p>
          </table:table-cell>
          <table:table-cell office:value-type="float" office:value="0.692307692307692">
            <text:p>0.6923076923</text:p>
          </table:table-cell>
          <table:table-cell office:value-type="float" office:value="0.511163589523401">
            <text:p>0.5111635895</text:p>
          </table:table-cell>
          <table:table-cell office:value-type="float" office:value="0.130443644269312">
            <text:p>0.13044364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.102564102564103">
            <text:p>0.1025641026</text:p>
          </table:table-cell>
          <table:table-cell office:value-type="float" office:value="0.234181343770385">
            <text:p>0.2341813438</text:p>
          </table:table-cell>
          <table:table-cell office:value-type="float" office:value="0.859380970576996">
            <text:p>0.8593809706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0.535852297123229">
            <text:p>0.5358522971</text:p>
          </table:table-cell>
          <table:table-cell office:value-type="float" office:value="0.245736802771927">
            <text:p>0.2457368028</text:p>
          </table:table-cell>
          <table:table-cell office:value-type="float" office:value="0.90625">
            <text:p>0.9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97247706422018">
            <text:p>0.6972477064</text:p>
          </table:table-cell>
          <table:table-cell office:value-type="float" office:value="0.0961538461538462">
            <text:p>0.0961538462</text:p>
          </table:table-cell>
          <table:table-cell office:value-type="float" office:value="0.302674494455316">
            <text:p>0.3026744945</text:p>
          </table:table-cell>
          <table:table-cell office:value-type="float" office:value="1.33035714285714">
            <text:p>1.3303571429</text:p>
          </table:table-cell>
          <table:table-cell office:value-type="float" office:value="0">
            <text:p>0</text:p>
          </table:table-cell>
          <table:table-cell office:value-type="float" office:value="0.525641025641026">
            <text:p>0.5256410256</text:p>
          </table:table-cell>
          <table:table-cell office:value-type="float" office:value="0.629884070416488">
            <text:p>0.6298840704</text:p>
          </table:table-cell>
          <table:table-cell office:value-type="float" office:value="0.0307765473197907">
            <text:p>0.0307765473</text:p>
          </table:table-cell>
          <table:table-cell office:value-type="float" office:value="0.625">
            <text:p>0.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43119266055046">
            <text:p>0.7431192661</text:p>
          </table:table-cell>
          <table:table-cell office:value-type="float" office:value="0">
            <text:p>0</text:p>
          </table:table-cell>
          <table:table-cell office:value-type="float" office:value="0.332028701891716">
            <text:p>0.3320287019</text:p>
          </table:table-cell>
          <table:table-cell office:value-type="float" office:value="1.09381947532237">
            <text:p>1.0938194753</text:p>
          </table:table-cell>
          <table:table-cell office:value-type="float" office:value="1">
            <text:p>1</text:p>
          </table:table-cell>
          <table:table-cell office:value-type="float" office:value="0.82051282051282">
            <text:p>0.8205128205</text:p>
          </table:table-cell>
          <table:table-cell office:value-type="float" office:value="0.57342206955775">
            <text:p>0.5734220696</text:p>
          </table:table-cell>
          <table:table-cell office:value-type="float" office:value="0.0258849106596916">
            <text:p>0.0258849107</text:p>
          </table:table-cell>
          <table:table-cell office:value-type="float" office:value="0.28125">
            <text:p>0.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185897435897436">
            <text:p>0.1858974359</text:p>
          </table:table-cell>
          <table:table-cell office:value-type="float" office:value="0.384866275277234">
            <text:p>0.3848662753</text:p>
          </table:table-cell>
          <table:table-cell office:value-type="float" office:value="0.880472994566954">
            <text:p>0.8804729946</text:p>
          </table:table-cell>
          <table:table-cell office:value-type="float" office:value="0">
            <text:p>0</text:p>
          </table:table-cell>
          <table:table-cell office:value-type="float" office:value="0.833333333333333">
            <text:p>0.8333333333</text:p>
          </table:table-cell>
          <table:table-cell office:value-type="float" office:value="0.551953628166595">
            <text:p>0.5519536282</text:p>
          </table:table-cell>
          <table:table-cell office:value-type="float" office:value="0.0978327332019838">
            <text:p>0.0978327332</text:p>
          </table:table-cell>
          <table:table-cell office:value-type="float" office:value="0.921875">
            <text:p>0.92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282051282051282">
            <text:p>0.2820512821</text:p>
          </table:table-cell>
          <table:table-cell office:value-type="float" office:value="0.277886497064579">
            <text:p>0.2778864971</text:p>
          </table:table-cell>
          <table:table-cell office:value-type="float" office:value="1.3020325203252">
            <text:p>1.302032520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0.674967797337913">
            <text:p>0.6749677973</text:p>
          </table:table-cell>
          <table:table-cell office:value-type="float" office:value="0.233371832325566">
            <text:p>0.2333718323</text:p>
          </table:table-cell>
          <table:table-cell office:value-type="float" office:value="0.9375">
            <text:p>0.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.0320512820512821">
            <text:p>0.0320512821</text:p>
          </table:table-cell>
          <table:table-cell office:value-type="float" office:value="0.383561643835616">
            <text:p>0.3835616438</text:p>
          </table:table-cell>
          <table:table-cell office:value-type="float" office:value="1.26352087114338">
            <text:p>1.2635208711</text:p>
          </table:table-cell>
          <table:table-cell office:value-type="float" office:value="1">
            <text:p>1</text:p>
          </table:table-cell>
          <table:table-cell office:value-type="float" office:value="0.884615384615385">
            <text:p>0.8846153846</text:p>
          </table:table-cell>
          <table:table-cell office:value-type="float" office:value="0.671318162301417">
            <text:p>0.6713181623</text:p>
          </table:table-cell>
          <table:table-cell office:value-type="float" office:value="0.108295400502752">
            <text:p>0.1082954005</text:p>
          </table:table-cell>
          <table:table-cell office:value-type="float" office:value="0.625">
            <text:p>0.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32110091743119">
            <text:p>0.5321100917</text:p>
          </table:table-cell>
          <table:table-cell office:value-type="float" office:value="0.0961538461538462">
            <text:p>0.0961538462</text:p>
          </table:table-cell>
          <table:table-cell office:value-type="float" office:value="0.198956294846706">
            <text:p>0.1989562948</text:p>
          </table:table-cell>
          <table:table-cell office:value-type="float" office:value="0.946300343428036">
            <text:p>0.9463003434</text:p>
          </table:table-cell>
          <table:table-cell office:value-type="float" office:value="0">
            <text:p>0</text:p>
          </table:table-cell>
          <table:table-cell office:value-type="float" office:value="0.525641025641026">
            <text:p>0.5256410256</text:p>
          </table:table-cell>
          <table:table-cell office:value-type="float" office:value="0.507299270072993">
            <text:p>0.5072992701</text:p>
          </table:table-cell>
          <table:table-cell office:value-type="float" office:value="0.00584278823289626">
            <text:p>0.0058427882</text:p>
          </table:table-cell>
          <table:table-cell office:value-type="float" office:value="0.6875">
            <text:p>0.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">
            <text:p>0</text:p>
          </table:table-cell>
          <table:table-cell office:value-type="float" office:value="0.0639269406392694">
            <text:p>0.0639269406</text:p>
          </table:table-cell>
          <table:table-cell office:value-type="float" office:value="0.614478598103993">
            <text:p>0.6144785981</text:p>
          </table:table-cell>
          <table:table-cell office:value-type="float" office:value="0">
            <text:p>0</text:p>
          </table:table-cell>
          <table:table-cell office:value-type="float" office:value="0.794871794871795">
            <text:p>0.7948717949</text:p>
          </table:table-cell>
          <table:table-cell office:value-type="float" office:value="0.574280807213396">
            <text:p>0.5742808072</text:p>
          </table:table-cell>
          <table:table-cell office:value-type="float" office:value="0">
            <text:p>0</text:p>
          </table:table-cell>
          <table:table-cell office:value-type="float" office:value="0.828125">
            <text:p>0.8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">
            <text:p>0</text:p>
          </table:table-cell>
          <table:table-cell office:value-type="float" office:value="0.156555772994129">
            <text:p>0.156555773</text:p>
          </table:table-cell>
          <table:table-cell office:value-type="float" office:value="0.696469811943253">
            <text:p>0.6964698119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48196650923143">
            <text:p>0.4819665092</text:p>
          </table:table-cell>
          <table:table-cell office:value-type="float" office:value="0.00930769753379985">
            <text:p>0.0093076975</text:p>
          </table:table-cell>
          <table:table-cell office:value-type="float" office:value="0.28125">
            <text:p>0.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3394495412844">
            <text:p>0.7339449541</text:p>
          </table:table-cell>
          <table:table-cell office:value-type="float" office:value="0.249038461538462">
            <text:p>0.2490384615</text:p>
          </table:table-cell>
          <table:table-cell office:value-type="float" office:value="0.526418786692759">
            <text:p>0.5264187867</text:p>
          </table:table-cell>
          <table:table-cell office:value-type="float" office:value="1.62692847124825">
            <text:p>1.6269284712</text:p>
          </table:table-cell>
          <table:table-cell office:value-type="float" office:value="0">
            <text:p>0</text:p>
          </table:table-cell>
          <table:table-cell office:value-type="float" office:value="0.82051282051282">
            <text:p>0.8205128205</text:p>
          </table:table-cell>
          <table:table-cell office:value-type="float" office:value="0.668741949334478">
            <text:p>0.6687419493</text:p>
          </table:table-cell>
          <table:table-cell office:value-type="float" office:value="0">
            <text:p>0</text:p>
          </table:table-cell>
          <table:table-cell office:value-type="float" office:value="0.96875">
            <text:p>0.96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825688073394495">
            <text:p>0.8256880734</text:p>
          </table:table-cell>
          <table:table-cell office:value-type="float" office:value="0.0166666666666667">
            <text:p>0.0166666667</text:p>
          </table:table-cell>
          <table:table-cell office:value-type="float" office:value="0.275929549902153">
            <text:p>0.2759295499</text:p>
          </table:table-cell>
          <table:table-cell office:value-type="float" office:value="0.775935575556608">
            <text:p>0.7759355756</text:p>
          </table:table-cell>
          <table:table-cell office:value-type="float" office:value="0">
            <text:p>0</text:p>
          </table:table-cell>
          <table:table-cell office:value-type="float" office:value="0.705128205128205">
            <text:p>0.7051282051</text:p>
          </table:table-cell>
          <table:table-cell office:value-type="float" office:value="0.484328037784457">
            <text:p>0.4843280378</text:p>
          </table:table-cell>
          <table:table-cell office:value-type="float" office:value="0.10034649093009">
            <text:p>0.1003464909</text:p>
          </table:table-cell>
          <table:table-cell office:value-type="float" office:value="0.703125">
            <text:p>0.70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0259615384615385">
            <text:p>0.0259615385</text:p>
          </table:table-cell>
          <table:table-cell office:value-type="float" office:value="0.401826484018265">
            <text:p>0.401826484</text:p>
          </table:table-cell>
          <table:table-cell office:value-type="float" office:value="0.333620689655172">
            <text:p>0.3336206897</text:p>
          </table:table-cell>
          <table:table-cell office:value-type="float" office:value="0">
            <text:p>0</text:p>
          </table:table-cell>
          <table:table-cell office:value-type="float" office:value="0.448717948717949">
            <text:p>0.4487179487</text:p>
          </table:table-cell>
          <table:table-cell office:value-type="float" office:value="0.460927436668098">
            <text:p>0.4609274367</text:p>
          </table:table-cell>
          <table:table-cell office:value-type="float" office:value="0.0712684285617229">
            <text:p>0.0712684286</text:p>
          </table:table-cell>
          <table:table-cell office:value-type="float" office:value="0.40625">
            <text:p>0.4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22935779816514">
            <text:p>0.5229357798</text:p>
          </table:table-cell>
          <table:table-cell office:value-type="float" office:value="0">
            <text:p>0</text:p>
          </table:table-cell>
          <table:table-cell office:value-type="float" office:value="0.324200913242009">
            <text:p>0.3242009132</text:p>
          </table:table-cell>
          <table:table-cell office:value-type="float" office:value="0.591575091575092">
            <text:p>0.591575091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0.485186775440103">
            <text:p>0.4851867754</text:p>
          </table:table-cell>
          <table:table-cell office:value-type="float" office:value="0">
            <text:p>0</text:p>
          </table:table-cell>
          <table:table-cell office:value-type="float" office:value="0.390625">
            <text:p>0.39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954128440366972">
            <text:p>0.9541284404</text:p>
          </table:table-cell>
          <table:table-cell office:value-type="float" office:value="0.237179487179487">
            <text:p>0.2371794872</text:p>
          </table:table-cell>
          <table:table-cell office:value-type="float" office:value="0.483365949119374">
            <text:p>0.4833659491</text:p>
          </table:table-cell>
          <table:table-cell office:value-type="float" office:value="2.7588285960379">
            <text:p>2.758828596</text:p>
          </table:table-cell>
          <table:table-cell office:value-type="float" office:value="0">
            <text:p>0</text:p>
          </table:table-cell>
          <table:table-cell office:value-type="float" office:value="0.641025641025641">
            <text:p>0.641025641</text:p>
          </table:table-cell>
          <table:table-cell office:value-type="float" office:value="0.592958351223701">
            <text:p>0.5929583512</text:p>
          </table:table-cell>
          <table:table-cell office:value-type="float" office:value="0.0533324274746926">
            <text:p>0.0533324275</text:p>
          </table:table-cell>
          <table:table-cell office:value-type="float" office:value="0.890625">
            <text:p>0.89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">
            <text:p>0</text:p>
          </table:table-cell>
          <table:table-cell office:value-type="float" office:value="0.204827136333986">
            <text:p>0.2048271363</text:p>
          </table:table-cell>
          <table:table-cell office:value-type="float" office:value="1.23839009287926">
            <text:p>1.2383900929</text:p>
          </table:table-cell>
          <table:table-cell office:value-type="float" office:value="0">
            <text:p>0</text:p>
          </table:table-cell>
          <table:table-cell office:value-type="float" office:value="0.692307692307692">
            <text:p>0.6923076923</text:p>
          </table:table-cell>
          <table:table-cell office:value-type="float" office:value="0.435379991412624">
            <text:p>0.435379991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52293577981651">
            <text:p>0.752293578</text:p>
          </table:table-cell>
          <table:table-cell office:value-type="float" office:value="0.016025641025641">
            <text:p>0.016025641</text:p>
          </table:table-cell>
          <table:table-cell office:value-type="float" office:value="0.453359425962166">
            <text:p>0.453359426</text:p>
          </table:table-cell>
          <table:table-cell office:value-type="float" office:value="1.23758975960037">
            <text:p>1.2375897596</text:p>
          </table:table-cell>
          <table:table-cell office:value-type="float" office:value="1">
            <text:p>1</text:p>
          </table:table-cell>
          <table:table-cell office:value-type="float" office:value="0.602564102564102">
            <text:p>0.6025641026</text:p>
          </table:table-cell>
          <table:table-cell office:value-type="float" office:value="0.896522112494633">
            <text:p>0.8965221125</text:p>
          </table:table-cell>
          <table:table-cell office:value-type="float" office:value="0.0258849106596916">
            <text:p>0.0258849107</text:p>
          </table:table-cell>
          <table:table-cell office:value-type="float" office:value="0.71875">
            <text:p>0.7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60550458715596">
            <text:p>0.6605504587</text:p>
          </table:table-cell>
          <table:table-cell office:value-type="float" office:value="0.0769230769230769">
            <text:p>0.0769230769</text:p>
          </table:table-cell>
          <table:table-cell office:value-type="float" office:value="0.530332681017613">
            <text:p>0.530332681</text:p>
          </table:table-cell>
          <table:table-cell office:value-type="float" office:value="2.9675">
            <text:p>2.9675</text:p>
          </table:table-cell>
          <table:table-cell office:value-type="float" office:value="0">
            <text:p>0</text:p>
          </table:table-cell>
          <table:table-cell office:value-type="float" office:value="0.58974358974359">
            <text:p>0.5897435897</text:p>
          </table:table-cell>
          <table:table-cell office:value-type="float" office:value="0.587805925289824">
            <text:p>0.5878059253</text:p>
          </table:table-cell>
          <table:table-cell office:value-type="float" office:value="0.0908349752021197">
            <text:p>0.0908349752</text:p>
          </table:table-cell>
          <table:table-cell office:value-type="float" office:value="0.9375">
            <text:p>0.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240384615384615">
            <text:p>0.2403846154</text:p>
          </table:table-cell>
          <table:table-cell office:value-type="float" office:value="0.482061317677756">
            <text:p>0.4820613177</text:p>
          </table:table-cell>
          <table:table-cell office:value-type="float" office:value="0.70736629667003">
            <text:p>0.7073662967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0.536925719192787">
            <text:p>0.5369257192</text:p>
          </table:table-cell>
          <table:table-cell office:value-type="float" office:value="0">
            <text:p>0</text:p>
          </table:table-cell>
          <table:table-cell office:value-type="float" office:value="0.703125">
            <text:p>0.70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233333333333333">
            <text:p>0.2333333333</text:p>
          </table:table-cell>
          <table:table-cell office:value-type="float" office:value="0.229615133724723">
            <text:p>0.2296151337</text:p>
          </table:table-cell>
          <table:table-cell office:value-type="float" office:value="0.346251053074979">
            <text:p>0.3462510531</text:p>
          </table:table-cell>
          <table:table-cell office:value-type="float" office:value="0">
            <text:p>0</text:p>
          </table:table-cell>
          <table:table-cell office:value-type="float" office:value="0.769230769230769">
            <text:p>0.7692307692</text:p>
          </table:table-cell>
          <table:table-cell office:value-type="float" office:value="0.418205238299699">
            <text:p>0.4182052383</text:p>
          </table:table-cell>
          <table:table-cell office:value-type="float" office:value="0.0139955159997282">
            <text:p>0.013995516</text:p>
          </table:table-cell>
          <table:table-cell office:value-type="float" office:value="0.875">
            <text:p>0.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55963302752294">
            <text:p>0.6559633028</text:p>
          </table:table-cell>
          <table:table-cell office:value-type="float" office:value="0.161538461538462">
            <text:p>0.1615384615</text:p>
          </table:table-cell>
          <table:table-cell office:value-type="float" office:value="0.317025440313112">
            <text:p>0.3170254403</text:p>
          </table:table-cell>
          <table:table-cell office:value-type="float" office:value="0.841298145506419">
            <text:p>0.8412981455</text:p>
          </table:table-cell>
          <table:table-cell office:value-type="float" office:value="0">
            <text:p>0</text:p>
          </table:table-cell>
          <table:table-cell office:value-type="float" office:value="0.743589743589744">
            <text:p>0.7435897436</text:p>
          </table:table-cell>
          <table:table-cell office:value-type="float" office:value="0.530055817947617">
            <text:p>0.5300558179</text:p>
          </table:table-cell>
          <table:table-cell office:value-type="float" office:value="0.127182553162579">
            <text:p>0.1271825532</text:p>
          </table:table-cell>
          <table:table-cell office:value-type="float" office:value="0.65625">
            <text:p>0.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13761467889908">
            <text:p>0.5137614679</text:p>
          </table:table-cell>
          <table:table-cell office:value-type="float" office:value="0.142948717948718">
            <text:p>0.1429487179</text:p>
          </table:table-cell>
          <table:table-cell office:value-type="float" office:value="0.46836268754077">
            <text:p>0.4683626875</text:p>
          </table:table-cell>
          <table:table-cell office:value-type="float" office:value="2.12895377128954">
            <text:p>2.1289537713</text:p>
          </table:table-cell>
          <table:table-cell office:value-type="float" office:value="1">
            <text:p>1</text:p>
          </table:table-cell>
          <table:table-cell office:value-type="float" office:value="0.884615384615385">
            <text:p>0.8846153846</text:p>
          </table:table-cell>
          <table:table-cell office:value-type="float" office:value="0.58587376556462">
            <text:p>0.585873765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320512820512821">
            <text:p>0.3205128205</text:p>
          </table:table-cell>
          <table:table-cell office:value-type="float" office:value="0.247227658186562">
            <text:p>0.2472276582</text:p>
          </table:table-cell>
          <table:table-cell office:value-type="float" office:value="1.47181008902077">
            <text:p>1.471810089</text:p>
          </table:table-cell>
          <table:table-cell office:value-type="float" office:value="0">
            <text:p>0</text:p>
          </table:table-cell>
          <table:table-cell office:value-type="float" office:value="0.538461538461538">
            <text:p>0.5384615385</text:p>
          </table:table-cell>
          <table:table-cell office:value-type="float" office:value="0.608200944611421">
            <text:p>0.6082009446</text:p>
          </table:table-cell>
          <table:table-cell office:value-type="float" office:value="0.195665466403968">
            <text:p>0.1956654664</text:p>
          </table:table-cell>
          <table:table-cell office:value-type="float" office:value="0.8125">
            <text:p>0.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.0641025641025641">
            <text:p>0.0641025641</text:p>
          </table:table-cell>
          <table:table-cell office:value-type="float" office:value="0.333333333333333">
            <text:p>0.3333333333</text:p>
          </table:table-cell>
          <table:table-cell office:value-type="float" office:value="1.19619047619048">
            <text:p>1.1961904762</text:p>
          </table:table-cell>
          <table:table-cell office:value-type="float" office:value="1">
            <text:p>1</text:p>
          </table:table-cell>
          <table:table-cell office:value-type="float" office:value="0.628205128205128">
            <text:p>0.6282051282</text:p>
          </table:table-cell>
          <table:table-cell office:value-type="float" office:value="0.585015027908974">
            <text:p>0.5850150279</text:p>
          </table:table-cell>
          <table:table-cell office:value-type="float" office:value="0.0139955159997282">
            <text:p>0.01399551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.862385321100918">
            <text:p>0.8623853211</text:p>
          </table:table-cell>
          <table:table-cell office:value-type="float" office:value="0">
            <text:p>0</text:p>
          </table:table-cell>
          <table:table-cell office:value-type="float" office:value="0.356816699282453">
            <text:p>0.3568166993</text:p>
          </table:table-cell>
          <table:table-cell office:value-type="float" office:value="0.934331797235023">
            <text:p>0.9343317972</text:p>
          </table:table-cell>
          <table:table-cell office:value-type="float" office:value="1">
            <text:p>1</text:p>
          </table:table-cell>
          <table:table-cell office:value-type="float" office:value="0.91025641025641">
            <text:p>0.9102564103</text:p>
          </table:table-cell>
          <table:table-cell office:value-type="float" office:value="0.622370115929583">
            <text:p>0.6223701159</text:p>
          </table:table-cell>
          <table:table-cell office:value-type="float" office:value="0.0503430939601875">
            <text:p>0.050343094</text:p>
          </table:table-cell>
          <table:table-cell office:value-type="float" office:value="0.78125">
            <text:p>0.7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04587155963303">
            <text:p>0.504587156</text:p>
          </table:table-cell>
          <table:table-cell office:value-type="float" office:value="0.0753205128205128">
            <text:p>0.0753205128</text:p>
          </table:table-cell>
          <table:table-cell office:value-type="float" office:value="0.219178082191781">
            <text:p>0.2191780822</text:p>
          </table:table-cell>
          <table:table-cell office:value-type="float" office:value="0.850955414012739">
            <text:p>0.850955414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0.559896951481322">
            <text:p>0.5598969515</text:p>
          </table:table-cell>
          <table:table-cell office:value-type="float" office:value="0.745974590665127">
            <text:p>0.7459745907</text:p>
          </table:table-cell>
          <table:table-cell office:value-type="float" office:value="0.90625">
            <text:p>0.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423076923076923">
            <text:p>0.4230769231</text:p>
          </table:table-cell>
          <table:table-cell office:value-type="float" office:value="0.46836268754077">
            <text:p>0.4683626875</text:p>
          </table:table-cell>
          <table:table-cell office:value-type="float" office:value="1.10819975339088">
            <text:p>1.1081997534</text:p>
          </table:table-cell>
          <table:table-cell office:value-type="float" office:value="0">
            <text:p>0</text:p>
          </table:table-cell>
          <table:table-cell office:value-type="float" office:value="0.615384615384615">
            <text:p>0.6153846154</text:p>
          </table:table-cell>
          <table:table-cell office:value-type="float" office:value="0.626663804207815">
            <text:p>0.6266638042</text:p>
          </table:table-cell>
          <table:table-cell office:value-type="float" office:value="0">
            <text:p>0</text:p>
          </table:table-cell>
          <table:table-cell office:value-type="float" office:value="0.96875">
            <text:p>0.9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.0560897435897436">
            <text:p>0.0560897436</text:p>
          </table:table-cell>
          <table:table-cell office:value-type="float" office:value="0.356164383561644">
            <text:p>0.3561643836</text:p>
          </table:table-cell>
          <table:table-cell office:value-type="float" office:value="1.28517964071856">
            <text:p>1.2851796407</text:p>
          </table:table-cell>
          <table:table-cell office:value-type="float" office:value="0">
            <text:p>0</text:p>
          </table:table-cell>
          <table:table-cell office:value-type="float" office:value="0.67948717948718">
            <text:p>0.6794871795</text:p>
          </table:table-cell>
          <table:table-cell office:value-type="float" office:value="0.63160154572778">
            <text:p>0.6316015457</text:p>
          </table:table-cell>
          <table:table-cell office:value-type="float" office:value="0">
            <text:p>0</text:p>
          </table:table-cell>
          <table:table-cell office:value-type="float" office:value="0.90625">
            <text:p>0.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">
            <text:p>0</text:p>
          </table:table-cell>
          <table:table-cell office:value-type="float" office:value="0.245270711024136">
            <text:p>0.245270711</text:p>
          </table:table-cell>
          <table:table-cell office:value-type="float" office:value="0.684005563282337">
            <text:p>0.6840055633</text:p>
          </table:table-cell>
          <table:table-cell office:value-type="float" office:value="0">
            <text:p>0</text:p>
          </table:table-cell>
          <table:table-cell office:value-type="float" office:value="0.717948717948718">
            <text:p>0.7179487179</text:p>
          </table:table-cell>
          <table:table-cell office:value-type="float" office:value="0.522971232288536">
            <text:p>0.5229712323</text:p>
          </table:table-cell>
          <table:table-cell office:value-type="float" office:value="0">
            <text:p>0</text:p>
          </table:table-cell>
          <table:table-cell office:value-type="float" office:value="0.46875">
            <text:p>0.4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">
            <text:p>0</text:p>
          </table:table-cell>
          <table:table-cell office:value-type="float" office:value="0.211350293542074">
            <text:p>0.2113502935</text:p>
          </table:table-cell>
          <table:table-cell office:value-type="float" office:value="0.806057076295865">
            <text:p>0.8060570763</text:p>
          </table:table-cell>
          <table:table-cell office:value-type="float" office:value="0">
            <text:p>0</text:p>
          </table:table-cell>
          <table:table-cell office:value-type="float" office:value="0.769230769230769">
            <text:p>0.7692307692</text:p>
          </table:table-cell>
          <table:table-cell office:value-type="float" office:value="0.551738943752684">
            <text:p>0.5517389438</text:p>
          </table:table-cell>
          <table:table-cell office:value-type="float" office:value="0.60235070317277">
            <text:p>0.6023507032</text:p>
          </table:table-cell>
          <table:table-cell office:value-type="float" office:value="0.453125">
            <text:p>0.4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176282051282051">
            <text:p>0.1762820513</text:p>
          </table:table-cell>
          <table:table-cell office:value-type="float" office:value="0.246575342465753">
            <text:p>0.2465753425</text:p>
          </table:table-cell>
          <table:table-cell office:value-type="float" office:value="1.38877592517283">
            <text:p>1.3887759252</text:p>
          </table:table-cell>
          <table:table-cell office:value-type="float" office:value="0">
            <text:p>0</text:p>
          </table:table-cell>
          <table:table-cell office:value-type="float" office:value="0.705128205128205">
            <text:p>0.7051282051</text:p>
          </table:table-cell>
          <table:table-cell office:value-type="float" office:value="0.619364534134822">
            <text:p>0.6193645341</text:p>
          </table:table-cell>
          <table:table-cell office:value-type="float" office:value="0.0216047285821048">
            <text:p>0.0216047286</text:p>
          </table:table-cell>
          <table:table-cell office:value-type="float" office:value="0.953125">
            <text:p>0.9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">
            <text:p>0</text:p>
          </table:table-cell>
          <table:table-cell office:value-type="float" office:value="0.35812133072407">
            <text:p>0.3581213307</text:p>
          </table:table-cell>
          <table:table-cell office:value-type="float" office:value="0.706647398843931">
            <text:p>0.7066473988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496350364963504">
            <text:p>0.496350365</text:p>
          </table:table-cell>
          <table:table-cell office:value-type="float" office:value="0.0952510360758204">
            <text:p>0.0952510361</text:p>
          </table:table-cell>
          <table:table-cell office:value-type="float" office:value="0.421875">
            <text:p>0.42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">
            <text:p>0</text:p>
          </table:table-cell>
          <table:table-cell office:value-type="float" office:value="0.210697977821265">
            <text:p>0.2106979778</text:p>
          </table:table-cell>
          <table:table-cell office:value-type="float" office:value="0.282284040995608">
            <text:p>0.282284041</text:p>
          </table:table-cell>
          <table:table-cell office:value-type="float" office:value="0">
            <text:p>0</text:p>
          </table:table-cell>
          <table:table-cell office:value-type="float" office:value="0.756410256410256">
            <text:p>0.7564102564</text:p>
          </table:table-cell>
          <table:table-cell office:value-type="float" office:value="0.487333619579219">
            <text:p>0.4873336196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42201834862385">
            <text:p>0.6422018349</text:p>
          </table:table-cell>
          <table:table-cell office:value-type="float" office:value="0.166666666666667">
            <text:p>0.1666666667</text:p>
          </table:table-cell>
          <table:table-cell office:value-type="float" office:value="0.233529028049576">
            <text:p>0.233529028</text:p>
          </table:table-cell>
          <table:table-cell office:value-type="float" office:value="1.4959100204499">
            <text:p>1.4959100204</text:p>
          </table:table-cell>
          <table:table-cell office:value-type="float" office:value="0">
            <text:p>0</text:p>
          </table:table-cell>
          <table:table-cell office:value-type="float" office:value="0.897435897435897">
            <text:p>0.8974358974</text:p>
          </table:table-cell>
          <table:table-cell office:value-type="float" office:value="0.58587376556462">
            <text:p>0.5858737656</text:p>
          </table:table-cell>
          <table:table-cell office:value-type="float" office:value="0.137033765880834">
            <text:p>0.1370337659</text:p>
          </table:table-cell>
          <table:table-cell office:value-type="float" office:value="0.703125">
            <text:p>0.70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192307692307692">
            <text:p>0.1923076923</text:p>
          </table:table-cell>
          <table:table-cell office:value-type="float" office:value="0.285061969993477">
            <text:p>0.28506197</text:p>
          </table:table-cell>
          <table:table-cell office:value-type="float" office:value="2.38381742738589">
            <text:p>2.3838174274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0.558394160583942">
            <text:p>0.5583941606</text:p>
          </table:table-cell>
          <table:table-cell office:value-type="float" office:value="0">
            <text:p>0</text:p>
          </table:table-cell>
          <table:table-cell office:value-type="float" office:value="0.734375">
            <text:p>0.73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60550458715596">
            <text:p>0.6605504587</text:p>
          </table:table-cell>
          <table:table-cell office:value-type="float" office:value="0.0243589743589744">
            <text:p>0.0243589744</text:p>
          </table:table-cell>
          <table:table-cell office:value-type="float" office:value="0.686888454011742">
            <text:p>0.686888454</text:p>
          </table:table-cell>
          <table:table-cell office:value-type="float" office:value="1.21872863978127">
            <text:p>1.2187286398</text:p>
          </table:table-cell>
          <table:table-cell office:value-type="float" office:value="0">
            <text:p>0</text:p>
          </table:table-cell>
          <table:table-cell office:value-type="float" office:value="0.807692307692308">
            <text:p>0.8076923077</text:p>
          </table:table-cell>
          <table:table-cell office:value-type="float" office:value="0.737440961786174">
            <text:p>0.7374409618</text:p>
          </table:table-cell>
          <table:table-cell office:value-type="float" office:value="0">
            <text:p>0</text:p>
          </table:table-cell>
          <table:table-cell office:value-type="float" office:value="0.859375">
            <text:p>0.8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147435897435897">
            <text:p>0.1474358974</text:p>
          </table:table-cell>
          <table:table-cell office:value-type="float" office:value="0.482713633398565">
            <text:p>0.4827136334</text:p>
          </table:table-cell>
          <table:table-cell office:value-type="float" office:value="1.39208006962576">
            <text:p>1.3920800696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0.615500214684414">
            <text:p>0.6155002147</text:p>
          </table:table-cell>
          <table:table-cell office:value-type="float" office:value="0.00251375772810653">
            <text:p>0.0025137577</text:p>
          </table:table-cell>
          <table:table-cell office:value-type="float" office:value="0.9375">
            <text:p>0.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">
            <text:p>0</text:p>
          </table:table-cell>
          <table:table-cell office:value-type="float" office:value="0.171559034572733">
            <text:p>0.1715590346</text:p>
          </table:table-cell>
          <table:table-cell office:value-type="float" office:value="0.669657879977566">
            <text:p>0.66965788</text:p>
          </table:table-cell>
          <table:table-cell office:value-type="float" office:value="0">
            <text:p>0</text:p>
          </table:table-cell>
          <table:table-cell office:value-type="float" office:value="0.576923076923077">
            <text:p>0.5769230769</text:p>
          </table:table-cell>
          <table:table-cell office:value-type="float" office:value="0.463503649635037">
            <text:p>0.4635036496</text:p>
          </table:table-cell>
          <table:table-cell office:value-type="float" office:value="0.0444323663292343">
            <text:p>0.0444323663</text:p>
          </table:table-cell>
          <table:table-cell office:value-type="float" office:value="0.890625">
            <text:p>0.89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0128205128205128">
            <text:p>0.0128205128</text:p>
          </table:table-cell>
          <table:table-cell office:value-type="float" office:value="0.255055446836269">
            <text:p>0.2550554468</text:p>
          </table:table-cell>
          <table:table-cell office:value-type="float" office:value="0.659581119099719">
            <text:p>0.6595811191</text:p>
          </table:table-cell>
          <table:table-cell office:value-type="float" office:value="1">
            <text:p>1</text:p>
          </table:table-cell>
          <table:table-cell office:value-type="float" office:value="0.807692307692308">
            <text:p>0.8076923077</text:p>
          </table:table-cell>
          <table:table-cell office:value-type="float" office:value="0.478746243022757">
            <text:p>0.478746243</text:p>
          </table:table-cell>
          <table:table-cell office:value-type="float" office:value="0">
            <text:p>0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24770642201835">
            <text:p>0.7247706422</text:p>
          </table:table-cell>
          <table:table-cell office:value-type="float" office:value="0.128205128205128">
            <text:p>0.1282051282</text:p>
          </table:table-cell>
          <table:table-cell office:value-type="float" office:value="0.272667971298108">
            <text:p>0.2726679713</text:p>
          </table:table-cell>
          <table:table-cell office:value-type="float" office:value="1.19807370184255">
            <text:p>1.1980737018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0.539072563331902">
            <text:p>0.5390725633</text:p>
          </table:table-cell>
          <table:table-cell office:value-type="float" office:value="0">
            <text:p>0</text:p>
          </table:table-cell>
          <table:table-cell office:value-type="float" office:value="0.9375">
            <text:p>0.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192307692307692">
            <text:p>0.1923076923</text:p>
          </table:table-cell>
          <table:table-cell office:value-type="float" office:value="0.339856490541422">
            <text:p>0.3398564905</text:p>
          </table:table-cell>
          <table:table-cell office:value-type="float" office:value="1.56492890995261">
            <text:p>1.56492891</text:p>
          </table:table-cell>
          <table:table-cell office:value-type="float" office:value="1">
            <text:p>1</text:p>
          </table:table-cell>
          <table:table-cell office:value-type="float" office:value="0.82051282051282">
            <text:p>0.8205128205</text:p>
          </table:table-cell>
          <table:table-cell office:value-type="float" office:value="0.630528123658222">
            <text:p>0.6305281237</text:p>
          </table:table-cell>
          <table:table-cell office:value-type="float" office:value="0.0517018819213262">
            <text:p>0.0517018819</text:p>
          </table:table-cell>
          <table:table-cell office:value-type="float" office:value="0.90625">
            <text:p>0.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">
            <text:p>0</text:p>
          </table:table-cell>
          <table:table-cell office:value-type="float" office:value="0.413568166992824">
            <text:p>0.413568167</text:p>
          </table:table-cell>
          <table:table-cell office:value-type="float" office:value="0.41488989863684">
            <text:p>0.4148898986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496779733791327">
            <text:p>0.4967797338</text:p>
          </table:table-cell>
          <table:table-cell office:value-type="float" office:value="0">
            <text:p>0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61467889908257">
            <text:p>0.7614678899</text:p>
          </table:table-cell>
          <table:table-cell office:value-type="float" office:value="0.0961538461538462">
            <text:p>0.0961538462</text:p>
          </table:table-cell>
          <table:table-cell office:value-type="float" office:value="0.249184605348989">
            <text:p>0.2491846053</text:p>
          </table:table-cell>
          <table:table-cell office:value-type="float" office:value="0.810115081768625">
            <text:p>0.8101150818</text:p>
          </table:table-cell>
          <table:table-cell office:value-type="float" office:value="0">
            <text:p>0</text:p>
          </table:table-cell>
          <table:table-cell office:value-type="float" office:value="0.576923076923077">
            <text:p>0.5769230769</text:p>
          </table:table-cell>
          <table:table-cell office:value-type="float" office:value="0.447831687419493">
            <text:p>0.4478316874</text:p>
          </table:table-cell>
          <table:table-cell office:value-type="float" office:value="0">
            <text:p>0</text:p>
          </table:table-cell>
          <table:table-cell office:value-type="float" office:value="0.984375">
            <text:p>0.984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69724770642202">
            <text:p>0.6697247706</text:p>
          </table:table-cell>
          <table:table-cell office:value-type="float" office:value="0.240384615384615">
            <text:p>0.2403846154</text:p>
          </table:table-cell>
          <table:table-cell office:value-type="float" office:value="0.470319634703196">
            <text:p>0.4703196347</text:p>
          </table:table-cell>
          <table:table-cell office:value-type="float" office:value="2.18449873631003">
            <text:p>2.1844987363</text:p>
          </table:table-cell>
          <table:table-cell office:value-type="float" office:value="1">
            <text:p>1</text:p>
          </table:table-cell>
          <table:table-cell office:value-type="float" office:value="0.705128205128205">
            <text:p>0.7051282051</text:p>
          </table:table-cell>
          <table:table-cell office:value-type="float" office:value="0.483254615714899">
            <text:p>0.4832546157</text:p>
          </table:table-cell>
          <table:table-cell office:value-type="float" office:value="0.00346490930090359">
            <text:p>0.0034649093</text:p>
          </table:table-cell>
          <table:table-cell office:value-type="float" office:value="0.65625">
            <text:p>0.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38532110091743">
            <text:p>0.7385321101</text:p>
          </table:table-cell>
          <table:table-cell office:value-type="float" office:value="0.288461538461538">
            <text:p>0.2884615385</text:p>
          </table:table-cell>
          <table:table-cell office:value-type="float" office:value="0.303326810176125">
            <text:p>0.3033268102</text:p>
          </table:table-cell>
          <table:table-cell office:value-type="float" office:value="0.566728971962617">
            <text:p>0.566728972</text:p>
          </table:table-cell>
          <table:table-cell office:value-type="float" office:value="1">
            <text:p>1</text:p>
          </table:table-cell>
          <table:table-cell office:value-type="float" office:value="0.743589743589744">
            <text:p>0.7435897436</text:p>
          </table:table-cell>
          <table:table-cell office:value-type="float" office:value="0.510090167453843">
            <text:p>0.5100901675</text:p>
          </table:table-cell>
          <table:table-cell office:value-type="float" office:value="0.293498199605951">
            <text:p>0.2934981996</text:p>
          </table:table-cell>
          <table:table-cell office:value-type="float" office:value="0.71875">
            <text:p>0.7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51376146788991">
            <text:p>0.6513761468</text:p>
          </table:table-cell>
          <table:table-cell office:value-type="float" office:value="0.143589743589744">
            <text:p>0.1435897436</text:p>
          </table:table-cell>
          <table:table-cell office:value-type="float" office:value="0.232876712328767">
            <text:p>0.2328767123</text:p>
          </table:table-cell>
          <table:table-cell office:value-type="float" office:value="0.761666023910528">
            <text:p>0.7616660239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0.505367110347789">
            <text:p>0.5053671103</text:p>
          </table:table-cell>
          <table:table-cell office:value-type="float" office:value="0.022352061960731">
            <text:p>0.022352062</text:p>
          </table:table-cell>
          <table:table-cell office:value-type="float" office:value="0.765625">
            <text:p>0.7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.384615384615385">
            <text:p>0.3846153846</text:p>
          </table:table-cell>
          <table:table-cell office:value-type="float" office:value="0.334637964774951">
            <text:p>0.3346379648</text:p>
          </table:table-cell>
          <table:table-cell office:value-type="float" office:value="1.86939313984169">
            <text:p>1.8693931398</text:p>
          </table:table-cell>
          <table:table-cell office:value-type="float" office:value="0">
            <text:p>0</text:p>
          </table:table-cell>
          <table:table-cell office:value-type="float" office:value="0.756410256410256">
            <text:p>0.7564102564</text:p>
          </table:table-cell>
          <table:table-cell office:value-type="float" office:value="0.525762129669386">
            <text:p>0.5257621297</text:p>
          </table:table-cell>
          <table:table-cell office:value-type="float" office:value="0.222909165024798">
            <text:p>0.222909165</text:p>
          </table:table-cell>
          <table:table-cell office:value-type="float" office:value="0.90625">
            <text:p>0.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06422018348624">
            <text:p>0.7064220183</text:p>
          </table:table-cell>
          <table:table-cell office:value-type="float" office:value="0.0576923076923077">
            <text:p>0.0576923077</text:p>
          </table:table-cell>
          <table:table-cell office:value-type="float" office:value="0.465101108936725">
            <text:p>0.4651011089</text:p>
          </table:table-cell>
          <table:table-cell office:value-type="float" office:value="1.72354430379747">
            <text:p>1.723544303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0.762344353799914">
            <text:p>0.7623443538</text:p>
          </table:table-cell>
          <table:table-cell office:value-type="float" office:value="0.267409470752089">
            <text:p>0.2674094708</text:p>
          </table:table-cell>
          <table:table-cell office:value-type="float" office:value="0.6875">
            <text:p>0.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">
            <text:p>0</text:p>
          </table:table-cell>
          <table:table-cell office:value-type="float" office:value="0.15590345727332">
            <text:p>0.1559034573</text:p>
          </table:table-cell>
          <table:table-cell office:value-type="float" office:value="0.428016937191249">
            <text:p>0.4280169372</text:p>
          </table:table-cell>
          <table:table-cell office:value-type="float" office:value="0">
            <text:p>0</text:p>
          </table:table-cell>
          <table:table-cell office:value-type="float" office:value="0.628205128205128">
            <text:p>0.6282051282</text:p>
          </table:table-cell>
          <table:table-cell office:value-type="float" office:value="0.396307428080721">
            <text:p>0.3963074281</text:p>
          </table:table-cell>
          <table:table-cell office:value-type="float" office:value="0.00176642434948026">
            <text:p>0.0017664243</text:p>
          </table:table-cell>
          <table:table-cell office:value-type="float" office:value="0.265625">
            <text:p>0.265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0195512820512821">
            <text:p>0.0195512821</text:p>
          </table:table-cell>
          <table:table-cell office:value-type="float" office:value="0.175472928897586">
            <text:p>0.1754729289</text:p>
          </table:table-cell>
          <table:table-cell office:value-type="float" office:value="0.503819036427732">
            <text:p>0.5038190364</text:p>
          </table:table-cell>
          <table:table-cell office:value-type="float" office:value="1">
            <text:p>1</text:p>
          </table:table-cell>
          <table:table-cell office:value-type="float" office:value="0.782051282051282">
            <text:p>0.7820512821</text:p>
          </table:table-cell>
          <table:table-cell office:value-type="float" office:value="0.488621726062688">
            <text:p>0.4886217261</text:p>
          </table:table-cell>
          <table:table-cell office:value-type="float" office:value="0.0784700047557579">
            <text:p>0.0784700048</text:p>
          </table:table-cell>
          <table:table-cell office:value-type="float" office:value="0.3125">
            <text:p>0.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0333333333333333">
            <text:p>0.0333333333</text:p>
          </table:table-cell>
          <table:table-cell office:value-type="float" office:value="0.18525766470972">
            <text:p>0.1852576647</text:p>
          </table:table-cell>
          <table:table-cell office:value-type="float" office:value="1.35366859027205">
            <text:p>1.3536685903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0.433018462859596">
            <text:p>0.4330184629</text:p>
          </table:table-cell>
          <table:table-cell office:value-type="float" office:value="0">
            <text:p>0</text:p>
          </table:table-cell>
          <table:table-cell office:value-type="float" office:value="0.953125">
            <text:p>0.9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16025641025641">
            <text:p>0.1602564103</text:p>
          </table:table-cell>
          <table:table-cell office:value-type="float" office:value="0.273320287018917">
            <text:p>0.273320287</text:p>
          </table:table-cell>
          <table:table-cell office:value-type="float" office:value="1.39883381924198">
            <text:p>1.3988338192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7948718</text:p>
          </table:table-cell>
          <table:table-cell office:value-type="float" office:value="0.596822670674109">
            <text:p>0.5968226707</text:p>
          </table:table-cell>
          <table:table-cell office:value-type="float" office:value="0.175691283375229">
            <text:p>0.1756912834</text:p>
          </table:table-cell>
          <table:table-cell office:value-type="float" office:value="0.546875">
            <text:p>0.54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317307692307692">
            <text:p>0.3173076923</text:p>
          </table:table-cell>
          <table:table-cell office:value-type="float" office:value="0.302022178734507">
            <text:p>0.3020221787</text:p>
          </table:table-cell>
          <table:table-cell office:value-type="float" office:value="1.69671132764921">
            <text:p>1.6967113276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0.502146844139115">
            <text:p>0.5021468441</text:p>
          </table:table-cell>
          <table:table-cell office:value-type="float" office:value="0.00346490930090359">
            <text:p>0.0034649093</text:p>
          </table:table-cell>
          <table:table-cell office:value-type="float" office:value="0.8125">
            <text:p>0.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00384615384615385">
            <text:p>0.0038461538</text:p>
          </table:table-cell>
          <table:table-cell office:value-type="float" office:value="0.127853881278539">
            <text:p>0.1278538813</text:p>
          </table:table-cell>
          <table:table-cell office:value-type="float" office:value="0.846602751146311">
            <text:p>0.8466027511</text:p>
          </table:table-cell>
          <table:table-cell office:value-type="float" office:value="0">
            <text:p>0</text:p>
          </table:table-cell>
          <table:table-cell office:value-type="float" office:value="0.474358974358974">
            <text:p>0.4743589744</text:p>
          </table:table-cell>
          <table:table-cell office:value-type="float" office:value="0.429583512237012">
            <text:p>0.4295835122</text:p>
          </table:table-cell>
          <table:table-cell office:value-type="float" office:value="0.0164413343297778">
            <text:p>0.0164413343</text:p>
          </table:table-cell>
          <table:table-cell office:value-type="float" office:value="0.28125">
            <text:p>0.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00384615384615385">
            <text:p>0.0038461538</text:p>
          </table:table-cell>
          <table:table-cell office:value-type="float" office:value="0.271363339856491">
            <text:p>0.2713633399</text:p>
          </table:table-cell>
          <table:table-cell office:value-type="float" office:value="0.33632447954056">
            <text:p>0.3363244795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42099613568055">
            <text:p>0.4209961357</text:p>
          </table:table-cell>
          <table:table-cell office:value-type="float" office:value="0">
            <text:p>0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384615384615385">
            <text:p>0.3846153846</text:p>
          </table:table-cell>
          <table:table-cell office:value-type="float" office:value="0.3235485975212">
            <text:p>0.3235485975</text:p>
          </table:table-cell>
          <table:table-cell office:value-type="float" office:value="1.46676514032496">
            <text:p>1.4667651403</text:p>
          </table:table-cell>
          <table:table-cell office:value-type="float" office:value="0">
            <text:p>0</text:p>
          </table:table-cell>
          <table:table-cell office:value-type="float" office:value="0.67948717948718">
            <text:p>0.6794871795</text:p>
          </table:table-cell>
          <table:table-cell office:value-type="float" office:value="0.533705452984113">
            <text:p>0.533705453</text:p>
          </table:table-cell>
          <table:table-cell office:value-type="float" office:value="0.055914124600856">
            <text:p>0.0559141246</text:p>
          </table:table-cell>
          <table:table-cell office:value-type="float" office:value="0.890625">
            <text:p>0.89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22935779816514">
            <text:p>0.5229357798</text:p>
          </table:table-cell>
          <table:table-cell office:value-type="float" office:value="0.00320512820512821">
            <text:p>0.0032051282</text:p>
          </table:table-cell>
          <table:table-cell office:value-type="float" office:value="0.257664709719504">
            <text:p>0.2576647097</text:p>
          </table:table-cell>
          <table:table-cell office:value-type="float" office:value="1.69583778014941">
            <text:p>1.6958377801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0.436024044654358">
            <text:p>0.4360240447</text:p>
          </table:table-cell>
          <table:table-cell office:value-type="float" office:value="0.116448128269584">
            <text:p>0.116448128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217948717948718">
            <text:p>0.2179487179</text:p>
          </table:table-cell>
          <table:table-cell office:value-type="float" office:value="0.511415525114155">
            <text:p>0.5114155251</text:p>
          </table:table-cell>
          <table:table-cell office:value-type="float" office:value="1.03188989593823">
            <text:p>1.0318898959</text:p>
          </table:table-cell>
          <table:table-cell office:value-type="float" office:value="1">
            <text:p>1</text:p>
          </table:table-cell>
          <table:table-cell office:value-type="float" office:value="0.743589743589744">
            <text:p>0.7435897436</text:p>
          </table:table-cell>
          <table:table-cell office:value-type="float" office:value="0.562473164448261">
            <text:p>0.5624731644</text:p>
          </table:table-cell>
          <table:table-cell office:value-type="float" office:value="0.160744615802704">
            <text:p>0.1607446158</text:p>
          </table:table-cell>
          <table:table-cell office:value-type="float" office:value="0.703125">
            <text:p>0.70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">
            <text:p>0</text:p>
          </table:table-cell>
          <table:table-cell office:value-type="float" office:value="0.271363339856491">
            <text:p>0.2713633399</text:p>
          </table:table-cell>
          <table:table-cell office:value-type="float" office:value="2.48143486469478">
            <text:p>2.4814348647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0.644267926148562">
            <text:p>0.6442679261</text:p>
          </table:table-cell>
          <table:table-cell office:value-type="float" office:value="0">
            <text:p>0</text:p>
          </table:table-cell>
          <table:table-cell office:value-type="float" office:value="0.859375">
            <text:p>0.8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0705128205128205">
            <text:p>0.0705128205</text:p>
          </table:table-cell>
          <table:table-cell office:value-type="float" office:value="0.271363339856491">
            <text:p>0.2713633399</text:p>
          </table:table-cell>
          <table:table-cell office:value-type="float" office:value="1.23682498373455">
            <text:p>1.2368249837</text:p>
          </table:table-cell>
          <table:table-cell office:value-type="float" office:value="0">
            <text:p>0</text:p>
          </table:table-cell>
          <table:table-cell office:value-type="float" office:value="0.833333333333333">
            <text:p>0.8333333333</text:p>
          </table:table-cell>
          <table:table-cell office:value-type="float" office:value="0.799484757406612">
            <text:p>0.7994847574</text:p>
          </table:table-cell>
          <table:table-cell office:value-type="float" office:value="0.0279230926013996">
            <text:p>0.0279230926</text:p>
          </table:table-cell>
          <table:table-cell office:value-type="float" office:value="0.640625">
            <text:p>0.64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0435897435897436">
            <text:p>0.0435897436</text:p>
          </table:table-cell>
          <table:table-cell office:value-type="float" office:value="0.206131767775603">
            <text:p>0.2061317678</text:p>
          </table:table-cell>
          <table:table-cell office:value-type="float" office:value="0.37966015724068">
            <text:p>0.3796601572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0.536281665951052">
            <text:p>0.536281666</text:p>
          </table:table-cell>
          <table:table-cell office:value-type="float" office:value="0.0495957605815612">
            <text:p>0.0495957606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06422018348624">
            <text:p>0.7064220183</text:p>
          </table:table-cell>
          <table:table-cell office:value-type="float" office:value="0.134615384615385">
            <text:p>0.1346153846</text:p>
          </table:table-cell>
          <table:table-cell office:value-type="float" office:value="0.364644487932159">
            <text:p>0.3646444879</text:p>
          </table:table-cell>
          <table:table-cell office:value-type="float" office:value="0.658074697527617">
            <text:p>0.6580746975</text:p>
          </table:table-cell>
          <table:table-cell office:value-type="float" office:value="0">
            <text:p>0</text:p>
          </table:table-cell>
          <table:table-cell office:value-type="float" office:value="0.743589743589744">
            <text:p>0.7435897436</text:p>
          </table:table-cell>
          <table:table-cell office:value-type="float" office:value="0.537140403606698">
            <text:p>0.5371404036</text:p>
          </table:table-cell>
          <table:table-cell office:value-type="float" office:value="0.0104626673007677">
            <text:p>0.0104626673</text:p>
          </table:table-cell>
          <table:table-cell office:value-type="float" office:value="0.671875">
            <text:p>0.67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95412844036697">
            <text:p>0.495412844</text:p>
          </table:table-cell>
          <table:table-cell office:value-type="float" office:value="0.0256410256410256">
            <text:p>0.0256410256</text:p>
          </table:table-cell>
          <table:table-cell office:value-type="float" office:value="0.161121983039791">
            <text:p>0.161121983</text:p>
          </table:table-cell>
          <table:table-cell office:value-type="float" office:value="1.17100868403474">
            <text:p>1.171008684</text:p>
          </table:table-cell>
          <table:table-cell office:value-type="float" office:value="0">
            <text:p>0</text:p>
          </table:table-cell>
          <table:table-cell office:value-type="float" office:value="0.602564102564102">
            <text:p>0.6025641026</text:p>
          </table:table-cell>
          <table:table-cell office:value-type="float" office:value="0.476170030055818">
            <text:p>0.4761700301</text:p>
          </table:table-cell>
          <table:table-cell office:value-type="float" office:value="0">
            <text:p>0</text:p>
          </table:table-cell>
          <table:table-cell office:value-type="float" office:value="0.859375">
            <text:p>0.8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282051282051282">
            <text:p>0.2820512821</text:p>
          </table:table-cell>
          <table:table-cell office:value-type="float" office:value="0.305936073059361">
            <text:p>0.3059360731</text:p>
          </table:table-cell>
          <table:table-cell office:value-type="float" office:value="1.44164668265388">
            <text:p>1.4416466827</text:p>
          </table:table-cell>
          <table:table-cell office:value-type="float" office:value="1">
            <text:p>1</text:p>
          </table:table-cell>
          <table:table-cell office:value-type="float" office:value="0.487179487179487">
            <text:p>0.4871794872</text:p>
          </table:table-cell>
          <table:table-cell office:value-type="float" office:value="0.570201803349077">
            <text:p>0.5702018033</text:p>
          </table:table-cell>
          <table:table-cell office:value-type="float" office:value="0.0188871526598274">
            <text:p>0.0188871527</text:p>
          </table:table-cell>
          <table:table-cell office:value-type="float" office:value="0.984375">
            <text:p>0.984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98165137614679">
            <text:p>0.7981651376</text:p>
          </table:table-cell>
          <table:table-cell office:value-type="float" office:value="0.0647435897435897">
            <text:p>0.0647435897</text:p>
          </table:table-cell>
          <table:table-cell office:value-type="float" office:value="0.428571428571429">
            <text:p>0.4285714286</text:p>
          </table:table-cell>
          <table:table-cell office:value-type="float" office:value="1.81973759269823">
            <text:p>1.8197375927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0.617217689995706">
            <text:p>0.61721769</text:p>
          </table:table-cell>
          <table:table-cell office:value-type="float" office:value="0.080372307901352">
            <text:p>0.080372307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136217948717949">
            <text:p>0.1362179487</text:p>
          </table:table-cell>
          <table:table-cell office:value-type="float" office:value="0.536203522504892">
            <text:p>0.5362035225</text:p>
          </table:table-cell>
          <table:table-cell office:value-type="float" office:value="0.853063487662878">
            <text:p>0.8530634877</text:p>
          </table:table-cell>
          <table:table-cell office:value-type="float" office:value="0">
            <text:p>0</text:p>
          </table:table-cell>
          <table:table-cell office:value-type="float" office:value="0.717948717948718">
            <text:p>0.7179487179</text:p>
          </table:table-cell>
          <table:table-cell office:value-type="float" office:value="0.553885787891799">
            <text:p>0.5538857879</text:p>
          </table:table-cell>
          <table:table-cell office:value-type="float" office:value="0">
            <text:p>0</text:p>
          </table:table-cell>
          <table:table-cell office:value-type="float" office:value="0.671875">
            <text:p>0.67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22935779816514">
            <text:p>0.5229357798</text:p>
          </table:table-cell>
          <table:table-cell office:value-type="float" office:value="0">
            <text:p>0</text:p>
          </table:table-cell>
          <table:table-cell office:value-type="float" office:value="0.171559034572733">
            <text:p>0.1715590346</text:p>
          </table:table-cell>
          <table:table-cell office:value-type="float" office:value="0.303761755485893">
            <text:p>0.3037617555</text:p>
          </table:table-cell>
          <table:table-cell office:value-type="float" office:value="0">
            <text:p>0</text:p>
          </table:table-cell>
          <table:table-cell office:value-type="float" office:value="0.576923076923077">
            <text:p>0.5769230769</text:p>
          </table:table-cell>
          <table:table-cell office:value-type="float" office:value="0.384070416487763">
            <text:p>0.384070416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00384615384615385">
            <text:p>0.0038461538</text:p>
          </table:table-cell>
          <table:table-cell office:value-type="float" office:value="0.212654924983692">
            <text:p>0.212654925</text:p>
          </table:table-cell>
          <table:table-cell office:value-type="float" office:value="0.398440038999025">
            <text:p>0.398440039</text:p>
          </table:table-cell>
          <table:table-cell office:value-type="float" office:value="0">
            <text:p>0</text:p>
          </table:table-cell>
          <table:table-cell office:value-type="float" office:value="0.705128205128205">
            <text:p>0.7051282051</text:p>
          </table:table-cell>
          <table:table-cell office:value-type="float" office:value="0.486260197509661">
            <text:p>0.486260197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86238532110092">
            <text:p>0.4862385321</text:p>
          </table:table-cell>
          <table:table-cell office:value-type="float" office:value="0.0346153846153846">
            <text:p>0.0346153846</text:p>
          </table:table-cell>
          <table:table-cell office:value-type="float" office:value="0.285061969993477">
            <text:p>0.28506197</text:p>
          </table:table-cell>
          <table:table-cell office:value-type="float" office:value="2.69143446852425">
            <text:p>2.6914344685</text:p>
          </table:table-cell>
          <table:table-cell office:value-type="float" office:value="0">
            <text:p>0</text:p>
          </table:table-cell>
          <table:table-cell office:value-type="float" office:value="0.858974358974359">
            <text:p>0.858974359</text:p>
          </table:table-cell>
          <table:table-cell office:value-type="float" office:value="0.516745384285101">
            <text:p>0.5167453843</text:p>
          </table:table-cell>
          <table:table-cell office:value-type="float" office:value="0.120524492153">
            <text:p>0.1205244922</text:p>
          </table:table-cell>
          <table:table-cell office:value-type="float" office:value="0.4375">
            <text:p>0.4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69724770642202">
            <text:p>0.6697247706</text:p>
          </table:table-cell>
          <table:table-cell office:value-type="float" office:value="0.115384615384615">
            <text:p>0.1153846154</text:p>
          </table:table-cell>
          <table:table-cell office:value-type="float" office:value="0.228962818003914">
            <text:p>0.228962818</text:p>
          </table:table-cell>
          <table:table-cell office:value-type="float" office:value="1.84910277324633">
            <text:p>1.8491027732</text:p>
          </table:table-cell>
          <table:table-cell office:value-type="float" office:value="0">
            <text:p>0</text:p>
          </table:table-cell>
          <table:table-cell office:value-type="float" office:value="0.653846153846154">
            <text:p>0.6538461538</text:p>
          </table:table-cell>
          <table:table-cell office:value-type="float" office:value="0.478531558608845">
            <text:p>0.4785315586</text:p>
          </table:table-cell>
          <table:table-cell office:value-type="float" office:value="0.296963108906855">
            <text:p>0.2969631089</text:p>
          </table:table-cell>
          <table:table-cell office:value-type="float" office:value="0.65625">
            <text:p>0.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944954128440367">
            <text:p>0.9449541284</text:p>
          </table:table-cell>
          <table:table-cell office:value-type="float" office:value="0">
            <text:p>0</text:p>
          </table:table-cell>
          <table:table-cell office:value-type="float" office:value="0.272015655577299">
            <text:p>0.2720156556</text:p>
          </table:table-cell>
          <table:table-cell office:value-type="float" office:value="1.27415644171779">
            <text:p>1.2741564417</text:p>
          </table:table-cell>
          <table:table-cell office:value-type="float" office:value="0">
            <text:p>0</text:p>
          </table:table-cell>
          <table:table-cell office:value-type="float" office:value="0.884615384615385">
            <text:p>0.8846153846</text:p>
          </table:table-cell>
          <table:table-cell office:value-type="float" office:value="0.587376556462001">
            <text:p>0.5873765565</text:p>
          </table:table-cell>
          <table:table-cell office:value-type="float" office:value="0.0419186086011278">
            <text:p>0.0419186086</text:p>
          </table:table-cell>
          <table:table-cell office:value-type="float" office:value="0.78125">
            <text:p>0.7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0961538461538462">
            <text:p>0.0961538462</text:p>
          </table:table-cell>
          <table:table-cell office:value-type="float" office:value="0.206784083496412">
            <text:p>0.2067840835</text:p>
          </table:table-cell>
          <table:table-cell office:value-type="float" office:value="0.790030877812086">
            <text:p>0.7900308778</text:p>
          </table:table-cell>
          <table:table-cell office:value-type="float" office:value="0">
            <text:p>0</text:p>
          </table:table-cell>
          <table:table-cell office:value-type="float" office:value="0.448717948717949">
            <text:p>0.4487179487</text:p>
          </table:table-cell>
          <table:table-cell office:value-type="float" office:value="0.566122799484757">
            <text:p>0.5661227995</text:p>
          </table:table-cell>
          <table:table-cell office:value-type="float" office:value="0.102724369862083">
            <text:p>0.1027243699</text:p>
          </table:table-cell>
          <table:table-cell office:value-type="float" office:value="0.421875">
            <text:p>0.42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78899082568807">
            <text:p>0.6788990826</text:p>
          </table:table-cell>
          <table:table-cell office:value-type="float" office:value="0.480769230769231">
            <text:p>0.4807692308</text:p>
          </table:table-cell>
          <table:table-cell office:value-type="float" office:value="0.324853228962818">
            <text:p>0.324853229</text:p>
          </table:table-cell>
          <table:table-cell office:value-type="float" office:value="1.11164610291905">
            <text:p>1.1116461029</text:p>
          </table:table-cell>
          <table:table-cell office:value-type="float" office:value="1">
            <text:p>1</text:p>
          </table:table-cell>
          <table:table-cell office:value-type="float" office:value="0.923076923076923">
            <text:p>0.9230769231</text:p>
          </table:table-cell>
          <table:table-cell office:value-type="float" office:value="0.683340489480464">
            <text:p>0.6833404895</text:p>
          </table:table-cell>
          <table:table-cell office:value-type="float" office:value="0.450234390923296">
            <text:p>0.4502343909</text:p>
          </table:table-cell>
          <table:table-cell office:value-type="float" office:value="0.640625">
            <text:p>0.64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00673076923076923">
            <text:p>0.0067307692</text:p>
          </table:table-cell>
          <table:table-cell office:value-type="float" office:value="0.257664709719504">
            <text:p>0.2576647097</text:p>
          </table:table-cell>
          <table:table-cell office:value-type="float" office:value="0.843662758235623">
            <text:p>0.8436627582</text:p>
          </table:table-cell>
          <table:table-cell office:value-type="float" office:value="0">
            <text:p>0</text:p>
          </table:table-cell>
          <table:table-cell office:value-type="float" office:value="0.782051282051282">
            <text:p>0.7820512821</text:p>
          </table:table-cell>
          <table:table-cell office:value-type="float" office:value="0.475955345641906">
            <text:p>0.4759553456</text:p>
          </table:table-cell>
          <table:table-cell office:value-type="float" office:value="0.0164413343297778">
            <text:p>0.0164413343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">
            <text:p>0</text:p>
          </table:table-cell>
          <table:table-cell office:value-type="float" office:value="0.240704500978474">
            <text:p>0.240704501</text:p>
          </table:table-cell>
          <table:table-cell office:value-type="float" office:value="0.376827287493232">
            <text:p>0.3768272875</text:p>
          </table:table-cell>
          <table:table-cell office:value-type="float" office:value="0">
            <text:p>0</text:p>
          </table:table-cell>
          <table:table-cell office:value-type="float" office:value="0.551282051282051">
            <text:p>0.5512820513</text:p>
          </table:table-cell>
          <table:table-cell office:value-type="float" office:value="0.593817088879347">
            <text:p>0.5938170889</text:p>
          </table:table-cell>
          <table:table-cell office:value-type="float" office:value="0">
            <text:p>0</text:p>
          </table:table-cell>
          <table:table-cell office:value-type="float" office:value="0.296875">
            <text:p>0.29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000641025641025641">
            <text:p>0.0006410256</text:p>
          </table:table-cell>
          <table:table-cell office:value-type="float" office:value="0.182648401826484">
            <text:p>0.1826484018</text:p>
          </table:table-cell>
          <table:table-cell office:value-type="float" office:value="1.24685638649901">
            <text:p>1.2468563865</text:p>
          </table:table-cell>
          <table:table-cell office:value-type="float" office:value="0">
            <text:p>0</text:p>
          </table:table-cell>
          <table:table-cell office:value-type="float" office:value="0.576923076923077">
            <text:p>0.5769230769</text:p>
          </table:table-cell>
          <table:table-cell office:value-type="float" office:value="0.532846715328467">
            <text:p>0.5328467153</text:p>
          </table:table-cell>
          <table:table-cell office:value-type="float" office:value="0">
            <text:p>0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4220183486238">
            <text:p>0.5642201835</text:p>
          </table:table-cell>
          <table:table-cell office:value-type="float" office:value="0.0016025641025641">
            <text:p>0.0016025641</text:p>
          </table:table-cell>
          <table:table-cell office:value-type="float" office:value="0.30071754729289">
            <text:p>0.3007175473</text:p>
          </table:table-cell>
          <table:table-cell office:value-type="float" office:value="0.983477011494253">
            <text:p>0.9834770115</text:p>
          </table:table-cell>
          <table:table-cell office:value-type="float" office:value="0">
            <text:p>0</text:p>
          </table:table-cell>
          <table:table-cell office:value-type="float" office:value="0.653846153846154">
            <text:p>0.6538461538</text:p>
          </table:table-cell>
          <table:table-cell office:value-type="float" office:value="0.498711893516531">
            <text:p>0.4987118935</text:p>
          </table:table-cell>
          <table:table-cell office:value-type="float" office:value="0.0188871526598274">
            <text:p>0.0188871527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13761467889908">
            <text:p>0.5137614679</text:p>
          </table:table-cell>
          <table:table-cell office:value-type="float" office:value="0.0192307692307692">
            <text:p>0.0192307692</text:p>
          </table:table-cell>
          <table:table-cell office:value-type="float" office:value="0.344422700587084">
            <text:p>0.3444227006</text:p>
          </table:table-cell>
          <table:table-cell office:value-type="float" office:value="1.36464968152866">
            <text:p>1.3646496815</text:p>
          </table:table-cell>
          <table:table-cell office:value-type="float" office:value="0">
            <text:p>0</text:p>
          </table:table-cell>
          <table:table-cell office:value-type="float" office:value="0.705128205128205">
            <text:p>0.7051282051</text:p>
          </table:table-cell>
          <table:table-cell office:value-type="float" office:value="0.580077286389008">
            <text:p>0.5800772864</text:p>
          </table:table-cell>
          <table:table-cell office:value-type="float" office:value="0.188667708404104">
            <text:p>0.1886677084</text:p>
          </table:table-cell>
          <table:table-cell office:value-type="float" office:value="0.59375">
            <text:p>0.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13761467889908">
            <text:p>0.5137614679</text:p>
          </table:table-cell>
          <table:table-cell office:value-type="float" office:value="0">
            <text:p>0</text:p>
          </table:table-cell>
          <table:table-cell office:value-type="float" office:value="0.111545988258317">
            <text:p>0.1115459883</text:p>
          </table:table-cell>
          <table:table-cell office:value-type="float" office:value="1.16581446311176">
            <text:p>1.1658144631</text:p>
          </table:table-cell>
          <table:table-cell office:value-type="float" office:value="0">
            <text:p>0</text:p>
          </table:table-cell>
          <table:table-cell office:value-type="float" office:value="0.538461538461538">
            <text:p>0.5384615385</text:p>
          </table:table-cell>
          <table:table-cell office:value-type="float" office:value="0.472949763847145">
            <text:p>0.4729497638</text:p>
          </table:table-cell>
          <table:table-cell office:value-type="float" office:value="0.0237787893199266">
            <text:p>0.023778789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63302752293578">
            <text:p>0.4633027523</text:p>
          </table:table-cell>
          <table:table-cell office:value-type="float" office:value="0.0153846153846154">
            <text:p>0.0153846154</text:p>
          </table:table-cell>
          <table:table-cell office:value-type="float" office:value="0.473581213307241">
            <text:p>0.4735812133</text:p>
          </table:table-cell>
          <table:table-cell office:value-type="float" office:value="0.505639828860366">
            <text:p>0.5056398289</text:p>
          </table:table-cell>
          <table:table-cell office:value-type="float" office:value="0">
            <text:p>0</text:p>
          </table:table-cell>
          <table:table-cell office:value-type="float" office:value="0.641025641025641">
            <text:p>0.641025641</text:p>
          </table:table-cell>
          <table:table-cell office:value-type="float" office:value="0.425504508372692">
            <text:p>0.4255045084</text:p>
          </table:table-cell>
          <table:table-cell office:value-type="float" office:value="0.0352605475915483">
            <text:p>0.035260547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88073394495413">
            <text:p>0.6880733945</text:p>
          </table:table-cell>
          <table:table-cell office:value-type="float" office:value="0.00576923076923077">
            <text:p>0.0057692308</text:p>
          </table:table-cell>
          <table:table-cell office:value-type="float" office:value="0.270058708414873">
            <text:p>0.2700587084</text:p>
          </table:table-cell>
          <table:table-cell office:value-type="float" office:value="0.902255639097744">
            <text:p>0.9022556391</text:p>
          </table:table-cell>
          <table:table-cell office:value-type="float" office:value="0">
            <text:p>0</text:p>
          </table:table-cell>
          <table:table-cell office:value-type="float" office:value="0.67948717948718">
            <text:p>0.6794871795</text:p>
          </table:table-cell>
          <table:table-cell office:value-type="float" office:value="0.503005581794762">
            <text:p>0.5030055818</text:p>
          </table:table-cell>
          <table:table-cell office:value-type="float" office:value="0.0523812759018955">
            <text:p>0.0523812759</text:p>
          </table:table-cell>
          <table:table-cell office:value-type="float" office:value="0.6875">
            <text:p>0.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9816513761468">
            <text:p>0.7798165138</text:p>
          </table:table-cell>
          <table:table-cell office:value-type="float" office:value="0.0833333333333333">
            <text:p>0.0833333333</text:p>
          </table:table-cell>
          <table:table-cell office:value-type="float" office:value="0.470971950424005">
            <text:p>0.4709719504</text:p>
          </table:table-cell>
          <table:table-cell office:value-type="float" office:value="2.20692307692308">
            <text:p>2.2069230769</text:p>
          </table:table-cell>
          <table:table-cell office:value-type="float" office:value="1">
            <text:p>1</text:p>
          </table:table-cell>
          <table:table-cell office:value-type="float" office:value="0.91025641025641">
            <text:p>0.9102564103</text:p>
          </table:table-cell>
          <table:table-cell office:value-type="float" office:value="0.59832546157149">
            <text:p>0.5983254616</text:p>
          </table:table-cell>
          <table:table-cell office:value-type="float" office:value="0.255791833684354">
            <text:p>0.2557918337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">
            <text:p>0</text:p>
          </table:table-cell>
          <table:table-cell office:value-type="float" office:value="0.367253750815395">
            <text:p>0.3672537508</text:p>
          </table:table-cell>
          <table:table-cell office:value-type="float" office:value="2.02222222222222">
            <text:p>2.0222222222</text:p>
          </table:table-cell>
          <table:table-cell office:value-type="float" office:value="0">
            <text:p>0</text:p>
          </table:table-cell>
          <table:table-cell office:value-type="float" office:value="0.871794871794872">
            <text:p>0.8717948718</text:p>
          </table:table-cell>
          <table:table-cell office:value-type="float" office:value="0.694074710176041">
            <text:p>0.6940747102</text:p>
          </table:table-cell>
          <table:table-cell office:value-type="float" office:value="0.0137237584075005">
            <text:p>0.0137237584</text:p>
          </table:table-cell>
          <table:table-cell office:value-type="float" office:value="0.53125">
            <text:p>0.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51376146788991">
            <text:p>0.6513761468</text:p>
          </table:table-cell>
          <table:table-cell office:value-type="float" office:value="0">
            <text:p>0</text:p>
          </table:table-cell>
          <table:table-cell office:value-type="float" office:value="0.273320287018917">
            <text:p>0.273320287</text:p>
          </table:table-cell>
          <table:table-cell office:value-type="float" office:value="0.628790519344719">
            <text:p>0.6287905193</text:p>
          </table:table-cell>
          <table:table-cell office:value-type="float" office:value="0">
            <text:p>0</text:p>
          </table:table-cell>
          <table:table-cell office:value-type="float" office:value="0.717948717948718">
            <text:p>0.7179487179</text:p>
          </table:table-cell>
          <table:table-cell office:value-type="float" office:value="0.507728638900816">
            <text:p>0.5077286389</text:p>
          </table:table-cell>
          <table:table-cell office:value-type="float" office:value="0.141178069162307">
            <text:p>0.1411780692</text:p>
          </table:table-cell>
          <table:table-cell office:value-type="float" office:value="0.65625">
            <text:p>0.65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00320512820512821">
            <text:p>0.0032051282</text:p>
          </table:table-cell>
          <table:table-cell office:value-type="float" office:value="0.21395955642531">
            <text:p>0.2139595564</text:p>
          </table:table-cell>
          <table:table-cell office:value-type="float" office:value="0.368475274725275">
            <text:p>0.3684752747</text:p>
          </table:table-cell>
          <table:table-cell office:value-type="float" office:value="0">
            <text:p>0</text:p>
          </table:table-cell>
          <table:table-cell office:value-type="float" office:value="0.935897435897436">
            <text:p>0.9358974359</text:p>
          </table:table-cell>
          <table:table-cell office:value-type="float" office:value="0.438385573207385">
            <text:p>0.4383855732</text:p>
          </table:table-cell>
          <table:table-cell office:value-type="float" office:value="0">
            <text:p>0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">
            <text:p>0</text:p>
          </table:table-cell>
          <table:table-cell office:value-type="float" office:value="0.148727984344423">
            <text:p>0.1487279843</text:p>
          </table:table-cell>
          <table:table-cell office:value-type="float" office:value="1.00554323725055">
            <text:p>1.0055432373</text:p>
          </table:table-cell>
          <table:table-cell office:value-type="float" office:value="0">
            <text:p>0</text:p>
          </table:table-cell>
          <table:table-cell office:value-type="float" office:value="0.705128205128205">
            <text:p>0.7051282051</text:p>
          </table:table-cell>
          <table:table-cell office:value-type="float" office:value="0.484972091026191">
            <text:p>0.484972091</text:p>
          </table:table-cell>
          <table:table-cell office:value-type="float" office:value="0">
            <text:p>0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384615384615385">
            <text:p>0.3846153846</text:p>
          </table:table-cell>
          <table:table-cell office:value-type="float" office:value="0.294194390084801">
            <text:p>0.2941943901</text:p>
          </table:table-cell>
          <table:table-cell office:value-type="float" office:value="2.04380242311277">
            <text:p>2.0438024231</text:p>
          </table:table-cell>
          <table:table-cell office:value-type="float" office:value="0">
            <text:p>0</text:p>
          </table:table-cell>
          <table:table-cell office:value-type="float" office:value="0.782051282051282">
            <text:p>0.7820512821</text:p>
          </table:table-cell>
          <table:table-cell office:value-type="float" office:value="0.559682267067411">
            <text:p>0.5596822671</text:p>
          </table:table-cell>
          <table:table-cell office:value-type="float" office:value="0.440247299408927">
            <text:p>0.4402472994</text:p>
          </table:table-cell>
          <table:table-cell office:value-type="float" office:value="0.71875">
            <text:p>0.7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61467889908257">
            <text:p>0.7614678899</text:p>
          </table:table-cell>
          <table:table-cell office:value-type="float" office:value="0.131410256410256">
            <text:p>0.1314102564</text:p>
          </table:table-cell>
          <table:table-cell office:value-type="float" office:value="0.260926288323549">
            <text:p>0.2609262883</text:p>
          </table:table-cell>
          <table:table-cell office:value-type="float" office:value="1.89084895259096">
            <text:p>1.8908489526</text:p>
          </table:table-cell>
          <table:table-cell office:value-type="float" office:value="1">
            <text:p>1</text:p>
          </table:table-cell>
          <table:table-cell office:value-type="float" office:value="0.41025641025641">
            <text:p>0.4102564103</text:p>
          </table:table-cell>
          <table:table-cell office:value-type="float" office:value="0.633533705452984">
            <text:p>0.6335337055</text:p>
          </table:table-cell>
          <table:table-cell office:value-type="float" office:value="0.055914124600856">
            <text:p>0.0559141246</text:p>
          </table:table-cell>
          <table:table-cell office:value-type="float" office:value="0.828125">
            <text:p>0.8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">
            <text:p>0</text:p>
          </table:table-cell>
          <table:table-cell office:value-type="float" office:value="0.258317025440313">
            <text:p>0.2583170254</text:p>
          </table:table-cell>
          <table:table-cell office:value-type="float" office:value="1.12631098951208">
            <text:p>1.1263109895</text:p>
          </table:table-cell>
          <table:table-cell office:value-type="float" office:value="1">
            <text:p>1</text:p>
          </table:table-cell>
          <table:table-cell office:value-type="float" office:value="0.67948717948718">
            <text:p>0.6794871795</text:p>
          </table:table-cell>
          <table:table-cell office:value-type="float" office:value="0.510948905109489">
            <text:p>0.5109489051</text:p>
          </table:table-cell>
          <table:table-cell office:value-type="float" office:value="0">
            <text:p>0</text:p>
          </table:table-cell>
          <table:table-cell office:value-type="float" office:value="0.703125">
            <text:p>0.70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9816513761468">
            <text:p>0.7798165138</text:p>
          </table:table-cell>
          <table:table-cell office:value-type="float" office:value="0">
            <text:p>0</text:p>
          </table:table-cell>
          <table:table-cell office:value-type="float" office:value="0.203522504892368">
            <text:p>0.2035225049</text:p>
          </table:table-cell>
          <table:table-cell office:value-type="float" office:value="1.08309037900875">
            <text:p>1.083090379</text:p>
          </table:table-cell>
          <table:table-cell office:value-type="float" office:value="0">
            <text:p>0</text:p>
          </table:table-cell>
          <table:table-cell office:value-type="float" office:value="0.602564102564102">
            <text:p>0.6025641026</text:p>
          </table:table-cell>
          <table:table-cell office:value-type="float" office:value="0.76041219407471">
            <text:p>0.7604121941</text:p>
          </table:table-cell>
          <table:table-cell office:value-type="float" office:value="0">
            <text:p>0</text:p>
          </table:table-cell>
          <table:table-cell office:value-type="float" office:value="0.828125">
            <text:p>0.8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">
            <text:p>0</text:p>
          </table:table-cell>
          <table:table-cell office:value-type="float" office:value="0.548597521200261">
            <text:p>0.5485975212</text:p>
          </table:table-cell>
          <table:table-cell office:value-type="float" office:value="1.1668016194332">
            <text:p>1.1668016194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0.576642335766423">
            <text:p>0.5766423358</text:p>
          </table:table-cell>
          <table:table-cell office:value-type="float" office:value="0">
            <text:p>0</text:p>
          </table:table-cell>
          <table:table-cell office:value-type="float" office:value="0.921875">
            <text:p>0.92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0384615384615385">
            <text:p>0.0384615385</text:p>
          </table:table-cell>
          <table:table-cell office:value-type="float" office:value="0.181343770384866">
            <text:p>0.1813437704</text:p>
          </table:table-cell>
          <table:table-cell office:value-type="float" office:value="0.191655450874832">
            <text:p>0.1916554509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0.483254615714899">
            <text:p>0.4832546157</text:p>
          </table:table-cell>
          <table:table-cell office:value-type="float" office:value="0.0231673347374142">
            <text:p>0.0231673347</text:p>
          </table:table-cell>
          <table:table-cell office:value-type="float" office:value="0.421875">
            <text:p>0.42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">
            <text:p>0</text:p>
          </table:table-cell>
          <table:table-cell office:value-type="float" office:value="0.210045662100457">
            <text:p>0.2100456621</text:p>
          </table:table-cell>
          <table:table-cell office:value-type="float" office:value="0.921235253296322">
            <text:p>0.921235253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570845856590812">
            <text:p>0.5708458566</text:p>
          </table:table-cell>
          <table:table-cell office:value-type="float" office:value="0.113526734153135">
            <text:p>0.1135267342</text:p>
          </table:table-cell>
          <table:table-cell office:value-type="float" office:value="0.765625">
            <text:p>0.7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88073394495413">
            <text:p>0.6880733945</text:p>
          </table:table-cell>
          <table:table-cell office:value-type="float" office:value="0.461538461538462">
            <text:p>0.4615384615</text:p>
          </table:table-cell>
          <table:table-cell office:value-type="float" office:value="0.328767123287671">
            <text:p>0.3287671233</text:p>
          </table:table-cell>
          <table:table-cell office:value-type="float" office:value="3.7247191011236">
            <text:p>3.7247191011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0.61914984972091">
            <text:p>0.6191498497</text:p>
          </table:table-cell>
          <table:table-cell office:value-type="float" office:value="0">
            <text:p>0</text:p>
          </table:table-cell>
          <table:table-cell office:value-type="float" office:value="0.703125">
            <text:p>0.70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269230769230769">
            <text:p>0.2692307692</text:p>
          </table:table-cell>
          <table:table-cell office:value-type="float" office:value="0.232876712328767">
            <text:p>0.2328767123</text:p>
          </table:table-cell>
          <table:table-cell office:value-type="float" office:value="0.515254237288136">
            <text:p>0.5152542373</text:p>
          </table:table-cell>
          <table:table-cell office:value-type="float" office:value="0">
            <text:p>0</text:p>
          </table:table-cell>
          <table:table-cell office:value-type="float" office:value="0.538461538461538">
            <text:p>0.5384615385</text:p>
          </table:table-cell>
          <table:table-cell office:value-type="float" office:value="0.402533276084156">
            <text:p>0.4025332761</text:p>
          </table:table-cell>
          <table:table-cell office:value-type="float" office:value="0.104830491201848">
            <text:p>0.1048304912</text:p>
          </table:table-cell>
          <table:table-cell office:value-type="float" office:value="0.921875">
            <text:p>0.92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51376146788991">
            <text:p>0.6513761468</text:p>
          </table:table-cell>
          <table:table-cell office:value-type="float" office:value="0.0769230769230769">
            <text:p>0.0769230769</text:p>
          </table:table-cell>
          <table:table-cell office:value-type="float" office:value="0.166340508806262">
            <text:p>0.1663405088</text:p>
          </table:table-cell>
          <table:table-cell office:value-type="float" office:value="0.900829562594269">
            <text:p>0.9008295626</text:p>
          </table:table-cell>
          <table:table-cell office:value-type="float" office:value="0">
            <text:p>0</text:p>
          </table:table-cell>
          <table:table-cell office:value-type="float" office:value="0.692307692307692">
            <text:p>0.6923076923</text:p>
          </table:table-cell>
          <table:table-cell office:value-type="float" office:value="0.560111635895234">
            <text:p>0.5601116359</text:p>
          </table:table-cell>
          <table:table-cell office:value-type="float" office:value="0.401793600108703">
            <text:p>0.4017936001</text:p>
          </table:table-cell>
          <table:table-cell office:value-type="float" office:value="0.578125">
            <text:p>0.57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.0016025641025641">
            <text:p>0.0016025641</text:p>
          </table:table-cell>
          <table:table-cell office:value-type="float" office:value="0.159165035877365">
            <text:p>0.1591650359</text:p>
          </table:table-cell>
          <table:table-cell office:value-type="float" office:value="2.06505847953216">
            <text:p>2.0650584795</text:p>
          </table:table-cell>
          <table:table-cell office:value-type="float" office:value="1">
            <text:p>1</text:p>
          </table:table-cell>
          <table:table-cell office:value-type="float" office:value="0.858974358974359">
            <text:p>0.858974359</text:p>
          </table:table-cell>
          <table:table-cell office:value-type="float" office:value="0.662516101331043">
            <text:p>0.6625161013</text:p>
          </table:table-cell>
          <table:table-cell office:value-type="float" office:value="0.273931652965555">
            <text:p>0.273931653</text:p>
          </table:table-cell>
          <table:table-cell office:value-type="float" office:value="0.53125">
            <text:p>0.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98165137614679">
            <text:p>0.7981651376</text:p>
          </table:table-cell>
          <table:table-cell office:value-type="float" office:value="0.112179487179487">
            <text:p>0.1121794872</text:p>
          </table:table-cell>
          <table:table-cell office:value-type="float" office:value="0.343118069145466">
            <text:p>0.3431180691</text:p>
          </table:table-cell>
          <table:table-cell office:value-type="float" office:value="0.919631645039765">
            <text:p>0.919631645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0.473164448261056">
            <text:p>0.4731644483</text:p>
          </table:table-cell>
          <table:table-cell office:value-type="float" office:value="0.0565935185814254">
            <text:p>0.0565935186</text:p>
          </table:table-cell>
          <table:table-cell office:value-type="float" office:value="0.921875">
            <text:p>0.92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22935779816514">
            <text:p>0.5229357798</text:p>
          </table:table-cell>
          <table:table-cell office:value-type="float" office:value="0.307692307692308">
            <text:p>0.3076923077</text:p>
          </table:table-cell>
          <table:table-cell office:value-type="float" office:value="0.163731245923027">
            <text:p>0.1637312459</text:p>
          </table:table-cell>
          <table:table-cell office:value-type="float" office:value="1.0329203539823">
            <text:p>1.032920354</text:p>
          </table:table-cell>
          <table:table-cell office:value-type="float" office:value="0">
            <text:p>0</text:p>
          </table:table-cell>
          <table:table-cell office:value-type="float" office:value="0.628205128205128">
            <text:p>0.6282051282</text:p>
          </table:table-cell>
          <table:table-cell office:value-type="float" office:value="0.551094890510949">
            <text:p>0.5510948905</text:p>
          </table:table-cell>
          <table:table-cell office:value-type="float" office:value="0.27603777430532">
            <text:p>0.2760377743</text:p>
          </table:table-cell>
          <table:table-cell office:value-type="float" office:value="0.71875">
            <text:p>0.7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43119266055046">
            <text:p>0.7431192661</text:p>
          </table:table-cell>
          <table:table-cell office:value-type="float" office:value="0.0480769230769231">
            <text:p>0.0480769231</text:p>
          </table:table-cell>
          <table:table-cell office:value-type="float" office:value="0.160469667318982">
            <text:p>0.1604696673</text:p>
          </table:table-cell>
          <table:table-cell office:value-type="float" office:value="0.882567137005007">
            <text:p>0.882567137</text:p>
          </table:table-cell>
          <table:table-cell office:value-type="float" office:value="1">
            <text:p>1</text:p>
          </table:table-cell>
          <table:table-cell office:value-type="float" office:value="0.628205128205128">
            <text:p>0.6282051282</text:p>
          </table:table-cell>
          <table:table-cell office:value-type="float" office:value="0.52211249463289">
            <text:p>0.5221124946</text:p>
          </table:table-cell>
          <table:table-cell office:value-type="float" office:value="0">
            <text:p>0</text:p>
          </table:table-cell>
          <table:table-cell office:value-type="float" office:value="0.921875">
            <text:p>0.92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98165137614679">
            <text:p>0.7981651376</text:p>
          </table:table-cell>
          <table:table-cell office:value-type="float" office:value="0">
            <text:p>0</text:p>
          </table:table-cell>
          <table:table-cell office:value-type="float" office:value="0.213307240704501">
            <text:p>0.2133072407</text:p>
          </table:table-cell>
          <table:table-cell office:value-type="float" office:value="1.21315969842358">
            <text:p>1.2131596984</text:p>
          </table:table-cell>
          <table:table-cell office:value-type="float" office:value="0">
            <text:p>0</text:p>
          </table:table-cell>
          <table:table-cell office:value-type="float" office:value="0.743589743589744">
            <text:p>0.7435897436</text:p>
          </table:table-cell>
          <table:table-cell office:value-type="float" office:value="0.809574924860455">
            <text:p>0.8095749249</text:p>
          </table:table-cell>
          <table:table-cell office:value-type="float" office:value="0.169508798152048">
            <text:p>0.1695087982</text:p>
          </table:table-cell>
          <table:table-cell office:value-type="float" office:value="0.6875">
            <text:p>0.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71559633027523">
            <text:p>0.871559633</text:p>
          </table:table-cell>
          <table:table-cell office:value-type="float" office:value="0.165064102564103">
            <text:p>0.1650641026</text:p>
          </table:table-cell>
          <table:table-cell office:value-type="float" office:value="0.39334637964775">
            <text:p>0.3933463796</text:p>
          </table:table-cell>
          <table:table-cell office:value-type="float" office:value="1.88705518308406">
            <text:p>1.8870551831</text:p>
          </table:table-cell>
          <table:table-cell office:value-type="float" office:value="0">
            <text:p>0</text:p>
          </table:table-cell>
          <table:table-cell office:value-type="float" office:value="0.538461538461538">
            <text:p>0.5384615385</text:p>
          </table:table-cell>
          <table:table-cell office:value-type="float" office:value="0.650708458565908">
            <text:p>0.6507084586</text:p>
          </table:table-cell>
          <table:table-cell office:value-type="float" office:value="0.489163666009919">
            <text:p>0.489163666</text:p>
          </table:table-cell>
          <table:table-cell office:value-type="float" office:value="0.78125">
            <text:p>0.7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06422018348624">
            <text:p>0.7064220183</text:p>
          </table:table-cell>
          <table:table-cell office:value-type="float" office:value="0.0448717948717949">
            <text:p>0.0448717949</text:p>
          </table:table-cell>
          <table:table-cell office:value-type="float" office:value="0.112198303979126">
            <text:p>0.112198304</text:p>
          </table:table-cell>
          <table:table-cell office:value-type="float" office:value="0.532768361581921">
            <text:p>0.5327683616</text:p>
          </table:table-cell>
          <table:table-cell office:value-type="float" office:value="0">
            <text:p>0</text:p>
          </table:table-cell>
          <table:table-cell office:value-type="float" office:value="0.743589743589744">
            <text:p>0.7435897436</text:p>
          </table:table-cell>
          <table:table-cell office:value-type="float" office:value="0.486689566337484">
            <text:p>0.4866895663</text:p>
          </table:table-cell>
          <table:table-cell office:value-type="float" office:value="0.293498199605951">
            <text:p>0.2934981996</text:p>
          </table:table-cell>
          <table:table-cell office:value-type="float" office:value="0.921875">
            <text:p>0.92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">
            <text:p>0</text:p>
          </table:table-cell>
          <table:table-cell office:value-type="float" office:value="0.148727984344423">
            <text:p>0.1487279843</text:p>
          </table:table-cell>
          <table:table-cell office:value-type="float" office:value="0.679420606723148">
            <text:p>0.6794206067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0.477458136539287">
            <text:p>0.4774581365</text:p>
          </table:table-cell>
          <table:table-cell office:value-type="float" office:value="0.0561179427950268">
            <text:p>0.0561179428</text:p>
          </table:table-cell>
          <table:table-cell office:value-type="float" office:value="0.59375">
            <text:p>0.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22935779816514">
            <text:p>0.5229357798</text:p>
          </table:table-cell>
          <table:table-cell office:value-type="float" office:value="0.0384615384615385">
            <text:p>0.0384615385</text:p>
          </table:table-cell>
          <table:table-cell office:value-type="float" office:value="0.259621656881931">
            <text:p>0.2596216569</text:p>
          </table:table-cell>
          <table:table-cell office:value-type="float" office:value="0.790031813361612">
            <text:p>0.7900318134</text:p>
          </table:table-cell>
          <table:table-cell office:value-type="float" office:value="0">
            <text:p>0</text:p>
          </table:table-cell>
          <table:table-cell office:value-type="float" office:value="0.628205128205128">
            <text:p>0.6282051282</text:p>
          </table:table-cell>
          <table:table-cell office:value-type="float" office:value="0.510734220695577">
            <text:p>0.5107342207</text:p>
          </table:table-cell>
          <table:table-cell office:value-type="float" office:value="0.175419525783002">
            <text:p>0.1754195258</text:p>
          </table:table-cell>
          <table:table-cell office:value-type="float" office:value="0.40625">
            <text:p>0.4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0642201834862">
            <text:p>0.7706422018</text:p>
          </table:table-cell>
          <table:table-cell office:value-type="float" office:value="0.365384615384615">
            <text:p>0.3653846154</text:p>
          </table:table-cell>
          <table:table-cell office:value-type="float" office:value="0.331376386170907">
            <text:p>0.3313763862</text:p>
          </table:table-cell>
          <table:table-cell office:value-type="float" office:value="1.07240547063556">
            <text:p>1.0724054706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0.580506655216831">
            <text:p>0.5805066552</text:p>
          </table:table-cell>
          <table:table-cell office:value-type="float" office:value="0.0177321828928596">
            <text:p>0.0177321829</text:p>
          </table:table-cell>
          <table:table-cell office:value-type="float" office:value="0.921875">
            <text:p>0.92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51376146788991">
            <text:p>0.6513761468</text:p>
          </table:table-cell>
          <table:table-cell office:value-type="float" office:value="0.119230769230769">
            <text:p>0.1192307692</text:p>
          </table:table-cell>
          <table:table-cell office:value-type="float" office:value="0.276581865622962">
            <text:p>0.2765818656</text:p>
          </table:table-cell>
          <table:table-cell office:value-type="float" office:value="2.18590604026846">
            <text:p>2.185906040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0.536281665951052">
            <text:p>0.536281666</text:p>
          </table:table-cell>
          <table:table-cell office:value-type="float" office:value="0.0517018819213262">
            <text:p>0.0517018819</text:p>
          </table:table-cell>
          <table:table-cell office:value-type="float" office:value="0.796875">
            <text:p>0.79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69724770642202">
            <text:p>0.6697247706</text:p>
          </table:table-cell>
          <table:table-cell office:value-type="float" office:value="0.13974358974359">
            <text:p>0.1397435897</text:p>
          </table:table-cell>
          <table:table-cell office:value-type="float" office:value="0.281148075668624">
            <text:p>0.2811480757</text:p>
          </table:table-cell>
          <table:table-cell office:value-type="float" office:value="0.691672918229557">
            <text:p>0.6916729182</text:p>
          </table:table-cell>
          <table:table-cell office:value-type="float" office:value="1">
            <text:p>1</text:p>
          </table:table-cell>
          <table:table-cell office:value-type="float" office:value="0.602564102564102">
            <text:p>0.6025641026</text:p>
          </table:table-cell>
          <table:table-cell office:value-type="float" office:value="0.530699871189352">
            <text:p>0.5306998712</text:p>
          </table:table-cell>
          <table:table-cell office:value-type="float" office:value="0.0733745499014879">
            <text:p>0.0733745499</text:p>
          </table:table-cell>
          <table:table-cell office:value-type="float" office:value="0.59375">
            <text:p>0.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61467889908257">
            <text:p>0.7614678899</text:p>
          </table:table-cell>
          <table:table-cell office:value-type="float" office:value="0.192307692307692">
            <text:p>0.1923076923</text:p>
          </table:table-cell>
          <table:table-cell office:value-type="float" office:value="0.196999347684279">
            <text:p>0.1969993477</text:p>
          </table:table-cell>
          <table:table-cell office:value-type="float" office:value="0.899600859686828">
            <text:p>0.8996008597</text:p>
          </table:table-cell>
          <table:table-cell office:value-type="float" office:value="0">
            <text:p>0</text:p>
          </table:table-cell>
          <table:table-cell office:value-type="float" office:value="0.448717948717949">
            <text:p>0.4487179487</text:p>
          </table:table-cell>
          <table:table-cell office:value-type="float" office:value="0.523400601116359">
            <text:p>0.5234006011</text:p>
          </table:table-cell>
          <table:table-cell office:value-type="float" office:value="0.258577349004688">
            <text:p>0.258577349</text:p>
          </table:table-cell>
          <table:table-cell office:value-type="float" office:value="0.953125">
            <text:p>0.9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42201834862385">
            <text:p>0.6422018349</text:p>
          </table:table-cell>
          <table:table-cell office:value-type="float" office:value="0.275641025641026">
            <text:p>0.2756410256</text:p>
          </table:table-cell>
          <table:table-cell office:value-type="float" office:value="0.25440313111546">
            <text:p>0.2544031311</text:p>
          </table:table-cell>
          <table:table-cell office:value-type="float" office:value="1.74403470715835">
            <text:p>1.744034707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0.612065264061829">
            <text:p>0.6120652641</text:p>
          </table:table-cell>
          <table:table-cell office:value-type="float" office:value="0.0754806712412528">
            <text:p>0.075480671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0544871794871795">
            <text:p>0.0544871795</text:p>
          </table:table-cell>
          <table:table-cell office:value-type="float" office:value="0.230267449445532">
            <text:p>0.2302674494</text:p>
          </table:table-cell>
          <table:table-cell office:value-type="float" office:value="0.687030716723549">
            <text:p>0.6870307167</text:p>
          </table:table-cell>
          <table:table-cell office:value-type="float" office:value="0">
            <text:p>0</text:p>
          </table:table-cell>
          <table:table-cell office:value-type="float" office:value="0.717948717948718">
            <text:p>0.7179487179</text:p>
          </table:table-cell>
          <table:table-cell office:value-type="float" office:value="0.417346500644053">
            <text:p>0.4173465006</text:p>
          </table:table-cell>
          <table:table-cell office:value-type="float" office:value="0.0978327332019838">
            <text:p>0.0978327332</text:p>
          </table:table-cell>
          <table:table-cell office:value-type="float" office:value="0.859375">
            <text:p>0.8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15596330275229">
            <text:p>0.7155963303</text:p>
          </table:table-cell>
          <table:table-cell office:value-type="float" office:value="0">
            <text:p>0</text:p>
          </table:table-cell>
          <table:table-cell office:value-type="float" office:value="0.226353555120678">
            <text:p>0.2263535551</text:p>
          </table:table-cell>
          <table:table-cell office:value-type="float" office:value="0.656094527363184">
            <text:p>0.6560945274</text:p>
          </table:table-cell>
          <table:table-cell office:value-type="float" office:value="0">
            <text:p>0</text:p>
          </table:table-cell>
          <table:table-cell office:value-type="float" office:value="0.935897435897436">
            <text:p>0.9358974359</text:p>
          </table:table-cell>
          <table:table-cell office:value-type="float" office:value="0.609703735508802">
            <text:p>0.6097037355</text:p>
          </table:table-cell>
          <table:table-cell office:value-type="float" office:value="0">
            <text:p>0</text:p>
          </table:table-cell>
          <table:table-cell office:value-type="float" office:value="0.5625">
            <text:p>0.5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">
            <text:p>0</text:p>
          </table:table-cell>
          <table:table-cell office:value-type="float" office:value="0.432485322896282">
            <text:p>0.4324853229</text:p>
          </table:table-cell>
          <table:table-cell office:value-type="float" office:value="1.46944858420268">
            <text:p>1.4694485842</text:p>
          </table:table-cell>
          <table:table-cell office:value-type="float" office:value="1">
            <text:p>1</text:p>
          </table:table-cell>
          <table:table-cell office:value-type="float" office:value="0.474358974358974">
            <text:p>0.4743589744</text:p>
          </table:table-cell>
          <table:table-cell office:value-type="float" office:value="0.631386861313869">
            <text:p>0.6313868613</text:p>
          </table:table-cell>
          <table:table-cell office:value-type="float" office:value="0.0174604253006318">
            <text:p>0.0174604253</text:p>
          </table:table-cell>
          <table:table-cell office:value-type="float" office:value="0.96875">
            <text:p>0.9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">
            <text:p>0</text:p>
          </table:table-cell>
          <table:table-cell office:value-type="float" office:value="0.194390084801044">
            <text:p>0.1943900848</text:p>
          </table:table-cell>
          <table:table-cell office:value-type="float" office:value="0.596682464454976">
            <text:p>0.5966824645</text:p>
          </table:table-cell>
          <table:table-cell office:value-type="float" office:value="0">
            <text:p>0</text:p>
          </table:table-cell>
          <table:table-cell office:value-type="float" office:value="0.833333333333333">
            <text:p>0.8333333333</text:p>
          </table:table-cell>
          <table:table-cell office:value-type="float" office:value="0.445255474452555">
            <text:p>0.4452554745</text:p>
          </table:table-cell>
          <table:table-cell office:value-type="float" office:value="0.0139955159997282">
            <text:p>0.013995516</text:p>
          </table:table-cell>
          <table:table-cell office:value-type="float" office:value="0.296875">
            <text:p>0.29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06422018348624">
            <text:p>0.7064220183</text:p>
          </table:table-cell>
          <table:table-cell office:value-type="float" office:value="0.00993589743589743">
            <text:p>0.0099358974</text:p>
          </table:table-cell>
          <table:table-cell office:value-type="float" office:value="0.151989562948467">
            <text:p>0.1519895629</text:p>
          </table:table-cell>
          <table:table-cell office:value-type="float" office:value="0.557133198106829">
            <text:p>0.5571331981</text:p>
          </table:table-cell>
          <table:table-cell office:value-type="float" office:value="0">
            <text:p>0</text:p>
          </table:table-cell>
          <table:table-cell office:value-type="float" office:value="0.423076923076923">
            <text:p>0.4230769231</text:p>
          </table:table-cell>
          <table:table-cell office:value-type="float" office:value="0.51524259338772">
            <text:p>0.5152425934</text:p>
          </table:table-cell>
          <table:table-cell office:value-type="float" office:value="0.080372307901352">
            <text:p>0.0803723079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0993589743589744">
            <text:p>0.0993589744</text:p>
          </table:table-cell>
          <table:table-cell office:value-type="float" office:value="0.131115459882583">
            <text:p>0.1311154599</text:p>
          </table:table-cell>
          <table:table-cell office:value-type="float" office:value="2.61874503574265">
            <text:p>2.6187450357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0.614641477028768">
            <text:p>0.614641477</text:p>
          </table:table-cell>
          <table:table-cell office:value-type="float" office:value="0.181669950404239">
            <text:p>0.1816699504</text:p>
          </table:table-cell>
          <table:table-cell office:value-type="float" office:value="0.703125">
            <text:p>0.70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205128205128205">
            <text:p>0.2051282051</text:p>
          </table:table-cell>
          <table:table-cell office:value-type="float" office:value="0.553816046966732">
            <text:p>0.553816047</text:p>
          </table:table-cell>
          <table:table-cell office:value-type="float" office:value="2.26031553398058">
            <text:p>2.260315534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0.621296693860026">
            <text:p>0.6212966939</text:p>
          </table:table-cell>
          <table:table-cell office:value-type="float" office:value="0.0712684285617229">
            <text:p>0.0712684286</text:p>
          </table:table-cell>
          <table:table-cell office:value-type="float" office:value="0.796875">
            <text:p>0.796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97247706422018">
            <text:p>0.6972477064</text:p>
          </table:table-cell>
          <table:table-cell office:value-type="float" office:value="0.623397435897436">
            <text:p>0.6233974359</text:p>
          </table:table-cell>
          <table:table-cell office:value-type="float" office:value="0.275277234181344">
            <text:p>0.2752772342</text:p>
          </table:table-cell>
          <table:table-cell office:value-type="float" office:value="0.904155292690325">
            <text:p>0.9041552927</text:p>
          </table:table-cell>
          <table:table-cell office:value-type="float" office:value="0">
            <text:p>0</text:p>
          </table:table-cell>
          <table:table-cell office:value-type="float" office:value="0.358974358974359">
            <text:p>0.358974359</text:p>
          </table:table-cell>
          <table:table-cell office:value-type="float" office:value="0.514169171318162">
            <text:p>0.5141691713</text:p>
          </table:table-cell>
          <table:table-cell office:value-type="float" office:value="0">
            <text:p>0</text:p>
          </table:table-cell>
          <table:table-cell office:value-type="float" office:value="0.921875">
            <text:p>0.92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69724770642202">
            <text:p>0.6697247706</text:p>
          </table:table-cell>
          <table:table-cell office:value-type="float" office:value="0.0432692307692308">
            <text:p>0.0432692308</text:p>
          </table:table-cell>
          <table:table-cell office:value-type="float" office:value="0.416829745596869">
            <text:p>0.4168297456</text:p>
          </table:table-cell>
          <table:table-cell office:value-type="float" office:value="0.918389261744967">
            <text:p>0.9183892617</text:p>
          </table:table-cell>
          <table:table-cell office:value-type="float" office:value="0">
            <text:p>0</text:p>
          </table:table-cell>
          <table:table-cell office:value-type="float" office:value="0.653846153846154">
            <text:p>0.6538461538</text:p>
          </table:table-cell>
          <table:table-cell office:value-type="float" office:value="0.567410905968227">
            <text:p>0.567410906</text:p>
          </table:table-cell>
          <table:table-cell office:value-type="float" office:value="0">
            <text:p>0</text:p>
          </table:table-cell>
          <table:table-cell office:value-type="float" office:value="0.921875">
            <text:p>0.92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43119266055046">
            <text:p>0.7431192661</text:p>
          </table:table-cell>
          <table:table-cell office:value-type="float" office:value="0.222435897435897">
            <text:p>0.2224358974</text:p>
          </table:table-cell>
          <table:table-cell office:value-type="float" office:value="0.296803652968036">
            <text:p>0.296803653</text:p>
          </table:table-cell>
          <table:table-cell office:value-type="float" office:value="1.11908755451191">
            <text:p>1.119087554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0.581580077286389">
            <text:p>0.5815800773</text:p>
          </table:table-cell>
          <table:table-cell office:value-type="float" office:value="0.217813710170528">
            <text:p>0.2178137102</text:p>
          </table:table-cell>
          <table:table-cell office:value-type="float" office:value="0.671875">
            <text:p>0.67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.233333333333333">
            <text:p>0.2333333333</text:p>
          </table:table-cell>
          <table:table-cell office:value-type="float" office:value="0.232224396607958">
            <text:p>0.2322243966</text:p>
          </table:table-cell>
          <table:table-cell office:value-type="float" office:value="0.680795089155218">
            <text:p>0.6807950892</text:p>
          </table:table-cell>
          <table:table-cell office:value-type="float" office:value="1">
            <text:p>1</text:p>
          </table:table-cell>
          <table:table-cell office:value-type="float" office:value="0.256410256410256">
            <text:p>0.2564102564</text:p>
          </table:table-cell>
          <table:table-cell office:value-type="float" office:value="0.575354229282954">
            <text:p>0.5753542293</text:p>
          </table:table-cell>
          <table:table-cell office:value-type="float" office:value="0.352401657721313">
            <text:p>0.3524016577</text:p>
          </table:table-cell>
          <table:table-cell office:value-type="float" office:value="0.90625">
            <text:p>0.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134615384615385">
            <text:p>0.1346153846</text:p>
          </table:table-cell>
          <table:table-cell office:value-type="float" office:value="0.191780821917808">
            <text:p>0.1917808219</text:p>
          </table:table-cell>
          <table:table-cell office:value-type="float" office:value="0.827038369304556">
            <text:p>0.8270383693</text:p>
          </table:table-cell>
          <table:table-cell office:value-type="float" office:value="0">
            <text:p>0</text:p>
          </table:table-cell>
          <table:table-cell office:value-type="float" office:value="0.641025641025641">
            <text:p>0.641025641</text:p>
          </table:table-cell>
          <table:table-cell office:value-type="float" office:value="0.650708458565908">
            <text:p>0.6507084586</text:p>
          </table:table-cell>
          <table:table-cell office:value-type="float" office:value="0.577892519872274">
            <text:p>0.5778925199</text:p>
          </table:table-cell>
          <table:table-cell office:value-type="float" office:value="0.46875">
            <text:p>0.4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0519230769230769">
            <text:p>0.0519230769</text:p>
          </table:table-cell>
          <table:table-cell office:value-type="float" office:value="0.587736464448793">
            <text:p>0.5877364644</text:p>
          </table:table-cell>
          <table:table-cell office:value-type="float" office:value="0.931730356376127">
            <text:p>0.9317303564</text:p>
          </table:table-cell>
          <table:table-cell office:value-type="float" office:value="0">
            <text:p>0</text:p>
          </table:table-cell>
          <table:table-cell office:value-type="float" office:value="0.756410256410256">
            <text:p>0.7564102564</text:p>
          </table:table-cell>
          <table:table-cell office:value-type="float" office:value="0.555817947617003">
            <text:p>0.5558179476</text:p>
          </table:table-cell>
          <table:table-cell office:value-type="float" office:value="0.143963584482641">
            <text:p>0.1439635845</text:p>
          </table:table-cell>
          <table:table-cell office:value-type="float" office:value="0.625">
            <text:p>0.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32110091743119">
            <text:p>0.5321100917</text:p>
          </table:table-cell>
          <table:table-cell office:value-type="float" office:value="0.137179487179487">
            <text:p>0.1371794872</text:p>
          </table:table-cell>
          <table:table-cell office:value-type="float" office:value="0.457925636007828">
            <text:p>0.457925636</text:p>
          </table:table-cell>
          <table:table-cell office:value-type="float" office:value="0.724537876042044">
            <text:p>0.724537876</text:p>
          </table:table-cell>
          <table:table-cell office:value-type="float" office:value="1">
            <text:p>1</text:p>
          </table:table-cell>
          <table:table-cell office:value-type="float" office:value="0.871794871794872">
            <text:p>0.8717948718</text:p>
          </table:table-cell>
          <table:table-cell office:value-type="float" office:value="0.500429368827823">
            <text:p>0.5004293688</text:p>
          </table:table-cell>
          <table:table-cell office:value-type="float" office:value="0">
            <text:p>0</text:p>
          </table:table-cell>
          <table:table-cell office:value-type="float" office:value="0.8125">
            <text:p>0.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43119266055046">
            <text:p>0.7431192661</text:p>
          </table:table-cell>
          <table:table-cell office:value-type="float" office:value="0.201923076923077">
            <text:p>0.2019230769</text:p>
          </table:table-cell>
          <table:table-cell office:value-type="float" office:value="0.373776908023483">
            <text:p>0.373776908</text:p>
          </table:table-cell>
          <table:table-cell office:value-type="float" office:value="1.04193548387097">
            <text:p>1.0419354839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0.438600257621297">
            <text:p>0.4386002576</text:p>
          </table:table-cell>
          <table:table-cell office:value-type="float" office:value="0.42489299544806">
            <text:p>0.4248929954</text:p>
          </table:table-cell>
          <table:table-cell office:value-type="float" office:value="0.828125">
            <text:p>0.82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.0278846153846154">
            <text:p>0.0278846154</text:p>
          </table:table-cell>
          <table:table-cell office:value-type="float" office:value="0.121983039791259">
            <text:p>0.1219830398</text:p>
          </table:table-cell>
          <table:table-cell office:value-type="float" office:value="0.794897448724362">
            <text:p>0.7948974487</text:p>
          </table:table-cell>
          <table:table-cell office:value-type="float" office:value="0">
            <text:p>0</text:p>
          </table:table-cell>
          <table:table-cell office:value-type="float" office:value="0.564102564102564">
            <text:p>0.5641025641</text:p>
          </table:table-cell>
          <table:table-cell office:value-type="float" office:value="0.574495491627308">
            <text:p>0.5744954916</text:p>
          </table:table-cell>
          <table:table-cell office:value-type="float" office:value="0.292071472246756">
            <text:p>0.2920714722</text:p>
          </table:table-cell>
          <table:table-cell office:value-type="float" office:value="0.484375">
            <text:p>0.4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8440366972477">
            <text:p>0.628440367</text:p>
          </table:table-cell>
          <table:table-cell office:value-type="float" office:value="0.0384615384615385">
            <text:p>0.0384615385</text:p>
          </table:table-cell>
          <table:table-cell office:value-type="float" office:value="0.204827136333986">
            <text:p>0.2048271363</text:p>
          </table:table-cell>
          <table:table-cell office:value-type="float" office:value="1.05572755417957">
            <text:p>1.0557275542</text:p>
          </table:table-cell>
          <table:table-cell office:value-type="float" office:value="0">
            <text:p>0</text:p>
          </table:table-cell>
          <table:table-cell office:value-type="float" office:value="0.846153846153846">
            <text:p>0.8461538462</text:p>
          </table:table-cell>
          <table:table-cell office:value-type="float" office:value="0.51803349076857">
            <text:p>0.5180334908</text:p>
          </table:table-cell>
          <table:table-cell office:value-type="float" office:value="0.305727291256199">
            <text:p>0.3057272913</text:p>
          </table:table-cell>
          <table:table-cell office:value-type="float" office:value="0.578125">
            <text:p>0.57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908256880733945">
            <text:p>0.9082568807</text:p>
          </table:table-cell>
          <table:table-cell office:value-type="float" office:value="0.0166666666666667">
            <text:p>0.0166666667</text:p>
          </table:table-cell>
          <table:table-cell office:value-type="float" office:value="0.775603392041748">
            <text:p>0.775603392</text:p>
          </table:table-cell>
          <table:table-cell office:value-type="float" office:value="1.74197608558842">
            <text:p>1.741976085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0.609703735508802">
            <text:p>0.6097037355</text:p>
          </table:table-cell>
          <table:table-cell office:value-type="float" office:value="0.536653305251715">
            <text:p>0.5366533053</text:p>
          </table:table-cell>
          <table:table-cell office:value-type="float" office:value="0.40625">
            <text:p>0.4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06422018348624">
            <text:p>0.7064220183</text:p>
          </table:table-cell>
          <table:table-cell office:value-type="float" office:value="0.144230769230769">
            <text:p>0.1442307692</text:p>
          </table:table-cell>
          <table:table-cell office:value-type="float" office:value="0.309849967384214">
            <text:p>0.3098499674</text:p>
          </table:table-cell>
          <table:table-cell office:value-type="float" office:value="0.985337243401759">
            <text:p>0.9853372434</text:p>
          </table:table-cell>
          <table:table-cell office:value-type="float" office:value="1">
            <text:p>1</text:p>
          </table:table-cell>
          <table:table-cell office:value-type="float" office:value="0.551282051282051">
            <text:p>0.5512820513</text:p>
          </table:table-cell>
          <table:table-cell office:value-type="float" office:value="0.553027050236153">
            <text:p>0.5530270502</text:p>
          </table:table-cell>
          <table:table-cell office:value-type="float" office:value="0">
            <text:p>0</text:p>
          </table:table-cell>
          <table:table-cell office:value-type="float" office:value="0.828125">
            <text:p>0.82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173076923076923">
            <text:p>0.1730769231</text:p>
          </table:table-cell>
          <table:table-cell office:value-type="float" office:value="0.153946510110894">
            <text:p>0.1539465101</text:p>
          </table:table-cell>
          <table:table-cell office:value-type="float" office:value="0.46893063583815">
            <text:p>0.4689306358</text:p>
          </table:table-cell>
          <table:table-cell office:value-type="float" office:value="0">
            <text:p>0</text:p>
          </table:table-cell>
          <table:table-cell office:value-type="float" office:value="0.653846153846154">
            <text:p>0.6538461538</text:p>
          </table:table-cell>
          <table:table-cell office:value-type="float" office:value="0.394160583941606">
            <text:p>0.3941605839</text:p>
          </table:table-cell>
          <table:table-cell office:value-type="float" office:value="0.0454514573000883">
            <text:p>0.0454514573</text:p>
          </table:table-cell>
          <table:table-cell office:value-type="float" office:value="0.953125">
            <text:p>0.9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.00256410256410256">
            <text:p>0.0025641026</text:p>
          </table:table-cell>
          <table:table-cell office:value-type="float" office:value="0.364644487932159">
            <text:p>0.3646444879</text:p>
          </table:table-cell>
          <table:table-cell office:value-type="float" office:value="1.08078231292517">
            <text:p>1.0807823129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0.536281665951052">
            <text:p>0.536281666</text:p>
          </table:table-cell>
          <table:table-cell office:value-type="float" office:value="0.0425980025816971">
            <text:p>0.0425980026</text:p>
          </table:table-cell>
          <table:table-cell office:value-type="float" office:value="0.671875">
            <text:p>0.67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.336538461538462">
            <text:p>0.3365384615</text:p>
          </table:table-cell>
          <table:table-cell office:value-type="float" office:value="0.176125244618395">
            <text:p>0.1761252446</text:p>
          </table:table-cell>
          <table:table-cell office:value-type="float" office:value="2.30123266563945">
            <text:p>2.301232665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0.525976814083298">
            <text:p>0.5259768141</text:p>
          </table:table-cell>
          <table:table-cell office:value-type="float" office:value="0.111828249201712">
            <text:p>0.1118282492</text:p>
          </table:table-cell>
          <table:table-cell office:value-type="float" office:value="0.765625">
            <text:p>0.7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127884615384615">
            <text:p>0.1278846154</text:p>
          </table:table-cell>
          <table:table-cell office:value-type="float" office:value="0.168297455968689">
            <text:p>0.168297456</text:p>
          </table:table-cell>
          <table:table-cell office:value-type="float" office:value="0.644374508261212">
            <text:p>0.6443745083</text:p>
          </table:table-cell>
          <table:table-cell office:value-type="float" office:value="1">
            <text:p>1</text:p>
          </table:table-cell>
          <table:table-cell office:value-type="float" office:value="0.67948717948718">
            <text:p>0.6794871795</text:p>
          </table:table-cell>
          <table:table-cell office:value-type="float" office:value="0.481107771575784">
            <text:p>0.4811077716</text:p>
          </table:table-cell>
          <table:table-cell office:value-type="float" office:value="0.187988314423534">
            <text:p>0.1879883144</text:p>
          </table:table-cell>
          <table:table-cell office:value-type="float" office:value="0.5625">
            <text:p>0.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07339449541284">
            <text:p>0.8073394495</text:p>
          </table:table-cell>
          <table:table-cell office:value-type="float" office:value="0.0384615384615385">
            <text:p>0.0384615385</text:p>
          </table:table-cell>
          <table:table-cell office:value-type="float" office:value="0.540117416829746">
            <text:p>0.5401174168</text:p>
          </table:table-cell>
          <table:table-cell office:value-type="float" office:value="1.2105791764312">
            <text:p>1.2105791764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0.597037355088021">
            <text:p>0.5970373551</text:p>
          </table:table-cell>
          <table:table-cell office:value-type="float" office:value="0.0788097017460425">
            <text:p>0.0788097017</text:p>
          </table:table-cell>
          <table:table-cell office:value-type="float" office:value="0.90625">
            <text:p>0.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377884615384615">
            <text:p>0.3778846154</text:p>
          </table:table-cell>
          <table:table-cell office:value-type="float" office:value="0.261578604044357">
            <text:p>0.261578604</text:p>
          </table:table-cell>
          <table:table-cell office:value-type="float" office:value="1.62210012210012">
            <text:p>1.6221001221</text:p>
          </table:table-cell>
          <table:table-cell office:value-type="float" office:value="1">
            <text:p>1</text:p>
          </table:table-cell>
          <table:table-cell office:value-type="float" office:value="0.487179487179487">
            <text:p>0.4871794872</text:p>
          </table:table-cell>
          <table:table-cell office:value-type="float" office:value="0.467797337913267">
            <text:p>0.4677973379</text:p>
          </table:table-cell>
          <table:table-cell office:value-type="float" office:value="0.264148379645356">
            <text:p>0.2641483796</text:p>
          </table:table-cell>
          <table:table-cell office:value-type="float" office:value="0.953125">
            <text:p>0.95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59633027522936">
            <text:p>0.5596330275</text:p>
          </table:table-cell>
          <table:table-cell office:value-type="float" office:value="0.0544871794871795">
            <text:p>0.0544871795</text:p>
          </table:table-cell>
          <table:table-cell office:value-type="float" office:value="0.344422700587084">
            <text:p>0.3444227006</text:p>
          </table:table-cell>
          <table:table-cell office:value-type="float" office:value="0.891316371681416">
            <text:p>0.8913163717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0.516960068699012">
            <text:p>0.5169600687</text:p>
          </table:table-cell>
          <table:table-cell office:value-type="float" office:value="0">
            <text:p>0</text:p>
          </table:table-cell>
          <table:table-cell office:value-type="float" office:value="0.84375">
            <text:p>0.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0288461538461538">
            <text:p>0.0288461538</text:p>
          </table:table-cell>
          <table:table-cell office:value-type="float" office:value="0.207436399217221">
            <text:p>0.2074363992</text:p>
          </table:table-cell>
          <table:table-cell office:value-type="float" office:value="0.890477982687241">
            <text:p>0.890477982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0.499355946758265">
            <text:p>0.4993559468</text:p>
          </table:table-cell>
          <table:table-cell office:value-type="float" office:value="0.185882193083769">
            <text:p>0.1858821931</text:p>
          </table:table-cell>
          <table:table-cell office:value-type="float" office:value="0.90625">
            <text:p>0.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">
            <text:p>0</text:p>
          </table:table-cell>
          <table:table-cell office:value-type="float" office:value="0.158512720156556">
            <text:p>0.1585127202</text:p>
          </table:table-cell>
          <table:table-cell office:value-type="float" office:value="0.69004033509153">
            <text:p>0.6900403351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0.568699012451696">
            <text:p>0.5686990125</text:p>
          </table:table-cell>
          <table:table-cell office:value-type="float" office:value="0.283035532305184">
            <text:p>0.2830355323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211538461538462">
            <text:p>0.2115384615</text:p>
          </table:table-cell>
          <table:table-cell office:value-type="float" office:value="0.396607958251794">
            <text:p>0.3966079583</text:p>
          </table:table-cell>
          <table:table-cell office:value-type="float" office:value="1.38377007607777">
            <text:p>1.3837700761</text:p>
          </table:table-cell>
          <table:table-cell office:value-type="float" office:value="0">
            <text:p>0</text:p>
          </table:table-cell>
          <table:table-cell office:value-type="float" office:value="0.82051282051282">
            <text:p>0.8205128205</text:p>
          </table:table-cell>
          <table:table-cell office:value-type="float" office:value="0.714469729497639">
            <text:p>0.7144697295</text:p>
          </table:table-cell>
          <table:table-cell office:value-type="float" office:value="0.0184795162714858">
            <text:p>0.0184795163</text:p>
          </table:table-cell>
          <table:table-cell office:value-type="float" office:value="0.765625">
            <text:p>0.7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129807692307692">
            <text:p>0.1298076923</text:p>
          </table:table-cell>
          <table:table-cell office:value-type="float" office:value="0.335942596216569">
            <text:p>0.3359425962</text:p>
          </table:table-cell>
          <table:table-cell office:value-type="float" office:value="1.1919964028777">
            <text:p>1.1919964029</text:p>
          </table:table-cell>
          <table:table-cell office:value-type="float" office:value="1">
            <text:p>1</text:p>
          </table:table-cell>
          <table:table-cell office:value-type="float" office:value="0.397435897435897">
            <text:p>0.3974358974</text:p>
          </table:table-cell>
          <table:table-cell office:value-type="float" office:value="0.572563331902104">
            <text:p>0.5725633319</text:p>
          </table:table-cell>
          <table:table-cell office:value-type="float" office:value="0.110741218832801">
            <text:p>0.1107412188</text:p>
          </table:table-cell>
          <table:table-cell office:value-type="float" office:value="0.78125">
            <text:p>0.7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97247706422018">
            <text:p>0.6972477064</text:p>
          </table:table-cell>
          <table:table-cell office:value-type="float" office:value="0.0538461538461539">
            <text:p>0.0538461538</text:p>
          </table:table-cell>
          <table:table-cell office:value-type="float" office:value="0.233529028049576">
            <text:p>0.233529028</text:p>
          </table:table-cell>
          <table:table-cell office:value-type="float" office:value="0.77672571777642">
            <text:p>0.7767257178</text:p>
          </table:table-cell>
          <table:table-cell office:value-type="float" office:value="0">
            <text:p>0</text:p>
          </table:table-cell>
          <table:table-cell office:value-type="float" office:value="0.641025641025641">
            <text:p>0.641025641</text:p>
          </table:table-cell>
          <table:table-cell office:value-type="float" office:value="0.58029197080292">
            <text:p>0.580291970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394230769230769">
            <text:p>0.3942307692</text:p>
          </table:table-cell>
          <table:table-cell office:value-type="float" office:value="0.388780169602087">
            <text:p>0.3887801696</text:p>
          </table:table-cell>
          <table:table-cell office:value-type="float" office:value="1.23689173896643">
            <text:p>1.236891739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0.646629454701589">
            <text:p>0.6466294547</text:p>
          </table:table-cell>
          <table:table-cell office:value-type="float" office:value="0.146069705822406">
            <text:p>0.1460697058</text:p>
          </table:table-cell>
          <table:table-cell office:value-type="float" office:value="0.96875">
            <text:p>0.96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0128205128205128">
            <text:p>0.0128205128</text:p>
          </table:table-cell>
          <table:table-cell office:value-type="float" office:value="0.239399869536856">
            <text:p>0.2393998695</text:p>
          </table:table-cell>
          <table:table-cell office:value-type="float" office:value="1.01297679905623">
            <text:p>1.0129767991</text:p>
          </table:table-cell>
          <table:table-cell office:value-type="float" office:value="0">
            <text:p>0</text:p>
          </table:table-cell>
          <table:table-cell office:value-type="float" office:value="0.551282051282051">
            <text:p>0.5512820513</text:p>
          </table:table-cell>
          <table:table-cell office:value-type="float" office:value="0.602833834263632">
            <text:p>0.6028338343</text:p>
          </table:table-cell>
          <table:table-cell office:value-type="float" office:value="0.139751341803112">
            <text:p>0.1397513418</text:p>
          </table:table-cell>
          <table:table-cell office:value-type="float" office:value="0.53125">
            <text:p>0.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42201834862385">
            <text:p>0.6422018349</text:p>
          </table:table-cell>
          <table:table-cell office:value-type="float" office:value="0.134615384615385">
            <text:p>0.1346153846</text:p>
          </table:table-cell>
          <table:table-cell office:value-type="float" office:value="0.189823874755382">
            <text:p>0.1898238748</text:p>
          </table:table-cell>
          <table:table-cell office:value-type="float" office:value="0.879231473010064">
            <text:p>0.879231473</text:p>
          </table:table-cell>
          <table:table-cell office:value-type="float" office:value="1">
            <text:p>1</text:p>
          </table:table-cell>
          <table:table-cell office:value-type="float" office:value="0.551282051282051">
            <text:p>0.5512820513</text:p>
          </table:table-cell>
          <table:table-cell office:value-type="float" office:value="0.530270502361528">
            <text:p>0.5302705024</text:p>
          </table:table-cell>
          <table:table-cell office:value-type="float" office:value="0.322848019566547">
            <text:p>0.3228480196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61467889908257">
            <text:p>0.7614678899</text:p>
          </table:table-cell>
          <table:table-cell office:value-type="float" office:value="0.0192307692307692">
            <text:p>0.0192307692</text:p>
          </table:table-cell>
          <table:table-cell office:value-type="float" office:value="0.157860404435747">
            <text:p>0.1578604044</text:p>
          </table:table-cell>
          <table:table-cell office:value-type="float" office:value="1.32104037267081">
            <text:p>1.3210403727</text:p>
          </table:table-cell>
          <table:table-cell office:value-type="float" office:value="1">
            <text:p>1</text:p>
          </table:table-cell>
          <table:table-cell office:value-type="float" office:value="0.67948717948718">
            <text:p>0.6794871795</text:p>
          </table:table-cell>
          <table:table-cell office:value-type="float" office:value="0.578789179905539">
            <text:p>0.5787891799</text:p>
          </table:table-cell>
          <table:table-cell office:value-type="float" office:value="0.366872749507439">
            <text:p>0.3668727495</text:p>
          </table:table-cell>
          <table:table-cell office:value-type="float" office:value="0.9375">
            <text:p>0.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15596330275229">
            <text:p>0.7155963303</text:p>
          </table:table-cell>
          <table:table-cell office:value-type="float" office:value="0.0967948717948718">
            <text:p>0.0967948718</text:p>
          </table:table-cell>
          <table:table-cell office:value-type="float" office:value="0.348988910632746">
            <text:p>0.3489889106</text:p>
          </table:table-cell>
          <table:table-cell office:value-type="float" office:value="0.892126257370794">
            <text:p>0.8921262574</text:p>
          </table:table-cell>
          <table:table-cell office:value-type="float" office:value="1">
            <text:p>1</text:p>
          </table:table-cell>
          <table:table-cell office:value-type="float" office:value="0.67948717948718">
            <text:p>0.6794871795</text:p>
          </table:table-cell>
          <table:table-cell office:value-type="float" office:value="0.541434091884929">
            <text:p>0.5414340919</text:p>
          </table:table-cell>
          <table:table-cell office:value-type="float" office:value="0.190977647938039">
            <text:p>0.1909776479</text:p>
          </table:table-cell>
          <table:table-cell office:value-type="float" office:value="0.8125">
            <text:p>0.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0230769230769231">
            <text:p>0.0230769231</text:p>
          </table:table-cell>
          <table:table-cell office:value-type="float" office:value="0.285061969993477">
            <text:p>0.28506197</text:p>
          </table:table-cell>
          <table:table-cell office:value-type="float" office:value="0.574199235968263">
            <text:p>0.574199236</text:p>
          </table:table-cell>
          <table:table-cell office:value-type="float" office:value="0">
            <text:p>0</text:p>
          </table:table-cell>
          <table:table-cell office:value-type="float" office:value="0.615384615384615">
            <text:p>0.6153846154</text:p>
          </table:table-cell>
          <table:table-cell office:value-type="float" office:value="0.560541004723057">
            <text:p>0.5605410047</text:p>
          </table:table-cell>
          <table:table-cell office:value-type="float" office:value="0.335416808207079">
            <text:p>0.3354168082</text:p>
          </table:table-cell>
          <table:table-cell office:value-type="float" office:value="0.4375">
            <text:p>0.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88073394495413">
            <text:p>0.6880733945</text:p>
          </table:table-cell>
          <table:table-cell office:value-type="float" office:value="0">
            <text:p>0</text:p>
          </table:table-cell>
          <table:table-cell office:value-type="float" office:value="0.325505544683627">
            <text:p>0.3255055447</text:p>
          </table:table-cell>
          <table:table-cell office:value-type="float" office:value="1.07814930015552">
            <text:p>1.0781493002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663804207814513">
            <text:p>0.6638042078</text:p>
          </table:table-cell>
          <table:table-cell office:value-type="float" office:value="0.0565935185814254">
            <text:p>0.0565935186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00384615384615385">
            <text:p>0.0038461538</text:p>
          </table:table-cell>
          <table:table-cell office:value-type="float" office:value="0.221787345075016">
            <text:p>0.2217873451</text:p>
          </table:table-cell>
          <table:table-cell office:value-type="float" office:value="1.08393039918117">
            <text:p>1.0839303992</text:p>
          </table:table-cell>
          <table:table-cell office:value-type="float" office:value="1">
            <text:p>1</text:p>
          </table:table-cell>
          <table:table-cell office:value-type="float" office:value="0.423076923076923">
            <text:p>0.4230769231</text:p>
          </table:table-cell>
          <table:table-cell office:value-type="float" office:value="0.563975955345642">
            <text:p>0.5639759553</text:p>
          </table:table-cell>
          <table:table-cell office:value-type="float" office:value="0.0965418846389021">
            <text:p>0.0965418846</text:p>
          </table:table-cell>
          <table:table-cell office:value-type="float" office:value="0.46875">
            <text:p>0.4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108974358974359">
            <text:p>0.108974359</text:p>
          </table:table-cell>
          <table:table-cell office:value-type="float" office:value="0.31767775603392">
            <text:p>0.317677756</text:p>
          </table:table-cell>
          <table:table-cell office:value-type="float" office:value="0.54670032455824">
            <text:p>0.546700324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0.472520395019322">
            <text:p>0.472520395</text:p>
          </table:table-cell>
          <table:table-cell office:value-type="float" office:value="0.0754806712412528">
            <text:p>0.0754806712</text:p>
          </table:table-cell>
          <table:table-cell office:value-type="float" office:value="0.59375">
            <text:p>0.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78899082568807">
            <text:p>0.6788990826</text:p>
          </table:table-cell>
          <table:table-cell office:value-type="float" office:value="0.016025641025641">
            <text:p>0.016025641</text:p>
          </table:table-cell>
          <table:table-cell office:value-type="float" office:value="0.389432485322896">
            <text:p>0.3894324853</text:p>
          </table:table-cell>
          <table:table-cell office:value-type="float" office:value="1.55240793201133">
            <text:p>1.552407932</text:p>
          </table:table-cell>
          <table:table-cell office:value-type="float" office:value="0">
            <text:p>0</text:p>
          </table:table-cell>
          <table:table-cell office:value-type="float" office:value="0.692307692307692">
            <text:p>0.6923076923</text:p>
          </table:table-cell>
          <table:table-cell office:value-type="float" office:value="0.628381279519107">
            <text:p>0.6283812795</text:p>
          </table:table-cell>
          <table:table-cell office:value-type="float" office:value="0.0436850329506081">
            <text:p>0.043685033</text:p>
          </table:table-cell>
          <table:table-cell office:value-type="float" office:value="0.65625">
            <text:p>0.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78899082568807">
            <text:p>0.6788990826</text:p>
          </table:table-cell>
          <table:table-cell office:value-type="float" office:value="0.262820512820513">
            <text:p>0.2628205128</text:p>
          </table:table-cell>
          <table:table-cell office:value-type="float" office:value="0.505544683626875">
            <text:p>0.5055446836</text:p>
          </table:table-cell>
          <table:table-cell office:value-type="float" office:value="2.27308707124011">
            <text:p>2.2730870712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0.569557750107342">
            <text:p>0.5695577501</text:p>
          </table:table-cell>
          <table:table-cell office:value-type="float" office:value="0.0410353964263877">
            <text:p>0.041035396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192307692307692">
            <text:p>0.1923076923</text:p>
          </table:table-cell>
          <table:table-cell office:value-type="float" office:value="0.389432485322896">
            <text:p>0.3894324853</text:p>
          </table:table-cell>
          <table:table-cell office:value-type="float" office:value="0.782542579075426">
            <text:p>0.7825425791</text:p>
          </table:table-cell>
          <table:table-cell office:value-type="float" office:value="1">
            <text:p>1</text:p>
          </table:table-cell>
          <table:table-cell office:value-type="float" office:value="0.846153846153846">
            <text:p>0.8461538462</text:p>
          </table:table-cell>
          <table:table-cell office:value-type="float" office:value="0.519106912838128">
            <text:p>0.5191069128</text:p>
          </table:table-cell>
          <table:table-cell office:value-type="float" office:value="0.987091514369183">
            <text:p>0.9870915144</text:p>
          </table:table-cell>
          <table:table-cell office:value-type="float" office:value="0.640625">
            <text:p>0.64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165384615384615">
            <text:p>0.1653846154</text:p>
          </table:table-cell>
          <table:table-cell office:value-type="float" office:value="0.319634703196347">
            <text:p>0.3196347032</text:p>
          </table:table-cell>
          <table:table-cell office:value-type="float" office:value="0.90975043528729">
            <text:p>0.9097504353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0.567196221554315">
            <text:p>0.56719622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42201834862385">
            <text:p>0.6422018349</text:p>
          </table:table-cell>
          <table:table-cell office:value-type="float" office:value="0">
            <text:p>0</text:p>
          </table:table-cell>
          <table:table-cell office:value-type="float" office:value="0.156555772994129">
            <text:p>0.156555773</text:p>
          </table:table-cell>
          <table:table-cell office:value-type="float" office:value="1.08394869801788">
            <text:p>1.083948698</text:p>
          </table:table-cell>
          <table:table-cell office:value-type="float" office:value="1">
            <text:p>1</text:p>
          </table:table-cell>
          <table:table-cell office:value-type="float" office:value="0.897435897435897">
            <text:p>0.8974358974</text:p>
          </table:table-cell>
          <table:table-cell office:value-type="float" office:value="0.659939888364105">
            <text:p>0.6599398884</text:p>
          </table:table-cell>
          <table:table-cell office:value-type="float" office:value="0.978327332019838">
            <text:p>0.978327332</text:p>
          </table:table-cell>
          <table:table-cell office:value-type="float" office:value="0.453125">
            <text:p>0.4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">
            <text:p>0</text:p>
          </table:table-cell>
          <table:table-cell office:value-type="float" office:value="0.345075016307893">
            <text:p>0.3450750163</text:p>
          </table:table-cell>
          <table:table-cell office:value-type="float" office:value="0.881658692185008">
            <text:p>0.8816586922</text:p>
          </table:table-cell>
          <table:table-cell office:value-type="float" office:value="0">
            <text:p>0</text:p>
          </table:table-cell>
          <table:table-cell office:value-type="float" office:value="0.320512820512821">
            <text:p>0.3205128205</text:p>
          </table:table-cell>
          <table:table-cell office:value-type="float" office:value="0.592958351223701">
            <text:p>0.5929583512</text:p>
          </table:table-cell>
          <table:table-cell office:value-type="float" office:value="0.0139955159997282">
            <text:p>0.013995516</text:p>
          </table:table-cell>
          <table:table-cell office:value-type="float" office:value="0.703125">
            <text:p>0.70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22935779816514">
            <text:p>0.5229357798</text:p>
          </table:table-cell>
          <table:table-cell office:value-type="float" office:value="0.115384615384615">
            <text:p>0.1153846154</text:p>
          </table:table-cell>
          <table:table-cell office:value-type="float" office:value="0.271363339856491">
            <text:p>0.2713633399</text:p>
          </table:table-cell>
          <table:table-cell office:value-type="float" office:value="0.809609178917174">
            <text:p>0.8096091789</text:p>
          </table:table-cell>
          <table:table-cell office:value-type="float" office:value="0">
            <text:p>0</text:p>
          </table:table-cell>
          <table:table-cell office:value-type="float" office:value="0.769230769230769">
            <text:p>0.7692307692</text:p>
          </table:table-cell>
          <table:table-cell office:value-type="float" office:value="0.525762129669386">
            <text:p>0.5257621297</text:p>
          </table:table-cell>
          <table:table-cell office:value-type="float" office:value="0.443712208709831">
            <text:p>0.4437122087</text:p>
          </table:table-cell>
          <table:table-cell office:value-type="float" office:value="0.484375">
            <text:p>0.4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41284403669725">
            <text:p>0.5412844037</text:p>
          </table:table-cell>
          <table:table-cell office:value-type="float" office:value="0.0400641025641026">
            <text:p>0.0400641026</text:p>
          </table:table-cell>
          <table:table-cell office:value-type="float" office:value="0.305936073059361">
            <text:p>0.3059360731</text:p>
          </table:table-cell>
          <table:table-cell office:value-type="float" office:value="1.14254703328509">
            <text:p>1.142547033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0.58308286818377">
            <text:p>0.5830828682</text:p>
          </table:table-cell>
          <table:table-cell office:value-type="float" office:value="0.0279230926013996">
            <text:p>0.0279230926</text:p>
          </table:table-cell>
          <table:table-cell office:value-type="float" office:value="0.828125">
            <text:p>0.8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0307692307692308">
            <text:p>0.0307692308</text:p>
          </table:table-cell>
          <table:table-cell office:value-type="float" office:value="0.325505544683627">
            <text:p>0.3255055447</text:p>
          </table:table-cell>
          <table:table-cell office:value-type="float" office:value="1.3170947741364">
            <text:p>1.3170947741</text:p>
          </table:table-cell>
          <table:table-cell office:value-type="float" office:value="0">
            <text:p>0</text:p>
          </table:table-cell>
          <table:table-cell office:value-type="float" office:value="0.846153846153846">
            <text:p>0.8461538462</text:p>
          </table:table-cell>
          <table:table-cell office:value-type="float" office:value="0.715972520395019">
            <text:p>0.7159725204</text:p>
          </table:table-cell>
          <table:table-cell office:value-type="float" office:value="0.396222569468034">
            <text:p>0.3962225695</text:p>
          </table:table-cell>
          <table:table-cell office:value-type="float" office:value="0.59375">
            <text:p>0.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06422018348624">
            <text:p>0.7064220183</text:p>
          </table:table-cell>
          <table:table-cell office:value-type="float" office:value="0.144230769230769">
            <text:p>0.1442307692</text:p>
          </table:table-cell>
          <table:table-cell office:value-type="float" office:value="0.305283757338552">
            <text:p>0.3052837573</text:p>
          </table:table-cell>
          <table:table-cell office:value-type="float" office:value="1.26567447751742">
            <text:p>1.2656744775</text:p>
          </table:table-cell>
          <table:table-cell office:value-type="float" office:value="0">
            <text:p>0</text:p>
          </table:table-cell>
          <table:table-cell office:value-type="float" office:value="0.782051282051282">
            <text:p>0.7820512821</text:p>
          </table:table-cell>
          <table:table-cell office:value-type="float" office:value="0.712108200944611">
            <text:p>0.7121082009</text:p>
          </table:table-cell>
          <table:table-cell office:value-type="float" office:value="0.0104626673007677">
            <text:p>0.010462667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.513761467889908">
            <text:p>0.5137614679</text:p>
          </table:table-cell>
          <table:table-cell office:value-type="float" office:value="0.0461538461538462">
            <text:p>0.0461538462</text:p>
          </table:table-cell>
          <table:table-cell office:value-type="float" office:value="0.176777560339204">
            <text:p>0.1767775603</text:p>
          </table:table-cell>
          <table:table-cell office:value-type="float" office:value="0.770679219905851">
            <text:p>0.7706792199</text:p>
          </table:table-cell>
          <table:table-cell office:value-type="float" office:value="0">
            <text:p>0</text:p>
          </table:table-cell>
          <table:table-cell office:value-type="float" office:value="0.756410256410256">
            <text:p>0.7564102564</text:p>
          </table:table-cell>
          <table:table-cell office:value-type="float" office:value="0.532632030914556">
            <text:p>0.5326320309</text:p>
          </table:table-cell>
          <table:table-cell office:value-type="float" office:value="0">
            <text:p>0</text:p>
          </table:table-cell>
          <table:table-cell office:value-type="float" office:value="0.8125">
            <text:p>0.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42201834862385">
            <text:p>0.6422018349</text:p>
          </table:table-cell>
          <table:table-cell office:value-type="float" office:value="0.256410256410256">
            <text:p>0.2564102564</text:p>
          </table:table-cell>
          <table:table-cell office:value-type="float" office:value="0.288323548597521">
            <text:p>0.2883235486</text:p>
          </table:table-cell>
          <table:table-cell office:value-type="float" office:value="0.829372029021766">
            <text:p>0.829372029</text:p>
          </table:table-cell>
          <table:table-cell office:value-type="float" office:value="1">
            <text:p>1</text:p>
          </table:table-cell>
          <table:table-cell office:value-type="float" office:value="0.602564102564102">
            <text:p>0.6025641026</text:p>
          </table:table-cell>
          <table:table-cell office:value-type="float" office:value="0.70352082438815">
            <text:p>0.7035208244</text:p>
          </table:table-cell>
          <table:table-cell office:value-type="float" office:value="0.454242815408655">
            <text:p>0.4542428154</text:p>
          </table:table-cell>
          <table:table-cell office:value-type="float" office:value="0.6875">
            <text:p>0.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42201834862385">
            <text:p>0.6422018349</text:p>
          </table:table-cell>
          <table:table-cell office:value-type="float" office:value="0.0538461538461539">
            <text:p>0.0538461538</text:p>
          </table:table-cell>
          <table:table-cell office:value-type="float" office:value="0.744292237442922">
            <text:p>0.7442922374</text:p>
          </table:table-cell>
          <table:table-cell office:value-type="float" office:value="1.28883071553229">
            <text:p>1.2888307155</text:p>
          </table:table-cell>
          <table:table-cell office:value-type="float" office:value="1">
            <text:p>1</text:p>
          </table:table-cell>
          <table:table-cell office:value-type="float" office:value="0.948717948717949">
            <text:p>0.9487179487</text:p>
          </table:table-cell>
          <table:table-cell office:value-type="float" office:value="0.660154572778016">
            <text:p>0.6601545728</text:p>
          </table:table-cell>
          <table:table-cell office:value-type="float" office:value="0.0139955159997282">
            <text:p>0.013995516</text:p>
          </table:table-cell>
          <table:table-cell office:value-type="float" office:value="0.59375">
            <text:p>0.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0833333333333333">
            <text:p>0.0833333333</text:p>
          </table:table-cell>
          <table:table-cell office:value-type="float" office:value="0.322243966079583">
            <text:p>0.3222439661</text:p>
          </table:table-cell>
          <table:table-cell office:value-type="float" office:value="0.644343891402715">
            <text:p>0.6443438914</text:p>
          </table:table-cell>
          <table:table-cell office:value-type="float" office:value="0">
            <text:p>0</text:p>
          </table:table-cell>
          <table:table-cell office:value-type="float" office:value="0.782051282051282">
            <text:p>0.7820512821</text:p>
          </table:table-cell>
          <table:table-cell office:value-type="float" office:value="0.457277801631602">
            <text:p>0.4572778016</text:p>
          </table:table-cell>
          <table:table-cell office:value-type="float" office:value="0">
            <text:p>0</text:p>
          </table:table-cell>
          <table:table-cell office:value-type="float" office:value="0.484375">
            <text:p>0.4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3394495412844">
            <text:p>0.7339449541</text:p>
          </table:table-cell>
          <table:table-cell office:value-type="float" office:value="0.134615384615385">
            <text:p>0.1346153846</text:p>
          </table:table-cell>
          <table:table-cell office:value-type="float" office:value="0.440965427266797">
            <text:p>0.4409654273</text:p>
          </table:table-cell>
          <table:table-cell office:value-type="float" office:value="1.28605280974949">
            <text:p>1.2860528097</text:p>
          </table:table-cell>
          <table:table-cell office:value-type="float" office:value="1">
            <text:p>1</text:p>
          </table:table-cell>
          <table:table-cell office:value-type="float" office:value="0.782051282051282">
            <text:p>0.7820512821</text:p>
          </table:table-cell>
          <table:table-cell office:value-type="float" office:value="0.706526406182911">
            <text:p>0.7065264062</text:p>
          </table:table-cell>
          <table:table-cell office:value-type="float" office:value="0.0209932739995924">
            <text:p>0.020993274</text:p>
          </table:table-cell>
          <table:table-cell office:value-type="float" office:value="0.84375">
            <text:p>0.84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60550458715596">
            <text:p>0.6605504587</text:p>
          </table:table-cell>
          <table:table-cell office:value-type="float" office:value="0">
            <text:p>0</text:p>
          </table:table-cell>
          <table:table-cell office:value-type="float" office:value="0.272015655577299">
            <text:p>0.2720156556</text:p>
          </table:table-cell>
          <table:table-cell office:value-type="float" office:value="1.38717228464419">
            <text:p>1.387172284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0.468656075568914">
            <text:p>0.4686560756</text:p>
          </table:table-cell>
          <table:table-cell office:value-type="float" office:value="0">
            <text:p>0</text:p>
          </table:table-cell>
          <table:table-cell office:value-type="float" office:value="0.921875">
            <text:p>0.92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78899082568807">
            <text:p>0.6788990826</text:p>
          </table:table-cell>
          <table:table-cell office:value-type="float" office:value="0.144230769230769">
            <text:p>0.1442307692</text:p>
          </table:table-cell>
          <table:table-cell office:value-type="float" office:value="0.684279191128506">
            <text:p>0.6842791911</text:p>
          </table:table-cell>
          <table:table-cell office:value-type="float" office:value="0.8757567780995">
            <text:p>0.8757567781</text:p>
          </table:table-cell>
          <table:table-cell office:value-type="float" office:value="0">
            <text:p>0</text:p>
          </table:table-cell>
          <table:table-cell office:value-type="float" office:value="0.641025641025641">
            <text:p>0.641025641</text:p>
          </table:table-cell>
          <table:table-cell office:value-type="float" office:value="0.556462000858738">
            <text:p>0.5564620009</text:p>
          </table:table-cell>
          <table:table-cell office:value-type="float" office:value="0.0139955159997282">
            <text:p>0.013995516</text:p>
          </table:table-cell>
          <table:table-cell office:value-type="float" office:value="0.828125">
            <text:p>0.82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69724770642202">
            <text:p>0.6697247706</text:p>
          </table:table-cell>
          <table:table-cell office:value-type="float" office:value="0">
            <text:p>0</text:p>
          </table:table-cell>
          <table:table-cell office:value-type="float" office:value="0.320939334637965">
            <text:p>0.3209393346</text:p>
          </table:table-cell>
          <table:table-cell office:value-type="float" office:value="0.625379682753966">
            <text:p>0.6253796828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519536281665951">
            <text:p>0.5195362817</text:p>
          </table:table-cell>
          <table:table-cell office:value-type="float" office:value="0.237584075005095">
            <text:p>0.237584075</text:p>
          </table:table-cell>
          <table:table-cell office:value-type="float" office:value="0.40625">
            <text:p>0.4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52293577981651">
            <text:p>0.752293578</text:p>
          </table:table-cell>
          <table:table-cell office:value-type="float" office:value="0.179487179487179">
            <text:p>0.1794871795</text:p>
          </table:table-cell>
          <table:table-cell office:value-type="float" office:value="0.206784083496412">
            <text:p>0.2067840835</text:p>
          </table:table-cell>
          <table:table-cell office:value-type="float" office:value="0.93116922152089">
            <text:p>0.9311692215</text:p>
          </table:table-cell>
          <table:table-cell office:value-type="float" office:value="1">
            <text:p>1</text:p>
          </table:table-cell>
          <table:table-cell office:value-type="float" office:value="0.564102564102564">
            <text:p>0.5641025641</text:p>
          </table:table-cell>
          <table:table-cell office:value-type="float" office:value="0.557964791756118">
            <text:p>0.5579647918</text:p>
          </table:table-cell>
          <table:table-cell office:value-type="float" office:value="0.293498199605951">
            <text:p>0.2934981996</text:p>
          </table:table-cell>
          <table:table-cell office:value-type="float" office:value="0.828125">
            <text:p>0.82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.0173076923076923">
            <text:p>0.0173076923</text:p>
          </table:table-cell>
          <table:table-cell office:value-type="float" office:value="0.23679060665362">
            <text:p>0.2367906067</text:p>
          </table:table-cell>
          <table:table-cell office:value-type="float" office:value="1.18888289260658">
            <text:p>1.1888828926</text:p>
          </table:table-cell>
          <table:table-cell office:value-type="float" office:value="1">
            <text:p>1</text:p>
          </table:table-cell>
          <table:table-cell office:value-type="float" office:value="0.884615384615385">
            <text:p>0.8846153846</text:p>
          </table:table-cell>
          <table:table-cell office:value-type="float" office:value="0.522541863460713">
            <text:p>0.5225418635</text:p>
          </table:table-cell>
          <table:table-cell office:value-type="float" office:value="0.0873700659012161">
            <text:p>0.0873700659</text:p>
          </table:table-cell>
          <table:table-cell office:value-type="float" office:value="0.609375">
            <text:p>0.60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06422018348624">
            <text:p>0.7064220183</text:p>
          </table:table-cell>
          <table:table-cell office:value-type="float" office:value="0.0769230769230769">
            <text:p>0.0769230769</text:p>
          </table:table-cell>
          <table:table-cell office:value-type="float" office:value="0.367253750815395">
            <text:p>0.3672537508</text:p>
          </table:table-cell>
          <table:table-cell office:value-type="float" office:value="1.36120077469335">
            <text:p>1.3612007747</text:p>
          </table:table-cell>
          <table:table-cell office:value-type="float" office:value="1">
            <text:p>1</text:p>
          </table:table-cell>
          <table:table-cell office:value-type="float" office:value="0.756410256410256">
            <text:p>0.7564102564</text:p>
          </table:table-cell>
          <table:table-cell office:value-type="float" office:value="0.752898239587806">
            <text:p>0.7528982396</text:p>
          </table:table-cell>
          <table:table-cell office:value-type="float" office:value="0.0873700659012161">
            <text:p>0.0873700659</text:p>
          </table:table-cell>
          <table:table-cell office:value-type="float" office:value="0.78125">
            <text:p>0.78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81651376146789">
            <text:p>0.8165137615</text:p>
          </table:table-cell>
          <table:table-cell office:value-type="float" office:value="0.030448717948718">
            <text:p>0.0304487179</text:p>
          </table:table-cell>
          <table:table-cell office:value-type="float" office:value="0.309849967384214">
            <text:p>0.3098499674</text:p>
          </table:table-cell>
          <table:table-cell office:value-type="float" office:value="0.955969133000454">
            <text:p>0.955969133</text:p>
          </table:table-cell>
          <table:table-cell office:value-type="float" office:value="0">
            <text:p>0</text:p>
          </table:table-cell>
          <table:table-cell office:value-type="float" office:value="0.628205128205128">
            <text:p>0.6282051282</text:p>
          </table:table-cell>
          <table:table-cell office:value-type="float" office:value="0.50966079862602">
            <text:p>0.5096607986</text:p>
          </table:table-cell>
          <table:table-cell office:value-type="float" office:value="0.167742373802568">
            <text:p>0.1677423738</text:p>
          </table:table-cell>
          <table:table-cell office:value-type="float" office:value="0.953125">
            <text:p>0.9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25688073394495">
            <text:p>0.8256880734</text:p>
          </table:table-cell>
          <table:table-cell office:value-type="float" office:value="0.114423076923077">
            <text:p>0.1144230769</text:p>
          </table:table-cell>
          <table:table-cell office:value-type="float" office:value="0.232876712328767">
            <text:p>0.2328767123</text:p>
          </table:table-cell>
          <table:table-cell office:value-type="float" office:value="0.85605880958027">
            <text:p>0.8560588096</text:p>
          </table:table-cell>
          <table:table-cell office:value-type="float" office:value="0">
            <text:p>0</text:p>
          </table:table-cell>
          <table:table-cell office:value-type="float" office:value="0.461538461538462">
            <text:p>0.4615384615</text:p>
          </table:table-cell>
          <table:table-cell office:value-type="float" office:value="0.573207385143838">
            <text:p>0.5732073851</text:p>
          </table:table-cell>
          <table:table-cell office:value-type="float" office:value="0.135539099123582">
            <text:p>0.13553909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400641025641026">
            <text:p>0.4006410256</text:p>
          </table:table-cell>
          <table:table-cell office:value-type="float" office:value="0.178082191780822">
            <text:p>0.1780821918</text:p>
          </table:table-cell>
          <table:table-cell office:value-type="float" office:value="1.8684710351377">
            <text:p>1.8684710351</text:p>
          </table:table-cell>
          <table:table-cell office:value-type="float" office:value="0">
            <text:p>0</text:p>
          </table:table-cell>
          <table:table-cell office:value-type="float" office:value="0.615384615384615">
            <text:p>0.6153846154</text:p>
          </table:table-cell>
          <table:table-cell office:value-type="float" office:value="0.763847144697295">
            <text:p>0.7638471447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51376146788991">
            <text:p>0.6513761468</text:p>
          </table:table-cell>
          <table:table-cell office:value-type="float" office:value="0">
            <text:p>0</text:p>
          </table:table-cell>
          <table:table-cell office:value-type="float" office:value="0.230919765166341">
            <text:p>0.2309197652</text:p>
          </table:table-cell>
          <table:table-cell office:value-type="float" office:value="0.460941828254848">
            <text:p>0.4609418283</text:p>
          </table:table-cell>
          <table:table-cell office:value-type="float" office:value="0">
            <text:p>0</text:p>
          </table:table-cell>
          <table:table-cell office:value-type="float" office:value="0.743589743589744">
            <text:p>0.7435897436</text:p>
          </table:table-cell>
          <table:table-cell office:value-type="float" office:value="0.557535422928295">
            <text:p>0.5575354229</text:p>
          </table:table-cell>
          <table:table-cell office:value-type="float" office:value="0.0567973367755962">
            <text:p>0.0567973368</text:p>
          </table:table-cell>
          <table:table-cell office:value-type="float" office:value="0.421875">
            <text:p>0.42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43119266055046">
            <text:p>0.7431192661</text:p>
          </table:table-cell>
          <table:table-cell office:value-type="float" office:value="0.224358974358974">
            <text:p>0.2243589744</text:p>
          </table:table-cell>
          <table:table-cell office:value-type="float" office:value="0.500326157860404">
            <text:p>0.5003261579</text:p>
          </table:table-cell>
          <table:table-cell office:value-type="float" office:value="0.872681067344346">
            <text:p>0.8726810673</text:p>
          </table:table-cell>
          <table:table-cell office:value-type="float" office:value="1">
            <text:p>1</text:p>
          </table:table-cell>
          <table:table-cell office:value-type="float" office:value="0.423076923076923">
            <text:p>0.4230769231</text:p>
          </table:table-cell>
          <table:table-cell office:value-type="float" office:value="0.660583941605839">
            <text:p>0.6605839416</text:p>
          </table:table-cell>
          <table:table-cell office:value-type="float" office:value="0">
            <text:p>0</text:p>
          </table:table-cell>
          <table:table-cell office:value-type="float" office:value="0.96875">
            <text:p>0.9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58974358974359">
            <text:p>0.358974359</text:p>
          </table:table-cell>
          <table:table-cell office:value-type="float" office:value="0.180691454664057">
            <text:p>0.1806914547</text:p>
          </table:table-cell>
          <table:table-cell office:value-type="float" office:value="1.85036057692308">
            <text:p>1.8503605769</text:p>
          </table:table-cell>
          <table:table-cell office:value-type="float" office:value="0">
            <text:p>0</text:p>
          </table:table-cell>
          <table:table-cell office:value-type="float" office:value="0.487179487179487">
            <text:p>0.4871794872</text:p>
          </table:table-cell>
          <table:table-cell office:value-type="float" office:value="0.533705452984113">
            <text:p>0.533705453</text:p>
          </table:table-cell>
          <table:table-cell office:value-type="float" office:value="0.617772946531694">
            <text:p>0.617772946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.280448717948718">
            <text:p>0.2804487179</text:p>
          </table:table-cell>
          <table:table-cell office:value-type="float" office:value="0.395303326810176">
            <text:p>0.3953033268</text:p>
          </table:table-cell>
          <table:table-cell office:value-type="float" office:value="0.952824694234129">
            <text:p>0.9528246942</text:p>
          </table:table-cell>
          <table:table-cell office:value-type="float" office:value="1">
            <text:p>1</text:p>
          </table:table-cell>
          <table:table-cell office:value-type="float" office:value="0.423076923076923">
            <text:p>0.4230769231</text:p>
          </table:table-cell>
          <table:table-cell office:value-type="float" office:value="0.579647917561185">
            <text:p>0.5796479176</text:p>
          </table:table-cell>
          <table:table-cell office:value-type="float" office:value="0.424145662069434">
            <text:p>0.4241456621</text:p>
          </table:table-cell>
          <table:table-cell office:value-type="float" office:value="0.859375">
            <text:p>0.8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">
            <text:p>0</text:p>
          </table:table-cell>
          <table:table-cell office:value-type="float" office:value="0.232876712328767">
            <text:p>0.2328767123</text:p>
          </table:table-cell>
          <table:table-cell office:value-type="float" office:value="0.844754790516401">
            <text:p>0.8447547905</text:p>
          </table:table-cell>
          <table:table-cell office:value-type="float" office:value="0">
            <text:p>0</text:p>
          </table:table-cell>
          <table:table-cell office:value-type="float" office:value="0.782051282051282">
            <text:p>0.7820512821</text:p>
          </table:table-cell>
          <table:table-cell office:value-type="float" office:value="0.564620008587377">
            <text:p>0.5646200086</text:p>
          </table:table-cell>
          <table:table-cell office:value-type="float" office:value="0.0541477002513758">
            <text:p>0.0541477003</text:p>
          </table:table-cell>
          <table:table-cell office:value-type="float" office:value="0.734375">
            <text:p>0.73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195512820512821">
            <text:p>0.1955128205</text:p>
          </table:table-cell>
          <table:table-cell office:value-type="float" office:value="0.311154598825832">
            <text:p>0.3111545988</text:p>
          </table:table-cell>
          <table:table-cell office:value-type="float" office:value="0.797066014669927">
            <text:p>0.7970660147</text:p>
          </table:table-cell>
          <table:table-cell office:value-type="float" office:value="0">
            <text:p>0</text:p>
          </table:table-cell>
          <table:table-cell office:value-type="float" office:value="0.602564102564102">
            <text:p>0.6025641026</text:p>
          </table:table-cell>
          <table:table-cell office:value-type="float" office:value="0.511378273937312">
            <text:p>0.5113782739</text:p>
          </table:table-cell>
          <table:table-cell office:value-type="float" office:value="0.00699775799986412">
            <text:p>0.006997758</text:p>
          </table:table-cell>
          <table:table-cell office:value-type="float" office:value="0.765625">
            <text:p>0.7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">
            <text:p>0</text:p>
          </table:table-cell>
          <table:table-cell office:value-type="float" office:value="0.272015655577299">
            <text:p>0.2720156556</text:p>
          </table:table-cell>
          <table:table-cell office:value-type="float" office:value="1.40599769319493">
            <text:p>1.4059976932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657148990983255">
            <text:p>0.657148991</text:p>
          </table:table-cell>
          <table:table-cell office:value-type="float" office:value="0.12229091650248">
            <text:p>0.1222909165</text:p>
          </table:table-cell>
          <table:table-cell office:value-type="float" office:value="0.765625">
            <text:p>0.7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1651376146789">
            <text:p>0.8165137615</text:p>
          </table:table-cell>
          <table:table-cell office:value-type="float" office:value="0.176282051282051">
            <text:p>0.1762820513</text:p>
          </table:table-cell>
          <table:table-cell office:value-type="float" office:value="0.247227658186562">
            <text:p>0.2472276582</text:p>
          </table:table-cell>
          <table:table-cell office:value-type="float" office:value="0.91717791411043">
            <text:p>0.9171779141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0.456419063975955">
            <text:p>0.456419064</text:p>
          </table:table-cell>
          <table:table-cell office:value-type="float" office:value="0.0419186086011278">
            <text:p>0.0419186086</text:p>
          </table:table-cell>
          <table:table-cell office:value-type="float" office:value="0.96875">
            <text:p>0.96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954128440366972">
            <text:p>0.9541284404</text:p>
          </table:table-cell>
          <table:table-cell office:value-type="float" office:value="0.161538461538462">
            <text:p>0.1615384615</text:p>
          </table:table-cell>
          <table:table-cell office:value-type="float" office:value="0.338551859099804">
            <text:p>0.3385518591</text:p>
          </table:table-cell>
          <table:table-cell office:value-type="float" office:value="0.566311184030626">
            <text:p>0.56631118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0.539287247745814">
            <text:p>0.5392872477</text:p>
          </table:table-cell>
          <table:table-cell office:value-type="float" office:value="0.164888919084177">
            <text:p>0.1648889191</text:p>
          </table:table-cell>
          <table:table-cell office:value-type="float" office:value="0.90625">
            <text:p>0.90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3394495412844">
            <text:p>0.7339449541</text:p>
          </table:table-cell>
          <table:table-cell office:value-type="float" office:value="0.0368589743589744">
            <text:p>0.0368589744</text:p>
          </table:table-cell>
          <table:table-cell office:value-type="float" office:value="0.66470971950424">
            <text:p>0.6647097195</text:p>
          </table:table-cell>
          <table:table-cell office:value-type="float" office:value="1.66011705685619">
            <text:p>1.6601170569</text:p>
          </table:table-cell>
          <table:table-cell office:value-type="float" office:value="0">
            <text:p>0</text:p>
          </table:table-cell>
          <table:table-cell office:value-type="float" office:value="0.397435897435897">
            <text:p>0.3974358974</text:p>
          </table:table-cell>
          <table:table-cell office:value-type="float" office:value="0.679476170030056">
            <text:p>0.67947617</text:p>
          </table:table-cell>
          <table:table-cell office:value-type="float" office:value="0.139411644812827">
            <text:p>0.1394116448</text:p>
          </table:table-cell>
          <table:table-cell office:value-type="float" office:value="0.890625">
            <text:p>0.89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32110091743119">
            <text:p>0.5321100917</text:p>
          </table:table-cell>
          <table:table-cell office:value-type="float" office:value="0.0762820512820513">
            <text:p>0.0762820513</text:p>
          </table:table-cell>
          <table:table-cell office:value-type="float" office:value="0.36986301369863">
            <text:p>0.3698630137</text:p>
          </table:table-cell>
          <table:table-cell office:value-type="float" office:value="1.40077257363592">
            <text:p>1.400772573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0.585229712322885">
            <text:p>0.5852297123</text:p>
          </table:table-cell>
          <table:table-cell office:value-type="float" office:value="0.107140430735784">
            <text:p>0.1071404307</text:p>
          </table:table-cell>
          <table:table-cell office:value-type="float" office:value="0.796875">
            <text:p>0.796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25688073394495">
            <text:p>0.8256880734</text:p>
          </table:table-cell>
          <table:table-cell office:value-type="float" office:value="0.801602564102564">
            <text:p>0.8016025641</text:p>
          </table:table-cell>
          <table:table-cell office:value-type="float" office:value="0.241356816699282">
            <text:p>0.2413568167</text:p>
          </table:table-cell>
          <table:table-cell office:value-type="float" office:value="0.959707882145555">
            <text:p>0.9597078821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0.655646200085874">
            <text:p>0.6556462001</text:p>
          </table:table-cell>
          <table:table-cell office:value-type="float" office:value="0">
            <text:p>0</text:p>
          </table:table-cell>
          <table:table-cell office:value-type="float" office:value="0.953125">
            <text:p>0.95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91743119266055">
            <text:p>0.9174311927</text:p>
          </table:table-cell>
          <table:table-cell office:value-type="float" office:value="0.615384615384615">
            <text:p>0.6153846154</text:p>
          </table:table-cell>
          <table:table-cell office:value-type="float" office:value="0.28897586431833">
            <text:p>0.2889758643</text:p>
          </table:table-cell>
          <table:table-cell office:value-type="float" office:value="1.39951740779042">
            <text:p>1.3995174078</text:p>
          </table:table-cell>
          <table:table-cell office:value-type="float" office:value="1">
            <text:p>1</text:p>
          </table:table-cell>
          <table:table-cell office:value-type="float" office:value="0.705128205128205">
            <text:p>0.7051282051</text:p>
          </table:table-cell>
          <table:table-cell office:value-type="float" office:value="0.687848862172606">
            <text:p>0.6878488622</text:p>
          </table:table-cell>
          <table:table-cell office:value-type="float" office:value="0.24458183300496">
            <text:p>0.244581833</text:p>
          </table:table-cell>
          <table:table-cell office:value-type="float" office:value="0.9375">
            <text:p>0.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13761467889908">
            <text:p>0.5137614679</text:p>
          </table:table-cell>
          <table:table-cell office:value-type="float" office:value="0.134615384615385">
            <text:p>0.1346153846</text:p>
          </table:table-cell>
          <table:table-cell office:value-type="float" office:value="0.233529028049576">
            <text:p>0.233529028</text:p>
          </table:table-cell>
          <table:table-cell office:value-type="float" office:value="0.71214904224613">
            <text:p>0.7121490422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0.575998282524689">
            <text:p>0.5759982825</text:p>
          </table:table-cell>
          <table:table-cell office:value-type="float" office:value="0.0139955159997282">
            <text:p>0.013995516</text:p>
          </table:table-cell>
          <table:table-cell office:value-type="float" office:value="0.625">
            <text:p>0.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">
            <text:p>0</text:p>
          </table:table-cell>
          <table:table-cell office:value-type="float" office:value="0.20221787345075">
            <text:p>0.2022178735</text:p>
          </table:table-cell>
          <table:table-cell office:value-type="float" office:value="0.664285714285714">
            <text:p>0.6642857143</text:p>
          </table:table-cell>
          <table:table-cell office:value-type="float" office:value="0">
            <text:p>0</text:p>
          </table:table-cell>
          <table:table-cell office:value-type="float" office:value="0.525641025641026">
            <text:p>0.5256410256</text:p>
          </table:table-cell>
          <table:table-cell office:value-type="float" office:value="0.532417346500644">
            <text:p>0.532417346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1651376146789">
            <text:p>0.8165137615</text:p>
          </table:table-cell>
          <table:table-cell office:value-type="float" office:value="0.641025641025641">
            <text:p>0.641025641</text:p>
          </table:table-cell>
          <table:table-cell office:value-type="float" office:value="0.637964774951076">
            <text:p>0.637964775</text:p>
          </table:table-cell>
          <table:table-cell office:value-type="float" office:value="1.23618275607959">
            <text:p>1.2361827561</text:p>
          </table:table-cell>
          <table:table-cell office:value-type="float" office:value="0">
            <text:p>0</text:p>
          </table:table-cell>
          <table:table-cell office:value-type="float" office:value="0.474358974358974">
            <text:p>0.4743589744</text:p>
          </table:table-cell>
          <table:table-cell office:value-type="float" office:value="0.58587376556462">
            <text:p>0.5858737656</text:p>
          </table:table-cell>
          <table:table-cell office:value-type="float" office:value="0.0195665466403968">
            <text:p>0.0195665466</text:p>
          </table:table-cell>
          <table:table-cell office:value-type="float" office:value="0.96875">
            <text:p>0.96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61467889908257">
            <text:p>0.7614678899</text:p>
          </table:table-cell>
          <table:table-cell office:value-type="float" office:value="0.0256410256410256">
            <text:p>0.0256410256</text:p>
          </table:table-cell>
          <table:table-cell office:value-type="float" office:value="0.367253750815395">
            <text:p>0.3672537508</text:p>
          </table:table-cell>
          <table:table-cell office:value-type="float" office:value="1.34260289210234">
            <text:p>1.3426028921</text:p>
          </table:table-cell>
          <table:table-cell office:value-type="float" office:value="0">
            <text:p>0</text:p>
          </table:table-cell>
          <table:table-cell office:value-type="float" office:value="0.641025641025641">
            <text:p>0.641025641</text:p>
          </table:table-cell>
          <table:table-cell office:value-type="float" office:value="0.745384285100902">
            <text:p>0.7453842851</text:p>
          </table:table-cell>
          <table:table-cell office:value-type="float" office:value="0.195665466403968">
            <text:p>0.1956654664</text:p>
          </table:table-cell>
          <table:table-cell office:value-type="float" office:value="0.9375">
            <text:p>0.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52293577981651">
            <text:p>0.752293578</text:p>
          </table:table-cell>
          <table:table-cell office:value-type="float" office:value="0.262820512820513">
            <text:p>0.2628205128</text:p>
          </table:table-cell>
          <table:table-cell office:value-type="float" office:value="0.923679060665362">
            <text:p>0.9236790607</text:p>
          </table:table-cell>
          <table:table-cell office:value-type="float" office:value="1.09836065573771">
            <text:p>1.0983606557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0.611850579647918">
            <text:p>0.6118505796</text:p>
          </table:table-cell>
          <table:table-cell office:value-type="float" office:value="0.1156328554929">
            <text:p>0.1156328555</text:p>
          </table:table-cell>
          <table:table-cell office:value-type="float" office:value="0.859375">
            <text:p>0.8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69724770642202">
            <text:p>0.6697247706</text:p>
          </table:table-cell>
          <table:table-cell office:value-type="float" office:value="0.205128205128205">
            <text:p>0.2051282051</text:p>
          </table:table-cell>
          <table:table-cell office:value-type="float" office:value="0.366601435094586">
            <text:p>0.3666014351</text:p>
          </table:table-cell>
          <table:table-cell office:value-type="float" office:value="0.912731289698978">
            <text:p>0.9127312897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0.66616573636754">
            <text:p>0.6661657364</text:p>
          </table:table-cell>
          <table:table-cell office:value-type="float" office:value="0.00502751545621306">
            <text:p>0.0050275155</text:p>
          </table:table-cell>
          <table:table-cell office:value-type="float" office:value="0.71875">
            <text:p>0.7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0352564102564103">
            <text:p>0.0352564103</text:p>
          </table:table-cell>
          <table:table-cell office:value-type="float" office:value="0.230919765166341">
            <text:p>0.2309197652</text:p>
          </table:table-cell>
          <table:table-cell office:value-type="float" office:value="0.553867028493894">
            <text:p>0.5538670285</text:p>
          </table:table-cell>
          <table:table-cell office:value-type="float" office:value="1">
            <text:p>1</text:p>
          </table:table-cell>
          <table:table-cell office:value-type="float" office:value="0.743589743589744">
            <text:p>0.7435897436</text:p>
          </table:table-cell>
          <table:table-cell office:value-type="float" office:value="0.526835551738944">
            <text:p>0.5268355517</text:p>
          </table:table-cell>
          <table:table-cell office:value-type="float" office:value="0.27114613764522">
            <text:p>0.2711461376</text:p>
          </table:table-cell>
          <table:table-cell office:value-type="float" office:value="0.609375">
            <text:p>0.60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24770642201835">
            <text:p>0.7247706422</text:p>
          </table:table-cell>
          <table:table-cell office:value-type="float" office:value="0.512820512820513">
            <text:p>0.5128205128</text:p>
          </table:table-cell>
          <table:table-cell office:value-type="float" office:value="0.362687540769733">
            <text:p>0.3626875408</text:p>
          </table:table-cell>
          <table:table-cell office:value-type="float" office:value="0.888048411497731">
            <text:p>0.8880484115</text:p>
          </table:table-cell>
          <table:table-cell office:value-type="float" office:value="0">
            <text:p>0</text:p>
          </table:table-cell>
          <table:table-cell office:value-type="float" office:value="0.461538461538462">
            <text:p>0.4615384615</text:p>
          </table:table-cell>
          <table:table-cell office:value-type="float" office:value="0.556462000858738">
            <text:p>0.5564620009</text:p>
          </table:table-cell>
          <table:table-cell office:value-type="float" office:value="0.396222569468034">
            <text:p>0.3962225695</text:p>
          </table:table-cell>
          <table:table-cell office:value-type="float" office:value="0.9375">
            <text:p>0.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07339449541284">
            <text:p>0.8073394495</text:p>
          </table:table-cell>
          <table:table-cell office:value-type="float" office:value="0">
            <text:p>0</text:p>
          </table:table-cell>
          <table:table-cell office:value-type="float" office:value="0.204827136333986">
            <text:p>0.2048271363</text:p>
          </table:table-cell>
          <table:table-cell office:value-type="float" office:value="1.52082312591867">
            <text:p>1.5208231259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0.647917561185058">
            <text:p>0.6479175612</text:p>
          </table:table-cell>
          <table:table-cell office:value-type="float" office:value="0.0314559413003601">
            <text:p>0.0314559413</text:p>
          </table:table-cell>
          <table:table-cell office:value-type="float" office:value="0.703125">
            <text:p>0.70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0897435897435897">
            <text:p>0.0897435897</text:p>
          </table:table-cell>
          <table:table-cell office:value-type="float" office:value="0.312459230267449">
            <text:p>0.3124592303</text:p>
          </table:table-cell>
          <table:table-cell office:value-type="float" office:value="0.697444633730835">
            <text:p>0.6974446337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0.475525976814083">
            <text:p>0.4755259768</text:p>
          </table:table-cell>
          <table:table-cell office:value-type="float" office:value="0.0796929139207827">
            <text:p>0.0796929139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77981651376147">
            <text:p>0.5779816514</text:p>
          </table:table-cell>
          <table:table-cell office:value-type="float" office:value="0">
            <text:p>0</text:p>
          </table:table-cell>
          <table:table-cell office:value-type="float" office:value="0.296803652968036">
            <text:p>0.296803653</text:p>
          </table:table-cell>
          <table:table-cell office:value-type="float" office:value="0.940077319587629">
            <text:p>0.9400773196</text:p>
          </table:table-cell>
          <table:table-cell office:value-type="float" office:value="0">
            <text:p>0</text:p>
          </table:table-cell>
          <table:table-cell office:value-type="float" office:value="0.615384615384615">
            <text:p>0.6153846154</text:p>
          </table:table-cell>
          <table:table-cell office:value-type="float" office:value="0.535422928295406">
            <text:p>0.5354229283</text:p>
          </table:table-cell>
          <table:table-cell office:value-type="float" office:value="0.24458183300496">
            <text:p>0.244581833</text:p>
          </table:table-cell>
          <table:table-cell office:value-type="float" office:value="0.640625">
            <text:p>0.64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98165137614679">
            <text:p>0.7981651376</text:p>
          </table:table-cell>
          <table:table-cell office:value-type="float" office:value="0">
            <text:p>0</text:p>
          </table:table-cell>
          <table:table-cell office:value-type="float" office:value="0.251793868232224">
            <text:p>0.2517938682</text:p>
          </table:table-cell>
          <table:table-cell office:value-type="float" office:value="1.06155349291646">
            <text:p>1.0615534929</text:p>
          </table:table-cell>
          <table:table-cell office:value-type="float" office:value="0">
            <text:p>0</text:p>
          </table:table-cell>
          <table:table-cell office:value-type="float" office:value="0.538461538461538">
            <text:p>0.5384615385</text:p>
          </table:table-cell>
          <table:table-cell office:value-type="float" office:value="0.501717475311292">
            <text:p>0.5017174753</text:p>
          </table:table-cell>
          <table:table-cell office:value-type="float" office:value="0">
            <text:p>0</text:p>
          </table:table-cell>
          <table:table-cell office:value-type="float" office:value="0.984375">
            <text:p>0.984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88073394495413">
            <text:p>0.6880733945</text:p>
          </table:table-cell>
          <table:table-cell office:value-type="float" office:value="0.442307692307692">
            <text:p>0.4423076923</text:p>
          </table:table-cell>
          <table:table-cell office:value-type="float" office:value="0.332681017612524">
            <text:p>0.3326810176</text:p>
          </table:table-cell>
          <table:table-cell office:value-type="float" office:value="1.00925291295408">
            <text:p>1.00925291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0.599398883641048">
            <text:p>0.5993988836</text:p>
          </table:table-cell>
          <table:table-cell office:value-type="float" office:value="0.528296759290713">
            <text:p>0.5282967593</text:p>
          </table:table-cell>
          <table:table-cell office:value-type="float" office:value="0.859375">
            <text:p>0.859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807339449541284">
            <text:p>0.8073394495</text:p>
          </table:table-cell>
          <table:table-cell office:value-type="float" office:value="0.192307692307692">
            <text:p>0.1923076923</text:p>
          </table:table-cell>
          <table:table-cell office:value-type="float" office:value="0.259621656881931">
            <text:p>0.2596216569</text:p>
          </table:table-cell>
          <table:table-cell office:value-type="float" office:value="0.791532443626323">
            <text:p>0.791532443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0.452340060111636">
            <text:p>0.4523400601</text:p>
          </table:table-cell>
          <table:table-cell office:value-type="float" office:value="0.0279230926013996">
            <text:p>0.0279230926</text:p>
          </table:table-cell>
          <table:table-cell office:value-type="float" office:value="0.953125">
            <text:p>0.95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51376146788991">
            <text:p>0.6513761468</text:p>
          </table:table-cell>
          <table:table-cell office:value-type="float" office:value="0.0705128205128205">
            <text:p>0.0705128205</text:p>
          </table:table-cell>
          <table:table-cell office:value-type="float" office:value="0.214611872146119">
            <text:p>0.2146118721</text:p>
          </table:table-cell>
          <table:table-cell office:value-type="float" office:value="0.770797962648557">
            <text:p>0.7707979626</text:p>
          </table:table-cell>
          <table:table-cell office:value-type="float" office:value="0">
            <text:p>0</text:p>
          </table:table-cell>
          <table:table-cell office:value-type="float" office:value="0.564102564102564">
            <text:p>0.5641025641</text:p>
          </table:table-cell>
          <table:table-cell office:value-type="float" office:value="0.507943323314727">
            <text:p>0.5079433233</text:p>
          </table:table-cell>
          <table:table-cell office:value-type="float" office:value="0.0384536993002242">
            <text:p>0.0384536993</text:p>
          </table:table-cell>
          <table:table-cell office:value-type="float" office:value="0.65625">
            <text:p>0.65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">
            <text:p>0</text:p>
          </table:table-cell>
          <table:table-cell office:value-type="float" office:value="0.215264187866928">
            <text:p>0.2152641879</text:p>
          </table:table-cell>
          <table:table-cell office:value-type="float" office:value="1.25639534883721">
            <text:p>1.2563953488</text:p>
          </table:table-cell>
          <table:table-cell office:value-type="float" office:value="0">
            <text:p>0</text:p>
          </table:table-cell>
          <table:table-cell office:value-type="float" office:value="0.538461538461538">
            <text:p>0.5384615385</text:p>
          </table:table-cell>
          <table:table-cell office:value-type="float" office:value="0.534993559467583">
            <text:p>0.5349935595</text:p>
          </table:table-cell>
          <table:table-cell office:value-type="float" office:value="0.221550377063659">
            <text:p>0.2215503771</text:p>
          </table:table-cell>
          <table:table-cell office:value-type="float" office:value="0.515625">
            <text:p>0.51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51376146788991">
            <text:p>0.6513761468</text:p>
          </table:table-cell>
          <table:table-cell office:value-type="float" office:value="0.0423076923076923">
            <text:p>0.0423076923</text:p>
          </table:table-cell>
          <table:table-cell office:value-type="float" office:value="0.497716894977169">
            <text:p>0.497716895</text:p>
          </table:table-cell>
          <table:table-cell office:value-type="float" office:value="1.32070484581498">
            <text:p>1.3207048458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0.66895663374839">
            <text:p>0.6689566337</text:p>
          </table:table-cell>
          <table:table-cell office:value-type="float" office:value="0.495482030029214">
            <text:p>0.49548203</text:p>
          </table:table-cell>
          <table:table-cell office:value-type="float" office:value="0.515625">
            <text:p>0.51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69724770642202">
            <text:p>0.6697247706</text:p>
          </table:table-cell>
          <table:table-cell office:value-type="float" office:value="0.0371794871794872">
            <text:p>0.0371794872</text:p>
          </table:table-cell>
          <table:table-cell office:value-type="float" office:value="0.148727984344423">
            <text:p>0.1487279843</text:p>
          </table:table-cell>
          <table:table-cell office:value-type="float" office:value="1.59787135585377">
            <text:p>1.5978713559</text:p>
          </table:table-cell>
          <table:table-cell office:value-type="float" office:value="0">
            <text:p>0</text:p>
          </table:table-cell>
          <table:table-cell office:value-type="float" office:value="0.641025641025641">
            <text:p>0.641025641</text:p>
          </table:table-cell>
          <table:table-cell office:value-type="float" office:value="0.61635895234006">
            <text:p>0.6163589523</text:p>
          </table:table-cell>
          <table:table-cell office:value-type="float" office:value="0.305727291256199">
            <text:p>0.3057272913</text:p>
          </table:table-cell>
          <table:table-cell office:value-type="float" office:value="0.765625">
            <text:p>0.7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.230769230769231">
            <text:p>0.2307692308</text:p>
          </table:table-cell>
          <table:table-cell office:value-type="float" office:value="0.238095238095238">
            <text:p>0.2380952381</text:p>
          </table:table-cell>
          <table:table-cell office:value-type="float" office:value="0.57238158772515">
            <text:p>0.5723815877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0.499141262344354">
            <text:p>0.4991412623</text:p>
          </table:table-cell>
          <table:table-cell office:value-type="float" office:value="0">
            <text:p>0</text:p>
          </table:table-cell>
          <table:table-cell office:value-type="float" office:value="0.53125">
            <text:p>0.5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">
            <text:p>0</text:p>
          </table:table-cell>
          <table:table-cell office:value-type="float" office:value="0.232876712328767">
            <text:p>0.2328767123</text:p>
          </table:table-cell>
          <table:table-cell office:value-type="float" office:value="0.672458731537793">
            <text:p>0.6724587315</text:p>
          </table:table-cell>
          <table:table-cell office:value-type="float" office:value="0">
            <text:p>0</text:p>
          </table:table-cell>
          <table:table-cell office:value-type="float" office:value="0.743589743589744">
            <text:p>0.7435897436</text:p>
          </table:table-cell>
          <table:table-cell office:value-type="float" office:value="0.583941605839416">
            <text:p>0.583941605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95412844036697">
            <text:p>0.495412844</text:p>
          </table:table-cell>
          <table:table-cell office:value-type="float" office:value="0">
            <text:p>0</text:p>
          </table:table-cell>
          <table:table-cell office:value-type="float" office:value="0.0932811480756686">
            <text:p>0.0932811481</text:p>
          </table:table-cell>
          <table:table-cell office:value-type="float" office:value="1.53030303030303">
            <text:p>1.5303030303</text:p>
          </table:table-cell>
          <table:table-cell office:value-type="float" office:value="0">
            <text:p>0</text:p>
          </table:table-cell>
          <table:table-cell office:value-type="float" office:value="0.538461538461538">
            <text:p>0.5384615385</text:p>
          </table:table-cell>
          <table:table-cell office:value-type="float" office:value="0.416058394160584">
            <text:p>0.416058394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">
            <text:p>0</text:p>
          </table:table-cell>
          <table:table-cell office:value-type="float" office:value="0.260926288323549">
            <text:p>0.2609262883</text:p>
          </table:table-cell>
          <table:table-cell office:value-type="float" office:value="0.820844099913867">
            <text:p>0.8208440999</text:p>
          </table:table-cell>
          <table:table-cell office:value-type="float" office:value="0">
            <text:p>0</text:p>
          </table:table-cell>
          <table:table-cell office:value-type="float" office:value="0.512820512820513">
            <text:p>0.5128205128</text:p>
          </table:table-cell>
          <table:table-cell office:value-type="float" office:value="0.471017604121941">
            <text:p>0.4710176041</text:p>
          </table:table-cell>
          <table:table-cell office:value-type="float" office:value="0.0139955159997282">
            <text:p>0.01399551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">
            <text:p>0</text:p>
          </table:table-cell>
          <table:table-cell office:value-type="float" office:value="0.160469667318982">
            <text:p>0.1604696673</text:p>
          </table:table-cell>
          <table:table-cell office:value-type="float" office:value="0.50990099009901">
            <text:p>0.5099009901</text:p>
          </table:table-cell>
          <table:table-cell office:value-type="float" office:value="0">
            <text:p>0</text:p>
          </table:table-cell>
          <table:table-cell office:value-type="float" office:value="0.602564102564102">
            <text:p>0.6025641026</text:p>
          </table:table-cell>
          <table:table-cell office:value-type="float" office:value="0.472520395019322">
            <text:p>0.472520395</text:p>
          </table:table-cell>
          <table:table-cell office:value-type="float" office:value="0.00346490930090359">
            <text:p>0.0034649093</text:p>
          </table:table-cell>
          <table:table-cell office:value-type="float" office:value="0.28125">
            <text:p>0.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">
            <text:p>0</text:p>
          </table:table-cell>
          <table:table-cell office:value-type="float" office:value="0.231572080887149">
            <text:p>0.2315720809</text:p>
          </table:table-cell>
          <table:table-cell office:value-type="float" office:value="0.454354669464848">
            <text:p>0.4543546695</text:p>
          </table:table-cell>
          <table:table-cell office:value-type="float" office:value="1">
            <text:p>1</text:p>
          </table:table-cell>
          <table:table-cell office:value-type="float" office:value="0.782051282051282">
            <text:p>0.7820512821</text:p>
          </table:table-cell>
          <table:table-cell office:value-type="float" office:value="0.397166165736368">
            <text:p>0.3971661657</text:p>
          </table:table-cell>
          <table:table-cell office:value-type="float" office:value="0.0262925470480332">
            <text:p>0.026292547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">
            <text:p>0</text:p>
          </table:table-cell>
          <table:table-cell office:value-type="float" office:value="0.11545988258317">
            <text:p>0.1154598826</text:p>
          </table:table-cell>
          <table:table-cell office:value-type="float" office:value="1.52128454070202">
            <text:p>1.5212845407</text:p>
          </table:table-cell>
          <table:table-cell office:value-type="float" office:value="0">
            <text:p>0</text:p>
          </table:table-cell>
          <table:table-cell office:value-type="float" office:value="0.576923076923077">
            <text:p>0.5769230769</text:p>
          </table:table-cell>
          <table:table-cell office:value-type="float" office:value="0.461786174323744">
            <text:p>0.4617861743</text:p>
          </table:table-cell>
          <table:table-cell office:value-type="float" office:value="0.0139955159997282">
            <text:p>0.01399551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3302752293578">
            <text:p>0.6330275229</text:p>
          </table:table-cell>
          <table:table-cell office:value-type="float" office:value="0">
            <text:p>0</text:p>
          </table:table-cell>
          <table:table-cell office:value-type="float" office:value="0.12133072407045">
            <text:p>0.1213307241</text:p>
          </table:table-cell>
          <table:table-cell office:value-type="float" office:value="2.1189376443418">
            <text:p>2.1189376443</text:p>
          </table:table-cell>
          <table:table-cell office:value-type="float" office:value="1">
            <text:p>1</text:p>
          </table:table-cell>
          <table:table-cell office:value-type="float" office:value="0.756410256410256">
            <text:p>0.7564102564</text:p>
          </table:table-cell>
          <table:table-cell office:value-type="float" office:value="0.544869042507514">
            <text:p>0.5448690425</text:p>
          </table:table-cell>
          <table:table-cell office:value-type="float" office:value="0.0442285481350635">
            <text:p>0.0442285481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.128205128205128">
            <text:p>0.1282051282</text:p>
          </table:table-cell>
          <table:table-cell office:value-type="float" office:value="0.156555772994129">
            <text:p>0.156555773</text:p>
          </table:table-cell>
          <table:table-cell office:value-type="float" office:value="0.855179185076092">
            <text:p>0.8551791851</text:p>
          </table:table-cell>
          <table:table-cell office:value-type="float" office:value="0">
            <text:p>0</text:p>
          </table:table-cell>
          <table:table-cell office:value-type="float" office:value="0.769230769230769">
            <text:p>0.7692307692</text:p>
          </table:table-cell>
          <table:table-cell office:value-type="float" office:value="0.473379132674968">
            <text:p>0.4733791327</text:p>
          </table:table-cell>
          <table:table-cell office:value-type="float" office:value="0">
            <text:p>0</text:p>
          </table:table-cell>
          <table:table-cell office:value-type="float" office:value="0.625">
            <text:p>0.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04587155963303">
            <text:p>0.504587156</text:p>
          </table:table-cell>
          <table:table-cell office:value-type="float" office:value="0">
            <text:p>0</text:p>
          </table:table-cell>
          <table:table-cell office:value-type="float" office:value="0.465753424657534">
            <text:p>0.4657534247</text:p>
          </table:table-cell>
          <table:table-cell office:value-type="float" office:value="1.54114441416894">
            <text:p>1.5411444142</text:p>
          </table:table-cell>
          <table:table-cell office:value-type="float" office:value="0">
            <text:p>0</text:p>
          </table:table-cell>
          <table:table-cell office:value-type="float" office:value="0.730769230769231">
            <text:p>0.7307692308</text:p>
          </table:table-cell>
          <table:table-cell office:value-type="float" office:value="0.622584800343495">
            <text:p>0.6225848003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">
            <text:p>0</text:p>
          </table:table-cell>
          <table:table-cell office:value-type="float" office:value="0.259621656881931">
            <text:p>0.2596216569</text:p>
          </table:table-cell>
          <table:table-cell office:value-type="float" office:value="0.757175660160735">
            <text:p>0.7571756602</text:p>
          </table:table-cell>
          <table:table-cell office:value-type="float" office:value="1">
            <text:p>1</text:p>
          </table:table-cell>
          <table:table-cell office:value-type="float" office:value="0.602564102564102">
            <text:p>0.6025641026</text:p>
          </table:table-cell>
          <table:table-cell office:value-type="float" office:value="0.469944182052383">
            <text:p>0.469944182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61467889908257">
            <text:p>0.7614678899</text:p>
          </table:table-cell>
          <table:table-cell office:value-type="float" office:value="0.192307692307692">
            <text:p>0.1923076923</text:p>
          </table:table-cell>
          <table:table-cell office:value-type="float" office:value="0.574037834311807">
            <text:p>0.5740378343</text:p>
          </table:table-cell>
          <table:table-cell office:value-type="float" office:value="1.33981612446959">
            <text:p>1.339816124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616144267926148">
            <text:p>0.6161442679</text:p>
          </table:table-cell>
          <table:table-cell office:value-type="float" office:value="0.293498199605951">
            <text:p>0.2934981996</text:p>
          </table:table-cell>
          <table:table-cell office:value-type="float" office:value="0.8125">
            <text:p>0.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14678899082569">
            <text:p>0.6146788991</text:p>
          </table:table-cell>
          <table:table-cell office:value-type="float" office:value="0.0182692307692308">
            <text:p>0.0182692308</text:p>
          </table:table-cell>
          <table:table-cell office:value-type="float" office:value="0.309849967384214">
            <text:p>0.3098499674</text:p>
          </table:table-cell>
          <table:table-cell office:value-type="float" office:value="1.74905231235785">
            <text:p>1.7490523124</text:p>
          </table:table-cell>
          <table:table-cell office:value-type="float" office:value="0">
            <text:p>0</text:p>
          </table:table-cell>
          <table:table-cell office:value-type="float" office:value="0.858974358974359">
            <text:p>0.858974359</text:p>
          </table:table-cell>
          <table:table-cell office:value-type="float" office:value="0.565264061829111">
            <text:p>0.5652640618</text:p>
          </table:table-cell>
          <table:table-cell office:value-type="float" office:value="0">
            <text:p>0</text:p>
          </table:table-cell>
          <table:table-cell office:value-type="float" office:value="0.578125">
            <text:p>0.57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51376146788991">
            <text:p>0.6513761468</text:p>
          </table:table-cell>
          <table:table-cell office:value-type="float" office:value="0.0961538461538462">
            <text:p>0.0961538462</text:p>
          </table:table-cell>
          <table:table-cell office:value-type="float" office:value="0.240704500978474">
            <text:p>0.240704501</text:p>
          </table:table-cell>
          <table:table-cell office:value-type="float" office:value="0.662443916600686">
            <text:p>0.6624439166</text:p>
          </table:table-cell>
          <table:table-cell office:value-type="float" office:value="0">
            <text:p>0</text:p>
          </table:table-cell>
          <table:table-cell office:value-type="float" office:value="0.769230769230769">
            <text:p>0.7692307692</text:p>
          </table:table-cell>
          <table:table-cell office:value-type="float" office:value="0.645770717045942">
            <text:p>0.645770717</text:p>
          </table:table-cell>
          <table:table-cell office:value-type="float" office:value="0.264148379645356">
            <text:p>0.2641483796</text:p>
          </table:table-cell>
          <table:table-cell office:value-type="float" office:value="0.421875">
            <text:p>0.421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0897435897435897">
            <text:p>0.0897435897</text:p>
          </table:table-cell>
          <table:table-cell office:value-type="float" office:value="0.165035877364644">
            <text:p>0.1650358774</text:p>
          </table:table-cell>
          <table:table-cell office:value-type="float" office:value="0.402254009536194">
            <text:p>0.4022540095</text:p>
          </table:table-cell>
          <table:table-cell office:value-type="float" office:value="1">
            <text:p>1</text:p>
          </table:table-cell>
          <table:table-cell office:value-type="float" office:value="0.782051282051282">
            <text:p>0.7820512821</text:p>
          </table:table-cell>
          <table:table-cell office:value-type="float" office:value="0.444396736796909">
            <text:p>0.4443967368</text:p>
          </table:table-cell>
          <table:table-cell office:value-type="float" office:value="0.0309124261159046">
            <text:p>0.0309124261</text:p>
          </table:table-cell>
          <table:table-cell office:value-type="float" office:value="0.390625">
            <text:p>0.39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51376146788991">
            <text:p>0.6513761468</text:p>
          </table:table-cell>
          <table:table-cell office:value-type="float" office:value="0">
            <text:p>0</text:p>
          </table:table-cell>
          <table:table-cell office:value-type="float" office:value="0.281800391389433">
            <text:p>0.2818003914</text:p>
          </table:table-cell>
          <table:table-cell office:value-type="float" office:value="1.00478087649402">
            <text:p>1.0047808765</text:p>
          </table:table-cell>
          <table:table-cell office:value-type="float" office:value="0">
            <text:p>0</text:p>
          </table:table-cell>
          <table:table-cell office:value-type="float" office:value="0.602564102564102">
            <text:p>0.6025641026</text:p>
          </table:table-cell>
          <table:table-cell office:value-type="float" office:value="0.620867325032203">
            <text:p>0.620867325</text:p>
          </table:table-cell>
          <table:table-cell office:value-type="float" office:value="0.0443644269311774">
            <text:p>0.0443644269</text:p>
          </table:table-cell>
          <table:table-cell office:value-type="float" office:value="0.53125">
            <text:p>0.531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96330275229358">
            <text:p>0.5963302752</text:p>
          </table:table-cell>
          <table:table-cell office:value-type="float" office:value="0">
            <text:p>0</text:p>
          </table:table-cell>
          <table:table-cell office:value-type="float" office:value="0.122635355512068">
            <text:p>0.1226353555</text:p>
          </table:table-cell>
          <table:table-cell office:value-type="float" office:value="1.34806034482759">
            <text:p>1.3480603448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0.435379991412624">
            <text:p>0.4353799914</text:p>
          </table:table-cell>
          <table:table-cell office:value-type="float" office:value="0">
            <text:p>0</text:p>
          </table:table-cell>
          <table:table-cell office:value-type="float" office:value="0.265625">
            <text:p>0.2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0576923076923077">
            <text:p>0.0576923077</text:p>
          </table:table-cell>
          <table:table-cell office:value-type="float" office:value="0.243966079582518">
            <text:p>0.2439660796</text:p>
          </table:table-cell>
          <table:table-cell office:value-type="float" office:value="0.65979381443299">
            <text:p>0.6597938144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0.47788750536711">
            <text:p>0.4778875054</text:p>
          </table:table-cell>
          <table:table-cell office:value-type="float" office:value="0.0712684285617229">
            <text:p>0.0712684286</text:p>
          </table:table-cell>
          <table:table-cell office:value-type="float" office:value="0.3125">
            <text:p>0.3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60550458715596">
            <text:p>0.6605504587</text:p>
          </table:table-cell>
          <table:table-cell office:value-type="float" office:value="0.128205128205128">
            <text:p>0.1282051282</text:p>
          </table:table-cell>
          <table:table-cell office:value-type="float" office:value="0.328114807566862">
            <text:p>0.3281148076</text:p>
          </table:table-cell>
          <table:table-cell office:value-type="float" office:value="2.0607513988809">
            <text:p>2.0607513989</text:p>
          </table:table-cell>
          <table:table-cell office:value-type="float" office:value="1">
            <text:p>1</text:p>
          </table:table-cell>
          <table:table-cell office:value-type="float" office:value="0.730769230769231">
            <text:p>0.7307692308</text:p>
          </table:table-cell>
          <table:table-cell office:value-type="float" office:value="0.59145556032632">
            <text:p>0.5914555603</text:p>
          </table:table-cell>
          <table:table-cell office:value-type="float" office:value="0.611454582512399">
            <text:p>0.611454582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23853211009174">
            <text:p>0.623853211</text:p>
          </table:table-cell>
          <table:table-cell office:value-type="float" office:value="0.0580128205128205">
            <text:p>0.0580128205</text:p>
          </table:table-cell>
          <table:table-cell office:value-type="float" office:value="0.215916503587736">
            <text:p>0.2159165036</text:p>
          </table:table-cell>
          <table:table-cell office:value-type="float" office:value="0.405048076923077">
            <text:p>0.4050480769</text:p>
          </table:table-cell>
          <table:table-cell office:value-type="float" office:value="0">
            <text:p>0</text:p>
          </table:table-cell>
          <table:table-cell office:value-type="float" office:value="0.807692307692308">
            <text:p>0.8076923077</text:p>
          </table:table-cell>
          <table:table-cell office:value-type="float" office:value="0.420137398024903">
            <text:p>0.420137398</text:p>
          </table:table-cell>
          <table:table-cell office:value-type="float" office:value="0.169440858753991">
            <text:p>0.1694408588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5045871559633">
            <text:p>0.5504587156</text:p>
          </table:table-cell>
          <table:table-cell office:value-type="float" office:value="0">
            <text:p>0</text:p>
          </table:table-cell>
          <table:table-cell office:value-type="float" office:value="0.180691454664057">
            <text:p>0.1806914547</text:p>
          </table:table-cell>
          <table:table-cell office:value-type="float" office:value="0.517843289371606">
            <text:p>0.5178432894</text:p>
          </table:table-cell>
          <table:table-cell office:value-type="float" office:value="0">
            <text:p>0</text:p>
          </table:table-cell>
          <table:table-cell office:value-type="float" office:value="0.858974358974359">
            <text:p>0.858974359</text:p>
          </table:table-cell>
          <table:table-cell office:value-type="float" office:value="0.501717475311292">
            <text:p>0.5017174753</text:p>
          </table:table-cell>
          <table:table-cell office:value-type="float" office:value="0.00699775799986412">
            <text:p>0.006997758</text:p>
          </table:table-cell>
          <table:table-cell office:value-type="float" office:value="0.28125">
            <text:p>0.281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06422018348624">
            <text:p>0.7064220183</text:p>
          </table:table-cell>
          <table:table-cell office:value-type="float" office:value="0.17724358974359">
            <text:p>0.1772435897</text:p>
          </table:table-cell>
          <table:table-cell office:value-type="float" office:value="0.208741030658839">
            <text:p>0.2087410307</text:p>
          </table:table-cell>
          <table:table-cell office:value-type="float" office:value="4.27448071216617">
            <text:p>4.2744807122</text:p>
          </table:table-cell>
          <table:table-cell office:value-type="float" office:value="1">
            <text:p>1</text:p>
          </table:table-cell>
          <table:table-cell office:value-type="float" office:value="0.782051282051282">
            <text:p>0.7820512821</text:p>
          </table:table-cell>
          <table:table-cell office:value-type="float" office:value="0.561399742378703">
            <text:p>0.5613997424</text:p>
          </table:table-cell>
          <table:table-cell office:value-type="float" office:value="0.290712684285617">
            <text:p>0.2907126843</text:p>
          </table:table-cell>
          <table:table-cell office:value-type="float" office:value="0.65625">
            <text:p>0.65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8807339449541">
            <text:p>0.5688073394</text:p>
          </table:table-cell>
          <table:table-cell office:value-type="float" office:value="0.0512820512820513">
            <text:p>0.0512820513</text:p>
          </table:table-cell>
          <table:table-cell office:value-type="float" office:value="0.470971950424005">
            <text:p>0.4709719504</text:p>
          </table:table-cell>
          <table:table-cell office:value-type="float" office:value="2.97228464419476">
            <text:p>2.9722846442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0.676255903821383">
            <text:p>0.6762559038</text:p>
          </table:table-cell>
          <table:table-cell office:value-type="float" office:value="0">
            <text:p>0</text:p>
          </table:table-cell>
          <table:table-cell office:value-type="float" office:value="0.796875">
            <text:p>0.796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87155963302752">
            <text:p>0.5871559633</text:p>
          </table:table-cell>
          <table:table-cell office:value-type="float" office:value="0.0717948717948718">
            <text:p>0.0717948718</text:p>
          </table:table-cell>
          <table:table-cell office:value-type="float" office:value="0.184605348988911">
            <text:p>0.184605349</text:p>
          </table:table-cell>
          <table:table-cell office:value-type="float" office:value="0.919125303713988">
            <text:p>0.9191253037</text:p>
          </table:table-cell>
          <table:table-cell office:value-type="float" office:value="0">
            <text:p>0</text:p>
          </table:table-cell>
          <table:table-cell office:value-type="float" office:value="0.615384615384615">
            <text:p>0.6153846154</text:p>
          </table:table-cell>
          <table:table-cell office:value-type="float" office:value="0.514383855732074">
            <text:p>0.5143838557</text:p>
          </table:table-cell>
          <table:table-cell office:value-type="float" office:value="0.322168625585977">
            <text:p>0.3221686256</text:p>
          </table:table-cell>
          <table:table-cell office:value-type="float" office:value="0.421875">
            <text:p>0.421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79816513761468">
            <text:p>0.7798165138</text:p>
          </table:table-cell>
          <table:table-cell office:value-type="float" office:value="0.0128205128205128">
            <text:p>0.0128205128</text:p>
          </table:table-cell>
          <table:table-cell office:value-type="float" office:value="0.268101761252446">
            <text:p>0.2681017613</text:p>
          </table:table-cell>
          <table:table-cell office:value-type="float" office:value="1.05997983870968">
            <text:p>1.0599798387</text:p>
          </table:table-cell>
          <table:table-cell office:value-type="float" office:value="1">
            <text:p>1</text:p>
          </table:table-cell>
          <table:table-cell office:value-type="float" office:value="0.717948717948718">
            <text:p>0.7179487179</text:p>
          </table:table-cell>
          <table:table-cell office:value-type="float" office:value="0.710605410047231">
            <text:p>0.71060541</text:p>
          </table:table-cell>
          <table:table-cell office:value-type="float" office:value="0.0139955159997282">
            <text:p>0.013995516</text:p>
          </table:table-cell>
          <table:table-cell office:value-type="float" office:value="0.890625">
            <text:p>0.89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981651376146789">
            <text:p>0.9816513761</text:p>
          </table:table-cell>
          <table:table-cell office:value-type="float" office:value="0.0128205128205128">
            <text:p>0.0128205128</text:p>
          </table:table-cell>
          <table:table-cell office:value-type="float" office:value="0.390084801043705">
            <text:p>0.390084801</text:p>
          </table:table-cell>
          <table:table-cell office:value-type="float" office:value="1.19788519637462">
            <text:p>1.1978851964</text:p>
          </table:table-cell>
          <table:table-cell office:value-type="float" office:value="0">
            <text:p>0</text:p>
          </table:table-cell>
          <table:table-cell office:value-type="float" office:value="0.82051282051282">
            <text:p>0.8205128205</text:p>
          </table:table-cell>
          <table:table-cell office:value-type="float" office:value="0.61077715757836">
            <text:p>0.6107771576</text:p>
          </table:table-cell>
          <table:table-cell office:value-type="float" office:value="0">
            <text:p>0</text:p>
          </table:table-cell>
          <table:table-cell office:value-type="float" office:value="0.90625">
            <text:p>0.906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95412844036697">
            <text:p>0.495412844</text:p>
          </table:table-cell>
          <table:table-cell office:value-type="float" office:value="0.0961538461538462">
            <text:p>0.0961538462</text:p>
          </table:table-cell>
          <table:table-cell office:value-type="float" office:value="0.103718199608611">
            <text:p>0.1037181996</text:p>
          </table:table-cell>
          <table:table-cell office:value-type="float" office:value="0.362101759391346">
            <text:p>0.3621017594</text:p>
          </table:table-cell>
          <table:table-cell office:value-type="float" office:value="0">
            <text:p>0</text:p>
          </table:table-cell>
          <table:table-cell office:value-type="float" office:value="0.512820512820513">
            <text:p>0.5128205128</text:p>
          </table:table-cell>
          <table:table-cell office:value-type="float" office:value="0.431300987548304">
            <text:p>0.4313009875</text:p>
          </table:table-cell>
          <table:table-cell office:value-type="float" office:value="0.18099055642367">
            <text:p>0.1809905564</text:p>
          </table:table-cell>
          <table:table-cell office:value-type="float" office:value="0.859375">
            <text:p>0.859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05504587155963">
            <text:p>0.6055045872</text:p>
          </table:table-cell>
          <table:table-cell office:value-type="float" office:value="0">
            <text:p>0</text:p>
          </table:table-cell>
          <table:table-cell office:value-type="float" office:value="0.314416177429876">
            <text:p>0.3144161774</text:p>
          </table:table-cell>
          <table:table-cell office:value-type="float" office:value="1.05327868852459">
            <text:p>1.0532786885</text:p>
          </table:table-cell>
          <table:table-cell office:value-type="float" office:value="1">
            <text:p>1</text:p>
          </table:table-cell>
          <table:table-cell office:value-type="float" office:value="0.794871794871795">
            <text:p>0.7948717949</text:p>
          </table:table-cell>
          <table:table-cell office:value-type="float" office:value="0.315586088449978">
            <text:p>0.3155860884</text:p>
          </table:table-cell>
          <table:table-cell office:value-type="float" office:value="0">
            <text:p>0</text:p>
          </table:table-cell>
          <table:table-cell office:value-type="float" office:value="0.71875">
            <text:p>0.71875</text:p>
          </table:table-cell>
          <table:table-cell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eer </meta:initial-creator>
    <meta:creation-date>2013-12-06T17:36:52</meta:creation-date>
    <dc:date>2013-12-06T17:44:35</dc:date>
    <dc:creator>Sameer </dc:creator>
    <meta:editing-duration>PT1M4S</meta:editing-duration>
    <meta:editing-cycles>2</meta:editing-cycles>
    <meta:generator>LibreOffice/3.6$Linux_X86_64 LibreOffice_project/360m1$Build-2</meta:generator>
    <meta:document-statistic meta:table-count="2" meta:cell-count="12468" meta:object-count="0"/>
  </office:meta>
</office:document-meta>
</file>